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styles.xml" manifest:media-type="text/xml"/>
  <manifest:file-entry manifest:full-path="Object 17/" manifest:version="1.2" manifest:media-type="application/vnd.oasis.opendocument.graphics"/>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tyles.xml" manifest:media-type="text/xml"/>
  <manifest:file-entry manifest:full-path="Object 15/settings.xml" manifest:media-type="text/xml"/>
  <manifest:file-entry manifest:full-path="Object 15/" manifest:version="1.2" manifest:media-type="application/vnd.oasis.opendocument.graphics"/>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 manifest:version="1.2" manifest:media-type="application/vnd.oasis.opendocument.graphics"/>
  <manifest:file-entry manifest:full-path="Object 19/settings.xml" manifest:media-type="text/xml"/>
  <manifest:file-entry manifest:full-path="Object 19/styles.xml" manifest:media-type="text/xml"/>
  <manifest:file-entry manifest:full-path="Object 19/content.xml" manifest:media-type="text/xml"/>
  <manifest:file-entry manifest:full-path="Object 19/" manifest:version="1.2" manifest:media-type="application/vnd.oasis.opendocument.graphics"/>
  <manifest:file-entry manifest:full-path="settings.xml" manifest:media-type="text/xml"/>
  <manifest:file-entry manifest:full-path="Object 3/content.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graphics"/>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graphics"/>
  <manifest:file-entry manifest:full-path="Object 11/settings.xml" manifest:media-type="text/xml"/>
  <manifest:file-entry manifest:full-path="Object 11/Configurations2/" manifest:media-type="application/vnd.sun.xml.ui.configuration"/>
  <manifest:file-entry manifest:full-path="Object 11/styles.xml" manifest:media-type="text/xml"/>
  <manifest:file-entry manifest:full-path="Object 11/content.xml" manifest:media-type="text/xml"/>
  <manifest:file-entry manifest:full-path="Object 11/"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graphics"/>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graphics"/>
  <manifest:file-entry manifest:full-path="Object 20/settings.xml" manifest:media-type="text/xml"/>
  <manifest:file-entry manifest:full-path="Object 20/styles.xml" manifest:media-type="text/xml"/>
  <manifest:file-entry manifest:full-path="Object 20/content.xml" manifest:media-type="text/xml"/>
  <manifest:file-entry manifest:full-path="Object 20/" manifest:version="1.2" manifest:media-type="application/vnd.oasis.opendocument.graphics"/>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 manifest:version="1.2" manifest:media-type="application/vnd.oasis.opendocument.graphics"/>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styles.xml" manifest:media-type="text/xml"/>
  <manifest:file-entry manifest:full-path="Object 8/" manifest:version="1.2" manifest:media-type="application/vnd.oasis.opendocument.graphics"/>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graphics"/>
  <manifest:file-entry manifest:full-path="Object 14/styles.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graphics"/>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svg:font-family="'Droid Sans'" style:font-adornments="Regular" style:font-pitch="variable"/>
    <style:font-face style:name="Source Serif Pro" svg:font-family="'Source Serif Pro'" style:font-adornments="Regular"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fo:margin-top="0cm" fo:margin-bottom="0.4cm" table:align="margins" style:writing-mode="page"/>
    </style:style>
    <style:style style:name="Table1.A" style:family="table-column">
      <style:table-column-properties style:column-width="1.706cm" style:rel-column-width="6575*"/>
    </style:style>
    <style:style style:name="Table1.B" style:family="table-column">
      <style:table-column-properties style:column-width="4.203cm" style:rel-column-width="16203*"/>
    </style:style>
    <style:style style:name="Table1.C" style:family="table-column">
      <style:table-column-properties style:column-width="11.091cm" style:rel-column-width="4275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none"/>
    </style:style>
    <style:style style:name="Table2" style:family="table">
      <style:table-properties style:width="17cm" fo:margin-top="0cm" fo:margin-bottom="0.4cm" table:align="margins" style:writing-mode="page"/>
    </style:style>
    <style:style style:name="Table2.A" style:family="table-column">
      <style:table-column-properties style:column-width="2.205cm" style:rel-column-width="8499*"/>
    </style:style>
    <style:style style:name="Table2.B" style:family="table-column">
      <style:table-column-properties style:column-width="14.796cm" style:rel-column-width="57036*"/>
    </style:style>
    <style:style style:name="Table2.A1" style:family="table-cell">
      <style:table-cell-properties fo:background-color="#666666" fo:padding="0.101cm" fo:border-left="0.05pt solid #000000" fo:border-right="none" fo:border-top="0.05pt solid #000000" fo:border-bottom="0.05pt solid #000000">
        <style:background-image/>
      </style:table-cell-properties>
    </style:style>
    <style:style style:name="Table2.B1" style:family="table-cell">
      <style:table-cell-properties fo:background-color="#666666" fo:padding="0.101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3" style:family="table">
      <style:table-properties style:width="17cm" fo:margin-top="0cm" fo:margin-bottom="0.4cm" table:align="margins" style:writing-mode="page"/>
    </style:style>
    <style:style style:name="Table3.A" style:family="table-column">
      <style:table-column-properties style:column-width="0.706cm" style:rel-column-width="2719*"/>
    </style:style>
    <style:style style:name="Table3.B" style:family="table-column">
      <style:table-column-properties style:column-width="0.711cm" style:rel-column-width="2740*"/>
    </style:style>
    <style:style style:name="Table3.C" style:family="table-column">
      <style:table-column-properties style:column-width="0.788cm" style:rel-column-width="3039*"/>
    </style:style>
    <style:style style:name="Table3.E" style:family="table-column">
      <style:table-column-properties style:column-width="4.704cm" style:rel-column-width="18134*"/>
    </style:style>
    <style:style style:name="Table3.F" style:family="table-column">
      <style:table-column-properties style:column-width="4.674cm" style:rel-column-width="18019*"/>
    </style:style>
    <style:style style:name="Table3.G" style:family="table-column">
      <style:table-column-properties style:column-width="4.711cm" style:rel-column-width="18165*"/>
    </style:style>
    <style:style style:name="Table3.A1" style:family="table-cell">
      <style:table-cell-properties style:vertical-align="middle" fo:padding="0.097cm" fo:border-left="0.05pt solid #ff3333" fo:border-right="none" fo:border-top="0.05pt solid #ff3333" fo:border-bottom="0.05pt solid #ff3333"/>
    </style:style>
    <style:style style:name="Table3.C1" style:family="table-cell">
      <style:table-cell-properties style:vertical-align="middle" fo:padding="0.097cm" fo:border="0.05pt solid #ff3333"/>
    </style:style>
    <style:style style:name="Table3.A2" style:family="table-cell">
      <style:table-cell-properties style:vertical-align="middle" fo:padding="0.097cm" fo:border-left="0.05pt solid #ff3333" fo:border-right="none" fo:border-top="none" fo:border-bottom="0.05pt solid #ff3333"/>
    </style:style>
    <style:style style:name="Table3.G2" style:family="table-cell">
      <style:table-cell-properties style:vertical-align="middle" fo:padding="0.097cm" fo:border-left="0.05pt solid #ff3333" fo:border-right="0.05pt solid #ff3333" fo:border-top="none" fo:border-bottom="0.05pt solid #ff3333"/>
    </style:style>
    <style:style style:name="Table4" style:family="table">
      <style:table-properties style:width="15.392cm" table:align="margins" style:writing-mode="page"/>
    </style:style>
    <style:style style:name="Table4.A" style:family="table-column">
      <style:table-column-properties style:column-width="0.711cm" style:rel-column-width="3027*"/>
    </style:style>
    <style:style style:name="Table4.C" style:family="table-column">
      <style:table-column-properties style:column-width="4.65cm" style:rel-column-width="19799*"/>
    </style:style>
    <style:style style:name="Table4.E" style:family="table-column">
      <style:table-column-properties style:column-width="4.669cm" style:rel-column-width="19883*"/>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E1" style:family="table-cell">
      <style:table-cell-properties fo:background-color="#999999" fo:padding="0.097cm" fo:border="0.05pt solid #000000">
        <style:background-image/>
      </style:table-cell-properties>
    </style:style>
    <style:style style:name="Table5" style:family="table">
      <style:table-properties style:width="17cm" fo:margin-top="0cm" fo:margin-bottom="0.4cm" table:align="margins" style:writing-mode="page"/>
    </style:style>
    <style:style style:name="Table5.A" style:family="table-column">
      <style:table-column-properties style:column-width="0.704cm" style:rel-column-width="2713*"/>
    </style:style>
    <style:style style:name="Table5.B" style:family="table-column">
      <style:table-column-properties style:column-width="0.711cm" style:rel-column-width="2740*"/>
    </style:style>
    <style:style style:name="Table5.C" style:family="table-column">
      <style:table-column-properties style:column-width="0.788cm" style:rel-column-width="3039*"/>
    </style:style>
    <style:style style:name="Table5.D" style:family="table-column">
      <style:table-column-properties style:column-width="0.706cm" style:rel-column-width="2719*"/>
    </style:style>
    <style:style style:name="Table5.E" style:family="table-column">
      <style:table-column-properties style:column-width="2.882cm" style:rel-column-width="11110*"/>
    </style:style>
    <style:style style:name="Table5.F" style:family="table-column">
      <style:table-column-properties style:column-width="5.821cm" style:rel-column-width="22438*"/>
    </style:style>
    <style:style style:name="Table5.G" style:family="table-column">
      <style:table-column-properties style:column-width="5.389cm" style:rel-column-width="20776*"/>
    </style:style>
    <style:style style:name="Table5.A1" style:family="table-cell">
      <style:table-cell-properties style:vertical-align="middle" fo:padding="0.097cm" fo:border-left="0.05pt solid #ff3333" fo:border-right="none" fo:border-top="0.05pt solid #ff3333" fo:border-bottom="0.05pt solid #ff3333"/>
    </style:style>
    <style:style style:name="Table5.C1" style:family="table-cell">
      <style:table-cell-properties style:vertical-align="middle" fo:padding="0.097cm" fo:border="0.05pt solid #ff3333"/>
    </style:style>
    <style:style style:name="Table5.A2" style:family="table-cell">
      <style:table-cell-properties style:vertical-align="middle" fo:padding="0.097cm" fo:border-left="0.05pt solid #ff3333" fo:border-right="none" fo:border-top="none" fo:border-bottom="0.05pt solid #ff3333"/>
    </style:style>
    <style:style style:name="Table5.G2" style:family="table-cell">
      <style:table-cell-properties style:vertical-align="middle" fo:padding="0.097cm" fo:border-left="0.05pt solid #ff3333" fo:border-right="0.05pt solid #ff3333" fo:border-top="none" fo:border-bottom="0.05pt solid #ff3333"/>
    </style:style>
    <style:style style:name="Table6" style:family="table">
      <style:table-properties style:width="15.393cm" table:align="margins" style:writing-mode="page"/>
    </style:style>
    <style:style style:name="Table6.A" style:family="table-column">
      <style:table-column-properties style:column-width="0.711cm" style:rel-column-width="3026*"/>
    </style:style>
    <style:style style:name="Table6.C" style:family="table-column">
      <style:table-column-properties style:column-width="2.87cm" style:rel-column-width="12219*"/>
    </style:style>
    <style:style style:name="Table6.D" style:family="table-column">
      <style:table-column-properties style:column-width="5.821cm" style:rel-column-width="24784*"/>
    </style:style>
    <style:style style:name="Table6.E" style:family="table-column">
      <style:table-column-properties style:column-width="5.281cm" style:rel-column-width="22480*"/>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E1" style:family="table-cell">
      <style:table-cell-properties fo:background-color="#999999" fo:padding="0.097cm" fo:border="0.05pt solid #000000">
        <style:background-image/>
      </style:table-cell-properties>
    </style:style>
    <style:style style:name="Table7" style:family="table">
      <style:table-properties style:width="17cm" fo:margin-top="0cm" fo:margin-bottom="0.4cm" table:align="margins" style:writing-mode="page"/>
    </style:style>
    <style:style style:name="Table7.A" style:family="table-column">
      <style:table-column-properties style:column-width="0.704cm" style:rel-column-width="2713*"/>
    </style:style>
    <style:style style:name="Table7.B" style:family="table-column">
      <style:table-column-properties style:column-width="0.711cm" style:rel-column-width="2740*"/>
    </style:style>
    <style:style style:name="Table7.C" style:family="table-column">
      <style:table-column-properties style:column-width="0.788cm" style:rel-column-width="3039*"/>
    </style:style>
    <style:style style:name="Table7.D" style:family="table-column">
      <style:table-column-properties style:column-width="0.706cm" style:rel-column-width="2719*"/>
    </style:style>
    <style:style style:name="Table7.E" style:family="table-column">
      <style:table-column-properties style:column-width="1.501cm" style:rel-column-width="5786*"/>
    </style:style>
    <style:style style:name="Table7.F" style:family="table-column">
      <style:table-column-properties style:column-width="4.38cm" style:rel-column-width="16883*"/>
    </style:style>
    <style:style style:name="Table7.G" style:family="table-column">
      <style:table-column-properties style:column-width="4.205cm" style:rel-column-width="16210*"/>
    </style:style>
    <style:style style:name="Table7.H" style:family="table-column">
      <style:table-column-properties style:column-width="4.006cm" style:rel-column-width="15445*"/>
    </style:style>
    <style:style style:name="Table7.A1" style:family="table-cell">
      <style:table-cell-properties style:vertical-align="middle" fo:padding="0.097cm" fo:border-left="0.05pt solid #ff3333" fo:border-right="none" fo:border-top="0.05pt solid #ff3333" fo:border-bottom="0.05pt solid #ff3333"/>
    </style:style>
    <style:style style:name="Table7.C1" style:family="table-cell">
      <style:table-cell-properties style:vertical-align="middle" fo:padding="0.097cm" fo:border="0.05pt solid #ff3333"/>
    </style:style>
    <style:style style:name="Table7.A2" style:family="table-cell">
      <style:table-cell-properties style:vertical-align="middle" fo:padding="0.097cm" fo:border-left="0.05pt solid #ff3333" fo:border-right="none" fo:border-top="none" fo:border-bottom="0.05pt solid #ff3333"/>
    </style:style>
    <style:style style:name="Table7.H2" style:family="table-cell">
      <style:table-cell-properties style:vertical-align="middle" fo:padding="0.097cm" fo:border-left="0.05pt solid #ff3333" fo:border-right="0.05pt solid #ff3333" fo:border-top="none" fo:border-bottom="0.05pt solid #ff3333"/>
    </style:style>
    <style:style style:name="Table8" style:family="table">
      <style:table-properties style:width="15.393cm" table:align="margins" style:writing-mode="page"/>
    </style:style>
    <style:style style:name="Table8.A" style:family="table-column">
      <style:table-column-properties style:column-width="0.711cm" style:rel-column-width="3026*"/>
    </style:style>
    <style:style style:name="Table8.C" style:family="table-column">
      <style:table-column-properties style:column-width="1.489cm" style:rel-column-width="6338*"/>
    </style:style>
    <style:style style:name="Table8.D" style:family="table-column">
      <style:table-column-properties style:column-width="4.38cm" style:rel-column-width="18648*"/>
    </style:style>
    <style:style style:name="Table8.E" style:family="table-column">
      <style:table-column-properties style:column-width="4.205cm" style:rel-column-width="17904*"/>
    </style:style>
    <style:style style:name="Table8.F" style:family="table-column">
      <style:table-column-properties style:column-width="3.898cm" style:rel-column-width="16593*"/>
    </style:style>
    <style:style style:name="Table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8.F1" style:family="table-cell">
      <style:table-cell-properties fo:background-color="#999999" fo:padding="0.097cm" fo:border="0.05pt solid #000000">
        <style:background-image/>
      </style:table-cell-properties>
    </style:style>
    <style:style style:name="Table9" style:family="table">
      <style:table-properties style:width="17cm" fo:margin-top="0cm" fo:margin-bottom="0.4cm" table:align="margins" style:writing-mode="page"/>
    </style:style>
    <style:style style:name="Table9.A" style:family="table-column">
      <style:table-column-properties style:column-width="0.702cm" style:rel-column-width="2706*"/>
    </style:style>
    <style:style style:name="Table9.B" style:family="table-column">
      <style:table-column-properties style:column-width="0.711cm" style:rel-column-width="2740*"/>
    </style:style>
    <style:style style:name="Table9.C" style:family="table-column">
      <style:table-column-properties style:column-width="0.788cm" style:rel-column-width="3039*"/>
    </style:style>
    <style:style style:name="Table9.D" style:family="table-column">
      <style:table-column-properties style:column-width="0.706cm" style:rel-column-width="2719*"/>
    </style:style>
    <style:style style:name="Table9.E" style:family="table-column">
      <style:table-column-properties style:column-width="4.09cm" style:rel-column-width="15768*"/>
    </style:style>
    <style:style style:name="Table9.F" style:family="table-column">
      <style:table-column-properties style:column-width="10.003cm" style:rel-column-width="38563*"/>
    </style:style>
    <style:style style:name="Table9.A1" style:family="table-cell">
      <style:table-cell-properties style:vertical-align="middle" fo:padding="0.097cm" fo:border-left="0.05pt solid #ff3333" fo:border-right="none" fo:border-top="0.05pt solid #ff3333" fo:border-bottom="0.05pt solid #ff3333"/>
    </style:style>
    <style:style style:name="Table9.C1" style:family="table-cell">
      <style:table-cell-properties style:vertical-align="middle" fo:padding="0.097cm" fo:border="0.05pt solid #ff3333"/>
    </style:style>
    <style:style style:name="Table9.A2" style:family="table-cell">
      <style:table-cell-properties style:vertical-align="middle" fo:padding="0.097cm" fo:border-left="0.05pt solid #ff3333" fo:border-right="none" fo:border-top="none" fo:border-bottom="0.05pt solid #ff3333"/>
    </style:style>
    <style:style style:name="Table9.F2" style:family="table-cell">
      <style:table-cell-properties style:vertical-align="middle" fo:padding="0.097cm" fo:border-left="0.05pt solid #ff3333" fo:border-right="0.05pt solid #ff3333" fo:border-top="none" fo:border-bottom="0.05pt solid #ff3333"/>
    </style:style>
    <style:style style:name="Table10" style:family="table">
      <style:table-properties style:width="15.395cm" table:align="margins" style:writing-mode="page"/>
    </style:style>
    <style:style style:name="Table10.A" style:family="table-column">
      <style:table-column-properties style:column-width="0.709cm" style:rel-column-width="3018*"/>
    </style:style>
    <style:style style:name="Table10.B" style:family="table-column">
      <style:table-column-properties style:column-width="0.711cm" style:rel-column-width="3026*"/>
    </style:style>
    <style:style style:name="Table10.C" style:family="table-column">
      <style:table-column-properties style:column-width="4.078cm" style:rel-column-width="17361*"/>
    </style:style>
    <style:style style:name="Table10.D" style:family="table-column">
      <style:table-column-properties style:column-width="9.897cm" style:rel-column-width="42130*"/>
    </style:style>
    <style:style style:name="Tab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0.D1" style:family="table-cell">
      <style:table-cell-properties fo:background-color="#999999" fo:padding="0.097cm" fo:border="0.05pt solid #000000">
        <style:background-image/>
      </style:table-cell-properties>
    </style:style>
    <style:style style:name="Table11" style:family="table">
      <style:table-properties style:width="16.988cm" fo:margin-top="0cm" fo:margin-bottom="0.4cm" table:align="left" style:writing-mode="page"/>
    </style:style>
    <style:style style:name="Table11.A" style:family="table-column">
      <style:table-column-properties style:column-width="0.702cm"/>
    </style:style>
    <style:style style:name="Table11.B" style:family="table-column">
      <style:table-column-properties style:column-width="0.711cm"/>
    </style:style>
    <style:style style:name="Table11.C" style:family="table-column">
      <style:table-column-properties style:column-width="0.788cm"/>
    </style:style>
    <style:style style:name="Table11.D" style:family="table-column">
      <style:table-column-properties style:column-width="0.706cm"/>
    </style:style>
    <style:style style:name="Table11.E" style:family="table-column">
      <style:table-column-properties style:column-width="1.501cm"/>
    </style:style>
    <style:style style:name="Table11.F" style:family="table-column">
      <style:table-column-properties style:column-width="3.588cm"/>
    </style:style>
    <style:style style:name="Table11.G" style:family="table-column">
      <style:table-column-properties style:column-width="2.491cm"/>
    </style:style>
    <style:style style:name="Table11.H" style:family="table-column">
      <style:table-column-properties style:column-width="2.506cm"/>
    </style:style>
    <style:style style:name="Table11.I" style:family="table-column">
      <style:table-column-properties style:column-width="2.004cm"/>
    </style:style>
    <style:style style:name="Table11.J" style:family="table-column">
      <style:table-column-properties style:column-width="1.991cm"/>
    </style:style>
    <style:style style:name="Table11.A1" style:family="table-cell">
      <style:table-cell-properties style:vertical-align="middle" fo:padding="0.097cm" fo:border-left="0.05pt solid #ff3333" fo:border-right="none" fo:border-top="0.05pt solid #ff3333" fo:border-bottom="0.05pt solid #ff3333"/>
    </style:style>
    <style:style style:name="Table11.C1" style:family="table-cell">
      <style:table-cell-properties style:vertical-align="middle" fo:padding="0.097cm" fo:border="0.05pt solid #ff3333"/>
    </style:style>
    <style:style style:name="Table11.A2" style:family="table-cell">
      <style:table-cell-properties style:vertical-align="middle" fo:padding="0.097cm" fo:border-left="0.05pt solid #ff3333" fo:border-right="none" fo:border-top="none" fo:border-bottom="0.05pt solid #ff3333"/>
    </style:style>
    <style:style style:name="Table11.J2" style:family="table-cell">
      <style:table-cell-properties style:vertical-align="middle" fo:padding="0.097cm" fo:border-left="0.05pt solid #ff3333" fo:border-right="0.05pt solid #ff3333" fo:border-top="none" fo:border-bottom="0.05pt solid #ff3333"/>
    </style:style>
    <style:style style:name="Table12" style:family="table">
      <style:table-properties style:width="15.381cm" table:align="margins" style:writing-mode="page"/>
    </style:style>
    <style:style style:name="Table12.A" style:family="table-column">
      <style:table-column-properties style:column-width="0.709cm" style:rel-column-width="3018*"/>
    </style:style>
    <style:style style:name="Table12.B" style:family="table-column">
      <style:table-column-properties style:column-width="0.711cm" style:rel-column-width="3026*"/>
    </style:style>
    <style:style style:name="Table12.C" style:family="table-column">
      <style:table-column-properties style:column-width="1.487cm" style:rel-column-width="6337*"/>
    </style:style>
    <style:style style:name="Table12.D" style:family="table-column">
      <style:table-column-properties style:column-width="3.59cm" style:rel-column-width="15296*"/>
    </style:style>
    <style:style style:name="Table12.E" style:family="table-column">
      <style:table-column-properties style:column-width="2.489cm" style:rel-column-width="10603*"/>
    </style:style>
    <style:style style:name="Table12.F" style:family="table-column">
      <style:table-column-properties style:column-width="2.501cm" style:rel-column-width="10655*"/>
    </style:style>
    <style:style style:name="Table12.G" style:family="table-column">
      <style:table-column-properties style:column-width="1.947cm" style:rel-column-width="8297*"/>
    </style:style>
    <style:style style:name="Table12.H" style:family="table-column">
      <style:table-column-properties style:column-width="1.949cm" style:rel-column-width="8303*"/>
    </style:style>
    <style:style style:name="Table1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12.H1" style:family="table-cell">
      <style:table-cell-properties style:vertical-align="middle" fo:background-color="#999999" fo:padding="0.097cm" fo:border="0.05pt solid #000000">
        <style:background-image/>
      </style:table-cell-properties>
    </style:style>
    <style:style style:name="Table13" style:family="table">
      <style:table-properties style:width="16.988cm" fo:margin-top="0cm" fo:margin-bottom="0.4cm" table:align="left" style:writing-mode="page"/>
    </style:style>
    <style:style style:name="Table13.A" style:family="table-column">
      <style:table-column-properties style:column-width="0.702cm"/>
    </style:style>
    <style:style style:name="Table13.B" style:family="table-column">
      <style:table-column-properties style:column-width="0.711cm"/>
    </style:style>
    <style:style style:name="Table13.C" style:family="table-column">
      <style:table-column-properties style:column-width="0.788cm"/>
    </style:style>
    <style:style style:name="Table13.D" style:family="table-column">
      <style:table-column-properties style:column-width="0.706cm"/>
    </style:style>
    <style:style style:name="Table13.E" style:family="table-column">
      <style:table-column-properties style:column-width="1.501cm"/>
    </style:style>
    <style:style style:name="Table13.F" style:family="table-column">
      <style:table-column-properties style:column-width="2.785cm"/>
    </style:style>
    <style:style style:name="Table13.G" style:family="table-column">
      <style:table-column-properties style:column-width="2.713cm"/>
    </style:style>
    <style:style style:name="Table13.H" style:family="table-column">
      <style:table-column-properties style:column-width="2.905cm"/>
    </style:style>
    <style:style style:name="Table13.I" style:family="table-column">
      <style:table-column-properties style:column-width="1.688cm"/>
    </style:style>
    <style:style style:name="Table13.J" style:family="table-column">
      <style:table-column-properties style:column-width="2.489cm"/>
    </style:style>
    <style:style style:name="Table13.A1" style:family="table-cell">
      <style:table-cell-properties style:vertical-align="middle" fo:padding="0.097cm" fo:border-left="0.05pt solid #ff3333" fo:border-right="none" fo:border-top="0.05pt solid #ff3333" fo:border-bottom="0.05pt solid #ff3333"/>
    </style:style>
    <style:style style:name="Table13.C1" style:family="table-cell">
      <style:table-cell-properties style:vertical-align="middle" fo:padding="0.097cm" fo:border="0.05pt solid #ff3333"/>
    </style:style>
    <style:style style:name="Table13.A2" style:family="table-cell">
      <style:table-cell-properties style:vertical-align="middle" fo:padding="0.097cm" fo:border-left="0.05pt solid #ff3333" fo:border-right="none" fo:border-top="none" fo:border-bottom="0.05pt solid #ff3333"/>
    </style:style>
    <style:style style:name="Table13.J2" style:family="table-cell">
      <style:table-cell-properties style:vertical-align="middle" fo:padding="0.097cm" fo:border-left="0.05pt solid #ff3333" fo:border-right="0.05pt solid #ff3333" fo:border-top="none" fo:border-bottom="0.05pt solid #ff3333"/>
    </style:style>
    <style:style style:name="Table14" style:family="table">
      <style:table-properties style:width="15.381cm" table:align="margins" style:writing-mode="page"/>
    </style:style>
    <style:style style:name="Table14.A" style:family="table-column">
      <style:table-column-properties style:column-width="0.707cm" style:rel-column-width="3013*"/>
    </style:style>
    <style:style style:name="Table14.B" style:family="table-column">
      <style:table-column-properties style:column-width="0.711cm" style:rel-column-width="3028*"/>
    </style:style>
    <style:style style:name="Table14.C" style:family="table-column">
      <style:table-column-properties style:column-width="1.487cm" style:rel-column-width="6335*"/>
    </style:style>
    <style:style style:name="Table14.D" style:family="table-column">
      <style:table-column-properties style:column-width="2.794cm" style:rel-column-width="11904*"/>
    </style:style>
    <style:style style:name="Table14.E" style:family="table-column">
      <style:table-column-properties style:column-width="2.713cm" style:rel-column-width="11558*"/>
    </style:style>
    <style:style style:name="Table14.F" style:family="table-column">
      <style:table-column-properties style:column-width="2.877cm" style:rel-column-width="12257*"/>
    </style:style>
    <style:style style:name="Table14.G" style:family="table-column">
      <style:table-column-properties style:column-width="1.716cm" style:rel-column-width="7312*"/>
    </style:style>
    <style:style style:name="Table14.H" style:family="table-column">
      <style:table-column-properties style:column-width="2.378cm" style:rel-column-width="10128*"/>
    </style:style>
    <style:style style:name="Table1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14.H1" style:family="table-cell">
      <style:table-cell-properties style:vertical-align="middle" fo:background-color="#999999" fo:padding="0.097cm" fo:border="0.05pt solid #000000">
        <style:background-image/>
      </style:table-cell-properties>
    </style:style>
    <style:style style:name="Table15" style:family="table">
      <style:table-properties style:width="16.988cm" fo:margin-top="0cm" fo:margin-bottom="0.4cm" table:align="left" style:writing-mode="page"/>
    </style:style>
    <style:style style:name="Table15.A" style:family="table-column">
      <style:table-column-properties style:column-width="0.702cm"/>
    </style:style>
    <style:style style:name="Table15.B" style:family="table-column">
      <style:table-column-properties style:column-width="0.711cm"/>
    </style:style>
    <style:style style:name="Table15.C" style:family="table-column">
      <style:table-column-properties style:column-width="0.788cm"/>
    </style:style>
    <style:style style:name="Table15.D" style:family="table-column">
      <style:table-column-properties style:column-width="0.706cm"/>
    </style:style>
    <style:style style:name="Table15.E" style:family="table-column">
      <style:table-column-properties style:column-width="1.501cm"/>
    </style:style>
    <style:style style:name="Table15.F" style:family="table-column">
      <style:table-column-properties style:column-width="2.785cm"/>
    </style:style>
    <style:style style:name="Table15.G" style:family="table-column">
      <style:table-column-properties style:column-width="2.713cm"/>
    </style:style>
    <style:style style:name="Table15.H" style:family="table-column">
      <style:table-column-properties style:column-width="2.406cm"/>
    </style:style>
    <style:style style:name="Table15.I" style:family="table-column">
      <style:table-column-properties style:column-width="2.187cm"/>
    </style:style>
    <style:style style:name="Table15.J" style:family="table-column">
      <style:table-column-properties style:column-width="2.489cm"/>
    </style:style>
    <style:style style:name="Table15.A1" style:family="table-cell">
      <style:table-cell-properties style:vertical-align="middle" fo:padding-left="0.101cm" fo:padding-right="0cm" fo:padding-top="0.101cm" fo:padding-bottom="0.101cm" fo:border-left="0.05pt solid #ff3333" fo:border-right="none" fo:border-top="0.05pt solid #ff3333" fo:border-bottom="0.05pt solid #ff3333"/>
    </style:style>
    <style:style style:name="Table15.A2" style:family="table-cell">
      <style:table-cell-properties style:vertical-align="middle" fo:padding-left="0.101cm" fo:padding-right="0cm" fo:padding-top="0.101cm" fo:padding-bottom="0.101cm" fo:border-left="0.05pt solid #ff3333" fo:border-right="none" fo:border-top="none" fo:border-bottom="0.05pt solid #ff3333"/>
    </style:style>
    <style:style style:name="Table16" style:family="table">
      <style:table-properties style:width="15.475cm" table:align="margins" style:writing-mode="page"/>
    </style:style>
    <style:style style:name="Table16.A" style:family="table-column">
      <style:table-column-properties style:column-width="0.711cm" style:rel-column-width="3013*"/>
    </style:style>
    <style:style style:name="Table16.B" style:family="table-column">
      <style:table-column-properties style:column-width="0.714cm" style:rel-column-width="3028*"/>
    </style:style>
    <style:style style:name="Table16.C" style:family="table-column">
      <style:table-column-properties style:column-width="1.496cm" style:rel-column-width="6335*"/>
    </style:style>
    <style:style style:name="Table16.D" style:family="table-column">
      <style:table-column-properties style:column-width="2.812cm" style:rel-column-width="11904*"/>
    </style:style>
    <style:style style:name="Table16.E" style:family="table-column">
      <style:table-column-properties style:column-width="2.729cm" style:rel-column-width="11558*"/>
    </style:style>
    <style:style style:name="Table16.F" style:family="table-column">
      <style:table-column-properties style:column-width="2.394cm" style:rel-column-width="10138*"/>
    </style:style>
    <style:style style:name="Table16.G" style:family="table-column">
      <style:table-column-properties style:column-width="2.228cm" style:rel-column-width="9431*"/>
    </style:style>
    <style:style style:name="Table16.H" style:family="table-column">
      <style:table-column-properties style:column-width="2.392cm" style:rel-column-width="10128*"/>
    </style:style>
    <style:style style:name="Table16.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16.H1" style:family="table-cell">
      <style:table-cell-properties style:vertical-align="middle" fo:background-color="#999999" fo:padding="0.097cm" fo:border="0.05pt solid #000000">
        <style:background-image/>
      </style:table-cell-properties>
    </style:style>
    <style:style style:name="Table17" style:family="table">
      <style:table-properties style:width="16.988cm" fo:margin-top="0cm" fo:margin-bottom="0.4cm" table:align="left" style:writing-mode="page"/>
    </style:style>
    <style:style style:name="Table17.A" style:family="table-column">
      <style:table-column-properties style:column-width="2.988cm"/>
    </style:style>
    <style:style style:name="Table17.B" style:family="table-column">
      <style:table-column-properties style:column-width="3.099cm"/>
    </style:style>
    <style:style style:name="Table17.C" style:family="table-column">
      <style:table-column-properties style:column-width="3.21cm"/>
    </style:style>
    <style:style style:name="Table17.D" style:family="table-column">
      <style:table-column-properties style:column-width="3.097cm"/>
    </style:style>
    <style:style style:name="Table17.E" style:family="table-column">
      <style:table-column-properties style:column-width="1.91cm"/>
    </style:style>
    <style:style style:name="Table17.F" style:family="table-column">
      <style:table-column-properties style:column-width="2.683cm"/>
    </style:style>
    <style:style style:name="Table17.A1" style:family="table-cell">
      <style:table-cell-properties style:vertical-align="middle" fo:padding-left="0cm" fo:padding-right="0.101cm" fo:padding-top="0.101cm" fo:padding-bottom="0.101cm" fo:border-left="none" fo:border-right="0.05pt solid #ff3333" fo:border-top="0.05pt solid #ff3333" fo:border-bottom="0.05pt solid #ff3333"/>
    </style:style>
    <style:style style:name="Table17.A2" style:family="table-cell">
      <style:table-cell-properties style:vertical-align="middle" fo:padding-left="0cm" fo:padding-right="0.101cm" fo:padding-top="0.101cm" fo:padding-bottom="0.101cm" fo:border-left="none" fo:border-right="none" fo:border-top="none" fo:border-bottom="0.05pt solid #ff3333"/>
    </style:style>
    <style:style style:name="Table17.B2" style:family="table-cell">
      <style:table-cell-properties style:vertical-align="middle" fo:padding-left="0cm" fo:padding-right="0.101cm" fo:padding-top="0.101cm" fo:padding-bottom="0.101cm" fo:border-left="0.05pt solid #ff3333" fo:border-right="none" fo:border-top="none" fo:border-bottom="0.05pt solid #ff3333"/>
    </style:style>
    <style:style style:name="Table17.F2" style:family="table-cell">
      <style:table-cell-properties style:vertical-align="middle" fo:padding-left="0cm" fo:padding-right="0.101cm" fo:padding-top="0.101cm" fo:padding-bottom="0.101cm" fo:border-left="0.05pt solid #ff3333" fo:border-right="0.05pt solid #ff3333" fo:border-top="none" fo:border-bottom="0.05pt solid #ff3333"/>
    </style:style>
    <style:style style:name="Table18" style:family="table">
      <style:table-properties style:width="16.879cm" table:align="left" style:writing-mode="page"/>
    </style:style>
    <style:style style:name="Table18.A" style:family="table-column">
      <style:table-column-properties style:column-width="2.988cm"/>
    </style:style>
    <style:style style:name="Table18.B" style:family="table-column">
      <style:table-column-properties style:column-width="3.099cm"/>
    </style:style>
    <style:style style:name="Table18.C" style:family="table-column">
      <style:table-column-properties style:column-width="3.127cm"/>
    </style:style>
    <style:style style:name="Table18.D" style:family="table-column">
      <style:table-column-properties style:column-width="3.177cm"/>
    </style:style>
    <style:style style:name="Table18.E" style:family="table-column">
      <style:table-column-properties style:column-width="1.886cm"/>
    </style:style>
    <style:style style:name="Table18.F" style:family="table-column">
      <style:table-column-properties style:column-width="2.602cm"/>
    </style:style>
    <style:style style:name="Table18.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18.F1" style:family="table-cell">
      <style:table-cell-properties style:vertical-align="middle" fo:background-color="#999999" fo:padding="0.097cm" fo:border="0.05pt solid #000000">
        <style:background-image/>
      </style:table-cell-properties>
    </style:style>
    <style:style style:name="Table19" style:family="table">
      <style:table-properties style:width="16.988cm" fo:margin-top="0cm" fo:margin-bottom="0.4cm" table:align="left" style:writing-mode="page"/>
    </style:style>
    <style:style style:name="Table19.A" style:family="table-column">
      <style:table-column-properties style:column-width="0.702cm"/>
    </style:style>
    <style:style style:name="Table19.B" style:family="table-column">
      <style:table-column-properties style:column-width="0.711cm"/>
    </style:style>
    <style:style style:name="Table19.C" style:family="table-column">
      <style:table-column-properties style:column-width="0.788cm"/>
    </style:style>
    <style:style style:name="Table19.D" style:family="table-column">
      <style:table-column-properties style:column-width="0.706cm"/>
    </style:style>
    <style:style style:name="Table19.E" style:family="table-column">
      <style:table-column-properties style:column-width="1.501cm"/>
    </style:style>
    <style:style style:name="Table19.F" style:family="table-column">
      <style:table-column-properties style:column-width="3.201cm"/>
    </style:style>
    <style:style style:name="Table19.G" style:family="table-column">
      <style:table-column-properties style:column-width="3.182cm"/>
    </style:style>
    <style:style style:name="Table19.H" style:family="table-column">
      <style:table-column-properties style:column-width="6.197cm"/>
    </style:style>
    <style:style style:name="Table19.A1" style:family="table-cell">
      <style:table-cell-properties style:vertical-align="middle" fo:padding="0.097cm" fo:border-left="0.05pt solid #ff3333" fo:border-right="none" fo:border-top="0.05pt solid #ff3333" fo:border-bottom="0.05pt solid #ff3333"/>
    </style:style>
    <style:style style:name="Table19.C1" style:family="table-cell">
      <style:table-cell-properties style:vertical-align="middle" fo:padding="0.097cm" fo:border="0.05pt solid #ff3333"/>
    </style:style>
    <style:style style:name="Table19.A2" style:family="table-cell">
      <style:table-cell-properties style:vertical-align="middle" fo:padding="0.097cm" fo:border-left="0.05pt solid #ff3333" fo:border-right="none" fo:border-top="none" fo:border-bottom="0.05pt solid #ff3333"/>
    </style:style>
    <style:style style:name="Table19.H2" style:family="table-cell">
      <style:table-cell-properties style:vertical-align="middle" fo:padding="0.097cm" fo:border-left="0.05pt solid #ff3333" fo:border-right="0.05pt solid #ff3333" fo:border-top="none" fo:border-bottom="0.05pt solid #ff3333"/>
    </style:style>
    <style:style style:name="Table20" style:family="table">
      <style:table-properties style:width="15.381cm" table:align="margins" style:writing-mode="page"/>
    </style:style>
    <style:style style:name="Table20.A" style:family="table-column">
      <style:table-column-properties style:column-width="0.709cm" style:rel-column-width="3018*"/>
    </style:style>
    <style:style style:name="Table20.B" style:family="table-column">
      <style:table-column-properties style:column-width="0.711cm" style:rel-column-width="3026*"/>
    </style:style>
    <style:style style:name="Table20.C" style:family="table-column">
      <style:table-column-properties style:column-width="1.487cm" style:rel-column-width="6337*"/>
    </style:style>
    <style:style style:name="Table20.D" style:family="table-column">
      <style:table-column-properties style:column-width="3.177cm" style:rel-column-width="13532*"/>
    </style:style>
    <style:style style:name="Table20.E" style:family="table-column">
      <style:table-column-properties style:column-width="3.209cm" style:rel-column-width="13667*"/>
    </style:style>
    <style:style style:name="Table20.F" style:family="table-column">
      <style:table-column-properties style:column-width="6.092cm" style:rel-column-width="25955*"/>
    </style:style>
    <style:style style:name="Table2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0.F1" style:family="table-cell">
      <style:table-cell-properties fo:background-color="#999999" fo:padding="0.097cm" fo:border="0.05pt solid #000000">
        <style:background-image/>
      </style:table-cell-properties>
    </style:style>
    <style:style style:name="Table21" style:family="table">
      <style:table-properties style:width="16.988cm" fo:margin-top="0cm" fo:margin-bottom="0.4cm" table:align="left" style:writing-mode="page"/>
    </style:style>
    <style:style style:name="Table21.A" style:family="table-column">
      <style:table-column-properties style:column-width="0.702cm"/>
    </style:style>
    <style:style style:name="Table21.B" style:family="table-column">
      <style:table-column-properties style:column-width="0.711cm"/>
    </style:style>
    <style:style style:name="Table21.C" style:family="table-column">
      <style:table-column-properties style:column-width="0.788cm"/>
    </style:style>
    <style:style style:name="Table21.D" style:family="table-column">
      <style:table-column-properties style:column-width="0.706cm"/>
    </style:style>
    <style:style style:name="Table21.E" style:family="table-column">
      <style:table-column-properties style:column-width="1.298cm"/>
    </style:style>
    <style:style style:name="Table21.F" style:family="table-column">
      <style:table-column-properties style:column-width="2.988cm"/>
    </style:style>
    <style:style style:name="Table21.G" style:family="table-column">
      <style:table-column-properties style:column-width="3.21cm"/>
    </style:style>
    <style:style style:name="Table21.H" style:family="table-column">
      <style:table-column-properties style:column-width="4.51cm"/>
    </style:style>
    <style:style style:name="Table21.I" style:family="table-column">
      <style:table-column-properties style:column-width="2.074cm"/>
    </style:style>
    <style:style style:name="Table21.A1" style:family="table-cell">
      <style:table-cell-properties style:vertical-align="middle" fo:padding="0.097cm" fo:border-left="0.05pt solid #ff3333" fo:border-right="none" fo:border-top="0.05pt solid #ff3333" fo:border-bottom="0.05pt solid #ff3333"/>
    </style:style>
    <style:style style:name="Table21.C1" style:family="table-cell">
      <style:table-cell-properties style:vertical-align="middle" fo:padding="0.097cm" fo:border="0.05pt solid #ff3333"/>
    </style:style>
    <style:style style:name="Table21.A2" style:family="table-cell">
      <style:table-cell-properties style:vertical-align="middle" fo:padding="0.097cm" fo:border-left="0.05pt solid #ff3333" fo:border-right="none" fo:border-top="none" fo:border-bottom="0.05pt solid #ff3333"/>
    </style:style>
    <style:style style:name="Table21.I2" style:family="table-cell">
      <style:table-cell-properties style:vertical-align="middle" fo:padding="0.097cm" fo:border-left="0.05pt solid #ff3333" fo:border-right="0.05pt solid #ff3333" fo:border-top="none" fo:border-bottom="0.05pt solid #ff3333"/>
    </style:style>
    <style:style style:name="Table22" style:family="table">
      <style:table-properties style:width="15.381cm" table:align="margins" style:writing-mode="page"/>
    </style:style>
    <style:style style:name="Table22.A" style:family="table-column">
      <style:table-column-properties style:column-width="0.707cm" style:rel-column-width="3013*"/>
    </style:style>
    <style:style style:name="Table22.B" style:family="table-column">
      <style:table-column-properties style:column-width="0.711cm" style:rel-column-width="3028*"/>
    </style:style>
    <style:style style:name="Table22.C" style:family="table-column">
      <style:table-column-properties style:column-width="1.293cm" style:rel-column-width="5508*"/>
    </style:style>
    <style:style style:name="Table22.D" style:family="table-column">
      <style:table-column-properties style:column-width="2.988cm" style:rel-column-width="12731*"/>
    </style:style>
    <style:style style:name="Table22.E" style:family="table-column">
      <style:table-column-properties style:column-width="3.21cm" style:rel-column-width="13678*"/>
    </style:style>
    <style:style style:name="Table22.F" style:family="table-column">
      <style:table-column-properties style:column-width="4.482cm" style:rel-column-width="19096*"/>
    </style:style>
    <style:style style:name="Table22.G" style:family="table-column">
      <style:table-column-properties style:column-width="1.99cm" style:rel-column-width="8481*"/>
    </style:style>
    <style:style style:name="Table22.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22.G1" style:family="table-cell">
      <style:table-cell-properties style:vertical-align="middle" fo:background-color="#999999" fo:padding="0.097cm" fo:border="0.05pt solid #000000">
        <style:background-image/>
      </style:table-cell-properties>
    </style:style>
    <style:style style:name="Table23" style:family="table">
      <style:table-properties style:width="16.988cm" fo:margin-top="0cm" fo:margin-bottom="0.4cm" table:align="left" style:writing-mode="page"/>
    </style:style>
    <style:style style:name="Table23.A" style:family="table-column">
      <style:table-column-properties style:column-width="0.702cm"/>
    </style:style>
    <style:style style:name="Table23.B" style:family="table-column">
      <style:table-column-properties style:column-width="0.711cm"/>
    </style:style>
    <style:style style:name="Table23.C" style:family="table-column">
      <style:table-column-properties style:column-width="0.788cm"/>
    </style:style>
    <style:style style:name="Table23.D" style:family="table-column">
      <style:table-column-properties style:column-width="0.706cm"/>
    </style:style>
    <style:style style:name="Table23.E" style:family="table-column">
      <style:table-column-properties style:column-width="1.501cm"/>
    </style:style>
    <style:style style:name="Table23.F" style:family="table-column">
      <style:table-column-properties style:column-width="2.785cm"/>
    </style:style>
    <style:style style:name="Table23.G" style:family="table-column">
      <style:table-column-properties style:column-width="2.713cm"/>
    </style:style>
    <style:style style:name="Table23.H" style:family="table-column">
      <style:table-column-properties style:column-width="2.905cm"/>
    </style:style>
    <style:style style:name="Table23.I" style:family="table-column">
      <style:table-column-properties style:column-width="1.688cm"/>
    </style:style>
    <style:style style:name="Table23.J" style:family="table-column">
      <style:table-column-properties style:column-width="2.489cm"/>
    </style:style>
    <style:style style:name="Table23.A1" style:family="table-cell">
      <style:table-cell-properties style:vertical-align="middle" fo:padding="0.097cm" fo:border-left="0.05pt solid #ff3333" fo:border-right="none" fo:border-top="0.05pt solid #ff3333" fo:border-bottom="0.05pt solid #ff3333"/>
    </style:style>
    <style:style style:name="Table23.C1" style:family="table-cell">
      <style:table-cell-properties style:vertical-align="middle" fo:padding="0.097cm" fo:border="0.05pt solid #ff3333"/>
    </style:style>
    <style:style style:name="Table23.A2" style:family="table-cell">
      <style:table-cell-properties style:vertical-align="middle" fo:padding="0.097cm" fo:border-left="0.05pt solid #ff3333" fo:border-right="none" fo:border-top="none" fo:border-bottom="0.05pt solid #ff3333"/>
    </style:style>
    <style:style style:name="Table23.J2" style:family="table-cell">
      <style:table-cell-properties style:vertical-align="middle" fo:padding="0.097cm" fo:border-left="0.05pt solid #ff3333" fo:border-right="0.05pt solid #ff3333" fo:border-top="none" fo:border-bottom="0.05pt solid #ff3333"/>
    </style:style>
    <style:style style:name="Table24" style:family="table">
      <style:table-properties style:width="15.381cm" table:align="margins" style:writing-mode="page"/>
    </style:style>
    <style:style style:name="Table24.A" style:family="table-column">
      <style:table-column-properties style:column-width="0.707cm" style:rel-column-width="3013*"/>
    </style:style>
    <style:style style:name="Table24.B" style:family="table-column">
      <style:table-column-properties style:column-width="0.711cm" style:rel-column-width="3028*"/>
    </style:style>
    <style:style style:name="Table24.C" style:family="table-column">
      <style:table-column-properties style:column-width="1.487cm" style:rel-column-width="6335*"/>
    </style:style>
    <style:style style:name="Table24.D" style:family="table-column">
      <style:table-column-properties style:column-width="2.794cm" style:rel-column-width="11904*"/>
    </style:style>
    <style:style style:name="Table24.E" style:family="table-column">
      <style:table-column-properties style:column-width="2.713cm" style:rel-column-width="11558*"/>
    </style:style>
    <style:style style:name="Table24.F" style:family="table-column">
      <style:table-column-properties style:column-width="2.877cm" style:rel-column-width="12257*"/>
    </style:style>
    <style:style style:name="Table24.G" style:family="table-column">
      <style:table-column-properties style:column-width="1.716cm" style:rel-column-width="7312*"/>
    </style:style>
    <style:style style:name="Table24.H" style:family="table-column">
      <style:table-column-properties style:column-width="2.378cm" style:rel-column-width="10128*"/>
    </style:style>
    <style:style style:name="Table2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le24.H1" style:family="table-cell">
      <style:table-cell-properties style:vertical-align="middle" fo:background-color="#999999" fo:padding="0.097cm" fo:border="0.05pt solid #000000">
        <style:background-image/>
      </style:table-cell-properties>
    </style:style>
    <style:style style:name="Table25" style:family="table">
      <style:table-properties style:width="17cm" table:align="margins" style:writing-mode="page"/>
    </style:style>
    <style:style style:name="Table25.A" style:family="table-column">
      <style:table-column-properties style:column-width="1.087cm" style:rel-column-width="4188*"/>
    </style:style>
    <style:style style:name="Table25.B" style:family="table-column">
      <style:table-column-properties style:column-width="0.723cm" style:rel-column-width="2787*"/>
    </style:style>
    <style:style style:name="Table25.D" style:family="table-column">
      <style:table-column-properties style:column-width="1.505cm" style:rel-column-width="5800*"/>
    </style:style>
    <style:style style:name="Table25.E" style:family="table-column">
      <style:table-column-properties style:column-width="1.002cm" style:rel-column-width="3862*"/>
    </style:style>
    <style:style style:name="Table25.F" style:family="table-column">
      <style:table-column-properties style:column-width="1.393cm" style:rel-column-width="5371*"/>
    </style:style>
    <style:style style:name="Table25.G" style:family="table-column">
      <style:table-column-properties style:column-width="1.81cm" style:rel-column-width="6976*"/>
    </style:style>
    <style:style style:name="Table25.H" style:family="table-column">
      <style:table-column-properties style:column-width="1.782cm" style:rel-column-width="6867*"/>
    </style:style>
    <style:style style:name="Table25.I" style:family="table-column">
      <style:table-column-properties style:column-width="1.311cm" style:rel-column-width="5052*"/>
    </style:style>
    <style:style style:name="Table25.J" style:family="table-column">
      <style:table-column-properties style:column-width="1.113cm" style:rel-column-width="4290*"/>
    </style:style>
    <style:style style:name="Table25.M" style:family="table-column">
      <style:table-column-properties style:column-width="1.6cm" style:rel-column-width="6166*"/>
    </style:style>
    <style:style style:name="Table25.A1" style:family="table-cell">
      <style:table-cell-properties style:vertical-align="middle" fo:padding="0.097cm" fo:border-left="0.05pt solid #000000" fo:border-right="none" fo:border-top="0.05pt solid #000000" fo:border-bottom="0.05pt solid #000000"/>
    </style:style>
    <style:style style:name="Table25.M1" style:family="table-cell">
      <style:table-cell-properties style:vertical-align="middle" fo:padding="0.097cm" fo:border="0.05pt solid #000000"/>
    </style:style>
    <style:style style:name="Table25.A2" style:family="table-cell">
      <style:table-cell-properties style:vertical-align="middle" fo:padding="0.097cm" fo:border-left="0.05pt solid #000000" fo:border-right="none" fo:border-top="none" fo:border-bottom="0.05pt solid #000000"/>
    </style:style>
    <style:style style:name="Table25.M2" style:family="table-cell">
      <style:table-cell-properties style:vertical-align="middle" fo:padding="0.097cm" fo:border-left="0.05pt solid #000000" fo:border-right="0.05pt solid #000000" fo:border-top="none" fo:border-bottom="0.05pt solid #000000"/>
    </style:style>
    <style:style style:name="Table26" style:family="table">
      <style:table-properties style:width="17cm" table:align="margins" style:writing-mode="page"/>
    </style:style>
    <style:style style:name="Table26.A" style:family="table-column">
      <style:table-column-properties style:column-width="2.833cm" style:rel-column-width="10922*"/>
    </style:style>
    <style:style style:name="Table26.F" style:family="table-column">
      <style:table-column-properties style:column-width="2.835cm" style:rel-column-width="10925*"/>
    </style:style>
    <style:style style:name="Table26.A1" style:family="table-cell">
      <style:table-cell-properties fo:padding="0.097cm" fo:border-left="0.05pt solid #000000" fo:border-right="none" fo:border-top="0.05pt solid #000000" fo:border-bottom="0.05pt solid #000000"/>
    </style:style>
    <style:style style:name="Table26.F1" style:family="table-cell">
      <style:table-cell-properties fo:padding="0.097cm" fo:border="0.05pt solid #000000"/>
    </style:style>
    <style:style style:name="P1" style:family="paragraph" style:parent-style-name="Text_20_body">
      <style:paragraph-properties fo:orphans="2" fo:widows="2" style:writing-mode="page"/>
      <style:text-properties fo:language="en" fo:country="US" officeooo:rsid="00069d14" officeooo:paragraph-rsid="00069d14"/>
    </style:style>
    <style:style style:name="P2" style:family="paragraph" style:parent-style-name="Text_20_body">
      <style:paragraph-properties fo:orphans="2" fo:widows="2" style:writing-mode="page"/>
      <style:text-properties officeooo:rsid="00069d14" officeooo:paragraph-rsid="00069d14"/>
    </style:style>
    <style:style style:name="P3" style:family="paragraph" style:parent-style-name="Text_20_body">
      <style:paragraph-properties fo:orphans="2" fo:widows="2" style:writing-mode="page"/>
      <style:text-properties officeooo:rsid="0022f603" officeooo:paragraph-rsid="0022f603"/>
    </style:style>
    <style:style style:name="P4" style:family="paragraph" style:parent-style-name="Text_20_body">
      <style:paragraph-properties fo:orphans="2" fo:widows="2" style:writing-mode="page"/>
      <style:text-properties officeooo:rsid="0024ea4e" officeooo:paragraph-rsid="0024ea4e"/>
    </style:style>
    <style:style style:name="P5" style:family="paragraph" style:parent-style-name="Text_20_body">
      <style:paragraph-properties fo:orphans="2" fo:widows="2" style:writing-mode="page"/>
      <style:text-properties officeooo:rsid="002a4b9b" officeooo:paragraph-rsid="002a4b9b"/>
    </style:style>
    <style:style style:name="P6" style:family="paragraph" style:parent-style-name="Text_20_body">
      <style:paragraph-properties fo:orphans="2" fo:widows="2" style:writing-mode="page"/>
      <style:text-properties officeooo:rsid="002ad988" officeooo:paragraph-rsid="002ad988"/>
    </style:style>
    <style:style style:name="P7" style:family="paragraph" style:parent-style-name="Text_20_body">
      <style:paragraph-properties fo:orphans="2" fo:widows="2" style:writing-mode="page"/>
      <style:text-properties officeooo:rsid="0033a833" officeooo:paragraph-rsid="0033a833"/>
    </style:style>
    <style:style style:name="P8" style:family="paragraph" style:parent-style-name="Text_20_body">
      <style:paragraph-properties fo:orphans="2" fo:widows="2" style:writing-mode="page"/>
      <style:text-properties officeooo:rsid="0033a833" officeooo:paragraph-rsid="00350535"/>
    </style:style>
    <style:style style:name="P9" style:family="paragraph" style:parent-style-name="Text_20_body">
      <style:paragraph-properties fo:orphans="2" fo:widows="2" style:writing-mode="page"/>
      <style:text-properties officeooo:rsid="0038fb6e" officeooo:paragraph-rsid="0038fb6e"/>
    </style:style>
    <style:style style:name="P10" style:family="paragraph" style:parent-style-name="Text_20_body">
      <style:paragraph-properties fo:text-align="justify" style:justify-single-word="false" fo:orphans="2" fo:widows="2" style:writing-mode="page"/>
      <style:text-properties officeooo:rsid="0038fb6e" officeooo:paragraph-rsid="003aa694"/>
    </style:style>
    <style:style style:name="P11" style:family="paragraph" style:parent-style-name="Text_20_body">
      <style:paragraph-properties fo:text-align="justify" style:justify-single-word="false" fo:orphans="2" fo:widows="2" style:writing-mode="page"/>
      <style:text-properties officeooo:rsid="003aa694" officeooo:paragraph-rsid="003c37f0"/>
    </style:style>
    <style:style style:name="P12" style:family="paragraph" style:parent-style-name="Text_20_body">
      <style:paragraph-properties fo:orphans="2" fo:widows="2" style:writing-mode="page"/>
      <style:text-properties officeooo:rsid="003d97a2" officeooo:paragraph-rsid="003d97a2"/>
    </style:style>
    <style:style style:name="P13" style:family="paragraph" style:parent-style-name="Text_20_body">
      <style:paragraph-properties fo:orphans="2" fo:widows="2" style:writing-mode="page"/>
      <style:text-properties officeooo:rsid="003d97a2" officeooo:paragraph-rsid="012eb36a"/>
    </style:style>
    <style:style style:name="P14" style:family="paragraph" style:parent-style-name="Text_20_body">
      <style:paragraph-properties fo:orphans="2" fo:widows="2" style:writing-mode="page"/>
      <style:text-properties officeooo:rsid="0042ffb6" officeooo:paragraph-rsid="0042ffb6"/>
    </style:style>
    <style:style style:name="P15" style:family="paragraph" style:parent-style-name="Text_20_body">
      <style:paragraph-properties fo:orphans="2" fo:widows="2" style:writing-mode="page"/>
      <style:text-properties officeooo:rsid="0044bf8d" officeooo:paragraph-rsid="0044bf8d"/>
    </style:style>
    <style:style style:name="P16" style:family="paragraph" style:parent-style-name="Text_20_body">
      <style:paragraph-properties fo:orphans="2" fo:widows="2" style:writing-mode="page"/>
      <style:text-properties officeooo:rsid="0044c7f7" officeooo:paragraph-rsid="0044c7f7"/>
    </style:style>
    <style:style style:name="P17" style:family="paragraph" style:parent-style-name="Text_20_body">
      <style:paragraph-properties fo:orphans="2" fo:widows="2" style:writing-mode="page"/>
      <style:text-properties officeooo:rsid="004c69b1" officeooo:paragraph-rsid="004c69b1"/>
    </style:style>
    <style:style style:name="P18" style:family="paragraph" style:parent-style-name="Text_20_body">
      <style:paragraph-properties fo:orphans="2" fo:widows="2" style:writing-mode="page"/>
      <style:text-properties officeooo:rsid="004f0a78" officeooo:paragraph-rsid="004f0a78"/>
    </style:style>
    <style:style style:name="P19" style:family="paragraph" style:parent-style-name="Text_20_body">
      <style:paragraph-properties fo:orphans="2" fo:widows="2" style:writing-mode="page"/>
      <style:text-properties officeooo:rsid="00558bda" officeooo:paragraph-rsid="00558bda"/>
    </style:style>
    <style:style style:name="P20" style:family="paragraph" style:parent-style-name="Text_20_body">
      <style:paragraph-properties fo:orphans="2" fo:widows="2" style:writing-mode="page"/>
      <style:text-properties officeooo:rsid="005ee37a" officeooo:paragraph-rsid="005ee37a"/>
    </style:style>
    <style:style style:name="P21" style:family="paragraph" style:parent-style-name="Text_20_body">
      <style:paragraph-properties fo:orphans="2" fo:widows="2" style:writing-mode="page"/>
      <style:text-properties officeooo:rsid="005fcdaa" officeooo:paragraph-rsid="005fcdaa"/>
    </style:style>
    <style:style style:name="P22" style:family="paragraph" style:parent-style-name="Text_20_body">
      <style:paragraph-properties fo:orphans="2" fo:widows="2" style:writing-mode="page"/>
      <style:text-properties officeooo:rsid="0066a502" officeooo:paragraph-rsid="0066a502"/>
    </style:style>
    <style:style style:name="P23" style:family="paragraph" style:parent-style-name="Text_20_body">
      <style:paragraph-properties fo:orphans="2" fo:widows="2" style:writing-mode="page"/>
      <style:text-properties officeooo:rsid="006710af" officeooo:paragraph-rsid="006710af"/>
    </style:style>
    <style:style style:name="P24" style:family="paragraph" style:parent-style-name="Text_20_body">
      <style:paragraph-properties fo:orphans="2" fo:widows="2" style:writing-mode="page"/>
      <style:text-properties officeooo:rsid="006b02f1" officeooo:paragraph-rsid="006b02f1"/>
    </style:style>
    <style:style style:name="P25" style:family="paragraph" style:parent-style-name="Text_20_body">
      <style:paragraph-properties fo:orphans="2" fo:widows="2" style:writing-mode="page"/>
      <style:text-properties fo:font-weight="bold" officeooo:rsid="006d293a" officeooo:paragraph-rsid="006d293a" style:font-weight-asian="bold" style:font-weight-complex="bold"/>
    </style:style>
    <style:style style:name="P26" style:family="paragraph" style:parent-style-name="Text_20_body">
      <style:paragraph-properties fo:orphans="2" fo:widows="2" style:writing-mode="page"/>
      <style:text-properties officeooo:rsid="0074d8da" officeooo:paragraph-rsid="0074d8da"/>
    </style:style>
    <style:style style:name="P27" style:family="paragraph" style:parent-style-name="Text_20_body">
      <style:paragraph-properties fo:orphans="2" fo:widows="2" style:writing-mode="page"/>
      <style:text-properties officeooo:rsid="007737a6" officeooo:paragraph-rsid="007737a6"/>
    </style:style>
    <style:style style:name="P28" style:family="paragraph" style:parent-style-name="Text_20_body">
      <style:paragraph-properties fo:orphans="2" fo:widows="2" style:writing-mode="page"/>
      <style:text-properties fo:font-style="normal" officeooo:rsid="00800253" officeooo:paragraph-rsid="007f55ec" style:font-style-asian="normal" style:font-style-complex="normal"/>
    </style:style>
    <style:style style:name="P29" style:family="paragraph" style:parent-style-name="Text_20_body">
      <style:paragraph-properties fo:orphans="2" fo:widows="2" style:writing-mode="page"/>
      <style:text-properties officeooo:rsid="00683a6d" officeooo:paragraph-rsid="00683a6d"/>
    </style:style>
    <style:style style:name="P30" style:family="paragraph" style:parent-style-name="Text_20_body">
      <style:paragraph-properties fo:orphans="2" fo:widows="2" style:writing-mode="page"/>
      <style:text-properties officeooo:rsid="006986ed" officeooo:paragraph-rsid="006986ed"/>
    </style:style>
    <style:style style:name="P31" style:family="paragraph" style:parent-style-name="Text_20_body">
      <loext:graphic-properties draw:fill-image-width="0cm" draw:fill-image-height="0cm"/>
      <style:paragraph-properties fo:orphans="2" fo:widows="2" style:writing-mode="page">
        <style:tab-stops/>
      </style:paragraph-properties>
      <style:text-properties officeooo:rsid="009e7e04" officeooo:paragraph-rsid="009e7e04"/>
    </style:style>
    <style:style style:name="P32" style:family="paragraph" style:parent-style-name="Text_20_body">
      <loext:graphic-properties draw:fill-image-width="0cm" draw:fill-image-height="0cm"/>
      <style:paragraph-properties fo:orphans="2" fo:widows="2" style:writing-mode="page">
        <style:tab-stops/>
      </style:paragraph-properties>
      <style:text-properties officeooo:rsid="009fb20b" officeooo:paragraph-rsid="009fb20b"/>
    </style:style>
    <style:style style:name="P33"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9191b8" officeooo:paragraph-rsid="009191b8"/>
    </style:style>
    <style:style style:name="P34"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9191b8" officeooo:paragraph-rsid="00a18a88"/>
    </style:style>
    <style:style style:name="P35"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a18a88"/>
    </style:style>
    <style:style style:name="P36"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a1916c"/>
    </style:style>
    <style:style style:name="P37"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a428f8"/>
    </style:style>
    <style:style style:name="P38"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ad799a"/>
    </style:style>
    <style:style style:name="P39"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b2cfec"/>
    </style:style>
    <style:style style:name="P40"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ba53f0"/>
    </style:style>
    <style:style style:name="P41"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bf3c9c"/>
    </style:style>
    <style:style style:name="P42"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bf3e43"/>
    </style:style>
    <style:style style:name="P43"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8a88" officeooo:paragraph-rsid="00c18094"/>
    </style:style>
    <style:style style:name="P44"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916c" officeooo:paragraph-rsid="00a1916c"/>
    </style:style>
    <style:style style:name="P45"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1916c" officeooo:paragraph-rsid="00a428f8"/>
    </style:style>
    <style:style style:name="P46"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5ae8c" officeooo:paragraph-rsid="00a5ae8c"/>
    </style:style>
    <style:style style:name="P47"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d799a" officeooo:paragraph-rsid="00ad799a"/>
    </style:style>
    <style:style style:name="P48"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d799a" officeooo:paragraph-rsid="00ba53f0"/>
    </style:style>
    <style:style style:name="P49"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af4ebd" officeooo:paragraph-rsid="00af4ebd"/>
    </style:style>
    <style:style style:name="P50"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2cfec" officeooo:paragraph-rsid="00b2cfec"/>
    </style:style>
    <style:style style:name="P51"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2cfec" officeooo:paragraph-rsid="00ba88b6"/>
    </style:style>
    <style:style style:name="P52"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2cfec" officeooo:paragraph-rsid="00bf3e43"/>
    </style:style>
    <style:style style:name="P53"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2cfec" officeooo:paragraph-rsid="00c18094"/>
    </style:style>
    <style:style style:name="P54"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a53f0" officeooo:paragraph-rsid="00ba53f0"/>
    </style:style>
    <style:style style:name="P55"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a88b6" officeooo:paragraph-rsid="00ba88b6"/>
    </style:style>
    <style:style style:name="P56"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f3c9c" officeooo:paragraph-rsid="00bf3c9c"/>
    </style:style>
    <style:style style:name="P57"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bf3e43" officeooo:paragraph-rsid="00bf3e43"/>
    </style:style>
    <style:style style:name="P58"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officeooo:rsid="00c18094" officeooo:paragraph-rsid="00c18094"/>
    </style:style>
    <style:style style:name="P59"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style:text-position="0% 100%" officeooo:rsid="00ba53f0" officeooo:paragraph-rsid="00ba53f0"/>
    </style:style>
    <style:style style:name="P60"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style:text-position="0% 100%" officeooo:rsid="00ba88b6" officeooo:paragraph-rsid="00ba88b6"/>
    </style:style>
    <style:style style:name="P61"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style:text-position="0% 100%" officeooo:rsid="00bf3e43" officeooo:paragraph-rsid="00bf3e43"/>
    </style:style>
    <style:style style:name="P62" style:family="paragraph" style:parent-style-name="Table_20_Contents">
      <loext:graphic-properties draw:fill="solid" draw:fill-color="#999999" draw:fill-image-width="0cm" draw:fill-image-height="0cm"/>
      <style:paragraph-properties fo:text-align="center" style:justify-single-word="false" fo:background-color="#999999" style:writing-mode="page"/>
      <style:text-properties style:text-position="0% 100%" officeooo:rsid="00c18094" officeooo:paragraph-rsid="00c18094"/>
    </style:style>
    <style:style style:name="P63" style:family="paragraph" style:parent-style-name="Text_20_body">
      <style:paragraph-properties fo:margin-left="0cm" fo:margin-right="0cm" fo:margin-top="0cm" fo:margin-bottom="0cm" loext:contextual-spacing="false" fo:text-indent="0cm" style:auto-text-indent="false"/>
    </style:style>
    <style:style style:name="P64" style:family="paragraph" style:parent-style-name="Text_20_body">
      <style:text-properties officeooo:rsid="00882e9d" officeooo:paragraph-rsid="00882e9d"/>
    </style:style>
    <style:style style:name="P65" style:family="paragraph" style:parent-style-name="Text_20_body">
      <style:text-properties officeooo:rsid="008c0620" officeooo:paragraph-rsid="008c0620"/>
    </style:style>
    <style:style style:name="P66" style:family="paragraph" style:parent-style-name="Text_20_body">
      <style:text-properties officeooo:rsid="008c0620" officeooo:paragraph-rsid="008eea34"/>
    </style:style>
    <style:style style:name="P67" style:family="paragraph" style:parent-style-name="Text_20_body">
      <style:text-properties officeooo:rsid="008d4e5b" officeooo:paragraph-rsid="008d4e5b"/>
    </style:style>
    <style:style style:name="P68" style:family="paragraph" style:parent-style-name="Text_20_body">
      <style:text-properties officeooo:rsid="008eea34" officeooo:paragraph-rsid="008eea34"/>
    </style:style>
    <style:style style:name="P69" style:family="paragraph" style:parent-style-name="Text_20_body">
      <style:text-properties officeooo:rsid="008f2bbd" officeooo:paragraph-rsid="008f2bbd"/>
    </style:style>
    <style:style style:name="P70" style:family="paragraph" style:parent-style-name="Text_20_body">
      <style:text-properties officeooo:rsid="00936520" officeooo:paragraph-rsid="00936520"/>
    </style:style>
    <style:style style:name="P71" style:family="paragraph" style:parent-style-name="Text_20_body">
      <style:text-properties fo:font-style="normal" officeooo:rsid="008f2bbd" officeooo:paragraph-rsid="008f2bbd" style:font-style-asian="normal" style:font-style-complex="normal"/>
    </style:style>
    <style:style style:name="P72" style:family="paragraph" style:parent-style-name="Text_20_body">
      <style:text-properties fo:font-style="normal" officeooo:rsid="00909588" officeooo:paragraph-rsid="00909588" style:font-style-asian="normal" style:font-style-complex="normal"/>
    </style:style>
    <style:style style:name="P73" style:family="paragraph" style:parent-style-name="Text_20_body">
      <style:text-properties fo:font-style="normal" officeooo:rsid="00958a6e" officeooo:paragraph-rsid="00958a6e" style:font-style-asian="normal" style:font-style-complex="normal"/>
    </style:style>
    <style:style style:name="P74" style:family="paragraph" style:parent-style-name="Text_20_body">
      <style:text-properties fo:font-style="normal" officeooo:rsid="00c34dcd" officeooo:paragraph-rsid="00c34dcd" style:font-style-asian="normal" style:font-style-complex="normal"/>
    </style:style>
    <style:style style:name="P75" style:family="paragraph" style:parent-style-name="Text_20_body">
      <style:text-properties fo:font-style="normal" officeooo:rsid="00d0ea03" officeooo:paragraph-rsid="00d0ea03" style:font-style-asian="normal" style:font-style-complex="normal"/>
    </style:style>
    <style:style style:name="P76" style:family="paragraph" style:parent-style-name="Text_20_body">
      <style:text-properties fo:font-style="normal" officeooo:rsid="00d37849" officeooo:paragraph-rsid="00d37849" style:font-style-asian="normal" style:font-style-complex="normal"/>
    </style:style>
    <style:style style:name="P77" style:family="paragraph" style:parent-style-name="Text_20_body">
      <style:text-properties fo:font-style="normal" officeooo:rsid="00dfcec7" officeooo:paragraph-rsid="00dfcec7" style:font-style-asian="normal" style:font-style-complex="normal"/>
    </style:style>
    <style:style style:name="P78" style:family="paragraph" style:parent-style-name="Text_20_body">
      <style:text-properties fo:font-style="normal" officeooo:rsid="00e38c18" officeooo:paragraph-rsid="00e38c18" style:font-style-asian="normal" style:font-style-complex="normal"/>
    </style:style>
    <style:style style:name="P79" style:family="paragraph" style:parent-style-name="Text_20_body">
      <style:text-properties fo:font-style="normal" officeooo:rsid="013d7c67" officeooo:paragraph-rsid="013d7c67" style:font-style-asian="normal" style:font-style-complex="normal"/>
    </style:style>
    <style:style style:name="P80" style:family="paragraph" style:parent-style-name="Text_20_body">
      <style:text-properties officeooo:rsid="00998e8c" officeooo:paragraph-rsid="00998e8c"/>
    </style:style>
    <style:style style:name="P81" style:family="paragraph" style:parent-style-name="Text_20_body">
      <style:text-properties officeooo:rsid="009a5c45" officeooo:paragraph-rsid="009a5c45"/>
    </style:style>
    <style:style style:name="P82" style:family="paragraph" style:parent-style-name="Text_20_body">
      <style:text-properties officeooo:rsid="00a1916c" officeooo:paragraph-rsid="00a1916c"/>
    </style:style>
    <style:style style:name="P83" style:family="paragraph" style:parent-style-name="Text_20_body">
      <style:text-properties officeooo:rsid="00a428f8" officeooo:paragraph-rsid="00a428f8"/>
    </style:style>
    <style:style style:name="P84" style:family="paragraph" style:parent-style-name="Text_20_body">
      <style:text-properties officeooo:paragraph-rsid="00a7acc6"/>
    </style:style>
    <style:style style:name="P85" style:family="paragraph" style:parent-style-name="Text_20_body">
      <style:text-properties officeooo:rsid="00a7af2d" officeooo:paragraph-rsid="00a7af2d"/>
    </style:style>
    <style:style style:name="P86" style:family="paragraph" style:parent-style-name="Text_20_body">
      <style:text-properties officeooo:rsid="00aa5063" officeooo:paragraph-rsid="00aa5063"/>
    </style:style>
    <style:style style:name="P87" style:family="paragraph" style:parent-style-name="Text_20_body">
      <style:text-properties officeooo:rsid="00ab9038" officeooo:paragraph-rsid="00ab9038"/>
    </style:style>
    <style:style style:name="P88" style:family="paragraph" style:parent-style-name="Text_20_body">
      <style:text-properties officeooo:rsid="00ad799a" officeooo:paragraph-rsid="00ad799a"/>
    </style:style>
    <style:style style:name="P89" style:family="paragraph" style:parent-style-name="Text_20_body">
      <style:text-properties officeooo:rsid="00b2cfec" officeooo:paragraph-rsid="00b2cfec"/>
    </style:style>
    <style:style style:name="P90" style:family="paragraph" style:parent-style-name="Text_20_body">
      <style:text-properties officeooo:rsid="00b42e57" officeooo:paragraph-rsid="00b42e57"/>
    </style:style>
    <style:style style:name="P91" style:family="paragraph" style:parent-style-name="Text_20_body">
      <style:text-properties officeooo:rsid="00b42e57" officeooo:paragraph-rsid="00b51d5a"/>
    </style:style>
    <style:style style:name="P92" style:family="paragraph" style:parent-style-name="Text_20_body">
      <style:text-properties officeooo:rsid="00b51d5a" officeooo:paragraph-rsid="00b51d5a"/>
    </style:style>
    <style:style style:name="P93" style:family="paragraph" style:parent-style-name="Text_20_body">
      <style:text-properties officeooo:rsid="00b6c661" officeooo:paragraph-rsid="00b6c661"/>
    </style:style>
    <style:style style:name="P94" style:family="paragraph" style:parent-style-name="Text_20_body">
      <style:text-properties officeooo:rsid="00ba53f0" officeooo:paragraph-rsid="00ba53f0"/>
    </style:style>
    <style:style style:name="P95" style:family="paragraph" style:parent-style-name="Text_20_body">
      <style:text-properties officeooo:paragraph-rsid="00bb5084"/>
    </style:style>
    <style:style style:name="P96" style:family="paragraph" style:parent-style-name="Text_20_body">
      <style:text-properties officeooo:rsid="00bb7f10" officeooo:paragraph-rsid="00bb7f10"/>
    </style:style>
    <style:style style:name="P97" style:family="paragraph" style:parent-style-name="Text_20_body">
      <style:text-properties officeooo:rsid="00bf3c9c" officeooo:paragraph-rsid="00bf3c9c"/>
    </style:style>
    <style:style style:name="P98" style:family="paragraph" style:parent-style-name="Text_20_body">
      <style:text-properties officeooo:rsid="00c18094" officeooo:paragraph-rsid="00c18094"/>
    </style:style>
    <style:style style:name="P99" style:family="paragraph" style:parent-style-name="Text_20_body">
      <style:text-properties officeooo:rsid="00c4dee2" officeooo:paragraph-rsid="00c4dee2"/>
    </style:style>
    <style:style style:name="P100" style:family="paragraph" style:parent-style-name="Text_20_body">
      <style:text-properties officeooo:rsid="00c80ce9" officeooo:paragraph-rsid="00c80ce9"/>
    </style:style>
    <style:style style:name="P101" style:family="paragraph" style:parent-style-name="Text_20_body">
      <style:text-properties officeooo:rsid="00a18a88" officeooo:paragraph-rsid="00a7acc6"/>
    </style:style>
    <style:style style:name="P102" style:family="paragraph" style:parent-style-name="Text_20_body">
      <style:text-properties officeooo:rsid="00a26e1a" officeooo:paragraph-rsid="00a7acc6"/>
    </style:style>
    <style:style style:name="P103" style:family="paragraph" style:parent-style-name="Text_20_body">
      <style:text-properties style:text-position="0% 100%" fo:font-style="normal" officeooo:rsid="00bb7f10" officeooo:paragraph-rsid="00bb7f10" style:font-style-asian="normal" style:font-style-complex="normal"/>
    </style:style>
    <style:style style:name="P104" style:family="paragraph" style:parent-style-name="Text_20_body">
      <style:text-properties style:text-position="0% 100%" fo:font-style="normal" officeooo:rsid="00bd475b" officeooo:paragraph-rsid="00bd475b" style:font-style-asian="normal" style:font-style-complex="normal"/>
    </style:style>
    <style:style style:name="P105" style:family="paragraph" style:parent-style-name="Text_20_body">
      <style:text-properties officeooo:rsid="00efbdc5" officeooo:paragraph-rsid="00efbdc5"/>
    </style:style>
    <style:style style:name="P106" style:family="paragraph" style:parent-style-name="Text_20_body">
      <style:text-properties officeooo:rsid="00f32885" officeooo:paragraph-rsid="00f32885"/>
    </style:style>
    <style:style style:name="P107" style:family="paragraph" style:parent-style-name="Text_20_body">
      <style:text-properties officeooo:rsid="00f53ee2" officeooo:paragraph-rsid="00f53ee2"/>
    </style:style>
    <style:style style:name="P108" style:family="paragraph" style:parent-style-name="Text_20_body">
      <style:text-properties officeooo:rsid="00f71817" officeooo:paragraph-rsid="00f71817"/>
    </style:style>
    <style:style style:name="P109" style:family="paragraph" style:parent-style-name="Text_20_body">
      <style:text-properties officeooo:rsid="01048a3c" officeooo:paragraph-rsid="01048a3c"/>
    </style:style>
    <style:style style:name="P110" style:family="paragraph" style:parent-style-name="Text_20_body">
      <style:text-properties officeooo:rsid="01070fcb" officeooo:paragraph-rsid="01070fcb"/>
    </style:style>
    <style:style style:name="P111" style:family="paragraph" style:parent-style-name="Text_20_body">
      <style:text-properties officeooo:rsid="01090e8b" officeooo:paragraph-rsid="01090e8b"/>
    </style:style>
    <style:style style:name="P112" style:family="paragraph" style:parent-style-name="Text_20_body">
      <style:text-properties officeooo:rsid="01109785" officeooo:paragraph-rsid="01109785"/>
    </style:style>
    <style:style style:name="P113" style:family="paragraph" style:parent-style-name="Text_20_body">
      <style:text-properties officeooo:rsid="01127278" officeooo:paragraph-rsid="01127278"/>
    </style:style>
    <style:style style:name="P114" style:family="paragraph" style:parent-style-name="Text_20_body">
      <style:text-properties officeooo:rsid="01127278" officeooo:paragraph-rsid="01133ee4"/>
    </style:style>
    <style:style style:name="P115" style:family="paragraph" style:parent-style-name="Text_20_body">
      <style:text-properties officeooo:rsid="01133ee4" officeooo:paragraph-rsid="01133ee4"/>
    </style:style>
    <style:style style:name="P116" style:family="paragraph" style:parent-style-name="Text_20_body">
      <style:text-properties officeooo:rsid="011878c2" officeooo:paragraph-rsid="011878c2"/>
    </style:style>
    <style:style style:name="P117" style:family="paragraph" style:parent-style-name="Text_20_body">
      <style:text-properties officeooo:rsid="0120e862" officeooo:paragraph-rsid="0120e862"/>
    </style:style>
    <style:style style:name="P118" style:family="paragraph" style:parent-style-name="Text_20_body">
      <style:text-properties officeooo:rsid="01228bbe" officeooo:paragraph-rsid="01228bbe"/>
    </style:style>
    <style:style style:name="P119" style:family="paragraph" style:parent-style-name="Text_20_body">
      <style:text-properties officeooo:rsid="01248a7d" officeooo:paragraph-rsid="01248a7d"/>
    </style:style>
    <style:style style:name="P120" style:family="paragraph" style:parent-style-name="Text_20_body">
      <style:text-properties officeooo:rsid="012752d9" officeooo:paragraph-rsid="01292c25"/>
    </style:style>
    <style:style style:name="P121" style:family="paragraph" style:parent-style-name="Text_20_body">
      <style:text-properties officeooo:rsid="012a9194" officeooo:paragraph-rsid="012a9194"/>
    </style:style>
    <style:style style:name="P122" style:family="paragraph" style:parent-style-name="Text_20_body">
      <style:text-properties officeooo:rsid="012cac51" officeooo:paragraph-rsid="012cac51"/>
    </style:style>
    <style:style style:name="P123" style:family="paragraph" style:parent-style-name="Text_20_body">
      <style:text-properties officeooo:rsid="012e61eb" officeooo:paragraph-rsid="012e61eb"/>
    </style:style>
    <style:style style:name="P124" style:family="paragraph" style:parent-style-name="Text_20_body">
      <style:text-properties officeooo:rsid="012eb36a" officeooo:paragraph-rsid="012eb36a"/>
    </style:style>
    <style:style style:name="P125" style:family="paragraph" style:parent-style-name="Text_20_body">
      <style:text-properties officeooo:rsid="01339388" officeooo:paragraph-rsid="01339388"/>
    </style:style>
    <style:style style:name="P126" style:family="paragraph" style:parent-style-name="Text_20_body">
      <style:text-properties officeooo:rsid="013a0f04" officeooo:paragraph-rsid="013a0f04"/>
    </style:style>
    <style:style style:name="P127" style:family="paragraph" style:parent-style-name="Text_20_body">
      <style:text-properties officeooo:rsid="013acc75" officeooo:paragraph-rsid="013acc75"/>
    </style:style>
    <style:style style:name="P128" style:family="paragraph" style:parent-style-name="Text_20_body">
      <style:text-properties officeooo:rsid="013adc35" officeooo:paragraph-rsid="013adc35"/>
    </style:style>
    <style:style style:name="P129" style:family="paragraph" style:parent-style-name="Text_20_body">
      <style:text-properties fo:font-style="italic" officeooo:rsid="013d7c67" officeooo:paragraph-rsid="013d7c67" style:font-style-asian="italic" style:font-style-complex="italic"/>
    </style:style>
    <style:style style:name="P130" style:family="paragraph" style:parent-style-name="Text_20_body">
      <style:text-properties officeooo:rsid="01292c25" officeooo:paragraph-rsid="01292c25"/>
    </style:style>
    <style:style style:name="P131" style:family="paragraph" style:parent-style-name="Text_20_body">
      <style:text-properties officeooo:rsid="01411dab" officeooo:paragraph-rsid="01411dab"/>
    </style:style>
    <style:style style:name="P132" style:family="paragraph" style:parent-style-name="Text_20_body">
      <style:text-properties officeooo:rsid="01420761" officeooo:paragraph-rsid="01420761"/>
    </style:style>
    <style:style style:name="P133" style:family="paragraph" style:parent-style-name="Text_20_body">
      <style:text-properties officeooo:rsid="01426425" officeooo:paragraph-rsid="01426425"/>
    </style:style>
    <style:style style:name="P134" style:family="paragraph" style:parent-style-name="Text_20_body">
      <style:text-properties officeooo:rsid="0148c939" officeooo:paragraph-rsid="0148c939"/>
    </style:style>
    <style:style style:name="P135" style:family="paragraph" style:parent-style-name="Text_20_body">
      <style:text-properties officeooo:rsid="014909dc" officeooo:paragraph-rsid="014909dc"/>
    </style:style>
    <style:style style:name="P136" style:family="paragraph" style:parent-style-name="Text_20_body">
      <style:text-properties officeooo:rsid="014997f1" officeooo:paragraph-rsid="014997f1"/>
    </style:style>
    <style:style style:name="P137" style:family="paragraph" style:parent-style-name="Text_20_body">
      <style:text-properties officeooo:rsid="014ad71a" officeooo:paragraph-rsid="014ad71a"/>
    </style:style>
    <style:style style:name="P138" style:family="paragraph" style:parent-style-name="Text_20_body">
      <style:text-properties officeooo:rsid="014b841a" officeooo:paragraph-rsid="014b841a"/>
    </style:style>
    <style:style style:name="P139" style:family="paragraph" style:parent-style-name="Text_20_body">
      <style:text-properties officeooo:rsid="014cde19" officeooo:paragraph-rsid="014cde19"/>
    </style:style>
    <style:style style:name="P140" style:family="paragraph" style:parent-style-name="Text_20_body">
      <style:text-properties officeooo:rsid="014f57b5" officeooo:paragraph-rsid="014f57b5"/>
    </style:style>
    <style:style style:name="P141" style:family="paragraph" style:parent-style-name="Text_20_body">
      <style:text-properties officeooo:rsid="01538009" officeooo:paragraph-rsid="01538009"/>
    </style:style>
    <style:style style:name="P142" style:family="paragraph" style:parent-style-name="Text_20_body">
      <style:text-properties officeooo:rsid="01540189" officeooo:paragraph-rsid="01540189"/>
    </style:style>
    <style:style style:name="P143" style:family="paragraph" style:parent-style-name="Text_20_body">
      <style:text-properties officeooo:rsid="01599dd2" officeooo:paragraph-rsid="01599dd2"/>
    </style:style>
    <style:style style:name="P144" style:family="paragraph" style:parent-style-name="Text_20_body">
      <style:text-properties officeooo:rsid="0167bd20" officeooo:paragraph-rsid="0167bd20"/>
    </style:style>
    <style:style style:name="P145" style:family="paragraph" style:parent-style-name="Text_20_body">
      <style:text-properties officeooo:rsid="01693b41" officeooo:paragraph-rsid="01693b41"/>
    </style:style>
    <style:style style:name="P146" style:family="paragraph" style:parent-style-name="Text_20_body">
      <style:text-properties officeooo:rsid="016a0fce" officeooo:paragraph-rsid="016a0fce"/>
    </style:style>
    <style:style style:name="P147" style:family="paragraph" style:parent-style-name="Text_20_body">
      <style:text-properties officeooo:rsid="016a121d" officeooo:paragraph-rsid="016a121d"/>
    </style:style>
    <style:style style:name="P148" style:family="paragraph" style:parent-style-name="Text_20_body">
      <style:text-properties officeooo:rsid="017057b1" officeooo:paragraph-rsid="017057b1"/>
    </style:style>
    <style:style style:name="P149" style:family="paragraph" style:parent-style-name="Text_20_body">
      <style:text-properties officeooo:rsid="017057b1" officeooo:paragraph-rsid="0184e84b"/>
    </style:style>
    <style:style style:name="P150" style:family="paragraph" style:parent-style-name="Text_20_body">
      <style:text-properties officeooo:rsid="0184e84b" officeooo:paragraph-rsid="0184e84b"/>
    </style:style>
    <style:style style:name="P151" style:family="paragraph" style:parent-style-name="Text_20_body">
      <style:text-properties officeooo:rsid="018844a7" officeooo:paragraph-rsid="018844a7"/>
    </style:style>
    <style:style style:name="P152" style:family="paragraph" style:parent-style-name="Text_20_body">
      <style:text-properties officeooo:rsid="01720f29" officeooo:paragraph-rsid="0184e84b"/>
    </style:style>
    <style:style style:name="P153" style:family="paragraph" style:parent-style-name="Text_20_body">
      <style:text-properties officeooo:rsid="018b9ab3" officeooo:paragraph-rsid="018b9ab3"/>
    </style:style>
    <style:style style:name="P154" style:family="paragraph" style:parent-style-name="Text_20_body">
      <style:text-properties officeooo:rsid="018c1cdb" officeooo:paragraph-rsid="018c1cdb"/>
    </style:style>
    <style:style style:name="P155" style:family="paragraph" style:parent-style-name="Text_20_body">
      <style:text-properties officeooo:rsid="018ce414" officeooo:paragraph-rsid="018ce414"/>
    </style:style>
    <style:style style:name="P156" style:family="paragraph" style:parent-style-name="Text_20_body">
      <style:text-properties officeooo:rsid="0192e45f" officeooo:paragraph-rsid="0192e45f"/>
    </style:style>
    <style:style style:name="P157" style:family="paragraph" style:parent-style-name="Text_20_body">
      <style:text-properties officeooo:rsid="0193bf60" officeooo:paragraph-rsid="0193bf60"/>
    </style:style>
    <style:style style:name="P158" style:family="paragraph" style:parent-style-name="Text_20_body">
      <style:text-properties officeooo:rsid="01994054" officeooo:paragraph-rsid="01994054"/>
    </style:style>
    <style:style style:name="P159" style:family="paragraph" style:parent-style-name="Text_20_body">
      <style:text-properties officeooo:rsid="019ea9bf" officeooo:paragraph-rsid="019ea9bf"/>
    </style:style>
    <style:style style:name="P160" style:family="paragraph" style:parent-style-name="Text_20_body">
      <style:text-properties officeooo:rsid="01a06244" officeooo:paragraph-rsid="01a06244"/>
    </style:style>
    <style:style style:name="P161" style:family="paragraph" style:parent-style-name="Text_20_body">
      <style:text-properties officeooo:rsid="01a1df2a" officeooo:paragraph-rsid="01a1df2a"/>
    </style:style>
    <style:style style:name="P162" style:family="paragraph" style:parent-style-name="Text_20_body">
      <style:text-properties officeooo:rsid="01a6c805" officeooo:paragraph-rsid="01a6c805"/>
    </style:style>
    <style:style style:name="P163" style:family="paragraph" style:parent-style-name="Text_20_body">
      <style:text-properties officeooo:rsid="01a90012" officeooo:paragraph-rsid="01a90012"/>
    </style:style>
    <style:style style:name="P164" style:family="paragraph" style:parent-style-name="Table_20_Contents">
      <style:paragraph-properties fo:text-align="justify" style:justify-single-word="false"/>
      <style:text-properties fo:font-weight="bold" officeooo:rsid="008d4e5b" officeooo:paragraph-rsid="008d4e5b" style:font-weight-asian="bold" style:font-weight-complex="bold"/>
    </style:style>
    <style:style style:name="P165" style:family="paragraph" style:parent-style-name="Table_20_Contents">
      <style:paragraph-properties fo:text-align="center" style:justify-single-word="false"/>
      <style:text-properties fo:font-weight="bold" officeooo:rsid="00909588" officeooo:paragraph-rsid="00909588" style:font-weight-asian="bold" style:font-weight-complex="bold"/>
    </style:style>
    <style:style style:name="P166" style:family="paragraph" style:parent-style-name="Table_20_Contents">
      <style:paragraph-properties fo:text-align="center" style:justify-single-word="false"/>
      <style:text-properties fo:font-weight="bold" officeooo:rsid="009191b8" officeooo:paragraph-rsid="009191b8" style:font-weight-asian="bold" style:font-weight-complex="bold"/>
    </style:style>
    <style:style style:name="P167" style:family="paragraph" style:parent-style-name="Table_20_Contents">
      <style:paragraph-properties fo:text-align="center" style:justify-single-word="false"/>
      <style:text-properties fo:font-weight="bold" officeooo:rsid="00a18a88" officeooo:paragraph-rsid="00a18a88" style:font-weight-asian="bold" style:font-weight-complex="bold"/>
    </style:style>
    <style:style style:name="P168" style:family="paragraph" style:parent-style-name="Table_20_Contents">
      <style:paragraph-properties fo:text-align="center" style:justify-single-word="false"/>
      <style:text-properties fo:font-weight="bold" officeooo:rsid="00a1916c" officeooo:paragraph-rsid="00a1916c" style:font-weight-asian="bold" style:font-weight-complex="bold"/>
    </style:style>
    <style:style style:name="P169" style:family="paragraph" style:parent-style-name="Table_20_Contents">
      <style:paragraph-properties fo:text-align="center" style:justify-single-word="false"/>
      <style:text-properties fo:font-weight="bold" officeooo:rsid="00a1916c" officeooo:paragraph-rsid="00a428f8" style:font-weight-asian="bold" style:font-weight-complex="bold"/>
    </style:style>
    <style:style style:name="P170" style:family="paragraph" style:parent-style-name="Table_20_Contents">
      <style:paragraph-properties fo:text-align="center" style:justify-single-word="false"/>
      <style:text-properties fo:font-weight="bold" officeooo:rsid="00a1916c" officeooo:paragraph-rsid="00bf3c9c" style:font-weight-asian="bold" style:font-weight-complex="bold"/>
    </style:style>
    <style:style style:name="P171" style:family="paragraph" style:parent-style-name="Table_20_Contents">
      <style:paragraph-properties fo:text-align="center" style:justify-single-word="false"/>
      <style:text-properties fo:font-weight="bold" officeooo:rsid="00ad799a" officeooo:paragraph-rsid="00ad799a" style:font-weight-asian="bold" style:font-weight-complex="bold"/>
    </style:style>
    <style:style style:name="P172" style:family="paragraph" style:parent-style-name="Table_20_Contents">
      <style:paragraph-properties fo:text-align="center" style:justify-single-word="false"/>
      <style:text-properties fo:font-weight="bold" officeooo:rsid="00ad799a" officeooo:paragraph-rsid="00b2cfec" style:font-weight-asian="bold" style:font-weight-complex="bold"/>
    </style:style>
    <style:style style:name="P173" style:family="paragraph" style:parent-style-name="Table_20_Contents">
      <style:paragraph-properties fo:text-align="center" style:justify-single-word="false"/>
      <style:text-properties fo:font-weight="bold" officeooo:rsid="00b2cfec" officeooo:paragraph-rsid="00b2cfec" style:font-weight-asian="bold" style:font-weight-complex="bold"/>
    </style:style>
    <style:style style:name="P174" style:family="paragraph" style:parent-style-name="Table_20_Contents">
      <style:paragraph-properties fo:text-align="center" style:justify-single-word="false"/>
      <style:text-properties fo:font-weight="bold" officeooo:rsid="00b2cfec" officeooo:paragraph-rsid="00bf3e43" style:font-weight-asian="bold" style:font-weight-complex="bold"/>
    </style:style>
    <style:style style:name="P175" style:family="paragraph" style:parent-style-name="Table_20_Contents">
      <style:paragraph-properties fo:text-align="center" style:justify-single-word="false"/>
      <style:text-properties fo:font-weight="bold" officeooo:rsid="00b2cfec" officeooo:paragraph-rsid="00c18094" style:font-weight-asian="bold" style:font-weight-complex="bold"/>
    </style:style>
    <style:style style:name="P176" style:family="paragraph" style:parent-style-name="Table_20_Contents">
      <style:paragraph-properties fo:text-align="center" style:justify-single-word="false"/>
      <style:text-properties fo:font-weight="bold" officeooo:rsid="00ba53f0" officeooo:paragraph-rsid="00ba53f0" style:font-weight-asian="bold" style:font-weight-complex="bold"/>
    </style:style>
    <style:style style:name="P177" style:family="paragraph" style:parent-style-name="Table_20_Contents">
      <style:paragraph-properties fo:text-align="center" style:justify-single-word="false"/>
      <style:text-properties fo:font-weight="bold" officeooo:rsid="00bf3c9c" officeooo:paragraph-rsid="00bf3c9c" style:font-weight-asian="bold" style:font-weight-complex="bold"/>
    </style:style>
    <style:style style:name="P178" style:family="paragraph" style:parent-style-name="Table_20_Contents">
      <style:paragraph-properties fo:text-align="center" style:justify-single-word="false"/>
      <style:text-properties fo:font-weight="bold" officeooo:rsid="00bf3e43" officeooo:paragraph-rsid="00bf3e43" style:font-weight-asian="bold" style:font-weight-complex="bold"/>
    </style:style>
    <style:style style:name="P179" style:family="paragraph" style:parent-style-name="Table_20_Contents">
      <style:paragraph-properties fo:text-align="center" style:justify-single-word="false"/>
      <style:text-properties fo:font-weight="bold" officeooo:rsid="00c18094" officeooo:paragraph-rsid="00c18094" style:font-weight-asian="bold" style:font-weight-complex="bold"/>
    </style:style>
    <style:style style:name="P180" style:family="paragraph" style:parent-style-name="Table_20_Contents">
      <style:paragraph-properties fo:text-align="justify" style:justify-single-word="false"/>
      <style:text-properties fo:font-size="10pt" officeooo:rsid="008d4e5b" officeooo:paragraph-rsid="008d4e5b" style:font-size-asian="10pt" style:font-size-complex="10pt"/>
    </style:style>
    <style:style style:name="P181" style:family="paragraph" style:parent-style-name="Table_20_Contents">
      <style:paragraph-properties fo:text-align="center" style:justify-single-word="false"/>
      <style:text-properties officeooo:rsid="008f2bbd" officeooo:paragraph-rsid="008f2bbd"/>
    </style:style>
    <style:style style:name="P182" style:family="paragraph" style:parent-style-name="Table_20_Contents">
      <style:paragraph-properties fo:text-align="justify" style:justify-single-word="false"/>
      <style:text-properties officeooo:rsid="008f77d0" officeooo:paragraph-rsid="008f77d0"/>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text-properties officeooo:paragraph-rsid="00a18a88"/>
    </style:style>
    <style:style style:name="P185" style:family="paragraph" style:parent-style-name="Table_20_Contents">
      <style:paragraph-properties fo:text-align="center" style:justify-single-word="false"/>
      <style:text-properties officeooo:paragraph-rsid="00a1916c"/>
    </style:style>
    <style:style style:name="P186" style:family="paragraph" style:parent-style-name="Table_20_Contents">
      <style:paragraph-properties fo:text-align="center" style:justify-single-word="false"/>
      <style:text-properties officeooo:paragraph-rsid="00a428f8"/>
    </style:style>
    <style:style style:name="P187" style:family="paragraph" style:parent-style-name="Table_20_Contents">
      <style:paragraph-properties fo:text-align="center" style:justify-single-word="false"/>
      <style:text-properties officeooo:paragraph-rsid="00ad799a"/>
    </style:style>
    <style:style style:name="P188" style:family="paragraph" style:parent-style-name="Table_20_Contents">
      <style:paragraph-properties fo:text-align="center" style:justify-single-word="false"/>
      <style:text-properties officeooo:paragraph-rsid="00b2cfec"/>
    </style:style>
    <style:style style:name="P189" style:family="paragraph" style:parent-style-name="Table_20_Contents">
      <style:paragraph-properties fo:text-align="center" style:justify-single-word="false"/>
      <style:text-properties officeooo:paragraph-rsid="00ba53f0"/>
    </style:style>
    <style:style style:name="P190" style:family="paragraph" style:parent-style-name="Table_20_Contents">
      <style:paragraph-properties fo:text-align="center" style:justify-single-word="false"/>
      <style:text-properties officeooo:paragraph-rsid="00ba88b6"/>
    </style:style>
    <style:style style:name="P191" style:family="paragraph" style:parent-style-name="Table_20_Contents">
      <style:paragraph-properties fo:text-align="center" style:justify-single-word="false"/>
      <style:text-properties officeooo:paragraph-rsid="00bf3c9c"/>
    </style:style>
    <style:style style:name="P192" style:family="paragraph" style:parent-style-name="Table_20_Contents">
      <style:paragraph-properties fo:text-align="center" style:justify-single-word="false"/>
      <style:text-properties officeooo:paragraph-rsid="00bf3e43"/>
    </style:style>
    <style:style style:name="P193" style:family="paragraph" style:parent-style-name="Table_20_Contents">
      <style:paragraph-properties fo:text-align="center" style:justify-single-word="false"/>
      <style:text-properties officeooo:paragraph-rsid="00c18094"/>
    </style:style>
    <style:style style:name="P194" style:family="paragraph" style:parent-style-name="Table_20_Contents">
      <style:paragraph-properties fo:text-align="center" style:justify-single-word="false"/>
      <style:text-properties fo:font-size="8pt" fo:font-style="italic" officeooo:rsid="009191b8" officeooo:paragraph-rsid="009191b8" style:font-size-asian="8pt" style:font-style-asian="italic" style:font-size-complex="8pt" style:font-style-complex="italic"/>
    </style:style>
    <style:style style:name="P195" style:family="paragraph" style:parent-style-name="Table_20_Contents">
      <style:paragraph-properties fo:text-align="center" style:justify-single-word="false"/>
      <style:text-properties fo:font-size="8pt" fo:font-style="italic" officeooo:rsid="009191b8" officeooo:paragraph-rsid="00a18a88" style:font-size-asian="8pt" style:font-style-asian="italic" style:font-size-complex="8pt" style:font-style-complex="italic"/>
    </style:style>
    <style:style style:name="P196" style:family="paragraph" style:parent-style-name="Table_20_Contents">
      <style:paragraph-properties fo:text-align="center" style:justify-single-word="false"/>
      <style:text-properties fo:font-size="8pt" fo:font-style="italic" officeooo:rsid="009191b8" officeooo:paragraph-rsid="00a1916c" style:font-size-asian="8pt" style:font-style-asian="italic" style:font-size-complex="8pt" style:font-style-complex="italic"/>
    </style:style>
    <style:style style:name="P197" style:family="paragraph" style:parent-style-name="Table_20_Contents">
      <style:paragraph-properties fo:text-align="center" style:justify-single-word="false"/>
      <style:text-properties fo:font-size="8pt" fo:font-style="italic" officeooo:rsid="009191b8" officeooo:paragraph-rsid="00a428f8" style:font-size-asian="8pt" style:font-style-asian="italic" style:font-size-complex="8pt" style:font-style-complex="italic"/>
    </style:style>
    <style:style style:name="P198" style:family="paragraph" style:parent-style-name="Table_20_Contents">
      <style:paragraph-properties fo:text-align="center" style:justify-single-word="false"/>
      <style:text-properties fo:font-size="8pt" fo:font-style="italic" officeooo:rsid="009191b8" officeooo:paragraph-rsid="00ad799a" style:font-size-asian="8pt" style:font-style-asian="italic" style:font-size-complex="8pt" style:font-style-complex="italic"/>
    </style:style>
    <style:style style:name="P199" style:family="paragraph" style:parent-style-name="Table_20_Contents">
      <style:paragraph-properties fo:text-align="center" style:justify-single-word="false"/>
      <style:text-properties fo:font-size="8pt" fo:font-style="italic" officeooo:rsid="009191b8" officeooo:paragraph-rsid="00b2cfec" style:font-size-asian="8pt" style:font-style-asian="italic" style:font-size-complex="8pt" style:font-style-complex="italic"/>
    </style:style>
    <style:style style:name="P200" style:family="paragraph" style:parent-style-name="Table_20_Contents">
      <style:paragraph-properties fo:text-align="center" style:justify-single-word="false"/>
      <style:text-properties fo:font-size="8pt" fo:font-style="italic" officeooo:rsid="009191b8" officeooo:paragraph-rsid="00ba53f0" style:font-size-asian="8pt" style:font-style-asian="italic" style:font-size-complex="8pt" style:font-style-complex="italic"/>
    </style:style>
    <style:style style:name="P201" style:family="paragraph" style:parent-style-name="Table_20_Contents">
      <style:paragraph-properties fo:text-align="center" style:justify-single-word="false"/>
      <style:text-properties fo:font-size="8pt" fo:font-style="italic" officeooo:rsid="009191b8" officeooo:paragraph-rsid="00ba88b6" style:font-size-asian="8pt" style:font-style-asian="italic" style:font-size-complex="8pt" style:font-style-complex="italic"/>
    </style:style>
    <style:style style:name="P202" style:family="paragraph" style:parent-style-name="Table_20_Contents">
      <style:paragraph-properties fo:text-align="center" style:justify-single-word="false"/>
      <style:text-properties fo:font-size="8pt" fo:font-style="italic" officeooo:rsid="009191b8" officeooo:paragraph-rsid="00bf3c9c" style:font-size-asian="8pt" style:font-style-asian="italic" style:font-size-complex="8pt" style:font-style-complex="italic"/>
    </style:style>
    <style:style style:name="P203" style:family="paragraph" style:parent-style-name="Table_20_Contents">
      <style:paragraph-properties fo:text-align="center" style:justify-single-word="false"/>
      <style:text-properties fo:font-size="8pt" fo:font-style="italic" officeooo:rsid="009191b8" officeooo:paragraph-rsid="00bf3e43" style:font-size-asian="8pt" style:font-style-asian="italic" style:font-size-complex="8pt" style:font-style-complex="italic"/>
    </style:style>
    <style:style style:name="P204" style:family="paragraph" style:parent-style-name="Table_20_Contents">
      <style:paragraph-properties fo:text-align="center" style:justify-single-word="false"/>
      <style:text-properties fo:font-size="8pt" fo:font-style="italic" officeooo:rsid="009191b8" officeooo:paragraph-rsid="00c18094" style:font-size-asian="8pt" style:font-style-asian="italic" style:font-size-complex="8pt" style:font-style-complex="italic"/>
    </style:style>
    <style:style style:name="P205" style:family="paragraph" style:parent-style-name="Table_20_Contents">
      <style:paragraph-properties fo:text-align="center" style:justify-single-word="false"/>
      <style:text-properties fo:font-size="8pt" fo:font-style="italic" officeooo:rsid="00a26e1a" officeooo:paragraph-rsid="00a26e1a" style:font-size-asian="8pt" style:font-style-asian="italic" style:font-size-complex="8pt" style:font-style-complex="italic"/>
    </style:style>
    <style:style style:name="P206" style:family="paragraph" style:parent-style-name="Table_20_Contents">
      <style:paragraph-properties fo:text-align="center" style:justify-single-word="false"/>
      <style:text-properties fo:font-size="8pt" fo:font-style="italic" officeooo:rsid="00a26e1a" officeooo:paragraph-rsid="00ad799a" style:font-size-asian="8pt" style:font-style-asian="italic" style:font-size-complex="8pt" style:font-style-complex="italic"/>
    </style:style>
    <style:style style:name="P207" style:family="paragraph" style:parent-style-name="Table_20_Contents">
      <style:paragraph-properties fo:text-align="center" style:justify-single-word="false"/>
      <style:text-properties fo:font-size="8pt" fo:font-style="italic" officeooo:rsid="00a26e1a" officeooo:paragraph-rsid="00b2cfec" style:font-size-asian="8pt" style:font-style-asian="italic" style:font-size-complex="8pt" style:font-style-complex="italic"/>
    </style:style>
    <style:style style:name="P208" style:family="paragraph" style:parent-style-name="Table_20_Contents">
      <style:paragraph-properties fo:text-align="center" style:justify-single-word="false"/>
      <style:text-properties fo:font-size="8pt" fo:font-style="italic" officeooo:rsid="00a26e1a" officeooo:paragraph-rsid="00ba53f0" style:font-size-asian="8pt" style:font-style-asian="italic" style:font-size-complex="8pt" style:font-style-complex="italic"/>
    </style:style>
    <style:style style:name="P209" style:family="paragraph" style:parent-style-name="Table_20_Contents">
      <style:paragraph-properties fo:text-align="center" style:justify-single-word="false"/>
      <style:text-properties fo:font-size="8pt" fo:font-style="italic" officeooo:rsid="00a26e1a" officeooo:paragraph-rsid="00ba88b6" style:font-size-asian="8pt" style:font-style-asian="italic" style:font-size-complex="8pt" style:font-style-complex="italic"/>
    </style:style>
    <style:style style:name="P210" style:family="paragraph" style:parent-style-name="Table_20_Contents">
      <style:paragraph-properties fo:text-align="center" style:justify-single-word="false"/>
      <style:text-properties fo:font-size="8pt" fo:font-style="italic" officeooo:rsid="00a26e1a" officeooo:paragraph-rsid="00bf3c9c" style:font-size-asian="8pt" style:font-style-asian="italic" style:font-size-complex="8pt" style:font-style-complex="italic"/>
    </style:style>
    <style:style style:name="P211" style:family="paragraph" style:parent-style-name="Table_20_Contents">
      <style:paragraph-properties fo:text-align="center" style:justify-single-word="false"/>
      <style:text-properties fo:font-size="8pt" fo:font-style="italic" officeooo:rsid="00a26e1a" officeooo:paragraph-rsid="00bf3e43" style:font-size-asian="8pt" style:font-style-asian="italic" style:font-size-complex="8pt" style:font-style-complex="italic"/>
    </style:style>
    <style:style style:name="P212" style:family="paragraph" style:parent-style-name="Table_20_Contents">
      <style:paragraph-properties fo:text-align="center" style:justify-single-word="false"/>
      <style:text-properties fo:font-size="8pt" fo:font-style="italic" officeooo:rsid="00a26e1a" officeooo:paragraph-rsid="00c18094" style:font-size-asian="8pt" style:font-style-asian="italic" style:font-size-complex="8pt" style:font-style-complex="italic"/>
    </style:style>
    <style:style style:name="P213" style:family="paragraph" style:parent-style-name="Table_20_Contents">
      <style:paragraph-properties fo:text-align="center" style:justify-single-word="false"/>
      <style:text-properties fo:font-size="8pt" fo:font-style="italic" officeooo:rsid="00ad799a" officeooo:paragraph-rsid="00ad799a" style:font-size-asian="8pt" style:font-style-asian="italic" style:font-size-complex="8pt" style:font-style-complex="italic"/>
    </style:style>
    <style:style style:name="P214" style:family="paragraph" style:parent-style-name="Table_20_Contents">
      <style:paragraph-properties fo:text-align="center" style:justify-single-word="false"/>
      <style:text-properties fo:font-size="8pt" fo:font-style="italic" officeooo:rsid="00ad799a" officeooo:paragraph-rsid="00b2cfec" style:font-size-asian="8pt" style:font-style-asian="italic" style:font-size-complex="8pt" style:font-style-complex="italic"/>
    </style:style>
    <style:style style:name="P215" style:family="paragraph" style:parent-style-name="Table_20_Contents">
      <style:paragraph-properties fo:text-align="center" style:justify-single-word="false"/>
      <style:text-properties fo:font-size="8pt" fo:font-style="italic" officeooo:rsid="00ad799a" officeooo:paragraph-rsid="00ba53f0" style:font-size-asian="8pt" style:font-style-asian="italic" style:font-size-complex="8pt" style:font-style-complex="italic"/>
    </style:style>
    <style:style style:name="P216" style:family="paragraph" style:parent-style-name="Table_20_Contents">
      <style:paragraph-properties fo:text-align="center" style:justify-single-word="false"/>
      <style:text-properties fo:font-size="8pt" fo:font-style="italic" officeooo:rsid="00ad799a" officeooo:paragraph-rsid="00ba88b6" style:font-size-asian="8pt" style:font-style-asian="italic" style:font-size-complex="8pt" style:font-style-complex="italic"/>
    </style:style>
    <style:style style:name="P217" style:family="paragraph" style:parent-style-name="Table_20_Contents">
      <style:paragraph-properties fo:text-align="center" style:justify-single-word="false"/>
      <style:text-properties fo:font-size="8pt" fo:font-style="italic" officeooo:rsid="00ad799a" officeooo:paragraph-rsid="00bf3e43" style:font-size-asian="8pt" style:font-style-asian="italic" style:font-size-complex="8pt" style:font-style-complex="italic"/>
    </style:style>
    <style:style style:name="P218" style:family="paragraph" style:parent-style-name="Table_20_Contents">
      <style:paragraph-properties fo:text-align="center" style:justify-single-word="false"/>
      <style:text-properties fo:font-size="8pt" fo:font-style="italic" officeooo:rsid="00ad799a" officeooo:paragraph-rsid="00c18094" style:font-size-asian="8pt" style:font-style-asian="italic" style:font-size-complex="8pt" style:font-style-complex="italic"/>
    </style:style>
    <style:style style:name="P219" style:family="paragraph" style:parent-style-name="Table_20_Contents">
      <style:paragraph-properties fo:text-align="center" style:justify-single-word="false"/>
      <style:text-properties fo:font-size="8pt" fo:font-style="italic" fo:font-weight="bold" officeooo:rsid="009191b8" officeooo:paragraph-rsid="009191b8" style:font-size-asian="8pt" style:font-style-asian="italic" style:font-weight-asian="bold" style:font-size-complex="8pt" style:font-style-complex="italic" style:font-weight-complex="bold"/>
    </style:style>
    <style:style style:name="P220" style:family="paragraph" style:parent-style-name="Table_20_Contents">
      <style:paragraph-properties fo:text-align="center" style:justify-single-word="false"/>
      <style:text-properties fo:font-size="8pt" fo:font-style="italic" fo:font-weight="bold" officeooo:rsid="009191b8" officeooo:paragraph-rsid="00a18a88" style:font-size-asian="8pt" style:font-style-asian="italic" style:font-weight-asian="bold" style:font-size-complex="8pt" style:font-style-complex="italic" style:font-weight-complex="bold"/>
    </style:style>
    <style:style style:name="P221" style:family="paragraph" style:parent-style-name="Table_20_Contents">
      <style:paragraph-properties fo:text-align="center" style:justify-single-word="false"/>
      <style:text-properties fo:font-size="8pt" fo:font-style="italic" fo:font-weight="bold" officeooo:rsid="009191b8" officeooo:paragraph-rsid="00a1916c" style:font-size-asian="8pt" style:font-style-asian="italic" style:font-weight-asian="bold" style:font-size-complex="8pt" style:font-style-complex="italic" style:font-weight-complex="bold"/>
    </style:style>
    <style:style style:name="P222" style:family="paragraph" style:parent-style-name="Table_20_Contents">
      <style:paragraph-properties fo:text-align="center" style:justify-single-word="false"/>
      <style:text-properties fo:font-size="8pt" fo:font-style="italic" fo:font-weight="bold" officeooo:rsid="009191b8" officeooo:paragraph-rsid="00a428f8" style:font-size-asian="8pt" style:font-style-asian="italic" style:font-weight-asian="bold" style:font-size-complex="8pt" style:font-style-complex="italic" style:font-weight-complex="bold"/>
    </style:style>
    <style:style style:name="P223" style:family="paragraph" style:parent-style-name="Table_20_Contents">
      <style:paragraph-properties fo:text-align="center" style:justify-single-word="false"/>
      <style:text-properties fo:font-size="8pt" fo:font-style="italic" fo:font-weight="bold" officeooo:rsid="009191b8" officeooo:paragraph-rsid="00ad799a" style:font-size-asian="8pt" style:font-style-asian="italic" style:font-weight-asian="bold" style:font-size-complex="8pt" style:font-style-complex="italic" style:font-weight-complex="bold"/>
    </style:style>
    <style:style style:name="P224" style:family="paragraph" style:parent-style-name="Table_20_Contents">
      <style:paragraph-properties fo:text-align="center" style:justify-single-word="false"/>
      <style:text-properties fo:font-size="8pt" fo:font-style="italic" fo:font-weight="bold" officeooo:rsid="009191b8" officeooo:paragraph-rsid="00b2cfec" style:font-size-asian="8pt" style:font-style-asian="italic" style:font-weight-asian="bold" style:font-size-complex="8pt" style:font-style-complex="italic" style:font-weight-complex="bold"/>
    </style:style>
    <style:style style:name="P225" style:family="paragraph" style:parent-style-name="Table_20_Contents">
      <style:paragraph-properties fo:text-align="center" style:justify-single-word="false"/>
      <style:text-properties fo:font-size="8pt" fo:font-style="italic" fo:font-weight="bold" officeooo:rsid="009191b8" officeooo:paragraph-rsid="00ba53f0" style:font-size-asian="8pt" style:font-style-asian="italic" style:font-weight-asian="bold" style:font-size-complex="8pt" style:font-style-complex="italic" style:font-weight-complex="bold"/>
    </style:style>
    <style:style style:name="P226" style:family="paragraph" style:parent-style-name="Table_20_Contents">
      <style:paragraph-properties fo:text-align="center" style:justify-single-word="false"/>
      <style:text-properties fo:font-size="8pt" fo:font-style="italic" fo:font-weight="bold" officeooo:rsid="009191b8" officeooo:paragraph-rsid="00bf3c9c" style:font-size-asian="8pt" style:font-style-asian="italic" style:font-weight-asian="bold" style:font-size-complex="8pt" style:font-style-complex="italic" style:font-weight-complex="bold"/>
    </style:style>
    <style:style style:name="P227" style:family="paragraph" style:parent-style-name="Table_20_Contents">
      <style:paragraph-properties fo:text-align="center" style:justify-single-word="false"/>
      <style:text-properties fo:font-size="8pt" fo:font-style="italic" fo:font-weight="bold" officeooo:rsid="009191b8" officeooo:paragraph-rsid="00bf3e43" style:font-size-asian="8pt" style:font-style-asian="italic" style:font-weight-asian="bold" style:font-size-complex="8pt" style:font-style-complex="italic" style:font-weight-complex="bold"/>
    </style:style>
    <style:style style:name="P228" style:family="paragraph" style:parent-style-name="Table_20_Contents">
      <style:paragraph-properties fo:text-align="center" style:justify-single-word="false"/>
      <style:text-properties fo:font-size="8pt" fo:font-style="italic" fo:font-weight="bold" officeooo:rsid="009191b8" officeooo:paragraph-rsid="00c18094" style:font-size-asian="8pt" style:font-style-asian="italic" style:font-weight-asian="bold" style:font-size-complex="8pt" style:font-style-complex="italic" style:font-weight-complex="bold"/>
    </style:style>
    <style:style style:name="P229" style:family="paragraph" style:parent-style-name="Table_20_Contents">
      <style:paragraph-properties fo:text-align="center" style:justify-single-word="false"/>
      <style:text-properties officeooo:rsid="013adc35" officeooo:paragraph-rsid="013adc35"/>
    </style:style>
    <style:style style:name="P230" style:family="paragraph" style:parent-style-name="Table_20_Contents">
      <style:paragraph-properties fo:text-align="center" style:justify-single-word="false"/>
      <style:text-properties officeooo:rsid="013c3d73" officeooo:paragraph-rsid="013c3d73"/>
    </style:style>
    <style:style style:name="P231" style:family="paragraph" style:parent-style-name="Table_20_Contents">
      <style:paragraph-properties fo:text-align="center" style:justify-single-word="false"/>
      <style:text-properties fo:color="#ff3333" fo:font-size="10pt" officeooo:rsid="013c3d73" officeooo:paragraph-rsid="013c3d73" style:font-size-asian="10pt" style:font-size-complex="10pt"/>
    </style:style>
    <style:style style:name="P232" style:family="paragraph" style:parent-style-name="Table_20_Contents">
      <style:paragraph-properties fo:text-align="center" style:justify-single-word="false"/>
      <style:text-properties fo:color="#ff3333" fo:font-size="10pt" officeooo:rsid="013d7c67" officeooo:paragraph-rsid="013d7c67" style:font-size-asian="10pt" style:font-size-complex="10pt"/>
    </style:style>
    <style:style style:name="P233" style:family="paragraph" style:parent-style-name="Table_20_Contents">
      <style:paragraph-properties fo:text-align="center" style:justify-single-word="false"/>
      <style:text-properties officeooo:rsid="013d7c67" officeooo:paragraph-rsid="013d7c67"/>
    </style:style>
    <style:style style:name="P234" style:family="paragraph" style:parent-style-name="Table_20_Contents">
      <style:paragraph-properties fo:text-align="center" style:justify-single-word="false"/>
      <style:text-properties officeooo:rsid="013e9889" officeooo:paragraph-rsid="013e9889"/>
    </style:style>
    <style:style style:name="P235" style:family="paragraph" style:parent-style-name="Text_20_body" style:master-page-name="">
      <loext:graphic-properties draw:fill-image-width="0cm" draw:fill-image-height="0cm"/>
      <style:paragraph-properties fo:orphans="2" fo:widows="2" style:page-number="auto" style:writing-mode="page">
        <style:tab-stops/>
      </style:paragraph-properties>
      <style:text-properties officeooo:rsid="009a5020" officeooo:paragraph-rsid="009a5020"/>
    </style:style>
    <style:style style:name="P236" style:family="paragraph" style:parent-style-name="Text_20_body" style:list-style-name="L3"/>
    <style:style style:name="P237" style:family="paragraph" style:parent-style-name="Text_20_body" style:list-style-name="L4"/>
    <style:style style:name="P238" style:family="paragraph" style:parent-style-name="Text_20_body" style:list-style-name="L5">
      <style:text-properties officeooo:rsid="00bf3c9c" officeooo:paragraph-rsid="00bf3c9c"/>
    </style:style>
    <style:style style:name="P239" style:family="paragraph" style:parent-style-name="Text_20_body" style:list-style-name="L6">
      <style:text-properties fo:font-style="normal" officeooo:rsid="00c80ce9" officeooo:paragraph-rsid="00c80ce9" style:font-style-asian="normal" style:font-style-complex="normal"/>
    </style:style>
    <style:style style:name="P240" style:family="paragraph" style:parent-style-name="Text_20_body" style:list-style-name="L7">
      <style:text-properties fo:font-style="normal" officeooo:rsid="00e38c18" officeooo:paragraph-rsid="00e38c18" style:font-style-asian="normal" style:font-style-complex="normal"/>
    </style:style>
    <style:style style:name="P241" style:family="paragraph" style:parent-style-name="Text_20_body" style:list-style-name="L7">
      <style:text-properties fo:font-style="normal" officeooo:rsid="00e59753" officeooo:paragraph-rsid="00e59753" style:font-style-asian="normal" style:font-style-complex="normal"/>
    </style:style>
    <style:style style:name="P242" style:family="paragraph" style:parent-style-name="Text_20_body" style:list-style-name="L7">
      <style:text-properties fo:font-style="normal" officeooo:rsid="00e7ded8" officeooo:paragraph-rsid="00e7ded8" style:font-style-asian="normal" style:font-style-complex="normal"/>
    </style:style>
    <style:style style:name="P243" style:family="paragraph" style:parent-style-name="Text_20_body" style:list-style-name="L7">
      <style:text-properties fo:font-style="normal" officeooo:rsid="00e8d5c6" officeooo:paragraph-rsid="00e8d5c6" style:font-style-asian="normal" style:font-style-complex="normal"/>
    </style:style>
    <style:style style:name="P244" style:family="paragraph" style:parent-style-name="Text_20_body" style:list-style-name="L7">
      <style:text-properties fo:font-style="normal" officeooo:rsid="00e91f06" officeooo:paragraph-rsid="00e91f06" style:font-style-asian="normal" style:font-style-complex="normal"/>
    </style:style>
    <style:style style:name="P245" style:family="paragraph" style:parent-style-name="Text_20_body" style:list-style-name="L7">
      <style:text-properties fo:font-style="normal" officeooo:rsid="00ec8647" officeooo:paragraph-rsid="00ec8647" style:font-style-asian="normal" style:font-style-complex="normal"/>
    </style:style>
    <style:style style:name="P246" style:family="paragraph" style:parent-style-name="Text_20_body" style:list-style-name="L7">
      <style:text-properties fo:font-style="normal" officeooo:rsid="00ed3bc5" officeooo:paragraph-rsid="00ed3bc5" style:font-style-asian="normal" style:font-style-complex="normal"/>
    </style:style>
    <style:style style:name="P247" style:family="paragraph" style:parent-style-name="Text_20_body" style:list-style-name="L16">
      <style:text-properties fo:font-style="normal" officeooo:rsid="013e9889" officeooo:paragraph-rsid="013e9889" style:font-style-asian="normal" style:font-style-complex="normal"/>
    </style:style>
    <style:style style:name="P248" style:family="paragraph" style:parent-style-name="Text_20_body" style:list-style-name="L8">
      <style:text-properties officeooo:rsid="00f2b111" officeooo:paragraph-rsid="00f2b111"/>
    </style:style>
    <style:style style:name="P249" style:family="paragraph" style:parent-style-name="Text_20_body" style:list-style-name="L8">
      <style:text-properties officeooo:rsid="00f32885" officeooo:paragraph-rsid="00f32885"/>
    </style:style>
    <style:style style:name="P250" style:family="paragraph" style:parent-style-name="Text_20_body" style:list-style-name="L9">
      <style:text-properties officeooo:rsid="00f32885" officeooo:paragraph-rsid="00f32885"/>
    </style:style>
    <style:style style:name="P251" style:family="paragraph" style:parent-style-name="Text_20_body" style:list-style-name="L9">
      <style:text-properties officeooo:rsid="00f74960" officeooo:paragraph-rsid="00f74960"/>
    </style:style>
    <style:style style:name="P252" style:family="paragraph" style:parent-style-name="Text_20_body" style:list-style-name="L10">
      <style:text-properties officeooo:rsid="01121622" officeooo:paragraph-rsid="01121622"/>
    </style:style>
    <style:style style:name="P253" style:family="paragraph" style:parent-style-name="Text_20_body" style:list-style-name="L11">
      <style:text-properties officeooo:rsid="0120e862" officeooo:paragraph-rsid="0120e862"/>
    </style:style>
    <style:style style:name="P254" style:family="paragraph" style:parent-style-name="Text_20_body" style:list-style-name="L11">
      <style:text-properties officeooo:rsid="01228bbe" officeooo:paragraph-rsid="01228bbe"/>
    </style:style>
    <style:style style:name="P255" style:family="paragraph" style:parent-style-name="Text_20_body" style:list-style-name="L12">
      <style:text-properties officeooo:rsid="012a9194" officeooo:paragraph-rsid="012a9194"/>
    </style:style>
    <style:style style:name="P256" style:family="paragraph" style:parent-style-name="Text_20_body" style:list-style-name="L12">
      <style:text-properties officeooo:rsid="012abc15" officeooo:paragraph-rsid="012abc15"/>
    </style:style>
    <style:style style:name="P257" style:family="paragraph" style:parent-style-name="Text_20_body" style:list-style-name="L13">
      <style:text-properties officeooo:rsid="01339388" officeooo:paragraph-rsid="01339388"/>
    </style:style>
    <style:style style:name="P258" style:family="paragraph" style:parent-style-name="Text_20_body" style:list-style-name="L13">
      <style:text-properties officeooo:rsid="0134bc43" officeooo:paragraph-rsid="0134bc43"/>
    </style:style>
    <style:style style:name="P259" style:family="paragraph" style:parent-style-name="Text_20_body" style:list-style-name="L14">
      <style:text-properties officeooo:rsid="013c3d73" officeooo:paragraph-rsid="013c3d73"/>
    </style:style>
    <style:style style:name="P260" style:family="paragraph" style:parent-style-name="Text_20_body" style:list-style-name="L14">
      <style:text-properties officeooo:rsid="013d7c67" officeooo:paragraph-rsid="013d7c67"/>
    </style:style>
    <style:style style:name="P261" style:family="paragraph" style:parent-style-name="Text_20_body" style:list-style-name="L14">
      <style:text-properties fo:font-style="italic" officeooo:rsid="013c3d73" officeooo:paragraph-rsid="013c3d73" style:font-style-asian="italic" style:font-style-complex="italic"/>
    </style:style>
    <style:style style:name="P262" style:family="paragraph" style:parent-style-name="Text_20_body" style:list-style-name="L14">
      <style:text-properties fo:font-style="italic" officeooo:rsid="013d0de0" officeooo:paragraph-rsid="013d0de0" style:font-style-asian="italic" style:font-style-complex="italic"/>
    </style:style>
    <style:style style:name="P263" style:family="paragraph" style:parent-style-name="Text_20_body" style:list-style-name="L15">
      <style:text-properties fo:font-style="italic" officeooo:rsid="013d7c67" officeooo:paragraph-rsid="013d7c67" style:font-style-asian="italic" style:font-style-complex="italic"/>
    </style:style>
    <style:style style:name="P264" style:family="paragraph" style:parent-style-name="Text_20_body" style:list-style-name="L16">
      <style:text-properties fo:font-style="italic" officeooo:rsid="013e9889" officeooo:paragraph-rsid="013e9889" style:font-style-asian="italic" style:font-style-complex="italic"/>
    </style:style>
    <style:style style:name="P265" style:family="paragraph" style:parent-style-name="Text_20_body" style:list-style-name="L17">
      <style:text-properties officeooo:rsid="01420761" officeooo:paragraph-rsid="01420761"/>
    </style:style>
    <style:style style:name="P266" style:family="paragraph" style:parent-style-name="Text_20_body" style:list-style-name="L17">
      <style:text-properties officeooo:rsid="01426425" officeooo:paragraph-rsid="01426425"/>
    </style:style>
    <style:style style:name="P267" style:family="paragraph" style:parent-style-name="Text_20_body" style:list-style-name="L18">
      <style:text-properties officeooo:rsid="0148c939" officeooo:paragraph-rsid="0148c939"/>
    </style:style>
    <style:style style:name="P268" style:family="paragraph" style:parent-style-name="Text_20_body" style:list-style-name="L19">
      <style:text-properties officeooo:rsid="014909dc" officeooo:paragraph-rsid="014909dc"/>
    </style:style>
    <style:style style:name="P269" style:family="paragraph" style:parent-style-name="Text_20_body" style:list-style-name="L19">
      <style:text-properties officeooo:rsid="01493c31" officeooo:paragraph-rsid="01493c31"/>
    </style:style>
    <style:style style:name="P270" style:family="paragraph" style:parent-style-name="Text_20_body" style:list-style-name="L19">
      <style:text-properties officeooo:rsid="01498600" officeooo:paragraph-rsid="01498600"/>
    </style:style>
    <style:style style:name="P271" style:family="paragraph" style:parent-style-name="Text_20_body" style:list-style-name="L20">
      <style:text-properties officeooo:rsid="014ad71a" officeooo:paragraph-rsid="014ad71a"/>
    </style:style>
    <style:style style:name="P272" style:family="paragraph" style:parent-style-name="Text_20_body" style:list-style-name="L20">
      <style:text-properties officeooo:rsid="014b841a" officeooo:paragraph-rsid="014b841a"/>
    </style:style>
    <style:style style:name="P273" style:family="paragraph" style:parent-style-name="Text_20_body" style:list-style-name="L20">
      <style:text-properties officeooo:rsid="01510080" officeooo:paragraph-rsid="01510080"/>
    </style:style>
    <style:style style:name="P274" style:family="paragraph" style:parent-style-name="Text_20_body" style:list-style-name="L20">
      <style:text-properties officeooo:rsid="01524c67" officeooo:paragraph-rsid="01524c67"/>
    </style:style>
    <style:style style:name="P275" style:family="paragraph" style:parent-style-name="Text_20_body" style:list-style-name="L21">
      <style:text-properties officeooo:rsid="0155d552" officeooo:paragraph-rsid="0156cfca"/>
    </style:style>
    <style:style style:name="P276" style:family="paragraph" style:parent-style-name="Text_20_body" style:list-style-name="L21">
      <style:text-properties officeooo:rsid="0156cfca" officeooo:paragraph-rsid="0156cfca"/>
    </style:style>
    <style:style style:name="P277" style:family="paragraph" style:parent-style-name="Text_20_body" style:list-style-name="L21">
      <style:text-properties officeooo:rsid="0156f2ea" officeooo:paragraph-rsid="0156f2ea"/>
    </style:style>
    <style:style style:name="P278" style:family="paragraph" style:parent-style-name="Text_20_body" style:list-style-name="L22">
      <style:text-properties officeooo:rsid="016a121d" officeooo:paragraph-rsid="016a121d"/>
    </style:style>
    <style:style style:name="P279" style:family="paragraph" style:parent-style-name="Text_20_body" style:list-style-name="L22">
      <style:text-properties officeooo:rsid="016ca753" officeooo:paragraph-rsid="016ca753"/>
    </style:style>
    <style:style style:name="P280" style:family="paragraph" style:parent-style-name="Text_20_body" style:list-style-name="L22">
      <style:text-properties officeooo:rsid="016e1608" officeooo:paragraph-rsid="016e1608"/>
    </style:style>
    <style:style style:name="P281" style:family="paragraph" style:parent-style-name="Text_20_body" style:list-style-name="L22">
      <style:text-properties officeooo:rsid="016ed040" officeooo:paragraph-rsid="016ed040"/>
    </style:style>
    <style:style style:name="P282" style:family="paragraph" style:parent-style-name="Text_20_body" style:list-style-name="L23">
      <style:text-properties officeooo:rsid="0184e84b" officeooo:paragraph-rsid="0184e84b"/>
    </style:style>
    <style:style style:name="P283" style:family="paragraph" style:parent-style-name="Text_20_body" style:list-style-name="L23">
      <style:text-properties officeooo:rsid="0186d9ab" officeooo:paragraph-rsid="0186d9ab"/>
    </style:style>
    <style:style style:name="P284" style:family="paragraph" style:parent-style-name="Text_20_body" style:list-style-name="L24">
      <style:text-properties officeooo:rsid="019ea9bf" officeooo:paragraph-rsid="019ea9bf"/>
    </style:style>
    <style:style style:name="P285" style:family="paragraph" style:parent-style-name="Text_20_body" style:list-style-name="L24">
      <style:text-properties officeooo:rsid="019fbb91" officeooo:paragraph-rsid="019fbb91"/>
    </style:style>
    <style:style style:name="P286" style:family="paragraph" style:parent-style-name="Text_20_body" style:list-style-name="L24">
      <style:text-properties officeooo:rsid="01a06244" officeooo:paragraph-rsid="01a06244"/>
    </style:style>
    <style:style style:name="P287" style:family="paragraph" style:parent-style-name="Text_20_body" style:list-style-name="L25">
      <style:text-properties officeooo:rsid="01a9d0bc" officeooo:paragraph-rsid="01a9d0bc"/>
    </style:style>
    <style:style style:name="P288" style:family="paragraph" style:parent-style-name="Text_20_body" style:list-style-name="L25">
      <style:text-properties officeooo:rsid="01abb26e" officeooo:paragraph-rsid="01abb26e"/>
    </style:style>
    <style:style style:name="P289" style:family="paragraph" style:parent-style-name="Text_20_body">
      <style:text-properties officeooo:rsid="01a1df2a" officeooo:paragraph-rsid="01a1df2a"/>
    </style:style>
    <style:style style:name="P290" style:family="paragraph" style:parent-style-name="Text_20_body">
      <style:text-properties officeooo:rsid="016a0fce" officeooo:paragraph-rsid="016a0fce"/>
    </style:style>
    <style:style style:name="P291" style:family="paragraph" style:parent-style-name="Text_20_body">
      <style:text-properties officeooo:rsid="01b2f673" officeooo:paragraph-rsid="01b2f673"/>
    </style:style>
    <style:style style:name="P292" style:family="paragraph" style:parent-style-name="Text_20_body">
      <style:text-properties officeooo:rsid="01b68f6c" officeooo:paragraph-rsid="01b68f6c"/>
    </style:style>
    <style:style style:name="P293" style:family="paragraph" style:parent-style-name="Text_20_body">
      <style:text-properties officeooo:rsid="01babb82" officeooo:paragraph-rsid="01babb82"/>
    </style:style>
    <style:style style:name="P294" style:family="paragraph" style:parent-style-name="Text_20_body">
      <style:text-properties officeooo:rsid="01bc067b" officeooo:paragraph-rsid="01bc067b"/>
    </style:style>
    <style:style style:name="P295" style:family="paragraph" style:parent-style-name="Text_20_body">
      <style:text-properties officeooo:rsid="01beda56" officeooo:paragraph-rsid="01beda56"/>
    </style:style>
    <style:style style:name="P296" style:family="paragraph" style:parent-style-name="Text_20_body">
      <style:text-properties officeooo:rsid="01bfa839" officeooo:paragraph-rsid="01bfa839"/>
    </style:style>
    <style:style style:name="P297" style:family="paragraph" style:parent-style-name="Text_20_body" style:list-style-name="L1">
      <style:paragraph-properties fo:orphans="2" fo:widows="2" style:writing-mode="page"/>
      <style:text-properties officeooo:rsid="0024ea4e" officeooo:paragraph-rsid="0024ea4e"/>
    </style:style>
    <style:style style:name="P298" style:family="paragraph" style:parent-style-name="Text_20_body" style:list-style-name="L2">
      <style:paragraph-properties fo:orphans="2" fo:widows="2" style:writing-mode="page"/>
      <style:text-properties officeooo:rsid="006ce2c8" officeooo:paragraph-rsid="006ce2c8"/>
    </style:style>
    <style:style style:name="P299" style:family="paragraph" style:parent-style-name="Text_20_body" style:list-style-name="L2">
      <style:paragraph-properties fo:orphans="2" fo:widows="2" style:writing-mode="page"/>
      <style:text-properties fo:font-weight="bold" officeooo:rsid="006ce2c8" officeooo:paragraph-rsid="006ce2c8" style:font-weight-asian="bold" style:font-weight-complex="bold"/>
    </style:style>
    <style:style style:name="P300" style:family="paragraph" style:parent-style-name="Text_20_body" style:list-style-name="L2">
      <style:paragraph-properties fo:orphans="2" fo:widows="2" style:writing-mode="page"/>
      <style:text-properties fo:font-weight="bold" officeooo:rsid="006d293a" officeooo:paragraph-rsid="006d293a" style:font-weight-asian="bold" style:font-weight-complex="bold"/>
    </style:style>
    <style:style style:name="P301" style:family="paragraph" style:parent-style-name="Text_20_body" style:list-style-name="L3">
      <style:paragraph-properties fo:margin-top="0cm" fo:margin-bottom="0cm" loext:contextual-spacing="false" style:writing-mode="page"/>
    </style:style>
    <style:style style:name="P302" style:family="paragraph" style:parent-style-name="Text_20_body" style:list-style-name="L4">
      <style:paragraph-properties fo:margin-top="0cm" fo:margin-bottom="0cm" loext:contextual-spacing="false" style:writing-mode="page"/>
    </style:style>
    <style:style style:name="P303" style:family="paragraph" style:parent-style-name="Text_20_body" style:list-style-name="L5">
      <style:paragraph-properties fo:margin-top="0cm" fo:margin-bottom="0cm" loext:contextual-spacing="false" style:writing-mode="page"/>
      <style:text-properties officeooo:rsid="00bf3c9c" officeooo:paragraph-rsid="00bf3c9c"/>
    </style:style>
    <style:style style:name="P304" style:family="paragraph" style:parent-style-name="Heading_20_1" style:master-page-name="">
      <style:paragraph-properties fo:orphans="2" fo:widows="2" style:page-number="auto" style:writing-mode="page"/>
      <style:text-properties fo:language="en" fo:country="US"/>
    </style:style>
    <style:style style:name="P305" style:family="paragraph" style:parent-style-name="Heading_20_2">
      <style:paragraph-properties fo:orphans="2" fo:widows="2" style:writing-mode="page"/>
      <style:text-properties officeooo:rsid="00069d14" officeooo:paragraph-rsid="00069d14"/>
    </style:style>
    <style:style style:name="P306" style:family="paragraph" style:parent-style-name="Heading_20_2">
      <style:paragraph-properties fo:break-before="page"/>
      <style:text-properties officeooo:rsid="011878c2" officeooo:paragraph-rsid="011878c2"/>
    </style:style>
    <style:style style:name="P307" style:family="paragraph" style:parent-style-name="Heading_20_2">
      <style:paragraph-properties fo:break-before="page"/>
      <style:text-properties officeooo:rsid="01bc067b" officeooo:paragraph-rsid="01bc067b"/>
    </style:style>
    <style:style style:name="P308" style:family="paragraph" style:parent-style-name="Heading_20_10">
      <style:text-properties officeooo:rsid="00958a6e" officeooo:paragraph-rsid="00958a6e"/>
    </style:style>
    <style:style style:name="P309" style:family="paragraph" style:parent-style-name="Heading_20_10">
      <style:text-properties officeooo:rsid="00a7af2d" officeooo:paragraph-rsid="00a7af2d"/>
    </style:style>
    <style:style style:name="P310" style:family="paragraph" style:parent-style-name="Heading_20_10">
      <style:text-properties officeooo:rsid="00c4dee2" officeooo:paragraph-rsid="00c4dee2"/>
    </style:style>
    <style:style style:name="P311" style:family="paragraph" style:parent-style-name="Heading_20_10">
      <style:text-properties officeooo:rsid="01264881" officeooo:paragraph-rsid="01264881"/>
    </style:style>
    <style:style style:name="P312" style:family="paragraph" style:parent-style-name="Heading_20_10">
      <style:text-properties officeooo:rsid="012cac51" officeooo:paragraph-rsid="012cac51"/>
    </style:style>
    <style:style style:name="P313" style:family="paragraph" style:parent-style-name="Heading_20_10">
      <style:text-properties officeooo:rsid="012eb36a" officeooo:paragraph-rsid="012eb36a"/>
    </style:style>
    <style:style style:name="P314" style:family="paragraph" style:parent-style-name="Heading_20_10">
      <style:text-properties officeooo:rsid="01411dab" officeooo:paragraph-rsid="01411dab"/>
    </style:style>
    <style:style style:name="P315" style:family="paragraph" style:parent-style-name="Heading_20_10">
      <style:text-properties officeooo:rsid="014b841a" officeooo:paragraph-rsid="014b841a"/>
    </style:style>
    <style:style style:name="P316" style:family="paragraph" style:parent-style-name="Heading_20_10">
      <style:text-properties officeooo:rsid="014cde19" officeooo:paragraph-rsid="014cde19"/>
    </style:style>
    <style:style style:name="P317" style:family="paragraph" style:parent-style-name="Heading_20_10">
      <style:text-properties officeooo:rsid="014ad71a" officeooo:paragraph-rsid="014ad71a"/>
    </style:style>
    <style:style style:name="P318" style:family="paragraph" style:parent-style-name="Heading_20_10">
      <style:paragraph-properties fo:orphans="2" fo:widows="2" style:writing-mode="page"/>
      <style:text-properties officeooo:rsid="002ad988" officeooo:paragraph-rsid="002ad988"/>
    </style:style>
    <style:style style:name="P319" style:family="paragraph" style:parent-style-name="Heading_20_10">
      <style:paragraph-properties fo:orphans="2" fo:widows="2" style:writing-mode="page"/>
      <style:text-properties officeooo:rsid="0033a833" officeooo:paragraph-rsid="0033a833"/>
    </style:style>
    <style:style style:name="P320" style:family="paragraph" style:parent-style-name="Heading_20_10">
      <style:paragraph-properties fo:orphans="2" fo:widows="2" style:writing-mode="page"/>
      <style:text-properties officeooo:rsid="003d97a2" officeooo:paragraph-rsid="003d97a2"/>
    </style:style>
    <style:style style:name="P321" style:family="paragraph" style:parent-style-name="Heading_20_10">
      <style:paragraph-properties fo:break-before="page"/>
    </style:style>
    <style:style style:name="P322" style:family="paragraph" style:parent-style-name="Heading_20_5">
      <style:text-properties officeooo:rsid="0089de36" officeooo:paragraph-rsid="0089de36"/>
    </style:style>
    <style:style style:name="P323" style:family="paragraph" style:parent-style-name="Heading_20_5">
      <style:text-properties officeooo:rsid="011878c2" officeooo:paragraph-rsid="011878c2"/>
    </style:style>
    <style:style style:name="P324" style:family="paragraph" style:parent-style-name="Heading_20_5">
      <style:text-properties officeooo:rsid="013667ad" officeooo:paragraph-rsid="013667ad"/>
    </style:style>
    <style:style style:name="P325" style:family="paragraph" style:parent-style-name="Heading_20_5">
      <style:text-properties officeooo:rsid="01498600" officeooo:paragraph-rsid="01498600"/>
    </style:style>
    <style:style style:name="P326" style:family="paragraph" style:parent-style-name="Heading_20_5">
      <style:paragraph-properties fo:orphans="2" fo:widows="2" style:writing-mode="page"/>
      <style:text-properties officeooo:rsid="0027e350" officeooo:paragraph-rsid="0027e350"/>
    </style:style>
    <style:style style:name="P327" style:family="paragraph" style:parent-style-name="Heading_20_5">
      <style:paragraph-properties fo:orphans="2" fo:widows="2" style:writing-mode="page"/>
      <style:text-properties officeooo:rsid="0024ea4e" officeooo:paragraph-rsid="0024ea4e"/>
    </style:style>
    <style:style style:name="T1" style:family="text">
      <style:text-properties officeooo:rsid="00069d14"/>
    </style:style>
    <style:style style:name="T2" style:family="text">
      <style:text-properties officeooo:rsid="0009a1a5"/>
    </style:style>
    <style:style style:name="T3" style:family="text">
      <style:text-properties officeooo:rsid="00257833"/>
    </style:style>
    <style:style style:name="T4" style:family="text">
      <style:text-properties officeooo:rsid="002ad988"/>
    </style:style>
    <style:style style:name="T5" style:family="text">
      <style:text-properties officeooo:rsid="002fc6f7"/>
    </style:style>
    <style:style style:name="T6" style:family="text">
      <style:text-properties officeooo:rsid="00350535"/>
    </style:style>
    <style:style style:name="T7" style:family="text">
      <style:text-properties style:text-position="super 58%"/>
    </style:style>
    <style:style style:name="T8" style:family="text">
      <style:text-properties style:text-position="super 58%" officeooo:rsid="00350535"/>
    </style:style>
    <style:style style:name="T9" style:family="text">
      <style:text-properties style:text-position="super 58%" fo:font-style="normal" style:font-style-asian="normal" style:font-style-complex="normal"/>
    </style:style>
    <style:style style:name="T10" style:family="text">
      <style:text-properties style:text-position="super 58%" fo:font-style="normal" officeooo:rsid="00909588" style:font-style-asian="normal" style:font-style-complex="normal"/>
    </style:style>
    <style:style style:name="T11" style:family="text">
      <style:text-properties style:text-position="super 58%" officeooo:rsid="00af4ebd"/>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per 58%" fo:font-style="italic" style:font-style-asian="italic" style:font-style-complex="italic"/>
    </style:style>
    <style:style style:name="T14" style:family="text">
      <style:text-properties style:text-position="0% 100%"/>
    </style:style>
    <style:style style:name="T15" style:family="text">
      <style:text-properties style:text-position="0% 100%" officeooo:rsid="00350535"/>
    </style:style>
    <style:style style:name="T16" style:family="text">
      <style:text-properties style:text-position="0% 100%" officeooo:rsid="003aa694"/>
    </style:style>
    <style:style style:name="T17" style:family="text">
      <style:text-properties style:text-position="0% 100%" officeooo:rsid="003c37f0"/>
    </style:style>
    <style:style style:name="T18" style:family="text">
      <style:text-properties style:text-position="0% 100%" officeooo:rsid="00af4ebd"/>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italic" style:font-style-asian="italic" style:font-style-complex="italic"/>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bd475b" style:font-style-asian="normal" style:font-style-complex="normal"/>
    </style:style>
    <style:style style:name="T23" style:family="text">
      <style:text-properties style:text-position="0% 100%" officeooo:rsid="00ba53f0"/>
    </style:style>
    <style:style style:name="T24" style:family="text">
      <style:text-properties style:text-position="0% 100%" officeooo:rsid="00bf3c9c"/>
    </style:style>
    <style:style style:name="T25" style:family="text">
      <style:text-properties officeooo:rsid="0040bd09"/>
    </style:style>
    <style:style style:name="T26" style:family="text">
      <style:text-properties officeooo:rsid="00419a04"/>
    </style:style>
    <style:style style:name="T27" style:family="text">
      <style:text-properties fo:font-style="italic" style:font-style-asian="italic" style:font-style-complex="italic"/>
    </style:style>
    <style:style style:name="T28" style:family="text">
      <style:text-properties fo:font-style="italic" officeooo:rsid="00909588" style:font-style-asian="italic" style:font-style-complex="italic"/>
    </style:style>
    <style:style style:name="T29" style:family="text">
      <style:text-properties fo:font-style="italic" officeooo:rsid="00bb5084" style:font-style-asian="italic" style:font-style-complex="italic"/>
    </style:style>
    <style:style style:name="T30" style:family="text">
      <style:text-properties fo:font-style="italic" officeooo:rsid="00c136f6"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4d4975"/>
    </style:style>
    <style:style style:name="T34" style:family="text">
      <style:text-properties officeooo:rsid="005fcdaa"/>
    </style:style>
    <style:style style:name="T35" style:family="text">
      <style:text-properties officeooo:rsid="006710af"/>
    </style:style>
    <style:style style:name="T36" style:family="text">
      <style:text-properties officeooo:rsid="006986ed"/>
    </style:style>
    <style:style style:name="T37" style:family="text">
      <style:text-properties fo:font-weight="bol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8f2bbd" style:font-style-asian="normal" style:font-style-complex="normal"/>
    </style:style>
    <style:style style:name="T40" style:family="text">
      <style:text-properties fo:font-style="normal" officeooo:rsid="00909588" style:font-style-asian="normal" style:font-style-complex="normal"/>
    </style:style>
    <style:style style:name="T41" style:family="text">
      <style:text-properties fo:font-style="normal" officeooo:rsid="00958a6e" style:font-style-asian="normal" style:font-style-complex="normal"/>
    </style:style>
    <style:style style:name="T42" style:family="text">
      <style:text-properties fo:font-style="normal" officeooo:rsid="00bb5084" style:font-style-asian="normal" style:font-style-complex="normal"/>
    </style:style>
    <style:style style:name="T43" style:family="text">
      <style:text-properties fo:font-style="normal" officeooo:rsid="00bb7f10" style:font-style-asian="normal" style:font-style-complex="normal"/>
    </style:style>
    <style:style style:name="T44" style:family="text">
      <style:text-properties fo:font-style="normal" officeooo:rsid="00c136f6" style:font-style-asian="normal" style:font-style-complex="normal"/>
    </style:style>
    <style:style style:name="T45" style:family="text">
      <style:text-properties fo:font-style="normal" officeooo:rsid="00c34dcd" style:font-style-asian="normal" style:font-style-complex="normal"/>
    </style:style>
    <style:style style:name="T46" style:family="text">
      <style:text-properties fo:font-style="normal" officeooo:rsid="013e53e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6d905e" style:font-style-asian="normal" style:font-weight-asian="normal" style:font-style-complex="normal" style:font-weight-complex="normal"/>
    </style:style>
    <style:style style:name="T49" style:family="text">
      <style:text-properties fo:font-style="normal" fo:font-weight="normal" officeooo:rsid="006ef629" style:font-style-asian="normal" style:font-weight-asian="normal" style:font-style-complex="normal" style:font-weight-complex="normal"/>
    </style:style>
    <style:style style:name="T50" style:family="text">
      <style:text-properties fo:font-style="normal" fo:font-weight="normal" officeooo:rsid="006f9b46" style:font-style-asian="normal" style:font-weight-asian="normal" style:font-style-complex="normal" style:font-weight-complex="normal"/>
    </style:style>
    <style:style style:name="T51" style:family="text">
      <style:text-properties officeooo:rsid="00724f8e"/>
    </style:style>
    <style:style style:name="T52" style:family="text">
      <style:text-properties officeooo:rsid="00765157"/>
    </style:style>
    <style:style style:name="T53" style:family="text">
      <style:text-properties officeooo:rsid="008eea34"/>
    </style:style>
    <style:style style:name="T54" style:family="text">
      <style:text-properties officeooo:rsid="009a5020"/>
    </style:style>
    <style:style style:name="T55" style:family="text">
      <style:text-properties officeooo:rsid="009a5c45"/>
    </style:style>
    <style:style style:name="T56" style:family="text">
      <style:text-properties officeooo:rsid="00a18a88"/>
    </style:style>
    <style:style style:name="T57" style:family="text">
      <style:text-properties officeooo:rsid="00a1916c"/>
    </style:style>
    <style:style style:name="T58" style:family="text">
      <style:text-properties officeooo:rsid="00a26e1a"/>
    </style:style>
    <style:style style:name="T59" style:family="text">
      <style:text-properties officeooo:rsid="00a5ae8c"/>
    </style:style>
    <style:style style:name="T60" style:family="text">
      <style:text-properties officeooo:rsid="00a6b8db"/>
    </style:style>
    <style:style style:name="T61" style:family="text">
      <style:text-properties officeooo:rsid="00a74a60"/>
    </style:style>
    <style:style style:name="T62" style:family="text">
      <style:text-properties officeooo:rsid="00a7acc6"/>
    </style:style>
    <style:style style:name="T63" style:family="text">
      <style:text-properties officeooo:rsid="00a898ca"/>
    </style:style>
    <style:style style:name="T64" style:family="text">
      <style:text-properties officeooo:rsid="00ad799a"/>
    </style:style>
    <style:style style:name="T65" style:family="text">
      <style:text-properties officeooo:rsid="00b0fecc"/>
    </style:style>
    <style:style style:name="T66" style:family="text">
      <style:text-properties officeooo:rsid="00b2cfec"/>
    </style:style>
    <style:style style:name="T67" style:family="text">
      <style:text-properties officeooo:rsid="00b51d5a"/>
    </style:style>
    <style:style style:name="T68" style:family="text">
      <style:text-properties officeooo:rsid="00ba53f0"/>
    </style:style>
    <style:style style:name="T69" style:family="text">
      <style:text-properties officeooo:rsid="00ba88b6"/>
    </style:style>
    <style:style style:name="T70" style:family="text">
      <style:text-properties officeooo:rsid="00bb5084"/>
    </style:style>
    <style:style style:name="T71" style:family="text">
      <style:text-properties officeooo:rsid="00bf3c9c"/>
    </style:style>
    <style:style style:name="T72" style:family="text">
      <style:text-properties officeooo:rsid="00bf3e43"/>
    </style:style>
    <style:style style:name="T73" style:family="text">
      <style:text-properties officeooo:rsid="00c18094"/>
    </style:style>
    <style:style style:name="T74" style:family="text">
      <style:text-properties officeooo:rsid="00c676bc"/>
    </style:style>
    <style:style style:name="T75" style:family="text">
      <style:text-properties officeooo:rsid="00c89bf4"/>
    </style:style>
    <style:style style:name="T76" style:family="text">
      <style:text-properties officeooo:rsid="00ca7bb9"/>
    </style:style>
    <style:style style:name="T77" style:family="text">
      <style:text-properties officeooo:rsid="00d17b63"/>
    </style:style>
    <style:style style:name="T78" style:family="text">
      <style:text-properties officeooo:rsid="00e135a3"/>
    </style:style>
    <style:style style:name="T79" style:family="text">
      <style:text-properties officeooo:rsid="00e44ab0"/>
    </style:style>
    <style:style style:name="T80" style:family="text">
      <style:text-properties officeooo:rsid="00e5e5ce"/>
    </style:style>
    <style:style style:name="T81" style:family="text">
      <style:text-properties officeooo:rsid="00e8d5c6"/>
    </style:style>
    <style:style style:name="T82" style:family="text">
      <style:text-properties officeooo:rsid="00eaed42"/>
    </style:style>
    <style:style style:name="T83" style:family="text">
      <style:text-properties officeooo:rsid="00ed3bc5"/>
    </style:style>
    <style:style style:name="T84" style:family="text">
      <style:text-properties officeooo:rsid="00ed9a4a"/>
    </style:style>
    <style:style style:name="T85" style:family="text">
      <style:text-properties officeooo:rsid="00f15cd7"/>
    </style:style>
    <style:style style:name="T86" style:family="text">
      <style:text-properties officeooo:rsid="00f3a628"/>
    </style:style>
    <style:style style:name="T87" style:family="text">
      <style:text-properties officeooo:rsid="00f5bc24"/>
    </style:style>
    <style:style style:name="T88" style:family="text">
      <style:text-properties officeooo:rsid="00f780f8"/>
    </style:style>
    <style:style style:name="T89" style:family="text">
      <style:text-properties officeooo:rsid="01068316"/>
    </style:style>
    <style:style style:name="T90" style:family="text">
      <style:text-properties officeooo:rsid="010efab0"/>
    </style:style>
    <style:style style:name="T91" style:family="text">
      <style:text-properties officeooo:rsid="01133ee4"/>
    </style:style>
    <style:style style:name="T92" style:family="text">
      <style:text-properties officeooo:rsid="011c902c"/>
    </style:style>
    <style:style style:name="T93" style:family="text">
      <style:text-properties officeooo:rsid="01228bbe"/>
    </style:style>
    <style:style style:name="T94" style:family="text">
      <style:text-properties officeooo:rsid="01256fa2"/>
    </style:style>
    <style:style style:name="T95" style:family="text">
      <style:text-properties officeooo:rsid="01264881"/>
    </style:style>
    <style:style style:name="T96" style:family="text">
      <style:text-properties officeooo:rsid="01292c25"/>
    </style:style>
    <style:style style:name="T97" style:family="text">
      <style:text-properties officeooo:rsid="012eb36a"/>
    </style:style>
    <style:style style:name="T98" style:family="text">
      <style:text-properties officeooo:rsid="01339388"/>
    </style:style>
    <style:style style:name="T99" style:family="text">
      <style:text-properties officeooo:rsid="013acc75"/>
    </style:style>
    <style:style style:name="T100" style:family="text">
      <style:text-properties officeooo:rsid="013adc35"/>
    </style:style>
    <style:style style:name="T101" style:family="text">
      <style:text-properties officeooo:rsid="013c3d73"/>
    </style:style>
    <style:style style:name="T102" style:family="text">
      <style:text-properties officeooo:rsid="013e53ec"/>
    </style:style>
    <style:style style:name="T103" style:family="text">
      <style:text-properties officeooo:rsid="01426425"/>
    </style:style>
    <style:style style:name="T104" style:family="text">
      <style:text-properties officeooo:rsid="01439544"/>
    </style:style>
    <style:style style:name="T105" style:family="text">
      <style:text-properties officeooo:rsid="014488e3"/>
    </style:style>
    <style:style style:name="T106" style:family="text">
      <style:text-properties officeooo:rsid="01493c31"/>
    </style:style>
    <style:style style:name="T107" style:family="text">
      <style:text-properties officeooo:rsid="014b841a"/>
    </style:style>
    <style:style style:name="T108" style:family="text">
      <style:text-properties officeooo:rsid="014cde19"/>
    </style:style>
    <style:style style:name="T109" style:family="text">
      <style:text-properties officeooo:rsid="014f57b5"/>
    </style:style>
    <style:style style:name="T110" style:family="text">
      <style:text-properties officeooo:rsid="01510080"/>
    </style:style>
    <style:style style:name="T111" style:family="text">
      <style:text-properties officeooo:rsid="015200bc"/>
    </style:style>
    <style:style style:name="T112" style:family="text">
      <style:text-properties officeooo:rsid="01540189"/>
    </style:style>
    <style:style style:name="T113" style:family="text">
      <style:text-properties officeooo:rsid="01567236"/>
    </style:style>
    <style:style style:name="T114" style:family="text">
      <style:text-properties officeooo:rsid="0156f2ea"/>
    </style:style>
    <style:style style:name="T115" style:family="text">
      <style:text-properties officeooo:rsid="01599dd2"/>
    </style:style>
    <style:style style:name="T116" style:family="text">
      <style:text-properties officeooo:rsid="015cd4f3"/>
    </style:style>
    <style:style style:name="T117" style:family="text">
      <style:text-properties officeooo:rsid="016a0fce"/>
    </style:style>
    <style:style style:name="T118" style:family="text">
      <style:text-properties officeooo:rsid="016e1608"/>
    </style:style>
    <style:style style:name="T119" style:family="text">
      <style:text-properties officeooo:rsid="016ed040"/>
    </style:style>
    <style:style style:name="T120" style:family="text">
      <style:text-properties officeooo:rsid="01720f29"/>
    </style:style>
    <style:style style:name="T121" style:family="text">
      <style:text-properties officeooo:rsid="018ce414"/>
    </style:style>
    <style:style style:name="T122" style:family="text">
      <style:text-properties officeooo:rsid="018e85ae"/>
    </style:style>
    <style:style style:name="T123" style:family="text">
      <style:text-properties officeooo:rsid="0193bf60"/>
    </style:style>
    <style:style style:name="T124" style:family="text">
      <style:text-properties officeooo:rsid="019fbb91"/>
    </style:style>
    <style:style style:name="T125" style:family="text">
      <style:text-properties officeooo:rsid="01a06244"/>
    </style:style>
    <style:style style:name="T126" style:family="text">
      <style:text-properties officeooo:rsid="01abb26e"/>
    </style:style>
    <style:style style:name="T127" style:family="text">
      <style:text-properties officeooo:rsid="01ad055e"/>
    </style:style>
    <style:style style:name="T128" style:family="text">
      <style:text-properties officeooo:rsid="01ad7bbe"/>
    </style:style>
    <style:style style:name="T129" style:family="text">
      <style:text-properties officeooo:rsid="01b68f6c"/>
    </style:style>
    <style:style style:name="T130" style:family="text">
      <style:text-properties officeooo:rsid="01ba1765"/>
    </style:style>
    <style:style style:name="T131" style:family="text">
      <style:text-properties officeooo:rsid="01bbf69a"/>
    </style:style>
    <style:style style:name="fr1"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4cm" style:wrap="none" style:vertical-pos="top" style:vertical-rel="paragraph-content" style:horizontal-pos="center" style:horizontal-rel="paragraph-content" fo:padding="0cm" fo:border="none"/>
    </style:style>
    <style:style style:name="fr5" style:family="graphic" style:parent-style-name="Frame">
      <style:graphic-properties fo:margin-left="0cm" fo:margin-right="0cm" fo:margin-top="0cm" fo:margin-bottom="0.4cm" style:run-through="foreground" style:wrap="none" style:vertical-pos="top" style:vertical-rel="paragraph-content" style:horizontal-pos="center" style:horizontal-rel="paragraph-content" fo:padding="0cm" fo:border="none"/>
    </style:style>
    <style:style style:name="fr6" style:family="graphic" style:parent-style-name="Frame">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4cm" style:run-through="foreground" style:wrap="none" style:vertical-pos="top" style:vertical-rel="paragraph-content" style:horizontal-pos="center" style:horizontal-rel="paragraph" fo:padding="0cm" fo:border="none"/>
    </style:style>
    <style:style style:name="fr8"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1" style:family="graphic" style:parent-style-name="OLE">
      <style:graphic-properties fo:margin-left="0cm" fo:margin-right="0cm" fo:margin-top="0cm" fo:margin-bottom="0.4cm" style:run-through="foreground" style:wrap="none" style:vertical-pos="top" style:vertical-rel="paragraph-content" style:horizontal-pos="from-left" style:horizontal-rel="paragraph" fo:padding="0cm" fo:border="none" style:shadow="none" draw:shadow-opacity="100%" loext:rel-width-rel="paragraph" draw:ole-draw-aspect="1"/>
    </style:style>
    <style:style style:name="fr12"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0445920" text:id="ct60445920">
          <text:deletion>
            <office:change-info>
              <dc:creator>Elias Chrysocheris</dc:creator>
              <dc:date>2016-12-24T15:59:00</dc:date>
            </office:change-info>
            <text:p text:style-name="Text_20_body">The length 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4" text:outline-level="1">Pitfall Traps <text:span text:style-name="T1">System Explanation</text:span></text:h>
      <text:p text:style-name="P1">The communications set is formed by many Leaf Nodes that are connected to a Master Node. The Master Node is the gateway of the Leaf nodes to the Internet. This forms a star network topology. Every node registered to the Master one can communicate data to it and the Master Node sends those data to the <text:s/>internet server through GPRS communication.</text:p>
      <text:h text:style-name="P305" text:outline-level="2">Master Node</text:h>
      <text:p text:style-name="P2">The Master Node is the gateway of the Leaf Nodes to the internet. <text:span text:style-name="T2">It is made by an RF enabled microcontroller of Texas Instruments, CC1310. It is an ultra low power microcontroller that contains three microprocessor cores. One core is the programmable one that runs the application of the master node. It is an ARM M3 microprocessor core. This is the main core of the microcontroller. The second core is an ARM M0 that forms the RF Modem, communicating at 868MHz. The third core is an ultra low power core (not an ARM one) called Sensor Controller Engine that is used to monitor the peripherals of the microcontroller and is able to signal an interrupt to the main ARM M3 core when there is a valid event. This core is also programmable.</text:span></text:p>
      <text:p text:style-name="P3">The program is based on Texas Instruments’ real time operating system, TI-RTOS, and the EasyLink RF framework. TI-RTOS is a real time operating system offering low power consumption, task creation, semaphores, event listeners, timers, clocks, hardware and software interrupts and everything an <text:s/>operating system provides. It is the basis of the program of the Pitfall Traps’ application.</text:p>
      <text:p text:style-name="P3">The EasyLink framework is also code written by Texas Instruments, to support RF setup and communications. The framework is suitable for point-to-point communications but it does not provide collision detection. For this application a kind of CSMA/CA is mandatory, so the EasyLink framework was enriched in a way to perform collision avoidance.</text:p>
      <text:p text:style-name="P4">The application uses three tasks:</text:p>
      <text:list xml:id="list7654515330520273353" text:style-name="L1">
        <text:list-item>
          <text:p text:style-name="P297">RF Task for handling RF communications</text:p>
        </text:list-item>
        <text:list-item>
          <text:p text:style-name="P297">UART_GPRS Task for handling GSM messaging and GPRS internet communications</text:p>
        </text:list-item>
        <text:list-item>
          <text:p text:style-name="P297">Main Task that synchronizes the other two tasks and performs basic data handling from packets and server parameters received through internet.</text:p>
        </text:list-item>
      </text:list>
      <text:h text:style-name="P326" text:outline-level="5">Background</text:h>
      <text:h text:style-name="P318" text:outline-level="10">Flash memory usage</text:h>
      <text:p text:style-name="P5">The application uses the flash memory to keep parameters. The parameters needed are the GPRS communcation APN, Username and Password, the internet parameters UID, <text:soft-page-break/>Host and its port, the RTC calibration value and the time interval the RF nodes will communicate to the master. In the same segment there is an ID that when not valid, means the segment is not initialized and the values contained there are illegal. In that case the system uses default values. When the ID value is valid the system uses the values stored in Flash memory.</text:p>
      <text:p text:style-name="P5">Another part of the memory is used for the DHCP table. In that table there are all the registered nodes <text:span text:style-name="T4">(their MAC addresses) together with their short addresses, assigned by the master.</text:span></text:p>
      <text:p text:style-name="P6">The files that contain the functions that manipulate the Flash memory read/write are in the <text:span text:style-name="Source_20_Text">./Flash</text:span> subdirectory in the main program tree. The files are <text:span text:style-name="Source_20_Text">AppFlash.h</text:span> and <text:span text:style-name="Source_20_Text">AppFlash.c</text:span></text:p>
      <text:h text:style-name="P318" text:outline-level="10">Real Time Clock</text:h>
      <text:p text:style-name="P6">The RTC of the system counts only seconds and subseconds. There is the need of creating valid timestamps according to date/time values and perform conversions from timestamps to date/time and vice versa. Another problem is that <text:span text:style-name="T5">TI-RTOS uses RTC for its internal synchronization so it is not possible to alter its value. When BIOS starts the value of RTC is reset. The trick to do our job is to keep a timestamp difference from the value of the RTC (set by TI-RTOS) to the current time. Using this time interval we are able to perform all the necessary conversions and time-keeping.</text:span></text:p>
      <text:p text:style-name="P7">The files that contain the RTC manipulation functions are in <text:span text:style-name="Source_20_Text">./RTC</text:span> subdirectory of the application tree. These files are <text:span text:style-name="Source_20_Text">RTCFuncs.h</text:span> and <text:span text:style-name="Source_20_Text">RTCFuncs.c</text:span></text:p>
      <text:h text:style-name="P319" text:outline-level="10">RF EasyLink Framework</text:h>
      <text:p text:style-name="P7">The RF EasyLink framework is written by Texas Instruments to support RF communications for its RF microcontrollers family. It provides an easy way to configure the RF core and perform packet communications. The only drawback is that it does not include any kind of CSMA/CA making the development of a complex application not having a way to check the RF channel availability before using it. As a result, many nodes can transmit packets at the same time without taking care of a collision avoidance of data. The code was edited and enriched with this functionality.</text:p>
      <text:p text:style-name="P8">The EasyLink framework code is in <text:span text:style-name="Source_20_Text">./RF/EasyLink</text:span> directory of the application tree and its functions are in <text:span text:style-name="Source_20_Text">EasyLink.h</text:span> and <text:span text:style-name="Source_20_Text">EasyLink.c</text:span> files. It also needs some support files that define the normal operation of the commands sent to the RF core of the microcontroller used. These are <text:span text:style-name="Source_20_Text"><text:span text:style-name="T6">smartrf_settings_predefined.h</text:span></text:span><text:span text:style-name="T6">, </text:span><text:span text:style-name="Source_20_Text"><text:span text:style-name="T6">smartrf_settings_predefined.c</text:span></text:span><text:span text:style-name="T6">, </text:span><text:span text:style-name="Source_20_Text"><text:span text:style-name="T6">smartrf_settings.h</text:span></text:span><text:span text:style-name="T6">, </text:span><text:span text:style-name="Source_20_Text"><text:span text:style-name="T6">smartrf_settings.c</text:span></text:span><text:span text:style-name="T6">, </text:span><text:span text:style-name="Source_20_Text"><text:span text:style-name="T6">CSMACA_settings.h</text:span></text:span><text:span text:style-name="T6"> and </text:span><text:span text:style-name="Source_20_Text"><text:span text:style-name="T6">CSMACA_settings.c</text:span></text:span><text:span text:style-name="T6">. All these support files are in the </text:span><text:span text:style-name="Source_20_Text"><text:span text:style-name="T6">./RF/SmartRF_Settings</text:span></text:span><text:span text:style-name="T6"> subdirectory of the application tree. The first four of these files are created by using SmartRF Studio</text:span><text:span text:style-name="T8">TM</text:span><text:span text:style-name="T15"> application provided by Texas Instruments, while the two latter files create the commands sent to the RF core to perform CSMA/CA.</text:span></text:p>
      <text:p text:style-name="P9"><text:soft-page-break/><text:span text:style-name="T15">T</text:span><text:span text:style-name="T14">he following flowchart presents the CSMA/CA algorithm used in modified EasyLink framework:</text:span></text:p>
      <text:p text:style-name="P10"><draw:frame draw:style-name="fr1" draw:name="Frame3" text:anchor-type="paragraph" svg:y="0.138cm" svg:width="15.383cm" draw:z-index="2"><draw:text-box fo:min-height="9.88cm"><text:p text:style-name="Illustration"><draw:frame draw:style-name="fr8" draw:name="Object1" text:anchor-type="paragraph" svg:width="15.383cm" style:rel-width="100%" svg:height="9.52cm" style:rel-height="scale" draw:z-index="3"><draw:object xlink:href="./Object 1" xlink:type="simple" xlink:show="embed" xlink:actuate="onLoad"/><draw:image xlink:href="./ObjectReplacements/Object 1" xlink:type="simple" xlink:show="embed" xlink:actuate="onLoad"/></draw:frame><text:line-break/>Illustration <text:sequence text:ref-name="refIllustration0" text:name="Illustration" text:formula="ooow:Illustration+1" style:num-format="1">1</text:sequence>: CSMA/CA RF Flow Diagram</text:p></draw:text-box></draw:frame><text:span text:style-name="T15">W</text:span><text:span text:style-name="T14">hen a packet transmission is needed, instead of a call to CMD_PROP_TX command we create a whole command chain is used. A command chain either succeeds when all of its commands succeed or fails if any of its commands fail. So, the first scheduled command is a CMD_NOP that performs no RF operation, but is scheduled to start after a random interval. After CMD_NOP a CMD_PROP_CS follows that enables Rx and checks for an RF signal. It measures the RSSI and if it is found below RSSI threshold (defined by </text:span><text:span text:style-name="Source_20_Text"><text:span text:style-name="T16">RSSI_THRESHOLD_DBM</text:span></text:span><text:span text:style-name="T16"> in </text:span><text:span text:style-name="Source_20_Text"><text:span text:style-name="T16">CSMACA_settings.h</text:span></text:span><text:span text:style-name="T16">) it fires a PROP_DONE_IDLE signal that triggers a CMD_PROP_TX command to transmit the needed packet. By the end of packet transmission the command chain is considered successful and exits.</text:span></text:p>
      <text:p text:style-name="P11"><text:span text:style-name="T14">In the case where CMD_PROP_CS finds the RF channel busy (it checks it for </text:span><text:span text:style-name="Source_20_Text"><text:span text:style-name="T14">IDLE_TIME_US</text:span></text:span><text:span text:style-name="T14"> </text:span><text:span text:style-name="T17">time in microseconds, defined in </text:span><text:span text:style-name="Source_20_Text"><text:span text:style-name="T17">CSMACA_settings.h</text:span></text:span><text:span text:style-name="T17"> file) it signals it with a PROP_DONE_BUSY which triggers the CMD_COUNT_BRANCH command. This command counts down its counter by one and if the counter is still positive it returns control to CMD_PROP_CS once more. If the counter reached 0 the command chain terminates. The initial value of the counter is set by </text:span><text:span text:style-name="Source_20_Text"><text:span text:style-name="T17">CS_RETRIES_WHEN_BUSY</text:span></text:span><text:span text:style-name="T17"> definition in </text:span><text:span text:style-name="Source_20_Text"><text:span text:style-name="T17">CSMACA_settings.h</text:span></text:span><text:span text:style-name="T17"> file.</text:span></text:p>
      <text:h text:style-name="P320" text:outline-level="10">Board files</text:h>
      <text:p text:style-name="P12">In the main directory of the application tree there are some files that define the default behavior of the microcontroller’s hardware. Two of these files are <text:span text:style-name="Source_20_Text">CC1310DK_7XD.h</text:span> and <text:soft-page-break/><text:span text:style-name="Source_20_Text">CC1310DK_</text:span><text:span text:style-name="Source_20_Text"><text:span text:style-name="T25">7</text:span></text:span><text:span text:style-name="Source_20_Text">XD.c</text:span>. <text:span text:style-name="T26">These contain definitions and functions that setup peripherals at a default state, as long as the I/O pins. The name of these files show that the application development was for CC1310DK and SmartRF06EB evaluation board. Finally, </text:span><text:span text:style-name="Source_20_Text"><text:span text:style-name="T26">Board.h</text:span></text:span><text:span text:style-name="T26"> file “links” definitions used in the code to the I/O pins and other peripherals needed.</text:span></text:p>
      <text:h text:style-name="P327" text:outline-level="5">UART_GPRS Task</text:h>
      <text:p text:style-name="P4">This task can receive SMS messages from GSM module and perform internet communication to the server through GPRS. The task’s code is in <text:span text:style-name="Source_20_Text">UART_GPRS.h</text:span> and <text:span text:style-name="Source_20_Text">UART_GPRS.c</text:span> files that are placed in <text:span text:style-name="Source_20_Text">./GSM</text:span> directory in the program’s tree. <text:span text:style-name="T3">It creates a Finite State Machine to handle the GSM module and sends commands to it through a UART port of the microcontroller. The priority of this task is the lowest to let the other two tasks perform their jobs without problems.</text:span></text:p>
      <text:p text:style-name="P14">The task function loop flowchart is presented:</text:p>
      <text:p text:style-name="P15"><draw:frame draw:style-name="fr2" draw:name="Frame1" text:anchor-type="paragraph" svg:width="8.179cm" draw:z-index="0"><draw:text-box fo:min-height="9.927cm"><text:p text:style-name="Illustration"><draw:frame draw:style-name="fr8" draw:name="Object2" text:anchor-type="paragraph" svg:width="8.179cm" style:rel-width="100%" svg:height="9.56cm" style:rel-height="scale" draw:z-index="4"><draw:object xlink:href="./Object 2" xlink:type="simple" xlink:show="embed" xlink:actuate="onLoad"/><draw:image xlink:href="./ObjectReplacements/Object 2" xlink:type="simple" xlink:show="embed" xlink:actuate="onLoad"/></draw:frame><text:line-break/>Illustration <text:sequence text:ref-name="refIllustration1" text:name="Illustration" text:formula="ooow:Illustration+1" style:num-format="1">2</text:sequence>: Main Loop of GSM/GPRS Task</text:p></draw:text-box></draw:frame>The function waits for en event that announces the need for GSM usage. This can be for SMS reception and parsing, issuing a “settings” request to server or issuing a “signal” request to server. The FSM loop will handle the power-up of the GSM module, its initialization, will perform the necessary communication to the GSM provider and Internet server and then will power off the GSM module and exit. After exiting the FSM the system returns to the “Wait For Event” state which puts the task to sleep, until there is a new event. The new event can be from any other task, or even by a clock object counting the communication repetition time. When this clock expires it triggers the task to restart a new GSM cycle. The clock object also needs to know the event to trigger and that is why <text:soft-page-break/>the event is stored in <text:span text:style-name="T27">ClkEvent</text:span> variable. This is necessary to track which tasks the FSM performed without errors, so the next time only the communications that did not succeed will be repeated (or the default “Signal” request to the server). The clock object will be set to retrigger the GSM communication after a preset time, according to the status of the previous communication. If there was an error then it will restart after the default time for errors. If the previous communication was successful the restarting interval will be the preset by the server’s parameters.</text:p>
      <text:p text:style-name="P16">The internals of the GSM Finite State Machine Loop are presented in the following flowchart:</text:p>
      <text:p text:style-name="P17"><draw:frame draw:style-name="fr1" draw:name="Frame2" text:anchor-type="paragraph" svg:y="-0.018cm" svg:width="11.832cm" draw:z-index="1"><draw:text-box fo:min-height="18.177cm"><text:p text:style-name="Illustration"><draw:frame draw:style-name="fr8" draw:name="Object3" text:anchor-type="paragraph" svg:width="11.832cm" style:rel-width="100%" svg:height="16.99cm" style:rel-height="scale" draw:z-index="5"><draw:object xlink:href="./Object 3" xlink:type="simple" xlink:show="embed" xlink:actuate="onLoad"/><draw:image xlink:href="./ObjectReplacements/Object 3" xlink:type="simple" xlink:show="embed" xlink:actuate="onLoad"/></draw:frame><text:line-break/>Illustration <text:sequence text:ref-name="refIllustration2" text:name="Illustration" text:formula="ooow:Illustration+1" style:num-format="1">3</text:sequence>: GSM Finite State Machine Loop</text:p></draw:text-box></draw:frame><text:soft-page-break/>In the <text:span text:style-name="T33">previous flowchart there are some parts need deeper analysis. Those parts involve states of the FSM (prepended with GFSM_ prefix in the code). Lets start with the GSM initialization part of the FSM.</text:span></text:p>
      <text:p text:style-name="P17"/>
      <text:p text:style-name="P18"><draw:frame draw:style-name="fr3" draw:name="Frame4" text:anchor-type="paragraph" svg:width="11.852cm" draw:z-index="6"><draw:text-box fo:min-height="21.937cm"><text:p text:style-name="Illustration"><draw:frame draw:style-name="fr9" draw:name="Object4" text:anchor-type="paragraph" svg:y="0.21cm" svg:width="9.386cm" style:rel-width="93%" svg:height="17.415cm" style:rel-height="scale" draw:z-index="7"><draw:object xlink:href="./Object 4" xlink:type="simple" xlink:show="embed" xlink:actuate="onLoad"/><draw:image xlink:href="./ObjectReplacements/Object 4" xlink:type="simple" xlink:show="embed" xlink:actuate="onLoad"/></draw:frame><text:line-break/>Illustration <text:sequence text:ref-name="refIllustration3" text:name="Illustration" text:formula="ooow:Illustration+1" style:num-format="1">4</text:sequence>: GSM Module Initialization FSM Flowchart</text:p></draw:text-box></draw:frame><text:soft-page-break/>The previous part of the FSM powers up the GSM module, it waits until the module is ready to communicate with the microcontroller and sets up the basic parameters (disables echoing of commands sent to the module, enables flow control on both transmition and reception and, if necessary, it gets the module’s IMEI to use it as UID in HTTP requests, later).</text:p>
      <text:p text:style-name="P19">The following flowchart presents the FSM states that perform the connection of the GSM module to the GSM Telephony Provider.</text:p>
      <text:p text:style-name="P20"><draw:frame draw:style-name="fr1" draw:name="Frame5" text:anchor-type="paragraph" svg:y="-0.032cm" svg:width="15.312cm" draw:z-index="8"><draw:text-box fo:min-height="13.407cm"><text:p text:style-name="Illustration"><draw:frame draw:style-name="fr10" draw:name="Object5" text:anchor-type="as-char" svg:width="15.312cm" style:rel-width="100%" svg:height="13.407cm" style:rel-height="scale" draw:z-index="9"><draw:object xlink:href="./Object 5" xlink:type="simple" xlink:show="embed" xlink:actuate="onLoad"/><draw:image xlink:href="./ObjectReplacements/Object 5" xlink:type="simple" xlink:show="embed" xlink:actuate="onLoad"/></draw:frame><text:line-break/>Illustration <text:sequence text:ref-name="refIllustration4" text:name="Illustration" text:formula="ooow:Illustration+1" style:num-format="1">5</text:sequence>: Connection To GSM Provider FSM Flowchart</text:p></draw:text-box></draw:frame>The first time the system powers up, or when the correct button is pressed by the user, the system tries to read any SMS sent <text:span text:style-name="T34">entering the SMS Handling part of the FSM. In this part, the FSM first checks if there are any SMS messages in module’s memory (received earlier) and parses them, if any, or waits for enough time for the GSM provider to send any new messages to the module. Then parses them and at the same time it still accepts new SMS messages. Every time an SMS is parsed, it is scanned for all accepted commands, gets their parameters and alter their associated resource. Only SMS messages with normal characters are accepted. SMSs with special characters and MMSs are ignored.</text:span></text:p>
      <text:p text:style-name="P21"><text:soft-page-break/>When there are no other SMS messages in memory and the available time expires, it exits the SMS Handling. The following illustration presents the SMS Handling of the whole GSM FSM.</text:p>
      <text:p text:style-name="P22"><draw:frame draw:style-name="fr1" draw:name="Frame6" text:anchor-type="paragraph" svg:y="-0.104cm" svg:width="17.612cm" draw:z-index="10"><draw:text-box fo:min-height="16.501cm"><text:p text:style-name="Illustration"><draw:frame draw:style-name="fr10" draw:name="Object6" text:anchor-type="as-char" svg:width="17.083cm" style:rel-width="97%" svg:height="16.33cm" style:rel-height="scale" draw:z-index="11"><draw:object xlink:href="./Object 6" xlink:type="simple" xlink:show="embed" xlink:actuate="onLoad"/><draw:image xlink:href="./ObjectReplacements/Object 6" xlink:type="simple" xlink:show="embed" xlink:actuate="onLoad"/></draw:frame><text:line-break/>Illustration <text:sequence text:ref-name="refIllustration5" text:name="Illustration" text:formula="ooow:Illustration+1" style:num-format="1">6</text:sequence>: SMS Reading and Parsing</text:p></draw:text-box></draw:frame>The central states are SMSLIST and READSMS. When reading an SMS with READSMS the returned parameters do not specify the length of the text in characters. This can confuse the parser when there are CRLFs inside the SMS text. To avoid this problem we first read the SMS as PDU which returns just one line of hexadecimal characters that describe the SMS. By parsing this line the SMS length (in characters) can be found.</text:p>
      <text:p text:style-name="P22">So, first enter PDU mode for SMS subsystem, read all the SMS messages stored in module’s memory (SIM card actually), parse them one by one to find out their lengths and fill in a table <text:span text:style-name="T35">(SMSMem) </text:span>with the index of the messages read, linked with their respective lengths. When there are erroneous characters read (garbage from GSM noise) there is a repetition mechanism to repeat SMS list command. During reading the list of the SMS messages, <text:soft-page-break/>there can be “+CMTI” lines. These announce the reception of a new SMS from the GSM network. These lines are ignored, as those new messages will be in the list, or will be read later. </text:p>
      <text:p text:style-name="P22">If there is any SMS found in storage memory (and parsed) or newly received, the system will enter Text Mode for SMS <text:span text:style-name="T35">and reads the SMS messages stored in the SMS table (SMSMem) and parse them to find any known command in their text. The system uses the length in characters found in the previous process. Each parsed SMS is then deleted and the reading loop proceeds to the next SMS in the list. For every command found in the SMS text, its associated function is called to parse the command’s parameter and alter the associated resource. When all SMS messages were parsed, the system deletes all SMS messages and repeats the FSM loop from the beginning.</text:span></text:p>
      <text:p text:style-name="P23">If there are no SMS messages in memory, the system waits for new SMS messages from the GSM network. If there is any new SMS received the FSM starts all over again to read and parse the newly received SMS. If the time expires without a new SMS notification, it exits the loop. The first time the wait state is entered, the time interval of waiting is 30 seconds. For eny subsequent times this state is entered, the time interval is 5 seconds.</text:p>
      <text:p text:style-name="P24">Commands that can be issued to the master node using SMS messages:</text:p>
      <text:list xml:id="list2815859848882508736" text:style-name="L2">
        <text:list-item>
          <text:p text:style-name="P298"><text:span text:style-name="T37">APN=</text:span><text:span text:style-name="T31">&lt;GPRS_APN_of_GSM_network&gt;</text:span><text:span text:style-name="T47">: Sets the APN used to attach to GPRS service of the GSM provider currently registered. </text:span><text:span text:style-name="T49">Can be up to 64 characters long.</text:span></text:p>
        </text:list-item>
        <text:list-item>
          <text:p text:style-name="P298"><text:span text:style-name="T37">USERNAME=</text:span><text:span text:style-name="T31">&lt;GPRS_username_of_GSM_network&gt;</text:span><text:span text:style-name="T47">: The GPRS service of the GSM network needs a username and a password. Using this command the username of the GPRS service of the network is set. </text:span><text:span text:style-name="T49">Can be up to 32 characters long. It can also be empty. The default username is empty.</text:span></text:p>
        </text:list-item>
        <text:list-item>
          <text:p text:style-name="P298"><text:span text:style-name="T37">PASSWORD=</text:span><text:span text:style-name="T31">&lt;GPRS_password_of_GSM_network&gt;</text:span><text:span text:style-name="T47">: The GPRS service of the GSM network needs a username and a password. Using this command the password of the GPRS service of the network is set. </text:span><text:span text:style-name="T49">It can be up to 32 characters long or even empty. The default password is empty.</text:span></text:p>
        </text:list-item>
        <text:list-item>
          <text:p text:style-name="P299"><text:span text:style-name="T38">HOST=</text:span><text:span text:style-name="T27">&lt;Host_URL&gt;</text:span><text:span text:style-name="T47">: Sets the URL of the server the system will communicate and issue HTTP requests. </text:span><text:span text:style-name="T49">It is defined without the request protocol, such as “</text:span><text:a xlink:type="simple" xlink:href="http://www.rhynchos.com/" text:style-name="Internet_20_link" text:visited-style-name="Visited_20_Internet_20_Link"><text:span text:style-name="T49">www.rhynchos.com</text:span></text:a><text:span text:style-name="T49">”, which is the default Host value. Can be up to 32 characters long.</text:span></text:p>
        </text:list-item>
        <text:list-item>
          <text:p text:style-name="P299"><text:span text:style-name="T38">PORT=</text:span><text:span text:style-name="T27">&lt;Server_TCP_Port_number&gt;</text:span><text:span text:style-name="T47">: Sets the port number the server listens to requests from the Pitfall Traps System. </text:span><text:span text:style-name="T49">Can be up to 65535. The default value is the HTML value, 80.</text:span></text:p>
        </text:list-item>
        <text:list-item>
          <text:p text:style-name="P300"><text:span text:style-name="T38">UID=</text:span><text:span text:style-name="T27">&lt;UID_of_master_node&gt;</text:span><text:span text:style-name="T47">: Sets the UID of this master node. The UID is the Unique Identifier the master will use to communicate to the server and identify itself. Usually, this is the IMEI of the GSM module, but it can be any other </text:span><text:soft-page-break/><text:span text:style-name="T47">acceptable by the server value (15 to 16 alphanumeric characters). </text:span><text:span text:style-name="T49">The default value during programming of the master trap’s microcontroller is empty, but during the first run it is programmed with the IMEI of the GSM module attached to it.</text:span></text:p>
        </text:list-item>
        <text:list-item>
          <text:p text:style-name="P300"><text:span text:style-name="T38">RTCCAL=</text:span><text:span text:style-name="T27">&lt;RTC_Calibration_Value&gt;</text:span><text:span text:style-name="T47">: It is the value that should be written to the microcontroller’s calibration register in order to achieve an accurate Real Time Clock counting. </text:span><text:span text:style-name="T49">This is a command to be used only by the designers of the system. It can be a 32 bit value. For the RF microcontroller the system is built, its default value is 0x00800000.</text:span></text:p>
        </text:list-item>
        <text:list-item>
          <text:p text:style-name="P300"><text:span text:style-name="T38">NODEUPDATE=</text:span><text:span text:style-name="T27">&lt;RF_communication_time_interval_with_the_leaf_nodes&gt;</text:span><text:span text:style-name="T47">: Sets the time interval where the master will open the RF channel and communicate to the leaf nodes, in minutes. </text:span><text:span text:style-name="T50">It is a 16 bit value. </text:span><text:span text:style-name="T47">The default value is 10 minutes.</text:span></text:p>
        </text:list-item>
      </text:list>
      <text:p text:style-name="P25"><text:span text:style-name="T47">Instead of the ‘=’ sign the user can enter ‘:’ in the previous parameters. Also, spaces before or after the assign character (‘=’ or ‘:’) are ignored. The values can be in single (‘) or double (“) quotes. Subsequent commands can be separated using space, comma or newline (CRLF) characters. The numeric values can be specified as binary, decimal or hexadecimal numbers. </text:span><text:span text:style-name="T48">By default the system accepts the numbers as decimal, but the user can use binary numbering by prefixing the number with ‘0b’ and/or postfixing it with the character ‘b’ (i.e. 0b0110110101, or 0110110101b, or 0b0110110101b are all valid binary numbers) or hexadecimal numbering using the prefix ‘0x’ and/or the postfix ‘h’. </text:span><text:span text:style-name="T49">Another tip is that the commands and numeric values are not case sensitive, so the user can use either small or capital letters. The non numeric values are case sensitive and are used in exactly the way they are spelled in the SMS.</text:span></text:p>
      <text:p text:style-name="P29">After checking SMS messages, the system proceeds to GPRS requests. The first time the system is powered up (or when the user forces the system using the appropriate key button) there is a “settings” HTTP request issued to the internet server for every registered node and the master itself. This is necessary for the system to synchronize its real time clock and acquire parameters for each leaf node. In current version the “UpdTm” parameter is set only by the master’s parameters. The only really needed parameter for each node is the “Reset” one. All the subsequent times this part of the FSM is entered, it issues a “signal” HTTP request to the server to send node’s data (master’s and leafs’) <text:span text:style-name="T36">and parameters.</text:span></text:p>
      <text:p text:style-name="P30">The following illustration presents the flowchart of the FSM for GPRS handling. The first part is for connecting to GPRS service of the provider. Then the <text:span text:style-name="T51">TCP</text:span> connection to the internet server is established:</text:p>
      <text:p text:style-name="P30"/>
      <text:p text:style-name="P26"><draw:frame draw:style-name="fr4" draw:name="Frame7" text:anchor-type="paragraph" svg:width="11.799cm" draw:z-index="12"><draw:text-box fo:min-height="15.951cm"><text:p text:style-name="Illustration"><draw:frame draw:style-name="fr11" draw:name="Object7" text:anchor-type="paragraph" svg:x="0.229cm" svg:width="11.799cm" style:rel-width="100%" svg:height="15.951cm" style:rel-height="scale" draw:z-index="13"><draw:object xlink:href="./Object 7" xlink:type="simple" xlink:show="embed" xlink:actuate="onLoad"/><draw:image xlink:href="./ObjectReplacements/Object 7" xlink:type="simple" xlink:show="embed" xlink:actuate="onLoad"/></draw:frame><text:line-break/>Illustration <text:sequence text:ref-name="refIllustration6" text:name="Illustration" text:formula="ooow:Illustration+1" style:num-format="1">7</text:sequence>: GPRS Communication Initialization FSM Flowchart</text:p></draw:text-box></draw:frame><text:soft-page-break/>In this part of the FSM the APN, Username, Password, Host and Port parameters are used. For a successful connection they must be all set correctly, otherwise there will be an error. The system establishes a connection to GPRS service of cellular network, starts an IP connection and gets an IP from the DHCP server, <text:span text:style-name="T52">instructs the module to add IP head to every response (“+IPD,” header to present the length of the response) and establishes a TCP connection to the host server at the specified TCP port for exchanging data with the pitfall traps server.</text:span></text:p>
      <text:p text:style-name="P27">The rest of the FSM sends the appropriate request to the server, for each node, including the master, parses the server’s response and gets the parameters set by the user. The flowchart of this part is illustrated below:</text:p>
      <text:p text:style-name="P27"/>
      <text:p text:style-name="P28"><draw:frame draw:style-name="fr5" draw:name="Frame8" text:anchor-type="paragraph" svg:width="13.01cm" draw:z-index="14"><draw:text-box fo:min-height="20.99cm"><text:p text:style-name="Illustration"><draw:frame draw:style-name="fr12" draw:name="Object8" text:anchor-type="paragraph" svg:width="13.01cm" style:rel-width="100%" svg:height="20.99cm" style:rel-height="scale" draw:z-index="15"><draw:object xlink:href="./Object 8" xlink:type="simple" xlink:show="embed" xlink:actuate="onLoad"/><draw:image xlink:href="./ObjectReplacements/Object 8" xlink:type="simple" xlink:show="embed" xlink:actuate="onLoad"/></draw:frame><text:line-break/>Illustration <text:sequence text:ref-name="refIllustration7" text:name="Illustration" text:formula="ooow:Illustration+1" style:num-format="1">8</text:sequence>: HTTP Request and Server's Response Parsing</text:p></draw:text-box></draw:frame><text:soft-page-break/>Because of the IP headers in the response, the first thing that should be found in it is the ‘+IPD,’ litteral that specifies the return length in characters. After finding this litteral, the FSM tries to parse the length parameter and if it is found to be 0m it proceeds to the request for the next node. There is no need to restart a TCP connection to the serverm as this is already established and not closed.</text:p>
      <text:p text:style-name="P63"><text:soft-page-break/>If the length found is not 0, the FSM parses all the output lines to find the HTTP response code and the known and accepted parameters. For each parameter there is an associated function that parses its value and updates the associated resource in the system. During this process, the input buffer is updated every time there are new data from the response.</text:p>
      <text:p text:style-name="P63">Sometimes a response is comprised by blocks of data that are all prepended by ‘IPD,’ header. Every time there is one, the FSM reverts to “Find IPD” state to restart parsing of new data.</text:p>
      <text:p text:style-name="P63">When the response of a request is parsed and there are more nodes in the system that need to send data to the internet server, there is a new request issued. After the response of the last node’s request is parsed, the system needs to shutdown the GSM circuitry. The following block diagram presents this part of the FSM:</text:p>
      <text:p text:style-name="Text_20_body"/>
      <text:p text:style-name="P64"><draw:frame draw:style-name="fr4" draw:name="Frame9" text:anchor-type="paragraph" svg:width="15.907cm" draw:z-index="16"><draw:text-box fo:min-height="12.674cm"><text:p text:style-name="Illustration"><draw:frame draw:style-name="fr10" draw:name="Object9" text:anchor-type="as-char" svg:width="15.907cm" style:rel-width="100%" svg:height="12.674cm" style:rel-height="scale" draw:z-index="17"><draw:object xlink:href="./Object 9" xlink:type="simple" xlink:show="embed" xlink:actuate="onLoad"/><draw:image xlink:href="./ObjectReplacements/Object 9" xlink:type="simple" xlink:show="embed" xlink:actuate="onLoad"/></draw:frame><text:line-break/>Illustration <text:sequence text:ref-name="refIllustration8" text:name="Illustration" text:formula="ooow:Illustration+1" style:num-format="1">9</text:sequence>: Powering Off the GSM Module &amp; Circuitry</text:p></draw:text-box></draw:frame>After powering off the GSM module the task loop returns to the event pending, falling asleep. It will be triggered again when the <text:span text:style-name="T27">ReGSMClk</text:span><text:span text:style-name="T38"> clock object expires. The timeout of this clock object is set by the Main task according to the event that receives from the GSM/GPRS task and the type of HTTP request the error happened (Settings or Signal request).</text:span></text:p>
      <text:p text:style-name="P28"/>
      <text:h text:style-name="P322" text:outline-level="5"><text:soft-page-break/>Radio Task</text:h>
      <text:p text:style-name="P65">The RF Task takes care of the RF communication to the peripheral leaf nodes. The task is designed in a way to take priority against other tasks and handle only the communication part of the whole system. The RF communication is based on EasyLink framework, provided by Texas Instruments. <text:span text:style-name="T53">The task code is placed in </text:span><text:span text:style-name="Source_20_Text"><text:span text:style-name="T53">RadioTask.h</text:span></text:span><text:span text:style-name="T53"> and </text:span><text:span text:style-name="Source_20_Text"><text:span text:style-name="T53">RadioTask.c</text:span></text:span><text:span text:style-name="T53"> files that are in </text:span><text:span text:style-name="Source_20_Text"><text:span text:style-name="T53">./RF</text:span></text:span><text:span text:style-name="T53"> subdirectory of the application tree. There is another one file in the same subdirectory, called </text:span><text:span text:style-name="Source_20_Text"><text:span text:style-name="T53">RadioProtocol.h</text:span></text:span><text:span text:style-name="T53">. This file contains the description of the communication packets. Both Master and Leaf Node’s code should include this file. If this file is not common and there are different things described in the two applications, no communication could be established.</text:span></text:p>
      <text:h text:style-name="Heading_20_10" text:outline-level="10">Communication Packets</text:h>
      <text:p text:style-name="P68">Before continuing in describing the RF Task design, the communication between the nodes and the master should be described.</text:p>
      <text:p text:style-name="P66">For the complete communication, RF packets are exchanged with the leaf nodes. The packet format defined by the EasyLink framework is presented here:</text:p>
      <table:table table:name="Table1" table:style-name="Table1">
        <table:table-column table:style-name="Table1.A"/>
        <table:table-column table:style-name="Table1.B"/>
        <table:table-column table:style-name="Table1.C"/>
        <table:table-row>
          <table:table-cell table:style-name="Table1.A1" office:value-type="string">
            <text:p text:style-name="P164">Length</text:p>
          </table:table-cell>
          <table:table-cell table:style-name="Table1.A1" office:value-type="string">
            <text:p text:style-name="P164">Destination Address</text:p>
          </table:table-cell>
          <table:table-cell table:style-name="Table1.C1" office:value-type="string">
            <text:p text:style-name="P164">Payload</text:p>
          </table:table-cell>
        </table:table-row>
        <table:table-row>
          <table:table-cell table:style-name="Table1.A2" office:value-type="string">
            <text:p text:style-name="P180">1 Byte</text:p>
          </table:table-cell>
          <table:table-cell table:style-name="Table1.A2" office:value-type="string">
            <text:p text:style-name="P180">Up to 8 Bytes</text:p>
          </table:table-cell>
          <table:table-cell table:style-name="Table1.A2" office:value-type="string">
            <text:p text:style-name="P180">Up to 128 Bytes</text:p>
          </table:table-cell>
        </table:table-row>
      </table:table>
      <text:p text:style-name="P67">The packet needed to be sent is encapsulated by the EasylLink <text:span text:style-name="T27">Length</text:span> and <text:span text:style-name="T27">Destination Address</text:span>. In the <text:span text:style-name="T27">Payload</text:span><text:span text:style-name="T38"> the real communication packet is stored. </text:span><text:span text:style-name="T40">The </text:span><text:span text:style-name="T28">Length</text:span><text:span text:style-name="T40"> field defines the number of bytes that appear in the </text:span><text:span text:style-name="T28">Payload</text:span><text:span text:style-name="T40"> field. </text:span><text:span text:style-name="T38">The </text:span><text:span text:style-name="T27">Destination Address</text:span><text:span text:style-name="T38"> field has a length of up to 8 bytes, but it is defined during EasyLink initialization. For the current application the short address of a node can be 1 byte long, so EasyLink is instructed to use this length for an address.</text:span></text:p>
      <text:p text:style-name="P68"><text:span text:style-name="T38">Every RF packet encapsulated by EasyLink has a header that describes </text:span><text:span text:style-name="T39">the packet type (the meaning of the internal data bytes) and the source address of the node that sent this packet. Both fields are 1 byte long, each.</text:span></text:p>
      <text:p text:style-name="P71">The packet type can be one of:</text:p>
      <table:table table:name="Table2" table:style-name="Table2">
        <table:table-column table:style-name="Table2.A"/>
        <table:table-column table:style-name="Table2.B"/>
        <table:table-header-rows>
          <table:table-row>
            <table:table-cell table:style-name="Table2.A1" office:value-type="string">
              <text:p text:style-name="Table_20_Heading">Packet ID</text:p>
            </table:table-cell>
            <table:table-cell table:style-name="Table2.B1" office:value-type="string">
              <text:p text:style-name="Table_20_Heading">Packet type description</text:p>
            </table:table-cell>
          </table:table-row>
        </table:table-header-rows>
        <table:table-row>
          <table:table-cell table:style-name="Table2.A10" office:value-type="string">
            <text:p text:style-name="P181">1</text:p>
          </table:table-cell>
          <table:table-cell table:style-name="Table2.B10" office:value-type="string">
            <text:p text:style-name="P182">Ack: Acknowledge</text:p>
          </table:table-cell>
        </table:table-row>
        <table:table-row>
          <table:table-cell table:style-name="Table2.A10" office:value-type="string">
            <text:p text:style-name="P181">2</text:p>
          </table:table-cell>
          <table:table-cell table:style-name="Table2.B10" office:value-type="string">
            <text:p text:style-name="P182">PAck: Partial Acknowledge</text:p>
          </table:table-cell>
        </table:table-row>
        <table:table-row>
          <table:table-cell table:style-name="Table2.A10" office:value-type="string">
            <text:p text:style-name="P181">3</text:p>
          </table:table-cell>
          <table:table-cell table:style-name="Table2.B10" office:value-type="string">
            <text:p text:style-name="P182">NAck: Not Acknowledge</text:p>
          </table:table-cell>
        </table:table-row>
        <table:table-row>
          <table:table-cell table:style-name="Table2.A10" office:value-type="string">
            <text:p text:style-name="P181">4</text:p>
          </table:table-cell>
          <table:table-cell table:style-name="Table2.B10" office:value-type="string">
            <text:p text:style-name="P182">Beacon: Beacon packet</text:p>
          </table:table-cell>
        </table:table-row>
        <table:table-row>
          <table:table-cell table:style-name="Table2.A10" office:value-type="string">
            <text:p text:style-name="P181">5</text:p>
          </table:table-cell>
          <table:table-cell table:style-name="Table2.B10" office:value-type="string">
            <text:p text:style-name="P182">Register: Node Registration Request</text:p>
          </table:table-cell>
        </table:table-row>
        <table:table-row>
          <table:table-cell table:style-name="Table2.A10" office:value-type="string">
            <text:p text:style-name="P181">6</text:p>
          </table:table-cell>
          <table:table-cell table:style-name="Table2.B10" office:value-type="string">
            <text:p text:style-name="P182">RegistetAck: Node Registration Acceptance</text:p>
          </table:table-cell>
        </table:table-row>
        <table:table-row>
          <table:table-cell table:style-name="Table2.A10" office:value-type="string">
            <text:p text:style-name="P181">7</text:p>
          </table:table-cell>
          <table:table-cell table:style-name="Table2.B10" office:value-type="string">
            <text:p text:style-name="P182">RegisterNAck: Node Registration Denial</text:p>
          </table:table-cell>
        </table:table-row>
        <text:soft-page-break/>
        <table:table-row>
          <table:table-cell table:style-name="Table2.A10" office:value-type="string">
            <text:p text:style-name="P181">8</text:p>
          </table:table-cell>
          <table:table-cell table:style-name="Table2.B10" office:value-type="string">
            <text:p text:style-name="P182">GetInfo: Information Request</text:p>
          </table:table-cell>
        </table:table-row>
        <table:table-row>
          <table:table-cell table:style-name="Table2.A10" office:value-type="string">
            <text:p text:style-name="P181">9</text:p>
          </table:table-cell>
          <table:table-cell table:style-name="Table2.B10" office:value-type="string">
            <text:p text:style-name="P182">NodeInfo: Information to Node</text:p>
          </table:table-cell>
        </table:table-row>
        <table:table-row>
          <table:table-cell table:style-name="Table2.A11" office:value-type="string">
            <text:p text:style-name="P181">10</text:p>
          </table:table-cell>
          <table:table-cell table:style-name="Table2.B11" office:value-type="string">
            <text:p text:style-name="P182">Data: Data packet with Event Timestamps</text:p>
          </table:table-cell>
        </table:table-row>
      </table:table>
      <text:h text:style-name="P308" text:outline-level="10">Beacon</text:h>
      <text:p text:style-name="P69"><text:span text:style-name="T38">The idea of the whole communication is based on </text:span><text:span text:style-name="T27">Beacons</text:span><text:span text:style-name="T38"> (Beacon packets) sent by the master node. When the</text:span><text:span text:style-name="T40">re is the time the</text:span><text:span text:style-name="T38"> master node </text:span><text:span text:style-name="T40">opens the RF channel for communication, </text:span><text:span text:style-name="T38">it sends beacon packets to announce the RF communication is possible and </text:span><text:span text:style-name="T40">to </text:span><text:span text:style-name="T38">also synchronize </text:span><text:span text:style-name="T40">to </text:span><text:span text:style-name="T38">the leaf nodes. For this reason, a Beacon packet contains the </text:span><text:span text:style-name="T40">current time (in timestamp format: </text:span><text:span text:style-name="T41">number of </text:span><text:span text:style-name="T40">seconds passed since Jan 1</text:span><text:span text:style-name="T10">st</text:span><text:span text:style-name="T40">, 2000), the next time the RF communication channel will open and the MAC address of the master node. The last is mandatory as there may be many masters for different network at the same place and a leaf node should only respond to its master’s beacon. In that way the leaf nodes of a network do not clutter the communication of the nodes of another network.</text:span></text:p>
      <text:p text:style-name="P72">The following illustration presents a beacon packet:</text:p>
      <table:table table:name="Table3" table:style-name="Table3">
        <table:table-column table:style-name="Table3.A"/>
        <table:table-column table:style-name="Table3.B"/>
        <table:table-column table:style-name="Table3.C"/>
        <table:table-column table:style-name="Table3.A"/>
        <table:table-column table:style-name="Table3.E"/>
        <table:table-column table:style-name="Table3.F"/>
        <table:table-column table:style-name="Table3.G"/>
        <table:table-row>
          <table:table-cell table:style-name="Table3.A1" office:value-type="string">
            <text:p text:style-name="P165">18</text:p>
          </table:table-cell>
          <table:table-cell table:style-name="Table3.A1" office:value-type="string">
            <text:p text:style-name="P166">0</text:p>
          </table:table-cell>
          <table:table-cell table:style-name="Table3.C1" table:number-columns-spanned="5" office:value-type="string">
            <table:table table:name="Table4" table:style-name="Table4">
              <table:table-column table:style-name="Table4.A" table:number-columns-repeated="2"/>
              <table:table-column table:style-name="Table4.C" table:number-columns-repeated="2"/>
              <table:table-column table:style-name="Table4.E"/>
              <table:table-row>
                <table:table-cell table:style-name="Table4.A1" office:value-type="string">
                  <text:p text:style-name="P33">4</text:p>
                </table:table-cell>
                <table:table-cell table:style-name="Table4.A1" office:value-type="string">
                  <text:p text:style-name="P33">1</text:p>
                </table:table-cell>
                <table:table-cell table:style-name="Table4.A1" office:value-type="string">
                  <text:p text:style-name="P33">Current Time</text:p>
                </table:table-cell>
                <table:table-cell table:style-name="Table4.A1" office:value-type="string">
                  <text:p text:style-name="P33">Next <text:s/>Wake Up Time</text:p>
                </table:table-cell>
                <table:table-cell table:style-name="Table4.E1" office:value-type="string">
                  <text:p text:style-name="P33">Master MAC</text:p>
                </table:table-cell>
              </table:table-row>
            </table:table>
            <text:p text:style-name="P183"/>
          </table:table-cell>
          <table:covered-table-cell/>
          <table:covered-table-cell/>
          <table:covered-table-cell/>
          <table:covered-table-cell/>
        </table:table-row>
        <table:table-row>
          <table:table-cell table:style-name="Table3.A2" office:value-type="string">
            <text:p text:style-name="P219">1</text:p>
          </table:table-cell>
          <table:table-cell table:style-name="Table3.A2" office:value-type="string">
            <text:p text:style-name="P219">1</text:p>
          </table:table-cell>
          <table:table-cell table:style-name="Table3.A2" office:value-type="string">
            <text:p text:style-name="P194">1</text:p>
          </table:table-cell>
          <table:table-cell table:style-name="Table3.A2" office:value-type="string">
            <text:p text:style-name="P194">1</text:p>
          </table:table-cell>
          <table:table-cell table:style-name="Table3.A2" office:value-type="string">
            <text:p text:style-name="P194">4 Bytes</text:p>
          </table:table-cell>
          <table:table-cell table:style-name="Table3.A2" office:value-type="string">
            <text:p text:style-name="P194">4 Bytes</text:p>
          </table:table-cell>
          <table:table-cell table:style-name="Table3.G2" office:value-type="string">
            <text:p text:style-name="P194">8 Bytes</text:p>
          </table:table-cell>
        </table:table-row>
      </table:table>
      <text:p text:style-name="P70"><text:span text:style-name="T38">In the red frame the complete EasyLink packet is described. The first byte is the length of the payload (Beacon packet) and the second byte is the destination address. Since all the nodes should be able to receive a beacon packet, the destination address of a beacon is ‘0’, which is the broadcast address of the network. In the payload of the EasyLink packet the beacon packet is placed. The first byte of the beacon is the packet type that identifies this packet as a beacon (4). The next is the source address. This cannot be anything else than ‘1’, that identifies the master node. The current time and the next wake-up time are sent, which are 4 bytes long each. Finally, the MAC address of the master node is sent, which is 8 bytes long. </text:span><text:span text:style-name="T41">So, the whole packet placed in payload is 18 bytes long (1 + 1 + 4 + 4 + 8 = 18).</text:span></text:p>
      <text:p text:style-name="P73">A beacon is sent every 250ms. <text:span text:style-name="T54">Every communication from the leaf nodes to the master happens after the leaf nodes have received a beacon.</text:span></text:p>
      <text:h text:style-name="P308" text:outline-level="10">Node Registration</text:h>
      <text:p text:style-name="P80">One master node and many leaf nodes form a total PitFall network. In order for a leaf node to be able to communicate to a master, the leaf node should join the master’s network. This registration process happens only once and it makes both the master and the leaf node to get to know each other. In that way the master assigns a short address to the leaf node asking registration, and the leaf node, when accepted by the master, knows that it will respond only to that specific master <text:span text:style-name="T55">with the assigned short address</text:span>.</text:p>
      <text:p text:style-name="P81"><text:soft-page-break/>The master node does not always accept registration of new nodes. It does so, only when it is instructed by the user of the system. So, the master can be in normal mode, or in Sync mode. When in Sync mode, it can accept the registration request of a leaf node. Otherwise it does not accept it.</text:p>
      <text:p text:style-name="P235">The following diagram presents the packets exchanged between a leaf node requesting registration and the master. <text:span text:style-name="T55">Actually, in the diagram there are many leaf nodes present, for the diagram to present all possible situations; already registered node requesting registration, not registered node requesting registration and a node that its packet is not received correctly. The master is in normal mode at the first part and in Sync mode at the second:</text:span></text:p>
      <text:p text:style-name="P31"><draw:frame draw:style-name="fr5" draw:name="Frame10" text:anchor-type="paragraph" svg:width="13.566cm" draw:z-index="18"><draw:text-box fo:min-height="10.705cm"><text:p text:style-name="Illustration"><draw:frame draw:style-name="fr10" draw:name="Object10" text:anchor-type="as-char" svg:width="13.566cm" style:rel-width="100%" svg:height="10.705cm" style:rel-height="scale" draw:z-index="19"><draw:object xlink:href="./Object 10" xlink:type="simple" xlink:show="embed" xlink:actuate="onLoad"/><draw:image xlink:href="./ObjectReplacements/Object 10" xlink:type="simple" xlink:show="embed" xlink:actuate="onLoad"/></draw:frame><text:line-break/>Illustration <text:sequence text:ref-name="refIllustration9" text:name="Illustration" text:formula="ooow:Illustration+1" style:num-format="1">10</text:sequence>: Leaf Node Registration Process</text:p></draw:text-box></draw:frame>During RF activity, the master node sends beacons every 250ms. The leaf nodes respond after receiving one. The nodes that need to register to the network, send registration request packets.</text:p>
      <text:p text:style-name="P32">When in normal mode, the master accepts only registration requests from nodes that are already registered. In this mode the master is not allowed to accept new nodes in the network. So, in the previous illustration, the answer to the unregistered node is RegisterNAck while the answer to an already registered node is RegisterAck.</text:p>
      <text:p text:style-name="P32">When the user instructs the master to enter Sync mode, by long pressing the <text:span text:style-name="T61">SYNC</text:span> button, the master responds to a register request from both registered and unregistered nodes with a RegisterAck packet. The only reason for an unregistered node to receive a <text:soft-page-break/>RegisterNAck packet, is the chance of the master not having any more short addresses unassigned.</text:p>
      <text:p text:style-name="P32">In every mode when the master receives a packet that is not correct (CRC is not correct) then it responds to the leaf node with a NAck packet.</text:p>
      <text:p text:style-name="P32">Another thing that is illustrated, is the possibility of receiving a second packet before responding. The master node <text:span text:style-name="T61">always </text:span>puts the received packets in a packet queue and it processes them when it is ready. <text:span text:style-name="T61">The RF reception of packets takes precedence over their processing for the master not to loose any communication packet from any leaf node.</text:span></text:p>
      <text:p text:style-name="P32">Finally, since the short address of a node is only one byte long, this means that there can be 256 valid addresses. Address ‘0’ is a special address, the broadcast address. All nodes are forced to receive and process packets send to address ‘0’. The master node always has a short address of ‘1’. This address cannot be assigned to any other node in the network. So leaf nodes can have a short address from ‘2’ to ‘255’, thus only up to 254 nodes can join the same master’s network.</text:p>
      <text:p text:style-name="P32">A registration request packet, called Register<text:span text:style-name="T56"> </text:span>Packet has the following forma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7">20</text:p>
          </table:table-cell>
          <table:table-cell table:style-name="Table5.A1" office:value-type="string">
            <text:p text:style-name="P167">1</text:p>
          </table:table-cell>
          <table:table-cell table:style-name="Table5.C1" table:number-columns-spanned="5" office:value-type="string">
            <table:table table:name="Table6" table:style-name="Table6">
              <table:table-column table:style-name="Table6.A" table:number-columns-repeated="2"/>
              <table:table-column table:style-name="Table6.C"/>
              <table:table-column table:style-name="Table6.D"/>
              <table:table-column table:style-name="Table6.E"/>
              <table:table-row>
                <table:table-cell table:style-name="Table6.A1" office:value-type="string">
                  <text:p text:style-name="P35">5</text:p>
                </table:table-cell>
                <table:table-cell table:style-name="Table6.A1" office:value-type="string">
                  <text:p text:style-name="P35">x</text:p>
                </table:table-cell>
                <table:table-cell table:style-name="Table6.A1" office:value-type="string">
                  <text:p text:style-name="P35">CRC</text:p>
                </table:table-cell>
                <table:table-cell table:style-name="Table6.A1" office:value-type="string">
                  <text:p text:style-name="P35">Master Node’s MAC</text:p>
                </table:table-cell>
                <table:table-cell table:style-name="Table6.E1" office:value-type="string">
                  <text:p text:style-name="P34"><text:span text:style-name="T56">Leaf Node’s</text:span> MAC</text:p>
                </table:table-cell>
              </table:table-row>
            </table:table>
            <text:p text:style-name="P184"/>
          </table:table-cell>
          <table:covered-table-cell/>
          <table:covered-table-cell/>
          <table:covered-table-cell/>
          <table:covered-table-cell/>
        </table:table-row>
        <table:table-row>
          <table:table-cell table:style-name="Table5.A2" office:value-type="string">
            <text:p text:style-name="P220">1</text:p>
          </table:table-cell>
          <table:table-cell table:style-name="Table5.A2" office:value-type="string">
            <text:p text:style-name="P220">1</text:p>
          </table:table-cell>
          <table:table-cell table:style-name="Table5.A2" office:value-type="string">
            <text:p text:style-name="P195">1</text:p>
          </table:table-cell>
          <table:table-cell table:style-name="Table5.A2" office:value-type="string">
            <text:p text:style-name="P195">1</text:p>
          </table:table-cell>
          <table:table-cell table:style-name="Table5.A2" office:value-type="string">
            <text:p text:style-name="P195"><text:span text:style-name="T56">2</text:span> Bytes</text:p>
          </table:table-cell>
          <table:table-cell table:style-name="Table5.A2" office:value-type="string">
            <text:p text:style-name="P195"><text:span text:style-name="T56">8</text:span> Bytes</text:p>
          </table:table-cell>
          <table:table-cell table:style-name="Table5.G2" office:value-type="string">
            <text:p text:style-name="P195">8 Bytes</text:p>
          </table:table-cell>
        </table:table-row>
      </table:table>
      <text:p text:style-name="P84">Again the whole EasyLink packet is presented. The length of the communication packet is 20 bytes, so the length of EasyLink payload is ‘20’. The target short address of a Register Packet can be only a master node, so the EasyLink destination address must be ‘1’. <text:span text:style-name="T56">The type of this packet is ‘5’, that declares the Registration request Packet. The short address of the packet normally is ‘0’, as this packet is normally sent by nodes that are not registered to this master’s network and do not have a short address. But if this field contains another value, for a packet that comes from an already registered node, it is not considered faulty. The packet also contains the MAC address of the target master node (because all master nodes have a short address of ‘1’, this is the field that makes the leaf node distinguish the needed master) and the MAC address of the Leaf node that sends the request. Using the MAC address the master node can search through its database and find if this is a new node requesting to join the network or an already registered one.</text:span></text:p>
      <text:p text:style-name="P101">Finally, the CRC value is a CRC16 checksum to help the master node find out the validity of the data in this packet.</text:p>
      <text:p text:style-name="P82">A registration acknowledge packet, called RegisterAck Packet has the following forma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168">14</text:p>
          </table:table-cell>
          <table:table-cell table:style-name="Table7.A1" office:value-type="string">
            <text:p text:style-name="P168">0</text:p>
          </table:table-cell>
          <table:table-cell table:style-name="Table7.C1" table:number-columns-spanned="6" office:value-type="string">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table-cell table:style-name="Table8.A1" office:value-type="string">
                  <text:p text:style-name="P44">6</text:p>
                </table:table-cell>
                <table:table-cell table:style-name="Table8.A1" office:value-type="string">
                  <text:p text:style-name="P44">1</text:p>
                </table:table-cell>
                <table:table-cell table:style-name="Table8.A1" office:value-type="string">
                  <text:p text:style-name="P36">CRC</text:p>
                </table:table-cell>
                <table:table-cell table:style-name="Table8.A1" office:value-type="string">
                  <text:p text:style-name="P36"><text:span text:style-name="T57">Leaf</text:span> Node’s MAC</text:p>
                </table:table-cell>
                <table:table-cell table:style-name="Table8.A1" office:value-type="string">
                  <text:p text:style-name="P36">Node Short Address</text:p>
                </table:table-cell>
                <table:table-cell table:style-name="Table8.F1" office:value-type="string">
                  <text:p text:style-name="P44">Registration Status</text:p>
                </table:table-cell>
              </table:table-row>
            </table:table>
            <text:p text:style-name="P185"/>
          </table:table-cell>
          <table:covered-table-cell/>
          <table:covered-table-cell/>
          <table:covered-table-cell/>
          <table:covered-table-cell/>
          <table:covered-table-cell/>
        </table:table-row>
        <table:table-row>
          <table:table-cell table:style-name="Table7.A2" office:value-type="string">
            <text:p text:style-name="P221">1</text:p>
          </table:table-cell>
          <table:table-cell table:style-name="Table7.A2" office:value-type="string">
            <text:p text:style-name="P221">1</text:p>
          </table:table-cell>
          <table:table-cell table:style-name="Table7.A2" office:value-type="string">
            <text:p text:style-name="P196">1</text:p>
          </table:table-cell>
          <table:table-cell table:style-name="Table7.A2" office:value-type="string">
            <text:p text:style-name="P196">1</text:p>
          </table:table-cell>
          <table:table-cell table:style-name="Table7.A2" office:value-type="string">
            <text:p text:style-name="P196"><text:span text:style-name="T56">2</text:span> Bytes</text:p>
          </table:table-cell>
          <table:table-cell table:style-name="Table7.A2" office:value-type="string">
            <text:p text:style-name="P196"><text:span text:style-name="T56">8</text:span> Bytes</text:p>
          </table:table-cell>
          <table:table-cell table:style-name="Table7.A2" office:value-type="string">
            <text:p text:style-name="P196"><text:span text:style-name="T58">1</text:span> Byte</text:p>
          </table:table-cell>
          <table:table-cell table:style-name="Table7.H2" office:value-type="string">
            <text:p text:style-name="P205">1 Byte</text:p>
          </table:table-cell>
        </table:table-row>
      </table:table>
      <text:p text:style-name="P84"><text:soft-page-break/>The length of the EasyLink payload is 14 bytes. The packet is also sent broadcast, because the leaf node requesting registration does not own a short address; <text:span text:style-name="T58">t</text:span>he address that will identify <text:span text:style-name="T58">the leaf node is the MAC address set in the “Leaf Node’s MAC” field of the communication packet. The packet type is ‘6’ that identifies the packet as a RegisterAck one. The master sends this packet, so the source address specified, is ‘1’. The “Node Short Address” field contains the short address assigned to the leaf node by the master. This is the short address that the leaf node will have in its whole life in this network.</text:span></text:p>
      <text:p text:style-name="P102">Another field that is reserved for later enhancements of the protocol is the “Registration Status” field. This is not currently in use. Again, all the packet’s validity is supervised using a CRC value.</text:p>
      <text:p text:style-name="P83">A registration not acknowledge packet, called RegisterNAck Packet ha<text:span text:style-name="T62">s</text:span> the following format:</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69">1<text:span text:style-name="T59">2</text:span></text:p>
          </table:table-cell>
          <table:table-cell table:style-name="Table9.A1" office:value-type="string">
            <text:p text:style-name="P169">0</text:p>
          </table:table-cell>
          <table:table-cell table:style-name="Table9.C1" table:number-columns-spanned="4"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6">7</text:p>
                </table:table-cell>
                <table:table-cell table:style-name="Table10.A1" office:value-type="string">
                  <text:p text:style-name="P45">1</text:p>
                </table:table-cell>
                <table:table-cell table:style-name="Table10.A1" office:value-type="string">
                  <text:p text:style-name="P37">CRC</text:p>
                </table:table-cell>
                <table:table-cell table:style-name="Table10.D1" office:value-type="string">
                  <text:p text:style-name="P37"><text:span text:style-name="T57">Leaf</text:span> Node’s MAC</text:p>
                </table:table-cell>
              </table:table-row>
            </table:table>
            <text:p text:style-name="P186"/>
          </table:table-cell>
          <table:covered-table-cell/>
          <table:covered-table-cell/>
          <table:covered-table-cell/>
        </table:table-row>
        <table:table-row>
          <table:table-cell table:style-name="Table9.A2" office:value-type="string">
            <text:p text:style-name="P222">1</text:p>
          </table:table-cell>
          <table:table-cell table:style-name="Table9.A2" office:value-type="string">
            <text:p text:style-name="P222">1</text:p>
          </table:table-cell>
          <table:table-cell table:style-name="Table9.A2" office:value-type="string">
            <text:p text:style-name="P197">1</text:p>
          </table:table-cell>
          <table:table-cell table:style-name="Table9.A2" office:value-type="string">
            <text:p text:style-name="P197">1</text:p>
          </table:table-cell>
          <table:table-cell table:style-name="Table9.A2" office:value-type="string">
            <text:p text:style-name="P197"><text:span text:style-name="T56">2</text:span> Bytes</text:p>
          </table:table-cell>
          <table:table-cell table:style-name="Table9.F2" office:value-type="string">
            <text:p text:style-name="P197"><text:span text:style-name="T56">8</text:span> Bytes</text:p>
          </table:table-cell>
        </table:table-row>
      </table:table>
      <text:p text:style-name="Text_20_body">The length of this packet is 12 bytes. <text:span text:style-name="T60">The packet type is ‘7’ that identifies it as a RegisterNAck packet. The rest of the fields have the same meaning as in RegisterAck field.</text:span></text:p>
      <text:h text:style-name="P309" text:outline-level="10">Data Exchange</text:h>
      <text:p text:style-name="P85">The purpose of a network is the data exchange between the two terminal nodes, one leaf node and one master node. For this reason there are a variety of packets that can be used.</text:p>
      <text:p text:style-name="P85">In our case the master node synchronizes its real time clock with the internet server. The leaf nodes must resynchronize their real time clocks with the master’s. In that way the RTC of the nodes are always current and correct. There are also some parameters passed from the internet server to the master node <text:span text:style-name="T63">on</text:span> each leaf node, registered in the master’s network, <text:span text:style-name="T63">behalf</text:span>. These parameters must be <text:span text:style-name="T63">send from the master to each leaf node. Another part of the communication is the event timestamps fetched by the leaf node. They must be sent to the master in order for it to forward them to the internet server.</text:span></text:p>
      <text:p text:style-name="P86">In order to cover all these aspects of the communication, there are two kinds of requests; one for exchanging only parameters from the master to the leaf node and one that includes events timestamp data from the leaf node to the master one, together with the data sent from the master to the leaf node. The first kind is used by the leaf node when it does not have any timestamp data to sent to the master. The following illustration presents the packets exchanged in that case:</text:p>
      <text:p text:style-name="P87"><draw:frame draw:style-name="fr6" draw:name="Frame11" text:anchor-type="paragraph" svg:width="14.79cm" style:rel-width="87%" svg:height="7.541cm" style:rel-height="scale-min" draw:z-index="20"><draw:text-box><text:p text:style-name="Illustration"><draw:frame draw:style-name="fr13" draw:name="Object11" text:anchor-type="as-char" svg:y="-6.959cm" svg:width="15.109cm" style:rel-width="100%" svg:height="8.745cm" style:rel-height="scale" draw:z-index="21"><draw:object xlink:href="./Object 11" xlink:type="simple" xlink:show="embed" xlink:actuate="onLoad"/><draw:image xlink:href="./ObjectReplacements/Object 11" xlink:type="simple" xlink:show="embed" xlink:actuate="onLoad"/><svg:desc>OLE-object</svg:desc></draw:frame><text:line-break/>Illustration <text:sequence text:ref-name="refIllustration10" text:name="Illustration" text:formula="ooow:Illustration+1" style:num-format="1">11</text:sequence>: Getting Node Information, Wnen No Event Timestamps Are Recorded</text:p></draw:text-box></draw:frame><text:soft-page-break/>When the Get Info packet comes from an unregistered leaf node or it is an erroneous packet (CRC checksum is not correct) then the packet is discarded and no answer is returned from the master node. Otherwise, when the packet is correct and comes from an already registered node, the master sends back a NodeInfo packet. <text:span text:style-name="T64">Again, when there are parameters sent to the leaf node that need a confirmation (such as a Reset command asked by the user), the leaf node sends back an Ack packet to confirm that it received and parsed that paramater. If there is no such parameter in the NodeInfo packet, no Ack is sent back.</text:span></text:p>
      <text:p text:style-name="P88">The Get Node Information request is placed by a leaf node using the GetInfo Packet. Its form is presented her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row>
          <table:table-cell table:style-name="Table11.A1" office:value-type="string">
            <text:p text:style-name="P171">20</text:p>
          </table:table-cell>
          <table:table-cell table:style-name="Table11.A1" office:value-type="string">
            <text:p text:style-name="P171">1</text:p>
          </table:table-cell>
          <table:table-cell table:style-name="Table11.C1" table:number-columns-spanned="8" office:value-type="string">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office:value-type="string">
                  <text:p text:style-name="P47">8</text:p>
                </table:table-cell>
                <table:table-cell table:style-name="Table12.A1" office:value-type="string">
                  <text:p text:style-name="P47">x</text:p>
                </table:table-cell>
                <table:table-cell table:style-name="Table12.A1" office:value-type="string">
                  <text:p text:style-name="P38">CRC</text:p>
                </table:table-cell>
                <table:table-cell table:style-name="Table12.A1" office:value-type="string">
                  <text:p text:style-name="P38"><text:span text:style-name="T57">Leaf</text:span> Node’s MAC</text:p>
                </table:table-cell>
                <table:table-cell table:style-name="Table12.A1" office:value-type="string">
                  <text:p text:style-name="P47">30<text:span text:style-name="T7">o</text:span><text:span text:style-name="T14">C </text:span><text:span text:style-name="T18">Calibration</text:span></text:p>
                </table:table-cell>
                <table:table-cell table:style-name="Table12.A1" office:value-type="string">
                  <text:p text:style-name="P47">85<text:span text:style-name="T11">o</text:span><text:span text:style-name="T18">C Calibration</text:span></text:p>
                </table:table-cell>
                <table:table-cell table:style-name="Table12.A1" office:value-type="string">
                  <text:p text:style-name="P49">Battery</text:p>
                </table:table-cell>
                <table:table-cell table:style-name="Table12.H1" office:value-type="string">
                  <text:p text:style-name="P49">Master Counter</text:p>
                </table:table-cell>
              </table:table-row>
            </table:table>
            <text:p text:style-name="P187"/>
          </table:table-cell>
          <table:covered-table-cell/>
          <table:covered-table-cell/>
          <table:covered-table-cell/>
          <table:covered-table-cell/>
          <table:covered-table-cell/>
          <table:covered-table-cell/>
          <table:covered-table-cell/>
        </table:table-row>
        <table:table-row>
          <table:table-cell table:style-name="Table11.A2" office:value-type="string">
            <text:p text:style-name="P223">1</text:p>
          </table:table-cell>
          <table:table-cell table:style-name="Table11.A2" office:value-type="string">
            <text:p text:style-name="P223">1</text:p>
          </table:table-cell>
          <table:table-cell table:style-name="Table11.A2" office:value-type="string">
            <text:p text:style-name="P198">1</text:p>
          </table:table-cell>
          <table:table-cell table:style-name="Table11.A2" office:value-type="string">
            <text:p text:style-name="P198">1</text:p>
          </table:table-cell>
          <table:table-cell table:style-name="Table11.A2" office:value-type="string">
            <text:p text:style-name="P198"><text:span text:style-name="T56">2</text:span> Bytes</text:p>
          </table:table-cell>
          <table:table-cell table:style-name="Table11.A2" office:value-type="string">
            <text:p text:style-name="P198"><text:span text:style-name="T56">8</text:span> Bytes</text:p>
          </table:table-cell>
          <table:table-cell table:style-name="Table11.A2" office:value-type="string">
            <text:p text:style-name="P198"><text:span text:style-name="T64">2 </text:span>Byte<text:span text:style-name="T64">s</text:span></text:p>
          </table:table-cell>
          <table:table-cell table:style-name="Table11.A2" office:value-type="string">
            <text:p text:style-name="P213">2 Bytes</text:p>
          </table:table-cell>
          <table:table-cell table:style-name="Table11.A2" office:value-type="string">
            <text:p text:style-name="P206"><text:span text:style-name="T64">2</text:span> Byte<text:span text:style-name="T64">s</text:span></text:p>
          </table:table-cell>
          <table:table-cell table:style-name="Table11.J2" office:value-type="string">
            <text:p text:style-name="P213">2 Bytes</text:p>
          </table:table-cell>
        </table:table-row>
      </table:table>
      <text:p text:style-name="Text_20_body">The length of the EasyLink payload is 20 bytes and the destination address can only be the master node, thus it is 1’. The packet type that identifies that packet as a GetInfo packet is ‘8’. The short address of the leaf node is ‘x’. In the packet there is also the node’s MAC address.</text:p>
      <text:p text:style-name="Text_20_body">In this packet there are some parameters sent from the leaf node to the master. These are:</text:p>
      <text:list xml:id="list9036525620599770590" text:style-name="L3">
        <text:list-item>
          <text:p text:style-name="P301"><text:span text:style-name="T32">30</text:span><text:span text:style-name="T12">o</text:span><text:span text:style-name="T19">C Calibration Value</text:span><text:span text:style-name="T14">: is the ADC value of the temperature sensor of the node when the temperature is 30 degrees.</text:span></text:p>
        </text:list-item>
        <text:list-item>
          <text:p text:style-name="P301"><text:span text:style-name="T20">85</text:span><text:span text:style-name="T13">o</text:span><text:span text:style-name="T20">C Calibration Value</text:span><text:span text:style-name="T14">: is the ADC value of the temperature sensor of the node when the temperature is 85 degrees.</text:span></text:p>
        </text:list-item>
        <text:list-item>
          <text:p text:style-name="P301"><text:soft-page-break/><text:span text:style-name="T20">Battery</text:span><text:span text:style-name="T14">: is the battery level (ADC value)</text:span></text:p>
        </text:list-item>
        <text:list-item>
          <text:p text:style-name="P236"><text:span text:style-name="T14">Master Counter</text:span><text:span text:style-name="T21">: is the master counter of the events recorded up to now.</text:span></text:p>
        </text:list-item>
      </text:list>
      <text:p text:style-name="Text_20_body">The first two parameters are helpers for calculating the temperature value of each event sent to the <text:span text:style-name="T65">internet server. The other two parameters are those also sent to the internet server in a “Signal” request.</text:span></text:p>
      <text:p text:style-name="P89">The whole packet integrity is supervised by a CRC value, as in all used packets.</text:p>
      <text:p text:style-name="P89">Using this packet, the leaf node asks for parameters sent by the server for this node and for parameters that the master needs the leaf node to know in order to be synchronized during consecutive RF transactions. The answer of the master node is a Node Information packet, known as NodeInfo. Its structure is presented:</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row>
          <table:table-cell table:style-name="Table13.A1" office:value-type="string">
            <text:p text:style-name="P172">2<text:span text:style-name="T66">4</text:span></text:p>
          </table:table-cell>
          <table:table-cell table:style-name="Table13.A1" office:value-type="string">
            <text:p text:style-name="P173">x</text:p>
          </table:table-cell>
          <table:table-cell table:style-name="Table13.C1" table:number-columns-spanned="8" office:value-type="string">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office:value-type="string">
                  <text:p text:style-name="P50">9</text:p>
                </table:table-cell>
                <table:table-cell table:style-name="Table14.A1" office:value-type="string">
                  <text:p text:style-name="P50">1</text:p>
                </table:table-cell>
                <table:table-cell table:style-name="Table14.A1" office:value-type="string">
                  <text:p text:style-name="P39">CRC</text:p>
                </table:table-cell>
                <table:table-cell table:style-name="Table14.A1" office:value-type="string">
                  <text:p text:style-name="P39"><text:span text:style-name="T57">Leaf</text:span> Node’s MAC</text:p>
                </table:table-cell>
                <table:table-cell table:style-name="Table14.A1" office:value-type="string">
                  <text:p text:style-name="P50"><text:span text:style-name="T18">M</text:span><text:span text:style-name="T14">aster Node’s MAC</text:span></text:p>
                </table:table-cell>
                <table:table-cell table:style-name="Table14.A1" office:value-type="string">
                  <text:p text:style-name="P50"><text:span text:style-name="T18">N</text:span><text:span text:style-name="T14">ode’s Short Address</text:span></text:p>
                </table:table-cell>
                <table:table-cell table:style-name="Table14.A1" office:value-type="string">
                  <text:p text:style-name="P50">Flags</text:p>
                </table:table-cell>
                <table:table-cell table:style-name="Table14.H1" office:value-type="string">
                  <text:p text:style-name="P50">Radio Interval</text:p>
                </table:table-cell>
              </table:table-row>
            </table:table>
            <text:p text:style-name="P188"/>
          </table:table-cell>
          <table:covered-table-cell/>
          <table:covered-table-cell/>
          <table:covered-table-cell/>
          <table:covered-table-cell/>
          <table:covered-table-cell/>
          <table:covered-table-cell/>
          <table:covered-table-cell/>
        </table:table-row>
        <table:table-row>
          <table:table-cell table:style-name="Table13.A2" office:value-type="string">
            <text:p text:style-name="P224">1</text:p>
          </table:table-cell>
          <table:table-cell table:style-name="Table13.A2" office:value-type="string">
            <text:p text:style-name="P224">1</text:p>
          </table:table-cell>
          <table:table-cell table:style-name="Table13.A2" office:value-type="string">
            <text:p text:style-name="P199">1</text:p>
          </table:table-cell>
          <table:table-cell table:style-name="Table13.A2" office:value-type="string">
            <text:p text:style-name="P199">1</text:p>
          </table:table-cell>
          <table:table-cell table:style-name="Table13.A2" office:value-type="string">
            <text:p text:style-name="P199"><text:span text:style-name="T56">2</text:span> Bytes</text:p>
          </table:table-cell>
          <table:table-cell table:style-name="Table13.A2" office:value-type="string">
            <text:p text:style-name="P199"><text:span text:style-name="T56">8</text:span> Bytes</text:p>
          </table:table-cell>
          <table:table-cell table:style-name="Table13.A2" office:value-type="string">
            <text:p text:style-name="P199"><text:span text:style-name="T64">8 </text:span>Byte<text:span text:style-name="T64">s</text:span></text:p>
          </table:table-cell>
          <table:table-cell table:style-name="Table13.A2" office:value-type="string">
            <text:p text:style-name="P214"><text:span text:style-name="T66">1</text:span> Byte</text:p>
          </table:table-cell>
          <table:table-cell table:style-name="Table13.A2" office:value-type="string">
            <text:p text:style-name="P207"><text:span text:style-name="T66">1</text:span> Byte</text:p>
          </table:table-cell>
          <table:table-cell table:style-name="Table13.J2" office:value-type="string">
            <text:p text:style-name="P214">2 Bytes</text:p>
          </table:table-cell>
        </table:table-row>
      </table:table>
      <text:p text:style-name="P90"><text:change text:change-id="ct60445920"/>The EasyLink payload packet length is 24 bytes. The destination address of this packet is the address of the node that previously sent the GetInfo packet. The type of the packet is ‘9’ that identifies it as a Node Information Answer packet. The source address of this packet is a master node, so the source address is ‘1’. In the packet there is also the Master Node’s MAC address, for the leaf node to verify if the answer comes from its master or from a master of another network. Also, the Leaf Node’s Address is in the packet for the node to check if it is really a correct packet targeting itself.</text:p>
      <text:p text:style-name="P91">The information sent to the node is its short address assigned by the master during registration process, the Radio Interval that specified the time interval in minutes the master uses during two consecutive RF wake-ups and some flags that present the parameters set by the internet server. The only parameter used <text:span text:style-name="T67">at this time, </text:span>is the “Reset” parameter that makes the leaf node to reset its counters. If the Reset parameter of the server is ‘1’ then bit 0 of the flags value is set.</text:p>
      <text:p text:style-name="P92">If the flags value is different than 0, the master node must be informed that those flags were parsed by the leaf node. In that case the latter sends back an Ack packet. This is a necessary action in order for the master to be informed and not send the reset command over and over again.</text:p>
      <text:p text:style-name="P92">Once again, the CRC value is sent for the receiver to test packet’s integrity.</text:p>
      <text:p text:style-name="P93">When there are recorded events, the leaf node needs to send these events to the master in order for the latter to forward them to the internet server. This kind of communication is different from that described up to now for data exchange. The leaf node does not need to send GetInfo packets, as the job is done through Data packets. The communication is illustrated in the following flow diagram:</text:p>
      <text:p text:style-name="P94"><draw:frame draw:style-name="fr6" draw:name="Frame12" text:anchor-type="paragraph" svg:width="14.111cm" style:rel-width="83%" svg:height="7.93cm" style:rel-height="scale-min" draw:z-index="22"><draw:text-box><text:p text:style-name="Illustration"><draw:frame draw:style-name="fr13" draw:name="Object12" text:anchor-type="as-char" svg:y="-7.987cm" svg:width="14.416cm" style:rel-width="100%" svg:height="8.468cm" style:rel-height="scale" draw:z-index="23"><draw:object xlink:href="./Object 12" xlink:type="simple" xlink:show="embed" xlink:actuate="onLoad"/><draw:image xlink:href="./ObjectReplacements/Object 12" xlink:type="simple" xlink:show="embed" xlink:actuate="onLoad"/><svg:desc>OLE-object</svg:desc></draw:frame><text:line-break/>Illustration <text:sequence text:ref-name="refIllustration11" text:name="Illustration" text:formula="ooow:Illustration+1" style:num-format="1">12</text:sequence>: Event Timestamp Data Exchange</text:p></draw:text-box></draw:frame><text:soft-page-break/>Each time a node needs to send event timestamps it uses a Data packet. When a packet comes from an unknown (unregistered) node, it is discarded. If the Data packet received by the master does not contain a valid CRC, it is supposed to be erroneous and the master returns a NAck packet to inform the leaf node that it did not receive the data correctly.</text:p>
      <text:p text:style-name="P94">The form of a Data packet is as shown in the following tabl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row>
          <table:table-cell table:style-name="Table15.A1" office:value-type="string">
            <text:p text:style-name="P176">L</text:p>
          </table:table-cell>
          <table:table-cell table:style-name="Table15.A1" office:value-type="string">
            <text:p text:style-name="P176">1</text:p>
          </table:table-cell>
          <table:table-cell table:style-name="Table15.A1" table:number-columns-spanned="8" office:value-type="string">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office:value-type="string">
                  <text:p text:style-name="P54">10</text:p>
                </table:table-cell>
                <table:table-cell table:style-name="Table16.A1" office:value-type="string">
                  <text:p text:style-name="P54">x</text:p>
                </table:table-cell>
                <table:table-cell table:style-name="Table16.A1" office:value-type="string">
                  <text:p text:style-name="P40">CRC</text:p>
                </table:table-cell>
                <table:table-cell table:style-name="Table16.A1" office:value-type="string">
                  <text:p text:style-name="P48">30<text:span text:style-name="T7">o</text:span><text:span text:style-name="T14">C </text:span><text:span text:style-name="T18">Calibration</text:span></text:p>
                </table:table-cell>
                <table:table-cell table:style-name="Table16.A1" office:value-type="string">
                  <text:p text:style-name="P48"><text:span text:style-name="T23">85</text:span><text:span text:style-name="T7">o</text:span><text:span text:style-name="T14">C </text:span><text:span text:style-name="T18">Calibration</text:span></text:p>
                </table:table-cell>
                <table:table-cell table:style-name="Table16.A1" office:value-type="string">
                  <text:p text:style-name="P59">Battery</text:p>
                </table:table-cell>
                <table:table-cell table:style-name="Table16.A1" office:value-type="string">
                  <text:p text:style-name="P54">Master Counter</text:p>
                </table:table-cell>
                <table:table-cell table:style-name="Table16.H1" office:value-type="string">
                  <text:p text:style-name="P54">GSM Counter</text:p>
                </table:table-cell>
              </table:table-row>
            </table:table>
            <text:p text:style-name="P189"/>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25">1</text:p>
          </table:table-cell>
          <table:table-cell table:style-name="Table15.A2" office:value-type="string">
            <text:p text:style-name="P225">1</text:p>
          </table:table-cell>
          <table:table-cell table:style-name="Table15.A2" office:value-type="string">
            <text:p text:style-name="P200">1</text:p>
          </table:table-cell>
          <table:table-cell table:style-name="Table15.A2" office:value-type="string">
            <text:p text:style-name="P200">1</text:p>
          </table:table-cell>
          <table:table-cell table:style-name="Table15.A2" office:value-type="string">
            <text:p text:style-name="P200"><text:span text:style-name="T56">2</text:span> Bytes</text:p>
          </table:table-cell>
          <table:table-cell table:style-name="Table15.A2" office:value-type="string">
            <text:p text:style-name="P200"><text:span text:style-name="T68">2</text:span> Bytes</text:p>
          </table:table-cell>
          <table:table-cell table:style-name="Table15.A2" office:value-type="string">
            <text:p text:style-name="P200"><text:span text:style-name="T68">2 </text:span>Byte<text:span text:style-name="T64">s</text:span></text:p>
          </table:table-cell>
          <table:table-cell table:style-name="Table15.A2" office:value-type="string">
            <text:p text:style-name="P215"><text:span text:style-name="T68">2</text:span> Byte<text:span text:style-name="T68">s</text:span></text:p>
          </table:table-cell>
          <table:table-cell table:style-name="Table15.A2" office:value-type="string">
            <text:p text:style-name="P208"><text:span text:style-name="T68">2</text:span> Byte<text:span text:style-name="T68">s</text:span></text:p>
          </table:table-cell>
          <table:table-cell table:style-name="Table15.A2" office:value-type="string">
            <text:p text:style-name="P215">2 Bytes</text:p>
          </table: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6" office:value-type="string">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55">Events Length</text:p>
                </table:table-cell>
                <table:table-cell table:style-name="Table18.A1" office:value-type="string">
                  <text:p text:style-name="P55">Packet Session</text:p>
                </table:table-cell>
                <table:table-cell table:style-name="Table18.A1" office:value-type="string">
                  <text:p text:style-name="P60">Packet Number</text:p>
                </table:table-cell>
                <table:table-cell table:style-name="Table18.A1" office:value-type="string">
                  <text:p text:style-name="P60">Event[0]</text:p>
                </table:table-cell>
                <table:table-cell table:style-name="Table18.A1" office:value-type="string">
                  <text:p text:style-name="P51">...</text:p>
                </table:table-cell>
                <table:table-cell table:style-name="Table18.F1" office:value-type="string">
                  <text:p text:style-name="P55">Event[z]</text:p>
                </table:table-cell>
              </table:table-row>
            </table:table>
            <text:p text:style-name="P190"/>
          </table:table-cell>
          <table:covered-table-cell/>
          <table:covered-table-cell/>
          <table:covered-table-cell/>
          <table:covered-table-cell/>
          <table:covered-table-cell/>
        </table:table-row>
        <table:table-row>
          <table:table-cell table:style-name="Table17.A2" office:value-type="string">
            <text:p text:style-name="P201"><text:span text:style-name="T56">2</text:span> Bytes</text:p>
          </table:table-cell>
          <table:table-cell table:style-name="Table17.B2" office:value-type="string">
            <text:p text:style-name="P201"><text:span text:style-name="T69">1</text:span> Byte</text:p>
          </table:table-cell>
          <table:table-cell table:style-name="Table17.B2" office:value-type="string">
            <text:p text:style-name="P201"><text:span text:style-name="T69">1 </text:span>Byte</text:p>
          </table:table-cell>
          <table:table-cell table:style-name="Table17.B2" office:value-type="string">
            <text:p text:style-name="P216"><text:span text:style-name="T69">8</text:span> Byte<text:span text:style-name="T69">s</text:span></text:p>
          </table:table-cell>
          <table:table-cell table:style-name="Table17.B2" office:value-type="string">
            <text:p text:style-name="P209">...</text:p>
          </table:table-cell>
          <table:table-cell table:style-name="Table17.F2" office:value-type="string">
            <text:p text:style-name="P216"><text:span text:style-name="T69">8</text:span> Bytes</text:p>
          </table:table-cell>
        </table:table-row>
      </table:table>
      <text:p text:style-name="P95">This packet’s length is dependent by the number of events transmitted. So L varies. The number can be calculated by the macro <text:span text:style-name="Source_20_Text">RFDATA_SIZE(x)</text:span> defined in <text:span text:style-name="Source_20_Text">RadioProtoco</text:span><text:span text:style-name="Source_20_Text"><text:span text:style-name="T70">l</text:span></text:span><text:span text:style-name="Source_20_Text">.h</text:span> file. <text:span text:style-name="T70">The idea is that the length of an event is 8 bytes, so the total length of the packet will be equal to the number of bytes of the static part added to the total number of bytes used for the events array. Assuming that the events array contains </text:span><text:span text:style-name="T29">z</text:span><text:span text:style-name="T70"> elements, the total number of bytes the array occupies are 8 * </text:span><text:span text:style-name="T29">z</text:span><text:span text:style-name="T42">. Thus, the total number of EasyLink payload is 18 + 8 * </text:span><text:span text:style-name="T29">z</text:span><text:span text:style-name="T42">. Another thing should be mentioned is that the maximum number of bytes in EasyLink payload is set by EasyLink framework and it is defined by </text:span><text:span text:style-name="Source_20_Text"><text:span text:style-name="T42">EASYLINK_MAX_DATA_LENGTH</text:span></text:span><text:span text:style-name="T42"> macro. For this reason the events array cannot exceed a maximum number </text:span><text:span text:style-name="T43">of elements </text:span><text:span text:style-name="T42">defined by </text:span><text:span text:style-name="Source_20_Text"><text:span text:style-name="T42">MAXEVENTS</text:span></text:span><text:span text:style-name="T42"> macro in </text:span><text:span text:style-name="Source_20_Text"><text:span text:style-name="T42">RadioProtocol.h</text:span></text:span><text:span text:style-name="T42"> file.</text:span></text:p>
      <text:p text:style-name="P96"><text:span text:style-name="T42">T</text:span><text:span text:style-name="T38">he CRC, 30</text:span><text:span text:style-name="T9">o</text:span><text:span text:style-name="T21">C Calibration, 85</text:span><text:span text:style-name="T9">o</text:span><text:span text:style-name="T21">C Calibration, Battery and Master Counter parameters were mentioned before. The GSM Counter is for backwards compatibility only and defines the </text:span><text:soft-page-break/><text:span text:style-name="T21">number of events during GSM communication. This was only for testing purposes but stays in the protocol to align the array of events in a 32 bit boundary. This is necessary for correct reading of the timestamps at the receiving side of the communication.</text:span></text:p>
      <text:p text:style-name="P103">A packet is identified by a session and a packet number. Every time an RF activity starts, a leaf node starts a session, in order to send all the recorded events. If the number of events is big, they cannot fit in only one packet, so the leaf node will try to send more than one packets to complete the transaction. This number of packets belong to the same session. Every packet has a unique number inside the session. This process is used for the leaf node to identify the packet acknowledged by the master.</text:p>
      <text:p text:style-name="P104">Every recorded event contains a bunch of parameters:</text:p>
      <text:list xml:id="list3736333334433756920" text:style-name="L4">
        <text:list-item>
          <text:p text:style-name="P302"><text:span text:style-name="T20">TimeStamp</text:span><text:span text:style-name="T21">: is the number of seconds passed since Jan 1</text:span><text:span text:style-name="T9">st</text:span><text:span text:style-name="T21">, 2000 </text:span><text:span text:style-name="T22">when the event happened</text:span><text:span text:style-name="T21">. It is 32 bits wide</text:span></text:p>
        </text:list-item>
        <text:list-item>
          <text:p text:style-name="P302"><text:span text:style-name="T20">Temperature</text:span><text:span text:style-name="T21">: The ADC temperature reading at the time of the event. </text:span><text:span text:style-name="T22">It is </text:span><text:span text:style-name="T21">16 bits wide</text:span></text:p>
        </text:list-item>
        <text:list-item>
          <text:p text:style-name="P302"><text:span text:style-name="T27">EventType</text:span>: Is the type of event recorded (True event, Temperature reading, Reset event). It is 8 bits wide</text:p>
        </text:list-item>
        <text:list-item>
          <text:p text:style-name="P237"><text:span text:style-name="T27">EventFlags</text:span>: Some flags that describe the status of the event. It is reserved and used only for later extension of the protocol. It also keeps the values aligned in a 32 bit boundary and is 8 bits wide.</text:p>
        </text:list-item>
      </text:list>
      <text:p text:style-name="P97">Possible answers to a Data packet are:</text:p>
      <text:list xml:id="list7584160355659193719" text:style-name="L5">
        <text:list-item>
          <text:p text:style-name="P303"><text:span text:style-name="T27">Ack</text:span>: The packet is received and parsed correctly</text:p>
        </text:list-item>
        <text:list-item>
          <text:p text:style-name="P303"><text:span text:style-name="T27">PAck</text:span>: The packet is received and parsed correctly, but the master was not able to store all the transmitted events</text:p>
        </text:list-item>
        <text:list-item>
          <text:p text:style-name="P238"><text:span text:style-name="T27">NAck</text:span>: The packet contained errors. It could not be parsed.</text:p>
        </text:list-item>
      </text:list>
      <text:p text:style-name="P97">The packet types Ack and NAck were also seen elsewhere in the protocol, but without analysis. The format of a NAck packet is presented:</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office:value-type="string">
            <text:p text:style-name="P170">14</text:p>
          </table:table-cell>
          <table:table-cell table:style-name="Table19.A1" office:value-type="string">
            <text:p text:style-name="P177">x</text:p>
          </table:table-cell>
          <table:table-cell table:style-name="Table19.C1" table:number-columns-spanned="6" office:value-type="string">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56">3</text:p>
                </table:table-cell>
                <table:table-cell table:style-name="Table20.A1" office:value-type="string">
                  <text:p text:style-name="P56">y</text:p>
                </table:table-cell>
                <table:table-cell table:style-name="Table20.A1" office:value-type="string">
                  <text:p text:style-name="P41">CRC</text:p>
                </table:table-cell>
                <table:table-cell table:style-name="Table20.A1" office:value-type="string">
                  <text:p text:style-name="P57">Packet Session</text:p>
                </table:table-cell>
                <table:table-cell table:style-name="Table20.A1" office:value-type="string">
                  <text:p text:style-name="P57">Packet Number</text:p>
                </table:table-cell>
                <table:table-cell table:style-name="Table20.F1" office:value-type="string">
                  <text:p text:style-name="P41"><text:span text:style-name="T71">Master</text:span> Node’s MAC</text:p>
                </table:table-cell>
              </table:table-row>
            </table:table>
            <text:p text:style-name="P191"/>
          </table:table-cell>
          <table:covered-table-cell/>
          <table:covered-table-cell/>
          <table:covered-table-cell/>
          <table:covered-table-cell/>
          <table:covered-table-cell/>
        </table:table-row>
        <table:table-row>
          <table:table-cell table:style-name="Table19.A2" office:value-type="string">
            <text:p text:style-name="P226">1</text:p>
          </table:table-cell>
          <table:table-cell table:style-name="Table19.A2" office:value-type="string">
            <text:p text:style-name="P226">1</text:p>
          </table:table-cell>
          <table:table-cell table:style-name="Table19.A2" office:value-type="string">
            <text:p text:style-name="P202">1</text:p>
          </table:table-cell>
          <table:table-cell table:style-name="Table19.A2" office:value-type="string">
            <text:p text:style-name="P202">1</text:p>
          </table:table-cell>
          <table:table-cell table:style-name="Table19.A2" office:value-type="string">
            <text:p text:style-name="P202"><text:span text:style-name="T56">2</text:span> Bytes</text:p>
          </table:table-cell>
          <table:table-cell table:style-name="Table19.A2" office:value-type="string">
            <text:p text:style-name="P202"><text:span text:style-name="T72">1</text:span> Byte</text:p>
          </table:table-cell>
          <table:table-cell table:style-name="Table19.A2" office:value-type="string">
            <text:p text:style-name="P202"><text:span text:style-name="T58">1</text:span> Byte</text:p>
          </table:table-cell>
          <table:table-cell table:style-name="Table19.H2" office:value-type="string">
            <text:p text:style-name="P210"><text:span text:style-name="T71">8</text:span> Byte<text:span text:style-name="T71">s</text:span></text:p>
          </table:table-cell>
        </table:table-row>
      </table:table>
      <text:p text:style-name="Text_20_body">The packet type that identifies it as a NAck is ‘3’. The rest of the parameters are mentioned earlier.</text:p>
      <text:p text:style-name="Text_20_body">The Ack packet structure is presented her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78">15</text:p>
          </table:table-cell>
          <table:table-cell table:style-name="Table21.A1" office:value-type="string">
            <text:p text:style-name="P174">x</text:p>
          </table:table-cell>
          <table:table-cell table:style-name="Table21.C1" table:number-columns-spanned="7" office:value-type="string">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57">1</text:p>
                </table:table-cell>
                <table:table-cell table:style-name="Table22.A1" office:value-type="string">
                  <text:p text:style-name="P57">y</text:p>
                </table:table-cell>
                <table:table-cell table:style-name="Table22.A1" office:value-type="string">
                  <text:p text:style-name="P42">CRC</text:p>
                </table:table-cell>
                <table:table-cell table:style-name="Table22.A1" office:value-type="string">
                  <text:p text:style-name="P57">Packet Session</text:p>
                </table:table-cell>
                <table:table-cell table:style-name="Table22.A1" office:value-type="string">
                  <text:p text:style-name="P61">Packet Number</text:p>
                </table:table-cell>
                <table:table-cell table:style-name="Table22.A1" office:value-type="string">
                  <text:p text:style-name="P42"><text:span text:style-name="T24">Master</text:span><text:span text:style-name="T14"> Node’s MAC</text:span></text:p>
                </table:table-cell>
                <table:table-cell table:style-name="Table22.G1" office:value-type="string">
                  <text:p text:style-name="P52">Flags</text:p>
                </table:table-cell>
              </table:table-row>
            </table:table>
            <text:p text:style-name="P192"/>
          </table:table-cell>
          <table:covered-table-cell/>
          <table:covered-table-cell/>
          <table:covered-table-cell/>
          <table:covered-table-cell/>
          <table:covered-table-cell/>
          <table:covered-table-cell/>
        </table:table-row>
        <table:table-row>
          <table:table-cell table:style-name="Table21.A2" office:value-type="string">
            <text:p text:style-name="P227">1</text:p>
          </table:table-cell>
          <table:table-cell table:style-name="Table21.A2" office:value-type="string">
            <text:p text:style-name="P227">1</text:p>
          </table:table-cell>
          <table:table-cell table:style-name="Table21.A2" office:value-type="string">
            <text:p text:style-name="P203">1</text:p>
          </table:table-cell>
          <table:table-cell table:style-name="Table21.A2" office:value-type="string">
            <text:p text:style-name="P203">1</text:p>
          </table:table-cell>
          <table:table-cell table:style-name="Table21.A2" office:value-type="string">
            <text:p text:style-name="P203"><text:span text:style-name="T56">2</text:span> Bytes</text:p>
          </table:table-cell>
          <table:table-cell table:style-name="Table21.A2" office:value-type="string">
            <text:p text:style-name="P203"><text:span text:style-name="T72">1</text:span> Byte</text:p>
          </table:table-cell>
          <table:table-cell table:style-name="Table21.A2" office:value-type="string">
            <text:p text:style-name="P203"><text:span text:style-name="T72">1 </text:span>Byte</text:p>
          </table:table-cell>
          <table:table-cell table:style-name="Table21.A2" office:value-type="string">
            <text:p text:style-name="P217"><text:span text:style-name="T72">8</text:span> Byte<text:span text:style-name="T72">s</text:span></text:p>
          </table:table-cell>
          <table:table-cell table:style-name="Table21.I2" office:value-type="string">
            <text:p text:style-name="P211"><text:span text:style-name="T66">1</text:span> Byte</text:p>
          </table:table-cell>
        </table:table-row>
      </table:table>
      <text:p text:style-name="Text_20_body">The packet type of an Ack packet is ‘1’. The <text:span text:style-name="T27">flags</text:span><text:span text:style-name="T38"> parameter </text:span><text:span text:style-name="T44">contains the parameters passed from the internet server to the node </text:span><text:span text:style-name="T30">(see NodeInfo packet discussion)</text:span><text:span text:style-name="T44"> and it is </text:span><text:soft-page-break/><text:span text:style-name="T44">used when it is transmitted from a master node. Leaf nodes do not transmit any flags. The rest of the parameters were already discussed earlier.</text:span></text:p>
      <text:p text:style-name="P98"><text:span text:style-name="T44">F</text:span><text:span text:style-name="T38">inally, a PAck packet structure presentation follows:</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column table:style-name="Table23.I"/>
        <table:table-column table:style-name="Table23.J"/>
        <table:table-row>
          <table:table-cell table:style-name="Table23.A1" office:value-type="string">
            <text:p text:style-name="P179">16</text:p>
          </table:table-cell>
          <table:table-cell table:style-name="Table23.A1" office:value-type="string">
            <text:p text:style-name="P175">x</text:p>
          </table:table-cell>
          <table:table-cell table:style-name="Table23.C1" table:number-columns-spanned="8" office:value-type="string">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58">2</text:p>
                </table:table-cell>
                <table:table-cell table:style-name="Table24.A1" office:value-type="string">
                  <text:p text:style-name="P58">1</text:p>
                </table:table-cell>
                <table:table-cell table:style-name="Table24.A1" office:value-type="string">
                  <text:p text:style-name="P43">CRC</text:p>
                </table:table-cell>
                <table:table-cell table:style-name="Table24.A1" office:value-type="string">
                  <text:p text:style-name="P58">Packet Session</text:p>
                </table:table-cell>
                <table:table-cell table:style-name="Table24.A1" office:value-type="string">
                  <text:p text:style-name="P62">Packet Number</text:p>
                </table:table-cell>
                <table:table-cell table:style-name="Table24.A1" office:value-type="string">
                  <text:p text:style-name="P62">Master Node’s MAC</text:p>
                </table:table-cell>
                <table:table-cell table:style-name="Table24.A1" office:value-type="string">
                  <text:p text:style-name="P53">Flags</text:p>
                </table:table-cell>
                <table:table-cell table:style-name="Table24.H1" office:value-type="string">
                  <text:p text:style-name="P58">Events Count</text:p>
                </table:table-cell>
              </table:table-row>
            </table:table>
            <text:p text:style-name="P193"/>
          </table:table-cell>
          <table:covered-table-cell/>
          <table:covered-table-cell/>
          <table:covered-table-cell/>
          <table:covered-table-cell/>
          <table:covered-table-cell/>
          <table:covered-table-cell/>
          <table:covered-table-cell/>
        </table:table-row>
        <table:table-row>
          <table:table-cell table:style-name="Table23.A2" office:value-type="string">
            <text:p text:style-name="P228">1</text:p>
          </table:table-cell>
          <table:table-cell table:style-name="Table23.A2" office:value-type="string">
            <text:p text:style-name="P228">1</text:p>
          </table:table-cell>
          <table:table-cell table:style-name="Table23.A2" office:value-type="string">
            <text:p text:style-name="P204">1</text:p>
          </table:table-cell>
          <table:table-cell table:style-name="Table23.A2" office:value-type="string">
            <text:p text:style-name="P204">1</text:p>
          </table:table-cell>
          <table:table-cell table:style-name="Table23.A2" office:value-type="string">
            <text:p text:style-name="P204"><text:span text:style-name="T56">2</text:span> Bytes</text:p>
          </table:table-cell>
          <table:table-cell table:style-name="Table23.A2" office:value-type="string">
            <text:p text:style-name="P204"><text:span text:style-name="T73">1</text:span> Byte</text:p>
          </table:table-cell>
          <table:table-cell table:style-name="Table23.A2" office:value-type="string">
            <text:p text:style-name="P204"><text:span text:style-name="T73">1 </text:span>Byte</text:p>
          </table:table-cell>
          <table:table-cell table:style-name="Table23.A2" office:value-type="string">
            <text:p text:style-name="P218"><text:span text:style-name="T73">8</text:span> Byte<text:span text:style-name="T73">s</text:span></text:p>
          </table:table-cell>
          <table:table-cell table:style-name="Table23.A2" office:value-type="string">
            <text:p text:style-name="P212"><text:span text:style-name="T66">1</text:span> Byte</text:p>
          </table:table-cell>
          <table:table-cell table:style-name="Table23.J2" office:value-type="string">
            <text:p text:style-name="P218"><text:span text:style-name="T73">1</text:span> Byte</text:p>
          </table:table-cell>
        </table:table-row>
      </table:table>
      <text:p text:style-name="P98">The structure of the PAck packet is the same as the structure of an Ack packet, only added the field of <text:span text:style-name="T27">Events Count</text:span>. This field announces the number of events accepted by the master node. If the memory space of the master node is not enough to hold all the transmitted events, the master returns a PAck packet that contains the events stored in its memory in the <text:span text:style-name="T38">field in question. </text:span><text:span text:style-name="T45">The packet type number that identifies it as a PAck is ‘2’.</text:span></text:p>
      <text:p text:style-name="P74">When the leaf node receives a PAck packet from the master it should stop transmitting any more Data packets. If there are any other data packets, they will be rejected by the master using a PAck packet with events count field equal to ‘0’.</text:p>
      <text:h text:style-name="P310" text:outline-level="10">RF Task Code Description</text:h>
      <text:p text:style-name="P99">The RF Task is a TI-RTOS task which means that it must be created and initialized before executing <text:span text:style-name="Source_20_Text">BIOS_start()</text:span> function. <text:span text:style-name="T74">The function that does the job of creation and initialization is </text:span><text:span text:style-name="Source_20_Text"><text:span text:style-name="T74">InitRFTask()</text:span></text:span><text:span text:style-name="T74"> function. This function besides, creating the task (BIOS parameters, stack, etc.) it creates a number of objects needed for the task functionality. Amongst them is an Event object to post and wait for specific events, some clock objects need to control the timing of the RF communication parts, the initialization of necessary variables (packet queue, beacon packet, etc.), fetches the hardware MAC address of the processor and registers the Right button of the SmartRF06 board as the Sync button. The callback function set for the Sync button is </text:span><text:span text:style-name="Source_20_Text"><text:span text:style-name="T74">RFRegisterNode()</text:span></text:span><text:span text:style-name="T74"> and it is triggered on both the rising and the falling edge of the key input. When this button is pressed, it activates the RF communication task for new nodes to sync with this master. This is necessary when a new node that is already registered to this master is powered up and needs to be synchronized to flawlessly follow the events of the RF network (Real Time Clock and RF Wake-ups). If this button is long pressed (more than three seconds) it forces the master node to enter Sync Mode and accept a new node to join its network. The button pin can be altered in </text:span><text:span text:style-name="Source_20_Text"><text:span text:style-name="T74">Board.h</text:span></text:span><text:span text:style-name="T74"> file at the root directory of the program tree. The macro that defines it is </text:span><text:span text:style-name="Source_20_Text"><text:span text:style-name="T74">RF_BUTTON</text:span></text:span><text:span text:style-name="T74">.</text:span></text:p>
      <text:p text:style-name="P100">There are five clock objects needed for the task functionality:</text:p>
      <text:list xml:id="list3385943526013632899" text:style-name="L6">
        <text:list-item>
          <text:p text:style-name="P239"><text:span text:style-name="Source_20_Text">RFBeaconClk</text:span>: It is used to count the time interval of 250ms between beacons. <text:span text:style-name="T75">The macro that sets its timeout is </text:span><text:span text:style-name="Source_20_Text"><text:span text:style-name="T75">RFBEACON_TIMEOUT</text:span></text:span><text:span text:style-name="T75"> in </text:span><text:span text:style-name="Source_20_Text"><text:span text:style-name="T75">RadioTask.h</text:span></text:span><text:span text:style-name="T75"> file. Its callback function is </text:span><text:span text:style-name="Source_20_Text"><text:span text:style-name="T75">SendBeaconClk()</text:span></text:span><text:span text:style-name="T75"> which prepares the beacon packet to be sent and if </text:span><text:soft-page-break/><text:span text:style-name="T75">there should be still RF activity, posts a </text:span><text:span text:style-name="Source_20_Text"><text:span text:style-name="T75">RF_EVENT_BEACON</text:span></text:span><text:span text:style-name="T75"> to the task itself. If it finds that there should be no more RF activity, it posts </text:span><text:span text:style-name="Source_20_Text"><text:span text:style-name="T75">RF_EVENT_SLEEP</text:span></text:span><text:span text:style-name="T75"> event to the task.</text:span></text:p>
        </text:list-item>
        <text:list-item>
          <text:p text:style-name="P239"><text:span text:style-name="Source_20_Text">RFScanClk</text:span>: It is used to count the interval when the master enters Sync Mode. In this mode the master stays only for 30 seconds, and this interval is set by the counter object in question. <text:span text:style-name="T75">The macro that sets this timeout is </text:span><text:span text:style-name="Source_20_Text"><text:span text:style-name="T75">RFSCAN_TIMEOUT</text:span></text:span><text:span text:style-name="T75"> in </text:span><text:span text:style-name="Source_20_Text"><text:span text:style-name="T75">RadioTask.h</text:span></text:span><text:span text:style-name="T75"> file. Its callback function is </text:span><text:span text:style-name="Source_20_Text"><text:span text:style-name="T75">StopScanMode()</text:span></text:span><text:span text:style-name="T75"> which stops the </text:span><text:span text:style-name="Source_20_Text"><text:span text:style-name="T75">RFScanClk</text:span></text:span><text:span text:style-name="T75"> and </text:span><text:span text:style-name="Source_20_Text"><text:span text:style-name="T75">RFFlashClk</text:span></text:span><text:span text:style-name="T75"> clocks from counting and lights out the RF sync led (green led).</text:span></text:p>
        </text:list-item>
        <text:list-item>
          <text:p text:style-name="P239"><text:span text:style-name="Source_20_Text">RFFlashClk</text:span>: It is used to <text:span text:style-name="T76">f</text:span>lash the RF Sync Mode Activity led. When the master <text:span text:style-name="T75">enters Sync Mode it flashes the green led of the SmartRF06 board. The pin of the led is set by </text:span><text:span text:style-name="Source_20_Text"><text:span text:style-name="T75">RF_SYNCLED</text:span></text:span><text:span text:style-name="T75"> and can be altered in the </text:span><text:span text:style-name="Source_20_Text"><text:span text:style-name="T75">Board.h</text:span></text:span><text:span text:style-name="T75"> file in the root directory of the program tree. The time that this led stays on is defined by </text:span><text:span text:style-name="Source_20_Text"><text:span text:style-name="T75">RFFLASH_TIMEOUT</text:span></text:span><text:span text:style-name="T75"> macro in </text:span><text:span text:style-name="Source_20_Text"><text:span text:style-name="T75">RadioTask.h</text:span></text:span><text:span text:style-name="T75"> file. Its callback function is </text:span><text:span text:style-name="Source_20_Text"><text:span text:style-name="T75">FlashScanLed()</text:span></text:span><text:span text:style-name="T75"> which toggles the RF sync led’s status (green led) and restarts itself counting.</text:span></text:p>
        </text:list-item>
        <text:list-item>
          <text:p text:style-name="P239"><text:span text:style-name="Source_20_Text">RFTimeoutClk</text:span>: <text:span text:style-name="T76">Every time a packet that needs an answer is transmitted, the reception of the answer must be within 160ms. If this time is exceeded, the packet sent is considered lost and it may be retransmitted. This time interval is counted by this counter and can be set in </text:span><text:span text:style-name="Source_20_Text"><text:span text:style-name="T76">RFACK_TIMEOUT</text:span></text:span><text:span text:style-name="T76"> macro defined in </text:span><text:span text:style-name="Source_20_Text"><text:span text:style-name="T76">RadioTask.h</text:span></text:span><text:span text:style-name="T76"> file. Its callback function is </text:span><text:span text:style-name="Source_20_Text"><text:span text:style-name="T76">AckTimeout()</text:span></text:span><text:span text:style-name="T76"> which removes the expired expected Ack packets from the list of packets that need an acknowledgement and reprograms itself for the next timeout interval.</text:span></text:p>
        </text:list-item>
        <text:list-item>
          <text:p text:style-name="P239"><text:span text:style-name="Source_20_Text">RFLongPressClk</text:span>: <text:span text:style-name="T76">This counter counts the interval the RF Sync button is pressed. When it is expired, the button is considered to be long pressed and the master node enters Sync Mode. The time interval is set to 3 seconds by </text:span><text:span text:style-name="Source_20_Text"><text:span text:style-name="T76">RFLONGKEY_TIMEOUT</text:span></text:span><text:span text:style-name="T76"> in </text:span><text:span text:style-name="Source_20_Text"><text:span text:style-name="T76">RadioTask.h</text:span></text:span><text:span text:style-name="T76"> file. Its callback function is </text:span><text:span text:style-name="Source_20_Text"><text:span text:style-name="T76">LongPress()</text:span></text:span><text:span text:style-name="T76"> which sets the system in Sync Mode, lights up the RF sync led (green led), starts its flashing by firing the </text:span><text:span text:style-name="Source_20_Text"><text:span text:style-name="T76">RFFlashClk</text:span></text:span><text:span text:style-name="T76"> and also starts the </text:span><text:span text:style-name="Source_20_Text"><text:span text:style-name="T76">RFScanClk</text:span></text:span><text:span text:style-name="T76"> to count Sync Mode interval.</text:span></text:p>
        </text:list-item>
      </text:list>
      <text:p text:style-name="P75">The main task function is the <text:span text:style-name="Source_20_Text">RFTaskFxn()</text:span>. It is formed by two nested loops, the outer that is used while the RF activity is off and the inner that is used when the RF activity is on. The loops functions are controlled by triggering of events. The outer loop waits for an event to trigger RF connectivity (a <text:span text:style-name="Source_20_Text">START</text:span> or <text:span text:style-name="Source_20_Text">NODESCAN</text:span> event). After receiving one of them, it enters the inner loop that transmits Beacon packets and enters Asynchronous Receive mode in EasyLink framework. This makes the microcontroller enter an appropriate sleep mode, while it expects RF data. It wakes up only when it receives a packet. In Receive Async mode, when the RF core receives a packet, it wakes up the main core (the one that runs our application program) and calls the callback function assigned to EasyLink. The callback function checks the incoming packet and, if necessary, it stores the already received packet in a queue (Packet Queue) for later <text:span text:style-name="T77">processing by the Main Task. It informs main task for the existence of a new packet, by sending an appropriate event to it. </text:span><text:soft-page-break/><text:span text:style-name="T77">As long as the Radio Task is in sleep mode, waiting for an event, the Main Task can perform packet processing and schedule the transmission of RF answer packets to the nodes.</text:span></text:p>
      <text:p text:style-name="P76">The following illustration presents the flowchart of the Radio Task function, <text:span text:style-name="Source_20_Text">RFTaskFxn()</text:span>:</text:p>
      <text:p text:style-name="P77"><draw:frame draw:style-name="fr4" draw:name="Frame13" text:anchor-type="paragraph" svg:width="15.485cm" draw:z-index="24"><draw:text-box fo:min-height="18.457cm"><text:p text:style-name="Illustration"><draw:frame draw:style-name="fr10" draw:name="Object13" text:anchor-type="as-char" svg:width="15.485cm" style:rel-width="100%" svg:height="18.457cm" style:rel-height="scale" draw:z-index="25"><draw:object xlink:href="./Object 13" xlink:type="simple" xlink:show="embed" xlink:actuate="onLoad"/><draw:image xlink:href="./ObjectReplacements/Object 13" xlink:type="simple" xlink:show="embed" xlink:actuate="onLoad"/></draw:frame><text:line-break/>Illustration <text:sequence text:ref-name="refIllustration12" text:name="Illustration" text:formula="ooow:Illustration+1" style:num-format="1">13</text:sequence>: Flowchart of Radio Task function RFTaskFxn()</text:p></draw:text-box></draw:frame>When EasyLink enters asynchronous mode, it returns immediately. Then, the task function waits for an event. While waiting, it enters sleep mode. When there is a new packet received from the RF core of the microcontroller, EasyLink calls the callback function set during <text:span text:style-name="Source_20_Text">ReceiveAsync()</text:span> call. The callback function is <text:span text:style-name="Source_20_Text">rxDoneCallback()</text:span>. <text:span text:style-name="T78">The </text:span><text:soft-page-break/><text:span text:style-name="T78">function checks if the call was due to an abort (when the task needs to send a packet) and if true, it ignores the call. If the call was not due to an abort, it checks for space in the packet queue. If the packet queue if full, it rejects the packet as invalid and notifies the Radio Task with a </text:span><text:span text:style-name="Source_20_Text"><text:span text:style-name="T78">INVALID_PACKET_RECEIVED</text:span></text:span><text:span text:style-name="T78"> event. The Radio Task wakes up and reenters the asynchronous receive mode, again. Otherwise, the function checks the packet and if valid it adds it in the packet queue, informs the Radio Task by posting a </text:span><text:span text:style-name="Source_20_Text"><text:span text:style-name="T78">VALID_PACKET_RECEIVED</text:span></text:span><text:span text:style-name="T78"> event. It also informs the Main Task for the new packet in the queue, by posting a </text:span><text:span text:style-name="Source_20_Text"><text:span text:style-name="T78">NEWDATA</text:span></text:span><text:span text:style-name="T78"> event to it. The Radio Task reenters the Asynchronous Receive mode again to be ready for a new packet. The Main Task will be discussed later.</text:span></text:p>
      <text:p text:style-name="P78">There are also some other helper functions that can be called by other parts of the application, but due to their RF functionality, their code lies in the same files as the Radio Task. Those are:</text:p>
      <text:list xml:id="list1680688425255923017" text:style-name="L7">
        <text:list-item>
          <text:p text:style-name="P240"><text:span text:style-name="Source_20_Text">RFRestart()</text:span>: Its main purpose is to trigger a <text:span text:style-name="Source_20_Text">START</text:span> event to Radio Task, to ignite RF communication <text:span text:style-name="T79">and it is the callback function of </text:span><text:span text:style-name="Source_20_Text"><text:span text:style-name="T79">ReRFClk</text:span></text:span><text:span text:style-name="T79"> clock object used by the Main Task.</text:span> It is actually called twice. <text:span text:style-name="T79">The first time it is triggered some time before the real RF </text:span><text:span text:style-name="Source_20_Text"><text:span text:style-name="T79">START</text:span></text:span><text:span text:style-name="T79"> event triggering, to inhibit GSM triggering. The </text:span><text:span text:style-name="Source_20_Text"><text:span text:style-name="T79">ReRFClk</text:span></text:span><text:span text:style-name="T79"> object is rescheduled for the inhibit time interval. After this interval expires, the </text:span><text:span text:style-name="Source_20_Text"><text:span text:style-name="T79">RFRestart</text:span></text:span><text:span text:style-name="T79"> function is called again to send a </text:span><text:span text:style-name="Source_20_Text"><text:span text:style-name="T79">START</text:span></text:span><text:span text:style-name="T79"> event to the Radio Task. In this way, when the inhibit time runs, if the UART GPRS Task is triggered, it ignores it, but it sets a flag that announces the need of UART GPRS activity just after RF task finishes. The inhibit timeout is set by </text:span><text:span text:style-name="Source_20_Text"><text:span text:style-name="T79">INHIBITGSM_TIMEOUT</text:span></text:span><text:span text:style-name="T79"> macro, defined in </text:span><text:span text:style-name="Source_20_Text"><text:span text:style-name="T79">RadioTask.h</text:span></text:span><text:span text:style-name="T79"> file.</text:span></text:p>
        </text:list-item>
        <text:list-item>
          <text:p text:style-name="P241"><text:span text:style-name="Source_20_Text">RFRegisterNode()</text:span>: On falling edge <text:span text:style-name="T80">(key make) it checks if the Radio Task is activated and if not, it starts the </text:span><text:span text:style-name="Source_20_Text"><text:span text:style-name="T80">RFScanClk</text:span></text:span><text:span text:style-name="T80"> clock object. It also posts a </text:span><text:span text:style-name="Source_20_Text"><text:span text:style-name="T80">NODESCAN</text:span></text:span><text:span text:style-name="T80"> event to the Radio Task. If it is not in register mode, it also starts the </text:span><text:span text:style-name="Source_20_Text"><text:span text:style-name="T80">RFLongPressClk</text:span></text:span><text:span text:style-name="T80"> clock object.</text:span></text:p>
          <text:p text:style-name="P242">On rising edge of the key input (key break), it stops the RFLongPressClk from counting.</text:p>
        </text:list-item>
        <text:list-item>
          <text:p text:style-name="P242"><text:span text:style-name="Source_20_Text">sendBeacon()</text:span>: Sends a beacon packet. The packet’s parameters must be prepared.</text:p>
        </text:list-item>
        <text:list-item>
          <text:p text:style-name="P242"><text:span text:style-name="Source_20_Text">sendAck()</text:span>: Sends and Acknowledge (Ack), Partially Acknowledge (PAck) or Not Acknowledge (NAck) packet. The packet’s parameters must be prepared, except CRC value, <text:span text:style-name="T81">which is calculated by this function</text:span>. If the Ack or PAck packet sent contains flags, it adds it to the Ack Queue to expect an Ack back from the leaf node. This ensures that the node has received the flags value, and that value is not resend in another following packet. <text:span text:style-name="T81">It also schedules the </text:span><text:span text:style-name="Source_20_Text"><text:span text:style-name="T81">RFTimeoutClk</text:span></text:span><text:span text:style-name="T81"> clock object for the answer’s timeout.</text:span></text:p>
        </text:list-item>
        <text:list-item>
          <text:p text:style-name="P243"><text:soft-page-break/><text:span text:style-name="Source_20_Text">sendRegAck()</text:span>: It send a Register Acknowledge (RegisterAck), or a Register Not Acknowldege (RegisterNAck) packet. The packet’s parameters must be already set except for the CRC value, which is calculated by this function.</text:p>
        </text:list-item>
        <text:list-item>
          <text:p text:style-name="P243"><text:span text:style-name="Source_20_Text">sendNodeInfo()</text:span>: Sends a Node Information (NodeInfo) packet. The packet’s parameters should be prepared except for the CRC value, which is calculated by this function. If the packet sent contains flags, the system normally expects an Ack answer from the leaf node. So, the function adds an entry to the Ack Queue and schedules the <text:span text:style-name="Source_20_Text">RFTimeoutClk</text:span> clock object for the reception timeout of that Ack packet. This happens for the master to know that the leaf node is informed of those flags and not resend them in a later packet.</text:p>
        </text:list-item>
        <text:list-item>
          <text:p text:style-name="P244"><text:span text:style-name="Source_20_Text">ParseRegPacket()</text:span>: It parses a registration request packet sent from a leaf node. <text:span text:style-name="T82">It first checks the CRC value of the packet, and if it is not correct it sends a NAck packet. If the CRC value is correct, it sends a RegisterNAck packet if the leaf node is not found in the list of registered nodes and the system does not accept new registrations (not in Register Mode), or RegisterAck packet, otherwise. In case of a new node, it also exits the Register Mode, so the system cannot accept any other node.</text:span></text:p>
        </text:list-item>
        <text:list-item>
          <text:p text:style-name="P245"><text:span text:style-name="Source_20_Text">ParseDataPacket()</text:span>: <text:span text:style-name="T83">it parses a data packet received from a leaf node. It first checks the CRC value and if it is not correct, it sends a NAck packet back to the leaf node. Otherwise, i</text:span>t fetches all the event timestamps from <text:span text:style-name="T83">that</text:span> data packet and stores them in the list of events to be sent to the internet server. <text:span text:style-name="T83">In the end, if everything is OK and all the event timestamps were stored in the list, it sends an Ack packet else it sends a PAck packet to describe the number of stored events, back to the leaf node of the data packet.</text:span></text:p>
        </text:list-item>
        <text:list-item>
          <text:p text:style-name="P246"><text:span text:style-name="Source_20_Text">ParseInfoPacket()</text:span>: <text:span text:style-name="T84">It parses a GetInfo packet received from a leaf node. If the CRC value is not correct, it just returns and ignores the packet. Otherwise, it stores the parameters of the packet to the appropriate node’s parameters and sends a NodeInfo packet back to the leaf node.</text:span></text:p>
        </text:list-item>
      </text:list>
      <text:h text:style-name="Heading_20_5" text:outline-level="5">Main Task</text:h>
      <text:p text:style-name="P105">The Main Task synchronizes the other two and performs some background parsing of RF packets received. The main task has lower priority from the RF Task, so the reception and temporary storage of the RF packets takes precedence over their parsing. Again the initialization of the task is performed before the TI-RTOS BIOS starts <text:span text:style-name="T85">and that is the job of </text:span><text:span text:style-name="Source_20_Text"><text:span text:style-name="T85">MainTask_init()</text:span></text:span><text:span text:style-name="T85"> function. This function, besides creating the task, also creates the event object for event handling and two clock objects:</text:span></text:p>
      <text:list xml:id="list4322539331313767759" text:style-name="L8">
        <text:list-item>
          <text:p text:style-name="P248"><text:span text:style-name="Source_20_Text">ReGSMClk</text:span>: Is the clock object that counts the interval between two consecutive triggers of the GPRS Task. Its time interval is set according to the GPRS request and <text:soft-page-break/>error conditions. Its callback function is GSMRestart, which lies in the code of the GPRS Task file (<text:span text:style-name="Source_20_Text">UART_GPRS.c</text:span>) discussed earlier.</text:p>
        </text:list-item>
        <text:list-item>
          <text:p text:style-name="P249"><text:span text:style-name="Source_20_Text">ReRFClk</text:span>: This clock object is mentioned earlier. It is used to count the time interal between two consecutive triggers of the RF activity. Its time interval is set by the <text:span text:style-name="Source_20_Text">NodTm</text:span> variable, set by SMS.</text:p>
        </text:list-item>
      </text:list>
      <text:p text:style-name="P106">The system keeps some arrays in memory, besides the array of registered nodes:</text:p>
      <text:list xml:id="list3327182494636933795" text:style-name="L9">
        <text:list-item>
          <text:p text:style-name="P250"><text:span text:style-name="Source_20_Text">EvArray</text:span>: Holds the events sent from leaf nodes using Data packets</text:p>
        </text:list-item>
        <text:list-item>
          <text:p text:style-name="P250"><text:span text:style-name="Source_20_Text">NodesParsArr</text:span>: Stores the parameters of each registered node. Those parameters are used in the HTTP requests issued to the internet server.</text:p>
        </text:list-item>
        <text:list-item>
          <text:p text:style-name="P251"><text:span text:style-name="Source_20_Text">PacketQ</text:span>: Holds the incoming packets to be processed by the Main Task. It is used as a cyclic buffer, so no clearing is necessary during initialization.</text:p>
        </text:list-item>
        <text:list-item>
          <text:p text:style-name="P251"><text:span text:style-name="Source_20_Text">AckQueue</text:span>: Holds a list of acknowledge packets expected from leaf nodes. Each Ack packet has also an expiration time and is removed from this list after this time interval. This is also a cyclic buffer, so no clearing is necessary during initialization.</text:p>
        </text:list-item>
      </text:list>
      <text:p text:style-name="P106">During the initialization of the Main Task, the <text:span text:style-name="T88">first two</text:span> arrays are totally cleared. The task’s function is set to be <text:span text:style-name="Source_20_Text">MainTaskFxn()</text:span>. This function is called when the <text:span text:style-name="Source_20_Text">BIOS_start()</text:span> BIOS function is called.</text:p>
      <text:p text:style-name="P106">The <text:span text:style-name="Source_20_Text">MainTaskFxn()</text:span> function, performs the initialization of the Real Time Clock of the system and binds two buttons to specific functions. The first button is the ‘Receive SMSs’ button, that triggers the GPRS Task to read and parse possible SMS messages from the cellular telephony network. <text:span text:style-name="T86">The button set is the ‘Select’ button of SmartRF06 board, but it can be defined in </text:span><text:span text:style-name="Source_20_Text"><text:span text:style-name="T86">Board.h</text:span></text:span><text:span text:style-name="T86"> file using the </text:span><text:span text:style-name="Source_20_Text"><text:span text:style-name="T86">SMS_BUTTON</text:span></text:span><text:span text:style-name="T86"> macro definition. The second button is the one that triggers a HTTP Settings request to the internet server. The button used is the ‘Up’ button of the SmartRF06 board but it can be altered if needed in the </text:span><text:span text:style-name="Source_20_Text"><text:span text:style-name="T86">Board.h</text:span></text:span><text:span text:style-name="T86"> file by altering the value of </text:span><text:span text:style-name="Source_20_Text"><text:span text:style-name="T86">GSM_SETTINGS</text:span></text:span><text:span text:style-name="T86"> macro definition.</text:span></text:p>
      <text:p text:style-name="P107">An event to GSM/GPRS Task is then sent to trigger SMS reading and HTTP Settings request issuing for each registered node, including the master one. The task <text:span text:style-name="T87">sleeps waiting for an event from the GPRS Task. The task stays in a loop until the communication is successful. If it is not, the event posting is rescheduled. The GPRS Settings request is mandatory to be issued first, as this is the one that synchronizes the Real Time Clock of the system with the internet server and takes necessary parameters for all the nodes in the network.</text:span></text:p>
      <text:p text:style-name="P108">Then, the initial event posting to the RF Task is made to start RF activity and give the chance to the leaf nodes to synchronize with the master one.</text:p>
      <text:p text:style-name="P108"><text:soft-page-break/>Finally, the task enters its eternal loop. In there, all the necessary functionality is performed to synchronize the two tasks and parse the incoming packets. The whole process is illustrated in the following diagram.</text:p>
      <text:p text:style-name="P109"><draw:frame draw:style-name="fr5" draw:name="Frame14" text:anchor-type="paragraph" svg:width="12.144cm" draw:z-index="26"><draw:text-box fo:min-height="22.41cm"><text:p text:style-name="Illustration"><draw:frame draw:style-name="fr10" draw:name="Object15" text:anchor-type="as-char" svg:width="12.15cm" style:rel-width="100%" svg:height="21.639cm" style:rel-height="scale" draw:z-index="27"><draw:object xlink:href="./Object 15" xlink:type="simple" xlink:show="embed" xlink:actuate="onLoad"/><draw:image xlink:href="./ObjectReplacements/Object 15" xlink:type="simple" xlink:show="embed" xlink:actuate="onLoad"/><svg:desc>OLE-object</svg:desc></draw:frame><text:line-break/>Illustration <text:sequence text:ref-name="refIllustration13" text:name="Illustration" text:formula="ooow:Illustration+1" style:num-format="1">14</text:sequence>: Main Task Event Loop Flowchart</text:p></draw:text-box></draw:frame><text:soft-page-break/>The loop checks the events sent by the other tasks, one by one. There can be more than one events at the same time. First, the GSM events are checked and if there is one, the system calculates the time interval for <text:span text:style-name="T89">retriggering the GSM/GPRS Task, but it does not reschedule the </text:span><text:span text:style-name="Source_20_Text"><text:span text:style-name="T89">ReGSMClk</text:span></text:span><text:span text:style-name="T89"> clock object, yet. The interval is calculated according to the type of request issued to GPRS and if it was successful or not. Also, the time interval is truncated up to the time set by </text:span><text:span text:style-name="Source_20_Text"><text:span text:style-name="T89">UpdateTime</text:span></text:span><text:span text:style-name="T89">.</text:span></text:p>
      <text:p text:style-name="P110">Then, the RF events are checked. First the event for new data packets is checked. If there is any new packet, that needs processing, is received, the RF Task posts a <text:span text:style-name="Source_20_Text">NEWDATA</text:span> event. When the Main Task receives this event it checks all the packets that appear in the Packet Queue, one by one. For the packets of type Register, Data, or GetInfo, it calls the appropriate parsing function (ParseRegPacket, ParseDataPacket and ParseInfoPacket, respectively). When an Ack packet is received, the loop checks in the list of expected Acks, if there is an Ack packet expected from that node. If not, it ignores the packet, otherwise it <text:s/>flags this Ack packet as “Used” by setting its node short address to ‘0’ and resets the flags needed to be sent to that leaf node. Then, there is a cleanup of the list of expected Ack packets that removes all the expired or used packets that appear in the beginning of the list. If there are still Ack packets expected, it reschedules the <text:span text:style-name="Source_20_Text">RFTimeoutClk</text:span> clock object. If there are no more Ack packets expected, the clock object is not restarted. Finally, the already processed packet is removed from the Packet Queue and the loop is reentered, until all packets in the Packet Queue are processed.</text:p>
      <text:p text:style-name="P111">When the RF Task finishes its activity, it posts a <text:span text:style-name="Source_20_Text">DONE</text:span> event to the Main Task. When the task loop finds the <text:span text:style-name="Source_20_Text">DONE</text:span> event, it calculates the time interval needed for the next RF Task <text:span text:style-name="T90">triggering and reschedules the </text:span><text:span text:style-name="Source_20_Text"><text:span text:style-name="T90">ReRFClk</text:span></text:span><text:span text:style-name="T90"> clock object. It also checks if there is the need to trigger the GSM Task, because the system may have previously inhibited a GSM triggering.</text:span></text:p>
      <text:p text:style-name="P112">Finally, the rescheduling of the <text:span text:style-name="Source_20_Text">ReGSMClk</text:span> clock object is done.</text:p>
      <text:p text:style-name="P112">There are also some helper functions in the Main Task’s source file. These are:</text:p>
      <text:list xml:id="list5783402967672744960" text:style-name="L10">
        <text:list-item>
          <text:p text:style-name="P252"><text:span text:style-name="Source_20_Text">AddEvent()</text:span>: Adds an event, extracted from a Data packet, in the list of events needed to be sent to internet server. If the event is already in the database (due to some packet loss in the RF communication, the leaf node may choose to resend the events if it does not receive an Ack from the master) it is ignored and not stored twice. It returns the number of events that appear in the array of events, or -1 if the list is full.</text:p>
        </text:list-item>
        <text:list-item>
          <text:p text:style-name="P252"><text:span text:style-name="Source_20_Text">GSMStartSMS()</text:span>: When called, it posts a <text:span text:style-name="Source_20_Text">SMSRECEIVE</text:span> event to the GSM/GPRS Task, only the GSM is not activated. It is used to force the system reread the SMS messages from the GSM network. This is the callback function for the ‘Select’ button of the SmartRF06EB board.</text:p>
        </text:list-item>
        <text:list-item>
          <text:p text:style-name="P252"><text:soft-page-break/><text:span text:style-name="Source_20_Text">GSMStartSettings()</text:span>: When called, it posts a <text:span text:style-name="Source_20_Text">GPRSFLG</text:span> together with a <text:span text:style-name="Source_20_Text">HTTPSETS</text:span> events to the GSM/GPRS Task. It is used to force the GSM/GPRS Task to issue an HTTP Settings request to the internet server, for each node (and the master node itself). This is the callback function that is bound to the ‘Up’ key of the SmartRF06EB board.</text:p>
        </text:list-item>
      </text:list>
      <text:h text:style-name="Heading_20_5" text:outline-level="5">PitFall_MasterNode Application Entry Point</text:h>
      <text:p text:style-name="P113">The entry point of the application (<text:span text:style-name="Source_20_Text">main()</text:span>)appears in <text:span text:style-name="Source_20_Text">PitFall_MasterNode.c</text:span> file. In this function the necessary board preparation happens such as I/O pins preparation, Flash memory initialization, UART port that communicates with the GSM module, all key buttons are unbinded, the keys’ interrupt handler is set, the three tasks are initialized and finally the TI-RTOS is started. <text:span text:style-name="Source_20_Text">BIOS_start()</text:span> function never returns.</text:p>
      <text:p text:style-name="P113">In this file there is also the callback function of the interrupt for the key buttons, <text:span text:style-name="Source_20_Text">ButtonCbFxn()</text:span>, that checks which of the five keys is pressed (or released) and executes the associated function. Its the latter functions job to distinguish its functionality according to key make or key break.</text:p>
      <text:p text:style-name="P114">The function <text:span text:style-name="Source_20_Text">registerButtonCb()</text:span> binds a callback function with a specific key. That is the function the <text:span text:style-name="Source_20_Text">ButtonCbFxn()</text:span> will call on that key’s interrupt. So, when there is the need of using a key, the idea <text:span text:style-name="T91">is to bind a callback function that does the job to the needed key, using </text:span><text:span text:style-name="Source_20_Text">registerButtonCb()</text:span><text:span text:style-name="T91"> and enable the interrupt of that key.</text:span></text:p>
      <text:p text:style-name="P115">The last function needed discussion in the file in question is <text:span text:style-name="Source_20_Text">Halt_abort()</text:span>. Normally the TI-RTOS provides abort function for halting the system and provide some information about the status of the processor for the developer to be able to find out the reason of the abort. Here there is another process, that makes the processor halt (run an empty eternal loop without a way to interrupt it) and light up the red led to signal the error condition. In normal operation this should never happen. When the system halts this way, it provides a pointer to a text message announcing the reason of the halt. Again, this is only for development purposes and cannot really be used in a live system other for signaling an error condition.</text:p>
      <text:p text:style-name="P115">Together with the discussed file, the associated header file declares the functions and some variables that need to be global and known from other files of the system. This file is <text:span text:style-name="Source_20_Text">PitFall_MasterNode.h</text:span> and lies in the root directory of the project tree, together with the associated source file.</text:p>
      <text:p text:style-name="P115"/>
      <text:h text:style-name="P306" text:outline-level="2">Leaf Node</text:h>
      <text:h text:style-name="P323" text:outline-level="5">Background</text:h>
      <text:p text:style-name="P116">The Leaf Node is the network node that really produces data. It is connected to a PitFall trap system through a UART port and sends data to the Master Node through RF communication, as described in the Master Node chapter.</text:p>
      <text:p text:style-name="P116">A complete Pit<text:span text:style-name="T92">f</text:span>all trap is constructed as illustrated:</text:p>
      <text:p text:style-name="P116"><draw:frame draw:style-name="fr7" draw:name="Frame15" text:anchor-type="paragraph" svg:width="13.751cm" draw:z-index="28"><draw:text-box fo:min-height="6.862cm"><text:p text:style-name="Illustration"><draw:frame draw:style-name="fr9" draw:name="Object14" text:anchor-type="paragraph" svg:y="0.21cm" svg:width="13.751cm" style:rel-width="100%" svg:height="6.345cm" style:rel-height="scale" draw:z-index="29"><draw:object xlink:href="./Object 14" xlink:type="simple" xlink:show="embed" xlink:actuate="onLoad"/><draw:image xlink:href="./ObjectReplacements/Object 14" xlink:type="simple" xlink:show="embed" xlink:actuate="onLoad"/></draw:frame><text:line-break/>Illustration <text:sequence text:ref-name="refIllustration14" text:name="Illustration" text:formula="ooow:Illustration+1" style:num-format="1">15</text:sequence>: Complete Pitfall Trap Leaf Node</text:p></draw:text-box></draw:frame> <text:span text:style-name="T92">The left part is the trap. It contains a microcontroller that takes all the necessary environmental measurements and also looks for a fly event in the optical sensor. This is the part that collects data to be sent to the internet server. The right part of the trap is the RF part that takes care of the RF communication to the Master Node. This is the part that is described in this manual.</text:span></text:p>
      <text:p text:style-name="P117">The RF communication follows the protocol described in Master Node. The RF microcontroller communicates with the trap microcontroller through a UART channel where:</text:p>
      <text:list xml:id="list4908034717501755903" text:style-name="L11">
        <text:list-item>
          <text:p text:style-name="P253">The trap sends <text:span text:style-name="T93">parameters and</text:span> events to the RF microcontroller.</text:p>
        </text:list-item>
        <text:list-item>
          <text:p text:style-name="P253">The RF microco<text:span text:style-name="T94">n</text:span>troller sends parameters and commands from the internet server to the trap microcontroller.</text:p>
        </text:list-item>
        <text:list-item>
          <text:p text:style-name="P254">The RF microcontroller may emit informative messages on the RF communication.</text:p>
        </text:list-item>
      </text:list>
      <text:p text:style-name="P118">The speed of the UART is set to 115200 baud.</text:p>
      <text:p text:style-name="P118"/>
      <text:h text:style-name="P321" text:outline-level="10">Leaf Node Application Code <text:span text:style-name="T95">Architecture</text:span></text:h>
      <text:p text:style-name="P119">The Leaf Node’s application code (the application of the RF microcontroller) is also based on Texas Instruments’ real time operating system, TI-RTOS. It is constructed by two tasks, one that handles the RF communications and the other that handles UART communications to and from the PitFall Trap’s microcontroller. <text:span text:style-name="T94">The application also uses the Flash memory to store necessary parameters and the Real Time Clock of the microcontroller to keep accurate timing for RF wake-ups.</text:span></text:p>
      <text:h text:style-name="P311" text:outline-level="10">Flash Memory Usage</text:h>
      <text:p text:style-name="P120">In the Flash memory of the microcontroller the system stores parameters needed to be remembered between power-ups of the node. For the Leaf Node these are not so many as the Master Node needed; <text:span text:style-name="T96">only the MAC address of the associated Master Node and the short address assigned by it during registration are needed.</text:span></text:p>
      <text:p text:style-name="P130">The Flash memory segment contains a table of these parameter sets, to avoid constant Erase/Reprogram cycles after every registration process, ensuring long life of the memory and lower power consumption. The used memory segment is only erased when there is no more space for registration parameters. After every new registration process, the last parameter set is marked as invalid, so only the last set is used by the application.</text:p>
      <text:p text:style-name="P121">The flash memory handling functions are in <text:span text:style-name="Source_20_Text">AppFlash.h</text:span> and <text:span text:style-name="Source_20_Text">AppFlash.c</text:span> files that are stored in <text:span text:style-name="Source_20_Text">./Flash</text:span> subdirectory of the program tree. These are:</text:p>
      <text:list xml:id="list3902112292695297529" text:style-name="L12">
        <text:list-item>
          <text:p text:style-name="P255"><text:span text:style-name="Source_20_Text">InitFlash()</text:span>: <text:s/>It initializes the parameters needed using those stored in flash memory. First checks if the node is registered to a Master’s network and if not it just returns. If there is any entry in the parameter’s table, it scans the entries to find the first valid one. When it finds a valid entry, it sets the short address of the node assigned by the Master (variable <text:span text:style-name="Source_20_Text">NodeAddr</text:span>) and the pointer to the Master Node’s Entry (containing all the parameters needed) named <text:span text:style-name="Source_20_Text">MasterNodeEntry</text:span>. Finally, it counts the number of entries that appear in the table .</text:p>
        </text:list-item>
        <text:list-item>
          <text:p text:style-name="P256"><text:span text:style-name="Source_20_Text">SetMasterNode()</text:span>: Sets the parameters for registering to a new Master Node’s network. It first checks if the new Master Node is the same as the one the node is already registered to, and if true, it ignores the set. Otherwise, it needs to perform a new write to the flash table. To do that, it checks if the table is full and if it is, the process performs a segment erase to clear the table. If not, it marks the current entry as “disabled” and writes the new parameter set to the first empty cell of the table. Finally, it updates the necessary variables to reflect the changes.</text:p>
        </text:list-item>
      </text:list>
      <text:h text:style-name="P312" text:outline-level="10">Real Time Clock</text:h>
      <text:p text:style-name="P122">The Real Time Clock is also used in the Leaf Node application, as in the Master Node’s application. It is used to keep timing for consecutive RF communication wake-ups and be synchronized with the Master’s RTC. It is also used to convert Date/Time values to <text:soft-page-break/>timestamps that reflect the number of seconds passed since January 1<text:span text:style-name="T7">st</text:span>, 2000. The timestamps are used in the communication packets due to their shortest representation than Date/Time value sets.</text:p>
      <text:p text:style-name="P122">The functions used for RTC handling lie in <text:span text:style-name="Source_20_Text">RTCFuncs.h</text:span> and <text:span text:style-name="Source_20_Text">RTCFuncs.c</text:span> files in the <text:span text:style-name="Source_20_Text">./RTC</text:span> subdirectory of the application program tree. They are the same used in the Master’s Node application with the difference that there is no need to alter the calibration value of the RTC subsystem (<text:span text:style-name="Source_20_Text">AON_RTC_O_SUBSECINC</text:span> register).</text:p>
      <text:h text:style-name="P312" text:outline-level="10">RF EasyLink Framework</text:h>
      <text:p text:style-name="P123">The EasyLink Framework from Texas Instruments is used again, as for the Master Node. The necessary files are <text:span text:style-name="Source_20_Text">EasyLink.h</text:span> and <text:span text:style-name="Source_20_Text">EasyLink.c</text:span> files that appear in the <text:span text:style-name="Source_20_Text">./RF/EasyLink</text:span> subdirectory of the application program tree. They are the same files used for the Master Node as they contain the CSMA tweeks.</text:p>
      <text:p text:style-name="P123">The EasyLink framework also needs the settings for the commands to the RF core of the microcontroller and, once again, they are the same as those used in the Master Node’s application. Those files appear in the <text:span text:style-name="Source_20_Text">./RF/SmartRF_Settings</text:span> subdirectory of the application program tree and are <text:span text:style-name="Source_20_Text">CSMACA_settings.h</text:span>, <text:span text:style-name="Source_20_Text">CSMACA_settings.c</text:span>, <text:span text:style-name="Source_20_Text">smartrf_settings_predefined.h</text:span>, <text:span text:style-name="Source_20_Text">smartrf_settings_predefined.c</text:span>, <text:span text:style-name="Source_20_Text">smartrf_settings.h</text:span> and <text:span text:style-name="Source_20_Text">smartrf_settings.c</text:span>.</text:p>
      <text:p text:style-name="P123">Finally, the file that contains all the necessary common definitions to both Master and Leaf Nodes’ applications is the RadioProtocol.h header file that described the common communication packet basis of the system. This file lies in <text:span text:style-name="Source_20_Text">./RF</text:span> subdirectory of the application program tree.</text:p>
      <text:h text:style-name="P313" text:outline-level="10">Board Files</text:h>
      <text:p text:style-name="P13">In the main directory of the application tree there are some files that define the default behavior of the microcontroller’s hardware. Two of these files are <text:span text:style-name="Source_20_Text">CC1310_</text:span><text:span text:style-name="Source_20_Text"><text:span text:style-name="T97">LAUNCHXL</text:span></text:span><text:span text:style-name="Source_20_Text">.h</text:span> and <text:span text:style-name="Source_20_Text">CC1310_</text:span><text:span text:style-name="Source_20_Text"><text:span text:style-name="T97">LAUNCHXL</text:span></text:span><text:span text:style-name="Source_20_Text">.c</text:span>. <text:span text:style-name="T26">These contain definitions and functions that setup peripherals at a default state, as long as the I/O pins. The name of these files show that the application development was for CC1310 LaunchPad board. Finally, </text:span><text:span text:style-name="Source_20_Text"><text:span text:style-name="T26">Board.h</text:span></text:span><text:span text:style-name="T26"> file “links” definitions used in the code to the I/O pins and other peripherals needed.</text:span></text:p>
      <text:h text:style-name="P313" text:outline-level="10">Generic Functions</text:h>
      <text:p text:style-name="P124">There are some simple functions used throughout the whole application and do not belong to a specific functionality of <text:span text:style-name="T98">it</text:span>. These functions appear in the <text:span text:style-name="Source_20_Text">GenericFuncs.h</text:span> and <text:span text:style-name="Source_20_Text">GenericFuncs.c</text:span> files in the root directory of the application program tree.</text:p>
      <text:p text:style-name="P125">Not all of the functions that appear in these files are usable by the application, but they are the same files used in the Master Node’s application, also.</text:p>
      <text:list xml:id="list1569760579906198387" text:style-name="L13">
        <text:list-item>
          <text:p text:style-name="P257"><text:soft-page-break/><text:span text:style-name="Source_20_Text">ParseNumber32()</text:span>: Parses a numeric string that describes a number formed in binary, decimal or hexadecimal format. The number can be in binary format using C/C++ notation (<text:span text:style-name="Source_20_Text">0b</text:span> prefix) or assembly notation (<text:span text:style-name="Source_20_Text">b</text:span> postfix). Using both does not harm the parsing of the binary number. For hexadecimal format the C/C++ notation can be used (<text:span text:style-name="Source_20_Text">0x</text:span> prefix) or the assembly notation (<text:span text:style-name="Source_20_Text">h</text:span> postfix), also. Using both, again, does not harm the process of parsing the number. For decimal numbers no prefix or postfix is used. The output value can be as large as 32 bits value.</text:p>
        </text:list-item>
        <text:list-item>
          <text:p text:style-name="P257"><text:span text:style-name="Source_20_Text">ParseNumber()</text:span>: Does the same thing as ParseNumber32 in the same way. The only difference is that the parsed number can be up to 16 bits long.</text:p>
        </text:list-item>
        <text:list-item>
          <text:p text:style-name="P257"><text:span text:style-name="Source_20_Text">SkipCRLF()</text:span>: Parses an input string and skips all the CR or LF characters that appear at its beginning. It returns the number of the characters to be skipped in order to get rid of the CR/LFs.</text:p>
        </text:list-item>
        <text:list-item>
          <text:p text:style-name="P257"><text:span text:style-name="Source_20_Text">FindCRLF()</text:span>: Parses a string and finds the first occurrence of a CR or LF character. Returns the number of characters to be skipped in order to reach the first character of a CR/LF.</text:p>
        </text:list-item>
        <text:list-item>
          <text:p text:style-name="P258"><text:span text:style-name="Source_20_Text">Hex2Int()</text:span>: Converts a string of ASCII representation of a hexadecimal number and returns its numeric value. The returned value can be up to 16 bits.</text:p>
        </text:list-item>
        <text:list-item>
          <text:p text:style-name="P258"><text:span text:style-name="Source_20_Text">Int2Ascii()</text:span>: Converts an integer number to its string representation</text:p>
        </text:list-item>
        <text:list-item>
          <text:p text:style-name="P258"><text:span text:style-name="Source_20_Text">StrSize()</text:span>: Counts the number of consecutive normal characters of a string. As ‘normal’ characters are defined those character that have an ASCII value between the space character and the maximum 7 bits number.</text:p>
        </text:list-item>
        <text:list-item>
          <text:p text:style-name="P258"><text:span text:style-name="Source_20_Text">CalcCRC16()</text:span>: Calculates a CRC16 value. The Polynomial used is defined by <text:span text:style-name="Source_20_Text">CRC16_POLY</text:span> macro definition in <text:span text:style-name="Source_20_Text">GenericFuncs.h</text:span> file. The first time the function is used (for the first byte of the needed sequence to calculate its CRC16 value) it must use the value defined using <text:span text:style-name="Source_20_Text">DEF_CRC16</text:span> macro definition in the same header file.</text:p>
        </text:list-item>
        <text:list-item>
          <text:p text:style-name="P258"><text:span text:style-name="Source_20_Text">Byte2Hex()</text:span>: Converts a byte number to its ASCII Hexadecimal digits</text:p>
        </text:list-item>
      </text:list>
      <text:h text:style-name="P324" text:outline-level="5">UART Task</text:h>
      <text:h text:style-name="P314" text:outline-level="10">Background</text:h>
      <text:p text:style-name="P126">The UART Task is one of the two tasks that form the whole Leaf Node application. Its job is to handle communications between the PitFall Trap’s microcontroller. <text:span text:style-name="T99">The PitFall Trap Microcontroller sends event timestamps and data to the RF microcontroller and the RF microcontroller sends parameters received through the RF network from the internet server.</text:span></text:p>
      <text:p text:style-name="P127">One important thing that should be noticed is that the UART subsystem of the RF microcontroller consumes much more power if it is activated. For that reason the Rx pin <text:soft-page-break/>of the UART channel is defined as normal input with interrupt capabilities, <text:span text:style-name="T100">to save power. When there is UART activity, an interrupt wakes up the RF microcontroller that reverts the necessary I/O pins to UART functionality, performs the communication and then puts those pins back to I/O. This makes the synchronization of the UART bytes more difficult and the trap microcontroller must send a sync sequence first in order for the RF microcontroller to synchronize and receive data correctly.</text:span></text:p>
      <text:p text:style-name="P128">An illustration of the complete data the Trap microcontroller must transmit follows, <text:span text:style-name="T101">together with the length of each field in bytes</text:span>:</text:p>
      <table:table table:name="Table25" table:style-name="Table25">
        <table:table-column table:style-name="Table25.A"/>
        <table:table-column table:style-name="Table25.B"/>
        <table:table-column table:style-name="Table25.A"/>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A"/>
        <table:table-column table:style-name="Table25.D"/>
        <table:table-column table:style-name="Table25.M"/>
        <table:table-row>
          <table:table-cell table:style-name="Table25.A1" office:value-type="string">
            <text:p text:style-name="P229">Sync</text:p>
          </table:table-cell>
          <table:table-cell table:style-name="Table25.A1" office:value-type="string">
            <text:p text:style-name="P233"><text:span text:style-name="Source_20_Text">S:</text:span></text:p>
          </table:table-cell>
          <table:table-cell table:style-name="Table25.A1" office:value-type="string">
            <text:p text:style-name="P229">Year</text:p>
          </table:table-cell>
          <table:table-cell table:style-name="Table25.A1" office:value-type="string">
            <text:p text:style-name="P229">Month</text:p>
            <text:p text:style-name="P230">Type</text:p>
          </table:table-cell>
          <table:table-cell table:style-name="Table25.A1" office:value-type="string">
            <text:p text:style-name="P229">Day</text:p>
          </table:table-cell>
          <table:table-cell table:style-name="Table25.A1" office:value-type="string">
            <text:p text:style-name="P229">Hours</text:p>
          </table:table-cell>
          <table:table-cell table:style-name="Table25.A1" office:value-type="string">
            <text:p text:style-name="P229">Minutes</text:p>
          </table:table-cell>
          <table:table-cell table:style-name="Table25.A1" office:value-type="string">
            <text:p text:style-name="P229">Seconds</text:p>
          </table:table-cell>
          <table:table-cell table:style-name="Table25.A1" office:value-type="string">
            <text:p text:style-name="P229">Temp</text:p>
          </table:table-cell>
          <table:table-cell table:style-name="Table25.A1" office:value-type="string">
            <text:p text:style-name="P230">Cal 30</text:p>
          </table:table-cell>
          <table:table-cell table:style-name="Table25.A1" office:value-type="string">
            <text:p text:style-name="P230">Cal 85</text:p>
          </table:table-cell>
          <table:table-cell table:style-name="Table25.A1" office:value-type="string">
            <text:p text:style-name="P230">Master </text:p>
          </table:table-cell>
          <table:table-cell table:style-name="Table25.M1" office:value-type="string">
            <text:p text:style-name="P230">Battery</text:p>
          </table:table-cell>
        </table:table-row>
        <table:table-row>
          <table:table-cell table:style-name="Table25.A2" office:value-type="string">
            <text:p text:style-name="P231">5</text:p>
          </table:table-cell>
          <table:table-cell table:style-name="Table25.A2" office:value-type="string">
            <text:p text:style-name="P232">2</text:p>
          </table:table-cell>
          <table:table-cell table:style-name="Table25.A2" office:value-type="string">
            <text:p text:style-name="P231">1</text:p>
          </table:table-cell>
          <table:table-cell table:style-name="Table25.A2" office:value-type="string">
            <text:p text:style-name="P231">1</text:p>
          </table:table-cell>
          <table:table-cell table:style-name="Table25.A2" office:value-type="string">
            <text:p text:style-name="P231">1</text:p>
          </table:table-cell>
          <table:table-cell table:style-name="Table25.A2" office:value-type="string">
            <text:p text:style-name="P231">1</text:p>
          </table:table-cell>
          <table:table-cell table:style-name="Table25.A2" office:value-type="string">
            <text:p text:style-name="P231">1</text:p>
          </table:table-cell>
          <table:table-cell table:style-name="Table25.A2" office:value-type="string">
            <text:p text:style-name="P231">1</text:p>
          </table:table-cell>
          <table:table-cell table:style-name="Table25.A2" office:value-type="string">
            <text:p text:style-name="P231">2</text:p>
          </table:table-cell>
          <table:table-cell table:style-name="Table25.A2" office:value-type="string">
            <text:p text:style-name="P231">2</text:p>
          </table:table-cell>
          <table:table-cell table:style-name="Table25.A2" office:value-type="string">
            <text:p text:style-name="P231">2</text:p>
          </table:table-cell>
          <table:table-cell table:style-name="Table25.A2" office:value-type="string">
            <text:p text:style-name="P231">2</text:p>
          </table:table-cell>
          <table:table-cell table:style-name="Table25.M2" office:value-type="string">
            <text:p text:style-name="P231">1</text:p>
          </table:table-cell>
        </table:table-row>
      </table:table>
      <text:p text:style-name="P128"/>
      <text:list xml:id="list7707171616940392789" text:style-name="L14">
        <text:list-item>
          <text:p text:style-name="P259"><text:span text:style-name="T27">Sync</text:span>: is the sequence <text:span text:style-name="Source_20_Text">00 FF 00 FF 00</text:span>. It is used to help the RF microcontroller synchronize its reception queue correctly to the transmitted characters.</text:p>
        </text:list-item>
        <text:list-item>
          <text:p text:style-name="P260"><text:span text:style-name="T27">‘</text:span><text:span text:style-name="Source_20_Text"><text:span text:style-name="T27">S:</text:span></text:span><text:span text:style-name="T27">’</text:span>: Are the two characters that help the microcontroller find the starting of the valuable data.</text:p>
        </text:list-item>
        <text:list-item>
          <text:p text:style-name="P261">Year<text:span text:style-name="T38">: Is the year offset from 2000.</text:span></text:p>
        </text:list-item>
        <text:list-item>
          <text:p text:style-name="P261">Month/Type<text:span text:style-name="T38">: Contains the type of the event at its high nibble (Temperature measurement, Bug event or Reset event) and the month number (1: Jan, 12: Dec) at its lower nibble.</text:span></text:p>
        </text:list-item>
        <text:list-item>
          <text:p text:style-name="P261">Day<text:span text:style-name="T38">: The day of the month (1 … 31).</text:span></text:p>
        </text:list-item>
        <text:list-item>
          <text:p text:style-name="P261">Hours<text:span text:style-name="T38">: The hour of the event (0 … 23).</text:span></text:p>
        </text:list-item>
        <text:list-item>
          <text:p text:style-name="P261">Minutes<text:span text:style-name="T38">: The minute of the event (0 … 59).</text:span></text:p>
        </text:list-item>
        <text:list-item>
          <text:p text:style-name="P261">Seconds<text:span text:style-name="T38">: The second of the event (0 … 59).</text:span></text:p>
        </text:list-item>
        <text:list-item>
          <text:p text:style-name="P261">Temp<text:span text:style-name="T38">: The temperature reading. It is the value the ADC gives from the temperature sensor. Lower byte first.</text:span></text:p>
        </text:list-item>
        <text:list-item>
          <text:p text:style-name="P262">Cal30<text:span text:style-name="T38">: Is the value of the </text:span><text:span text:style-name="Source_20_Text"><text:span text:style-name="T38">CALADC12_15V_30C</text:span></text:span><text:span text:style-name="T38"> calibration value used for accurate conversion of the temperature ADC value to real temperature. Lower byte first.</text:span></text:p>
        </text:list-item>
        <text:list-item>
          <text:p text:style-name="P262">Cal85<text:span text:style-name="T38">: Is the value of the CALADC12_15V_85C calibration value used for accurate conversion of the temperature ADC value to real temperature. Lower byte first.</text:span></text:p>
        </text:list-item>
        <text:list-item>
          <text:p text:style-name="P262">Master<text:span text:style-name="T38">: Is the current master counter value of the counter of all events recorded by the PitFall Trap. Lower byte first.</text:span></text:p>
        </text:list-item>
        <text:list-item>
          <text:p text:style-name="P262">Battery<text:span text:style-name="T38">: Is the current battery reading from the ADC. Lower byte first.</text:span></text:p>
        </text:list-item>
      </text:list>
      <text:p text:style-name="P79"><text:soft-page-break/>The RF microcontroller will respond to the PitFall microcontroller by sending one of the following responses:</text:p>
      <text:list xml:id="list1546743837490512762" text:style-name="L15">
        <text:list-item>
          <text:p text:style-name="P263">OK<text:span text:style-name="T38">: Means that the RF microcontroller stored the event record successfully.</text:span></text:p>
        </text:list-item>
        <text:list-item>
          <text:p text:style-name="P263">SAME<text:span text:style-name="T38">: Means that the RF microcontroller found this event already stored in its database. It will not store it again</text:span></text:p>
        </text:list-item>
        <text:list-item>
          <text:p text:style-name="P263">NOMEM<text:span text:style-name="T38">: Means the RF microcontroller could not store the event to its internal database due to lack of memory. The memory will be released at the next successful RF communication to the Master Node.</text:span></text:p>
        </text:list-item>
      </text:list>
      <text:p text:style-name="P129"><text:span text:style-name="T38">There are also some informative messages sent </text:span><text:span text:style-name="T46">from the RF microcontroller through the UART channel. These are:</text:span></text:p>
      <text:list xml:id="list4594200984948335728" text:style-name="L16">
        <text:list-item>
          <text:p text:style-name="P264"><text:span text:style-name="Source_20_Text"><text:span text:style-name="T102">R</text:span></text:span><text:span text:style-name="Source_20_Text">ESET</text:span><text:span text:style-name="T38">: It is necessary for the PitFall Trap microcontroller to successfully receive this message, as this means that the internet server has sent ‘Reset’ parameter with value ‘1’.</text:span></text:p>
        </text:list-item>
        <text:list-item>
          <text:p text:style-name="P264"><text:span text:style-name="T38">‘</text:span><text:span text:style-name="Source_20_Text"><text:span text:style-name="T38">RTC:</text:span></text:span><text:span text:style-name="T38">’: It is necessary for the PitFall Trap microcontroller to successfully receive this message, as this defines the RTC value sent from the Master Node. The Master Node always synchronizes its RTC with the internet server. Every time there is an RF communication, the Master Node synchronizes the RTC of the Leaf Nodes’ to that received from the server. The RF microcontroller then sends this ‘</text:span><text:span text:style-name="Source_20_Text"><text:span text:style-name="T38">RTC:</text:span></text:span><text:span text:style-name="T38">’ message to the PitFall microcontroller for the latter to synchronize its RTC, also. After the ‘</text:span><text:span text:style-name="Source_20_Text"><text:span text:style-name="T38">:</text:span></text:span><text:span text:style-name="T38">’ character 6 bytes follow that represent the current date/time. The frame has the following format. Each field is of size of 1 byte:</text:span></text:p>
        </text:list-item>
      </text:list>
      <table:table table:name="Table26" table:style-name="Table26">
        <table:table-column table:style-name="Table26.A" table:number-columns-repeated="5"/>
        <table:table-column table:style-name="Table26.F"/>
        <table:table-row>
          <table:table-cell table:style-name="Table26.A1" office:value-type="string">
            <text:p text:style-name="P234">Year Offset</text:p>
          </table:table-cell>
          <table:table-cell table:style-name="Table26.A1" office:value-type="string">
            <text:p text:style-name="P234">Month</text:p>
          </table:table-cell>
          <table:table-cell table:style-name="Table26.A1" office:value-type="string">
            <text:p text:style-name="P234">Day</text:p>
          </table:table-cell>
          <table:table-cell table:style-name="Table26.A1" office:value-type="string">
            <text:p text:style-name="P234">Hours</text:p>
          </table:table-cell>
          <table:table-cell table:style-name="Table26.A1" office:value-type="string">
            <text:p text:style-name="P234">Minutes</text:p>
          </table:table-cell>
          <table:table-cell table:style-name="Table26.F1" office:value-type="string">
            <text:p text:style-name="P234">Seconds</text:p>
          </table:table-cell>
        </table:table-row>
      </table:table>
      <text:list xml:id="list165605893819256" text:continue-numbering="true" text:style-name="L16">
        <text:list-header>
          <text:p text:style-name="P247">The Year Offset defines the offset of the year number since year 2000.</text:p>
        </text:list-header>
        <text:list-item>
          <text:p text:style-name="P247"><text:span text:style-name="T27">ACK</text:span>: The system just received an Ack packet. The PitFall Trap microcontroller should ignore this message. Its only informative for RF debugging purposes.</text:p>
        </text:list-item>
        <text:list-item>
          <text:p text:style-name="P264">INFO <text:span text:style-name="T104">OK</text:span><text:span text:style-name="T38">: The system just received a NodeInfo packet. The PitFall Trap microcontroller should ignore this message. It is used only for RF communication debugging purposes.</text:span></text:p>
        </text:list-item>
      </text:list>
      <text:h text:style-name="P314" text:outline-level="10">UART Task Code Description</text:h>
      <text:p text:style-name="P131">The task is a TI-RTOS task that needs to be created before the BIOS starts. <text:span text:style-name="T128">The files that contain the code of the task are </text:span><text:span text:style-name="Source_20_Text"><text:span text:style-name="T128">UART2MSP.h</text:span></text:span><text:span text:style-name="T128"> and </text:span><text:span text:style-name="Source_20_Text"><text:span text:style-name="T128">UART2MSP.c</text:span></text:span><text:span text:style-name="T128"> that appear in the root directory of the application tree. </text:span>The task creation and initialization job is done by <text:span text:style-name="Source_20_Text">InitUARTTask()</text:span> function. The function creates the event object for the task to be able to handle events, clears the <text:span text:style-name="Source_20_Text">EventsArray[]</text:span> which is the array that holds events to be sent to the Master Node and initialized (but not activates) the UART module. The settings of the UART are for speed of 115200 8N1.</text:p>
      <text:p text:style-name="P132"><text:soft-page-break/>The task function is <text:span text:style-name="Source_20_Text">UARTTaskFxn()</text:span>. This function does the whole job of UART handling. When <text:span text:style-name="Source_20_Text">BIOS_start()</text:span> is called, this is the function that is used by TI-RTOS as the UART Task. TI-RTOS calls the task functions one by one to initiate and activate the tasks.</text:p>
      <text:p text:style-name="P132">When the UART Task is activated, it initializes the RTC module, it registers one button to help debugging events and initializes the UART Rx pin as an I/O pin with interrupt capabilities:</text:p>
      <text:list xml:id="list5379831703630352933" text:style-name="L17">
        <text:list-item>
          <text:p text:style-name="P265">RTC is initialized at January 1<text:span text:style-name="T7">st</text:span>, 2016, until it is synchronized with the Master Node</text:p>
        </text:list-item>
        <text:list-item>
          <text:p text:style-name="P265">A button is used to force the system add an event in the events queue to be sent to the Master Node. When it is pressed, it simulates the stream of data the PitFall Trap microcontroller should sent and makes the system store an event at the current time. <text:span text:style-name="T103">The button pin is set in the </text:span><text:span text:style-name="Source_20_Text"><text:span text:style-name="T103">Board.h</text:span></text:span><text:span text:style-name="T103"> file using the </text:span><text:span text:style-name="Source_20_Text"><text:span text:style-name="T103">UARTEVENT_BUTTON</text:span></text:span><text:span text:style-name="T103"> macro definition. The function bound to the triggering of that button is </text:span><text:span text:style-name="Source_20_Text"><text:span text:style-name="T103">TriggerData()</text:span></text:span><text:span text:style-name="T103">.</text:span></text:p>
        </text:list-item>
        <text:list-item>
          <text:p text:style-name="P266">Sets the UART Rx as input, using the function <text:span text:style-name="Source_20_Text">cbRxInt()</text:span> as its callback when there is an interrupt event. The interrupt is triggered at falling edge and does not have any pull-up resistor activated. Also, the led that indicates UART activity is powered off. The led used is the Red led of the board, but it can be altered if necessary, by altering the value of <text:span text:style-name="Source_20_Text">UARTACTIVITY_LED</text:span> macro definition in <text:span text:style-name="Source_20_Text">Board.h</text:span> file.</text:p>
        </text:list-item>
      </text:list>
      <text:p text:style-name="P133">After the necessary initializations, the task function enters en eternal loop that handles events according to system’s activity. <text:span text:style-name="T105">A flowchart illustration of this task loop follows. As seen in the flowchart, there are a number of events handled by the loop:</text:span></text:p>
      <text:list xml:id="list4627629276692090473" text:style-name="L18">
        <text:list-item>
          <text:p text:style-name="P267"><text:span text:style-name="Source_20_Text">START</text:span>: Is sent by the interrupt callback function of the Rx pin, when there is UART activity</text:p>
        </text:list-item>
        <text:list-item>
          <text:p text:style-name="P267"><text:span text:style-name="Source_20_Text">DATA</text:span>: Is sent by the callback function of the button used to debug the UART event message.</text:p>
        </text:list-item>
        <text:list-item>
          <text:p text:style-name="P267"><text:span text:style-name="Source_20_Text">RESET</text:span>: Is sent whenever there is an incoming RF packet containing flags for reset command issued by the internet server.</text:p>
        </text:list-item>
        <text:list-item>
          <text:p text:style-name="P267"><text:span text:style-name="Source_20_Text">RTC</text:span>: Is the event sent by the Radio Task when there is a new synchronization to the RTC clock of the Master Node.</text:p>
        </text:list-item>
        <text:list-item>
          <text:p text:style-name="P267"><text:span text:style-name="Source_20_Text">ACK</text:span>: Is sent when there is a reception of an Ack packet from the Master Node through the RF channel</text:p>
        </text:list-item>
        <text:list-item>
          <text:p text:style-name="P267"><text:span text:style-name="Source_20_Text">INFO</text:span>: Is sent when there is a reception of a NodeInfo packet from the Master Node through the RF channel.</text:p>
        </text:list-item>
      </text:list>
      <text:p text:style-name="P134">The illustration in question follows:</text:p>
      <text:p text:style-name="P135"><draw:frame draw:style-name="fr7" draw:name="Frame16" text:anchor-type="paragraph" svg:width="12.883cm" draw:z-index="30"><draw:text-box fo:min-height="18.725cm"><text:p text:style-name="Illustration"><draw:frame draw:style-name="fr10" draw:name="Object16" text:anchor-type="as-char" svg:width="12.883cm" style:rel-width="100%" svg:height="18.725cm" style:rel-height="scale" draw:z-index="31"><draw:object xlink:href="./Object 16" xlink:type="simple" xlink:show="embed" xlink:actuate="onLoad"/><draw:image xlink:href="./ObjectReplacements/Object 16" xlink:type="simple" xlink:show="embed" xlink:actuate="onLoad"/></draw:frame><text:line-break/>Illustration <text:sequence text:ref-name="refIllustration15" text:name="Illustration" text:formula="ooow:Illustration+1" style:num-format="1">16</text:sequence>: UART Task Eternal Loop (Event Loop) Flowchart</text:p></draw:text-box></draw:frame><text:soft-page-break/>In the UART source file there are also some other helper functions. Some of them were just mentioned, some other were not. These functions are:</text:p>
      <text:list xml:id="list299690763489518469" text:style-name="L19">
        <text:list-item>
          <text:p text:style-name="P268"><text:span text:style-name="Source_20_Text">cbRxInt()</text:span>: <text:span text:style-name="T106">Is the interrupt callback function of the Rx pin when it is used as simple input. It disables the interrupt and posts a </text:span><text:span text:style-name="Source_20_Text"><text:span text:style-name="T106">START</text:span></text:span><text:span text:style-name="T106"> event to the UART Task loop.</text:span></text:p>
        </text:list-item>
        <text:list-item>
          <text:p text:style-name="P269"><text:span text:style-name="Source_20_Text">InitRxAsPin()</text:span>: If there is a previous UART communication open, it closes it, sets the Rx pin as digital input, enables its interrupt with callback function the <text:span text:style-name="Source_20_Text">cbRxInt()</text:span> mentioned earlier and powers off the UART activity led.</text:p>
        </text:list-item>
        <text:list-item>
          <text:p text:style-name="P269"><text:soft-page-break/><text:span text:style-name="Source_20_Text">UseRxAsUART()</text:span>: If the Rx pin is used as I/O, it sets its activity to UART Rx, opens the UART channel and powers on the UART activity led.</text:p>
        </text:list-item>
        <text:list-item>
          <text:p text:style-name="P269"><text:span text:style-name="Source_20_Text">TriggerReset()</text:span>: Posts a <text:span text:style-name="Source_20_Text">RESET</text:span> event to the UART Task loop.</text:p>
        </text:list-item>
        <text:list-item>
          <text:p text:style-name="P269"><text:span text:style-name="Source_20_Text">TriggerRTC()</text:span>: Posts a <text:span text:style-name="Source_20_Text">RTC</text:span> event to the UART Task loop.</text:p>
        </text:list-item>
        <text:list-item>
          <text:p text:style-name="P269"><text:span text:style-name="Source_20_Text">TriggerAck()</text:span>: Posts an event to the UART Task loop. The event to be posted cones as an input parameter to the function. The events used are <text:span text:style-name="Source_20_Text">ACK</text:span> and <text:span text:style-name="Source_20_Text">INFO</text:span>, that come from the RF Task.</text:p>
        </text:list-item>
        <text:list-item>
          <text:p text:style-name="P270"><text:span text:style-name="Source_20_Text">TriggerData()</text:span>: Posts a <text:span text:style-name="Source_20_Text">DATA</text:span> event to the UART Task loop. This function is the interrupt callback function of the button that triggers a fake event, for debugging purposes.</text:p>
        </text:list-item>
      </text:list>
      <text:h text:style-name="P325" text:outline-level="5">Radio Task</text:h>
      <text:p text:style-name="P136">The Radio Task (or RF Task) performs all the necessary functionality to achieve a successful RF communication to the Master Node. It follows the protocol described in the Master Node’s section. The task uses the EasyLink framework of Texas Instruments, tweaked to use CSMA/CA technique.</text:p>
      <text:p text:style-name="P136">The RF Task’s source code lies in <text:span text:style-name="Source_20_Text">RadioTask.h</text:span> and <text:span text:style-name="Source_20_Text">RadioTask.c</text:span> files that appear in the <text:span text:style-name="Source_20_Text">./RF</text:span> subdirectory of the application program tree.</text:p>
      <text:h text:style-name="P315" text:outline-level="10">Node Registration</text:h>
      <text:p text:style-name="P138">The Leaf Node first needs to be registered to a Master Node in order to exchange data with it. This has to be done only once, at the very first time of activation and joining to a PitFall Trap network. For th<text:span text:style-name="T108">i</text:span>s reason, there is a button that activates the RF communication channel <text:span text:style-name="T108">and</text:span> enter registration mode to register to a network. If there is the need to join a network then a long press of that button (3 to 4 seconds) enters Registration mode that issues registration packets to the Master Nodes found in the area. When a Master accepts the node, the communication of data between these two can be achieved.</text:p>
      <text:p text:style-name="P139">The button used currently for this purpose is the left button of the CC1310 Launchpad development board, but can be altered according to the application needs by changing the value of the <text:span text:style-name="Source_20_Text">RFBUTTON</text:span> macro definition in <text:span text:style-name="Source_20_Text">Board.h</text:span> file.</text:p>
      <text:h text:style-name="P316" text:outline-level="10">Node Synchronization</text:h>
      <text:p text:style-name="P139">When a registered Leaf Node powers up, it does not know the intervals the Master Node will use to activate its RF communication channel. For this reason the same button used for registration can be used to activate the Leaf Node with a single short press. When there is the need to synchronize the node to its Master, i.e. after a power failure and recharging of its battery, a short press of the button activates the RF channel of the Leaf Node for a small time (around 30 seconds). During that time the node searches for beacons from its Master Node. When it finds the beacons it synchronizes itself to them.</text:p>
      <text:p text:style-name="P140"><text:soft-page-break/>The system uses the same button used for registration, but the Sync mode is activated using a simple short press of it.</text:p>
      <text:h text:style-name="P317" text:outline-level="10">Radio Task Code Description</text:h>
      <text:p text:style-name="P137">As with all the tasks in the whole application, this is another TI-RTOS task. It is initialized using the <text:span text:style-name="Source_20_Text">InitRFTask()</text:span> function. The function creates the event object for the task top be able to post and receive events, together with some clock objects needed to help synchronization of the functionality of the task. These are:</text:p>
      <text:list xml:id="list8019273156996913520" text:style-name="L20">
        <text:list-item>
          <text:p text:style-name="P271"><text:span text:style-name="Source_20_Text">RFActivityClk</text:span>: Is used to activate/deactivate the RF channel at the expected time, according to the Master Node’s timing. Its time interval is set using the <text:span text:style-name="Source_20_Text">RFACTIVITY_TIMEOUT</text:span> macro definition that appears in the <text:span text:style-name="Source_20_Text">RadioTask.c</text:span> file. Its callback function is <text:span text:style-name="Source_20_Text">RFActivityFxn()</text:span>. The callback function checks if the RF channel is on or off and sends the appropriate event <text:span text:style-name="T107">to the RF Task loop. If the RF channel is on and there is no need to keep it on, it posts a </text:span><text:span text:style-name="Source_20_Text"><text:span text:style-name="T107">SLEEP</text:span></text:span><text:span text:style-name="T107"> event. If the system is in Sync mode trying to register to a Master Node and the Sync command needs more time then it posts an </text:span><text:span text:style-name="Source_20_Text"><text:span text:style-name="T107">EXTENDTIME</text:span></text:span><text:span text:style-name="T107"> event to reschedule the entering of sleep mode for the RF Task. If the RF channel is off, it posts a </text:span><text:span text:style-name="Source_20_Text"><text:span text:style-name="T107">START</text:span></text:span><text:span text:style-name="T107"> event to the RF Task loop.</text:span></text:p>
        </text:list-item>
        <text:list-item>
          <text:p text:style-name="P272"><text:span text:style-name="Source_20_Text">RFLongPressClk</text:span>: Is the clock object used to count the long press of the <text:span text:style-name="T109">Sync/Register</text:span> button. <text:span text:style-name="T110">After the long press the node should enter registration mode. The long press time interval is set by </text:span><text:span text:style-name="Source_20_Text"><text:span text:style-name="T110">LONGPRESS_TIMEOUT</text:span></text:span><text:span text:style-name="T110"> macro definition in </text:span><text:span text:style-name="Source_20_Text"><text:span text:style-name="T110">RadioTask.c</text:span></text:span><text:span text:style-name="T110"> file. The callback function of this clock object is </text:span><text:span text:style-name="Source_20_Text"><text:span text:style-name="T110">RFLongPressFxn()</text:span></text:span><text:span text:style-name="T110">. In there, the system posts a </text:span><text:span text:style-name="Source_20_Text"><text:span text:style-name="T110">REGISTER</text:span></text:span><text:span text:style-name="T110"> event to the Radio Task loop, only if the node is not in registration mode.</text:span></text:p>
        </text:list-item>
        <text:list-item>
          <text:p text:style-name="P273"><text:span text:style-name="Source_20_Text">RFTimeoutClk</text:span>: <text:span text:style-name="T111">Every time the system sends a data packet to the Master, it expects an Ack packet to ensure its reception. The time interval the Ack should be returned to the Leaf Node is counted by this clock object. It is set by </text:span><text:span text:style-name="Source_20_Text"><text:span text:style-name="T111">RFACK_TIMEOUT</text:span></text:span><text:span text:style-name="T111"> macro definition in </text:span><text:span text:style-name="Source_20_Text"><text:span text:style-name="T111">RadioTask.c</text:span></text:span><text:span text:style-name="T111"> file. When this time expires, the data packet preciously sent is considered lost and it will be retransmitted. The callback of this clock object is </text:span><text:span text:style-name="Source_20_Text"><text:span text:style-name="T111">RFTimeoutFxn()</text:span></text:span><text:span text:style-name="T111">. When triggered, it clears the necessary flags to prepare the system to resend a data packet again.</text:span></text:p>
        </text:list-item>
        <text:list-item>
          <text:p text:style-name="P274"><text:span text:style-name="Source_20_Text">RFFlashClk</text:span>: Is the clock object used to flash the RF activity led. The led stays on for time defined by <text:span text:style-name="Source_20_Text">LEDON_TIMEOUT</text:span> macro and stays off for the time interval set by <text:span text:style-name="Source_20_Text">LEDOFF_TIMEOUT</text:span> macro. Both macros appear in the <text:span text:style-name="Source_20_Text">RadioTask.c</text:span> file. The clock object is used for both activating and deactivating of the RF activity led. The led flashes only when the RF communication channel is activated. The off time of the led is halved when the system is in Registration mode. The callback function that handles the activation/deactivation of the RF activity led as well as the rescheduling of the <text:span text:style-name="Source_20_Text">RFFlashClk</text:span> clock object to achieve all these, is <text:span text:style-name="Source_20_Text">RFFlashFxn()</text:span>.</text:p>
        </text:list-item>
      </text:list>
      <text:p text:style-name="P141"><text:soft-page-break/>The task initialization function, besides the described objects, it also prepares the standard packets that will be used throughout the communication to the Master Node, as well as the necessary variables and EasyLink short addresses. A Leaf Node must listen to both its short address, which was assigned to it by the Master Node that controls the PitFall Trap network, and the broadcast address.</text:p>
      <text:p text:style-name="P141">Before continuing to the task loop, it is helpful to describe the EasyLink callback function. When EasyLink is used in asynchronous mode, a callback function is provided to help the system take a sneak peek to the received packet and is necessary wake up the associated task. This is useful when low power consumption is needed. The callback function used in this application is <text:span text:style-name="Source_20_Text">rxDoneCallback()</text:span>. This function is called whenever there is a new packet received, <text:span text:style-name="T112">either </text:span>valid or invalid, or when the EasyLink status is changed (like aborted).</text:p>
      <text:p text:style-name="P142">In case of a status change to abort due to an EasyLink_abort() function call, the callback function does nothing. It ignores the status change and does not wake up the RF task. If the received packet is invalid, it posts a <text:span text:style-name="Source_20_Text">INVALID_PACKET_RECEIVED</text:span> to the Radio Task for it to re-enter the asynchronous receive mode. In other case it checks for the validity of the data in the packet.</text:p>
      <text:list xml:id="list6769565047482216695" text:style-name="L21">
        <text:list-item>
          <text:p text:style-name="P275">Beacon packet: <text:span text:style-name="T113">If the node is never registered to a network, the beacon is considered “a Beacon from a Master other than ours”. This is flagged by posting just a </text:span><text:span text:style-name="Source_20_Text"><text:span text:style-name="T113">BEACON</text:span></text:span><text:span text:style-name="T113"> event to the Radio Task. If the node is already registered to a network then if this beacon comes from the associated Master Node it informs the Radio Task by posting a </text:span><text:span text:style-name="Source_20_Text"><text:span text:style-name="T113">BEACON</text:span></text:span><text:span text:style-name="T113"> event together with an </text:span><text:span text:style-name="Source_20_Text"><text:span text:style-name="T113">OURBEACON</text:span></text:span><text:span text:style-name="T113"> events. If the beacon comes from another Master Node, other than the one the Leaf Node is registered to, then if the system is not in Registration mode, it ignores the beacon packet and sends an </text:span><text:span text:style-name="Source_20_Text"><text:span text:style-name="T113">INVALID_PACKET_RECEIVED</text:span></text:span><text:span text:style-name="T113"> event. If the node is in Registration mode the task is informed by a single </text:span><text:span text:style-name="Source_20_Text"><text:span text:style-name="T113">BEACON</text:span></text:span><text:span text:style-name="T113"> event (without the </text:span><text:span text:style-name="Source_20_Text"><text:span text:style-name="T113">OURBEACON</text:span></text:span><text:span text:style-name="T113"> one). This happens to avoid trying to register to the same Master when in Registration mode and to ignore beacons that come from other Master Nodes when not in registration mode.</text:span></text:p>
          <text:p text:style-name="P276">Also, the process keeps the current timing of the consecutive beacons and when it changes (a change on the second) it informs the Radio Task by posting a <text:span text:style-name="Source_20_Text">RTC</text:span> event (together with the <text:span text:style-name="Source_20_Text">BEACON</text:span> and/or <text:span text:style-name="Source_20_Text">OURBEACON</text:span> ones)</text:p>
        </text:list-item>
        <text:list-item>
          <text:p text:style-name="P276">RegisterAck/RegisterNAck packets: <text:span text:style-name="T114">If the target MAC address matches the Leaf Node’s MAC address and the CRC16 value is correct then it posts a REGOK event to the Radio Task, otherwise it posts an </text:span><text:span text:style-name="Source_20_Text"><text:span text:style-name="T114">INVALID_PACKET_RECEIVED</text:span></text:span><text:span text:style-name="T114"> event.</text:span></text:p>
        </text:list-item>
        <text:list-item>
          <text:p text:style-name="P277">Ack/PAck/NAck packets: If the MAC address of the packet matches the MAC address of the Master Node the Leaf Node is registered to, and the CRC16 value is correct, then it posts an <text:span text:style-name="Source_20_Text">ACK</text:span> event to the Radio Task.</text:p>
        </text:list-item>
        <text:list-item>
          <text:p text:style-name="P277"><text:soft-page-break/>NodeInfo packet: <text:span text:style-name="T115">The Master MAC parameter must match the MAC address of the Master Node the Leaf Node is registered to and the CRC16 value must be correct in order for the process to accept this packet. If the packet is accepted the Radio Task is notified by posting an </text:span><text:span text:style-name="Source_20_Text"><text:span text:style-name="T115">INFO</text:span></text:span><text:span text:style-name="T115"> event to it.</text:span></text:p>
        </text:list-item>
      </text:list>
      <text:p text:style-name="P143">Finally, the process copies the received packet to a place where the Radio Task can find it and parse it according to its type.</text:p>
      <text:p text:style-name="P143">The Task function is the function the TI-RTOS calls after <text:span text:style-name="Source_20_Text">BIOS_start()</text:span> is called. This is the implementation of the Radio Task and is the function called <text:span text:style-name="Source_20_Text">RFTaskFxn()</text:span>. <text:span text:style-name="T116">Upon entering the task function, the system enables the interrupt of the button that handles Sync/Registration and associates the </text:span><text:span text:style-name="Source_20_Text"><text:span text:style-name="T116">TriggerRF()</text:span></text:span><text:span text:style-name="T116"> function as its callback. The latter is used to start the </text:span><text:span text:style-name="Source_20_Text"><text:span text:style-name="T116">RFLongPressClk</text:span></text:span><text:span text:style-name="T116"> clock object upon make of the button and stop it upon break of the key. Also, if the RF channel is not active it sends a </text:span><text:span text:style-name="Source_20_Text"><text:span text:style-name="T116">SYNC</text:span></text:span><text:span text:style-name="T116"> event upon make, to wake the Radio Task and activate its RF channel. After this small initialization activity, the task enters an eternal loop, the Radio Task loop.</text:span></text:p>
      <text:p text:style-name="P144">Actually, the task loop is formed by two nested loops, one when the system is with deactivated RF channel (the outer one) and another (the inner one) that handles the RF communication when the system is on air. The outer loop prepares session variables and waits for a <text:span text:style-name="Source_20_Text">START</text:span> or a <text:span text:style-name="Source_20_Text">SYNC</text:span> event. When one of these events come, the system wakes up, flags the On Air status, enters the SYNC mode only if it received a <text:span text:style-name="Source_20_Text">SYNC</text:span> event, initializes EasyLink framework to use 50 Kbps modulation at 868MHz, starts the RF activity led flashing and starts the RF activation clock object counting. After that it enters the inner loop.</text:p>
      <text:p text:style-name="P145">In the inner loop the possible events, posted to the task, are checked. There can be more than one events at the same time, so the loop scans all possible events one by one in one iteration. The loop ends when all possible communications are done or when the activity time expires. The communications are considered done when both the RTC clock is synchronized by using the Master Node’s Beacon packets (<text:span text:style-name="Source_20_Text"><text:span text:style-name="T117">RTCSET</text:span></text:span><text:span text:style-name="T117"> flag of </text:span><text:span text:style-name="Source_20_Text"><text:span text:style-name="T117">RFStatusFlags</text:span></text:span><text:span text:style-name="T117"> variable indicates the RTC synchronization status) and all the recorded bug timestamps were sent to the Master. If there were no timestamps recorded, then the Leaf Node sends a GetInfo packet instead of Data packets, to gather information sent by the internet server. In that case the communication is considered done, when the Leaf Node received a NodeInfo packet from the Master Node.</text:span></text:p>
      <text:p text:style-name="P146">A flowchart illustration of the task loop follows:</text:p>
      <text:p text:style-name="P146"/>
      <text:p text:style-name="P147"><draw:frame draw:style-name="fr7" draw:name="Frame17" text:anchor-type="paragraph" svg:width="15.154cm" draw:z-index="32"><draw:text-box fo:min-height="20.837cm"><text:p text:style-name="Illustration"><draw:frame draw:style-name="fr10" draw:name="Object17" text:anchor-type="as-char" svg:width="15.154cm" style:rel-width="100%" svg:height="20.837cm" style:rel-height="scale" draw:z-index="33"><draw:object xlink:href="./Object 17" xlink:type="simple" xlink:show="embed" xlink:actuate="onLoad"/><draw:image xlink:href="./ObjectReplacements/Object 17" xlink:type="simple" xlink:show="embed" xlink:actuate="onLoad"/></draw:frame><text:line-break/>Illustration <text:sequence text:ref-name="refIllustration16" text:name="Illustration" text:formula="ooow:Illustration+1" style:num-format="1">17</text:sequence>: Radio Task Flowchart</text:p></draw:text-box></draw:frame><text:soft-page-break/>The events that are checked by the inner loop are:</text:p>
      <text:list xml:id="list7181975868772781561" text:style-name="L22">
        <text:list-item>
          <text:p text:style-name="P278"><text:span text:style-name="Source_20_Text">EXTENDTIME</text:span>: When the system enters SYNC mode is uses <text:span text:style-name="Source_20_Text">RFSYNC_TIMEOUT</text:span> interval to stay in this mode. After that, the callback function of the <text:span text:style-name="Source_20_Text">RFActivityClk</text:span> is called and the system posts this event to extend the time for another <text:span text:style-name="Source_20_Text">RFACTIVITY_TIMEOUT</text:span> time interval to be able to finish all possible communications. So, when the system <text:soft-page-break/>receives this event, it exits SYNC mode and reschedules the <text:span text:style-name="Source_20_Text">RFActivityClk</text:span> clock object to run for the rest of the necessary activity time.</text:p>
        </text:list-item>
        <text:list-item>
          <text:p text:style-name="P279"><text:span text:style-name="Source_20_Text">REGISTER</text:span>: This event is posted by long pressing the RF button. When the button is pressed, the RFLongPressClk clock object starts counting, as long as the button stays pressed. When it is expired, it posts this event to inform the task loop that the user wishes to register the Leaf Node in a Master’s network. When the loop receives this event, it enters Registration mode, exits the SYNC mode (if it was in that), keeps the time interval left from the activity time (in <text:span text:style-name="Source_20_Text">ActivityTime</text:span> variable) and reschedules the <text:span text:style-name="Source_20_Text">RFActivityClk</text:span> timer to count the interval the system should stay in Registration mode. When this interval expires, the system updates again the <text:span text:style-name="Source_20_Text">RFActivityClk</text:span> clock object to count the remaining time up to finishing the total activity interval.</text:p>
        </text:list-item>
        <text:list-item>
          <text:p text:style-name="P279"><text:span text:style-name="Source_20_Text">RTC</text:span>: <text:span text:style-name="T118">This event is posted by the EasyLink asynchronous receive callback function, when it receives two consecutive beacons that contain different second. When the task receives this event, it sets the time of the RTC and flags the set by using the </text:span><text:span text:style-name="Source_20_Text"><text:span text:style-name="T118">RTCSET</text:span></text:span><text:span text:style-name="T118"> flag of </text:span><text:span text:style-name="Source_20_Text"><text:span text:style-name="T118">RFStatusFlags</text:span></text:span><text:span text:style-name="T118"> variable. This is mandatory, as this is one of the two rules needed for the system to enter Sleep mode and stop communications earlier and preserve battery power.</text:span></text:p>
        </text:list-item>
        <text:list-item>
          <text:p text:style-name="P280"><text:span text:style-name="Source_20_Text">BEACON</text:span>: This event is posted by the EasyLink asynchronous receive callback function, when it receives a valid Beacon packet. Since the processing of that event is not shown in the illustrated flowchart, will be discussed later on its own, as it is more complicated.</text:p>
        </text:list-item>
        <text:list-item>
          <text:p text:style-name="P280"><text:span text:style-name="Source_20_Text">REGOK</text:span>: This event is posted by the EasyLink asynchronous receive callback function, when it receives a valid <text:span text:style-name="T119">Registration answer</text:span> packet <text:span text:style-name="T119">from the Master the system tried to register to its network.</text:span> Since the processing of that event is not shown in the illustrated flowchart, will be discussed later on its own, as it is more complicated.</text:p>
        </text:list-item>
        <text:list-item>
          <text:p text:style-name="P281"><text:span text:style-name="Source_20_Text">ACK</text:span>: <text:span text:style-name="T118">This event is posted by the EasyLink asynchronous receive callback function, when it receives a valid </text:span>Ack/PAck/NAck answer<text:span text:style-name="T118"> packet </text:span>from the Master<text:span text:style-name="T118">. Since the processing of that event is not shown in the illustrated flowchart, will be discussed later on its own, as it is </text:span>far <text:span text:style-name="T118">more complicated.</text:span></text:p>
        </text:list-item>
        <text:list-item>
          <text:p text:style-name="P281"><text:span text:style-name="Source_20_Text">INFO</text:span>: <text:span text:style-name="T118">This event is posted by the EasyLink asynchronous receive callback function, when it receives a valid </text:span>NodeInfo answer<text:span text:style-name="T118"> packet </text:span>from the Master<text:span text:style-name="T118">. Since the processing of that event is not shown in the illustrated flowchart, will be discussed later on its own, as it is more complicated.</text:span></text:p>
        </text:list-item>
        <text:list-item>
          <text:p text:style-name="P281"><text:span text:style-name="Source_20_Text">SLEEP</text:span>: The system posts this event when the total activity time interval is expired, by the callback function of <text:span text:style-name="Source_20_Text">RFActivityClk</text:span> clock object. By receiving this event the <text:soft-page-break/>inner loop exits. The task then puts the system into Sleep mode, stops all RF communications, reschedules the <text:span text:style-name="Source_20_Text">RFActivityClk</text:span> clock to wake up the system the correct time to start again RF communications and the microprocessor enters sleep mode until there is another <text:span text:style-name="Source_20_Text">START</text:span> or <text:span text:style-name="Source_20_Text">SYNC</text:span> event.</text:p>
        </text:list-item>
      </text:list>
      <text:p text:style-name="P148">The system needs to synchronize its communications according to Beacon packets received from the Master node. That is why the processing of the <text:span text:style-name="Source_20_Text">BEACON</text:span> event, sent by EasyLink asynchronous receive callback function, is more complicated and worth discussion of its own.</text:p>
      <text:p text:style-name="P148">The idea is that, when the system is in Registration mode, it is interested in beacons that come from a stranger Master Node and not the one the Leaf Node is considered part of its network. In this mode it needs to try to register to another network than the one it is already registered, so it sends registration request packets when it receives stranger beacons.</text:p>
      <text:p text:style-name="P149">When the node is not in Registration mode, it acts only to Beacon packets that come from its Master Node and not from others. In that case, if there are data to be sent to the Master (bug event timestamps), the Leaf Node must form Data packets and transmit them. For each Data packet it must wait for an acknowledge to ensure correct reception of the data from the Master. <text:span text:style-name="T120">In case that there are no data to be sent, there must be a way for the Leaf Node to be informed of parameters sent by the internet server, so it posts GetInfo packet, instead of Data ones. In that case it waits for a NodeInfo packet as a response from the Master Node, to receive the requested parameters.</text:span></text:p>
      <text:p text:style-name="P152">The process of packet sending is synchronized to Beacon packets to ensure the necessary Master Node is alive.</text:p>
      <text:p text:style-name="P150">There are some flags used for reflecting the status of the beacons and the modes of the system. These flags are set in <text:span text:style-name="Source_20_Text">RFStatusFlags</text:span> variable:</text:p>
      <text:list xml:id="list6847665671556765614" text:style-name="L23">
        <text:list-item>
          <text:p text:style-name="P282"><text:span text:style-name="Source_20_Text">REGISTER</text:span>: Shows that the system is in Registration mode.</text:p>
        </text:list-item>
        <text:list-item>
          <text:p text:style-name="P282"><text:span text:style-name="Source_20_Text">TIMEOUTRUN</text:span>: Shows that the timeout of an expected response packet still runs.</text:p>
        </text:list-item>
        <text:list-item>
          <text:p text:style-name="P282"><text:span text:style-name="Source_20_Text">OURBEACON</text:span>: Shows that the last beacon received comes from the Master Node this Leaf Node is registered to.</text:p>
        </text:list-item>
        <text:list-item>
          <text:p text:style-name="P282"><text:span text:style-name="Source_20_Text">BEACONOK</text:span>: Shows that there was at least one beacon packet received. Used to distinguish valid communication timeslot. If the Leaf Node wakes up at a timeslot where the Master Node is not (the two nodes are not synchronized) this flag is reset.</text:p>
        </text:list-item>
        <text:list-item>
          <text:p text:style-name="P283"><text:span text:style-name="Source_20_Text">PARAMSREQ</text:span>: Shows that there was a packet sent, requesting parameters from server (either GetInfo or Data packet) and expecting the answer.</text:p>
        </text:list-item>
        <text:list-item>
          <text:p text:style-name="P283"><text:soft-page-break/><text:span text:style-name="Source_20_Text">DATASEND</text:span>: Shows that there was a Data packet sent and expecting an answer. Used to distinguish between retrying sending the last packet, in case of packet loss, or trying to send a new data packet with more event timestamps.</text:p>
        </text:list-item>
        <text:list-item>
          <text:p text:style-name="P283"><text:span text:style-name="Source_20_Text">ENDDATA</text:span>: Shows that the system does not have any more data to send to the Master Node.</text:p>
        </text:list-item>
        <text:list-item>
          <text:p text:style-name="P283"><text:span text:style-name="Source_20_Text">PARAMSOK</text:span>: Shows that the system received the answer expected with parameters from server.</text:p>
        </text:list-item>
      </text:list>
      <text:p text:style-name="P151">An illustration of the flowchart of the beacon event processing is presented here:</text:p>
      <text:p text:style-name="P151"><draw:frame draw:style-name="fr7" draw:name="Frame18" text:anchor-type="paragraph" svg:width="12.883cm" draw:z-index="34"><draw:text-box fo:min-height="18.803cm"><text:p text:style-name="Illustration"><draw:frame draw:style-name="fr10" draw:name="Object18" text:anchor-type="as-char" svg:width="13.593cm" style:rel-width="100%" svg:height="18.941cm" style:rel-height="scale" draw:z-index="35"><draw:object xlink:href="./Object 18" xlink:type="simple" xlink:show="embed" xlink:actuate="onLoad"/><draw:image xlink:href="./ObjectReplacements/Object 18" xlink:type="simple" xlink:show="embed" xlink:actuate="onLoad"/></draw:frame><text:line-break/>Illustration <text:sequence text:ref-name="refIllustration17" text:name="Illustration" text:formula="ooow:Illustration+1" style:num-format="1">18</text:sequence>: Beacon Event Processing Flowchart</text:p></draw:text-box></draw:frame></text:p>
      <text:p text:style-name="P153"><text:soft-page-break/>One thing that should be noticed is that the <text:span text:style-name="Source_20_Text">ENDDATA</text:span> flag is raised when the Leaf Node does not have any other data to send, or by the Master Node when it sends a PAck packet to inform that it cannot accept any other data due to lack of memory. In that case, the Leaf Node has to stop sending data to the Master at this session.</text:p>
      <text:p text:style-name="P154">When the system is in Registration mode, it executes <text:span text:style-name="Source_20_Text">SendReg()</text:span> function only if the beacon received belongs to some other network’s Master Node. Otherwise it responds only to a beacon that belongs to its own Master.</text:p>
      <text:p text:style-name="P154"><text:span text:style-name="Source_20_Text">SendEvents()</text:span> function does not necessarily send a Data packet. It counts down the retries counter, and if it is not 0 it sends a packet. If the retries counter reaches 0 it does not send any packet but returns with an exit status of <text:span text:style-name="Source_20_Text">EXHAUSTED</text:span>. In that case the beacon processing function flags that it cannot transmit any more data to the Master by raising the <text:span text:style-name="Source_20_Text">ENDDATA</text:span> flag <text:span text:style-name="T121">and clearing the </text:span><text:span text:style-name="Source_20_Text"><text:span text:style-name="T121">DATASEND</text:span></text:span><text:span text:style-name="T121"> one. Of course, both actions should be taken if there is no answer expected for a previously sent packet, so </text:span><text:span text:style-name="Source_20_Text"><text:span text:style-name="T121">TIMEOUT</text:span></text:span><text:span text:style-name="T121"> flag should be cleared.</text:span></text:p>
      <text:p text:style-name="P155">The Register Processing function happens when there is a <text:span text:style-name="Source_20_Text">REGOK</text:span> event from the EasyLink asynchronous receive callback function (as seen earlier). <text:span text:style-name="T122">To process a received Registration answering packet, the system should have sent a Registration request packet (sent by calling </text:span><text:span text:style-name="Source_20_Text"><text:span text:style-name="T122">SendReg()</text:span></text:span><text:span text:style-name="T122"> function in the Beacon Processing) and the time interval for answer expecting is not expired.</text:span></text:p>
      <text:p text:style-name="P156">When the registration answer comes in time as a real answer to the Leaf Node’s registration request, the system exits Registration mode, no matter what the answer is. Also, stops the reception time interval from counting.</text:p>
      <text:p text:style-name="P156">If the registration answer is a RegisterAck packet, meaning the Master has accepted this Leaf Node in its network, the Leaf Node has to prepare its parameters. It forms a parameter entry and tries to store it in flash memory to remember its Master’s MAC address and the short address the Master has assigned to it. Upon successful writing, it set the new address filtering of EasyLink frame work (as the node now has a new short address) and reschedules <text:span text:style-name="Source_20_Text">RFActivityClk</text:span> clovk object for the rest of the activity interval. Of course, if this time is passed, the system stops RF activity <text:span text:style-name="T123">by simulating the normal expiration of the associated clock object.</text:span></text:p>
      <text:p text:style-name="P157">A flowchart diagram of the Registration Processing just described, follows:</text:p>
      <text:p text:style-name="P157"/>
      <text:p text:style-name="P158"><draw:frame draw:style-name="fr7" draw:name="Frame19" text:anchor-type="paragraph" svg:width="10.335cm" draw:z-index="36"><draw:text-box fo:min-height="21.454cm"><text:p text:style-name="Illustration"><draw:frame draw:style-name="fr10" draw:name="Object19" text:anchor-type="as-char" svg:width="10.335cm" style:rel-width="100%" svg:height="21.454cm" style:rel-height="scale" draw:z-index="37"><draw:object xlink:href="./Object 19" xlink:type="simple" xlink:show="embed" xlink:actuate="onLoad"/><draw:image xlink:href="./ObjectReplacements/Object 19" xlink:type="simple" xlink:show="embed" xlink:actuate="onLoad"/></draw:frame><text:line-break/>Illustration <text:sequence text:ref-name="refIllustration18" text:name="Illustration" text:formula="ooow:Illustration+1" style:num-format="1">19</text:sequence>: Registration Answer Processing Flowchart</text:p></draw:text-box></draw:frame><text:soft-page-break/>The most complicated part is the Acknowledge packet reception processing. The processing is done either by receiving an Ack, or PAck or NAck packet. The flowchart diagram of this processing follows:</text:p>
      <text:p text:style-name="P158"/>
      <text:p text:style-name="P159"><draw:frame draw:style-name="fr7" draw:name="Frame20" text:anchor-type="paragraph" svg:width="15.55cm" draw:z-index="38"><draw:text-box fo:min-height="22.451cm"><text:p text:style-name="Illustration"><draw:frame draw:style-name="fr10" draw:name="Object20" text:anchor-type="as-char" svg:width="15.55cm" style:rel-width="100%" svg:height="22.451cm" style:rel-height="scale" draw:z-index="39"><draw:object xlink:href="./Object 20" xlink:type="simple" xlink:show="embed" xlink:actuate="onLoad"/><draw:image xlink:href="./ObjectReplacements/Object 20" xlink:type="simple" xlink:show="embed" xlink:actuate="onLoad"/></draw:frame><text:line-break/>Illustration <text:sequence text:ref-name="refIllustration19" text:name="Illustration" text:formula="ooow:Illustration+1" style:num-format="1">20</text:sequence>: Acknowledge Processing Flowchart</text:p></draw:text-box></draw:frame><text:soft-page-break/>The process, when the acknowledge packet received is not a real answer to a data packet, or is not for the last data packet sent (packet session number and packet number does not match) then the process exits; the system continues to wait for an Ack/PAck/NAck packet.</text:p>
      <text:p text:style-name="P159"><text:soft-page-break/>If there is a match and the answer belongs to the last sent data packet, and it is inside the answering time interval (<text:span text:style-name="Source_20_Text">RFTimeoutClk</text:span> interval) the process stop the timeout counting and resets the necessary flags. After that it checks the kind of the packet received to act according to it:</text:p>
      <text:list xml:id="list3800085018425104010" text:style-name="L24">
        <text:list-item>
          <text:p text:style-name="P284">Ack packet: Means that the Master Node accepted all the event timestamps sent and it is willing to receive more, if there are any. The variable <text:span text:style-name="Source_20_Text">i</text:span> should contain the number of events accepted by the master so, for the Ack packet it gets the number of the events sent in the last data packet (the one that is acknowledged). The <text:span text:style-name="Source_20_Text">PARAMSOK</text:span> flag is set to reflect that the system has received the internet server’s parameters and if there is a <text:span text:style-name="Source_20_Text">RESET</text:span> parameter in them it set the <text:span text:style-name="Source_20_Text">RESET</text:span> flag in <text:span text:style-name="Source_20_Text">RFStatusFlags</text:span> variable. This will be used later in this process.</text:p>
        </text:list-item>
        <text:list-item>
          <text:p text:style-name="P284">PAck packet: Means that the Master accepted only a number of the event timestamps sent using the last data packet (could be all), but due to lack of memory it cannot handle any more data. <text:span text:style-name="T124">In this case, the variable </text:span><text:span text:style-name="Source_20_Text"><text:span text:style-name="T124">i</text:span></text:span><text:span text:style-name="T124"> gets the number of events the Master node announces it accepted and acts the same as if the packet was an Ack one. Additionally it sets the </text:span><text:span text:style-name="Source_20_Text"><text:span text:style-name="T124">ENDDATA</text:span></text:span><text:span text:style-name="T124"> flag to inhibit the sending of more Data packets, as the server cannot handle more.</text:span></text:p>
        </text:list-item>
        <text:list-item>
          <text:p text:style-name="P285">NAck packet: Means the Master could not accept the Data packet (perhaps a CRC error) so it asks for retransmission. The system resets the variable <text:span text:style-name="Source_20_Text">i</text:span> to reflect that no event timestamps were accepted. <text:span text:style-name="T125">It then retries the sending of the last packet and if the </text:span><text:span text:style-name="Source_20_Text"><text:span text:style-name="T125">SendEvents()</text:span></text:span><text:span text:style-name="T125"> function returns that there are no more retries, it sets the </text:span><text:span text:style-name="Source_20_Text"><text:span text:style-name="T125">ENDDATA</text:span></text:span><text:span text:style-name="T125"> flag.</text:span></text:p>
        </text:list-item>
        <text:list-item>
          <text:p text:style-name="P286">Any other packet: Actually, no other type of packet is accepted, so this part of the code will never run. But for completeness of the code it just resets the number of accepted event timestamps without affecting any other flag.</text:p>
        </text:list-item>
      </text:list>
      <text:p text:style-name="P160">After the packet handling, the process removes the accepted event timestamps from the event queue. The number of accepted timestamps are in variable <text:span text:style-name="Source_20_Text">i</text:span>. After removing them, if the list of timestamps left becomes empty, it sets the <text:span text:style-name="Source_20_Text">ENDDATA</text:span> flag as it has no more data to send.</text:p>
      <text:p text:style-name="P160">If the <text:span text:style-name="Source_20_Text">RESET</text:span> flag of <text:span text:style-name="Source_20_Text">RFStatusFlags</text:span> variable is set, it means that the processed answer contained a RESET parameter from the internet server. It has to inform the PitFall Trap microcontroller for this, so it calls <text:span text:style-name="Source_20_Text">TriggerReset()</text:span> function seen in UART Task code description. The <text:span text:style-name="Source_20_Text">RESET</text:span> flag is then cleared to avoid informing the PitFall Trap microcontroller for the same parameter twice and another Ack packet is transmitted to the Master Node to inform it that the Leaf Node received this parameter and executed it. This has to be done for the Master Node not to resend the same parameter at a later time.</text:p>
      <text:p text:style-name="P160"><text:soft-page-break/>If the <text:span text:style-name="Source_20_Text">ENDDATA</text:span> flag is not set, the process sends another Data packet with the next event timestamps that appear in the events queue. It uses, again, the function <text:span text:style-name="Source_20_Text">SendEvents()</text:span> to do that, with the input parameter <text:span text:style-name="Source_20_Text">NEW</text:span>.</text:p>
      <text:p text:style-name="P161">Finally, the process calls the function <text:span text:style-name="Source_20_Text">TriggerAck()</text:span>, seen in the UART Task code description, using the input parameter ACK to inform the PitFall Trap microcontroller for the reception of an answer to a Data packet transmitted. This is only for debugging the RF communication; the PitFall Trap microcontroller discards the message.</text:p>
      <text:p text:style-name="P161">The last real black box in the Radio Task flowchart is the Info Processing process. A flowchart diagram of that process follows:</text:p>
      <text:p text:style-name="P162"><draw:frame draw:style-name="fr7" draw:name="Frame21" text:anchor-type="paragraph" svg:width="9.026cm" draw:z-index="40"><draw:text-box fo:min-height="13.787cm"><text:p text:style-name="Illustration"><draw:frame draw:style-name="fr10" draw:name="Object21" text:anchor-type="as-char" svg:width="10.028cm" style:rel-width="100%" svg:height="14.372cm" style:rel-height="scale" draw:z-index="41"><draw:object xlink:href="./Object 21" xlink:type="simple" xlink:show="embed" xlink:actuate="onLoad"/><draw:image xlink:href="./ObjectReplacements/Object 21" xlink:type="simple" xlink:show="embed" xlink:actuate="onLoad"/></draw:frame><text:line-break/>Illustration <text:sequence text:ref-name="refIllustration20" text:name="Illustration" text:formula="ooow:Illustration+1" style:num-format="1">21</text:sequence>: Info Reception Processing Flowchart</text:p></draw:text-box></draw:frame>A NodeInfo packet is expected only if a GetInfo packet was previously transmitted (<text:span text:style-name="Source_20_Text">INFOSEND</text:span> flag of <text:span text:style-name="Source_20_Text">RFStatusFlags</text:span> variable is set) and the time interval the answer is expected is not expired (<text:span text:style-name="Source_20_Text">TIMEOUTRUN</text:span> flag of the same variable is set). When this happens and an NodeInfo packet is received the process is executed. Otherwise it just exits, ignoring the received NodeInfo packet.</text:p>
      <text:p text:style-name="P162">When the process gets an expected NodeInfo, it stops the <text:span text:style-name="Source_20_Text">RFTimeoutClk</text:span> from counting and it calls the <text:span text:style-name="Source_20_Text">TriggerInfo()</text:span> function discussed earlier to notify the PitFall <text:soft-page-break/>microcontroller of the information received (only for RF communication debugging purposes; the PitFall microcontroller normally should ignore this message). After that it updates the necessary status flags and extracts the RF wake-up time interval set by the Master Node. Finally, if it received a RESET parameter from the internet server, it informs the PitFall Trap’s microcontroller by executing the <text:span text:style-name="Source_20_Text">TriggerReset()</text:span> function discussed earlier and send an Ack packet back to the Master to inform it of the execution of this parameter.</text:p>
      <text:p text:style-name="P163">In the same file, there are some helper functions that need to be discussed:</text:p>
      <text:list xml:id="list2181353063114403178" text:style-name="L25">
        <text:list-item>
          <text:p text:style-name="P287"><text:span text:style-name="Source_20_Text">SendReg()</text:span>: Sends a Register packet to the Master Node that sent the last beacon. Most of the packet’s parameters are already set during initialization. The parameters this function set are the MAC address of the target Master and the CRC16 value of the packet. Then it transmits the packet using the EasyLink framework, sets the <text:span text:style-name="Source_20_Text">REGSEND</text:span> and <text:span text:style-name="Source_20_Text">TIMEOUTRUN</text:span> flags and starts the <text:span text:style-name="Source_20_Text">RFTimeoutClk</text:span> clock running.</text:p>
        </text:list-item>
        <text:list-item>
          <text:p text:style-name="P287"><text:span text:style-name="Source_20_Text">SendNodePars()</text:span>: Sends a GetInfo packet to the Master Node. Some of the packet’s parameters are already prepared. This function sets the temperature calibration values, the Master counter and the Battery voltage level. It then calculates the CRC16 value of the packet and transmits it using the EasyLink framework. Finally, it sets the <text:span text:style-name="Source_20_Text">INFOSEND</text:span> and <text:span text:style-name="Source_20_Text">TIMEOUTRUN</text:span> flags and starts the <text:span text:style-name="Source_20_Text">RFTimeoutClk</text:span> clock running.</text:p>
        </text:list-item>
        <text:list-item>
          <text:p text:style-name="P287"><text:span text:style-name="Source_20_Text">SendEvents()</text:span>: The function is used to send event timestamps from the event queue to the Master using a Data packet. It takes an input parameter that can have either the <text:span text:style-name="Source_20_Text">NEW</text:span> value or the <text:span text:style-name="Source_20_Text"><text:span text:style-name="T126">RETRY</text:span></text:span><text:span text:style-name="T126"> value. In case of </text:span><text:span text:style-name="Source_20_Text"><text:span text:style-name="T126">NEW</text:span></text:span><text:span text:style-name="T126"> it formats a Data packet filling all its parameters (temperature calibration values, battery voltage level, events master counter and packet number in this session) together with the list of event timestamps gathered from the events queue. There can be only up to </text:span><text:span text:style-name="Source_20_Text"><text:span text:style-name="T126">MAXEVENTS</text:span></text:span><text:span text:style-name="T126"> event timestamp records in a Data packet. After filling in all the necessary fields of the packet it calculates its CRC16. The retries counter is set to its maximum value and the packet is transmitted using the EasyLink framework. The transmitted packet stays resident in memory for possible retransmission in case of error. After transmitting the packet, the </text:span><text:span text:style-name="Source_20_Text"><text:span text:style-name="T126">DATASEND</text:span></text:span><text:span text:style-name="T126"> and </text:span><text:span text:style-name="Source_20_Text"><text:span text:style-name="T126">TIMEOUTRUN</text:span></text:span><text:span text:style-name="T126"> flags are set and the </text:span><text:span text:style-name="Source_20_Text"><text:span text:style-name="T126">RFTimeoutClk</text:span></text:span><text:span text:style-name="T126"> clock starts counting. The return value is </text:span><text:span text:style-name="Source_20_Text"><text:span text:style-name="T126">OK</text:span></text:span><text:span text:style-name="T126">.</text:span></text:p>
          <text:p text:style-name="P288">If the input function parameter is <text:span text:style-name="Source_20_Text">RETRY</text:span>, the function decrements the retries counter. If it reaches 0 the function just exits with the return value <text:span text:style-name="Source_20_Text">EXHAUSTED</text:span>. If the retries counter is more than 0 the last Data packet is retransmitted and the necessary flags are updated. In that case the return value is again <text:span text:style-name="Source_20_Text">OK</text:span>.</text:p>
        </text:list-item>
        <text:list-item>
          <text:p text:style-name="P288"><text:span text:style-name="Source_20_Text">SendAckBack()</text:span>: <text:span text:style-name="T127">It is used to send an Ack packet back to the Master to inform it of the received parameters that were executed. At this time, only the RESET </text:span><text:soft-page-break/><text:span text:style-name="T127">parameter from the internet server is used. The function forms an Ack packet by adding the packet number and session number from the input parameters, the Leaf Node’s short address and cleared Flags field. Finally, it calculates the CRC16 value of the total packet and transmits it using the EasyLink framework. Neither status flags are set nor the </text:span><text:span text:style-name="Source_20_Text"><text:span text:style-name="T127">RFTimeoutClk</text:span></text:span><text:span text:style-name="T127"> counter is started, as the system does not expect another answer from the Master Node.</text:span></text:p>
        </text:list-item>
      </text:list>
      <text:h text:style-name="Heading_20_10" text:outline-level="10">PitFall_SlaveNode Starter Code Description</text:h>
      <text:p text:style-name="P291">The main function of the Leaf Node application lies in <text:span text:style-name="Source_20_Text">PitFall_SlaveNode.c</text:span> file. The file is in the root directory of the application program tree. Its job is to initialize the peripherals of the microcontroller in a working state and lower functionality (<text:span text:style-name="Source_20_Text">Board_initGeneral()</text:span> function), initialize the UART subsystem (<text:span text:style-name="Source_20_Text">Board_initUART()</text:span> function), initialize the Flash memory subsystem and read variables stored in it <text:span text:style-name="T129">and</text:span> initialize the led and button pins.</text:p>
      <text:p text:style-name="P292">For the button pins, the main function binds an interrupt function that is generic (just as in Master Node’s application). The function is called <text:span text:style-name="Source_20_Text">ButtonCbFxn()</text:span>. Since the CC1310 Launchpad, that the application is developed, contains only two buttons, the callback function is able to handle only those two. When a task needs to receive interrupt from a key button, it calls <text:span text:style-name="Source_20_Text">ButtonCbFxn()</text:span> to bind the needed button to the function it needs to handle its keypress (or release).</text:p>
      <text:p text:style-name="P292">Then it calls the initialization functions of the tasks, one by one and starts the TI-RTOS BIOS (<text:span text:style-name="Source_20_Text">BIOS_start()</text:span> function).</text:p>
      <text:p text:style-name="P292">In this application there is an event queue that holds the event timestamps sent by the PitFall Trap. The event queue is the array named <text:span text:style-name="Source_20_Text">EventsArray[]</text:span>. <text:span text:style-name="T130">The size of the array is defined using the macro definition </text:span><text:span text:style-name="Source_20_Text"><text:span text:style-name="T130">EVENTSARRAY_SIZE</text:span></text:span><text:span text:style-name="T130">, defined in </text:span><text:span text:style-name="Source_20_Text"><text:span text:style-name="T130">PitFall_SlaveNode.h</text:span></text:span><text:span text:style-name="T130"> file. The events queue is used as a circular buffer sot it has a starting offset, stored in </text:span><text:span text:style-name="Source_20_Text"><text:span text:style-name="T130">EventsStrt</text:span></text:span><text:span text:style-name="T130"> and a length stored in </text:span><text:span text:style-name="Source_20_Text"><text:span text:style-name="T130">EventsLen</text:span></text:span><text:span text:style-name="T130"> variables, respectively. Also, the node’s parameters used by the PitFall Trap’s microcontroller are stored in </text:span><text:span text:style-name="Source_20_Text"><text:span text:style-name="T130">NodeParams</text:span></text:span><text:span text:style-name="T130"> variable.</text:span></text:p>
      <text:p text:style-name="P293">A function that is defined in the same source file, is <text:span text:style-name="Source_20_Text">Halt_abort()</text:span>. This function is called whenever there is an unrecoverable error. The function disables interrupts of the system, lights-up the red led and lights-off the rest and enters an eternal loop. <text:span text:style-name="T131">Normally the code should never call this function. It is for debugging purposes only.</text:span></text:p>
      <text:p text:style-name="P293">Finally, in the <text:span text:style-name="Source_20_Text">PitFall_SlaveNode.h</text:span> file are parameters and definitions needed to be global in the whole application.</text:p>
      <text:p text:style-name="P293"/>
      <text:h text:style-name="P307" text:outline-level="2">Usage of the System</text:h>
      <text:p text:style-name="P294">For the Master Node, the GSM module must have a valid SIM card in order to join the callular network and use its SMS and GPRS services. The SIM card should be unlocked, without PIN. So, the first job is to put the SIM card in a cell phone and disable the PIN of the SIM card. Then, it is ready to be used in the GSM module of the Master Node.</text:p>
      <text:p text:style-name="P294">In the internet server there should be the devices that will be used in the network. The Master Node has a default UID which is the number of the IMEI of the GSM module, while the Leaf Nodes have a UID that is the same as their 64 bit MAC address. The MAC is formed by 16 hexadecimal digits (all capital, but its the server’s responsibility to use them as case insensitive, if needed).</text:p>
      <text:p text:style-name="P295">Once the Master is ready with a valid SIM card and all the Leaf Nodes and the Master are registered in the internet server, use a cell phone to send an SMS with the parameters needed to the Master’s cell phone number. The parameters should contain the APN, username and password of the GPRS service of the Cell Network Provider, the address of the internet server and its port, if they are not the default ones.</text:p>
      <text:p text:style-name="P295">Finally, the Master can be powered on. It will join the Cell Network, wait for the SMS, will receive its parameters and will try to contact the internet server through GPRS. When all are done, the Leaf Nodes should join the Master’s network, one by one. First power up the first Leaf Node and long press its RF activity button. The green led will start flashing rapidly. Long press the Master’s RF activity button. The Leaf Node will then join the Master’s network. Repeat for all Leaf Nodes.</text:p>
      <text:p text:style-name="P295">Every time a Leaf Node is re-powered on, like i.e. after a battery charging, the Leaf Node should be synchronized again to its Master. By short pressing the RF activity button of the Leaf Node and then short pressing the RF activity button of the Master Node, the Leaf Node is synchronized back to the Master.</text:p>
      <text:p text:style-name="P296">If there must be any change in the settings of the Master’s parameters, by sending a new SMS with the new parameters and pressing the SMS Receive button, the Master will enter the SMS receive mode, fetch the SMS and parse the new parameters. After that, the new parameters are applied at once.</text:p>
      <text:p text:style-name="P296">If there is the need for the Master Node to receive any change in internet parameters, then the Settings button should be pressed. The Master will join the GPRS network and issue a HTTP Settings request to the server, for itself and one for each associated Leaf Node, to receive the new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svg:font-family="'Droid Sans'" style:font-adornments="Regular" style:font-pitch="variable"/>
    <style:font-face style:name="Source Serif Pro" svg:font-family="'Source Serif Pro'" style:font-adornments="Regular"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page"/>
      <style:text-properties style:font-name="Source Serif Pro" fo:font-family="'Source Serif Pro'" style:font-style-name="Regular" style:font-pitch="variable" fo:language="en" fo:country="US"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Droid Sans" fo:font-family="'Droid Sans'" style:font-style-name="Regular" style:font-pitch="variable" fo:font-size="14pt" fo:language="en" fo:country="US"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language="en" fo:country="U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writing-mode="page"/>
      <style:text-properties fo:font-size="10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20%"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text-align="start" style:justify-single-word="false" style:writing-mode="page"/>
      <style:text-properties fo:font-size="14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writing-mode="page"/>
      <style:text-properties fo:font-size="90%"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51cm" loext:contextual-spacing="false"/>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style:shadow="none" text:number-lines="false" text:line-number="0" style:writing-mode="page"/>
      <style:text-properties fo:language="en" fo:country="US" style:font-size-asian="10.5pt"/>
    </style:style>
    <style:style style:name="Table_20_Heading" style:display-name="Table Heading" style:family="paragraph" style:parent-style-name="Table_20_Contents" style:class="extra" style:master-page-name="">
      <loext:graphic-properties draw:fill="solid" draw:fill-color="#666666" draw:fill-image-width="0cm" draw:fill-image-height="0cm"/>
      <style:paragraph-properties fo:text-align="center" style:justify-single-word="false" style:page-number="auto" fo:background-color="#666666" style:shadow="none" text:number-lines="false" text:line-number="0" style:writing-mode="page">
        <style:tab-stops/>
      </style:paragraph-properties>
      <style:text-properties fo:font-weight="bold" fo:background-color="#666666" style:font-size-asian="10.5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fo:language="en" fo:country="US"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5T16:56:04.824482010</dc:date>
    <meta:editing-duration>PT23H17M12S</meta:editing-duration>
    <meta:editing-cycles>99</meta:editing-cycles>
    <meta:generator>LibreOffice/5.2.3.3$Linux_X86_64 LibreOffice_project/20m0$Build-3</meta:generator>
    <dc:description>In this document the whole code of both the master node and the slave node is described in depth, using flowcharts and diagrams. Also described is the usage of the system.</dc:description>
    <meta:keyword>PitFall</meta:keyword>
    <meta:keyword>Trap</meta:keyword>
    <meta:keyword>Olive Fly</meta:keyword>
    <meta:keyword>Insect</meta:keyword>
    <dc:subject>PitFall Traps</dc:subject>
    <dc:title>PitFall Traps System Code Description and User's Guide</dc:title>
    <dc:creator>Elias Chrysocheris</dc:creator>
    <meta:document-statistic meta:table-count="26" meta:image-count="0" meta:object-count="21" meta:page-count="55" meta:paragraph-count="628" meta:word-count="18516" meta:character-count="106924" meta:non-whitespace-character-count="89138"/>
    <meta:user-defined meta:name="Author">Elias Chrysocheri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6cm" fo:min-width="1.666cm"/>
    </style:style>
    <style:style style:name="gr2" style:family="graphic" style:parent-style-name="standard">
      <style:graphic-properties draw:textarea-horizontal-align="justify" draw:textarea-vertical-align="middle" draw:auto-grow-height="false" fo:min-height="0.85cm" fo:min-width="4.5cm"/>
    </style:style>
    <style:style style:name="gr3" style:family="graphic" style:parent-style-name="standard">
      <style:graphic-properties draw:textarea-horizontal-align="justify" draw:textarea-vertical-align="middle" draw:auto-grow-height="false" fo:min-height="0.85cm" fo:min-width="4.9cm"/>
    </style:style>
    <style:style style:name="gr4" style:family="graphic" style:parent-style-name="standard">
      <style:graphic-properties draw:textarea-horizontal-align="justify" draw:textarea-vertical-align="middle" draw:auto-grow-height="false" fo:min-height="0.85cm" fo:min-width="3.5cm"/>
    </style:style>
    <style:style style:name="gr5" style:family="graphic" style:parent-style-name="standard">
      <style:graphic-properties draw:textarea-horizontal-align="justify" draw:textarea-vertical-align="middle" draw:auto-grow-height="false" fo:min-height="0.386cm" fo:min-width="1.666cm"/>
    </style:style>
    <style:style style:name="gr6" style:family="graphic" style:parent-style-name="standard">
      <style:graphic-properties draw:textarea-horizontal-align="justify" draw:textarea-vertical-align="middle" draw:auto-grow-height="false" fo:min-height="0.85cm" fo:min-width="3.9cm"/>
    </style:style>
    <style:style style:name="gr7" style:family="graphic" style:parent-style-name="objectwithoutfill">
      <style:graphic-properties draw:stroke="solid" draw:marker-end="Symmetric_20_Arrow" draw:marker-end-width="0.3cm" draw:fill="none" draw:textarea-vertical-align="middle"/>
    </style:style>
    <style:style style:name="gr8" style:family="graphic" style:parent-style-name="standard">
      <style:graphic-properties draw:fill="none" draw:textarea-horizontal-align="justify" draw:textarea-vertical-align="middle" draw:auto-grow-height="false" fo:min-height="1.25cm" fo:min-width="3.6cm"/>
    </style:style>
    <style:style style:name="gr9" style:family="graphic" style:parent-style-name="standard">
      <style:graphic-properties draw:textarea-horizontal-align="justify" draw:textarea-vertical-align="middle" draw:auto-grow-height="false" fo:min-height="0.7cm" fo:min-width="0.75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637cm"/>
    </style:style>
    <style:style style:name="gr12" style:family="graphic" style:parent-style-name="standard">
      <style:graphic-properties draw:stroke="none" svg:stroke-color="#000000" draw:fill="none" draw:fill-color="#ffffff" fo:min-height="0.955cm"/>
    </style:style>
    <style:style style:name="gr13" style:family="graphic" style:parent-style-name="standard">
      <style:graphic-properties draw:stroke="none" svg:stroke-color="#000000" draw:fill="none" draw:fill-color="#ffffff" fo:min-height="0.319cm"/>
    </style:style>
    <style:style style:name="gr14" style:family="graphic" style:parent-style-name="objectwithoutfill">
      <style:graphic-properties draw:stroke="solid"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text-align="justify"/>
    </style:style>
    <style:style style:name="P5" style:family="paragraph">
      <loext:graphic-properties draw:fill="none"/>
      <style:paragraph-properties fo:text-align="justify"/>
      <style:text-properties fo:font-size="10pt" style:font-size-asian="10pt" style:font-size-complex="10pt"/>
    </style:style>
    <style:style style:name="P6" style:family="paragraph">
      <style:paragraph-properties fo:text-align="center"/>
      <style:text-properties fo:font-size="10pt" fo:font-weight="bold" style:font-size-asian="10pt" style:font-weight-asian="bold" style:font-size-complex="10pt" style:font-weight-complex="bold"/>
    </style:style>
    <style:style style:name="P7" style:family="paragraph">
      <loext:graphic-properties draw:fill="none"/>
      <style:paragraph-properties fo:text-align="center"/>
      <style:text-properties fo:font-size="10pt" fo:font-style="italic" style:font-size-asian="10pt" style:font-style-asian="italic" style:font-size-complex="10pt" style:font-style-complex="italic"/>
    </style:style>
    <style:style style:name="P8" style:family="paragraph">
      <style:paragraph-properties fo:text-align="start"/>
    </style:style>
    <style:style style:name="P9" style:family="paragraph">
      <loext:graphic-properties draw:fill="none" draw:fill-color="#ffffff"/>
      <style:paragraph-properties fo:text-align="start"/>
      <style:text-properties fo:font-size="8pt" style:font-size-asian="8pt" style:font-size-complex="8pt"/>
    </style:style>
    <style:style style:name="P10" style:family="paragraph">
      <loext:graphic-properties draw:fill="none" draw:fill-color="#ffffff"/>
      <style:paragraph-properties fo:text-align="center"/>
      <style:text-properties fo:font-size="8pt" fo:font-style="italic" style:font-size-asian="8pt" style:font-style-asian="italic" style:font-size-complex="8pt" style:font-style-complex="italic"/>
    </style:style>
    <style:style style:name="P11" style:family="paragraph">
      <loext:graphic-properties draw:fill="none" draw:fill-color="#ffffff"/>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size="10pt" style:font-size-asian="18pt" style:font-size-complex="18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4cm" svg:height="1cm" svg:x="9.6cm" svg:y="1.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4" draw:id="id4" draw:layer="layout" svg:width="5cm" svg:height="1.1cm" svg:x="8.3cm" svg:y="6cm">
          <text:p text:style-name="P1"><text:span text:style-name="T2">CMD_PROP_CS</text:span></text:p>
          <text:p text:style-name="P1"><text:span text:style-name="T3">Check Signal commnand</text:span></text:p>
          <draw:enhanced-geometry svg:viewBox="0 0 21600 21600" draw:glue-points="10800 0 0 10800 10800 21600 21600 10800" draw:type="flowchart-process" draw:enhanced-path="M 0 0 L 21600 0 21600 21600 0 21600 0 0 Z N"/>
        </draw:custom-shape>
        <draw:custom-shape draw:style-name="gr3" draw:text-style-name="P1" xml:id="id5" draw:id="id5" draw:layer="layout" svg:width="5.4cm" svg:height="1.1cm" svg:x="8.1cm" svg:y="8.9cm">
          <text:p text:style-name="P1"><text:span text:style-name="T2">CMD_COUNT_BRANCH</text:span></text:p>
          <text:p text:style-name="P1"><text:span text:style-name="T3">Count and Branch command</text:span></text:p>
          <draw:enhanced-geometry svg:viewBox="0 0 21600 21600" draw:glue-points="10800 0 0 10800 10800 21600 21600 10800" draw:type="flowchart-process" draw:enhanced-path="M 0 0 L 21600 0 21600 21600 0 21600 0 0 Z N"/>
        </draw:custom-shape>
        <draw:custom-shape draw:style-name="gr4" draw:text-style-name="P1" xml:id="id6" draw:id="id6" draw:layer="layout" svg:width="4cm" svg:height="1.1cm" svg:x="1.2cm" svg:y="6cm">
          <text:p text:style-name="P1"><text:span text:style-name="T2">CMD_PROP_TX</text:span></text:p>
          <text:p text:style-name="P1"><text:span text:style-name="T4">Transmit command</text:span></text:p>
          <draw:enhanced-geometry svg:viewBox="0 0 21600 21600" draw:glue-points="10800 0 0 10800 10800 21600 21600 10800" draw:type="flowchart-process" draw:enhanced-path="M 0 0 L 21600 0 21600 21600 0 21600 0 0 Z N"/>
        </draw:custom-shape>
        <draw:custom-shape draw:style-name="gr5" draw:text-style-name="P2" xml:id="id9" draw:id="id9" draw:layer="layout" svg:width="2.4cm" svg:height="0.9cm" svg:x="9.6cm" svg:y="12.3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1" xml:id="id2" draw:id="id2" draw:layer="layout" svg:width="4.4cm" svg:height="1.1cm" svg:x="8.6cm" svg:y="3.1cm">
          <text:p text:style-name="P1"><text:span text:style-name="T2">CMD_NOP</text:span></text:p>
          <text:p text:style-name="P1"><text:span text:style-name="T3">No Operation command</text:span></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0.8cm" svg:y1="2.4cm" svg:x2="10.8cm" svg:y2="3.1cm" draw:start-shape="id1" draw:start-glue-point="6" draw:end-shape="id2" draw:end-glue-point="4" svg:d="M10800 2400v700" svg:viewBox="0 0 1 701">
          <text:p/>
        </draw:connector>
        <draw:custom-shape draw:style-name="gr8" draw:text-style-name="P5" xml:id="id10" draw:id="id10" draw:layer="layout" svg:width="4.1cm" svg:height="1.5cm" svg:x="14.2cm" svg:y="2.9cm">
          <text:p text:style-name="P4"><text:span text:style-name="T3">Needed to set the starting</text:span><text:span text:style-name="T3"><text:line-break/></text:span><text:span text:style-name="T3">time of execution at a</text:span><text:span text:style-name="T3"><text:line-break/></text:span><text:span text:style-name="T3">random time value </text:span></text:p>
          <draw:enhanced-geometry svg:viewBox="0 0 21600 21600" draw:type="rectangle" draw:enhanced-path="M 0 0 L 21600 0 21600 21600 0 21600 0 0 Z N"/>
        </draw:custom-shape>
        <draw:custom-shape draw:style-name="gr9" draw:text-style-name="P6" xml:id="id7" draw:id="id7" draw:layer="layout" svg:width="2.5cm" svg:height="1.9cm" svg:x="14.9cm" svg:y="8.5cm">
          <text:p text:style-name="P1"><text:span text:style-name="T5">Counter</text:span><text:span text:style-name="T5"><text:line-break/></text:span><text:span text:style-name="T5">?</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0" draw:text-style-name="P1" xml:id="id3" draw:id="id3" draw:layer="layout" svg:width="0.2cm" svg:height="0.2cm" svg:x="10.7cm" svg:y="5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draw:type="line" svg:x1="10.8cm" svg:y1="4.2cm" svg:x2="10.8cm" svg:y2="5cm" draw:start-shape="id2" draw:start-glue-point="6" draw:end-shape="id3" draw:end-glue-point="4" svg:d="M10800 4200v800" svg:viewBox="0 0 1 801">
          <text:p/>
        </draw:connector>
        <draw:connector draw:style-name="gr7" draw:text-style-name="P3" draw:layer="layout" draw:type="line" svg:x1="10.8cm" svg:y1="5.2cm" svg:x2="10.8cm" svg:y2="6cm" draw:start-shape="id3" draw:start-glue-point="8" draw:end-shape="id4" draw:end-glue-point="4" svg:d="M10800 5200v800" svg:viewBox="0 0 1 801">
          <text:p/>
        </draw:connector>
        <draw:connector draw:style-name="gr7" draw:text-style-name="P7" draw:layer="layout" draw:type="line" svg:x1="10.8cm" svg:y1="7.1cm" svg:x2="10.8cm" svg:y2="8.9cm" draw:start-shape="id4" draw:start-glue-point="6" draw:end-shape="id5" draw:end-glue-point="4" svg:d="M10800 7100v1800" svg:viewBox="0 0 1 1801">
          <text:p/>
        </draw:connector>
        <draw:frame draw:style-name="gr11" draw:text-style-name="P9" draw:layer="layout" svg:width="3.3cm" svg:height="0.887cm" svg:x="10.6cm" svg:y="7.4cm">
          <draw:text-box>
            <text:p text:style-name="P8"><text:span text:style-name="T6">Signal</text:span><text:span text:style-name="T6"><text:line-break/></text:span><text:span text:style-name="T6">PROP_DONE_BUSY</text:span></text:p>
          </draw:text-box>
        </draw:frame>
        <draw:connector draw:style-name="gr7" draw:text-style-name="P3" draw:layer="layout" draw:type="line" svg:x1="8.3cm" svg:y1="6.55cm" svg:x2="5.2cm" svg:y2="6.55cm" draw:start-shape="id4" draw:start-glue-point="5" draw:end-shape="id6" draw:end-glue-point="7" svg:d="M8300 6550h-3100" svg:viewBox="0 0 3101 1">
          <text:p/>
        </draw:connector>
        <draw:frame draw:style-name="gr12" draw:text-style-name="P10" draw:layer="layout" svg:width="3.2cm" svg:height="1.205cm" svg:x="5.3cm" svg:y="5.795cm">
          <draw:text-box>
            <text:p text:style-name="P1"><text:span text:style-name="T6">Signal</text:span><text:span text:style-name="T6"><text:line-break/></text:span><text:span text:style-name="T6">PROP_DONE_IDLE</text:span></text:p>
          </draw:text-box>
        </draw:frame>
        <draw:custom-shape draw:style-name="gr10" draw:text-style-name="P1" xml:id="id8" draw:id="id8" draw:layer="layout" svg:width="0.2cm" svg:height="0.2cm" svg:x="10.701cm" svg:y="11.1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draw:type="line" svg:x1="13.5cm" svg:y1="9.45cm" svg:x2="14.9cm" svg:y2="9.45cm" draw:start-shape="id5" draw:start-glue-point="7" draw:end-shape="id7" draw:end-glue-point="5" svg:d="M13500 9450h1400" svg:viewBox="0 0 1401 1">
          <text:p/>
        </draw:connector>
        <draw:connector draw:style-name="gr7" draw:text-style-name="P3" draw:layer="layout" svg:x1="16.15cm" svg:y1="8.5cm" svg:x2="10.9cm" svg:y2="5.1cm" draw:start-shape="id7" draw:start-glue-point="4" draw:end-shape="id3" draw:end-glue-point="10" svg:d="M16150 8500v-3400h-5250" svg:viewBox="0 0 5251 3401">
          <text:p/>
        </draw:connector>
        <draw:frame draw:style-name="gr13" draw:text-style-name="P11" draw:layer="layout" svg:width="0.9cm" svg:height="0.569cm" svg:x="16cm" svg:y="8.031cm">
          <draw:text-box>
            <text:p><text:span text:style-name="T7">&gt;0</text:span></text:p>
          </draw:text-box>
        </draw:frame>
        <draw:connector draw:style-name="gr7" draw:text-style-name="P3" draw:layer="layout" svg:x1="16.15cm" svg:y1="10.4cm" svg:x2="10.901cm" svg:y2="11.2cm" draw:start-shape="id7" draw:start-glue-point="6" draw:end-shape="id8" draw:end-glue-point="10" svg:d="M16150 10400v800h-5249" svg:viewBox="0 0 5250 801">
          <text:p/>
        </draw:connector>
        <draw:frame draw:style-name="gr13" draw:text-style-name="P11" draw:layer="layout" svg:width="0.9cm" svg:height="0.569cm" svg:x="16cm" svg:y="10.332cm">
          <draw:text-box>
            <text:p><text:span text:style-name="T7">=0</text:span></text:p>
          </draw:text-box>
        </draw:frame>
        <draw:connector draw:style-name="gr7" draw:text-style-name="P3" draw:layer="layout" draw:type="line" svg:x1="10.801cm" svg:y1="11.3cm" svg:x2="10.8cm" svg:y2="12.3cm" draw:start-shape="id8" draw:start-glue-point="8" draw:end-shape="id9" draw:end-glue-point="4" svg:d="M10801 11300l-1 1000" svg:viewBox="0 0 2 1001">
          <text:p/>
        </draw:connector>
        <draw:connector draw:style-name="gr7" draw:text-style-name="P3" draw:layer="layout" svg:x1="3.2cm" svg:y1="7.1cm" svg:x2="10.701cm" svg:y2="11.2cm" draw:start-shape="id6" draw:start-glue-point="6" draw:end-shape="id8" draw:end-glue-point="6" svg:d="M3200 7100v4100h7501" svg:viewBox="0 0 7502 4101">
          <text:p/>
        </draw:connector>
        <draw:connector draw:style-name="gr14" draw:text-style-name="P3" draw:layer="layout" svg:x1="13cm" svg:y1="3.65cm" svg:x2="14.2cm" svg:y2="3.65cm" draw:start-shape="id2" draw:start-glue-point="7" draw:end-shape="id10" draw:end-glue-point="3" svg:d="M13000 3650h1200" svg:viewBox="0 0 1201 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cm" fo:min-width="1.8cm"/>
    </style:style>
    <style:style style:name="gr2" style:family="graphic" style:parent-style-name="standard">
      <style:graphic-properties draw:textarea-horizontal-align="justify" draw:textarea-vertical-align="middle" draw:auto-grow-height="false" fo:min-height="0.75cm" fo:min-width="2.4cm"/>
    </style:style>
    <style:style style:name="gr3" style:family="graphic" style:parent-style-name="standard">
      <style:graphic-properties draw:textarea-horizontal-align="justify" draw:textarea-vertical-align="middle" draw:auto-grow-height="false" fo:min-height="0.75cm" fo:min-width="2.2cm"/>
    </style:style>
    <style:style style:name="gr4" style:family="graphic" style:parent-style-name="standard">
      <style:graphic-properties draw:fill="none" draw:textarea-horizontal-align="justify" draw:textarea-vertical-align="middle" draw:auto-grow-height="false" fo:min-height="10.05cm" fo:min-width="0cm"/>
    </style:style>
    <style:style style:name="gr5" style:family="graphic" style:parent-style-name="standard">
      <style:graphic-properties draw:stroke="dash" draw:stroke-dash="Fine_20_Dashed" draw:textarea-vertical-align="middle"/>
    </style:style>
    <style:style style:name="gr6" style:family="graphic" style:parent-style-name="objectwithoutfill">
      <style:graphic-properties draw:marker-end="Short_20_line_20_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3.109cm"/>
    </style:style>
    <style:style style:name="gr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2.157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903cm"/>
    </style:style>
    <style:style style:name="gr13" style:family="graphic" style:parent-style-name="standard">
      <style:graphic-properties draw:stroke="none" svg:stroke-color="#000000" draw:fill="none" draw:fill-color="#ffffff" draw:textarea-horizontal-align="left" draw:auto-grow-height="true" draw:auto-grow-width="true" fo:min-height="0.395cm" fo:min-width="0.849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1cm" svg:x="2.2cm" svg:y="2.2cm">
          <text:p text:style-name="P1">Master</text:p>
          <draw:enhanced-geometry svg:viewBox="0 0 21600 21600" draw:type="rectangle" draw:enhanced-path="M 0 0 L 21600 0 21600 21600 0 21600 0 0 Z N"/>
        </draw:custom-shape>
        <draw:custom-shape draw:style-name="gr2" draw:text-style-name="P1" xml:id="id3" draw:id="id3" draw:layer="layout" svg:width="2.9cm" svg:height="1cm" svg:x="6.6cm" svg:y="2.2cm">
          <text:p text:style-name="P1">Un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2.7cm" svg:height="1cm" svg:x="10.4cm" svg:y="2.2cm">
          <text:p text:style-name="P1">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7" draw:id="id7" draw:layer="layout" svg:width="2.7cm" svg:height="1cm" svg:x="14cm" svg:y="2.2cm">
          <text:p text:style-name="P1">Erroneous</text:p>
          <text:p text:style-name="P1">Leaf Node</text:p>
          <draw:enhanced-geometry svg:viewBox="0 0 21600 21600" draw:mirror-horizontal="false" draw:mirror-vertical="false" draw:type="rectangle" draw:enhanced-path="M 0 0 L 21600 0 21600 21600 0 21600 0 0 Z N"/>
        </draw:custom-shape>
        <draw:custom-shape draw:style-name="gr4" draw:text-style-name="P2" xml:id="id2" draw:id="id2" draw:layer="layout" svg:width="0.3cm" svg:height="10.3cm" svg:x="3.2cm" svg:y="4.4cm">
          <text:p/>
          <draw:enhanced-geometry svg:viewBox="0 0 21600 21600" draw:type="rectangle" draw:enhanced-path="M 0 0 L 21600 0 21600 21600 0 21600 0 0 Z N"/>
        </draw:custom-shape>
        <draw:connector draw:style-name="gr5" draw:text-style-name="P1" draw:layer="layout" svg:x1="3.35cm" svg:y1="3.2cm" svg:x2="3.35cm" svg:y2="4.4cm" draw:start-shape="id1" draw:start-glue-point="2" draw:end-shape="id2" draw:end-glue-point="0" svg:d="M3350 3200v1200" svg:viewBox="0 0 1 1201">
          <text:p/>
        </draw:connector>
        <draw:custom-shape draw:style-name="gr4" draw:text-style-name="P2" xml:id="id4" draw:id="id4" draw:layer="layout" svg:width="0.3cm" svg:height="10.3cm" svg:x="7.9cm" svg:y="4.4cm">
          <text:p/>
          <draw:enhanced-geometry svg:viewBox="0 0 21600 21600" draw:type="rectangle" draw:enhanced-path="M 0 0 L 21600 0 21600 21600 0 21600 0 0 Z N"/>
        </draw:custom-shape>
        <draw:custom-shape draw:style-name="gr4" draw:text-style-name="P2" xml:id="id6" draw:id="id6" draw:layer="layout" svg:width="0.3cm" svg:height="10.3cm" svg:x="11.6cm" svg:y="4.4cm">
          <text:p/>
          <draw:enhanced-geometry svg:viewBox="0 0 21600 21600" draw:type="rectangle" draw:enhanced-path="M 0 0 L 21600 0 21600 21600 0 21600 0 0 Z N"/>
        </draw:custom-shape>
        <draw:custom-shape draw:style-name="gr4" draw:text-style-name="P2" xml:id="id8" draw:id="id8" draw:layer="layout" svg:width="0.3cm" svg:height="10.3cm" svg:x="15.2cm" svg:y="4.4cm">
          <text:p/>
          <draw:enhanced-geometry svg:viewBox="0 0 21600 21600" draw:type="rectangle" draw:enhanced-path="M 0 0 L 21600 0 21600 21600 0 21600 0 0 Z N"/>
        </draw:custom-shape>
        <draw:connector draw:style-name="gr5" draw:text-style-name="P1" draw:layer="layout" svg:x1="8.05cm" svg:y1="3.2cm" svg:x2="8.05cm" svg:y2="4.4cm" draw:start-shape="id3" draw:start-glue-point="2" draw:end-shape="id4" draw:end-glue-point="0" svg:d="M8050 3200v1200" svg:viewBox="0 0 1 1201">
          <text:p/>
        </draw:connector>
        <draw:connector draw:style-name="gr5" draw:text-style-name="P1" draw:layer="layout" svg:x1="11.75cm" svg:y1="3.2cm" svg:x2="11.75cm" svg:y2="4.4cm" draw:start-shape="id5" draw:start-glue-point="2" draw:end-shape="id6" draw:end-glue-point="0" svg:d="M11750 3200v1200" svg:viewBox="0 0 1 1201">
          <text:p/>
        </draw:connector>
        <draw:connector draw:style-name="gr5" draw:text-style-name="P1" draw:layer="layout" svg:x1="15.35cm" svg:y1="3.2cm" svg:x2="15.35cm" svg:y2="4.4cm" draw:start-shape="id7" draw:start-glue-point="2" draw:end-shape="id8" draw:end-glue-point="0" svg:d="M15350 3200v1200" svg:viewBox="0 0 1 1201">
          <text:p/>
        </draw:connector>
        <draw:g>
          <draw:g>
            <draw:line draw:style-name="gr6" draw:text-style-name="P2" draw:layer="layout" svg:x1="3.5cm" svg:y1="4.4cm" svg:x2="7.9cm" svg:y2="4.4cm">
              <text:p/>
            </draw:line>
            <draw:line draw:style-name="gr6" draw:text-style-name="P2" draw:layer="layout" svg:x1="7.9cm" svg:y1="4.4cm" svg:x2="11.6cm" svg:y2="4.4cm">
              <text:p/>
            </draw:line>
            <draw:line draw:style-name="gr6" draw:text-style-name="P2" draw:layer="layout" svg:x1="11.5cm" svg:y1="4.4cm" svg:x2="15.2cm" svg:y2="4.4cm">
              <text:p/>
            </draw:line>
          </draw:g>
          <draw:frame draw:style-name="gr7" draw:text-style-name="P3" draw:layer="layout" svg:width="3.609cm" svg:height="0.645cm" svg:x="3.4cm" svg:y="3.8cm">
            <draw:text-box>
              <text:p>Beacon (Broadcast)</text:p>
            </draw:text-box>
          </draw:frame>
        </draw:g>
        <draw:frame draw:style-name="gr8" draw:text-style-name="P3" draw:layer="layout" svg:width="2.221cm" svg:height="1.039cm" svg:x="0.4cm" svg:y="3.9cm">
          <draw:text-box>
            <text:p>RF Activity</text:p>
            <text:p>Starts here</text:p>
          </draw:text-box>
        </draw:frame>
        <draw:line draw:style-name="gr9" draw:text-style-name="P2" draw:layer="layout" svg:x1="2.4cm" svg:y1="4.4cm" svg:x2="3.2cm" svg:y2="4.4cm">
          <text:p/>
        </draw:line>
        <draw:g>
          <draw:line draw:style-name="gr6" draw:text-style-name="P2" draw:layer="layout" svg:x1="7.9cm" svg:y1="5cm" svg:x2="3.5cm" svg:y2="5cm">
            <text:p/>
          </draw:line>
          <draw:frame draw:style-name="gr10" draw:text-style-name="P3" draw:layer="layout" svg:width="1.81cm" svg:height="0.645cm" svg:x="6.19cm" svg:y="4.455cm">
            <draw:text-box>
              <text:p>Register</text:p>
            </draw:text-box>
          </draw:frame>
        </draw:g>
        <draw:g>
          <draw:line draw:style-name="gr6" draw:text-style-name="P2" draw:layer="layout" svg:x1="11.6cm" svg:y1="6.3cm" svg:x2="3.5cm" svg:y2="6.3cm">
            <text:p/>
          </draw:line>
          <draw:frame draw:style-name="gr10" draw:text-style-name="P3" draw:layer="layout" svg:width="1.81cm" svg:height="0.645cm" svg:x="9.89cm" svg:y="5.756cm">
            <draw:text-box>
              <text:p>Register</text:p>
            </draw:text-box>
          </draw:frame>
        </draw:g>
        <draw:g>
          <draw:line draw:style-name="gr6" draw:text-style-name="P2" draw:layer="layout" svg:x1="15.2cm" svg:y1="7.1cm" svg:x2="3.5cm" svg:y2="7.1cm">
            <text:p/>
          </draw:line>
          <draw:frame draw:style-name="gr10" draw:text-style-name="P3" draw:layer="layout" svg:width="1.81cm" svg:height="0.645cm" svg:x="13.49cm" svg:y="6.557cm">
            <draw:text-box>
              <text:p>Register</text:p>
            </draw:text-box>
          </draw:frame>
        </draw:g>
        <draw:g>
          <draw:line draw:style-name="gr6" draw:text-style-name="P2" draw:layer="layout" svg:x1="3.5cm" svg:y1="5.7cm" svg:x2="7.9cm" svg:y2="5.7cm">
            <text:p/>
          </draw:line>
          <draw:frame draw:style-name="gr11" draw:text-style-name="P3" draw:layer="layout" svg:width="2.657cm" svg:height="0.645cm" svg:x="3.39cm" svg:y="5.156cm">
            <draw:text-box>
              <text:p>RegisterNAck</text:p>
            </draw:text-box>
          </draw:frame>
        </draw:g>
        <draw:g>
          <draw:line draw:style-name="gr6" draw:text-style-name="P2" draw:layer="layout" svg:x1="3.5cm" svg:y1="7.8cm" svg:x2="11.6cm" svg:y2="7.8cm">
            <text:p/>
          </draw:line>
          <draw:frame draw:style-name="gr12" draw:text-style-name="P3" draw:layer="layout" svg:width="2.403cm" svg:height="0.645cm" svg:x="3.391cm" svg:y="7.257cm">
            <draw:text-box>
              <text:p>RegisterAck</text:p>
            </draw:text-box>
          </draw:frame>
        </draw:g>
        <draw:g>
          <draw:line draw:style-name="gr6" draw:text-style-name="P2" draw:layer="layout" svg:x1="3.5cm" svg:y1="8.5cm" svg:x2="15.2cm" svg:y2="8.5cm">
            <text:p/>
          </draw:line>
          <draw:frame draw:style-name="gr13" draw:text-style-name="P3" draw:layer="layout" svg:width="1.349cm" svg:height="0.645cm" svg:x="3.392cm" svg:y="7.958cm">
            <draw:text-box>
              <text:p>NAck</text:p>
            </draw:text-box>
          </draw:frame>
        </draw:g>
        <draw:g>
          <draw:g>
            <draw:line draw:style-name="gr6" draw:text-style-name="P2" draw:layer="layout" svg:x1="3.5cm" svg:y1="9.953cm" svg:x2="7.9cm" svg:y2="9.953cm">
              <text:p/>
            </draw:line>
            <draw:line draw:style-name="gr6" draw:text-style-name="P2" draw:layer="layout" svg:x1="7.9cm" svg:y1="9.953cm" svg:x2="11.6cm" svg:y2="9.953cm">
              <text:p/>
            </draw:line>
            <draw:line draw:style-name="gr6" draw:text-style-name="P2" draw:layer="layout" svg:x1="11.5cm" svg:y1="9.953cm" svg:x2="15.2cm" svg:y2="9.953cm">
              <text:p/>
            </draw:line>
          </draw:g>
          <draw:frame draw:style-name="gr7" draw:text-style-name="P3" draw:layer="layout" svg:width="3.609cm" svg:height="0.645cm" svg:x="3.4cm" svg:y="9.353cm">
            <draw:text-box>
              <text:p>Beacon (Broadcast)</text:p>
            </draw:text-box>
          </draw:frame>
        </draw:g>
        <draw:frame draw:style-name="gr8" draw:text-style-name="P3" draw:layer="layout" svg:width="2.422cm" svg:height="1.039cm" svg:x="0.3cm" svg:y="9.401cm">
          <draw:text-box>
            <text:p>Sync Mode</text:p>
            <text:p>Starts here</text:p>
          </draw:text-box>
        </draw:frame>
        <draw:line draw:style-name="gr9" draw:text-style-name="P2" draw:layer="layout" svg:x1="2.401cm" svg:y1="9.901cm" svg:x2="3.201cm" svg:y2="9.901cm">
          <text:p/>
        </draw:line>
        <draw:g>
          <draw:line draw:style-name="gr6" draw:text-style-name="P2" draw:layer="layout" svg:x1="7.9cm" svg:y1="10.724cm" svg:x2="3.5cm" svg:y2="10.724cm">
            <text:p/>
          </draw:line>
          <draw:frame draw:style-name="gr10" draw:text-style-name="P3" draw:layer="layout" svg:width="1.81cm" svg:height="0.645cm" svg:x="6.19cm" svg:y="10.179cm">
            <draw:text-box>
              <text:p>Register</text:p>
            </draw:text-box>
          </draw:frame>
        </draw:g>
        <draw:g>
          <draw:line draw:style-name="gr6" draw:text-style-name="P2" draw:layer="layout" svg:x1="11.6cm" svg:y1="12.924cm" svg:x2="3.5cm" svg:y2="12.924cm">
            <text:p/>
          </draw:line>
          <draw:frame draw:style-name="gr10" draw:text-style-name="P3" draw:layer="layout" svg:width="1.81cm" svg:height="0.645cm" svg:x="9.89cm" svg:y="12.38cm">
            <draw:text-box>
              <text:p>Register</text:p>
            </draw:text-box>
          </draw:frame>
        </draw:g>
        <draw:g>
          <draw:line draw:style-name="gr6" draw:text-style-name="P2" draw:layer="layout" svg:x1="15.2cm" svg:y1="12.124cm" svg:x2="3.5cm" svg:y2="12.124cm">
            <text:p/>
          </draw:line>
          <draw:frame draw:style-name="gr10" draw:text-style-name="P3" draw:layer="layout" svg:width="1.81cm" svg:height="0.645cm" svg:x="13.49cm" svg:y="11.581cm">
            <draw:text-box>
              <text:p>Register</text:p>
            </draw:text-box>
          </draw:frame>
        </draw:g>
        <draw:g>
          <draw:line draw:style-name="gr6" draw:text-style-name="P2" draw:layer="layout" svg:x1="3.5cm" svg:y1="11.424cm" svg:x2="7.9cm" svg:y2="11.424cm">
            <text:p/>
          </draw:line>
          <draw:frame draw:style-name="gr11" draw:text-style-name="P3" draw:layer="layout" svg:width="2.657cm" svg:height="0.645cm" svg:x="3.39cm" svg:y="10.88cm">
            <draw:text-box>
              <text:p>RegisterAck</text:p>
            </draw:text-box>
          </draw:frame>
        </draw:g>
        <draw:g>
          <draw:line draw:style-name="gr6" draw:text-style-name="P2" draw:layer="layout" svg:x1="3.5cm" svg:y1="14.324cm" svg:x2="11.6cm" svg:y2="14.324cm">
            <text:p/>
          </draw:line>
          <draw:frame draw:style-name="gr12" draw:text-style-name="P3" draw:layer="layout" svg:width="2.403cm" svg:height="0.645cm" svg:x="3.391cm" svg:y="13.781cm">
            <draw:text-box>
              <text:p>RegisterAck</text:p>
            </draw:text-box>
          </draw:frame>
        </draw:g>
        <draw:g>
          <draw:line draw:style-name="gr6" draw:text-style-name="P2" draw:layer="layout" svg:x1="3.5cm" svg:y1="13.624cm" svg:x2="15.2cm" svg:y2="13.624cm">
            <text:p/>
          </draw:line>
          <draw:frame draw:style-name="gr13" draw:text-style-name="P3" draw:layer="layout" svg:width="1.349cm" svg:height="0.645cm" svg:x="3.392cm" svg:y="13.082cm">
            <draw:text-box>
              <text:p>NAck</text:p>
            </draw:text-box>
          </draw:frame>
        </draw:g>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cm" fo:min-width="1.8cm"/>
    </style:style>
    <style:style style:name="gr2" style:family="graphic" style:parent-style-name="standard">
      <style:graphic-properties draw:textarea-horizontal-align="justify" draw:textarea-vertical-align="middle" draw:auto-grow-height="false" fo:min-height="0.75cm" fo:min-width="2.4cm"/>
    </style:style>
    <style:style style:name="gr3" style:family="graphic" style:parent-style-name="standard">
      <style:graphic-properties draw:textarea-horizontal-align="justify" draw:textarea-vertical-align="middle" draw:auto-grow-height="false" fo:min-height="0.75cm" fo:min-width="2.2cm"/>
    </style:style>
    <style:style style:name="gr4" style:family="graphic" style:parent-style-name="standard">
      <style:graphic-properties draw:fill="none" draw:textarea-horizontal-align="justify" draw:textarea-vertical-align="middle" draw:auto-grow-height="false" fo:min-height="6.45cm" fo:min-width="0cm"/>
    </style:style>
    <style:style style:name="gr5" style:family="graphic" style:parent-style-name="standard">
      <style:graphic-properties draw:stroke="dash" draw:stroke-dash="Fine_20_Dashed" draw:textarea-vertical-align="middle"/>
    </style:style>
    <style:style style:name="gr6" style:family="graphic" style:parent-style-name="objectwithoutfill">
      <style:graphic-properties draw:marker-end="Short_20_line_20_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3.109cm"/>
    </style:style>
    <style:style style:name="gr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91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81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903cm"/>
    </style:style>
    <style:style style:name="gr13" style:family="graphic" style:parent-style-name="standard">
      <style:graphic-properties draw:stroke="none" svg:stroke-color="#000000" draw:fill="none" draw:fill-color="#ffffff" draw:textarea-horizontal-align="left" draw:auto-grow-height="true" draw:auto-grow-width="false" fo:min-height="1.248cm" fo:min-width="0cm"/>
    </style:style>
    <style:style style:name="gr14" style:family="graphic" style:parent-style-name="objectwithoutfill">
      <style:graphic-properties draw:stroke="dash" draw:stroke-dash="Fine_20_Dashed" draw:marker-end="Short_20_line_20_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3.941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1cm" svg:x="2.2cm" svg:y="2.2cm">
          <text:p text:style-name="P1">Master</text:p>
          <draw:enhanced-geometry svg:viewBox="0 0 21600 21600" draw:type="rectangle" draw:enhanced-path="M 0 0 L 21600 0 21600 21600 0 21600 0 0 Z N"/>
        </draw:custom-shape>
        <draw:custom-shape draw:style-name="gr2" draw:text-style-name="P1" xml:id="id3" draw:id="id3" draw:layer="layout" svg:width="2.9cm" svg:height="1cm" svg:x="6.6cm" svg:y="2.2cm">
          <text:p text:style-name="P1">Un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2.7cm" svg:height="1cm" svg:x="10.4cm" svg:y="2.2cm">
          <text:p text:style-name="P1">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7" draw:id="id7" draw:layer="layout" svg:width="2.7cm" svg:height="1cm" svg:x="14cm" svg:y="2.2cm">
          <text:p text:style-name="P1">Erroneous</text:p>
          <text:p text:style-name="P1">Leaf Node</text:p>
          <draw:enhanced-geometry svg:viewBox="0 0 21600 21600" draw:mirror-horizontal="false" draw:mirror-vertical="false" draw:type="rectangle" draw:enhanced-path="M 0 0 L 21600 0 21600 21600 0 21600 0 0 Z N"/>
        </draw:custom-shape>
        <draw:custom-shape draw:style-name="gr4" draw:text-style-name="P2" xml:id="id2" draw:id="id2" draw:layer="layout" svg:width="0.3cm" svg:height="6.7cm" svg:x="3.2cm" svg:y="4.4cm">
          <text:p/>
          <draw:enhanced-geometry svg:viewBox="0 0 21600 21600" draw:type="rectangle" draw:enhanced-path="M 0 0 L 21600 0 21600 21600 0 21600 0 0 Z N"/>
        </draw:custom-shape>
        <draw:connector draw:style-name="gr5" draw:text-style-name="P1" draw:layer="layout" svg:x1="3.35cm" svg:y1="3.2cm" svg:x2="3.35cm" svg:y2="4.4cm" draw:start-shape="id1" draw:start-glue-point="2" draw:end-shape="id2" draw:end-glue-point="0" svg:d="M3350 3200v1200" svg:viewBox="0 0 1 1201">
          <text:p/>
        </draw:connector>
        <draw:custom-shape draw:style-name="gr4" draw:text-style-name="P2" xml:id="id4" draw:id="id4" draw:layer="layout" svg:width="0.3cm" svg:height="6.7cm" svg:x="7.9cm" svg:y="4.4cm">
          <text:p/>
          <draw:enhanced-geometry svg:viewBox="0 0 21600 21600" draw:type="rectangle" draw:enhanced-path="M 0 0 L 21600 0 21600 21600 0 21600 0 0 Z N"/>
        </draw:custom-shape>
        <draw:custom-shape draw:style-name="gr4" draw:text-style-name="P2" xml:id="id6" draw:id="id6" draw:layer="layout" svg:width="0.3cm" svg:height="6.7cm" svg:x="11.6cm" svg:y="4.4cm">
          <text:p/>
          <draw:enhanced-geometry svg:viewBox="0 0 21600 21600" draw:type="rectangle" draw:enhanced-path="M 0 0 L 21600 0 21600 21600 0 21600 0 0 Z N"/>
        </draw:custom-shape>
        <draw:custom-shape draw:style-name="gr4" draw:text-style-name="P2" xml:id="id8" draw:id="id8" draw:layer="layout" svg:width="0.3cm" svg:height="6.7cm" svg:x="15.2cm" svg:y="4.4cm">
          <text:p/>
          <draw:enhanced-geometry svg:viewBox="0 0 21600 21600" draw:type="rectangle" draw:enhanced-path="M 0 0 L 21600 0 21600 21600 0 21600 0 0 Z N"/>
        </draw:custom-shape>
        <draw:connector draw:style-name="gr5" draw:text-style-name="P1" draw:layer="layout" svg:x1="8.05cm" svg:y1="3.2cm" svg:x2="8.05cm" svg:y2="4.4cm" draw:start-shape="id3" draw:start-glue-point="2" draw:end-shape="id4" draw:end-glue-point="0" svg:d="M8050 3200v1200" svg:viewBox="0 0 1 1201">
          <text:p/>
        </draw:connector>
        <draw:connector draw:style-name="gr5" draw:text-style-name="P1" draw:layer="layout" svg:x1="11.75cm" svg:y1="3.2cm" svg:x2="11.75cm" svg:y2="4.4cm" draw:start-shape="id5" draw:start-glue-point="2" draw:end-shape="id6" draw:end-glue-point="0" svg:d="M11750 3200v1200" svg:viewBox="0 0 1 1201">
          <text:p/>
        </draw:connector>
        <draw:connector draw:style-name="gr5" draw:text-style-name="P1" draw:layer="layout" svg:x1="15.35cm" svg:y1="3.2cm" svg:x2="15.35cm" svg:y2="4.4cm" draw:start-shape="id7" draw:start-glue-point="2" draw:end-shape="id8" draw:end-glue-point="0" svg:d="M15350 3200v1200" svg:viewBox="0 0 1 1201">
          <text:p/>
        </draw:connector>
        <draw:g>
          <draw:g>
            <draw:line draw:style-name="gr6" draw:text-style-name="P2" draw:layer="layout" svg:x1="3.5cm" svg:y1="4.4cm" svg:x2="7.9cm" svg:y2="4.4cm">
              <text:p/>
            </draw:line>
            <draw:line draw:style-name="gr6" draw:text-style-name="P2" draw:layer="layout" svg:x1="7.9cm" svg:y1="4.4cm" svg:x2="11.6cm" svg:y2="4.4cm">
              <text:p/>
            </draw:line>
            <draw:line draw:style-name="gr6" draw:text-style-name="P2" draw:layer="layout" svg:x1="11.5cm" svg:y1="4.4cm" svg:x2="15.2cm" svg:y2="4.4cm">
              <text:p/>
            </draw:line>
          </draw:g>
          <draw:frame draw:style-name="gr7" draw:text-style-name="P3" draw:layer="layout" svg:width="3.609cm" svg:height="0.645cm" svg:x="3.4cm" svg:y="3.8cm">
            <draw:text-box>
              <text:p>Beacon (Broadcast)</text:p>
            </draw:text-box>
          </draw:frame>
        </draw:g>
        <draw:frame draw:style-name="gr8" draw:text-style-name="P3" draw:layer="layout" svg:width="2.221cm" svg:height="1.039cm" svg:x="0.4cm" svg:y="3.9cm">
          <draw:text-box>
            <text:p>RF Activity</text:p>
            <text:p>Starts here</text:p>
          </draw:text-box>
        </draw:frame>
        <draw:line draw:style-name="gr9" draw:text-style-name="P2" draw:layer="layout" svg:x1="2.4cm" svg:y1="4.4cm" svg:x2="3.2cm" svg:y2="4.4cm">
          <text:p/>
        </draw:line>
        <draw:g>
          <draw:line draw:style-name="gr6" draw:text-style-name="P2" draw:layer="layout" svg:x1="7.9cm" svg:y1="5cm" svg:x2="3.5cm" svg:y2="5cm">
            <text:p/>
          </draw:line>
          <draw:frame draw:style-name="gr10" draw:text-style-name="P3" draw:layer="layout" svg:width="1.658cm" svg:height="0.645cm" svg:x="6.29cm" svg:y="4.455cm">
            <draw:text-box>
              <text:p>GetInfo</text:p>
            </draw:text-box>
          </draw:frame>
        </draw:g>
        <draw:g>
          <draw:line draw:style-name="gr6" draw:text-style-name="P2" draw:layer="layout" svg:x1="11.6cm" svg:y1="5.7cm" svg:x2="3.5cm" svg:y2="5.7cm">
            <text:p/>
          </draw:line>
          <draw:frame draw:style-name="gr10" draw:text-style-name="P3" draw:layer="layout" svg:width="1.658cm" svg:height="0.645cm" svg:x="9.99cm" svg:y="5.1cm">
            <draw:text-box>
              <text:p>GetInfo</text:p>
            </draw:text-box>
          </draw:frame>
        </draw:g>
        <draw:g>
          <draw:line draw:style-name="gr6" draw:text-style-name="P2" draw:layer="layout" svg:x1="15.2cm" svg:y1="8.3cm" svg:x2="3.5cm" svg:y2="8.3cm">
            <text:p/>
          </draw:line>
          <draw:frame draw:style-name="gr11" draw:text-style-name="P3" draw:layer="layout" svg:width="1.658cm" svg:height="0.645cm" svg:x="13.59cm" svg:y="7.757cm">
            <draw:text-box>
              <text:p>GetInfo</text:p>
            </draw:text-box>
          </draw:frame>
        </draw:g>
        <draw:g>
          <draw:line draw:style-name="gr6" draw:text-style-name="P2" draw:layer="layout" svg:x1="3.5cm" svg:y1="6.5cm" svg:x2="11.6cm" svg:y2="6.5cm">
            <text:p/>
          </draw:line>
          <draw:frame draw:style-name="gr12" draw:text-style-name="P3" draw:layer="layout" svg:width="2.403cm" svg:height="0.645cm" svg:x="3.391cm" svg:y="5.957cm">
            <draw:text-box>
              <text:p>NodeInfo</text:p>
            </draw:text-box>
          </draw:frame>
        </draw:g>
        <draw:frame draw:style-name="gr8" draw:text-style-name="P3" draw:layer="layout" svg:width="2.422cm" svg:height="1.433cm" svg:x="0.4cm" svg:y="5.001cm">
          <draw:text-box>
            <text:p>Packet is discarded. No answer</text:p>
          </draw:text-box>
        </draw:frame>
        <draw:line draw:style-name="gr9" draw:text-style-name="P2" draw:layer="layout" svg:x1="2.3cm" svg:y1="5.7cm" svg:x2="3.201cm" svg:y2="5.001cm">
          <text:p/>
        </draw:line>
        <draw:frame draw:style-name="gr13" draw:text-style-name="P3" draw:layer="layout" svg:width="3.7cm" svg:height="1.498cm" svg:x="3.8cm" svg:y="9.2cm">
          <draw:text-box>
            <text:p>CRC missmatch.</text:p>
            <text:p>Packet is discarded. No answer.</text:p>
          </draw:text-box>
        </draw:frame>
        <draw:line draw:style-name="gr9" draw:text-style-name="P2" draw:layer="layout" svg:x1="5cm" svg:y1="9.3cm" svg:x2="3.502cm" svg:y2="8.302cm">
          <text:p/>
        </draw:line>
        <draw:g>
          <draw:line draw:style-name="gr14" draw:text-style-name="P2" draw:layer="layout" svg:x1="11.6cm" svg:y1="7.353cm" svg:x2="3.5cm" svg:y2="7.353cm">
            <text:p/>
          </draw:line>
          <draw:frame draw:style-name="gr15" draw:text-style-name="P3" draw:layer="layout" svg:width="1.095cm" svg:height="0.645cm" svg:x="10.59cm" svg:y="6.753cm">
            <draw:text-box>
              <text:p>Ack</text:p>
            </draw:text-box>
          </draw:frame>
        </draw:g>
        <draw:frame draw:style-name="gr16" draw:text-style-name="P3" draw:layer="layout" svg:width="3.2cm" svg:height="4.191cm" svg:x="0.2cm" svg:y="7.502cm">
          <draw:text-box>
            <text:p>Possible Ack answer from Node to master, in case there are data in NodeInfo packet that need confirmation</text:p>
          </draw:text-box>
        </draw:frame>
        <draw:line draw:style-name="gr9" draw:text-style-name="P2" draw:layer="layout" svg:x1="2.6cm" svg:y1="8.3cm" svg:x2="3.202cm" svg:y2="7.30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cm" fo:min-width="1.8cm"/>
    </style:style>
    <style:style style:name="gr2" style:family="graphic" style:parent-style-name="standard">
      <style:graphic-properties draw:textarea-horizontal-align="justify" draw:textarea-vertical-align="middle" draw:auto-grow-height="false" fo:min-height="0.75cm" fo:min-width="2.4cm"/>
    </style:style>
    <style:style style:name="gr3" style:family="graphic" style:parent-style-name="standard">
      <style:graphic-properties draw:textarea-horizontal-align="justify" draw:textarea-vertical-align="middle" draw:auto-grow-height="false" fo:min-height="0.75cm" fo:min-width="2.2cm"/>
    </style:style>
    <style:style style:name="gr4" style:family="graphic" style:parent-style-name="standard">
      <style:graphic-properties draw:fill="none" draw:textarea-horizontal-align="justify" draw:textarea-vertical-align="middle" draw:auto-grow-height="false" fo:min-height="6.35cm" fo:min-width="0cm"/>
    </style:style>
    <style:style style:name="gr5" style:family="graphic" style:parent-style-name="standard">
      <style:graphic-properties draw:stroke="dash" draw:stroke-dash="Fine_20_Dashed" draw:textarea-vertical-align="middle"/>
    </style:style>
    <style:style style:name="gr6" style:family="graphic" style:parent-style-name="objectwithoutfill">
      <style:graphic-properties draw:marker-end="Short_20_line_20_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3.109cm"/>
    </style:style>
    <style:style style:name="gr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31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61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21cm"/>
    </style:style>
    <style:style style:name="gr13" style:family="graphic" style:parent-style-name="standard">
      <style:graphic-properties draw:stroke="none" svg:stroke-color="#000000" draw:fill="none" draw:fill-color="#ffffff" draw:textarea-horizontal-align="left" draw:auto-grow-height="true" draw:auto-grow-width="true" fo:min-height="0.395cm" fo:min-width="1.903cm"/>
    </style:style>
    <style:style style:name="gr14"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5" style:family="graphic" style:parent-style-name="objectwithoutfill">
      <style:graphic-properties draw:stroke="dash" draw:stroke-dash="Fine_20_Dashed" draw:marker-end="Short_20_line_20_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108cm"/>
    </style:style>
    <style:style style:name="gr17" style:family="graphic" style:parent-style-name="standard">
      <style:graphic-properties draw:stroke="none" svg:stroke-color="#000000" draw:fill="none" draw:fill-color="#ffffff" draw:textarea-horizontal-align="left" draw:auto-grow-height="true" draw:auto-grow-width="false" fo:min-height="0.448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1cm" svg:x="2.2cm" svg:y="2.2cm">
          <text:p text:style-name="P1">Master</text:p>
          <draw:enhanced-geometry svg:viewBox="0 0 21600 21600" draw:type="rectangle" draw:enhanced-path="M 0 0 L 21600 0 21600 21600 0 21600 0 0 Z N"/>
        </draw:custom-shape>
        <draw:custom-shape draw:style-name="gr2" draw:text-style-name="P1" xml:id="id3" draw:id="id3" draw:layer="layout" svg:width="2.9cm" svg:height="1cm" svg:x="6.6cm" svg:y="2.2cm">
          <text:p text:style-name="P1">Un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2.7cm" svg:height="1cm" svg:x="10.4cm" svg:y="2.2cm">
          <text:p text:style-name="P1">Registered</text:p>
          <text:p text:style-name="P1">Leaf Node</text:p>
          <draw:enhanced-geometry svg:viewBox="0 0 21600 21600" draw:mirror-horizontal="false" draw:mirror-vertical="false" draw:type="rectangle" draw:enhanced-path="M 0 0 L 21600 0 21600 21600 0 21600 0 0 Z N"/>
        </draw:custom-shape>
        <draw:custom-shape draw:style-name="gr3" draw:text-style-name="P1" xml:id="id7" draw:id="id7" draw:layer="layout" svg:width="2.7cm" svg:height="1cm" svg:x="14cm" svg:y="2.2cm">
          <text:p text:style-name="P1">Erroneous</text:p>
          <text:p text:style-name="P1">Leaf Node</text:p>
          <draw:enhanced-geometry svg:viewBox="0 0 21600 21600" draw:mirror-horizontal="false" draw:mirror-vertical="false" draw:type="rectangle" draw:enhanced-path="M 0 0 L 21600 0 21600 21600 0 21600 0 0 Z N"/>
        </draw:custom-shape>
        <draw:custom-shape draw:style-name="gr4" draw:text-style-name="P2" xml:id="id2" draw:id="id2" draw:layer="layout" svg:width="0.3cm" svg:height="6.6cm" svg:x="3.2cm" svg:y="4.4cm">
          <text:p/>
          <draw:enhanced-geometry svg:viewBox="0 0 21600 21600" draw:type="rectangle" draw:enhanced-path="M 0 0 L 21600 0 21600 21600 0 21600 0 0 Z N"/>
        </draw:custom-shape>
        <draw:connector draw:style-name="gr5" draw:text-style-name="P1" draw:layer="layout" svg:x1="3.35cm" svg:y1="3.2cm" svg:x2="3.35cm" svg:y2="4.4cm" draw:start-shape="id1" draw:start-glue-point="2" draw:end-shape="id2" draw:end-glue-point="0" svg:d="M3350 3200v1200" svg:viewBox="0 0 1 1201">
          <text:p/>
        </draw:connector>
        <draw:custom-shape draw:style-name="gr4" draw:text-style-name="P2" xml:id="id4" draw:id="id4" draw:layer="layout" svg:width="0.3cm" svg:height="6.6cm" svg:x="7.9cm" svg:y="4.4cm">
          <text:p/>
          <draw:enhanced-geometry svg:viewBox="0 0 21600 21600" draw:type="rectangle" draw:enhanced-path="M 0 0 L 21600 0 21600 21600 0 21600 0 0 Z N"/>
        </draw:custom-shape>
        <draw:custom-shape draw:style-name="gr4" draw:text-style-name="P2" xml:id="id6" draw:id="id6" draw:layer="layout" svg:width="0.3cm" svg:height="6.6cm" svg:x="11.6cm" svg:y="4.4cm">
          <text:p/>
          <draw:enhanced-geometry svg:viewBox="0 0 21600 21600" draw:type="rectangle" draw:enhanced-path="M 0 0 L 21600 0 21600 21600 0 21600 0 0 Z N"/>
        </draw:custom-shape>
        <draw:custom-shape draw:style-name="gr4" draw:text-style-name="P2" xml:id="id8" draw:id="id8" draw:layer="layout" svg:width="0.3cm" svg:height="6.6cm" svg:x="15.2cm" svg:y="4.4cm">
          <text:p/>
          <draw:enhanced-geometry svg:viewBox="0 0 21600 21600" draw:type="rectangle" draw:enhanced-path="M 0 0 L 21600 0 21600 21600 0 21600 0 0 Z N"/>
        </draw:custom-shape>
        <draw:connector draw:style-name="gr5" draw:text-style-name="P1" draw:layer="layout" svg:x1="8.05cm" svg:y1="3.2cm" svg:x2="8.05cm" svg:y2="4.4cm" draw:start-shape="id3" draw:start-glue-point="2" draw:end-shape="id4" draw:end-glue-point="0" svg:d="M8050 3200v1200" svg:viewBox="0 0 1 1201">
          <text:p/>
        </draw:connector>
        <draw:connector draw:style-name="gr5" draw:text-style-name="P1" draw:layer="layout" svg:x1="11.75cm" svg:y1="3.2cm" svg:x2="11.75cm" svg:y2="4.4cm" draw:start-shape="id5" draw:start-glue-point="2" draw:end-shape="id6" draw:end-glue-point="0" svg:d="M11750 3200v1200" svg:viewBox="0 0 1 1201">
          <text:p/>
        </draw:connector>
        <draw:connector draw:style-name="gr5" draw:text-style-name="P1" draw:layer="layout" svg:x1="15.35cm" svg:y1="3.2cm" svg:x2="15.35cm" svg:y2="4.4cm" draw:start-shape="id7" draw:start-glue-point="2" draw:end-shape="id8" draw:end-glue-point="0" svg:d="M15350 3200v1200" svg:viewBox="0 0 1 1201">
          <text:p/>
        </draw:connector>
        <draw:g>
          <draw:g>
            <draw:line draw:style-name="gr6" draw:text-style-name="P2" draw:layer="layout" svg:x1="3.5cm" svg:y1="4.4cm" svg:x2="7.9cm" svg:y2="4.4cm">
              <text:p/>
            </draw:line>
            <draw:line draw:style-name="gr6" draw:text-style-name="P2" draw:layer="layout" svg:x1="7.9cm" svg:y1="4.4cm" svg:x2="11.6cm" svg:y2="4.4cm">
              <text:p/>
            </draw:line>
            <draw:line draw:style-name="gr6" draw:text-style-name="P2" draw:layer="layout" svg:x1="11.5cm" svg:y1="4.4cm" svg:x2="15.2cm" svg:y2="4.4cm">
              <text:p/>
            </draw:line>
          </draw:g>
          <draw:frame draw:style-name="gr7" draw:text-style-name="P3" draw:layer="layout" svg:width="3.609cm" svg:height="0.645cm" svg:x="3.4cm" svg:y="3.8cm">
            <draw:text-box>
              <text:p>Beacon (Broadcast)</text:p>
            </draw:text-box>
          </draw:frame>
        </draw:g>
        <draw:frame draw:style-name="gr8" draw:text-style-name="P3" draw:layer="layout" svg:width="2.221cm" svg:height="1.039cm" svg:x="0.4cm" svg:y="3.9cm">
          <draw:text-box>
            <text:p>RF Activity</text:p>
            <text:p>Starts here</text:p>
          </draw:text-box>
        </draw:frame>
        <draw:line draw:style-name="gr9" draw:text-style-name="P2" draw:layer="layout" svg:x1="2.4cm" svg:y1="4.4cm" svg:x2="3.2cm" svg:y2="4.4cm">
          <text:p/>
        </draw:line>
        <draw:g>
          <draw:line draw:style-name="gr6" draw:text-style-name="P2" draw:layer="layout" svg:x1="7.9cm" svg:y1="5cm" svg:x2="3.5cm" svg:y2="5cm">
            <text:p/>
          </draw:line>
          <draw:frame draw:style-name="gr10" draw:text-style-name="P3" draw:layer="layout" svg:width="1.243cm" svg:height="0.645cm" svg:x="6.79cm" svg:y="4.455cm">
            <draw:text-box>
              <text:p>Data</text:p>
            </draw:text-box>
          </draw:frame>
        </draw:g>
        <draw:g>
          <draw:line draw:style-name="gr6" draw:text-style-name="P2" draw:layer="layout" svg:x1="11.6cm" svg:y1="5.7cm" svg:x2="3.5cm" svg:y2="5.7cm">
            <text:p/>
          </draw:line>
          <draw:frame draw:style-name="gr11" draw:text-style-name="P3" draw:layer="layout" svg:width="1.243cm" svg:height="0.645cm" svg:x="10.49cm" svg:y="5.1cm">
            <draw:text-box>
              <text:p>Data</text:p>
            </draw:text-box>
          </draw:frame>
        </draw:g>
        <draw:g>
          <draw:line draw:style-name="gr6" draw:text-style-name="P2" draw:layer="layout" svg:x1="15.2cm" svg:y1="9.4cm" svg:x2="3.5cm" svg:y2="9.4cm">
            <text:p/>
          </draw:line>
          <draw:frame draw:style-name="gr12" draw:text-style-name="P3" draw:layer="layout" svg:width="1.243cm" svg:height="0.645cm" svg:x="13.99cm" svg:y="8.857cm">
            <draw:text-box>
              <text:p>Data</text:p>
            </draw:text-box>
          </draw:frame>
        </draw:g>
        <draw:g>
          <draw:line draw:style-name="gr6" draw:text-style-name="P2" draw:layer="layout" svg:x1="3.5cm" svg:y1="6.4cm" svg:x2="11.6cm" svg:y2="6.4cm">
            <text:p/>
          </draw:line>
          <draw:frame draw:style-name="gr13" draw:text-style-name="P3" draw:layer="layout" svg:width="2.403cm" svg:height="0.645cm" svg:x="3.391cm" svg:y="5.857cm">
            <draw:text-box>
              <text:p>Ack</text:p>
            </draw:text-box>
          </draw:frame>
        </draw:g>
        <draw:frame draw:style-name="gr14" draw:text-style-name="P3" draw:layer="layout" svg:width="2.422cm" svg:height="1.433cm" svg:x="0.4cm" svg:y="5.001cm">
          <draw:text-box>
            <text:p>Packet is discarded. No answer</text:p>
          </draw:text-box>
        </draw:frame>
        <draw:line draw:style-name="gr9" draw:text-style-name="P2" draw:layer="layout" svg:x1="2.3cm" svg:y1="5.7cm" svg:x2="3.201cm" svg:y2="5.001cm">
          <text:p/>
        </draw:line>
        <draw:g>
          <draw:line draw:style-name="gr6" draw:text-style-name="P2" draw:layer="layout" svg:x1="11.601cm" svg:y1="7.853cm" svg:x2="3.501cm" svg:y2="7.853cm">
            <text:p/>
          </draw:line>
          <draw:frame draw:style-name="gr11" draw:text-style-name="P3" draw:layer="layout" svg:width="1.243cm" svg:height="0.645cm" svg:x="10.491cm" svg:y="7.253cm">
            <draw:text-box>
              <text:p>Data</text:p>
            </draw:text-box>
          </draw:frame>
        </draw:g>
        <draw:g>
          <draw:line draw:style-name="gr6" draw:text-style-name="P2" draw:layer="layout" svg:x1="3.501cm" svg:y1="8.625cm" svg:x2="11.601cm" svg:y2="8.625cm">
            <text:p/>
          </draw:line>
          <draw:frame draw:style-name="gr13" draw:text-style-name="P3" draw:layer="layout" svg:width="2.403cm" svg:height="0.645cm" svg:x="3.392cm" svg:y="8.082cm">
            <draw:text-box>
              <text:p>PAck</text:p>
            </draw:text-box>
          </draw:frame>
        </draw:g>
        <draw:g>
          <draw:line draw:style-name="gr6" draw:text-style-name="P2" draw:layer="layout" svg:x1="3.5cm" svg:y1="10.2cm" svg:x2="15.2cm" svg:y2="10.2cm">
            <text:p/>
          </draw:line>
          <draw:frame draw:style-name="gr13" draw:text-style-name="P3" draw:layer="layout" svg:width="2.403cm" svg:height="0.645cm" svg:x="3.393cm" svg:y="9.707cm">
            <draw:text-box>
              <text:p>NAck</text:p>
            </draw:text-box>
          </draw:frame>
        </draw:g>
        <draw:g>
          <draw:line draw:style-name="gr15" draw:text-style-name="P2" draw:layer="layout" svg:x1="11.602cm" svg:y1="7.172cm" svg:x2="3.502cm" svg:y2="7.172cm">
            <text:p/>
          </draw:line>
          <draw:frame draw:style-name="gr16" draw:text-style-name="P3" draw:layer="layout" svg:width="1.095cm" svg:height="0.645cm" svg:x="10.592cm" svg:y="6.572cm">
            <draw:text-box>
              <text:p>Ack</text:p>
            </draw:text-box>
          </draw:frame>
        </draw:g>
        <draw:line draw:style-name="gr9" draw:text-style-name="P2" draw:layer="layout" svg:x1="2.6cm" svg:y1="7.5cm" svg:x2="3.202cm" svg:y2="7.202cm">
          <text:p/>
        </draw:line>
        <draw:frame draw:style-name="gr17" draw:text-style-name="P3" draw:layer="layout" svg:width="3cm" svg:height="1.433cm" svg:x="0.231cm" svg:y="7.135cm">
          <draw:text-box>
            <text:p>Ack packet is transmitted only if necessary</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174cm" fo:min-width="1.034cm"/>
    </style:style>
    <style:style style:name="gr2" style:family="graphic" style:parent-style-name="standard">
      <style:graphic-properties draw:textarea-horizontal-align="justify" draw:textarea-vertical-align="middle" draw:auto-grow-height="false" fo:min-height="0.55cm" fo:min-width="2.6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95cm" fo:min-width="3.4cm"/>
    </style:style>
    <style:style style:name="gr5" style:family="graphic" style:parent-style-name="standard">
      <style:graphic-properties draw:textarea-horizontal-align="justify" draw:textarea-vertical-align="middle" draw:auto-grow-height="false" fo:min-height="0.65cm" fo:min-width="2.8cm"/>
    </style:style>
    <style:style style:name="gr6" style:family="graphic" style:parent-style-name="standard">
      <style:graphic-properties draw:textarea-horizontal-align="justify" draw:textarea-vertical-align="middle" draw:auto-grow-height="false" fo:min-height="0.95cm" fo:min-width="2.8cm"/>
    </style:style>
    <style:style style:name="gr7" style:family="graphic" style:parent-style-name="standard">
      <style:graphic-properties draw:textarea-horizontal-align="justify" draw:textarea-vertical-align="middle" draw:auto-grow-height="false" fo:min-height="0.75cm" fo:min-width="0.65cm"/>
    </style:style>
    <style:style style:name="gr8" style:family="graphic" style:parent-style-name="objectwithoutfill">
      <style:graphic-properties draw:marker-end="Symmetric_20_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0.652cm" fo:min-width="2.8cm"/>
    </style:style>
    <style:style style:name="gr10" style:family="graphic" style:parent-style-name="standard">
      <style:graphic-properties draw:textarea-horizontal-align="justify" draw:textarea-vertical-align="middle" draw:auto-grow-height="false" fo:min-height="0.548cm" fo:min-width="2.8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dash" draw:stroke-dash="Fine_20_Dashed" draw:fill="none" draw:textarea-horizontal-align="justify" draw:textarea-vertical-align="middle" draw:auto-grow-height="false" fo:min-height="22.95cm" fo:min-width="4.3cm"/>
    </style:style>
    <style:style style:name="gr14" style:family="graphic" style:parent-style-name="standard">
      <style:graphic-properties draw:stroke="dash" draw:stroke-dash="Fine_20_Dashed" draw:fill="none" draw:textarea-horizontal-align="justify" draw:textarea-vertical-align="middle" draw:auto-grow-height="false" fo:min-height="22.95cm" fo:min-width="4.4cm"/>
    </style:style>
    <style:style style:name="gr15"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text-properties fo:font-size="10pt"/>
    </style:style>
    <style:style style:name="P5" style:family="paragraph">
      <loext:graphic-properties draw:fill="none" draw:fill-color="#ffffff"/>
      <style:text-properties fo:font-size="10pt"/>
    </style:style>
    <style:style style:name="P6"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7cm" svg:height="0.6cm" svg:x="7.3cm" svg:y="1.098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2" draw:id="id2" draw:layer="layout" svg:width="3.1cm" svg:height="0.8cm" svg:x="6.6cm" svg:y="2.398cm">
          <text:p text:style-name="P1">Initialize</text:p>
          <draw:enhanced-geometry svg:viewBox="0 0 21600 21600" draw:glue-points="10800 0 0 10800 10800 21600 21600 10800" draw:type="flowchart-process" draw:enhanced-path="M 0 0 L 21600 0 21600 21600 0 21600 0 0 Z N"/>
        </draw:custom-shape>
        <draw:custom-shape draw:style-name="gr3" draw:text-style-name="P2" xml:id="id3" draw:id="id3" draw:layer="layout" svg:width="0.3cm" svg:height="0.3cm" svg:x="8cm" svg:y="3.9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1" xml:id="id4" draw:id="id4" draw:layer="layout" svg:width="3.9cm" svg:height="1.2cm" svg:x="6.2cm" svg:y="4.999cm">
          <text:p text:style-name="P1">Wait For Event:</text:p>
          <text:p text:style-name="P1">START or NODESCAN</text:p>
          <draw:enhanced-geometry svg:viewBox="0 0 21600 21600" draw:glue-points="10800 0 0 10800 10800 21600 21600 10800" draw:type="flowchart-process" draw:enhanced-path="M 0 0 L 21600 0 21600 21600 0 21600 0 0 Z N"/>
        </draw:custom-shape>
        <draw:custom-shape draw:style-name="gr5" draw:text-style-name="P1" xml:id="id5" draw:id="id5" draw:layer="layout" svg:width="3.3cm" svg:height="0.9cm" svg:x="6.5cm" svg:y="7.098cm">
          <text:p text:style-name="P1">Initialize EasyLink</text:p>
          <draw:enhanced-geometry svg:viewBox="0 0 21600 21600" draw:glue-points="10800 0 0 10800 10800 21600 21600 10800" draw:type="flowchart-process" draw:enhanced-path="M 0 0 L 21600 0 21600 21600 0 21600 0 0 Z N"/>
        </draw:custom-shape>
        <draw:custom-shape draw:style-name="gr6" draw:text-style-name="P1" xml:id="id6" draw:id="id6" draw:layer="layout" svg:width="3.3cm" svg:height="1.2cm" svg:x="6.5cm" svg:y="8.898cm">
          <text:p text:style-name="P1">Setup BEACON</text:p>
          <text:p text:style-name="P1">packet</text:p>
          <draw:enhanced-geometry svg:viewBox="0 0 21600 21600" draw:glue-points="10800 0 0 10800 10800 21600 21600 10800" draw:type="flowchart-process" draw:enhanced-path="M 0 0 L 21600 0 21600 21600 0 21600 0 0 Z N"/>
        </draw:custom-shape>
        <draw:custom-shape draw:style-name="gr6" draw:text-style-name="P1" xml:id="id7" draw:id="id7" draw:layer="layout" svg:width="3.3cm" svg:height="1.2cm" svg:x="6.5cm" svg:y="10.998cm">
          <text:p text:style-name="P1">Simulate BEACON</text:p>
          <text:p text:style-name="P1">event</text:p>
          <draw:enhanced-geometry svg:viewBox="0 0 21600 21600" draw:glue-points="10800 0 0 10800 10800 21600 21600 10800" draw:type="flowchart-process" draw:enhanced-path="M 0 0 L 21600 0 21600 21600 0 21600 0 0 Z N"/>
        </draw:custom-shape>
        <draw:custom-shape draw:style-name="gr3" draw:text-style-name="P2" xml:id="id8" draw:id="id8" draw:layer="layout" svg:width="0.3cm" svg:height="0.3cm" svg:x="8.001cm" svg:y="12.8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 draw:text-style-name="P1" xml:id="id9" draw:id="id9" draw:layer="layout" svg:width="2.3cm" svg:height="2cm" svg:x="12.5cm" svg:y="1.795cm">
          <text:p text:style-name="P1">START</text:p>
          <text:p text:style-name="P1">Event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3" draw:layer="layout" svg:x1="8.15cm" svg:y1="1.698cm" svg:x2="8.15cm" svg:y2="2.398cm" draw:start-shape="id1" draw:start-glue-point="6" draw:end-shape="id2" draw:end-glue-point="4" svg:d="M8150 1698v700" svg:viewBox="0 0 1 701">
          <text:p/>
        </draw:connector>
        <draw:connector draw:style-name="gr8" draw:text-style-name="P3" draw:layer="layout" svg:x1="8.15cm" svg:y1="3.198cm" svg:x2="8.15cm" svg:y2="3.998cm" draw:start-shape="id2" draw:start-glue-point="6" draw:end-shape="id3" draw:end-glue-point="4" svg:d="M8150 3198v800" svg:viewBox="0 0 1 801">
          <text:p/>
        </draw:connector>
        <draw:connector draw:style-name="gr8" draw:text-style-name="P3" draw:layer="layout" svg:x1="8.15cm" svg:y1="4.298cm" svg:x2="8.15cm" svg:y2="4.999cm" draw:start-shape="id3" draw:start-glue-point="8" draw:end-shape="id4" draw:end-glue-point="4" svg:d="M8150 4298v701" svg:viewBox="0 0 1 702">
          <text:p/>
        </draw:connector>
        <draw:connector draw:style-name="gr8" draw:text-style-name="P3" draw:layer="layout" svg:x1="8.15cm" svg:y1="6.199cm" svg:x2="8.15cm" svg:y2="7.098cm" draw:start-shape="id4" draw:start-glue-point="6" draw:end-shape="id5" draw:end-glue-point="4" svg:d="M8150 6199v899" svg:viewBox="0 0 1 900">
          <text:p/>
        </draw:connector>
        <draw:connector draw:style-name="gr8" draw:text-style-name="P3" draw:layer="layout" svg:x1="8.15cm" svg:y1="7.998cm" svg:x2="8.15cm" svg:y2="8.898cm" draw:start-shape="id5" draw:start-glue-point="6" draw:end-shape="id6" draw:end-glue-point="4" svg:d="M8150 7998v900" svg:viewBox="0 0 1 901">
          <text:p/>
        </draw:connector>
        <draw:connector draw:style-name="gr8" draw:text-style-name="P3" draw:layer="layout" svg:x1="8.15cm" svg:y1="10.098cm" svg:x2="8.15cm" svg:y2="10.998cm" draw:start-shape="id6" draw:start-glue-point="6" draw:end-shape="id7" draw:end-glue-point="4" svg:d="M8150 10098v900" svg:viewBox="0 0 1 901">
          <text:p/>
        </draw:connector>
        <draw:connector draw:style-name="gr8" draw:text-style-name="P3" draw:layer="layout" svg:x1="8.15cm" svg:y1="12.198cm" svg:x2="8.151cm" svg:y2="12.899cm" draw:start-shape="id7" draw:start-glue-point="6" draw:end-shape="id8" draw:end-glue-point="4" svg:d="M8150 12198v351h1v350" svg:viewBox="0 0 2 702">
          <text:p/>
        </draw:connector>
        <draw:connector draw:style-name="gr8" draw:text-style-name="P3" draw:layer="layout" draw:line-skew="0.099cm" svg:x1="8.301cm" svg:y1="13.049cm" svg:x2="13.65cm" svg:y2="1.795cm" draw:start-shape="id8" draw:start-glue-point="10" draw:end-shape="id9" draw:end-glue-point="4" svg:d="M8301 13049h2199v-11755h3150v501" svg:viewBox="0 0 5350 11756">
          <text:p/>
        </draw:connector>
        <draw:custom-shape draw:style-name="gr9" draw:text-style-name="P1" xml:id="id10" draw:id="id10" draw:layer="layout" svg:width="3.3cm" svg:height="0.902cm" svg:x="12.001cm" svg:y="4.596cm">
          <text:p text:style-name="P1">Setup a total</text:p>
          <text:p text:style-name="P1">BEACON packet</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cm" svg:y1="3.795cm" svg:x2="13.651cm" svg:y2="4.596cm" draw:start-shape="id9" draw:start-glue-point="6" draw:end-shape="id10" draw:end-glue-point="4" svg:d="M13650 3795v401h1v400" svg:viewBox="0 0 2 802">
          <text:p/>
        </draw:connector>
        <draw:custom-shape draw:style-name="gr3" draw:text-style-name="P2" xml:id="id11" draw:id="id11" draw:layer="layout" svg:width="0.3cm" svg:height="0.3cm" svg:x="13.502cm" svg:y="6.1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svg:x1="13.651cm" svg:y1="5.498cm" svg:x2="13.652cm" svg:y2="6.197cm" draw:start-shape="id10" draw:start-glue-point="6" draw:end-shape="id11" draw:end-glue-point="4" svg:d="M13651 5498v350h1v349" svg:viewBox="0 0 2 700">
          <text:p/>
        </draw:connector>
        <draw:connector draw:style-name="gr8" draw:text-style-name="P3" draw:layer="layout" draw:line-skew="-0.999cm" svg:x1="12.5cm" svg:y1="2.795cm" svg:x2="13.502cm" svg:y2="6.347cm" draw:start-shape="id9" draw:start-glue-point="5" draw:end-shape="id11" draw:end-glue-point="6" svg:d="M12500 2795h-1500v3552h2502" svg:viewBox="0 0 2503 3553">
          <text:p/>
        </draw:connector>
        <draw:custom-shape draw:style-name="gr7" draw:text-style-name="P1" xml:id="id12" draw:id="id12" draw:layer="layout" svg:width="2.3cm" svg:height="2cm" svg:x="12.501cm" svg:y="7.096cm">
          <text:p text:style-name="P1">BEACON</text:p>
          <text:p text:style-name="P1">Event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0" draw:text-style-name="P1" xml:id="id13" draw:id="id13" draw:layer="layout" svg:width="3.3cm" svg:height="0.798cm" svg:x="12.002cm" svg:y="9.897cm">
          <text:p text:style-name="P1">Send BEACON</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1cm" svg:y1="9.096cm" svg:x2="13.652cm" svg:y2="9.897cm" draw:start-shape="id12" draw:start-glue-point="6" draw:end-shape="id13" draw:end-glue-point="4" svg:d="M13651 9096v401h1v400" svg:viewBox="0 0 2 802">
          <text:p/>
        </draw:connector>
        <draw:custom-shape draw:style-name="gr3" draw:text-style-name="P2" xml:id="id14" draw:id="id14" draw:layer="layout" svg:width="0.3cm" svg:height="0.3cm" svg:x="13.503cm" svg:y="11.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svg:x1="13.652cm" svg:y1="10.695cm" svg:x2="13.653cm" svg:y2="11.398cm" draw:start-shape="id13" draw:start-glue-point="6" draw:end-shape="id14" draw:end-glue-point="4" svg:d="M13652 10695v352h1v351" svg:viewBox="0 0 2 704">
          <text:p/>
        </draw:connector>
        <draw:connector draw:style-name="gr8" draw:text-style-name="P3" draw:layer="layout" draw:line-skew="-0.999cm" svg:x1="12.501cm" svg:y1="8.096cm" svg:x2="13.503cm" svg:y2="11.548cm" draw:start-shape="id12" draw:start-glue-point="5" draw:end-shape="id14" draw:end-glue-point="6" svg:d="M12501 8096h-1500v3452h2502" svg:viewBox="0 0 2503 3453">
          <text:p/>
        </draw:connector>
        <draw:connector draw:style-name="gr8" draw:text-style-name="P3" draw:layer="layout" svg:x1="13.652cm" svg:y1="6.497cm" svg:x2="13.651cm" svg:y2="7.096cm" draw:start-shape="id11" draw:start-glue-point="8" draw:end-shape="id12" draw:end-glue-point="4" svg:d="M13652 6497v300h-1v299" svg:viewBox="0 0 2 600">
          <text:p/>
        </draw:connector>
        <draw:frame draw:style-name="gr11" draw:text-style-name="P5" draw:layer="layout" svg:width="1.069cm" svg:height="0.645cm" svg:x="13.5cm" svg:y="3.695cm">
          <draw:text-box>
            <text:p text:style-name="P4">Yes</text:p>
          </draw:text-box>
        </draw:frame>
        <draw:frame draw:style-name="gr11" draw:text-style-name="P5" draw:layer="layout" svg:width="1.069cm" svg:height="0.645cm" svg:x="13.501cm" svg:y="8.996cm">
          <draw:text-box>
            <text:p text:style-name="P4">Yes</text:p>
          </draw:text-box>
        </draw:frame>
        <draw:frame draw:style-name="gr11" draw:text-style-name="P5" draw:layer="layout" svg:width="0.951cm" svg:height="0.645cm" svg:x="11.801cm" svg:y="2.196cm">
          <draw:text-box>
            <text:p text:style-name="P4">No</text:p>
          </draw:text-box>
        </draw:frame>
        <draw:frame draw:style-name="gr11" draw:text-style-name="P5" draw:layer="layout" svg:width="0.951cm" svg:height="0.645cm" svg:x="11.802cm" svg:y="7.497cm">
          <draw:text-box>
            <text:p text:style-name="P4">No</text:p>
          </draw:text-box>
        </draw:frame>
        <draw:custom-shape draw:style-name="gr7" draw:text-style-name="P1" xml:id="id15" draw:id="id15" draw:layer="layout" svg:width="2.3cm" svg:height="2cm" svg:x="12.502cm" svg:y="12.297cm">
          <text:p text:style-name="P1">NODESCAN</text:p>
          <text:p text:style-name="P1">Event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0" draw:text-style-name="P1" xml:id="id16" draw:id="id16" draw:layer="layout" svg:width="3.3cm" svg:height="0.798cm" svg:x="12.003cm" svg:y="14.998cm">
          <text:p text:style-name="P1">Set system ON-AIR</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2cm" svg:y1="14.297cm" svg:x2="13.653cm" svg:y2="14.998cm" draw:start-shape="id15" draw:start-glue-point="6" draw:end-shape="id16" draw:end-glue-point="4" svg:d="M13652 14297v351h1v350" svg:viewBox="0 0 2 702">
          <text:p/>
        </draw:connector>
        <draw:custom-shape draw:style-name="gr3" draw:text-style-name="P2" xml:id="id17" draw:id="id17" draw:layer="layout" svg:width="0.3cm" svg:height="0.3cm" svg:x="13.504cm" svg:y="16.4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3" draw:layer="layout" svg:x1="13.653cm" svg:y1="15.796cm" svg:x2="13.654cm" svg:y2="16.499cm" draw:start-shape="id16" draw:start-glue-point="6" draw:end-shape="id17" draw:end-glue-point="4" svg:d="M13653 15796v352h1v351" svg:viewBox="0 0 2 704">
          <text:p/>
        </draw:connector>
        <draw:connector draw:style-name="gr8" draw:text-style-name="P3" draw:layer="layout" draw:line-skew="-0.999cm" svg:x1="12.502cm" svg:y1="13.297cm" svg:x2="13.504cm" svg:y2="16.649cm" draw:start-shape="id15" draw:start-glue-point="5" draw:end-shape="id17" draw:end-glue-point="6" svg:d="M12502 13297h-1500v3352h2502" svg:viewBox="0 0 2503 3353">
          <text:p/>
        </draw:connector>
        <draw:frame draw:style-name="gr11" draw:text-style-name="P5" draw:layer="layout" svg:width="1.069cm" svg:height="0.645cm" svg:x="13.502cm" svg:y="14.197cm">
          <draw:text-box>
            <text:p text:style-name="P4">Yes</text:p>
          </draw:text-box>
        </draw:frame>
        <draw:frame draw:style-name="gr11" draw:text-style-name="P5" draw:layer="layout" svg:width="0.951cm" svg:height="0.645cm" svg:x="11.803cm" svg:y="12.698cm">
          <draw:text-box>
            <text:p text:style-name="P4">No</text:p>
          </draw:text-box>
        </draw:frame>
        <draw:connector draw:style-name="gr8" draw:text-style-name="P3" draw:layer="layout" svg:x1="13.653cm" svg:y1="11.698cm" svg:x2="13.652cm" svg:y2="12.297cm" draw:start-shape="id14" draw:start-glue-point="8" draw:end-shape="id15" draw:end-glue-point="4" svg:d="M13653 11698v300h-1v299" svg:viewBox="0 0 2 600">
          <text:p/>
        </draw:connector>
        <draw:custom-shape draw:style-name="gr10" draw:text-style-name="P1" xml:id="id18" draw:id="id18" draw:layer="layout" svg:width="3.3cm" svg:height="0.798cm" svg:x="12.004cm" svg:y="17.399cm">
          <text:p text:style-name="P1">ReceiveAsync</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4cm" svg:y1="16.799cm" svg:x2="13.654cm" svg:y2="17.399cm" draw:start-shape="id17" draw:start-glue-point="8" draw:end-shape="id18" draw:end-glue-point="4" svg:d="M13654 16799v600" svg:viewBox="0 0 1 601">
          <text:p/>
        </draw:connector>
        <draw:custom-shape draw:style-name="gr10" draw:text-style-name="P1" xml:id="id19" draw:id="id19" draw:layer="layout" svg:width="3.3cm" svg:height="0.798cm" svg:x="12.005cm" svg:y="19cm">
          <text:p text:style-name="P1">Wait For Event</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4cm" svg:y1="18.197cm" svg:x2="13.655cm" svg:y2="19cm" draw:start-shape="id18" draw:start-glue-point="6" draw:end-shape="id19" draw:end-glue-point="4" svg:d="M13654 18197v402h1v401" svg:viewBox="0 0 2 804">
          <text:p/>
        </draw:connector>
        <draw:custom-shape draw:style-name="gr7" draw:text-style-name="P1" xml:id="id20" draw:id="id20" draw:layer="layout" svg:width="2.3cm" svg:height="2cm" svg:x="12.503cm" svg:y="20.498cm">
          <text:p text:style-name="P1">SLEEP</text:p>
          <text:p text:style-name="P1">Event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8" draw:text-style-name="P3" draw:layer="layout" svg:x1="13.655cm" svg:y1="19.798cm" svg:x2="13.653cm" svg:y2="20.498cm" draw:start-shape="id19" draw:start-glue-point="6" draw:end-shape="id20" draw:end-glue-point="4" svg:d="M13655 19798v351h-2v349" svg:viewBox="0 0 3 701">
          <text:p/>
        </draw:connector>
        <draw:connector draw:style-name="gr8" draw:text-style-name="P3" draw:layer="layout" svg:x1="12.503cm" svg:y1="21.498cm" svg:x2="8.151cm" svg:y2="13.199cm" draw:start-shape="id20" draw:start-glue-point="5" draw:end-shape="id8" draw:end-glue-point="8" svg:d="M12503 21498h-4352v-8299" svg:viewBox="0 0 4353 8300">
          <text:p/>
        </draw:connector>
        <draw:frame draw:style-name="gr11" draw:text-style-name="P5" draw:layer="layout" svg:width="1.069cm" svg:height="0.645cm" svg:x="13.531cm" svg:y="22.375cm">
          <draw:text-box>
            <text:p text:style-name="P4">Yes</text:p>
          </draw:text-box>
        </draw:frame>
        <draw:frame draw:style-name="gr11" draw:text-style-name="P5" draw:layer="layout" svg:width="0.951cm" svg:height="0.645cm" svg:x="11.8cm" svg:y="20.953cm">
          <draw:text-box>
            <text:p text:style-name="P4">No</text:p>
          </draw:text-box>
        </draw:frame>
        <draw:custom-shape draw:style-name="gr10" draw:text-style-name="P1" xml:id="id21" draw:id="id21" draw:layer="layout" svg:width="3.3cm" svg:height="0.798cm" svg:x="6.506cm" svg:y="22.422cm">
          <text:p text:style-name="P1">RF Off</text:p>
          <draw:enhanced-geometry svg:viewBox="0 0 21600 21600" draw:glue-points="10800 0 0 10800 10800 21600 21600 10800" draw:type="flowchart-process" draw:enhanced-path="M 0 0 L 21600 0 21600 21600 0 21600 0 0 Z N"/>
        </draw:custom-shape>
        <draw:connector draw:style-name="gr8" draw:text-style-name="P3" draw:layer="layout" svg:x1="13.653cm" svg:y1="22.498cm" svg:x2="8.156cm" svg:y2="22.422cm" draw:start-shape="id20" draw:start-glue-point="6" draw:end-shape="id21" draw:end-glue-point="4" svg:d="M13653 22498v502h-2498v-1079h-2999v501" svg:viewBox="0 0 5498 1080">
          <text:p/>
        </draw:connector>
        <draw:connector draw:style-name="gr12" draw:text-style-name="P3" draw:layer="layout" draw:line-skew="0cm -0.205cm" svg:x1="8.156cm" svg:y1="23.22cm" svg:x2="8cm" svg:y2="4.148cm" draw:start-shape="id21" draw:start-glue-point="6" draw:end-shape="id3" draw:end-glue-point="6" svg:d="M8156 23220v502h-2356v-19574h2200" svg:viewBox="0 0 2357 19575">
          <text:p/>
        </draw:connector>
        <draw:custom-shape draw:style-name="gr13" draw:text-style-name="P3" draw:layer="layout" svg:width="4.8cm" svg:height="23.2cm" svg:x="5.5cm" svg:y="1cm">
          <text:p/>
          <draw:enhanced-geometry svg:viewBox="0 0 21600 21600" draw:type="rectangle" draw:enhanced-path="M 0 0 L 21600 0 21600 21600 0 21600 0 0 Z N"/>
        </draw:custom-shape>
        <draw:custom-shape draw:style-name="gr14" draw:text-style-name="P3" draw:layer="layout" svg:width="4.9cm" svg:height="23.2cm" svg:x="10.8cm" svg:y="1cm">
          <text:p/>
          <draw:enhanced-geometry svg:viewBox="0 0 21600 21600" draw:type="rectangle" draw:enhanced-path="M 0 0 L 21600 0 21600 21600 0 21600 0 0 Z N"/>
        </draw:custom-shape>
        <draw:frame draw:style-name="gr11" draw:text-style-name="P6" draw:layer="layout" svg:width="2.259cm" svg:height="0.645cm" draw:transform="rotate (1.5707963267949) translate (4.955cm 13.759cm)">
          <draw:text-box>
            <text:p text:style-name="P2">Outer Loop</text:p>
          </draw:text-box>
        </draw:frame>
        <draw:frame draw:style-name="gr11" draw:text-style-name="P6" draw:layer="layout" svg:width="2.178cm" svg:height="0.645cm" draw:transform="rotate (1.5707963267949) translate (15.156cm 13.66cm)">
          <draw:text-box>
            <text:p text:style-name="P2">Inner Loop</text:p>
          </draw:text-box>
        </draw:frame>
        <draw:frame draw:style-name="gr15" draw:text-style-name="P6" draw:layer="layout" svg:width="4.359cm" svg:height="1.039cm" svg:x="1.041cm" svg:y="2.3cm">
          <draw:text-box>
            <text:p>SetupMaster Address</text:p>
            <text:p>In packets</text:p>
          </draw:text-box>
        </draw:frame>
        <draw:frame draw:style-name="gr15" draw:text-style-name="P6" draw:layer="layout" svg:width="4.359cm" svg:height="1.039cm" svg:x="1.042cm" svg:y="4.601cm">
          <draw:text-box>
            <text:p>Sleep until there is an accepted event</text:p>
          </draw:text-box>
        </draw:frame>
        <draw:connector draw:style-name="gr16" draw:text-style-name="P3" draw:layer="layout" draw:type="line" svg:x1="6.6cm" svg:y1="2.798cm" svg:x2="4.778cm" svg:y2="2.664cm" draw:start-shape="id2" draw:start-glue-point="5" svg:d="M6600 2798l-1822-134" svg:viewBox="0 0 1823 135">
          <text:p/>
        </draw:connector>
        <draw:connector draw:style-name="gr16" draw:text-style-name="P3" draw:layer="layout" draw:type="line" svg:x1="6.2cm" svg:y1="5.599cm" svg:x2="4.343cm" svg:y2="5.27cm" draw:start-shape="id4" draw:start-glue-point="5" svg:d="M6200 5599l-1857-329" svg:viewBox="0 0 1858 330">
          <text:p/>
        </draw:connector>
        <draw:frame draw:style-name="gr15" draw:text-style-name="P6" draw:layer="layout" svg:width="4.957cm" svg:height="1.433cm" svg:x="1.043cm" svg:y="6.702cm">
          <draw:text-box>
            <text:p>Setup modulation (50Kbps)</text:p>
            <text:p>Setup frequency (868MHz)</text:p>
            <text:p>Setup address filtering</text:p>
          </draw:text-box>
        </draw:frame>
        <draw:connector draw:style-name="gr16" draw:text-style-name="P3" draw:layer="layout" draw:type="line" svg:x1="6.5cm" svg:y1="7.548cm" svg:x2="5.125cm" svg:y2="7.79cm" draw:start-shape="id5" draw:start-glue-point="5" svg:d="M6500 7548l-1375 242" svg:viewBox="0 0 1376 243">
          <text:p/>
        </draw:connector>
        <draw:frame draw:style-name="gr17" draw:text-style-name="P6" xml:id="id22" draw:id="id22" draw:layer="layout" svg:width="4.9cm" svg:height="2.615cm" svg:x="15.9cm" svg:y="8.585cm">
          <draw:text-box>
            <text:p>Stop EasyLink Async operation</text:p>
            <text:p>Set current time in beacon</text:p>
            <text:p>Send the beacon packet</text:p>
            <text:p>Start RFBeaconClk</text:p>
            <text:p>Toggle activity led</text:p>
          </draw:text-box>
        </draw:frame>
        <draw:connector draw:style-name="gr16" draw:text-style-name="P3" draw:layer="layout" draw:type="line" svg:x1="15.302cm" svg:y1="10.296cm" svg:x2="15.9cm" svg:y2="9.892cm" draw:start-shape="id13" draw:start-glue-point="7" draw:end-shape="id22" draw:end-glue-point="3" svg:d="M15302 10296l598-404" svg:viewBox="0 0 599 405">
          <text:p/>
        </draw:connector>
        <draw:frame draw:style-name="gr15" draw:text-style-name="P6" xml:id="id23" draw:id="id23" draw:layer="layout" svg:width="4.359cm" svg:height="1.039cm" svg:x="15.941cm" svg:y="18.8cm">
          <draw:text-box>
            <text:p>Sleep until there is an accepted event</text:p>
          </draw:text-box>
        </draw:frame>
        <draw:connector draw:style-name="gr16" draw:text-style-name="P3" draw:layer="layout" draw:type="line" svg:x1="15.305cm" svg:y1="19.399cm" svg:x2="15.941cm" svg:y2="19.319cm" draw:start-shape="id19" draw:start-glue-point="7" draw:end-shape="id23" draw:end-glue-point="3" svg:d="M15305 19399l636-80" svg:viewBox="0 0 637 81">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solid" draw:fill-color="#ffffcc" draw:textarea-horizontal-align="justify" draw:textarea-vertical-align="middle" draw:auto-grow-height="false" fo:min-height="6.25cm" fo:min-width="7.4cm"/>
    </style:style>
    <style:style style:name="gr2" style:family="graphic" style:parent-style-name="standard">
      <style:graphic-properties draw:textarea-horizontal-align="justify" draw:textarea-vertical-align="middle" draw:auto-grow-height="false" fo:min-height="4.35cm" fo:min-width="0cm"/>
    </style:style>
    <style:style style:name="gr3" style:family="graphic" style:parent-style-name="standard">
      <style:graphic-properties draw:textarea-horizontal-align="justify" draw:textarea-vertical-align="middle" draw:auto-grow-height="false" fo:min-height="1.35cm" fo:min-width="2.3cm"/>
    </style:style>
    <style:style style:name="gr4" style:family="graphic" style:parent-style-name="standard">
      <style:graphic-properties draw:textarea-horizontal-align="justify" draw:textarea-vertical-align="middle" draw:auto-grow-height="false" fo:min-height="1.75cm" fo:min-width="2.3cm"/>
    </style:style>
    <style:style style:name="gr5" style:family="graphic" style:parent-style-name="standard">
      <style:graphic-properties draw:textarea-horizontal-align="justify" draw:textarea-vertical-align="middle" draw:auto-grow-height="false" fo:min-height="1.15cm" fo:min-width="2.3cm"/>
    </style:style>
    <style:style style:name="gr6" style:family="graphic" style:parent-style-name="objectwithoutfill">
      <style:graphic-properties draw:marker-end="Short_20_line_20_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89cm" fo:min-width="1.115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295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9cm" svg:height="6.5cm" svg:x="0.9cm" svg:y="1.4cm">
          <text:p/>
          <draw:enhanced-geometry svg:viewBox="0 0 21600 21600" draw:type="rectangle" draw:enhanced-path="M 0 0 L 21600 0 21600 21600 0 21600 0 0 Z N"/>
        </draw:custom-shape>
        <draw:custom-shape draw:style-name="gr2" draw:text-style-name="P2" draw:layer="layout" svg:width="0.3cm" svg:height="4.6cm" svg:x="1.7cm" svg:y="2.4cm">
          <text:p/>
          <draw:enhanced-geometry svg:viewBox="0 0 21600 21600" draw:type="rectangle" draw:enhanced-path="M 0 0 L 21600 0 21600 21600 0 21600 0 0 Z N"/>
        </draw:custom-shape>
        <draw:custom-shape draw:style-name="gr2" draw:text-style-name="P2" xml:id="id3" draw:id="id3" draw:layer="layout" svg:width="0.3cm" svg:height="4.6cm" svg:x="3.1cm" svg:y="2.4cm">
          <text:p/>
          <draw:enhanced-geometry svg:viewBox="0 0 21600 21600" draw:type="rectangle" draw:enhanced-path="M 0 0 L 21600 0 21600 21600 0 21600 0 0 Z N"/>
        </draw:custom-shape>
        <draw:custom-shape draw:style-name="gr3" draw:text-style-name="P2" xml:id="id2" draw:id="id2" draw:layer="layout" svg:width="2.8cm" svg:height="1.6cm" svg:x="5.2cm" svg:y="5.3cm">
          <text:p text:style-name="P2">Microcontroller</text:p>
          <text:p text:style-name="P2">(MSP430 or</text:p>
          <text:p text:style-name="P2">Other)</text:p>
          <draw:enhanced-geometry svg:viewBox="0 0 21600 21600" draw:type="rectangle" draw:enhanced-path="M 0 0 L 21600 0 21600 21600 0 21600 0 0 Z N"/>
        </draw:custom-shape>
        <draw:custom-shape draw:style-name="gr4" draw:text-style-name="P2" xml:id="id1" draw:id="id1" draw:layer="layout" svg:width="2.8cm" svg:height="2cm" svg:x="5.2cm" svg:y="2.4cm">
          <text:p text:style-name="P2">Environmental</text:p>
          <text:p text:style-name="P2">Sensors</text:p>
          <text:p text:style-name="P2">(Temperature,</text:p>
          <text:p text:style-name="P2">Humidity, etc)</text:p>
          <draw:enhanced-geometry svg:viewBox="0 0 21600 21600" draw:type="rectangle" draw:enhanced-path="M 0 0 L 21600 0 21600 21600 0 21600 0 0 Z N"/>
        </draw:custom-shape>
        <draw:custom-shape draw:style-name="gr5" draw:text-style-name="P2" xml:id="id4" draw:id="id4" draw:layer="layout" svg:width="2.8cm" svg:height="1.4cm" svg:x="11.3cm" svg:y="4.1cm">
          <text:p text:style-name="P2">CC1310</text:p>
          <text:p text:style-name="P2">ARM</text:p>
          <text:p text:style-name="P2">Microcontroller</text:p>
          <draw:enhanced-geometry svg:viewBox="0 0 21600 21600" draw:type="rectangle" draw:enhanced-path="M 0 0 L 21600 0 21600 21600 0 21600 0 0 Z N"/>
        </draw:custom-shape>
        <draw:line draw:style-name="gr6" draw:text-style-name="P3" draw:layer="layout" svg:x1="2cm" svg:y1="2.7cm" svg:x2="3.1cm" svg:y2="2.7cm">
          <text:p/>
        </draw:line>
        <draw:line draw:style-name="gr6" draw:text-style-name="P3" draw:layer="layout" svg:x1="2cm" svg:y1="3.2cm" svg:x2="3.1cm" svg:y2="3.2cm">
          <text:p/>
        </draw:line>
        <draw:line draw:style-name="gr6" draw:text-style-name="P3" draw:layer="layout" svg:x1="2cm" svg:y1="3.7cm" svg:x2="3.1cm" svg:y2="3.7cm">
          <text:p/>
        </draw:line>
        <draw:line draw:style-name="gr6" draw:text-style-name="P3" draw:layer="layout" svg:x1="2cm" svg:y1="4.2cm" svg:x2="3.1cm" svg:y2="4.2cm">
          <text:p/>
        </draw:line>
        <draw:line draw:style-name="gr6" draw:text-style-name="P3" draw:layer="layout" svg:x1="2cm" svg:y1="4.7cm" svg:x2="3.1cm" svg:y2="4.7cm">
          <text:p/>
        </draw:line>
        <draw:line draw:style-name="gr6" draw:text-style-name="P3" draw:layer="layout" svg:x1="2cm" svg:y1="5.2cm" svg:x2="3.1cm" svg:y2="5.2cm">
          <text:p/>
        </draw:line>
        <draw:line draw:style-name="gr6" draw:text-style-name="P3" draw:layer="layout" svg:x1="2cm" svg:y1="5.7cm" svg:x2="3.1cm" svg:y2="5.7cm">
          <text:p/>
        </draw:line>
        <draw:line draw:style-name="gr6" draw:text-style-name="P3" draw:layer="layout" svg:x1="2cm" svg:y1="6.2cm" svg:x2="3.1cm" svg:y2="6.2cm">
          <text:p/>
        </draw:line>
        <draw:line draw:style-name="gr6" draw:text-style-name="P3" draw:layer="layout" svg:x1="2cm" svg:y1="6.7cm" svg:x2="3.1cm" svg:y2="6.7cm">
          <text:p/>
        </draw:line>
        <draw:frame draw:style-name="gr7" draw:text-style-name="P4" draw:layer="layout" svg:width="1.615cm" svg:height="1.039cm" svg:x="1.7cm" svg:y="1.4cm">
          <draw:text-box>
            <text:p>Optical</text:p>
            <text:p text:style-name="P2">Sensor</text:p>
          </draw:text-box>
        </draw:frame>
        <draw:connector draw:style-name="gr8" draw:text-style-name="P2" draw:layer="layout" svg:x1="6.6cm" svg:y1="4.4cm" svg:x2="6.6cm" svg:y2="5.3cm" draw:start-shape="id1" draw:start-glue-point="2" draw:end-shape="id2" draw:end-glue-point="0" svg:d="M6600 4400v900" svg:viewBox="0 0 1 901">
          <text:p/>
        </draw:connector>
        <draw:connector draw:style-name="gr8" draw:text-style-name="P2" draw:layer="layout" svg:x1="3.4cm" svg:y1="4.7cm" svg:x2="5.2cm" svg:y2="6.1cm" draw:start-shape="id3" draw:start-glue-point="1" draw:end-shape="id2" draw:end-glue-point="3" svg:d="M3400 4700h900v1400h900" svg:viewBox="0 0 1801 1401">
          <text:p/>
        </draw:connector>
        <draw:connector draw:style-name="gr8" draw:text-style-name="P2" draw:layer="layout" svg:x1="8cm" svg:y1="6.1cm" svg:x2="11.3cm" svg:y2="4.8cm" draw:start-shape="id2" draw:start-glue-point="1" draw:end-shape="id4" draw:end-glue-point="3" svg:d="M8000 6100h1650v-1300h1650" svg:viewBox="0 0 3301 1301">
          <text:p/>
        </draw:connector>
        <draw:frame draw:style-name="gr9" draw:text-style-name="P4" draw:layer="layout" svg:width="1.455cm" svg:height="0.645cm" svg:x="9.445cm" svg:y="4.255cm">
          <draw:text-box>
            <text:p>UART</text:p>
          </draw:text-box>
        </draw:frame>
        <draw:line draw:style-name="gr10" draw:text-style-name="P3" xml:id="id5" draw:id="id5" draw:layer="layout" svg:x1="15.4cm" svg:y1="4.8cm" svg:x2="15.4cm" svg:y2="2.7cm">
          <text:p/>
        </draw:line>
        <draw:line draw:style-name="gr10" draw:text-style-name="P3" draw:layer="layout" svg:x1="15.4cm" svg:y1="3.1cm" svg:x2="15.6cm" svg:y2="2.7cm">
          <text:p/>
        </draw:line>
        <draw:line draw:style-name="gr10" draw:text-style-name="P3" draw:layer="layout" svg:x1="15.4cm" svg:y1="3.1cm" svg:x2="15.2cm" svg:y2="2.7cm">
          <text:p/>
        </draw:line>
        <draw:connector draw:style-name="gr8" draw:text-style-name="P2" draw:layer="layout" svg:x1="14.1cm" svg:y1="4.8cm" svg:x2="15.4cm" svg:y2="4.8cm" draw:start-shape="id4" draw:start-glue-point="1" draw:end-shape="id5" draw:end-glue-point="2" svg:d="M14100 4800h1300" svg:viewBox="0 0 1301 1">
          <text:p/>
        </draw:connector>
        <draw:circle draw:style-name="gr8" draw:text-style-name="P2" draw:layer="layout" svg:width="0.5cm" svg:height="0.5cm" svg:x="15.344cm" svg:y="2.456cm" draw:kind="arc" draw:start-angle="0.67" draw:end-angle="89.83">
          <text:p/>
        </draw:circle>
        <draw:ellipse draw:style-name="gr8" draw:text-style-name="P2" draw:layer="layout" svg:width="0.7cm" svg:height="0.623cm" svg:x="15.3cm" svg:y="2.3cm" draw:kind="arc" draw:start-angle="2.17" draw:end-angle="90.47">
          <text:p/>
        </draw:ellipse>
        <draw:circle draw:style-name="gr8" draw:text-style-name="P2" draw:layer="layout" svg:width="0.9cm" svg:height="0.9cm" svg:x="15.272cm" svg:y="2.128cm" draw:kind="arc" draw:start-angle="0.29" draw:end-angle="90.7">
          <text:p/>
        </draw:circle>
        <draw:circle draw:style-name="gr8" draw:text-style-name="P2" draw:layer="layout" svg:width="0.3cm" svg:height="0.3cm" svg:x="15.4cm" svg:y="2.6cm" draw:kind="arc" draw:start-angle="0.07" draw:end-angle="90.36">
          <text:p/>
        </draw:circle>
        <draw:frame draw:style-name="gr11" draw:text-style-name="P4" draw:layer="layout" svg:width="3.249cm" svg:height="0.645cm" svg:x="3.2cm" svg:y="7.3cm">
          <draw:text-box>
            <text:p>Pitfall Trap Sense</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44cm" fo:min-width="1.601cm"/>
    </style:style>
    <style:style style:name="gr2" style:family="graphic" style:parent-style-name="standard">
      <style:graphic-properties draw:textarea-horizontal-align="justify" draw:textarea-vertical-align="middle" draw:auto-grow-height="false" fo:min-height="0.55cm" fo:min-width="2.186cm"/>
    </style:style>
    <style:style style:name="gr3" style:family="graphic" style:parent-style-name="standard">
      <style:graphic-properties draw:textarea-horizontal-align="justify" draw:textarea-vertical-align="middle" draw:auto-grow-height="false" fo:min-height="0.75cm" fo:min-width="0.75cm"/>
    </style:style>
    <style:style style:name="gr4" style:family="graphic" style:parent-style-name="standard">
      <style:graphic-properties draw:textarea-horizontal-align="justify" draw:textarea-vertical-align="middle" draw:auto-grow-height="false" fo:min-height="0.749cm" fo:min-width="2.187cm"/>
    </style:style>
    <style:style style:name="gr5" style:family="graphic" style:parent-style-name="standard">
      <style:graphic-properties draw:textarea-horizontal-align="justify" draw:textarea-vertical-align="middle" draw:auto-grow-height="false" fo:min-height="0.55cm" fo:min-width="2.4cm"/>
    </style:style>
    <style:style style:name="gr6" style:family="graphic" style:parent-style-name="objectwithoutfill">
      <style:graphic-properties draw:marker-end="Symmetric_20_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0.569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451cm"/>
    </style:style>
    <style:style style:name="gr10" style:family="graphic" style:parent-style-name="standard">
      <style:graphic-properties draw:textarea-horizontal-align="justify" draw:textarea-vertical-align="middle" draw:auto-grow-height="false" fo:min-height="0.747cm" fo:min-width="2.4cm"/>
    </style:style>
    <style:style style:name="gr11" style:family="graphic" style:parent-style-name="standard">
      <style:graphic-properties draw:textarea-horizontal-align="justify" draw:textarea-vertical-align="middle" draw:auto-grow-height="false" fo:min-height="0.349cm" fo:min-width="2.2cm"/>
    </style:style>
    <style:style style:name="gr12" style:family="graphic" style:parent-style-name="standard">
      <style:graphic-properties draw:stroke="none" svg:stroke-color="#000000" draw:fill="none" draw:fill-color="#ffffff" draw:textarea-horizontal-align="left" draw:auto-grow-height="true" draw:auto-grow-width="false" fo:min-height="0.39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183cm" fo:min-width="1.31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0.595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6" style:family="graphic" style:parent-style-name="standard">
      <style:graphic-properties draw:textarea-horizontal-align="justify" draw:textarea-vertical-align="middle" draw:auto-grow-height="false" fo:min-height="0.749cm" fo:min-width="2.2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0.997cm"/>
    </style:style>
    <style:style style:name="gr18" style:family="graphic" style:parent-style-name="standard">
      <style:graphic-properties draw:stroke="none" svg:stroke-color="#000000" draw:fill="none" draw:fill-color="#ffffff" draw:textarea-horizontal-align="left" draw:auto-grow-height="true" draw:auto-grow-width="true" fo:min-height="0.789cm" fo:min-width="0.997cm"/>
    </style:style>
    <style:style style:name="gr19" style:family="graphic" style:parent-style-name="standard">
      <style:graphic-properties draw:textarea-horizontal-align="justify" draw:textarea-vertical-align="middle" draw:auto-grow-height="false" fo:min-height="1.05cm" fo:min-width="2.2cm"/>
    </style:style>
    <style:style style:name="gr20" style:family="graphic" style:parent-style-name="standard">
      <style:graphic-properties draw:textarea-horizontal-align="justify" draw:textarea-vertical-align="middle" draw:auto-grow-height="false" fo:min-height="0.848cm" fo:min-width="2.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5" draw:id="id5" draw:layer="layout" svg:width="2.1cm" svg:height="1cm" svg:x="4.5cm" svg:y="1cm">
          <text:p text:style-name="P1">From Main</text:p>
          <text:p text:style-name="P1">Task Fx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xml:id="id1" draw:id="id1" draw:layer="layout" svg:width="2.686cm" svg:height="0.8cm" svg:x="4.2cm" svg:y="4.1cm">
          <text:p text:style-name="P1">Wait For Event</text:p>
          <draw:enhanced-geometry svg:viewBox="0 0 21600 21600" draw:glue-points="10800 0 0 10800 10800 21600 21600 10800" draw:type="flowchart-process" draw:enhanced-path="M 0 0 L 21600 0 21600 21600 0 21600 0 0 Z N"/>
        </draw:custom-shape>
        <draw:custom-shape draw:style-name="gr3" draw:text-style-name="P1" xml:id="id3" draw:id="id3" draw:layer="layout" svg:width="2.5cm" svg:height="2cm" svg:x="4.3cm" svg:y="7.4cm">
          <text:p text:style-name="P1">GSM</text:p>
          <text:p text:style-name="P1">COMMOK</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1" xml:id="id2" draw:id="id2" draw:layer="layout" svg:width="2.687cm" svg:height="0.999cm" svg:x="4.2cm" svg:y="5.601cm">
          <text:p text:style-name="P1">Reset GSM</text:p>
          <text:p text:style-name="P1">interval</text:p>
          <draw:enhanced-geometry svg:viewBox="0 0 21600 21600" draw:glue-points="10800 0 0 10800 10800 21600 21600 10800" draw:type="flowchart-process" draw:enhanced-path="M 0 0 L 21600 0 21600 21600 0 21600 0 0 Z N"/>
        </draw:custom-shape>
        <draw:custom-shape draw:style-name="gr5" draw:text-style-name="P1" xml:id="id4" draw:id="id4" draw:layer="layout" svg:width="2.9cm" svg:height="0.8cm" svg:x="4.1cm" svg:y="10.101cm">
          <text:p text:style-name="P1">Set GSM Interval</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5.543cm" svg:y1="4.9cm" svg:x2="5.544cm" svg:y2="5.601cm" draw:start-shape="id1" draw:start-glue-point="6" draw:end-shape="id2" draw:end-glue-point="4" svg:d="M5543 4900v351h1v350" svg:viewBox="0 0 2 702">
          <text:p/>
        </draw:connector>
        <draw:connector draw:style-name="gr6" draw:text-style-name="P2" draw:layer="layout" svg:x1="5.544cm" svg:y1="6.6cm" svg:x2="5.55cm" svg:y2="7.4cm" draw:start-shape="id2" draw:start-glue-point="6" draw:end-shape="id3" draw:end-glue-point="4" svg:d="M5544 6600v400h6v400" svg:viewBox="0 0 7 801">
          <text:p/>
        </draw:connector>
        <draw:connector draw:style-name="gr6" draw:text-style-name="P2" draw:layer="layout" svg:x1="5.55cm" svg:y1="9.4cm" svg:x2="5.55cm" svg:y2="10.101cm" draw:start-shape="id3" draw:start-glue-point="6" draw:end-shape="id4" draw:end-glue-point="4" svg:d="M5550 9400v701" svg:viewBox="0 0 1 702">
          <text:p/>
        </draw:connector>
        <draw:connector draw:style-name="gr6" draw:text-style-name="P2" draw:layer="layout" svg:x1="5.55cm" svg:y1="2cm" svg:x2="5.554cm" svg:y2="2.803cm" draw:start-shape="id5" draw:start-glue-point="6" draw:end-shape="id6" draw:end-glue-point="4" svg:d="M5550 2000v402h4v401" svg:viewBox="0 0 5 804">
          <text:p/>
        </draw:connector>
        <draw:custom-shape draw:style-name="gr7" draw:text-style-name="P1" xml:id="id7" draw:id="id7" draw:layer="layout" svg:width="0.3cm" svg:height="0.3cm" svg:x="5.4cm" svg:y="11.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5.55cm" svg:y1="10.901cm" svg:x2="5.55cm" svg:y2="11.7cm" draw:start-shape="id4" draw:start-glue-point="6" draw:end-shape="id7" draw:end-glue-point="4" svg:d="M5550 10901v799" svg:viewBox="0 0 1 800">
          <text:p/>
        </draw:connector>
        <draw:connector draw:style-name="gr6" draw:text-style-name="P2" draw:layer="layout" svg:x1="4.3cm" svg:y1="8.4cm" svg:x2="5.4cm" svg:y2="11.85cm" draw:start-shape="id3" draw:start-glue-point="5" draw:end-shape="id7" draw:end-glue-point="6" svg:d="M4300 8400h-501v3450h1601" svg:viewBox="0 0 1602 3451">
          <text:p/>
        </draw:connector>
        <draw:frame draw:style-name="gr8" draw:text-style-name="P3" draw:layer="layout" svg:width="1.069cm" svg:height="0.645cm" svg:x="5.4cm" svg:y="9.2cm">
          <draw:text-box>
            <text:p>Yes</text:p>
          </draw:text-box>
        </draw:frame>
        <draw:frame draw:style-name="gr9" draw:text-style-name="P3" draw:layer="layout" svg:width="0.951cm" svg:height="0.645cm" svg:x="3.601cm" svg:y="7.801cm">
          <draw:text-box>
            <text:p>No</text:p>
          </draw:text-box>
        </draw:frame>
        <draw:custom-shape draw:style-name="gr3" draw:text-style-name="P1" xml:id="id8" draw:id="id8" draw:layer="layout" svg:width="2.5cm" svg:height="2cm" svg:x="4.302cm" svg:y="12.801cm">
          <text:p text:style-name="P1">GSM</text:p>
          <text:p text:style-name="P1">ERROR</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1" xml:id="id9" draw:id="id9" draw:layer="layout" svg:width="2.9cm" svg:height="0.8cm" svg:x="4.102cm" svg:y="15.502cm">
          <text:p text:style-name="P1">Set GSM Interval</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5.552cm" svg:y1="14.801cm" svg:x2="5.552cm" svg:y2="15.502cm" draw:start-shape="id8" draw:start-glue-point="6" draw:end-shape="id9" draw:end-glue-point="4" svg:d="M5552 14801v701" svg:viewBox="0 0 1 702">
          <text:p/>
        </draw:connector>
        <draw:custom-shape draw:style-name="gr7" draw:text-style-name="P1" xml:id="id11" draw:id="id11" draw:layer="layout" svg:width="0.3cm" svg:height="0.3cm" svg:x="5.402cm" svg:y="18.5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5.553cm" svg:y1="17.9cm" svg:x2="5.552cm" svg:y2="18.501cm" draw:start-shape="id10" draw:start-glue-point="6" draw:end-shape="id11" draw:end-glue-point="4" svg:d="M5553 17900v301h-1v300" svg:viewBox="0 0 2 602">
          <text:p/>
        </draw:connector>
        <draw:connector draw:style-name="gr6" draw:text-style-name="P2" draw:layer="layout" svg:x1="4.302cm" svg:y1="13.801cm" svg:x2="5.402cm" svg:y2="18.651cm" draw:start-shape="id8" draw:start-glue-point="5" draw:end-shape="id11" draw:end-glue-point="6" svg:d="M4302 13801h-501v4850h1601" svg:viewBox="0 0 1602 4851">
          <text:p/>
        </draw:connector>
        <draw:frame draw:style-name="gr8" draw:text-style-name="P3" draw:layer="layout" svg:width="1.069cm" svg:height="0.645cm" svg:x="5.402cm" svg:y="14.601cm">
          <draw:text-box>
            <text:p>Yes</text:p>
          </draw:text-box>
        </draw:frame>
        <draw:frame draw:style-name="gr9" draw:text-style-name="P3" draw:layer="layout" svg:width="0.951cm" svg:height="0.645cm" svg:x="3.603cm" svg:y="13.202cm">
          <draw:text-box>
            <text:p>No</text:p>
          </draw:text-box>
        </draw:frame>
        <draw:connector draw:style-name="gr6" draw:text-style-name="P2" draw:layer="layout" svg:x1="5.55cm" svg:y1="12cm" svg:x2="5.552cm" svg:y2="12.801cm" draw:start-shape="id7" draw:start-glue-point="8" draw:end-shape="id8" draw:end-glue-point="4" svg:d="M5550 12000v401h2v400" svg:viewBox="0 0 3 802">
          <text:p/>
        </draw:connector>
        <draw:custom-shape draw:style-name="gr10" draw:text-style-name="P1" xml:id="id10" draw:id="id10" draw:layer="layout" svg:width="2.9cm" svg:height="0.997cm" svg:x="4.103cm" svg:y="16.903cm">
          <text:p text:style-name="P1">Truncate up to</text:p>
          <text:p text:style-name="P1">UpdateTime</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5.552cm" svg:y1="16.302cm" svg:x2="5.553cm" svg:y2="16.903cm" draw:start-shape="id9" draw:start-glue-point="6" draw:end-shape="id10" draw:end-glue-point="4" svg:d="M5552 16302v301h1v300" svg:viewBox="0 0 2 602">
          <text:p/>
        </draw:connector>
        <draw:custom-shape draw:style-name="gr3" draw:text-style-name="P1" xml:id="id12" draw:id="id12" draw:layer="layout" svg:width="2.5cm" svg:height="2cm" svg:x="9.303cm" svg:y="1.902cm">
          <text:p text:style-name="P1">RF</text:p>
          <text:p text:style-name="P1">NEWDATA</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1" xml:id="id13" draw:id="id13" draw:layer="layout" svg:width="2.5cm" svg:height="2cm" svg:x="9.304cm" svg:y="4.603cm">
          <text:p text:style-name="P1">Packet</text:p>
          <text:p text:style-name="P1">Queue</text:p>
          <text:p text:style-name="P1">Empty?</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1" xml:id="id14" draw:id="id14" draw:layer="layout" svg:width="2.687cm" svg:height="0.999cm" svg:x="9.2cm" svg:y="7.301cm">
          <text:p text:style-name="P1">Get the first</text:p>
          <text:p text:style-name="P1">available packet</text:p>
          <draw:enhanced-geometry svg:viewBox="0 0 21600 21600" draw:glue-points="10800 0 0 10800 10800 21600 21600 10800" draw:type="flowchart-process" draw:enhanced-path="M 0 0 L 21600 0 21600 21600 0 21600 0 0 Z N"/>
        </draw:custom-shape>
        <draw:custom-shape draw:style-name="gr11" draw:text-style-name="P1" xml:id="id15" draw:id="id15" draw:layer="layout" svg:width="2.7cm" svg:height="0.599cm" svg:x="9.2cm" svg:y="9.101cm">
          <text:p text:style-name="P1">Calculate CRC</text:p>
          <draw:enhanced-geometry svg:viewBox="0 0 21600 21600" draw:glue-points="10800 0 0 10800 10800 21600 21600 10800" draw:type="flowchart-process" draw:enhanced-path="M 0 0 L 21600 0 21600 21600 0 21600 0 0 Z N"/>
        </draw:custom-shape>
        <draw:custom-shape draw:style-name="gr4" draw:text-style-name="P1" xml:id="id16" draw:id="id16" draw:layer="layout" svg:width="2.687cm" svg:height="0.999cm" svg:x="9.2cm" svg:y="10.501cm">
          <text:p text:style-name="P1">Check source</text:p>
          <text:p text:style-name="P1">address</text:p>
          <draw:enhanced-geometry svg:viewBox="0 0 21600 21600" draw:glue-points="10800 0 0 10800 10800 21600 21600 10800" draw:type="flowchart-process" draw:enhanced-path="M 0 0 L 21600 0 21600 21600 0 21600 0 0 Z N"/>
        </draw:custom-shape>
        <draw:connector draw:style-name="gr6" draw:text-style-name="P2" draw:layer="layout" draw:line-skew="0cm -0.401cm" svg:x1="5.702cm" svg:y1="18.651cm" svg:x2="10.553cm" svg:y2="1.902cm" draw:start-shape="id11" draw:start-glue-point="10" draw:end-shape="id12" draw:end-glue-point="4" svg:d="M5702 18651h1801v-17651h3050v902" svg:viewBox="0 0 4852 17652">
          <text:p/>
        </draw:connector>
        <draw:connector draw:style-name="gr6" draw:text-style-name="P2" draw:layer="layout" svg:x1="10.553cm" svg:y1="3.902cm" svg:x2="10.554cm" svg:y2="4.603cm" draw:start-shape="id12" draw:start-glue-point="6" draw:end-shape="id13" draw:end-glue-point="4" svg:d="M10553 3902v351h1v350" svg:viewBox="0 0 2 702">
          <text:p/>
        </draw:connector>
        <draw:connector draw:style-name="gr6" draw:text-style-name="P2" draw:layer="layout" svg:x1="10.554cm" svg:y1="6.603cm" svg:x2="10.544cm" svg:y2="7.301cm" draw:start-shape="id13" draw:start-glue-point="6" draw:end-shape="id14" draw:end-glue-point="4" svg:d="M10554 6603v349h-10v349" svg:viewBox="0 0 11 699">
          <text:p/>
        </draw:connector>
        <draw:connector draw:style-name="gr6" draw:text-style-name="P2" draw:layer="layout" svg:x1="10.544cm" svg:y1="8.3cm" svg:x2="10.55cm" svg:y2="9.101cm" draw:start-shape="id14" draw:start-glue-point="6" draw:end-shape="id15" draw:end-glue-point="4" svg:d="M10544 8300v400h6v401" svg:viewBox="0 0 7 802">
          <text:p/>
        </draw:connector>
        <draw:connector draw:style-name="gr6" draw:text-style-name="P2" draw:layer="layout" svg:x1="10.55cm" svg:y1="9.7cm" svg:x2="10.544cm" svg:y2="10.501cm" draw:start-shape="id15" draw:start-glue-point="6" draw:end-shape="id16" draw:end-glue-point="4" svg:d="M10550 9700v400h-6v401" svg:viewBox="0 0 7 802">
          <text:p/>
        </draw:connector>
        <draw:frame draw:style-name="gr8" draw:text-style-name="P3" draw:layer="layout" svg:width="1.069cm" svg:height="0.645cm" svg:x="10.401cm" svg:y="3.701cm">
          <draw:text-box>
            <text:p>Yes</text:p>
          </draw:text-box>
        </draw:frame>
        <draw:frame draw:style-name="gr8" draw:text-style-name="P3" draw:layer="layout" svg:width="1.069cm" svg:height="0.645cm" svg:x="11.602cm" svg:y="5.002cm">
          <draw:text-box>
            <text:p>Yes</text:p>
          </draw:text-box>
        </draw:frame>
        <draw:frame draw:style-name="gr12" draw:text-style-name="P3" draw:layer="layout" svg:width="0.951cm" svg:height="0.647cm" svg:x="11.602cm" svg:y="2.3cm">
          <draw:text-box>
            <text:p>No</text:p>
          </draw:text-box>
        </draw:frame>
        <draw:frame draw:style-name="gr9" draw:text-style-name="P3" draw:layer="layout" svg:width="0.951cm" svg:height="0.645cm" svg:x="10.403cm" svg:y="6.403cm">
          <draw:text-box>
            <text:p>No</text:p>
          </draw:text-box>
        </draw:frame>
        <draw:custom-shape draw:style-name="gr3" draw:text-style-name="P1" xml:id="id17" draw:id="id17" draw:layer="layout" svg:width="2.5cm" svg:height="2cm" svg:x="9.305cm" svg:y="12.804cm">
          <text:p text:style-name="P1">Packet</text:p>
          <text:p text:style-name="P1">typ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2" draw:layer="layout" svg:x1="10.544cm" svg:y1="11.5cm" svg:x2="10.555cm" svg:y2="12.804cm" draw:start-shape="id16" draw:start-glue-point="6" draw:end-shape="id17" draw:end-glue-point="4" svg:d="M10544 11500v652h11v652" svg:viewBox="0 0 12 1305">
          <text:p/>
        </draw:connector>
        <draw:frame draw:style-name="gr13" draw:text-style-name="P3" draw:layer="layout" svg:width="1.81cm" svg:height="1.433cm" svg:x="10.403cm" svg:y="14.703cm">
          <draw:text-box>
            <text:p>Register</text:p>
            <text:p>Data</text:p>
            <text:p>GetInfo</text:p>
          </draw:text-box>
        </draw:frame>
        <draw:frame draw:style-name="gr14" draw:text-style-name="P3" draw:layer="layout" svg:width="1.095cm" svg:height="0.645cm" svg:x="11.603cm" svg:y="13.203cm">
          <draw:text-box>
            <text:p>Ack</text:p>
          </draw:text-box>
        </draw:frame>
        <draw:frame draw:style-name="gr15" draw:text-style-name="P3" draw:layer="layout" svg:width="1.383cm" svg:height="0.645cm" svg:x="8.203cm" svg:y="13.203cm">
          <draw:text-box>
            <text:p>Other</text:p>
          </draw:text-box>
        </draw:frame>
        <draw:custom-shape draw:style-name="gr11" draw:text-style-name="P1" xml:id="id18" draw:id="id18" draw:layer="layout" svg:width="2.7cm" svg:height="0.599cm" svg:x="9.201cm" svg:y="16.201cm">
          <text:p text:style-name="P1">Parse packet</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0.555cm" svg:y1="14.804cm" svg:x2="10.551cm" svg:y2="16.201cm" draw:start-shape="id17" draw:start-glue-point="6" draw:end-shape="id18" draw:end-glue-point="4" svg:d="M10555 14804v699h-4v698" svg:viewBox="0 0 5 1398">
          <text:p/>
        </draw:connector>
        <draw:custom-shape draw:style-name="gr3" draw:text-style-name="P1" xml:id="id19" draw:id="id19" draw:layer="layout" svg:width="2.5cm" svg:height="2cm" svg:x="14.106cm" svg:y="15.105cm">
          <text:p text:style-name="P1">Ack in</text:p>
          <text:p text:style-name="P1">AckQueue</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6" draw:text-style-name="P1" xml:id="id20" draw:id="id20" draw:layer="layout" svg:width="2.7cm" svg:height="0.999cm" svg:x="14.002cm" svg:y="17.901cm">
          <text:p text:style-name="P1">Mark packet</text:p>
          <text:p text:style-name="P1">As Used</text:p>
          <draw:enhanced-geometry svg:viewBox="0 0 21600 21600" draw:glue-points="10800 0 0 10800 10800 21600 21600 10800" draw:type="flowchart-process" draw:enhanced-path="M 0 0 L 21600 0 21600 21600 0 21600 0 0 Z N"/>
        </draw:custom-shape>
        <draw:custom-shape draw:style-name="gr16" draw:text-style-name="P1" xml:id="id21" draw:id="id21" draw:layer="layout" svg:width="2.7cm" svg:height="0.999cm" svg:x="14.003cm" svg:y="19.701cm">
          <text:p text:style-name="P1">Remove Expired</text:p>
          <text:p text:style-name="P1">Acks</text:p>
          <draw:enhanced-geometry svg:viewBox="0 0 21600 21600" draw:glue-points="10800 0 0 10800 10800 21600 21600 10800" draw:type="flowchart-process" draw:enhanced-path="M 0 0 L 21600 0 21600 21600 0 21600 0 0 Z N"/>
        </draw:custom-shape>
        <draw:custom-shape draw:style-name="gr3" draw:text-style-name="P1" xml:id="id22" draw:id="id22" draw:layer="layout" svg:width="2.5cm" svg:height="2cm" svg:x="14.107cm" svg:y="21.406cm">
          <text:p text:style-name="P1">Pending</text:p>
          <text:p text:style-name="P1">Ack in Queue</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7" draw:text-style-name="P3" draw:layer="layout" svg:width="1.497cm" svg:height="0.645cm" svg:x="15.204cm" svg:y="17.004cm">
          <draw:text-box>
            <text:p>Found</text:p>
          </draw:text-box>
        </draw:frame>
        <draw:frame draw:style-name="gr18" draw:text-style-name="P3" draw:layer="layout" svg:width="1.497cm" svg:height="1.039cm" svg:x="12.903cm" svg:y="15.161cm">
          <draw:text-box>
            <text:p>Not</text:p>
            <text:p>Found</text:p>
          </draw:text-box>
        </draw:frame>
        <draw:connector draw:style-name="gr6" draw:text-style-name="P2" draw:layer="layout" svg:x1="11.805cm" svg:y1="13.804cm" svg:x2="15.356cm" svg:y2="15.105cm" draw:start-shape="id17" draw:start-glue-point="7" draw:end-shape="id19" draw:end-glue-point="4" svg:d="M11805 13804h3551v1301" svg:viewBox="0 0 3552 1302">
          <text:p/>
        </draw:connector>
        <draw:connector draw:style-name="gr6" draw:text-style-name="P2" draw:layer="layout" svg:x1="15.352cm" svg:y1="18.9cm" svg:x2="15.353cm" svg:y2="19.701cm" draw:start-shape="id20" draw:start-glue-point="6" draw:end-shape="id21" draw:end-glue-point="4" svg:d="M15352 18900v400h1v401" svg:viewBox="0 0 2 802">
          <text:p/>
        </draw:connector>
        <draw:connector draw:style-name="gr6" draw:text-style-name="P2" draw:layer="layout" svg:x1="15.353cm" svg:y1="20.7cm" svg:x2="15.357cm" svg:y2="21.406cm" draw:start-shape="id21" draw:start-glue-point="6" draw:end-shape="id22" draw:end-glue-point="4" svg:d="M15353 20700v353h4v353" svg:viewBox="0 0 5 707">
          <text:p/>
        </draw:connector>
        <draw:connector draw:style-name="gr6" draw:text-style-name="P2" draw:layer="layout" svg:x1="15.356cm" svg:y1="17.105cm" svg:x2="15.352cm" svg:y2="17.901cm" draw:start-shape="id19" draw:start-glue-point="6" draw:end-shape="id20" draw:end-glue-point="4" svg:d="M15356 17105v398h-4v398" svg:viewBox="0 0 5 797">
          <text:p/>
        </draw:connector>
        <draw:frame draw:style-name="gr8" draw:text-style-name="P3" draw:layer="layout" svg:width="1.069cm" svg:height="0.645cm" svg:x="15.202cm" svg:y="23.201cm">
          <draw:text-box>
            <text:p>Yes</text:p>
          </draw:text-box>
        </draw:frame>
        <draw:frame draw:style-name="gr9" draw:text-style-name="P3" draw:layer="layout" svg:width="0.951cm" svg:height="0.645cm" svg:x="13.403cm" svg:y="21.802cm">
          <draw:text-box>
            <text:p>No</text:p>
          </draw:text-box>
        </draw:frame>
        <draw:custom-shape draw:style-name="gr16" draw:text-style-name="P1" xml:id="id23" draw:id="id23" draw:layer="layout" svg:width="2.7cm" svg:height="0.999cm" svg:x="14.004cm" svg:y="24.101cm">
          <text:p text:style-name="P1">Reschedule</text:p>
          <text:p text:style-name="P1">RFTimeout clock</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5.357cm" svg:y1="23.406cm" svg:x2="15.354cm" svg:y2="24.101cm" draw:start-shape="id22" draw:start-glue-point="6" draw:end-shape="id23" draw:end-glue-point="4" svg:d="M15357 23406v348h-3v347" svg:viewBox="0 0 4 696">
          <text:p/>
        </draw:connector>
        <draw:custom-shape draw:style-name="gr16" draw:text-style-name="P1" xml:id="id24" draw:id="id24" draw:layer="layout" svg:width="2.7cm" svg:height="0.999cm" svg:x="9.205cm" svg:y="24.101cm">
          <text:p text:style-name="P1">Flag ‘Ack Not</text:p>
          <text:p text:style-name="P1">Expected’</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4.107cm" svg:y1="22.406cm" svg:x2="10.555cm" svg:y2="24.101cm" draw:start-shape="id22" draw:start-glue-point="5" draw:end-shape="id24" draw:end-glue-point="4" svg:d="M14107 22406h-3552v1695" svg:viewBox="0 0 3553 1696">
          <text:p/>
        </draw:connector>
        <draw:custom-shape draw:style-name="gr7" draw:text-style-name="P1" xml:id="id25" draw:id="id25" draw:layer="layout" svg:width="0.3cm" svg:height="0.3cm" svg:x="10.403cm" svg:y="26.1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5.354cm" svg:y1="25.1cm" svg:x2="10.703cm" svg:y2="26.252cm" draw:start-shape="id23" draw:start-glue-point="6" draw:end-shape="id25" draw:end-glue-point="10" svg:d="M15354 25100v1152h-4651" svg:viewBox="0 0 4652 1153">
          <text:p/>
        </draw:connector>
        <draw:connector draw:style-name="gr6" draw:text-style-name="P2" draw:layer="layout" svg:x1="10.555cm" svg:y1="25.1cm" svg:x2="10.553cm" svg:y2="26.102cm" draw:start-shape="id24" draw:start-glue-point="6" draw:end-shape="id25" draw:end-glue-point="4" svg:d="M10555 25100v501h-2v501" svg:viewBox="0 0 3 1003">
          <text:p/>
        </draw:connector>
        <draw:custom-shape draw:style-name="gr7" draw:text-style-name="P1" xml:id="id26" draw:id="id26" draw:layer="layout" svg:width="0.3cm" svg:height="0.3cm" svg:x="8.304cm" svg:y="26.1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0.403cm" svg:y1="26.252cm" svg:x2="8.604cm" svg:y2="26.253cm" draw:start-shape="id25" draw:start-glue-point="6" draw:end-shape="id26" draw:end-glue-point="10" svg:d="M10403 26252h-899v1h-900" svg:viewBox="0 0 1800 2">
          <text:p/>
        </draw:connector>
        <draw:custom-shape draw:style-name="gr7" draw:text-style-name="P1" xml:id="id28" draw:id="id28" draw:layer="layout" svg:width="0.3cm" svg:height="0.3cm" svg:x="8.305cm" svg:y="18.5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0.551cm" svg:y1="16.8cm" svg:x2="10.556cm" svg:y2="18.505cm" draw:start-shape="id18" draw:start-glue-point="6" draw:end-shape="id27" draw:end-glue-point="4" svg:d="M10551 16800v853h5v852" svg:viewBox="0 0 6 1706">
          <text:p/>
        </draw:connector>
        <draw:connector draw:style-name="gr6" draw:text-style-name="P2" draw:layer="layout" svg:x1="9.305cm" svg:y1="13.804cm" svg:x2="8.455cm" svg:y2="18.504cm" draw:start-shape="id17" draw:start-glue-point="5" draw:end-shape="id28" draw:end-glue-point="4" svg:d="M9305 13804h-850v4700" svg:viewBox="0 0 851 4701">
          <text:p/>
        </draw:connector>
        <draw:connector draw:style-name="gr6" draw:text-style-name="P2" draw:layer="layout" svg:x1="8.455cm" svg:y1="18.804cm" svg:x2="8.454cm" svg:y2="26.103cm" draw:start-shape="id28" draw:start-glue-point="8" draw:end-shape="id26" draw:end-glue-point="4" svg:d="M8455 18804v3650h-1v3649" svg:viewBox="0 0 2 7300">
          <text:p/>
        </draw:connector>
        <draw:custom-shape draw:style-name="gr7" draw:text-style-name="P1" xml:id="id27" draw:id="id27" draw:layer="layout" svg:width="0.3cm" svg:height="0.3cm" svg:x="10.406cm" svg:y="18.5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draw:line-skew="0.593cm" svg:x1="14.106cm" svg:y1="16.105cm" svg:x2="10.706cm" svg:y2="18.655cm" draw:start-shape="id19" draw:start-glue-point="5" draw:end-shape="id27" draw:end-glue-point="10" svg:d="M14106 16105h-1106v2550h-2294" svg:viewBox="0 0 3401 2551">
          <text:p/>
        </draw:connector>
        <draw:connector draw:style-name="gr6" draw:text-style-name="P2" draw:layer="layout" svg:x1="10.406cm" svg:y1="18.655cm" svg:x2="8.605cm" svg:y2="18.654cm" draw:start-shape="id27" draw:start-glue-point="6" draw:end-shape="id28" draw:end-glue-point="10" svg:d="M10406 18655h-900v-1h-901" svg:viewBox="0 0 1802 2">
          <text:p/>
        </draw:connector>
        <draw:custom-shape draw:style-name="gr19" draw:text-style-name="P1" xml:id="id29" draw:id="id29" draw:layer="layout" svg:width="2.7cm" svg:height="1.3cm" svg:x="4.206cm" svg:y="25.6cm">
          <text:p text:style-name="P1">Remove current</text:p>
          <text:p text:style-name="P1">packet from</text:p>
          <text:p text:style-name="P1">PacketQueue</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8.304cm" svg:y1="26.253cm" svg:x2="6.906cm" svg:y2="26.25cm" draw:start-shape="id26" draw:start-glue-point="6" draw:end-shape="id29" draw:end-glue-point="7" svg:d="M8304 26253h-698v-3h-700" svg:viewBox="0 0 1399 4">
          <text:p/>
        </draw:connector>
        <draw:connector draw:style-name="gr6" draw:text-style-name="P2" draw:layer="layout" svg:x1="5.556cm" svg:y1="25.6cm" svg:x2="5.552cm" svg:y2="18.801cm" draw:start-shape="id29" draw:start-glue-point="4" draw:end-shape="id11" draw:end-glue-point="8" svg:d="M5556 25600v-3399h-4v-3400" svg:viewBox="0 0 5 6800">
          <text:p/>
        </draw:connector>
        <draw:custom-shape draw:style-name="gr3" draw:text-style-name="P1" xml:id="id34" draw:id="id34" draw:layer="layout" svg:width="2.5cm" svg:height="2cm" svg:x="14.102cm" svg:y="2.001cm">
          <text:p text:style-name="P1">RF</text:p>
          <text:p text:style-name="P1">DONE</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0" draw:text-style-name="P1" xml:id="id30" draw:id="id30" draw:layer="layout" svg:width="2.9cm" svg:height="1.098cm" svg:x="13.902cm" svg:y="4.702cm">
          <text:p text:style-name="P1">Reschedule</text:p>
          <text:p text:style-name="P1">ReRFClk clock</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5.352cm" svg:y1="5.8cm" svg:x2="15.354cm" svg:y2="6.502cm" draw:start-shape="id30" draw:start-glue-point="6" draw:end-shape="id31" draw:end-glue-point="4" svg:d="M15352 5800v352h2v350" svg:viewBox="0 0 3 703">
          <text:p/>
        </draw:connector>
        <draw:frame draw:style-name="gr8" draw:text-style-name="P3" draw:layer="layout" svg:width="1.069cm" svg:height="0.645cm" svg:x="15.202cm" svg:y="3.801cm">
          <draw:text-box>
            <text:p>Yes</text:p>
          </draw:text-box>
        </draw:frame>
        <draw:frame draw:style-name="gr9" draw:text-style-name="P3" draw:layer="layout" svg:width="0.951cm" svg:height="0.645cm" svg:x="16.303cm" svg:y="2.402cm">
          <draw:text-box>
            <text:p>No</text:p>
          </draw:text-box>
        </draw:frame>
        <draw:custom-shape draw:style-name="gr3" draw:text-style-name="P1" xml:id="id31" draw:id="id31" draw:layer="layout" svg:width="2.5cm" svg:height="2cm" svg:x="14.104cm" svg:y="6.502cm">
          <text:p text:style-name="P1">Need to</text:p>
          <text:p text:style-name="P1">trigger</text:p>
          <text:p text:style-name="P1">GSM?</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1" xml:id="id32" draw:id="id32" draw:layer="layout" svg:width="2.9cm" svg:height="0.8cm" svg:x="13.904cm" svg:y="9.203cm">
          <text:p text:style-name="P1">GSMRestart Now</text:p>
          <draw:enhanced-geometry svg:viewBox="0 0 21600 21600" draw:glue-points="10800 0 0 10800 10800 21600 21600 10800" draw:type="flowchart-process" draw:enhanced-path="M 0 0 L 21600 0 21600 21600 0 21600 0 0 Z N"/>
        </draw:custom-shape>
        <draw:custom-shape draw:style-name="gr7" draw:text-style-name="P1" xml:id="id33" draw:id="id33" draw:layer="layout" svg:width="0.3cm" svg:height="0.3cm" svg:x="15.204cm" svg:y="10.6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5.354cm" svg:y1="10.003cm" svg:x2="15.354cm" svg:y2="10.602cm" draw:start-shape="id32" draw:start-glue-point="6" draw:end-shape="id33" draw:end-glue-point="4" svg:d="M15354 10003v599" svg:viewBox="0 0 1 600">
          <text:p/>
        </draw:connector>
        <draw:connector draw:style-name="gr6" draw:text-style-name="P2" draw:layer="layout" svg:x1="14.104cm" svg:y1="7.502cm" svg:x2="15.204cm" svg:y2="10.752cm" draw:start-shape="id31" draw:start-glue-point="5" draw:end-shape="id33" draw:end-glue-point="6" svg:d="M14104 7502h-501v3250h1601" svg:viewBox="0 0 1602 3251">
          <text:p/>
        </draw:connector>
        <draw:frame draw:style-name="gr8" draw:text-style-name="P3" draw:layer="layout" svg:width="1.069cm" svg:height="0.645cm" svg:x="15.204cm" svg:y="8.302cm">
          <draw:text-box>
            <text:p>Yes</text:p>
          </draw:text-box>
        </draw:frame>
        <draw:frame draw:style-name="gr9" draw:text-style-name="P3" draw:layer="layout" svg:width="0.951cm" svg:height="0.645cm" svg:x="13.405cm" svg:y="6.903cm">
          <draw:text-box>
            <text:p>No</text:p>
          </draw:text-box>
        </draw:frame>
        <draw:connector draw:style-name="gr6" draw:text-style-name="P2" draw:layer="layout" svg:x1="15.352cm" svg:y1="4.001cm" svg:x2="15.352cm" svg:y2="4.702cm" draw:start-shape="id34" draw:end-shape="id30" draw:end-glue-point="4" svg:d="M15352 4001v701" svg:viewBox="0 0 1 702">
          <text:p/>
        </draw:connector>
        <draw:connector draw:style-name="gr6" draw:text-style-name="P2" draw:layer="layout" svg:x1="15.354cm" svg:y1="8.502cm" svg:x2="15.354cm" svg:y2="9.203cm" draw:start-shape="id31" draw:end-shape="id32" draw:end-glue-point="4" svg:d="M15354 8502v701" svg:viewBox="0 0 1 702">
          <text:p/>
        </draw:connector>
        <draw:custom-shape draw:style-name="gr7" draw:text-style-name="P1" xml:id="id35" draw:id="id35" draw:layer="layout" svg:width="0.3cm" svg:height="0.3cm" svg:x="12.903cm" svg:y="0.9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3.203cm" svg:y1="1.052cm" svg:x2="15.352cm" svg:y2="2.001cm" draw:start-shape="id35" draw:start-glue-point="10" draw:end-shape="id34" draw:end-glue-point="4" svg:d="M13203 1052h2149v949" svg:viewBox="0 0 2150 950">
          <text:p/>
        </draw:connector>
        <draw:connector draw:style-name="gr6" draw:text-style-name="P2" draw:layer="layout" svg:x1="11.803cm" svg:y1="2.902cm" svg:x2="12.903cm" svg:y2="1.052cm" draw:start-shape="id12" draw:start-glue-point="7" draw:end-shape="id35" draw:end-glue-point="6" svg:d="M11803 2902h551v-1850h549" svg:viewBox="0 0 1101 1851">
          <text:p/>
        </draw:connector>
        <draw:connector draw:style-name="gr6" draw:text-style-name="P2" draw:layer="layout" svg:x1="11.804cm" svg:y1="5.603cm" svg:x2="13.053cm" svg:y2="1.202cm" draw:start-shape="id13" draw:start-glue-point="7" draw:end-shape="id35" draw:end-glue-point="8" svg:d="M11804 5603h1249v-4401" svg:viewBox="0 0 1250 4402">
          <text:p/>
        </draw:connector>
        <draw:connector draw:style-name="gr6" draw:text-style-name="P2" draw:layer="layout" svg:x1="16.602cm" svg:y1="3.001cm" svg:x2="15.504cm" svg:y2="10.752cm" draw:start-shape="id34" draw:start-glue-point="7" draw:end-shape="id33" draw:end-glue-point="10" svg:d="M16602 3001h502v7751h-1600" svg:viewBox="0 0 1601 7752">
          <text:p/>
        </draw:connector>
        <draw:custom-shape draw:style-name="gr20" draw:text-style-name="P1" xml:id="id36" draw:id="id36" draw:layer="layout" svg:width="2.9cm" svg:height="1.098cm" svg:x="13.903cm" svg:y="11.603cm">
          <text:p text:style-name="P1">Reschedule</text:p>
          <text:p text:style-name="P1">ReGSMClk clock</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15.354cm" svg:y1="10.902cm" svg:x2="15.353cm" svg:y2="11.603cm" draw:start-shape="id33" draw:start-glue-point="8" draw:end-shape="id36" draw:end-glue-point="4" svg:d="M15354 10902v351h-1v350" svg:viewBox="0 0 2 702">
          <text:p/>
        </draw:connector>
        <draw:custom-shape draw:style-name="gr7" draw:text-style-name="P1" xml:id="id6" draw:id="id6" draw:layer="layout" svg:width="0.3cm" svg:height="0.3cm" svg:x="5.404cm" svg:y="2.8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5.554cm" svg:y1="3.103cm" svg:x2="5.543cm" svg:y2="4.1cm" draw:start-shape="id6" draw:start-glue-point="8" draw:end-shape="id1" draw:end-glue-point="4" svg:d="M5554 3103v499h-11v498" svg:viewBox="0 0 12 998">
          <text:p/>
        </draw:connector>
        <draw:connector draw:style-name="gr6" draw:text-style-name="P2" draw:layer="layout" draw:line-skew="-1.304cm" svg:x1="13.903cm" svg:y1="12.152cm" svg:x2="5.704cm" svg:y2="2.953cm" draw:start-shape="id36" draw:start-glue-point="5" draw:end-shape="id6" draw:end-glue-point="10" svg:d="M13903 12152h-5403v-9199h-2796" svg:viewBox="0 0 8200 9200">
          <text:p/>
        </draw:connector>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174cm" fo:min-width="1.214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55cm" fo:min-width="2.4cm"/>
    </style:style>
    <style:style style:name="gr4" style:family="graphic" style:parent-style-name="standard">
      <style:graphic-properties draw:textarea-horizontal-align="justify" draw:textarea-vertical-align="middle" draw:auto-grow-height="false" fo:min-height="0.75cm" fo:min-width="2.4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0.7cm" fo:min-width="0.5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justify" draw:textarea-vertical-align="middle" draw:auto-grow-height="false" fo:min-height="0.849cm" fo:min-width="2.4cm"/>
    </style:style>
    <style:style style:name="gr9" style:family="graphic" style:parent-style-name="standard">
      <style:graphic-properties draw:textarea-horizontal-align="justify" draw:textarea-vertical-align="middle" draw:auto-grow-height="false" fo:min-height="1.249cm" fo:min-width="3.276cm"/>
    </style:style>
    <style:style style:name="gr10" style:family="graphic" style:parent-style-name="standard">
      <style:graphic-properties draw:textarea-horizontal-align="justify" draw:textarea-vertical-align="middle" draw:auto-grow-height="false" fo:min-height="1.049cm" fo:min-width="2.4cm"/>
    </style:style>
    <style:style style:name="gr11" style:family="graphic" style:parent-style-name="standard">
      <style:graphic-properties draw:textarea-horizontal-align="justify" draw:textarea-vertical-align="middle" draw:auto-grow-height="false" fo:min-height="1.05cm" fo:min-width="2.226cm"/>
    </style:style>
    <style:style style:name="gr12" style:family="graphic" style:parent-style-name="standard">
      <style:graphic-properties draw:textarea-horizontal-align="justify" draw:textarea-vertical-align="middle" draw:auto-grow-height="false" fo:min-height="0.849cm" fo:min-width="2.026cm"/>
    </style:style>
    <style:style style:name="gr13" style:family="graphic" style:parent-style-name="standard">
      <style:graphic-properties draw:textarea-horizontal-align="justify" draw:textarea-vertical-align="middle" draw:auto-grow-height="false" fo:min-height="1.05cm" fo:min-width="2.199cm"/>
    </style:style>
    <style:style style:name="gr14" style:family="graphic" style:parent-style-name="standard">
      <style:graphic-properties draw:textarea-horizontal-align="justify" draw:textarea-vertical-align="middle" draw:auto-grow-height="false" fo:min-height="0.849cm" fo:min-width="2.199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9cm" svg:height="0.6cm" svg:x="8.6cm" svg:y="1.2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2" draw:id="id2" draw:layer="layout" svg:width="0.3cm" svg:height="0.3cm" svg:x="9.4cm" svg:y="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3" draw:id="id3" draw:layer="layout" svg:width="2.9cm" svg:height="0.8cm" svg:x="8.1cm" svg:y="3.4cm">
          <text:p text:style-name="P1">Wait For Event</text:p>
          <draw:enhanced-geometry svg:viewBox="0 0 21600 21600" draw:glue-points="10800 0 0 10800 10800 21600 21600 10800" draw:type="flowchart-process" draw:enhanced-path="M 0 0 L 21600 0 21600 21600 0 21600 0 0 Z N"/>
        </draw:custom-shape>
        <draw:custom-shape draw:style-name="gr4" draw:text-style-name="P1" xml:id="id4" draw:id="id4" draw:layer="layout" svg:width="2.9cm" svg:height="1cm" svg:x="8.1cm" svg:y="5cm">
          <text:p text:style-name="P1">Rx pin as UART,</text:p>
          <text:p text:style-name="P1">Enable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9.55cm" svg:y1="1.8cm" svg:x2="9.55cm" svg:y2="2.5cm" draw:start-shape="id1" draw:start-glue-point="6" draw:end-shape="id2" draw:end-glue-point="4" svg:d="M9550 1800v700" svg:viewBox="0 0 1 701">
          <text:p/>
        </draw:connector>
        <draw:connector draw:style-name="gr5" draw:text-style-name="P2" draw:layer="layout" svg:x1="9.55cm" svg:y1="2.8cm" svg:x2="9.55cm" svg:y2="3.4cm" draw:start-shape="id2" draw:start-glue-point="8" draw:end-shape="id3" draw:end-glue-point="4" svg:d="M9550 2800v600" svg:viewBox="0 0 1 601">
          <text:p/>
        </draw:connector>
        <draw:connector draw:style-name="gr5" draw:text-style-name="P2" draw:layer="layout" svg:x1="9.55cm" svg:y1="4.2cm" svg:x2="9.55cm" svg:y2="5cm" draw:start-shape="id3" draw:start-glue-point="6" draw:end-shape="id4" draw:end-glue-point="4" svg:d="M9550 4200v800" svg:viewBox="0 0 1 801">
          <text:p/>
        </draw:connector>
        <draw:custom-shape draw:style-name="gr6" draw:text-style-name="P1" xml:id="id5" draw:id="id5" draw:layer="layout" svg:width="2.1cm" svg:height="1.9cm" svg:x="8.5cm" svg:y="6.8cm">
          <text:p text:style-name="P1">START</text:p>
          <text:p text:style-name="P1">or DATA</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6" draw:id="id6" draw:layer="layout" svg:width="0.3cm" svg:height="0.3cm" svg:x="9.401cm" svg:y="9.3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 draw:text-style-name="P1" xml:id="id7" draw:id="id7" draw:layer="layout" svg:width="2.1cm" svg:height="1.9cm" svg:x="8.501cm" svg:y="10.201cm">
          <text:p text:style-name="P1">RESET</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0.3cm" svg:height="0.3cm" svg:x="9.402cm" svg:y="12.7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3" draw:layer="layout" svg:width="0.951cm" svg:height="0.645cm" svg:x="9.4cm" svg:y="8.6cm">
          <draw:text-box>
            <text:p>No</text:p>
          </draw:text-box>
        </draw:frame>
        <draw:frame draw:style-name="gr7" draw:text-style-name="P3" draw:layer="layout" svg:width="1.069cm" svg:height="0.645cm" svg:x="10.4cm" svg:y="7.2cm">
          <draw:text-box>
            <text:p>Yes</text:p>
          </draw:text-box>
        </draw:frame>
        <draw:connector draw:style-name="gr5" draw:text-style-name="P2" draw:layer="layout" svg:x1="9.55cm" svg:y1="6cm" svg:x2="9.55cm" svg:y2="6.8cm" draw:start-shape="id4" draw:start-glue-point="6" draw:end-shape="id5" draw:end-glue-point="4" svg:d="M9550 6000v800" svg:viewBox="0 0 1 801">
          <text:p/>
        </draw:connector>
        <draw:connector draw:style-name="gr5" draw:text-style-name="P2" draw:layer="layout" svg:x1="9.55cm" svg:y1="8.7cm" svg:x2="9.551cm" svg:y2="9.301cm" draw:start-shape="id5" draw:start-glue-point="6" draw:end-shape="id6" draw:end-glue-point="4" svg:d="M9550 8700v301h1v300" svg:viewBox="0 0 2 602">
          <text:p/>
        </draw:connector>
        <draw:connector draw:style-name="gr5" draw:text-style-name="P2" draw:layer="layout" svg:x1="9.551cm" svg:y1="9.601cm" svg:x2="9.551cm" svg:y2="10.201cm" draw:start-shape="id6" draw:start-glue-point="8" draw:end-shape="id7" draw:end-glue-point="4" svg:d="M9551 9601v600" svg:viewBox="0 0 1 601">
          <text:p/>
        </draw:connector>
        <draw:connector draw:style-name="gr5" draw:text-style-name="P2" draw:layer="layout" svg:x1="10.6cm" svg:y1="7.75cm" svg:x2="12.301cm" svg:y2="7.751cm" draw:start-shape="id5" draw:start-glue-point="7" draw:end-shape="id8" draw:end-glue-point="5" svg:d="M10600 7750h851v1h850" svg:viewBox="0 0 1702 2">
          <text:p/>
        </draw:connector>
        <draw:connector draw:style-name="gr5" draw:text-style-name="P2" draw:layer="layout" svg:x1="9.551cm" svg:y1="12.101cm" svg:x2="9.552cm" svg:y2="12.702cm" draw:start-shape="id7" draw:start-glue-point="6" draw:end-shape="id9" draw:end-glue-point="4" svg:d="M9551 12101v301h1v300" svg:viewBox="0 0 2 602">
          <text:p/>
        </draw:connector>
        <draw:frame draw:style-name="gr7" draw:text-style-name="P3" draw:layer="layout" svg:width="0.951cm" svg:height="0.645cm" svg:x="9.401cm" svg:y="11.901cm">
          <draw:text-box>
            <text:p>No</text:p>
          </draw:text-box>
        </draw:frame>
        <draw:connector draw:style-name="gr5" draw:text-style-name="P2" draw:layer="layout" svg:x1="8.501cm" svg:y1="11.151cm" svg:x2="6.972cm" svg:y2="11.151cm" draw:start-shape="id7" draw:start-glue-point="5" draw:end-shape="id10" draw:end-glue-point="7" svg:d="M8501 11151h-1529" svg:viewBox="0 0 1530 1">
          <text:p/>
        </draw:connector>
        <draw:frame draw:style-name="gr7" draw:text-style-name="P3" draw:layer="layout" svg:width="1.069cm" svg:height="0.645cm" svg:x="7.701cm" svg:y="10.601cm">
          <draw:text-box>
            <text:p>Yes</text:p>
          </draw:text-box>
        </draw:frame>
        <draw:custom-shape draw:style-name="gr6" draw:text-style-name="P1" xml:id="id11" draw:id="id11" draw:layer="layout" svg:width="2.1cm" svg:height="1.9cm" svg:x="8.501cm" svg:y="13.602cm">
          <text:p text:style-name="P1">RTC</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12" draw:id="id12" draw:layer="layout" svg:width="0.3cm" svg:height="0.3cm" svg:x="9.402cm" svg:y="16.1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2" draw:layer="layout" svg:x1="9.552cm" svg:y1="13.002cm" svg:x2="9.551cm" svg:y2="13.602cm" draw:start-shape="id9" draw:start-glue-point="8" draw:end-shape="id11" draw:end-glue-point="4" svg:d="M9552 13002v301h-1v299" svg:viewBox="0 0 2 601">
          <text:p/>
        </draw:connector>
        <draw:connector draw:style-name="gr5" draw:text-style-name="P2" draw:layer="layout" svg:x1="9.551cm" svg:y1="15.502cm" svg:x2="9.552cm" svg:y2="16.103cm" draw:start-shape="id11" draw:start-glue-point="6" draw:end-shape="id12" draw:end-glue-point="4" svg:d="M9551 15502v301h1v300" svg:viewBox="0 0 2 602">
          <text:p/>
        </draw:connector>
        <draw:frame draw:style-name="gr7" draw:text-style-name="P3" draw:layer="layout" svg:width="0.951cm" svg:height="0.645cm" svg:x="9.401cm" svg:y="15.302cm">
          <draw:text-box>
            <text:p>No</text:p>
          </draw:text-box>
        </draw:frame>
        <draw:frame draw:style-name="gr7" draw:text-style-name="P3" draw:layer="layout" svg:width="1.069cm" svg:height="0.645cm" svg:x="7.701cm" svg:y="14.002cm">
          <draw:text-box>
            <text:p>Yes</text:p>
          </draw:text-box>
        </draw:frame>
        <draw:custom-shape draw:style-name="gr6" draw:text-style-name="P1" xml:id="id13" draw:id="id13" draw:layer="layout" svg:width="2.1cm" svg:height="1.9cm" svg:x="8.501cm" svg:y="17.002cm">
          <text:p text:style-name="P1">ACK</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14" draw:id="id14" draw:layer="layout" svg:width="0.3cm" svg:height="0.3cm" svg:x="9.402cm" svg:y="19.5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2" draw:layer="layout" svg:x1="9.552cm" svg:y1="16.403cm" svg:x2="9.551cm" svg:y2="17.002cm" draw:start-shape="id12" draw:start-glue-point="8" draw:end-shape="id13" draw:end-glue-point="4" svg:d="M9552 16403v300h-1v299" svg:viewBox="0 0 2 600">
          <text:p/>
        </draw:connector>
        <draw:connector draw:style-name="gr5" draw:text-style-name="P2" draw:layer="layout" svg:x1="9.551cm" svg:y1="18.902cm" svg:x2="9.552cm" svg:y2="19.503cm" draw:start-shape="id13" draw:start-glue-point="6" draw:end-shape="id14" draw:end-glue-point="4" svg:d="M9551 18902v301h1v300" svg:viewBox="0 0 2 602">
          <text:p/>
        </draw:connector>
        <draw:frame draw:style-name="gr7" draw:text-style-name="P3" draw:layer="layout" svg:width="0.951cm" svg:height="0.645cm" svg:x="9.401cm" svg:y="18.702cm">
          <draw:text-box>
            <text:p>No</text:p>
          </draw:text-box>
        </draw:frame>
        <draw:frame draw:style-name="gr7" draw:text-style-name="P3" draw:layer="layout" svg:width="1.069cm" svg:height="0.645cm" svg:x="7.701cm" svg:y="17.402cm">
          <draw:text-box>
            <text:p>Yes</text:p>
          </draw:text-box>
        </draw:frame>
        <draw:custom-shape draw:style-name="gr6" draw:text-style-name="P1" xml:id="id15" draw:id="id15" draw:layer="layout" svg:width="2.1cm" svg:height="1.9cm" svg:x="8.501cm" svg:y="20.402cm">
          <text:p text:style-name="P1">INFO</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16" draw:id="id16" draw:layer="layout" svg:width="0.3cm" svg:height="0.3cm" svg:x="9.402cm" svg:y="22.9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2" draw:layer="layout" svg:x1="9.552cm" svg:y1="19.803cm" svg:x2="9.551cm" svg:y2="20.402cm" draw:start-shape="id14" draw:start-glue-point="8" draw:end-shape="id15" draw:end-glue-point="4" svg:d="M9552 19803v300h-1v299" svg:viewBox="0 0 2 600">
          <text:p/>
        </draw:connector>
        <draw:connector draw:style-name="gr5" draw:text-style-name="P2" draw:layer="layout" svg:x1="9.551cm" svg:y1="22.302cm" svg:x2="9.552cm" svg:y2="22.903cm" draw:start-shape="id15" draw:start-glue-point="6" draw:end-shape="id16" draw:end-glue-point="4" svg:d="M9551 22302v301h1v300" svg:viewBox="0 0 2 602">
          <text:p/>
        </draw:connector>
        <draw:frame draw:style-name="gr7" draw:text-style-name="P3" draw:layer="layout" svg:width="0.951cm" svg:height="0.645cm" svg:x="9.401cm" svg:y="22.102cm">
          <draw:text-box>
            <text:p>No</text:p>
          </draw:text-box>
        </draw:frame>
        <draw:frame draw:style-name="gr7" draw:text-style-name="P3" draw:layer="layout" svg:width="1.069cm" svg:height="0.645cm" svg:x="7.701cm" svg:y="20.802cm">
          <draw:text-box>
            <text:p>Yes</text:p>
          </draw:text-box>
        </draw:frame>
        <draw:custom-shape draw:style-name="gr8" draw:text-style-name="P1" xml:id="id10" draw:id="id10" draw:layer="layout" svg:width="2.9cm" svg:height="1.099cm" svg:x="4.072cm" svg:y="10.601cm">
          <text:p text:style-name="P1">Send ‘RESET’</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522cm" svg:y1="11.7cm" svg:x2="9.402cm" svg:y2="12.852cm" draw:start-shape="id10" draw:start-glue-point="6" draw:end-shape="id9" draw:end-glue-point="6" svg:d="M5522 11700v1152h3880" svg:viewBox="0 0 3881 1153">
          <text:p/>
        </draw:connector>
        <draw:connector draw:style-name="gr5" draw:text-style-name="P2" draw:layer="layout" svg:x1="8.501cm" svg:y1="14.552cm" svg:x2="7.376cm" svg:y2="14.551cm" draw:start-shape="id11" draw:start-glue-point="5" draw:end-shape="id17" draw:end-glue-point="7" svg:d="M8501 14552h-562v-1h-563" svg:viewBox="0 0 1126 2">
          <text:p/>
        </draw:connector>
        <draw:custom-shape draw:style-name="gr9" draw:text-style-name="P1" xml:id="id17" draw:id="id17" draw:layer="layout" svg:width="3.776cm" svg:height="1.499cm" svg:x="3.6cm" svg:y="13.801cm">
          <text:p text:style-name="P1">Construcy and</text:p>
          <text:p text:style-name="P1">send ‘RTC:timestamp’</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488cm" svg:y1="15.3cm" svg:x2="9.402cm" svg:y2="16.253cm" draw:start-shape="id17" draw:start-glue-point="6" draw:end-shape="id12" draw:end-glue-point="6" svg:d="M5488 15300v953h3914" svg:viewBox="0 0 3915 954">
          <text:p/>
        </draw:connector>
        <draw:connector draw:style-name="gr5" draw:text-style-name="P2" draw:layer="layout" svg:x1="8.501cm" svg:y1="17.952cm" svg:x2="6.976cm" svg:y2="17.951cm" draw:start-shape="id13" draw:start-glue-point="5" draw:end-shape="id18" draw:end-glue-point="7" svg:d="M8501 17952h-762v-1h-763" svg:viewBox="0 0 1526 2">
          <text:p/>
        </draw:connector>
        <draw:custom-shape draw:style-name="gr8" draw:text-style-name="P1" xml:id="id18" draw:id="id18" draw:layer="layout" svg:width="2.9cm" svg:height="1.099cm" svg:x="4.076cm" svg:y="17.401cm">
          <text:p text:style-name="P1">Send ‘ACK’</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526cm" svg:y1="18.5cm" svg:x2="9.402cm" svg:y2="19.653cm" draw:start-shape="id18" draw:start-glue-point="6" draw:end-shape="id14" draw:end-glue-point="6" svg:d="M5526 18500v1153h3876" svg:viewBox="0 0 3877 1154">
          <text:p/>
        </draw:connector>
        <draw:connector draw:style-name="gr5" draw:text-style-name="P2" draw:layer="layout" svg:x1="8.501cm" svg:y1="21.352cm" svg:x2="6.976cm" svg:y2="21.351cm" draw:start-shape="id15" draw:start-glue-point="5" draw:end-shape="id19" draw:end-glue-point="7" svg:d="M8501 21352h-762v-1h-763" svg:viewBox="0 0 1526 2">
          <text:p/>
        </draw:connector>
        <draw:custom-shape draw:style-name="gr8" draw:text-style-name="P1" xml:id="id19" draw:id="id19" draw:layer="layout" svg:width="2.9cm" svg:height="1.099cm" svg:x="4.076cm" svg:y="20.801cm">
          <text:p text:style-name="P1">Send ‘INFO OK’</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5.526cm" svg:y1="21.9cm" svg:x2="9.402cm" svg:y2="23.053cm" draw:start-shape="id19" draw:start-glue-point="6" draw:end-shape="id16" draw:end-glue-point="6" svg:d="M5526 21900v1153h3876" svg:viewBox="0 0 3877 1154">
          <text:p/>
        </draw:connector>
        <draw:custom-shape draw:style-name="gr4" draw:text-style-name="P1" xml:id="id20" draw:id="id20" draw:layer="layout" svg:width="2.9cm" svg:height="1cm" svg:x="8.101cm" svg:y="24.001cm">
          <text:p text:style-name="P1">Disable UART,</text:p>
          <text:p text:style-name="P1">Rx pin as inpu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9.552cm" svg:y1="23.203cm" svg:x2="9.551cm" svg:y2="24.001cm" draw:start-shape="id16" draw:start-glue-point="8" draw:end-shape="id20" draw:end-glue-point="4" svg:d="M9552 23203v400h-1v398" svg:viewBox="0 0 2 799">
          <text:p/>
        </draw:connector>
        <draw:connector draw:style-name="gr5" draw:text-style-name="P2" draw:layer="layout" draw:line-skew="0cm -4.6cm" svg:x1="9.551cm" svg:y1="25.001cm" svg:x2="9.4cm" svg:y2="2.65cm" draw:start-shape="id20" draw:start-glue-point="6" draw:end-shape="id2" draw:end-glue-point="6" svg:d="M9551 25001v502h-6551v-22853h6400" svg:viewBox="0 0 6552 22854">
          <text:p/>
        </draw:connector>
        <draw:custom-shape draw:style-name="gr6" draw:text-style-name="P1" xml:id="id24" draw:id="id24" draw:layer="layout" svg:width="2.1cm" svg:height="1.9cm" svg:x="12.302cm" svg:y="12.302cm">
          <text:p text:style-name="P1">Valid</text:p>
          <text:p text:style-name="P1">data?</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25" draw:id="id25" draw:layer="layout" svg:width="2.1cm" svg:height="1.9cm" svg:x="12.302cm" svg:y="15.003cm">
          <text:p text:style-name="P1">Is there</text:p>
          <text:p text:style-name="P1">space in</text:p>
          <text:p text:style-name="P1">queu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28" draw:id="id28" draw:layer="layout" svg:width="2.1cm" svg:height="1.9cm" svg:x="12.302cm" svg:y="17.703cm">
          <text:p text:style-name="P1">New</text:p>
          <text:p text:style-name="P1">event</text:p>
          <text:p text:style-name="P1">data?</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8" draw:id="id8" draw:layer="layout" svg:width="2.1cm" svg:height="1.9cm" svg:x="12.301cm" svg:y="6.801cm">
          <text:p text:style-name="P1">START</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0" draw:text-style-name="P1" xml:id="id21" draw:id="id21" draw:layer="layout" svg:width="2.9cm" svg:height="1.299cm" svg:x="15.473cm" svg:y="7.101cm">
          <text:p text:style-name="P1">Read UART</text:p>
          <text:p text:style-name="P1">stream in</text:p>
          <text:p text:style-name="P1">MSPInBuffer</text:p>
          <draw:enhanced-geometry svg:viewBox="0 0 21600 21600" draw:glue-points="10800 0 0 10800 10800 21600 21600 10800" draw:type="flowchart-process" draw:enhanced-path="M 0 0 L 21600 0 21600 21600 0 21600 0 0 Z N"/>
        </draw:custom-shape>
        <draw:custom-shape draw:style-name="gr11" draw:text-style-name="P1" xml:id="id22" draw:id="id22" draw:layer="layout" svg:width="2.726cm" svg:height="1.3cm" svg:x="11.974cm" svg:y="9.4cm">
          <text:p text:style-name="P1">Fill fake event</text:p>
          <text:p text:style-name="P1">data in</text:p>
          <text:p text:style-name="P1">MSPInBuffer</text:p>
          <draw:enhanced-geometry svg:viewBox="0 0 21600 21600" draw:glue-points="10800 0 0 10800 10800 21600 21600 10800" draw:type="flowchart-process" draw:enhanced-path="M 0 0 L 21600 0 21600 21600 0 21600 0 0 Z N"/>
        </draw:custom-shape>
        <draw:frame draw:style-name="gr7" draw:text-style-name="P3" draw:layer="layout" svg:width="1.069cm" svg:height="0.645cm" svg:x="14.201cm" svg:y="7.229cm">
          <draw:text-box>
            <text:p>Yes</text:p>
          </draw:text-box>
        </draw:frame>
        <draw:connector draw:style-name="gr5" draw:text-style-name="P2" draw:layer="layout" svg:x1="14.401cm" svg:y1="7.751cm" svg:x2="15.473cm" svg:y2="7.751cm" draw:start-shape="id8" draw:end-shape="id21" draw:end-glue-point="5" svg:d="M14401 7751h1072" svg:viewBox="0 0 1073 1">
          <text:p/>
        </draw:connector>
        <draw:connector draw:style-name="gr5" draw:text-style-name="P2" draw:layer="layout" svg:x1="13.351cm" svg:y1="8.701cm" svg:x2="13.337cm" svg:y2="9.4cm" draw:start-shape="id8" draw:start-glue-point="6" draw:end-shape="id22" draw:end-glue-point="4" svg:d="M13351 8701v350h-14v349" svg:viewBox="0 0 15 700">
          <text:p/>
        </draw:connector>
        <draw:frame draw:style-name="gr7" draw:text-style-name="P3" draw:layer="layout" svg:width="0.951cm" svg:height="0.645cm" svg:x="13.201cm" svg:y="8.601cm">
          <draw:text-box>
            <text:p>No</text:p>
          </draw:text-box>
        </draw:frame>
        <draw:custom-shape draw:style-name="gr2" draw:text-style-name="P1" xml:id="id23" draw:id="id23" draw:layer="layout" svg:width="0.3cm" svg:height="0.3cm" svg:x="13.202cm" svg:y="11.4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2" draw:layer="layout" svg:x1="13.337cm" svg:y1="10.7cm" svg:x2="13.352cm" svg:y2="11.402cm" draw:start-shape="id22" draw:start-glue-point="6" draw:end-shape="id23" draw:end-glue-point="4" svg:d="M13337 10700v352h15v350" svg:viewBox="0 0 16 703">
          <text:p/>
        </draw:connector>
        <draw:connector draw:style-name="gr5" draw:text-style-name="P2" draw:layer="layout" svg:x1="16.923cm" svg:y1="8.4cm" svg:x2="13.502cm" svg:y2="11.552cm" draw:start-shape="id21" draw:start-glue-point="6" draw:end-shape="id23" draw:end-glue-point="10" svg:d="M16923 8400v3152h-3421" svg:viewBox="0 0 3422 3153">
          <text:p/>
        </draw:connector>
        <draw:connector draw:style-name="gr5" draw:text-style-name="P2" draw:layer="layout" svg:x1="13.352cm" svg:y1="11.702cm" svg:x2="13.352cm" svg:y2="12.302cm" draw:start-shape="id23" draw:start-glue-point="8" draw:end-shape="id24" draw:end-glue-point="4" svg:d="M13352 11702v600" svg:viewBox="0 0 1 601">
          <text:p/>
        </draw:connector>
        <draw:connector draw:style-name="gr5" draw:text-style-name="P2" draw:layer="layout" svg:x1="13.352cm" svg:y1="14.202cm" svg:x2="13.352cm" svg:y2="15.003cm" draw:start-shape="id24" draw:start-glue-point="6" draw:end-shape="id25" draw:end-glue-point="4" svg:d="M13352 14202v801" svg:viewBox="0 0 1 802">
          <text:p/>
        </draw:connector>
        <draw:frame draw:style-name="gr7" draw:text-style-name="P3" draw:layer="layout" svg:width="1.069cm" svg:height="0.645cm" svg:x="13.202cm" svg:y="14.03cm">
          <draw:text-box>
            <text:p>Yes</text:p>
          </draw:text-box>
        </draw:frame>
        <draw:custom-shape draw:style-name="gr12" draw:text-style-name="P1" xml:id="id26" draw:id="id26" draw:layer="layout" svg:width="2.526cm" svg:height="1.099cm" svg:x="15.474cm" svg:y="12.701cm">
          <text:p text:style-name="P1">Send ‘NACK’</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14.402cm" svg:y1="13.252cm" svg:x2="15.474cm" svg:y2="13.251cm" draw:start-shape="id24" draw:start-glue-point="7" draw:end-shape="id26" draw:end-glue-point="5" svg:d="M14402 13252h537v-1h535" svg:viewBox="0 0 1073 2">
          <text:p/>
        </draw:connector>
        <draw:frame draw:style-name="gr7" draw:text-style-name="P3" draw:layer="layout" svg:width="0.951cm" svg:height="0.645cm" svg:x="14.102cm" svg:y="12.702cm">
          <draw:text-box>
            <text:p>No</text:p>
          </draw:text-box>
        </draw:frame>
        <draw:custom-shape draw:style-name="gr12" draw:text-style-name="P1" xml:id="id27" draw:id="id27" draw:layer="layout" svg:width="2.526cm" svg:height="1.099cm" svg:x="15.475cm" svg:y="15.401cm">
          <text:p text:style-name="P1">Send ‘NOMEM’</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14.402cm" svg:y1="15.953cm" svg:x2="15.475cm" svg:y2="15.951cm" draw:start-shape="id25" draw:start-glue-point="7" draw:end-shape="id27" draw:end-glue-point="5" svg:d="M14402 15953h537v-2h536" svg:viewBox="0 0 1074 3">
          <text:p/>
        </draw:connector>
        <draw:frame draw:style-name="gr7" draw:text-style-name="P3" draw:layer="layout" svg:width="0.951cm" svg:height="0.645cm" svg:x="14.103cm" svg:y="15.403cm">
          <draw:text-box>
            <text:p>No</text:p>
          </draw:text-box>
        </draw:frame>
        <draw:connector draw:style-name="gr5" draw:text-style-name="P2" draw:layer="layout" svg:x1="13.352cm" svg:y1="16.903cm" svg:x2="13.352cm" svg:y2="17.703cm" draw:start-shape="id25" draw:start-glue-point="6" draw:end-shape="id28" draw:end-glue-point="4" svg:d="M13352 16903v800" svg:viewBox="0 0 1 801">
          <text:p/>
        </draw:connector>
        <draw:frame draw:style-name="gr7" draw:text-style-name="P3" draw:layer="layout" svg:width="1.069cm" svg:height="0.645cm" svg:x="13.203cm" svg:y="16.731cm">
          <draw:text-box>
            <text:p>Yes</text:p>
          </draw:text-box>
        </draw:frame>
        <draw:custom-shape draw:style-name="gr12" draw:text-style-name="P1" xml:id="id29" draw:id="id29" draw:layer="layout" svg:width="2.526cm" svg:height="1.099cm" svg:x="15.476cm" svg:y="18.101cm">
          <text:p text:style-name="P1">Send ‘SAME’</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14.402cm" svg:y1="18.653cm" svg:x2="15.476cm" svg:y2="18.651cm" draw:start-shape="id28" draw:start-glue-point="7" draw:end-shape="id29" draw:end-glue-point="5" svg:d="M14402 18653h538v-2h536" svg:viewBox="0 0 1075 3">
          <text:p/>
        </draw:connector>
        <draw:frame draw:style-name="gr7" draw:text-style-name="P3" draw:layer="layout" svg:width="0.951cm" svg:height="0.645cm" svg:x="14.104cm" svg:y="18.104cm">
          <draw:text-box>
            <text:p>No</text:p>
          </draw:text-box>
        </draw:frame>
        <draw:custom-shape draw:style-name="gr13" draw:text-style-name="P1" xml:id="id30" draw:id="id30" draw:layer="layout" svg:width="2.699cm" svg:height="1.3cm" svg:x="12.001cm" svg:y="20.5cm">
          <text:p text:style-name="P1">Store the new</text:p>
          <text:p text:style-name="P1">event in Event</text:p>
          <text:p text:style-name="P1">Queue</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13.352cm" svg:y1="19.603cm" svg:x2="13.351cm" svg:y2="20.5cm" draw:start-shape="id28" draw:start-glue-point="6" draw:end-shape="id30" draw:end-glue-point="4" svg:d="M13352 19603v449h-1v448" svg:viewBox="0 0 2 898">
          <text:p/>
        </draw:connector>
        <draw:custom-shape draw:style-name="gr14" draw:text-style-name="P1" xml:id="id31" draw:id="id31" draw:layer="layout" svg:width="2.699cm" svg:height="1.099cm" svg:x="12.001cm" svg:y="22.7cm">
          <text:p text:style-name="P1">Send ‘OK’</text:p>
          <text:p text:style-name="P1">through UART</text:p>
          <draw:enhanced-geometry svg:viewBox="0 0 21600 21600" draw:glue-points="10800 0 0 10800 10800 21600 21600 10800" draw:type="flowchart-process" draw:enhanced-path="M 0 0 L 21600 0 21600 21600 0 21600 0 0 Z N"/>
        </draw:custom-shape>
        <draw:connector draw:style-name="gr5" draw:text-style-name="P2" draw:layer="layout" svg:x1="13.351cm" svg:y1="21.8cm" svg:x2="13.351cm" svg:y2="22.7cm" draw:start-shape="id30" draw:start-glue-point="6" draw:end-shape="id31" draw:end-glue-point="4" svg:d="M13351 21800v900" svg:viewBox="0 0 1 901">
          <text:p/>
        </draw:connector>
        <draw:custom-shape draw:style-name="gr2" draw:text-style-name="P1" xml:id="id33" draw:id="id33" draw:layer="layout" svg:width="0.3cm" svg:height="0.3cm" svg:x="18.603cm" svg:y="15.8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34" draw:id="id34" draw:layer="layout" svg:width="0.3cm" svg:height="0.3cm" svg:x="18.604cm" svg:y="18.5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32" draw:id="id32" draw:layer="layout" svg:width="0.3cm" svg:height="0.3cm" svg:x="13.204cm" svg:y="24.6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2" draw:layer="layout" svg:x1="13.351cm" svg:y1="23.799cm" svg:x2="13.354cm" svg:y2="24.604cm" draw:start-shape="id31" draw:start-glue-point="6" draw:end-shape="id32" draw:end-glue-point="4" svg:d="M13351 23799v403h3v402" svg:viewBox="0 0 4 806">
          <text:p/>
        </draw:connector>
        <draw:connector draw:style-name="gr5" draw:text-style-name="P2" draw:layer="layout" svg:x1="18cm" svg:y1="13.251cm" svg:x2="18.753cm" svg:y2="15.803cm" draw:start-shape="id26" draw:start-glue-point="7" draw:end-shape="id33" draw:end-glue-point="4" svg:d="M18000 13251h753v2552" svg:viewBox="0 0 754 2553">
          <text:p/>
        </draw:connector>
        <draw:connector draw:style-name="gr5" draw:text-style-name="P2" draw:layer="layout" svg:x1="18.001cm" svg:y1="15.951cm" svg:x2="18.603cm" svg:y2="15.953cm" draw:start-shape="id27" draw:start-glue-point="7" draw:end-shape="id33" draw:end-glue-point="6" svg:d="M18001 15951h302v2h300" svg:viewBox="0 0 603 3">
          <text:p/>
        </draw:connector>
        <draw:connector draw:style-name="gr5" draw:text-style-name="P2" draw:layer="layout" svg:x1="18.753cm" svg:y1="16.103cm" svg:x2="18.754cm" svg:y2="18.504cm" draw:start-shape="id33" draw:start-glue-point="8" draw:end-shape="id34" draw:end-glue-point="4" svg:d="M18753 16103v1201h1v1200" svg:viewBox="0 0 2 2402">
          <text:p/>
        </draw:connector>
        <draw:connector draw:style-name="gr5" draw:text-style-name="P2" draw:layer="layout" svg:x1="18.002cm" svg:y1="18.651cm" svg:x2="18.604cm" svg:y2="18.654cm" draw:start-shape="id29" draw:start-glue-point="7" draw:end-shape="id34" draw:end-glue-point="6" svg:d="M18002 18651h302v3h300" svg:viewBox="0 0 603 4">
          <text:p/>
        </draw:connector>
        <draw:connector draw:style-name="gr5" draw:text-style-name="P2" draw:layer="layout" svg:x1="18.754cm" svg:y1="18.804cm" svg:x2="13.504cm" svg:y2="24.754cm" draw:start-shape="id34" draw:start-glue-point="8" draw:end-shape="id32" draw:end-glue-point="10" svg:d="M18754 18804v5950h-5250" svg:viewBox="0 0 5251 5951">
          <text:p/>
        </draw:connector>
        <draw:connector draw:style-name="gr5" draw:text-style-name="P2" draw:layer="layout" svg:x1="13.204cm" svg:y1="24.754cm" svg:x2="9.701cm" svg:y2="9.451cm" draw:start-shape="id32" draw:start-glue-point="6" draw:end-shape="id6" draw:end-glue-point="10" svg:d="M13204 24754h-1751v-15303h-1752" svg:viewBox="0 0 3504 15304">
          <text:p/>
        </draw:connector>
        <draw:frame draw:style-name="gr7" draw:text-style-name="P3" draw:layer="layout" svg:width="1.069cm" svg:height="0.645cm" svg:x="13.204cm" svg:y="19.432cm">
          <draw:text-box>
            <text:p>Yes</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174cm" fo:min-width="0.854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ctwithoutfill">
      <style:graphic-properties draw:marker-end="Symmetric_20_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65cm" fo:min-width="2.4cm"/>
    </style:style>
    <style:style style:name="gr5" style:family="graphic" style:parent-style-name="standard">
      <style:graphic-properties draw:textarea-horizontal-align="justify" draw:textarea-vertical-align="middle" draw:auto-grow-height="false" fo:min-height="0.75cm" fo:min-width="2.4cm"/>
    </style:style>
    <style:style style:name="gr6" style:family="graphic" style:parent-style-name="standard">
      <style:graphic-properties draw:textarea-horizontal-align="justify" draw:textarea-vertical-align="middle" draw:auto-grow-height="false" fo:min-height="0.349cm" fo:min-width="2.4cm"/>
    </style:style>
    <style:style style:name="gr7" style:family="graphic" style:parent-style-name="standard">
      <style:graphic-properties draw:textarea-horizontal-align="justify" draw:textarea-vertical-align="middle" draw:auto-grow-height="false" fo:min-height="0.7cm" fo:min-width="0.5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fo:min-height="0.65cm" fo:min-width="4.4cm"/>
    </style:style>
    <style:style style:name="gr10" style:family="graphic" style:parent-style-name="standard">
      <style:graphic-properties draw:textarea-horizontal-align="justify" draw:textarea-vertical-align="middle" draw:auto-grow-height="false" fo:min-height="0.65cm" fo:min-width="3.799cm"/>
    </style:style>
    <style:style style:name="gr11" style:family="graphic" style:parent-style-name="standard">
      <style:graphic-properties draw:textarea-horizontal-align="justify" draw:textarea-vertical-align="middle" draw:auto-grow-height="false" fo:min-height="0.676cm" fo:min-width="2.556cm"/>
    </style:style>
    <style:style style:name="gr12" style:family="graphic" style:parent-style-name="standard">
      <style:graphic-properties draw:textarea-horizontal-align="justify" draw:textarea-vertical-align="middle" draw:auto-grow-height="false" fo:min-height="0.443cm" fo:min-width="2.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textarea-horizontal-align="justify" draw:textarea-vertical-align="middle" draw:auto-grow-height="false" fo:min-height="0.443cm" fo:min-width="2.198cm"/>
    </style:style>
    <style:style style:name="gr15" style:family="graphic" style:parent-style-name="standard">
      <style:graphic-properties draw:textarea-horizontal-align="justify" draw:textarea-vertical-align="middle" draw:auto-grow-height="false" fo:min-height="2.043cm" fo:min-width="3.2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5cm" svg:height="0.6cm" svg:x="3.4cm" svg:y="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2" draw:id="id2" draw:layer="layout" svg:width="0.3cm" svg:height="0.3cm" svg:x="4cm" svg:y="2.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4.15cm" svg:y1="1.6cm" svg:x2="4.15cm" svg:y2="2.2cm" draw:start-shape="id1" draw:start-glue-point="6" draw:end-shape="id2" draw:end-glue-point="4" svg:d="M4150 1600v600" svg:viewBox="0 0 1 601">
          <text:p/>
        </draw:connector>
        <draw:custom-shape draw:style-name="gr4" draw:text-style-name="P1" xml:id="id3" draw:id="id3" draw:layer="layout" svg:width="2.9cm" svg:height="0.9cm" svg:x="2.7cm" svg:y="3.1cm">
          <text:p text:style-name="P1">Prepare session</text:p>
          <text:p text:style-name="P1">variables</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cm" svg:y1="2.5cm" svg:x2="4.15cm" svg:y2="3.1cm" draw:start-shape="id2" draw:start-glue-point="8" draw:end-shape="id3" draw:end-glue-point="4" svg:d="M4150 2500v600" svg:viewBox="0 0 1 601">
          <text:p/>
        </draw:connector>
        <draw:custom-shape draw:style-name="gr5" draw:text-style-name="P1" xml:id="id4" draw:id="id4" draw:layer="layout" svg:width="2.9cm" svg:height="1cm" svg:x="2.7cm" svg:y="4.7cm">
          <text:p text:style-name="P1">Wait For Event</text:p>
          <text:p text:style-name="P1">START or SYNC</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cm" svg:y1="4cm" svg:x2="4.15cm" svg:y2="4.7cm" draw:start-shape="id3" draw:start-glue-point="6" draw:end-shape="id4" draw:end-glue-point="4" svg:d="M4150 4000v700" svg:viewBox="0 0 1 701">
          <text:p/>
        </draw:connector>
        <draw:custom-shape draw:style-name="gr6" draw:text-style-name="P1" xml:id="id5" draw:id="id5" draw:layer="layout" svg:width="2.9cm" svg:height="0.599cm" svg:x="2.701cm" svg:y="6.401cm">
          <text:p text:style-name="P1">On Air</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cm" svg:y1="5.7cm" svg:x2="4.151cm" svg:y2="6.401cm" draw:start-shape="id4" draw:start-glue-point="6" draw:end-shape="id5" draw:end-glue-point="4" svg:d="M4150 5700v351h1v350" svg:viewBox="0 0 2 702">
          <text:p/>
        </draw:connector>
        <draw:custom-shape draw:style-name="gr7" draw:text-style-name="P1" xml:id="id6" draw:id="id6" draw:layer="layout" svg:width="2.1cm" svg:height="1.9cm" svg:x="3.1cm" svg:y="7.7cm">
          <text:p text:style-name="P1">SYNC</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4.151cm" svg:y1="7cm" svg:x2="4.15cm" svg:y2="7.7cm" draw:start-shape="id5" draw:start-glue-point="6" draw:end-shape="id6" draw:end-glue-point="4" svg:d="M4151 7000v350h-1v350" svg:viewBox="0 0 2 701">
          <text:p/>
        </draw:connector>
        <draw:custom-shape draw:style-name="gr4" draw:text-style-name="P1" xml:id="id7" draw:id="id7" draw:layer="layout" svg:width="2.9cm" svg:height="0.9cm" svg:x="2.701cm" svg:y="10.301cm">
          <text:p text:style-name="P1">Enter SYNC</text:p>
          <text:p text:style-name="P1">mode</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cm" svg:y1="9.6cm" svg:x2="4.151cm" svg:y2="10.301cm" draw:start-shape="id6" draw:start-glue-point="6" draw:end-shape="id7" draw:end-glue-point="4" svg:d="M4150 9600v351h1v350" svg:viewBox="0 0 2 702">
          <text:p/>
        </draw:connector>
        <draw:frame draw:style-name="gr8" draw:text-style-name="P3" draw:layer="layout" svg:width="1.069cm" svg:height="0.645cm" svg:x="4cm" svg:y="9.5cm">
          <draw:text-box>
            <text:p>Yes</text:p>
          </draw:text-box>
        </draw:frame>
        <draw:custom-shape draw:style-name="gr2" draw:text-style-name="P1" xml:id="id8" draw:id="id8" draw:layer="layout" svg:width="0.3cm" svg:height="0.3cm" svg:x="4.001cm" svg:y="11.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4.151cm" svg:y1="11.201cm" svg:x2="4.151cm" svg:y2="11.901cm" draw:start-shape="id7" draw:start-glue-point="6" draw:end-shape="id8" draw:end-glue-point="4" svg:d="M4151 11201v700" svg:viewBox="0 0 1 701">
          <text:p/>
        </draw:connector>
        <draw:connector draw:style-name="gr3" draw:text-style-name="P2" draw:layer="layout" draw:line-skew="-0.499cm" svg:x1="3.1cm" svg:y1="8.65cm" svg:x2="4.001cm" svg:y2="12.051cm" draw:start-shape="id6" draw:start-glue-point="5" draw:end-shape="id8" draw:end-glue-point="6" svg:d="M3100 8650h-1000v3401h1901" svg:viewBox="0 0 1902 3402">
          <text:p/>
        </draw:connector>
        <draw:frame draw:style-name="gr8" draw:text-style-name="P3" draw:layer="layout" svg:width="0.951cm" svg:height="0.645cm" svg:x="2.4cm" svg:y="8.1cm">
          <draw:text-box>
            <text:p>No</text:p>
          </draw:text-box>
        </draw:frame>
        <draw:custom-shape draw:style-name="gr6" draw:text-style-name="P1" xml:id="id9" draw:id="id9" draw:layer="layout" svg:width="2.9cm" svg:height="0.599cm" svg:x="2.702cm" svg:y="12.801cm">
          <text:p text:style-name="P1">Init EasyLink</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1cm" svg:y1="12.201cm" svg:x2="4.152cm" svg:y2="12.801cm" draw:start-shape="id8" draw:start-glue-point="8" draw:end-shape="id9" draw:end-glue-point="4" svg:d="M4151 12201v300h1v300" svg:viewBox="0 0 2 601">
          <text:p/>
        </draw:connector>
        <draw:custom-shape draw:style-name="gr9" draw:text-style-name="P1" xml:id="id10" draw:id="id10" draw:layer="layout" svg:width="4.9cm" svg:height="0.9cm" svg:x="1.7cm" svg:y="14.102cm">
          <text:p text:style-name="P1">Start RF activity led flashing,</text:p>
          <text:p text:style-name="P1">Start activity time counting</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2cm" svg:y1="13.4cm" svg:x2="4.15cm" svg:y2="14.102cm" draw:start-shape="id9" draw:start-glue-point="6" draw:end-shape="id10" draw:end-glue-point="4" svg:d="M4152 13400v351h-2v351" svg:viewBox="0 0 3 703">
          <text:p/>
        </draw:connector>
        <draw:custom-shape draw:style-name="gr2" draw:text-style-name="P1" xml:id="id11" draw:id="id11" draw:layer="layout" svg:width="0.3cm" svg:height="0.3cm" svg:x="4.002cm" svg:y="16.0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4.15cm" svg:y1="15.002cm" svg:x2="4.152cm" svg:y2="16.002cm" draw:start-shape="id10" draw:start-glue-point="6" draw:end-shape="id11" draw:end-glue-point="4" svg:d="M4150 15002v501h2v499" svg:viewBox="0 0 3 1001">
          <text:p/>
        </draw:connector>
        <draw:custom-shape draw:style-name="gr7" draw:text-style-name="P1" xml:id="id12" draw:id="id12" draw:layer="layout" svg:width="2.1cm" svg:height="1.9cm" svg:x="3.101cm" svg:y="17.101cm">
          <text:p text:style-name="P1">EXTENTTIME</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4.152cm" svg:y1="16.302cm" svg:x2="4.151cm" svg:y2="17.101cm" draw:start-shape="id11" draw:start-glue-point="8" draw:end-shape="id12" draw:end-glue-point="4" svg:d="M4152 16302v400h-1v399" svg:viewBox="0 0 2 800">
          <text:p/>
        </draw:connector>
        <draw:custom-shape draw:style-name="gr10" draw:text-style-name="P1" xml:id="id13" draw:id="id13" draw:layer="layout" svg:width="4.299cm" svg:height="0.9cm" svg:x="2.001cm" svg:y="19.803cm">
          <text:p text:style-name="P1">Reschedule RFActivityClk,</text:p>
          <text:p text:style-name="P1">Exit SYNC mode</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1cm" svg:y1="19.001cm" svg:x2="4.151cm" svg:y2="19.803cm" draw:start-shape="id12" draw:start-glue-point="6" draw:end-shape="id13" draw:end-glue-point="4" svg:d="M4151 19001v802" svg:viewBox="0 0 1 803">
          <text:p/>
        </draw:connector>
        <draw:custom-shape draw:style-name="gr2" draw:text-style-name="P1" xml:id="id14" draw:id="id14" draw:layer="layout" svg:width="0.3cm" svg:height="0.3cm" svg:x="4.003cm" svg:y="21.5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4.151cm" svg:y1="20.703cm" svg:x2="4.153cm" svg:y2="21.503cm" draw:start-shape="id13" draw:start-glue-point="6" draw:end-shape="id14" draw:end-glue-point="4" svg:d="M4151 20703v401h2v399" svg:viewBox="0 0 3 801">
          <text:p/>
        </draw:connector>
        <draw:connector draw:style-name="gr3" draw:text-style-name="P2" draw:layer="layout" draw:line-skew="-0.919cm" svg:x1="3.101cm" svg:y1="18.051cm" svg:x2="4.003cm" svg:y2="21.653cm" draw:start-shape="id12" draw:start-glue-point="5" draw:end-shape="id14" draw:end-glue-point="6" svg:d="M3101 18051h-1501v3602h2403" svg:viewBox="0 0 2404 3603">
          <text:p/>
        </draw:connector>
        <draw:frame draw:style-name="gr8" draw:text-style-name="P3" draw:layer="layout" svg:width="1.069cm" svg:height="0.645cm" svg:x="4.001cm" svg:y="18.801cm">
          <draw:text-box>
            <text:p>Yes</text:p>
          </draw:text-box>
        </draw:frame>
        <draw:frame draw:style-name="gr8" draw:text-style-name="P3" draw:layer="layout" svg:width="0.951cm" svg:height="0.645cm" svg:x="2.101cm" svg:y="17.501cm">
          <draw:text-box>
            <text:p>No</text:p>
          </draw:text-box>
        </draw:frame>
        <draw:custom-shape draw:style-name="gr7" draw:text-style-name="P1" xml:id="id15" draw:id="id15" draw:layer="layout" svg:width="2.1cm" svg:height="1.9cm" svg:x="3.101cm" svg:y="22.502cm">
          <text:p text:style-name="P1">REGISTER</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4.153cm" svg:y1="21.803cm" svg:x2="4.151cm" svg:y2="22.502cm" draw:start-shape="id14" draw:start-glue-point="8" draw:end-shape="id15" draw:end-glue-point="4" svg:d="M4153 21803v350h-2v349" svg:viewBox="0 0 3 700">
          <text:p/>
        </draw:connector>
        <draw:custom-shape draw:style-name="gr10" draw:text-style-name="P1" xml:id="id16" draw:id="id16" draw:layer="layout" svg:width="4.299cm" svg:height="0.9cm" svg:x="2.001cm" svg:y="25.104cm">
          <text:p text:style-name="P1">Enter REGISTER mode,</text:p>
          <text:p text:style-name="P1">Reschedule RFActivityClk</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4.151cm" svg:y1="24.402cm" svg:x2="4.151cm" svg:y2="25.104cm" draw:start-shape="id15" draw:start-glue-point="6" draw:end-shape="id16" draw:end-glue-point="4" svg:d="M4151 24402v702" svg:viewBox="0 0 1 703">
          <text:p/>
        </draw:connector>
        <draw:custom-shape draw:style-name="gr2" draw:text-style-name="P1" xml:id="id17" draw:id="id17" draw:layer="layout" svg:width="0.3cm" svg:height="0.3cm" svg:x="4.004cm" svg:y="26.8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4.151cm" svg:y1="26.004cm" svg:x2="4.154cm" svg:y2="26.804cm" draw:start-shape="id16" draw:start-glue-point="6" draw:end-shape="id17" draw:end-glue-point="4" svg:d="M4151 26004v401h3v399" svg:viewBox="0 0 4 801">
          <text:p/>
        </draw:connector>
        <draw:frame draw:style-name="gr8" draw:text-style-name="P3" draw:layer="layout" svg:width="1.069cm" svg:height="0.645cm" svg:x="4.002cm" svg:y="24.202cm">
          <draw:text-box>
            <text:p>Yes</text:p>
          </draw:text-box>
        </draw:frame>
        <draw:connector draw:style-name="gr3" draw:text-style-name="P2" draw:layer="layout" draw:line-skew="-1cm" svg:x1="3.101cm" svg:y1="23.452cm" svg:x2="4.004cm" svg:y2="26.954cm" draw:start-shape="id15" draw:start-glue-point="5" draw:end-shape="id17" draw:end-glue-point="6" svg:d="M3101 23452h-1501v3502h2404" svg:viewBox="0 0 2405 3503">
          <text:p/>
        </draw:connector>
        <draw:frame draw:style-name="gr8" draw:text-style-name="P3" draw:layer="layout" svg:width="0.951cm" svg:height="0.645cm" svg:x="2.202cm" svg:y="22.902cm">
          <draw:text-box>
            <text:p>No</text:p>
          </draw:text-box>
        </draw:frame>
        <draw:custom-shape draw:style-name="gr7" draw:text-style-name="P1" xml:id="id18" draw:id="id18" draw:layer="layout" svg:width="2.1cm" svg:height="1.9cm" svg:x="8.601cm" svg:y="1.701cm">
          <text:p text:style-name="P1">RTC</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draw:line-skew="0.447cm" svg:x1="4.304cm" svg:y1="26.954cm" svg:x2="9.651cm" svg:y2="1.701cm" draw:start-shape="id17" draw:start-glue-point="10" draw:end-shape="id18" draw:end-glue-point="4" svg:d="M4304 26954h2596v-25754h2751v501" svg:viewBox="0 0 5348 25755">
          <text:p/>
        </draw:connector>
        <draw:custom-shape draw:style-name="gr10" draw:text-style-name="P1" xml:id="id19" draw:id="id19" draw:layer="layout" svg:width="4.299cm" svg:height="0.9cm" svg:x="7.501cm" svg:y="4.205cm">
          <text:p text:style-name="P1">Setup RTC time,</text:p>
          <text:p text:style-name="P1">Flag RTCSET</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9.651cm" svg:y1="3.601cm" svg:x2="9.651cm" svg:y2="4.205cm" draw:start-shape="id18" draw:start-glue-point="6" draw:end-shape="id19" draw:end-glue-point="4" svg:d="M9651 3601v604" svg:viewBox="0 0 1 605">
          <text:p/>
        </draw:connector>
        <draw:frame draw:style-name="gr8" draw:text-style-name="P3" draw:layer="layout" svg:width="1.069cm" svg:height="0.645cm" svg:x="9.501cm" svg:y="3.401cm">
          <draw:text-box>
            <text:p>Yes</text:p>
          </draw:text-box>
        </draw:frame>
        <draw:custom-shape draw:style-name="gr2" draw:text-style-name="P1" xml:id="id20" draw:id="id20" draw:layer="layout" svg:width="0.3cm" svg:height="0.3cm" svg:x="9.502cm" svg:y="5.8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9.651cm" svg:y1="5.105cm" svg:x2="9.652cm" svg:y2="5.802cm" draw:start-shape="id19" draw:start-glue-point="6" draw:end-shape="id20" draw:end-glue-point="4" svg:d="M9651 5105v349h1v348" svg:viewBox="0 0 2 698">
          <text:p/>
        </draw:connector>
        <draw:connector draw:style-name="gr3" draw:text-style-name="P2" draw:layer="layout" draw:line-skew="-0.9cm" svg:x1="8.601cm" svg:y1="2.651cm" svg:x2="9.502cm" svg:y2="5.952cm" draw:start-shape="id18" draw:start-glue-point="5" draw:end-shape="id20" draw:end-glue-point="6" svg:d="M8601 2651h-1401v3301h2302" svg:viewBox="0 0 2303 3302">
          <text:p/>
        </draw:connector>
        <draw:custom-shape draw:style-name="gr7" draw:text-style-name="P1" xml:id="id21" draw:id="id21" draw:layer="layout" svg:width="2.1cm" svg:height="1.9cm" svg:x="8.602cm" svg:y="6.702cm">
          <text:p text:style-name="P1">BEACON</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9.652cm" svg:y1="6.102cm" svg:x2="9.652cm" svg:y2="6.702cm" draw:start-shape="id20" draw:start-glue-point="8" draw:end-shape="id21" draw:end-glue-point="4" svg:d="M9652 6102v600" svg:viewBox="0 0 1 601">
          <text:p/>
        </draw:connector>
        <draw:custom-shape draw:style-name="gr11" draw:text-style-name="P1" xml:id="id22" draw:id="id22" draw:layer="layout" svg:width="3.3cm" svg:height="1cm" svg:x="8cm" svg:y="9.3cm">
          <text:p text:style-name="P1">Beacon Process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2" draw:layer="layout" svg:x1="9.652cm" svg:y1="8.602cm" svg:x2="9.65cm" svg:y2="9.3cm" draw:start-shape="id21" draw:start-glue-point="6" draw:end-shape="id22" draw:end-glue-point="4" svg:d="M9652 8602v350h-2v348" svg:viewBox="0 0 3 699">
          <text:p/>
        </draw:connector>
        <draw:frame draw:style-name="gr8" draw:text-style-name="P3" draw:layer="layout" svg:width="0.951cm" svg:height="0.645cm" svg:x="7.901cm" svg:y="2.101cm">
          <draw:text-box>
            <text:p>No</text:p>
          </draw:text-box>
        </draw:frame>
        <draw:frame draw:style-name="gr8" draw:text-style-name="P3" draw:layer="layout" svg:width="1.069cm" svg:height="0.645cm" svg:x="9.502cm" svg:y="8.402cm">
          <draw:text-box>
            <text:p>Yes</text:p>
          </draw:text-box>
        </draw:frame>
        <draw:custom-shape draw:style-name="gr2" draw:text-style-name="P1" xml:id="id23" draw:id="id23" draw:layer="layout" svg:width="0.3cm" svg:height="0.3cm" svg:x="9.503cm" svg:y="10.9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9.65cm" svg:y1="10.3cm" svg:x2="9.653cm" svg:y2="10.903cm" draw:start-shape="id22" draw:start-glue-point="6" draw:end-shape="id23" draw:end-glue-point="4" svg:d="M9650 10300v302h3v301" svg:viewBox="0 0 4 604">
          <text:p/>
        </draw:connector>
        <draw:connector draw:style-name="gr3" draw:text-style-name="P2" draw:layer="layout" draw:line-skew="-0.601cm" svg:x1="8.602cm" svg:y1="7.652cm" svg:x2="9.503cm" svg:y2="11.053cm" draw:start-shape="id21" draw:start-glue-point="5" draw:end-shape="id23" draw:end-glue-point="6" svg:d="M8602 7652h-1102v3401h2003" svg:viewBox="0 0 2004 3402">
          <text:p/>
        </draw:connector>
        <draw:custom-shape draw:style-name="gr7" draw:text-style-name="P1" xml:id="id24" draw:id="id24" draw:layer="layout" svg:width="2.1cm" svg:height="1.9cm" svg:x="8.603cm" svg:y="12.203cm">
          <text:p text:style-name="P1">REGOK</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9.653cm" svg:y1="11.203cm" svg:x2="9.653cm" svg:y2="12.203cm" draw:start-shape="id23" draw:start-glue-point="8" draw:end-shape="id24" draw:end-glue-point="4" svg:d="M9653 11203v1000" svg:viewBox="0 0 1 1001">
          <text:p/>
        </draw:connector>
        <draw:custom-shape draw:style-name="gr11" draw:text-style-name="P1" xml:id="id25" draw:id="id25" draw:layer="layout" svg:width="3.3cm" svg:height="1cm" svg:x="8.001cm" svg:y="14.801cm">
          <text:p text:style-name="P1">Register Process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2" draw:layer="layout" svg:x1="9.653cm" svg:y1="14.103cm" svg:x2="9.651cm" svg:y2="14.801cm" draw:start-shape="id24" draw:start-glue-point="6" draw:end-shape="id25" draw:end-glue-point="4" svg:d="M9653 14103v350h-2v348" svg:viewBox="0 0 3 699">
          <text:p/>
        </draw:connector>
        <draw:frame draw:style-name="gr8" draw:text-style-name="P3" draw:layer="layout" svg:width="1.069cm" svg:height="0.645cm" svg:x="9.503cm" svg:y="14.003cm">
          <draw:text-box>
            <text:p>Yes</text:p>
          </draw:text-box>
        </draw:frame>
        <draw:custom-shape draw:style-name="gr2" draw:text-style-name="P1" xml:id="id26" draw:id="id26" draw:layer="layout" svg:width="0.3cm" svg:height="0.3cm" svg:x="9.504cm" svg:y="16.7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9.651cm" svg:y1="15.801cm" svg:x2="9.654cm" svg:y2="16.704cm" draw:start-shape="id25" draw:start-glue-point="6" draw:end-shape="id26" draw:end-glue-point="4" svg:d="M9651 15801v452h3v451" svg:viewBox="0 0 4 904">
          <text:p/>
        </draw:connector>
        <draw:connector draw:style-name="gr3" draw:text-style-name="P2" draw:layer="layout" draw:line-skew="-0.602cm" svg:x1="8.603cm" svg:y1="13.153cm" svg:x2="9.504cm" svg:y2="16.854cm" draw:start-shape="id24" draw:start-glue-point="5" draw:end-shape="id26" draw:end-glue-point="6" svg:d="M8603 13153h-1103v3701h2004" svg:viewBox="0 0 2005 3702">
          <text:p/>
        </draw:connector>
        <draw:frame draw:style-name="gr8" draw:text-style-name="P3" draw:layer="layout" svg:width="0.951cm" svg:height="0.645cm" svg:x="7.902cm" svg:y="7.102cm">
          <draw:text-box>
            <text:p>No</text:p>
          </draw:text-box>
        </draw:frame>
        <draw:frame draw:style-name="gr8" draw:text-style-name="P3" draw:layer="layout" svg:width="0.951cm" svg:height="0.645cm" svg:x="7.903cm" svg:y="12.603cm">
          <draw:text-box>
            <text:p>No</text:p>
          </draw:text-box>
        </draw:frame>
        <draw:custom-shape draw:style-name="gr7" draw:text-style-name="P1" xml:id="id27" draw:id="id27" draw:layer="layout" svg:width="2.1cm" svg:height="1.9cm" svg:x="8.604cm" svg:y="17.604cm">
          <text:p text:style-name="P1">ACK</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9.654cm" svg:y1="17.004cm" svg:x2="9.654cm" svg:y2="17.604cm" draw:start-shape="id26" draw:start-glue-point="8" draw:end-shape="id27" draw:end-glue-point="4" svg:d="M9654 17004v600" svg:viewBox="0 0 1 601">
          <text:p/>
        </draw:connector>
        <draw:custom-shape draw:style-name="gr11" draw:text-style-name="P1" xml:id="id28" draw:id="id28" draw:layer="layout" svg:width="3.3cm" svg:height="1cm" svg:x="8.002cm" svg:y="20.102cm">
          <text:p text:style-name="P1">Ack Process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2" draw:layer="layout" svg:x1="9.654cm" svg:y1="19.504cm" svg:x2="9.652cm" svg:y2="20.102cm" draw:start-shape="id27" draw:start-glue-point="6" draw:end-shape="id28" draw:end-glue-point="4" svg:d="M9654 19504v300h-2v298" svg:viewBox="0 0 3 599">
          <text:p/>
        </draw:connector>
        <draw:custom-shape draw:style-name="gr2" draw:text-style-name="P1" xml:id="id29" draw:id="id29" draw:layer="layout" svg:width="0.3cm" svg:height="0.3cm" svg:x="9.505cm" svg:y="21.7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9.652cm" svg:y1="21.102cm" svg:x2="9.655cm" svg:y2="21.705cm" draw:start-shape="id28" draw:start-glue-point="6" draw:end-shape="id29" draw:end-glue-point="4" svg:d="M9652 21102v302h3v301" svg:viewBox="0 0 4 604">
          <text:p/>
        </draw:connector>
        <draw:frame draw:style-name="gr8" draw:text-style-name="P3" draw:layer="layout" svg:width="1.069cm" svg:height="0.645cm" svg:x="9.504cm" svg:y="19.304cm">
          <draw:text-box>
            <text:p>Yes</text:p>
          </draw:text-box>
        </draw:frame>
        <draw:connector draw:style-name="gr3" draw:text-style-name="P2" draw:layer="layout" draw:line-skew="-0.603cm" svg:x1="8.604cm" svg:y1="18.554cm" svg:x2="9.505cm" svg:y2="21.855cm" draw:start-shape="id27" draw:start-glue-point="5" draw:end-shape="id29" draw:end-glue-point="6" svg:d="M8604 18554h-1104v3301h2005" svg:viewBox="0 0 2006 3302">
          <text:p/>
        </draw:connector>
        <draw:custom-shape draw:style-name="gr7" draw:text-style-name="P1" xml:id="id30" draw:id="id30" draw:layer="layout" svg:width="2.1cm" svg:height="1.9cm" svg:x="8.605cm" svg:y="22.605cm">
          <text:p text:style-name="P1">INFO</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9.655cm" svg:y1="22.005cm" svg:x2="9.655cm" svg:y2="22.605cm" draw:start-shape="id29" draw:start-glue-point="8" draw:end-shape="id30" draw:end-glue-point="4" svg:d="M9655 22005v600" svg:viewBox="0 0 1 601">
          <text:p/>
        </draw:connector>
        <draw:custom-shape draw:style-name="gr11" draw:text-style-name="P1" xml:id="id31" draw:id="id31" draw:layer="layout" svg:width="3.3cm" svg:height="1cm" svg:x="8.003cm" svg:y="25.203cm">
          <text:p text:style-name="P1">Info Process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2" draw:layer="layout" svg:x1="9.655cm" svg:y1="24.505cm" svg:x2="9.653cm" svg:y2="25.203cm" draw:start-shape="id30" draw:start-glue-point="6" draw:end-shape="id31" draw:end-glue-point="4" svg:d="M9655 24505v350h-2v348" svg:viewBox="0 0 3 699">
          <text:p/>
        </draw:connector>
        <draw:frame draw:style-name="gr8" draw:text-style-name="P3" draw:layer="layout" svg:width="1.069cm" svg:height="0.645cm" svg:x="9.505cm" svg:y="24.305cm">
          <draw:text-box>
            <text:p>Yes</text:p>
          </draw:text-box>
        </draw:frame>
        <draw:custom-shape draw:style-name="gr2" draw:text-style-name="P1" xml:id="id32" draw:id="id32" draw:layer="layout" svg:width="0.3cm" svg:height="0.3cm" svg:x="9.506cm" svg:y="26.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9.653cm" svg:y1="26.203cm" svg:x2="9.656cm" svg:y2="26.806cm" draw:start-shape="id31" draw:start-glue-point="6" draw:end-shape="id32" draw:end-glue-point="4" svg:d="M9653 26203v302h3v301" svg:viewBox="0 0 4 604">
          <text:p/>
        </draw:connector>
        <draw:connector draw:style-name="gr3" draw:text-style-name="P2" draw:layer="layout" draw:line-skew="-0.604cm" svg:x1="8.605cm" svg:y1="23.555cm" svg:x2="9.506cm" svg:y2="26.956cm" draw:start-shape="id30" draw:start-glue-point="5" draw:end-shape="id32" draw:end-glue-point="6" svg:d="M8605 23555h-1105v3401h2006" svg:viewBox="0 0 2007 3402">
          <text:p/>
        </draw:connector>
        <draw:custom-shape draw:style-name="gr7" draw:text-style-name="P1" xml:id="id33" draw:id="id33" draw:layer="layout" svg:width="2.1cm" svg:height="1.9cm" svg:x="14.202cm" svg:y="1.702cm">
          <text:p text:style-name="P1">RTCSET &amp;</text:p>
          <text:p text:style-name="P1">ENDOFDATA</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draw:line-skew="0.104cm -0.001cm" svg:x1="9.806cm" svg:y1="26.956cm" svg:x2="15.252cm" svg:y2="1.702cm" draw:start-shape="id32" draw:start-glue-point="10" draw:end-shape="id33" draw:end-glue-point="4" svg:d="M9806 26956h2294v-25756h3152v502" svg:viewBox="0 0 5447 25757">
          <text:p/>
        </draw:connector>
        <draw:custom-shape draw:style-name="gr4" draw:text-style-name="P1" xml:id="id34" draw:id="id34" draw:layer="layout" svg:width="2.9cm" svg:height="0.9cm" svg:x="13.8cm" svg:y="4.206cm">
          <text:p text:style-name="P1">EasyLink</text:p>
          <text:p text:style-name="P1">Receive Async</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15.252cm" svg:y1="3.602cm" svg:x2="15.25cm" svg:y2="4.206cm" draw:start-shape="id33" draw:start-glue-point="6" draw:end-shape="id34" draw:end-glue-point="4" svg:d="M15252 3602v303h-2v301" svg:viewBox="0 0 3 605">
          <text:p/>
        </draw:connector>
        <draw:custom-shape draw:style-name="gr12" draw:text-style-name="P1" xml:id="id35" draw:id="id35" draw:layer="layout" svg:width="2.9cm" svg:height="0.693cm" svg:x="13.801cm" svg:y="5.807cm">
          <text:p text:style-name="P1">Wait For Event</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15.25cm" svg:y1="5.106cm" svg:x2="15.251cm" svg:y2="5.807cm" draw:start-shape="id34" draw:start-glue-point="6" draw:end-shape="id35" draw:end-glue-point="4" svg:d="M15250 5106v351h1v350" svg:viewBox="0 0 2 702">
          <text:p/>
        </draw:connector>
        <draw:custom-shape draw:style-name="gr7" draw:text-style-name="P1" xml:id="id36" draw:id="id36" draw:layer="layout" svg:width="2.1cm" svg:height="1.9cm" svg:x="14.203cm" svg:y="7.103cm">
          <text:p text:style-name="P1">SLEEP</text:p>
          <text:p text:style-name="P1">even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2" draw:layer="layout" svg:x1="15.251cm" svg:y1="6.5cm" svg:x2="15.253cm" svg:y2="7.103cm" draw:start-shape="id35" draw:start-glue-point="6" draw:end-shape="id36" draw:end-glue-point="4" svg:d="M15251 6500v302h2v301" svg:viewBox="0 0 3 604">
          <text:p/>
        </draw:connector>
        <draw:frame draw:style-name="gr8" draw:text-style-name="P3" draw:layer="layout" svg:width="0.951cm" svg:height="0.645cm" svg:x="15.102cm" svg:y="3.402cm">
          <draw:text-box>
            <text:p>No</text:p>
          </draw:text-box>
        </draw:frame>
        <draw:connector draw:style-name="gr13" draw:text-style-name="P2" draw:layer="layout" draw:line-skew="3.247cm" svg:x1="14.203cm" svg:y1="8.053cm" svg:x2="4.302cm" svg:y2="16.152cm" draw:start-shape="id36" draw:start-glue-point="5" draw:end-shape="id11" draw:end-glue-point="10" svg:d="M14203 8053h-1703v8099h-8198" svg:viewBox="0 0 9902 8100">
          <text:p/>
        </draw:connector>
        <draw:frame draw:style-name="gr8" draw:text-style-name="P3" draw:layer="layout" svg:width="0.951cm" svg:height="0.645cm" svg:x="13.503cm" svg:y="7.503cm">
          <draw:text-box>
            <text:p>No</text:p>
          </draw:text-box>
        </draw:frame>
        <draw:custom-shape draw:style-name="gr2" draw:text-style-name="P1" xml:id="id37" draw:id="id37" draw:layer="layout" svg:width="0.3cm" svg:height="0.3cm" svg:x="15.104cm" svg:y="9.7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2" draw:layer="layout" svg:x1="15.253cm" svg:y1="9.003cm" svg:x2="15.254cm" svg:y2="9.704cm" draw:start-shape="id36" draw:start-glue-point="6" draw:end-shape="id37" draw:end-glue-point="4" svg:d="M15253 9003v351h1v350" svg:viewBox="0 0 2 702">
          <text:p/>
        </draw:connector>
        <draw:frame draw:style-name="gr8" draw:text-style-name="P3" draw:layer="layout" svg:width="1.069cm" svg:height="0.645cm" svg:x="15.102cm" svg:y="8.902cm">
          <draw:text-box>
            <text:p>Yes</text:p>
          </draw:text-box>
        </draw:frame>
        <draw:custom-shape draw:style-name="gr14" draw:text-style-name="P1" xml:id="id38" draw:id="id38" draw:layer="layout" svg:width="2.698cm" svg:height="0.693cm" svg:x="16.202cm" svg:y="9.5cm">
          <text:p text:style-name="P1">Stop RFActivity</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16.302cm" svg:y1="2.652cm" svg:x2="17.551cm" svg:y2="9.5cm" draw:start-shape="id33" draw:start-glue-point="7" draw:end-shape="id38" draw:end-glue-point="4" svg:d="M16302 2652h1249v6848" svg:viewBox="0 0 1250 6849">
          <text:p/>
        </draw:connector>
        <draw:frame draw:style-name="gr8" draw:text-style-name="P3" draw:layer="layout" svg:width="1.069cm" svg:height="0.645cm" svg:x="16.003cm" svg:y="2.103cm">
          <draw:text-box>
            <text:p>Yes</text:p>
          </draw:text-box>
        </draw:frame>
        <draw:connector draw:style-name="gr3" draw:text-style-name="P2" draw:layer="layout" svg:x1="16.202cm" svg:y1="9.847cm" svg:x2="15.404cm" svg:y2="9.854cm" draw:start-shape="id38" draw:start-glue-point="5" draw:end-shape="id37" draw:end-glue-point="10" svg:d="M16202 9847h-398v7h-400" svg:viewBox="0 0 799 8">
          <text:p/>
        </draw:connector>
        <draw:custom-shape draw:style-name="gr15" draw:text-style-name="P1" xml:id="id39" draw:id="id39" draw:layer="layout" svg:width="3.7cm" svg:height="2.293cm" svg:x="13.4cm" svg:y="10.607cm">
          <text:p text:style-name="P1">Stop EasyLink,</text:p>
          <text:p text:style-name="P1">Stop led flashing,</text:p>
          <text:p text:style-name="P1">Setup RTC,</text:p>
          <text:p text:style-name="P1">Off Air,</text:p>
          <text:p text:style-name="P1">Reschedule RFActivity</text:p>
          <draw:enhanced-geometry svg:viewBox="0 0 21600 21600" draw:glue-points="10800 0 0 10800 10800 21600 21600 10800" draw:type="flowchart-process" draw:enhanced-path="M 0 0 L 21600 0 21600 21600 0 21600 0 0 Z N"/>
        </draw:custom-shape>
        <draw:connector draw:style-name="gr3" draw:text-style-name="P2" draw:layer="layout" svg:x1="15.254cm" svg:y1="10.004cm" svg:x2="15.25cm" svg:y2="10.607cm" draw:start-shape="id37" draw:start-glue-point="8" draw:end-shape="id39" draw:end-glue-point="4" svg:d="M15254 10004v302h-4v301" svg:viewBox="0 0 5 604">
          <text:p/>
        </draw:connector>
        <draw:connector draw:style-name="gr13" draw:text-style-name="P2" draw:layer="layout" draw:line-skew="-2.251cm" svg:x1="13.4cm" svg:y1="11.754cm" svg:x2="4.3cm" svg:y2="2.35cm" draw:start-shape="id39" draw:start-glue-point="5" draw:end-shape="id2" draw:end-glue-point="10" svg:d="M13400 11754h-6800v-9404h-2300" svg:viewBox="0 0 9101 9405">
          <text:p/>
        </draw:connector>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244cm" fo:min-width="3.018cm"/>
    </style:style>
    <style:style style:name="gr2" style:family="graphic" style:parent-style-name="standard">
      <style:graphic-properties draw:textarea-horizontal-align="justify" draw:textarea-vertical-align="middle" draw:auto-grow-height="false" fo:min-height="0.8cm" fo:min-width="0.65cm"/>
    </style:style>
    <style:style style:name="gr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4" style:family="graphic" style:parent-style-name="standard">
      <style:graphic-properties draw:textarea-horizontal-align="justify" draw:textarea-vertical-align="middle" draw:auto-grow-height="false" fo:min-height="0.45cm" fo:min-width="1.9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0.569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0.451cm"/>
    </style:style>
    <style:style style:name="gr7" style:family="graphic" style:parent-style-name="objectwithoutfill">
      <style:graphic-properties draw:marker-end="Symmetric_20_Arrow" draw:marker-end-width="0.3cm" draw:fill="none" draw:textarea-vertical-align="middle"/>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0.801cm" fo:min-width="0.65cm"/>
    </style:style>
    <style:style style:name="gr10" style:family="graphic" style:parent-style-name="standard">
      <style:graphic-properties draw:textarea-horizontal-align="justify" draw:textarea-vertical-align="middle" draw:auto-grow-height="false" fo:min-height="0.45cm" fo:min-width="2.6cm"/>
    </style:style>
    <style:style style:name="gr11" style:family="graphic" style:parent-style-name="standard">
      <style:graphic-properties draw:textarea-horizontal-align="justify" draw:textarea-vertical-align="middle" draw:auto-grow-height="false" fo:min-height="0.802cm" fo:min-width="0.65cm"/>
    </style:style>
    <style:style style:name="gr12" style:family="graphic" style:parent-style-name="standard">
      <style:graphic-properties draw:textarea-horizontal-align="justify" draw:textarea-vertical-align="middle" draw:auto-grow-height="false" fo:min-height="0.802cm" fo:min-width="0.649cm"/>
    </style:style>
    <style:style style:name="gr13" style:family="graphic" style:parent-style-name="standard">
      <style:graphic-properties draw:textarea-horizontal-align="justify" draw:textarea-vertical-align="middle" draw:auto-grow-height="false" fo:min-height="0.45cm" fo:min-width="2.8cm"/>
    </style:style>
    <style:style style:name="gr14" style:family="graphic" style:parent-style-name="standard">
      <style:graphic-properties draw:textarea-horizontal-align="justify" draw:textarea-vertical-align="middle" draw:auto-grow-height="false" fo:min-height="0.449cm" fo:min-width="1.999cm"/>
    </style:style>
    <style:style style:name="gr15" style:family="graphic" style:parent-style-name="standard">
      <style:graphic-properties draw:textarea-horizontal-align="justify" draw:textarea-vertical-align="middle" draw:auto-grow-height="false" fo:min-height="0.798cm" fo:min-width="0.648cm"/>
    </style:style>
    <style:style style:name="gr16" style:family="graphic" style:parent-style-name="standard">
      <style:graphic-properties draw:textarea-horizontal-align="justify" draw:textarea-vertical-align="middle" draw:auto-grow-height="false" fo:min-height="0.849cm" fo:min-width="2.299cm"/>
    </style:style>
    <style:style style:name="gr17" style:family="graphic" style:parent-style-name="standard">
      <style:graphic-properties draw:textarea-horizontal-align="justify" draw:textarea-vertical-align="middle" draw:auto-grow-height="false" fo:min-height="0cm" fo:min-width="0cm"/>
    </style:style>
    <style:style style:name="gr18" style:family="graphic" style:parent-style-name="standard">
      <style:graphic-properties draw:textarea-horizontal-align="justify" draw:textarea-vertical-align="middle" draw:auto-grow-height="false" fo:min-height="0.849cm" fo:min-width="2.4cm"/>
    </style:style>
    <style:style style:name="gr19" style:family="graphic" style:parent-style-name="standard">
      <style:graphic-properties draw:textarea-horizontal-align="justify" draw:textarea-vertical-align="middle" draw:auto-grow-height="false" fo:min-height="0.449cm" fo:min-width="2.5cm"/>
    </style:style>
    <style:style style:name="gr20" style:family="graphic" style:parent-style-name="standard">
      <style:graphic-properties draw:textarea-horizontal-align="justify" draw:textarea-vertical-align="middle" draw:auto-grow-height="false" fo:min-height="0.449cm" fo:min-width="2.3cm"/>
    </style:style>
    <style:style style:name="gr21" style:family="graphic" style:parent-style-name="standard">
      <style:graphic-properties draw:textarea-horizontal-align="justify" draw:textarea-vertical-align="middle" draw:auto-grow-height="false" fo:min-height="0.174cm" fo:min-width="1.034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3.9cm" svg:height="0.7cm" svg:x="8.1cm" svg:y="1cm">
          <text:p text:style-name="P1">Beacon Process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2.3cm" svg:height="2.1cm" svg:x="8.9cm" svg:y="2.3cm">
          <text:p text:style-name="P1">Valid</text:p>
          <text:p text:style-name="P1">REGISTER</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 draw:text-style-name="P2" xml:id="id4" draw:id="id4" draw:layer="layout" svg:width="3.457cm" svg:height="1.433cm" svg:x="11.8cm" svg:y="2.4cm">
          <draw:text-box>
            <text:p>REGISTER = 1,</text:p>
            <text:p>OURBEACON = 0,</text:p>
            <text:p>TIMEOUTRUN = 0</text:p>
          </draw:text-box>
        </draw:frame>
        <draw:custom-shape draw:style-name="gr4" draw:text-style-name="P1" xml:id="id2" draw:id="id2" draw:layer="layout" svg:width="2.4cm" svg:height="0.7cm" svg:x="5.4cm" svg:y="3cm">
          <text:p text:style-name="P1">SendReg()</text:p>
          <draw:enhanced-geometry svg:viewBox="0 0 21600 21600" draw:glue-points="10800 0 0 10800 10800 21600 21600 10800" draw:type="flowchart-process" draw:enhanced-path="M 0 0 L 21600 0 21600 21600 0 21600 0 0 Z N"/>
        </draw:custom-shape>
        <draw:frame draw:style-name="gr5" draw:text-style-name="P2" draw:layer="layout" svg:width="1.069cm" svg:height="0.645cm" svg:x="8.1cm" svg:y="2.755cm">
          <draw:text-box>
            <text:p>Yes</text:p>
          </draw:text-box>
        </draw:frame>
        <draw:frame draw:style-name="gr6" draw:text-style-name="P2" draw:layer="layout" svg:width="0.951cm" svg:height="0.645cm" svg:x="9.9cm" svg:y="4.2cm">
          <draw:text-box>
            <text:p>No</text:p>
          </draw:text-box>
        </draw:frame>
        <draw:connector draw:style-name="gr7" draw:text-style-name="P3" draw:layer="layout" svg:x1="8.9cm" svg:y1="3.35cm" svg:x2="7.8cm" svg:y2="3.35cm" draw:start-shape="id1" draw:start-glue-point="5" draw:end-shape="id2" draw:end-glue-point="7" svg:d="M8900 3350h-1100" svg:viewBox="0 0 1101 1">
          <text:p/>
        </draw:connector>
        <draw:connector draw:style-name="gr7" draw:text-style-name="P3" draw:layer="layout" svg:x1="10.05cm" svg:y1="1.7cm" svg:x2="10.05cm" svg:y2="2.3cm" draw:start-shape="id3" draw:start-glue-point="6" draw:end-shape="id1" draw:end-glue-point="4" svg:d="M10050 1700v600" svg:viewBox="0 0 1 601">
          <text:p/>
        </draw:connector>
        <draw:connector draw:style-name="gr8" draw:text-style-name="P3" draw:layer="layout" draw:type="line" svg:x1="11.2cm" svg:y1="3.35cm" svg:x2="11.8cm" svg:y2="3.116cm" draw:start-shape="id1" draw:start-glue-point="7" draw:end-shape="id4" draw:end-glue-point="3" svg:d="M11200 3350l600-234" svg:viewBox="0 0 601 235">
          <text:p/>
        </draw:connector>
        <draw:custom-shape draw:style-name="gr9" draw:text-style-name="P1" xml:id="id5" draw:id="id5" draw:layer="layout" svg:width="2.299cm" svg:height="2.101cm" svg:x="8.901cm" svg:y="5.1cm">
          <text:p text:style-name="P1">Valid</text:p>
          <text:p text:style-name="P1">Our Beacon</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0.05cm" svg:y1="4.4cm" svg:x2="10.051cm" svg:y2="5.1cm" draw:start-shape="id1" draw:start-glue-point="6" draw:end-shape="id5" draw:end-glue-point="4" svg:d="M10050 4400v350h1v350" svg:viewBox="0 0 2 701">
          <text:p/>
        </draw:connector>
        <draw:frame draw:style-name="gr3" draw:text-style-name="P2" xml:id="id6" draw:id="id6" draw:layer="layout" svg:width="3.457cm" svg:height="1.433cm" svg:x="11.8cm" svg:y="5.367cm">
          <draw:text-box>
            <text:p>REGISTER = 0,</text:p>
            <text:p>OURBEACON = 1,</text:p>
            <text:p>TIMEOUTRUN = 0</text:p>
          </draw:text-box>
        </draw:frame>
        <draw:connector draw:style-name="gr8" draw:text-style-name="P3" draw:layer="layout" draw:type="line" svg:x1="11.2cm" svg:y1="6.151cm" svg:x2="11.8cm" svg:y2="6.083cm" draw:start-shape="id5" draw:start-glue-point="7" draw:end-shape="id6" draw:end-glue-point="3" svg:d="M11200 6151l600-68" svg:viewBox="0 0 601 69">
          <text:p/>
        </draw:connector>
        <draw:custom-shape draw:style-name="gr10" draw:text-style-name="P1" xml:id="id7" draw:id="id7" draw:layer="layout" svg:width="3.1cm" svg:height="0.7cm" svg:x="8.5cm" svg:y="8cm">
          <text:p text:style-name="P1">Flag BEACONOK</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0.051cm" svg:y1="7.201cm" svg:x2="10.05cm" svg:y2="8cm" draw:start-shape="id5" draw:start-glue-point="6" draw:end-shape="id7" draw:end-glue-point="4" svg:d="M10051 7201v400h-1v399" svg:viewBox="0 0 2 800">
          <text:p/>
        </draw:connector>
        <draw:frame draw:style-name="gr5" draw:text-style-name="P2" draw:layer="layout" svg:width="1.069cm" svg:height="0.645cm" svg:x="9.901cm" svg:y="7.056cm">
          <draw:text-box>
            <text:p>Yes</text:p>
          </draw:text-box>
        </draw:frame>
        <draw:connector draw:style-name="gr7" draw:text-style-name="P3" draw:layer="layout" svg:x1="8.901cm" svg:y1="6.151cm" svg:x2="4.4cm" svg:y2="6.15cm" draw:start-shape="id5" draw:start-glue-point="5" draw:end-shape="id8" draw:end-glue-point="10" svg:d="M8901 6151h-2250v-1h-2251" svg:viewBox="0 0 4502 2">
          <text:p/>
        </draw:connector>
        <draw:frame draw:style-name="gr6" draw:text-style-name="P2" draw:layer="layout" svg:width="0.951cm" svg:height="0.645cm" svg:x="8.201cm" svg:y="5.601cm">
          <draw:text-box>
            <text:p>No</text:p>
          </draw:text-box>
        </draw:frame>
        <draw:custom-shape draw:style-name="gr11" draw:text-style-name="P1" xml:id="id9" draw:id="id9" draw:layer="layout" svg:width="2.298cm" svg:height="2.102cm" svg:x="8.902cm" svg:y="9.4cm">
          <text:p text:style-name="P1">More</text:p>
          <text:p text:style-name="P1">Events to</text:p>
          <text:p text:style-name="P1">sen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0.05cm" svg:y1="8.7cm" svg:x2="10.051cm" svg:y2="9.4cm" draw:start-shape="id7" draw:start-glue-point="6" draw:end-shape="id9" draw:end-glue-point="4" svg:d="M10050 8700v351h1v349" svg:viewBox="0 0 2 701">
          <text:p/>
        </draw:connector>
        <draw:custom-shape draw:style-name="gr12" draw:text-style-name="P1" xml:id="id10" draw:id="id10" draw:layer="layout" svg:width="2.297cm" svg:height="2.103cm" svg:x="8.903cm" svg:y="12.1cm">
          <text:p text:style-name="P1">Flag</text:p>
          <text:p text:style-name="P1">ENDDATA</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0.051cm" svg:y1="11.502cm" svg:x2="10.052cm" svg:y2="12.1cm" draw:start-shape="id9" draw:start-glue-point="6" draw:end-shape="id10" draw:end-glue-point="4" svg:d="M10051 11502v299h1v299" svg:viewBox="0 0 2 599">
          <text:p/>
        </draw:connector>
        <draw:frame draw:style-name="gr5" draw:text-style-name="P2" draw:layer="layout" svg:width="1.069cm" svg:height="0.645cm" svg:x="9.902cm" svg:y="11.357cm">
          <draw:text-box>
            <text:p>Yes</text:p>
          </draw:text-box>
        </draw:frame>
        <draw:custom-shape draw:style-name="gr13" draw:text-style-name="P1" xml:id="id11" draw:id="id11" draw:layer="layout" svg:width="3.3cm" svg:height="0.7cm" svg:x="8.4cm" svg:y="14.901cm">
          <text:p text:style-name="P1">Flag PARAMSREQ</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0.052cm" svg:y1="14.203cm" svg:x2="10.05cm" svg:y2="14.901cm" draw:start-shape="id10" draw:start-glue-point="6" draw:end-shape="id11" draw:end-glue-point="4" svg:d="M10052 14203v349h-2v349" svg:viewBox="0 0 3 699">
          <text:p/>
        </draw:connector>
        <draw:frame draw:style-name="gr6" draw:text-style-name="P2" draw:layer="layout" svg:width="0.951cm" svg:height="0.645cm" svg:x="9.902cm" svg:y="14.002cm">
          <draw:text-box>
            <text:p>No</text:p>
          </draw:text-box>
        </draw:frame>
        <draw:custom-shape draw:style-name="gr14" draw:text-style-name="P1" xml:id="id12" draw:id="id12" draw:layer="layout" svg:width="2.499cm" svg:height="0.699cm" svg:x="8.801cm" svg:y="16.301cm">
          <text:p text:style-name="P1">SendEvents()</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0.05cm" svg:y1="15.601cm" svg:x2="10.051cm" svg:y2="16.301cm" draw:start-shape="id11" draw:start-glue-point="6" draw:end-shape="id12" draw:end-glue-point="4" svg:d="M10050 15601v350h1v350" svg:viewBox="0 0 2 701">
          <text:p/>
        </draw:connector>
        <draw:frame draw:style-name="gr3" draw:text-style-name="P2" xml:id="id13" draw:id="id13" draw:layer="layout" svg:width="3cm" svg:height="1.433cm" svg:x="4.8cm" svg:y="15.567cm">
          <draw:text-box>
            <text:p>In case of a lost packet, Retry</text:p>
            <text:p>else Send New</text:p>
          </draw:text-box>
        </draw:frame>
        <draw:connector draw:style-name="gr8" draw:text-style-name="P3" draw:layer="layout" draw:type="line" svg:x1="8.801cm" svg:y1="16.651cm" svg:x2="7.8cm" svg:y2="16.283cm" draw:start-shape="id12" draw:start-glue-point="5" draw:end-shape="id13" draw:end-glue-point="1" svg:d="M8801 16651l-1001-368" svg:viewBox="0 0 1002 369">
          <text:p/>
        </draw:connector>
        <draw:custom-shape draw:style-name="gr15" draw:text-style-name="P1" xml:id="id14" draw:id="id14" draw:layer="layout" svg:width="2.296cm" svg:height="2.096cm" svg:x="8.904cm" svg:y="17.704cm">
          <text:p text:style-name="P1">More</text:p>
          <text:p text:style-name="P1">retries</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0.051cm" svg:y1="17cm" svg:x2="10.052cm" svg:y2="17.704cm" draw:start-shape="id12" draw:start-glue-point="6" draw:end-shape="id14" draw:end-glue-point="4" svg:d="M10051 17000v352h1v352" svg:viewBox="0 0 2 705">
          <text:p/>
        </draw:connector>
        <draw:custom-shape draw:style-name="gr16" draw:text-style-name="P1" xml:id="id15" draw:id="id15" draw:layer="layout" svg:width="2.799cm" svg:height="1.099cm" svg:x="5.101cm" svg:y="18.201cm">
          <text:p text:style-name="P1">Not DATASEND</text:p>
          <text:p text:style-name="P1">Set ENDDATA</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8.904cm" svg:y1="18.752cm" svg:x2="7.9cm" svg:y2="18.751cm" draw:start-shape="id14" draw:start-glue-point="5" draw:end-shape="id15" draw:end-glue-point="7" svg:d="M8904 18752h-502v-1h-502" svg:viewBox="0 0 1005 2">
          <text:p/>
        </draw:connector>
        <draw:frame draw:style-name="gr6" draw:text-style-name="P2" draw:layer="layout" svg:width="0.951cm" svg:height="0.645cm" svg:x="8.202cm" svg:y="18.202cm">
          <draw:text-box>
            <text:p>No</text:p>
          </draw:text-box>
        </draw:frame>
        <draw:custom-shape draw:style-name="gr17" draw:text-style-name="P1" xml:id="id8" draw:id="id8" draw:layer="layout" svg:width="0.3cm" svg:height="0.3cm" svg:x="4.1cm" svg:y="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svg:x1="5.4cm" svg:y1="3.35cm" svg:x2="4.25cm" svg:y2="6cm" draw:start-shape="id2" draw:start-glue-point="5" draw:end-shape="id8" draw:end-glue-point="4" svg:d="M5400 3350h-1150v2650" svg:viewBox="0 0 1151 2651">
          <text:p/>
        </draw:connector>
        <draw:custom-shape draw:style-name="gr17" draw:text-style-name="P1" xml:id="id16" draw:id="id16" draw:layer="layout" svg:width="0.3cm" svg:height="0.3cm" svg:x="4.101cm" svg:y="18.6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svg:x1="4.25cm" svg:y1="6.3cm" svg:x2="4.251cm" svg:y2="18.601cm" draw:start-shape="id8" draw:start-glue-point="8" draw:end-shape="id16" draw:end-glue-point="4" svg:d="M4250 6300v6151h1v6150" svg:viewBox="0 0 2 12302">
          <text:p/>
        </draw:connector>
        <draw:connector draw:style-name="gr7" draw:text-style-name="P3" draw:layer="layout" svg:x1="5.101cm" svg:y1="18.751cm" svg:x2="4.401cm" svg:y2="18.751cm" draw:start-shape="id15" draw:start-glue-point="5" draw:end-shape="id16" draw:end-glue-point="10" svg:d="M5101 18751h-700" svg:viewBox="0 0 701 1">
          <text:p/>
        </draw:connector>
        <draw:custom-shape draw:style-name="gr17" draw:text-style-name="P1" xml:id="id17" draw:id="id17" draw:layer="layout" svg:width="0.3cm" svg:height="0.3cm" svg:x="9.902cm" svg:y="21.9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svg:x1="10.052cm" svg:y1="19.8cm" svg:x2="10.052cm" svg:y2="21.902cm" draw:start-shape="id14" draw:start-glue-point="6" draw:end-shape="id17" draw:end-glue-point="4" svg:d="M10052 19800v2102" svg:viewBox="0 0 1 2103">
          <text:p/>
        </draw:connector>
        <draw:connector draw:style-name="gr7" draw:text-style-name="P3" draw:layer="layout" svg:x1="4.251cm" svg:y1="18.901cm" svg:x2="9.902cm" svg:y2="22.052cm" draw:start-shape="id16" draw:start-glue-point="8" draw:end-shape="id17" draw:end-glue-point="6" svg:d="M4251 18901v3151h5651" svg:viewBox="0 0 5652 3152">
          <text:p/>
        </draw:connector>
        <draw:custom-shape draw:style-name="gr17" draw:text-style-name="P1" xml:id="id18" draw:id="id18" draw:layer="layout" svg:width="0.3cm" svg:height="0.3cm" svg:x="14.903cm" svg:y="13.0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svg:x1="11.2cm" svg:y1="10.451cm" svg:x2="15.053cm" svg:y2="13.003cm" draw:start-shape="id9" draw:start-glue-point="7" draw:end-shape="id18" draw:end-glue-point="4" svg:d="M11200 10451h3853v2552" svg:viewBox="0 0 3854 2553">
          <text:p/>
        </draw:connector>
        <draw:connector draw:style-name="gr7" draw:text-style-name="P3" draw:layer="layout" svg:x1="11.2cm" svg:y1="13.152cm" svg:x2="14.903cm" svg:y2="13.153cm" draw:start-shape="id10" draw:start-glue-point="7" draw:end-shape="id18" draw:end-glue-point="6" svg:d="M11200 13152h1852v1h1851" svg:viewBox="0 0 3704 2">
          <text:p/>
        </draw:connector>
        <draw:frame draw:style-name="gr5" draw:text-style-name="P2" draw:layer="layout" svg:width="1.069cm" svg:height="0.645cm" svg:x="10.903cm" svg:y="12.558cm">
          <draw:text-box>
            <text:p>Yes</text:p>
          </draw:text-box>
        </draw:frame>
        <draw:frame draw:style-name="gr6" draw:text-style-name="P2" draw:layer="layout" svg:width="0.951cm" svg:height="0.645cm" svg:x="10.903cm" svg:y="9.903cm">
          <draw:text-box>
            <text:p>No</text:p>
          </draw:text-box>
        </draw:frame>
        <draw:custom-shape draw:style-name="gr15" draw:text-style-name="P1" xml:id="id19" draw:id="id19" draw:layer="layout" svg:width="2.296cm" svg:height="2.096cm" svg:x="13.905cm" svg:y="14.005cm">
          <text:p text:style-name="P1">Data</text:p>
          <text:p text:style-name="P1">list empty</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3" draw:layer="layout" svg:x1="15.053cm" svg:y1="13.303cm" svg:x2="15.053cm" svg:y2="14.005cm" draw:start-shape="id18" draw:start-glue-point="8" draw:end-shape="id19" draw:end-glue-point="4" svg:d="M15053 13303v702" svg:viewBox="0 0 1 703">
          <text:p/>
        </draw:connector>
        <draw:custom-shape draw:style-name="gr15" draw:text-style-name="P1" xml:id="id20" draw:id="id20" draw:layer="layout" svg:width="2.296cm" svg:height="2.096cm" svg:x="13.906cm" svg:y="16.806cm">
          <text:p text:style-name="P1">Valid</text:p>
          <text:p text:style-name="P1">PARAMS</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1" xml:id="id21" draw:id="id21" draw:layer="layout" svg:width="2.9cm" svg:height="1.099cm" svg:x="13.6cm" svg:y="19.701cm">
          <text:p text:style-name="P1">Not DATASEND</text:p>
          <text:p text:style-name="P1">Set ENDDATA</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5.053cm" svg:y1="16.101cm" svg:x2="15.054cm" svg:y2="16.806cm" draw:start-shape="id19" draw:start-glue-point="6" draw:end-shape="id20" draw:end-glue-point="4" svg:d="M15053 16101v353h1v352" svg:viewBox="0 0 2 706">
          <text:p/>
        </draw:connector>
        <draw:frame draw:style-name="gr5" draw:text-style-name="P2" draw:layer="layout" svg:width="1.069cm" svg:height="0.645cm" svg:x="9.904cm" svg:y="19.659cm">
          <draw:text-box>
            <text:p>Yes</text:p>
          </draw:text-box>
        </draw:frame>
        <draw:frame draw:style-name="gr5" draw:text-style-name="P2" draw:layer="layout" svg:width="1.069cm" svg:height="0.645cm" svg:x="14.905cm" svg:y="15.96cm">
          <draw:text-box>
            <text:p>Yes</text:p>
          </draw:text-box>
        </draw:frame>
        <draw:connector draw:style-name="gr7" draw:text-style-name="P3" draw:layer="layout" svg:x1="15.054cm" svg:y1="18.902cm" svg:x2="15.05cm" svg:y2="19.701cm" draw:start-shape="id20" draw:start-glue-point="6" draw:end-shape="id21" draw:end-glue-point="4" svg:d="M15054 18902v400h-4v399" svg:viewBox="0 0 5 800">
          <text:p/>
        </draw:connector>
        <draw:frame draw:style-name="gr5" draw:text-style-name="P2" draw:layer="layout" svg:width="1.069cm" svg:height="0.645cm" svg:x="14.906cm" svg:y="18.861cm">
          <draw:text-box>
            <text:p>Yes</text:p>
          </draw:text-box>
        </draw:frame>
        <draw:custom-shape draw:style-name="gr19" draw:text-style-name="P1" xml:id="id22" draw:id="id22" draw:layer="layout" svg:width="3cm" svg:height="0.699cm" svg:x="17cm" svg:y="17.501cm">
          <text:p text:style-name="P1">Set PARAMSREQ</text:p>
          <draw:enhanced-geometry svg:viewBox="0 0 21600 21600" draw:glue-points="10800 0 0 10800 10800 21600 21600 10800" draw:type="flowchart-process" draw:enhanced-path="M 0 0 L 21600 0 21600 21600 0 21600 0 0 Z N"/>
        </draw:custom-shape>
        <draw:custom-shape draw:style-name="gr20" draw:text-style-name="P1" xml:id="id23" draw:id="id23" draw:layer="layout" svg:width="2.8cm" svg:height="0.699cm" svg:x="17.1cm" svg:y="19.901cm">
          <text:p text:style-name="P1">SendNodePars()</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16.202cm" svg:y1="17.854cm" svg:x2="17cm" svg:y2="17.851cm" draw:start-shape="id20" draw:start-glue-point="7" draw:end-shape="id22" draw:end-glue-point="5" svg:d="M16202 17854h400v-3h398" svg:viewBox="0 0 799 4">
          <text:p/>
        </draw:connector>
        <draw:connector draw:style-name="gr7" draw:text-style-name="P3" draw:layer="layout" svg:x1="18.5cm" svg:y1="18.2cm" svg:x2="18.5cm" svg:y2="19.901cm" draw:start-shape="id22" draw:start-glue-point="6" draw:end-shape="id23" draw:end-glue-point="4" svg:d="M18500 18200v1701" svg:viewBox="0 0 1 1702">
          <text:p/>
        </draw:connector>
        <draw:custom-shape draw:style-name="gr17" draw:text-style-name="P1" xml:id="id25" draw:id="id25" draw:layer="layout" svg:width="0.3cm" svg:height="0.3cm" svg:x="12.403cm" svg:y="21.9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 draw:text-style-name="P1" xml:id="id24" draw:id="id24" draw:layer="layout" svg:width="0.3cm" svg:height="0.3cm" svg:x="14.904cm" svg:y="21.9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3" draw:layer="layout" svg:x1="18.5cm" svg:y1="20.6cm" svg:x2="15.204cm" svg:y2="22.054cm" draw:start-shape="id23" draw:start-glue-point="6" draw:end-shape="id24" draw:end-glue-point="10" svg:d="M18500 20600v1454h-3296" svg:viewBox="0 0 3297 1455">
          <text:p/>
        </draw:connector>
        <draw:connector draw:style-name="gr7" draw:text-style-name="P3" draw:layer="layout" svg:x1="14.904cm" svg:y1="22.054cm" svg:x2="12.703cm" svg:y2="22.053cm" draw:start-shape="id24" draw:start-glue-point="6" draw:end-shape="id25" draw:end-glue-point="10" svg:d="M14904 22054h-1100v-1h-1101" svg:viewBox="0 0 2202 2">
          <text:p/>
        </draw:connector>
        <draw:connector draw:style-name="gr7" draw:text-style-name="P3" draw:layer="layout" svg:x1="12.403cm" svg:y1="22.053cm" svg:x2="10.202cm" svg:y2="22.052cm" draw:start-shape="id25" draw:start-glue-point="6" draw:end-shape="id17" draw:end-glue-point="10" svg:d="M12403 22053h-1100v-1h-1101" svg:viewBox="0 0 2202 2">
          <text:p/>
        </draw:connector>
        <draw:connector draw:style-name="gr7" draw:text-style-name="P3" draw:layer="layout" svg:x1="13.905cm" svg:y1="15.053cm" svg:x2="12.553cm" svg:y2="21.903cm" draw:start-shape="id19" draw:start-glue-point="5" draw:end-shape="id25" draw:end-glue-point="4" svg:d="M13905 15053h-1352v6850" svg:viewBox="0 0 1353 6851">
          <text:p/>
        </draw:connector>
        <draw:frame draw:style-name="gr6" draw:text-style-name="P2" draw:layer="layout" svg:width="0.951cm" svg:height="0.645cm" svg:x="16.003cm" svg:y="17.303cm">
          <draw:text-box>
            <text:p>No</text:p>
          </draw:text-box>
        </draw:frame>
        <draw:frame draw:style-name="gr6" draw:text-style-name="P2" draw:layer="layout" svg:width="0.951cm" svg:height="0.645cm" svg:x="13.204cm" svg:y="14.504cm">
          <draw:text-box>
            <text:p>No</text:p>
          </draw:text-box>
        </draw:frame>
        <draw:custom-shape draw:style-name="gr21" draw:text-style-name="P1" xml:id="id26" draw:id="id26" draw:layer="layout" svg:width="1.7cm" svg:height="0.6cm" svg:x="9.2cm" svg:y="23.1cm">
          <text:p text:style-name="P1">Exit</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3" draw:layer="layout" svg:x1="10.052cm" svg:y1="22.202cm" svg:x2="10.05cm" svg:y2="23.1cm" draw:start-shape="id17" draw:start-glue-point="8" draw:end-shape="id26" draw:end-glue-point="4" svg:d="M10052 22202v450h-2v448" svg:viewBox="0 0 3 899">
          <text:p/>
        </draw:connector>
        <draw:connector draw:style-name="gr7" draw:text-style-name="P3" draw:layer="layout" svg:x1="15.05cm" svg:y1="20.8cm" svg:x2="15.054cm" svg:y2="21.904cm" draw:start-shape="id21" draw:start-glue-point="6" draw:end-shape="id24" draw:end-glue-point="4" svg:d="M15050 20800v552h4v552" svg:viewBox="0 0 5 1105">
          <text:p/>
        </draw:connector>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174cm" fo:min-width="3.378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7cm" fo:min-width="0.55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1.05cm" fo:min-width="3.37cm"/>
    </style:style>
    <style:style style:name="gr8" style:family="graphic" style:parent-style-name="standard">
      <style:graphic-properties draw:stroke="none" svg:stroke-color="#000000" draw:fill="none" draw:fill-color="#ffffff" draw:textarea-horizontal-align="left" draw:auto-grow-height="true" draw:auto-grow-width="false" fo:min-height="0.005cm" fo:min-width="0cm"/>
    </style:style>
    <style:style style:name="gr9" style:family="graphic" style:parent-style-name="standard">
      <style:graphic-properties draw:textarea-horizontal-align="justify" draw:textarea-vertical-align="middle" draw:auto-grow-height="false" fo:min-height="0.55cm" fo:min-width="3.4cm"/>
    </style:style>
    <style:style style:name="gr10" style:family="graphic" style:parent-style-name="standard">
      <style:graphic-properties draw:textarea-horizontal-align="justify" draw:textarea-vertical-align="middle" draw:auto-grow-height="false" fo:min-height="0.636cm" fo:min-width="1.994cm"/>
    </style:style>
    <style:style style:name="gr11" style:family="graphic" style:parent-style-name="standard">
      <style:graphic-properties draw:textarea-horizontal-align="justify" draw:textarea-vertical-align="middle" draw:auto-grow-height="false" fo:min-height="0.65cm" fo:min-width="5cm"/>
    </style:style>
    <style:style style:name="gr12" style:family="graphic" style:parent-style-name="standard">
      <style:graphic-properties draw:textarea-horizontal-align="justify" draw:textarea-vertical-align="middle" draw:auto-grow-height="false" fo:min-height="0.55cm" fo:min-width="2.8cm"/>
    </style:style>
    <style:style style:name="gr13" style:family="graphic" style:parent-style-name="standard">
      <style:graphic-properties draw:textarea-horizontal-align="justify" draw:textarea-vertical-align="middle" draw:auto-grow-height="false" fo:min-height="0.55cm" fo:min-width="1.998cm"/>
    </style:style>
    <style:style style:name="gr14" style:family="graphic" style:parent-style-name="standard">
      <style:graphic-properties draw:textarea-horizontal-align="justify" draw:textarea-vertical-align="middle" draw:auto-grow-height="false" fo:min-height="0.174cm" fo:min-width="1.03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3cm" svg:height="0.6cm" svg:x="7.9cm" svg:y="1.2cm">
          <text:p text:style-name="P1">Register Process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6" draw:id="id16" draw:layer="layout" svg:width="0.3cm" svg:height="0.3cm" svg:x="9.9cm" svg:y="23.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2" draw:id="id2" draw:layer="layout" svg:width="2.1cm" svg:height="1.9cm" svg:x="9cm" svg:y="2.7cm">
          <text:p text:style-name="P1">Valid</text:p>
          <text:p text:style-name="P1">REGISTER</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10.05cm" svg:y1="1.8cm" svg:x2="10.05cm" svg:y2="2.7cm" draw:start-shape="id1" draw:start-glue-point="6" draw:end-shape="id2" draw:end-glue-point="4" svg:d="M10050 1800v900" svg:viewBox="0 0 1 901">
          <text:p/>
        </draw:connector>
        <draw:frame draw:style-name="gr5" draw:text-style-name="P3" xml:id="id3" draw:id="id3" draw:layer="layout" svg:width="3.448cm" svg:height="1.039cm" svg:x="12.2cm" svg:y="2.761cm">
          <draw:text-box>
            <text:p>REGSEND = 1,</text:p>
            <text:p>TIMEOUTRUN = 1</text:p>
          </draw:text-box>
        </draw:frame>
        <draw:connector draw:style-name="gr6" draw:text-style-name="P2" draw:layer="layout" draw:type="line" svg:x1="11.1cm" svg:y1="3.65cm" svg:x2="12.2cm" svg:y2="3.28cm" draw:start-shape="id2" draw:start-glue-point="7" draw:end-shape="id3" draw:end-glue-point="3" svg:d="M11100 3650l1100-370" svg:viewBox="0 0 1101 371">
          <text:p/>
        </draw:connector>
        <draw:custom-shape draw:style-name="gr7" draw:text-style-name="P1" xml:id="id4" draw:id="id4" draw:layer="layout" svg:width="3.87cm" svg:height="1.3cm" svg:x="8.13cm" svg:y="5.4cm">
          <text:p text:style-name="P1">Exit Registration Mode</text:p>
          <text:p text:style-name="P1">Reset REGSEND</text:p>
          <text:p text:style-name="P1">Reset TIMEOUTRU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0.05cm" svg:y1="4.6cm" svg:x2="10.065cm" svg:y2="5.4cm" draw:start-shape="id2" draw:start-glue-point="6" draw:end-shape="id4" draw:end-glue-point="4" svg:d="M10050 4600v401h15v399" svg:viewBox="0 0 16 801">
          <text:p/>
        </draw:connector>
        <draw:frame draw:style-name="gr8" draw:text-style-name="P3" draw:layer="layout" svg:width="1.069cm" svg:height="0.645cm" svg:x="9.9cm" svg:y="4.455cm">
          <draw:text-box>
            <text:p>Yes</text:p>
          </draw:text-box>
        </draw:frame>
        <draw:connector draw:style-name="gr4" draw:text-style-name="P2" draw:layer="layout" svg:x1="9cm" svg:y1="3.65cm" svg:x2="4.551cm" svg:y2="8.201cm" draw:start-shape="id2" draw:start-glue-point="5" draw:end-shape="id5" draw:end-glue-point="4" svg:d="M9000 3650h-4449v4551" svg:viewBox="0 0 4450 4552">
          <text:p/>
        </draw:connector>
        <draw:frame draw:style-name="gr5" draw:text-style-name="P3" draw:layer="layout" svg:width="0.951cm" svg:height="0.645cm" svg:x="8.3cm" svg:y="3.1cm">
          <draw:text-box>
            <text:p>No</text:p>
          </draw:text-box>
        </draw:frame>
        <draw:custom-shape draw:style-name="gr3" draw:text-style-name="P1" xml:id="id6" draw:id="id6" draw:layer="layout" svg:width="2.1cm" svg:height="1.9cm" svg:x="9.001cm" svg:y="7.401cm">
          <text:p text:style-name="P1">Ack</text:p>
          <text:p text:style-name="P1">packet</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10.065cm" svg:y1="6.7cm" svg:x2="10.051cm" svg:y2="7.401cm" draw:start-shape="id4" draw:start-glue-point="6" draw:end-shape="id6" draw:end-glue-point="4" svg:d="M10065 6700v351h-14v350" svg:viewBox="0 0 15 702">
          <text:p/>
        </draw:connector>
        <draw:connector draw:style-name="gr4" draw:text-style-name="P2" draw:layer="layout" svg:x1="9.001cm" svg:y1="8.351cm" svg:x2="4.701cm" svg:y2="8.351cm" draw:start-shape="id6" draw:start-glue-point="5" draw:end-shape="id5" draw:end-glue-point="10" svg:d="M9001 8351h-4300" svg:viewBox="0 0 4301 1">
          <text:p/>
        </draw:connector>
        <draw:frame draw:style-name="gr5" draw:text-style-name="P3" draw:layer="layout" svg:width="0.951cm" svg:height="0.645cm" svg:x="8.301cm" svg:y="7.801cm">
          <draw:text-box>
            <text:p>No</text:p>
          </draw:text-box>
        </draw:frame>
        <draw:custom-shape draw:style-name="gr9" draw:text-style-name="P1" xml:id="id7" draw:id="id7" draw:layer="layout" svg:width="3.9cm" svg:height="0.8cm" svg:x="8.1cm" svg:y="10.1cm">
          <text:p text:style-name="P1">Form new Master Entry</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0.051cm" svg:y1="9.301cm" svg:x2="10.05cm" svg:y2="10.1cm" draw:start-shape="id6" draw:start-glue-point="6" draw:end-shape="id7" draw:end-glue-point="4" svg:d="M10051 9301v400h-1v399" svg:viewBox="0 0 2 800">
          <text:p/>
        </draw:connector>
        <draw:frame draw:style-name="gr8" draw:text-style-name="P3" draw:layer="layout" svg:width="1.069cm" svg:height="0.645cm" svg:x="9.901cm" svg:y="9.156cm">
          <draw:text-box>
            <text:p>Yes</text:p>
          </draw:text-box>
        </draw:frame>
        <draw:custom-shape draw:style-name="gr10" draw:text-style-name="P1" xml:id="id8" draw:id="id8" draw:layer="layout" svg:width="3.1cm" svg:height="1.1cm" svg:x="8.5cm" svg:y="11.7cm">
          <text:p text:style-name="P1">Write to Flash</text:p>
          <draw:enhanced-geometry svg:viewBox="0 0 21600 21600" draw:text-areas="4230 4230 21600 21600" draw:type="flowchart-internal-storage" draw:enhanced-path="M 0 0 L 21600 0 21600 21600 0 21600 Z N M 4230 0 L 4230 21600 N M 0 4230 L 21600 4230 N"/>
        </draw:custom-shape>
        <draw:connector draw:style-name="gr4" draw:text-style-name="P2" draw:layer="layout" svg:x1="10.05cm" svg:y1="10.9cm" svg:x2="10.05cm" svg:y2="11.7cm" draw:start-shape="id7" draw:start-glue-point="6" draw:end-shape="id8" draw:end-glue-point="0" svg:d="M10050 10900v800" svg:viewBox="0 0 1 801">
          <text:p/>
        </draw:connector>
        <draw:custom-shape draw:style-name="gr3" draw:text-style-name="P1" xml:id="id9" draw:id="id9" draw:layer="layout" svg:width="2.1cm" svg:height="1.9cm" svg:x="9.002cm" svg:y="13.502cm">
          <text:p text:style-name="P1">Success?</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10.05cm" svg:y1="12.8cm" svg:x2="10.052cm" svg:y2="13.502cm" draw:start-shape="id8" draw:start-glue-point="2" draw:end-shape="id9" draw:end-glue-point="4" svg:d="M10050 12800v352h2v350" svg:viewBox="0 0 3 703">
          <text:p/>
        </draw:connector>
        <draw:connector draw:style-name="gr4" draw:text-style-name="P2" draw:layer="layout" svg:x1="9.002cm" svg:y1="14.452cm" svg:x2="4.702cm" svg:y2="14.452cm" draw:start-shape="id9" draw:start-glue-point="5" draw:end-shape="id10" draw:end-glue-point="10" svg:d="M9002 14452h-4300" svg:viewBox="0 0 4301 1">
          <text:p/>
        </draw:connector>
        <draw:frame draw:style-name="gr5" draw:text-style-name="P3" draw:layer="layout" svg:width="0.951cm" svg:height="0.645cm" svg:x="8.302cm" svg:y="13.902cm">
          <draw:text-box>
            <text:p>No</text:p>
          </draw:text-box>
        </draw:frame>
        <draw:custom-shape draw:style-name="gr11" draw:text-style-name="P1" xml:id="id11" draw:id="id11" draw:layer="layout" svg:width="5.5cm" svg:height="0.9cm" svg:x="7.3cm" svg:y="16.2cm">
          <text:p text:style-name="P1">Reset Short Address</text:p>
          <text:p text:style-name="P1">Set new EasyLink address filter</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0.052cm" svg:y1="15.402cm" svg:x2="10.05cm" svg:y2="16.2cm" draw:start-shape="id9" draw:start-glue-point="6" draw:end-shape="id11" draw:end-glue-point="4" svg:d="M10052 15402v400h-2v398" svg:viewBox="0 0 3 799">
          <text:p/>
        </draw:connector>
        <draw:frame draw:style-name="gr8" draw:text-style-name="P3" draw:layer="layout" svg:width="1.069cm" svg:height="0.645cm" svg:x="9.902cm" svg:y="15.257cm">
          <draw:text-box>
            <text:p>Yes</text:p>
          </draw:text-box>
        </draw:frame>
        <draw:custom-shape draw:style-name="gr12" draw:text-style-name="P1" xml:id="id12" draw:id="id12" draw:layer="layout" svg:width="3.3cm" svg:height="0.8cm" svg:x="8.4cm" svg:y="17.7cm">
          <text:p text:style-name="P1">Calculate remaining</text:p>
          <text:p text:style-name="P1">Activity time</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0.05cm" svg:y1="17.1cm" svg:x2="10.05cm" svg:y2="17.7cm" draw:start-shape="id11" draw:start-glue-point="6" draw:end-shape="id12" draw:end-glue-point="4" svg:d="M10050 17100v600" svg:viewBox="0 0 1 601">
          <text:p/>
        </draw:connector>
        <draw:custom-shape draw:style-name="gr3" draw:text-style-name="P1" xml:id="id13" draw:id="id13" draw:layer="layout" svg:width="2.1cm" svg:height="1.9cm" svg:x="9.003cm" svg:y="19.203cm">
          <text:p text:style-name="P1">Passed</text:p>
          <text:p text:style-name="P1">Activity</text:p>
          <text:p text:style-name="P1">en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10.05cm" svg:y1="18.5cm" svg:x2="10.053cm" svg:y2="19.203cm" draw:start-shape="id12" draw:start-glue-point="6" draw:end-shape="id13" draw:end-glue-point="4" svg:d="M10050 18500v352h3v351" svg:viewBox="0 0 4 704">
          <text:p/>
        </draw:connector>
        <draw:custom-shape draw:style-name="gr9" draw:text-style-name="P1" xml:id="id14" draw:id="id14" draw:layer="layout" svg:width="3.9cm" svg:height="0.8cm" svg:x="8.1cm" svg:y="21.901cm">
          <text:p text:style-name="P1">Simulate RFActivityClk</text:p>
          <text:p text:style-name="P1">expiration</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0.053cm" svg:y1="21.103cm" svg:x2="10.05cm" svg:y2="21.901cm" draw:start-shape="id13" draw:start-glue-point="6" draw:end-shape="id14" draw:end-glue-point="4" svg:d="M10053 21103v400h-3v398" svg:viewBox="0 0 4 799">
          <text:p/>
        </draw:connector>
        <draw:frame draw:style-name="gr5" draw:text-style-name="P3" draw:layer="layout" svg:width="0.951cm" svg:height="0.645cm" svg:x="9.903cm" svg:y="21.003cm">
          <draw:text-box>
            <text:p>No</text:p>
          </draw:text-box>
        </draw:frame>
        <draw:custom-shape draw:style-name="gr13" draw:text-style-name="P1" xml:id="id15" draw:id="id15" draw:layer="layout" svg:width="2.498cm" svg:height="0.8cm" svg:x="12.802cm" svg:y="21.902cm">
          <text:p text:style-name="P1">Reschedule</text:p>
          <text:p text:style-name="P1">RFActivityClk</text:p>
          <draw:enhanced-geometry svg:viewBox="0 0 21600 21600" draw:glue-points="10800 0 0 10800 10800 21600 21600 10800" draw:type="flowchart-process" draw:enhanced-path="M 0 0 L 21600 0 21600 21600 0 21600 0 0 Z N"/>
        </draw:custom-shape>
        <draw:custom-shape draw:style-name="gr2" draw:text-style-name="P1" xml:id="id5" draw:id="id5" draw:layer="layout" svg:width="0.3cm" svg:height="0.3cm" svg:x="4.401cm" svg:y="8.2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10" draw:id="id10" draw:layer="layout" svg:width="0.3cm" svg:height="0.3cm" svg:x="4.402cm" svg:y="14.3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11.103cm" svg:y1="20.153cm" svg:x2="14.051cm" svg:y2="21.902cm" draw:start-shape="id13" draw:start-glue-point="7" draw:end-shape="id15" draw:end-glue-point="4" svg:d="M11103 20153h2948v1749" svg:viewBox="0 0 2949 1750">
          <text:p/>
        </draw:connector>
        <draw:frame draw:style-name="gr8" draw:text-style-name="P3" draw:layer="layout" svg:width="1.069cm" svg:height="0.645cm" svg:x="10.803cm" svg:y="19.558cm">
          <draw:text-box>
            <text:p>Yes</text:p>
          </draw:text-box>
        </draw:frame>
        <draw:connector draw:style-name="gr4" draw:text-style-name="P2" draw:layer="layout" svg:x1="14.051cm" svg:y1="22.702cm" svg:x2="10.2cm" svg:y2="23.65cm" draw:start-shape="id15" draw:start-glue-point="6" draw:end-shape="id16" draw:end-glue-point="10" svg:d="M14051 22702v948h-3851" svg:viewBox="0 0 3852 949">
          <text:p/>
        </draw:connector>
        <draw:connector draw:style-name="gr4" draw:text-style-name="P2" draw:layer="layout" svg:x1="10.05cm" svg:y1="22.701cm" svg:x2="10.05cm" svg:y2="23.5cm" draw:start-shape="id14" draw:start-glue-point="6" draw:end-shape="id16" draw:end-glue-point="4" svg:d="M10050 22701v799" svg:viewBox="0 0 1 800">
          <text:p/>
        </draw:connector>
        <draw:connector draw:style-name="gr4" draw:text-style-name="P2" draw:layer="layout" svg:x1="4.551cm" svg:y1="8.501cm" svg:x2="4.552cm" svg:y2="14.302cm" draw:start-shape="id5" draw:start-glue-point="8" draw:end-shape="id10" draw:end-glue-point="4" svg:d="M4551 8501v2901h1v2900" svg:viewBox="0 0 2 5802">
          <text:p/>
        </draw:connector>
        <draw:connector draw:style-name="gr4" draw:text-style-name="P2" draw:layer="layout" svg:x1="4.552cm" svg:y1="14.602cm" svg:x2="9.9cm" svg:y2="23.65cm" draw:start-shape="id10" draw:start-glue-point="8" draw:end-shape="id16" draw:end-glue-point="6" svg:d="M4552 14602v9048h5348" svg:viewBox="0 0 5349 9049">
          <text:p/>
        </draw:connector>
        <draw:custom-shape draw:style-name="gr14" draw:text-style-name="P1" xml:id="id17" draw:id="id17" draw:layer="layout" svg:width="1.7cm" svg:height="0.6cm" svg:x="9.2cm" svg:y="24.5cm">
          <text:p text:style-name="P1">Exit</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2" draw:layer="layout" svg:x1="10.05cm" svg:y1="23.8cm" svg:x2="10.05cm" svg:y2="24.5cm" draw:start-shape="id16" draw:start-glue-point="8" draw:end-shape="id17" draw:end-glue-point="4" svg:d="M10050 23800v700" svg:viewBox="0 0 1 701">
          <text:p/>
        </draw:connector>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6cm" fo:min-width="1.936cm"/>
    </style:style>
    <style:style style:name="gr2" style:family="graphic" style:parent-style-name="standard">
      <style:graphic-properties draw:textarea-horizontal-align="justify" draw:textarea-vertical-align="middle" draw:auto-grow-height="false" fo:min-height="0.872cm" fo:min-width="2.601cm"/>
    </style:style>
    <style:style style:name="gr3" style:family="graphic" style:parent-style-name="standard">
      <style:graphic-properties draw:stroke="none" draw:fill="none" draw:textarea-horizontal-align="justify" draw:textarea-vertical-align="middle" draw:auto-grow-height="false" fo:min-height="2.35cm" fo:min-width="4.6cm"/>
    </style:style>
    <style:style style:name="gr4" style:family="graphic" style:parent-style-name="standard">
      <style:graphic-properties draw:textarea-horizontal-align="justify" draw:textarea-vertical-align="middle" draw:auto-grow-height="false" fo:min-height="1.651cm" fo:min-width="2.068cm"/>
    </style:style>
    <style:style style:name="gr5" style:family="graphic" style:parent-style-name="standard">
      <style:graphic-properties draw:textarea-horizontal-align="justify" draw:textarea-vertical-align="middle" draw:auto-grow-height="false" fo:min-height="1.251cm" fo:min-width="2.068cm"/>
    </style:style>
    <style:style style:name="gr6" style:family="graphic" style:parent-style-name="standard">
      <style:graphic-properties draw:textarea-horizontal-align="justify" draw:textarea-vertical-align="middle" draw:auto-grow-height="false" fo:min-height="1.51cm" fo:min-width="3.668cm"/>
    </style:style>
    <style:style style:name="gr7" style:family="graphic" style:parent-style-name="standard">
      <style:graphic-properties draw:textarea-vertical-align="middle"/>
    </style:style>
    <style:style style:name="gr8" style:family="graphic" style:parent-style-name="standard">
      <style:graphic-properties svg:stroke-color="#000000" draw:marker-end="Symmetric_20_Arrow"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1.64cm"/>
    </style:style>
    <style:style style:name="P1" style:family="paragraph">
      <style:paragraph-properties fo:text-align="center"/>
    </style:style>
    <style:style style:name="P2" style:family="paragraph">
      <style:paragraph-properties fo:text-align="center"/>
      <style:text-properties fo:font-size="12pt" fo:font-weight="normal" style:font-size-asian="12pt" style:font-weight-asian="normal" style:font-size-complex="12pt" style:font-weight-complex="normal"/>
    </style:style>
    <style:style style:name="P3" style:family="paragraph">
      <style:paragraph-properties fo:text-align="center"/>
      <style:text-properties fo:font-weight="bold" style:font-weight-asian="bold" style:font-weight-complex="bold"/>
    </style:style>
    <style:style style:name="P4" style:family="paragraph">
      <style:paragraph-properties fo:text-align="start"/>
    </style:style>
    <style:style style:name="P5" style:family="paragraph">
      <loext:graphic-properties draw:fill="none"/>
      <style:paragraph-properties fo:text-align="start"/>
    </style:style>
    <style:style style:name="P6" style:family="paragraph">
      <loext:graphic-properties draw:fill="none"/>
      <style:paragraph-properties fo:text-align="center"/>
    </style:style>
    <style:style style:name="P7" style:family="paragraph">
      <loext:graphic-properties draw:fill="none" draw:fill-color="#ffffff"/>
      <style:text-properties fo:font-size="10pt" style:font-size-asian="10pt"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2.7cm" svg:height="1cm" svg:x="4.7cm" svg:y="1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xml:id="id1" draw:id="id1" draw:layer="layout" svg:width="3.1cm" svg:height="1.4cm" svg:x="4.5cm" svg:y="4.4cm">
          <text:p text:style-name="P1"><text:span text:style-name="T2">Wait For Event</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 draw:text-style-name="P5" xml:id="id2" draw:id="id2" draw:layer="layout" svg:width="5.1cm" svg:height="2.6cm" svg:x="9.4cm" svg:y="3.8cm">
          <text:p text:style-name="P4">Valid events are:</text:p>
          <text:p text:style-name="P4"><text:span text:style-name="T2">GPRSFLG</text:span></text:p>
          <text:p text:style-name="P4"><text:span text:style-name="T2">SMSRECEIVE</text:span></text:p>
          <text:p text:style-name="P4"><text:span text:style-name="T2">HTTPSETS</text:span></text:p>
          <text:p text:style-name="P4"><text:span text:style-name="T2">HTTPSIG</text:span></text:p>
          <draw:enhanced-geometry svg:viewBox="0 0 21600 21600" draw:type="rectangle" draw:enhanced-path="M 0 0 L 21600 0 21600 21600 0 21600 0 0 Z N"/>
        </draw:custom-shape>
        <draw:custom-shape draw:style-name="gr4" draw:text-style-name="P1" xml:id="id5" draw:id="id5" draw:layer="layout" svg:width="4.3cm" svg:height="1.9cm" svg:x="3.9cm" svg:y="6.9cm">
          <text:p text:style-name="P1">Store event to</text:p>
          <text:p text:style-name="P1"><text:s/><text:span text:style-name="T2">ClkEvent</text:span></text:p>
          <text:p text:style-name="P1">Repetition clock</text:p>
          <text:p text:style-name="P1"><text:s/>argument</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5" draw:text-style-name="P1" xml:id="id6" draw:id="id6" draw:layer="layout" svg:width="4.3cm" svg:height="1.5cm" svg:x="3.9cm" svg:y="9.7cm">
          <text:p text:style-name="P1">Initialize Variables</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6" draw:text-style-name="P1" xml:id="id7" draw:id="id7" draw:layer="layout" svg:width="4.5cm" svg:height="1.9cm" svg:x="3.8cm" svg:y="12.3cm">
          <text:p text:style-name="P1">Enter GSM Finite State</text:p>
          <text:p text:style-name="P1">Machine Loop</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1" draw:layer="layout" svg:x1="7.6cm" svg:y1="5.1cm" svg:x2="9.4cm" svg:y2="5.1cm" draw:start-shape="id1" draw:start-glue-point="7" draw:end-shape="id2" draw:end-glue-point="3" svg:d="M7600 5100h1800" svg:viewBox="0 0 1801 1">
          <text:p/>
        </draw:connector>
        <draw:connector draw:style-name="gr8" draw:text-style-name="P1" draw:layer="layout" svg:x1="6.05cm" svg:y1="2cm" svg:x2="6.05cm" svg:y2="3.1cm" draw:start-shape="id3" draw:start-glue-point="6" draw:end-shape="id4" draw:end-glue-point="4" svg:d="M6050 2000v1100" svg:viewBox="0 0 1 1101">
          <text:p/>
        </draw:connector>
        <draw:connector draw:style-name="gr8" draw:text-style-name="P1" draw:layer="layout" svg:x1="6.05cm" svg:y1="5.69cm" svg:x2="6.05cm" svg:y2="6.9cm" draw:start-shape="id1" draw:start-glue-point="6" draw:end-shape="id5" draw:end-glue-point="4" svg:d="M6050 5690v1210" svg:viewBox="0 0 1 1211">
          <text:p/>
        </draw:connector>
        <draw:connector draw:style-name="gr8" draw:text-style-name="P1" draw:layer="layout" svg:x1="6.05cm" svg:y1="8.8cm" svg:x2="6.05cm" svg:y2="9.7cm" draw:start-shape="id5" draw:start-glue-point="6" draw:end-shape="id6" draw:end-glue-point="4" svg:d="M6050 8800v900" svg:viewBox="0 0 1 901">
          <text:p/>
        </draw:connector>
        <draw:connector draw:style-name="gr8" draw:text-style-name="P1" draw:layer="layout" svg:x1="6.05cm" svg:y1="11.2cm" svg:x2="6.05cm" svg:y2="12.3cm" draw:start-shape="id6" draw:start-glue-point="6" draw:end-shape="id7" draw:end-glue-point="4" svg:d="M6050 11200v1100" svg:viewBox="0 0 1 1101">
          <text:p/>
        </draw:connector>
        <draw:custom-shape draw:style-name="gr9" draw:text-style-name="P1" xml:id="id4" draw:id="id4" draw:layer="layout" svg:width="0.3cm" svg:height="0.3cm" svg:x="5.9cm" svg:y="3.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1" draw:layer="layout" svg:x1="6.05cm" svg:y1="3.4cm" svg:x2="6.05cm" svg:y2="4.539cm" draw:start-shape="id4" draw:start-glue-point="8" draw:end-shape="id1" draw:end-glue-point="4" svg:d="M6050 3400v1139" svg:viewBox="0 0 1 1140">
          <text:p/>
        </draw:connector>
        <draw:connector draw:style-name="gr10" draw:text-style-name="P6" draw:layer="layout" draw:line-skew="-0.499cm" svg:x1="3.8cm" svg:y1="13.25cm" svg:x2="5.9cm" svg:y2="3.25cm" draw:start-shape="id7" draw:start-glue-point="5" draw:end-shape="id4" draw:end-glue-point="6" svg:d="M3800 13250h-1000v-10000h3100" svg:viewBox="0 0 3101 10001">
          <text:p/>
        </draw:connector>
        <draw:frame draw:style-name="gr11" draw:text-style-name="P7" draw:layer="layout" svg:width="2.14cm" svg:height="0.645cm" draw:transform="rotate (1.5707963267949) translate (2.2cm 13.4cm)">
          <draw:text-box>
            <text:p><text:span text:style-name="T3">FSM End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244cm" fo:min-width="2.296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7cm" fo:min-width="0.65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1.85cm" fo:min-width="4cm"/>
    </style:style>
    <style:style style:name="gr8" style:family="graphic" style:parent-style-name="standard">
      <style:graphic-properties draw:textarea-horizontal-align="justify" draw:textarea-vertical-align="middle" draw:auto-grow-height="false" fo:min-height="0.75cm" fo:min-width="2.2cm"/>
    </style:style>
    <style:style style:name="gr9" style:family="graphic" style:parent-style-name="standard">
      <style:graphic-properties draw:textarea-horizontal-align="justify" draw:textarea-vertical-align="middle" draw:auto-grow-height="false" fo:min-height="0.45cm" fo:min-width="2.2cm"/>
    </style:style>
    <style:style style:name="gr10" style:family="graphic" style:parent-style-name="standard">
      <style:graphic-properties draw:textarea-horizontal-align="justify" draw:textarea-vertical-align="middle" draw:auto-grow-height="false" fo:min-height="0.45cm" fo:min-width="2.999cm"/>
    </style:style>
    <style:style style:name="gr11" style:family="graphic" style:parent-style-name="standard">
      <style:graphic-properties draw:textarea-horizontal-align="justify" draw:textarea-vertical-align="middle" draw:auto-grow-height="false" fo:min-height="0.748cm" fo:min-width="2.999cm"/>
    </style:style>
    <style:style style:name="gr12" style:family="graphic" style:parent-style-name="standard">
      <style:graphic-properties draw:textarea-horizontal-align="justify" draw:textarea-vertical-align="middle" draw:auto-grow-height="false" fo:min-height="0.447cm" fo:min-width="2.999cm"/>
    </style:style>
    <style:style style:name="gr13" style:family="graphic" style:parent-style-name="standard">
      <style:graphic-properties draw:textarea-horizontal-align="justify" draw:textarea-vertical-align="middle" draw:auto-grow-height="false" fo:min-height="0.65cm" fo:min-width="4.6cm"/>
    </style:style>
    <style:style style:name="gr14" style:family="graphic" style:parent-style-name="standard">
      <style:graphic-properties draw:textarea-horizontal-align="justify" draw:textarea-vertical-align="middle" draw:auto-grow-height="false" fo:min-height="1.05cm" fo:min-width="2.6cm"/>
    </style:style>
    <style:style style:name="gr15" style:family="graphic" style:parent-style-name="standard">
      <style:graphic-properties draw:textarea-horizontal-align="justify" draw:textarea-vertical-align="middle" draw:auto-grow-height="false" fo:min-height="0.349cm" fo:min-width="2.799cm"/>
    </style:style>
    <style:style style:name="gr16" style:family="graphic" style:parent-style-name="standard">
      <style:graphic-properties draw:textarea-horizontal-align="justify" draw:textarea-vertical-align="middle" draw:auto-grow-height="false" fo:min-height="0.45cm" fo:min-width="2.4cm"/>
    </style:style>
    <style:style style:name="gr17" style:family="graphic" style:parent-style-name="standard">
      <style:graphic-properties draw:textarea-horizontal-align="justify" draw:textarea-vertical-align="middle" draw:auto-grow-height="false" fo:min-height="0.174cm" fo:min-width="1.03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0.7cm" svg:x="6cm" svg:y="1.1cm">
          <text:p text:style-name="P1">Ack Process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4" draw:id="id4" draw:layer="layout" svg:width="0.3cm" svg:height="0.3cm" svg:x="18.5cm" svg:y="5.9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3" draw:text-style-name="P1" xml:id="id2" draw:id="id2" draw:layer="layout" svg:width="2.3cm" svg:height="1.9cm" svg:x="6.4cm" svg:y="2.5cm">
          <text:p text:style-name="P1">Valid Ack</text:p>
          <text:p text:style-name="P1">answer?</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7.55cm" svg:y1="1.8cm" svg:x2="7.55cm" svg:y2="2.5cm" draw:start-shape="id1" draw:start-glue-point="6" draw:end-shape="id2" draw:end-glue-point="4" svg:d="M7550 1800v700" svg:viewBox="0 0 1 701">
          <text:p/>
        </draw:connector>
        <draw:frame draw:style-name="gr5" draw:text-style-name="P3" xml:id="id3" draw:id="id3" draw:layer="layout" svg:width="3.546cm" svg:height="1.039cm" svg:x="2.1cm" svg:y="2.761cm">
          <draw:text-box>
            <text:p>TIMEOUTRUN = 1,</text:p>
            <text:p>DATASEND = 1</text:p>
          </draw:text-box>
        </draw:frame>
        <draw:connector draw:style-name="gr6" draw:text-style-name="P2" draw:layer="layout" draw:type="line" svg:x1="6.4cm" svg:y1="3.45cm" svg:x2="5.646cm" svg:y2="3.28cm" draw:start-shape="id2" draw:end-shape="id3" draw:end-glue-point="1" svg:d="M6400 3450l-754-170" svg:viewBox="0 0 755 171">
          <text:p/>
        </draw:connector>
        <draw:connector draw:style-name="gr4" draw:text-style-name="P2" draw:layer="layout" svg:x1="8.7cm" svg:y1="3.45cm" svg:x2="18.65cm" svg:y2="5.9cm" draw:start-shape="id2" draw:start-glue-point="7" draw:end-shape="id4" draw:end-glue-point="4" svg:d="M8700 3450h9950v2450" svg:viewBox="0 0 9951 2451">
          <text:p/>
        </draw:connector>
        <draw:frame draw:style-name="gr5" draw:text-style-name="P3" draw:layer="layout" svg:width="0.951cm" svg:height="0.645cm" svg:x="8.5cm" svg:y="2.855cm">
          <draw:text-box>
            <text:p>No</text:p>
          </draw:text-box>
        </draw:frame>
        <draw:custom-shape draw:style-name="gr3" draw:text-style-name="P1" xml:id="id5" draw:id="id5" draw:layer="layout" svg:width="2.3cm" svg:height="1.9cm" svg:x="6.401cm" svg:y="5.101cm">
          <text:p text:style-name="P1">Packet</text:p>
          <text:p text:style-name="P1">match?</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7.55cm" svg:y1="4.4cm" svg:x2="7.551cm" svg:y2="5.101cm" draw:start-shape="id2" draw:start-glue-point="6" draw:end-shape="id5" draw:end-glue-point="4" svg:d="M7550 4400v351h1v350" svg:viewBox="0 0 2 702">
          <text:p/>
        </draw:connector>
        <draw:frame draw:style-name="gr5" draw:text-style-name="P3" draw:layer="layout" svg:width="1.069cm" svg:height="0.645cm" svg:x="7.4cm" svg:y="6.9cm">
          <draw:text-box>
            <text:p>Yes</text:p>
          </draw:text-box>
        </draw:frame>
        <draw:frame draw:style-name="gr5" draw:text-style-name="P3" xml:id="id6" draw:id="id6" draw:layer="layout" svg:width="4.701cm" svg:height="1.433cm" svg:x="1cm" svg:y="5cm">
          <draw:text-box>
            <text:p>Session No and Packet No</text:p>
            <text:p>must be matched to the</text:p>
            <text:p>Data packet sent</text:p>
          </draw:text-box>
        </draw:frame>
        <draw:connector draw:style-name="gr6" draw:text-style-name="P2" draw:layer="layout" draw:type="line" svg:x1="6.401cm" svg:y1="6.051cm" svg:x2="5.701cm" svg:y2="5.716cm" draw:start-shape="id5" draw:start-glue-point="5" draw:end-shape="id6" draw:end-glue-point="1" svg:d="M6401 6051l-700-335" svg:viewBox="0 0 701 336">
          <text:p/>
        </draw:connector>
        <draw:connector draw:style-name="gr4" draw:text-style-name="P2" draw:layer="layout" svg:x1="8.701cm" svg:y1="6.051cm" svg:x2="18.5cm" svg:y2="6.05cm" draw:start-shape="id5" draw:start-glue-point="7" draw:end-shape="id4" draw:end-glue-point="6" svg:d="M8701 6051h4900v-1h4899" svg:viewBox="0 0 9800 2">
          <text:p/>
        </draw:connector>
        <draw:frame draw:style-name="gr5" draw:text-style-name="P3" draw:layer="layout" svg:width="0.951cm" svg:height="0.645cm" svg:x="8.549cm" svg:y="5.455cm">
          <draw:text-box>
            <text:p>No</text:p>
          </draw:text-box>
        </draw:frame>
        <draw:custom-shape draw:style-name="gr7" draw:text-style-name="P1" xml:id="id7" draw:id="id7" draw:layer="layout" svg:width="4.5cm" svg:height="2.1cm" svg:x="5.3cm" svg:y="7.8cm">
          <text:p text:style-name="P1">Stop RFTimeout,</text:p>
          <text:p text:style-name="P1">Reset TIMEOUTRUN flag,</text:p>
          <text:p text:style-name="P1">Reset DATASEND flag,</text:p>
          <text:p text:style-name="P1">Reset RESET flag,</text:p>
          <text:p text:style-name="P1">Reset PARAMSREQ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7.551cm" svg:y1="7.001cm" svg:x2="7.55cm" svg:y2="7.8cm" draw:start-shape="id5" draw:start-glue-point="6" draw:end-shape="id7" draw:end-glue-point="4" svg:d="M7551 7001v400h-1v399" svg:viewBox="0 0 2 800">
          <text:p/>
        </draw:connector>
        <draw:frame draw:style-name="gr5" draw:text-style-name="P3" draw:layer="layout" svg:width="1.069cm" svg:height="0.645cm" svg:x="7.401cm" svg:y="4.201cm">
          <draw:text-box>
            <text:p>Yes</text:p>
          </draw:text-box>
        </draw:frame>
        <draw:custom-shape draw:style-name="gr3" draw:text-style-name="P1" xml:id="id8" draw:id="id8" draw:layer="layout" svg:width="2.3cm" svg:height="1.9cm" svg:x="2.202cm" svg:y="10.502cm">
          <text:p text:style-name="P1">Ack</text:p>
          <text:p text:style-name="P1">Packe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1" xml:id="id9" draw:id="id9" draw:layer="layout" svg:width="2.3cm" svg:height="1.9cm" svg:x="6.403cm" svg:y="10.503cm">
          <text:p text:style-name="P1">PAck</text:p>
          <text:p text:style-name="P1">Packe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1" xml:id="id10" draw:id="id10" draw:layer="layout" svg:width="2.3cm" svg:height="1.9cm" svg:x="10.504cm" svg:y="10.504cm">
          <text:p text:style-name="P1">NAck</text:p>
          <text:p text:style-name="P1">Packe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5.3cm" svg:y1="8.85cm" svg:x2="3.352cm" svg:y2="10.502cm" draw:start-shape="id7" draw:start-glue-point="5" draw:end-shape="id8" draw:end-glue-point="4" svg:d="M5300 8850h-1948v1652" svg:viewBox="0 0 1949 1653">
          <text:p/>
        </draw:connector>
        <draw:connector draw:style-name="gr4" draw:text-style-name="P2" draw:layer="layout" svg:x1="4.502cm" svg:y1="11.452cm" svg:x2="6.403cm" svg:y2="11.453cm" draw:start-shape="id8" draw:start-glue-point="7" draw:end-shape="id9" draw:end-glue-point="5" svg:d="M4502 11452h951v1h950" svg:viewBox="0 0 1902 2">
          <text:p/>
        </draw:connector>
        <draw:connector draw:style-name="gr4" draw:text-style-name="P2" draw:layer="layout" svg:x1="8.703cm" svg:y1="11.453cm" svg:x2="10.504cm" svg:y2="11.454cm" draw:start-shape="id9" draw:start-glue-point="7" draw:end-shape="id10" draw:end-glue-point="5" svg:d="M8703 11453h901v1h900" svg:viewBox="0 0 1802 2">
          <text:p/>
        </draw:connector>
        <draw:frame draw:style-name="gr5" draw:text-style-name="P3" draw:layer="layout" svg:width="0.951cm" svg:height="0.645cm" svg:x="4.302cm" svg:y="10.902cm">
          <draw:text-box>
            <text:p>No</text:p>
          </draw:text-box>
        </draw:frame>
        <draw:frame draw:style-name="gr5" draw:text-style-name="P3" draw:layer="layout" svg:width="0.951cm" svg:height="0.645cm" svg:x="8.403cm" svg:y="10.903cm">
          <draw:text-box>
            <text:p>No</text:p>
          </draw:text-box>
        </draw:frame>
        <draw:frame draw:style-name="gr5" draw:text-style-name="P3" draw:layer="layout" svg:width="0.951cm" svg:height="0.645cm" svg:x="12.604cm" svg:y="10.904cm">
          <draw:text-box>
            <text:p>No</text:p>
          </draw:text-box>
        </draw:frame>
        <draw:custom-shape draw:style-name="gr8" draw:text-style-name="P1" xml:id="id11" draw:id="id11" draw:layer="layout" svg:width="2.7cm" svg:height="1cm" svg:x="2cm" svg:y="13.1cm">
          <text:p text:style-name="P1">Set All events</text:p>
          <text:p text:style-name="P1">were accepted</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3.352cm" svg:y1="12.402cm" svg:x2="3.35cm" svg:y2="13.1cm" draw:start-shape="id8" draw:start-glue-point="6" draw:end-shape="id11" draw:end-glue-point="4" svg:d="M3352 12402v350h-2v348" svg:viewBox="0 0 3 699">
          <text:p/>
        </draw:connector>
        <draw:custom-shape draw:style-name="gr3" draw:text-style-name="P1" xml:id="id12" draw:id="id12" draw:layer="layout" svg:width="2.3cm" svg:height="1.9cm" svg:x="2.204cm" svg:y="14.804cm">
          <text:p text:style-name="P1">RESET</text:p>
          <text:p text:style-name="P1">parameter<text:line-break/>received?</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5" draw:text-style-name="P3" draw:layer="layout" svg:width="1.069cm" svg:height="0.645cm" svg:x="3.201cm" svg:y="12.201cm">
          <draw:text-box>
            <text:p>Yes</text:p>
          </draw:text-box>
        </draw:frame>
        <draw:connector draw:style-name="gr4" draw:text-style-name="P2" draw:layer="layout" svg:x1="3.35cm" svg:y1="14.1cm" svg:x2="3.354cm" svg:y2="14.804cm" draw:start-shape="id11" draw:start-glue-point="6" draw:end-shape="id12" draw:end-glue-point="4" svg:d="M3350 14100v353h4v351" svg:viewBox="0 0 5 705">
          <text:p/>
        </draw:connector>
        <draw:custom-shape draw:style-name="gr9" draw:text-style-name="P1" xml:id="id13" draw:id="id13" draw:layer="layout" svg:width="2.7cm" svg:height="0.7cm" svg:x="2cm" svg:y="17.4cm">
          <text:p text:style-name="P1">Set RESET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3.354cm" svg:y1="16.704cm" svg:x2="3.35cm" svg:y2="17.4cm" draw:start-shape="id12" draw:start-glue-point="6" draw:end-shape="id13" draw:end-glue-point="4" svg:d="M3354 16704v349h-4v347" svg:viewBox="0 0 5 697">
          <text:p/>
        </draw:connector>
        <draw:frame draw:style-name="gr5" draw:text-style-name="P3" draw:layer="layout" svg:width="1.069cm" svg:height="0.645cm" svg:x="3.202cm" svg:y="16.502cm">
          <draw:text-box>
            <text:p>Yes</text:p>
          </draw:text-box>
        </draw:frame>
        <draw:custom-shape draw:style-name="gr2" draw:text-style-name="P1" xml:id="id14" draw:id="id14" draw:layer="layout" svg:width="0.3cm" svg:height="0.3cm" svg:x="3.201cm" svg:y="18.7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3.35cm" svg:y1="18.1cm" svg:x2="3.351cm" svg:y2="18.701cm" draw:start-shape="id13" draw:start-glue-point="6" draw:end-shape="id14" draw:end-glue-point="4" svg:d="M3350 18100v301h1v300" svg:viewBox="0 0 2 602">
          <text:p/>
        </draw:connector>
        <draw:connector draw:style-name="gr4" draw:text-style-name="P2" draw:layer="layout" draw:line-skew="-0.303cm" svg:x1="2.204cm" svg:y1="15.754cm" svg:x2="3.201cm" svg:y2="18.851cm" draw:start-shape="id12" draw:start-glue-point="5" draw:end-shape="id14" draw:end-glue-point="6" svg:d="M2204 15754h-804v3097h1801" svg:viewBox="0 0 1802 3098">
          <text:p/>
        </draw:connector>
        <draw:frame draw:style-name="gr5" draw:text-style-name="P3" draw:layer="layout" svg:width="0.951cm" svg:height="0.645cm" svg:x="1.503cm" svg:y="15.203cm">
          <draw:text-box>
            <text:p>No</text:p>
          </draw:text-box>
        </draw:frame>
        <draw:custom-shape draw:style-name="gr10" draw:text-style-name="P1" xml:id="id15" draw:id="id15" draw:layer="layout" svg:width="3.499cm" svg:height="0.7cm" svg:x="1.601cm" svg:y="19.601cm">
          <text:p text:style-name="P1">Set PARAMSOK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3.351cm" svg:y1="19.001cm" svg:x2="3.351cm" svg:y2="19.601cm" draw:start-shape="id14" draw:start-glue-point="8" draw:end-shape="id15" draw:end-glue-point="4" svg:d="M3351 19001v600" svg:viewBox="0 0 1 601">
          <text:p/>
        </draw:connector>
        <draw:custom-shape draw:style-name="gr8" draw:text-style-name="P1" xml:id="id16" draw:id="id16" draw:layer="layout" svg:width="2.7cm" svg:height="1cm" svg:x="6.201cm" svg:y="13.101cm">
          <text:p text:style-name="P1">Set events that</text:p>
          <text:p text:style-name="P1">were accepted</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7.553cm" svg:y1="12.403cm" svg:x2="7.551cm" svg:y2="13.101cm" draw:start-shape="id9" draw:start-glue-point="6" draw:end-shape="id16" draw:end-glue-point="4" svg:d="M7553 12403v350h-2v348" svg:viewBox="0 0 3 699">
          <text:p/>
        </draw:connector>
        <draw:frame draw:style-name="gr5" draw:text-style-name="P3" draw:layer="layout" svg:width="1.069cm" svg:height="0.645cm" svg:x="7.402cm" svg:y="12.202cm">
          <draw:text-box>
            <text:p>Yes</text:p>
          </draw:text-box>
        </draw:frame>
        <draw:custom-shape draw:style-name="gr3" draw:text-style-name="P1" xml:id="id17" draw:id="id17" draw:layer="layout" svg:width="2.3cm" svg:height="1.9cm" svg:x="6.404cm" svg:y="14.805cm">
          <text:p text:style-name="P1">RESET</text:p>
          <text:p text:style-name="P1">parameter<text:line-break/>receive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7.551cm" svg:y1="14.101cm" svg:x2="7.554cm" svg:y2="14.805cm" draw:start-shape="id16" draw:start-glue-point="6" draw:end-shape="id17" draw:end-glue-point="4" svg:d="M7551 14101v353h3v351" svg:viewBox="0 0 4 705">
          <text:p/>
        </draw:connector>
        <draw:custom-shape draw:style-name="gr9" draw:text-style-name="P1" xml:id="id18" draw:id="id18" draw:layer="layout" svg:width="2.7cm" svg:height="0.7cm" svg:x="6.2cm" svg:y="17.401cm">
          <text:p text:style-name="P1">Set RESET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7.554cm" svg:y1="16.705cm" svg:x2="7.55cm" svg:y2="17.401cm" draw:start-shape="id17" draw:start-glue-point="6" draw:end-shape="id18" draw:end-glue-point="4" svg:d="M7554 16705v349h-4v347" svg:viewBox="0 0 5 697">
          <text:p/>
        </draw:connector>
        <draw:frame draw:style-name="gr5" draw:text-style-name="P3" draw:layer="layout" svg:width="1.069cm" svg:height="0.645cm" svg:x="7.402cm" svg:y="16.503cm">
          <draw:text-box>
            <text:p>Yes</text:p>
          </draw:text-box>
        </draw:frame>
        <draw:custom-shape draw:style-name="gr2" draw:text-style-name="P1" xml:id="id19" draw:id="id19" draw:layer="layout" svg:width="0.3cm" svg:height="0.3cm" svg:x="7.401cm" svg:y="18.7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7.55cm" svg:y1="18.101cm" svg:x2="7.551cm" svg:y2="18.702cm" draw:start-shape="id18" draw:start-glue-point="6" draw:end-shape="id19" draw:end-glue-point="4" svg:d="M7550 18101v301h1v300" svg:viewBox="0 0 2 602">
          <text:p/>
        </draw:connector>
        <draw:connector draw:style-name="gr4" draw:text-style-name="P2" draw:layer="layout" draw:line-skew="-0.303cm" svg:x1="6.404cm" svg:y1="15.755cm" svg:x2="7.401cm" svg:y2="18.852cm" draw:start-shape="id17" draw:start-glue-point="5" draw:end-shape="id19" draw:end-glue-point="6" svg:d="M6404 15755h-804v3097h1801" svg:viewBox="0 0 1802 3098">
          <text:p/>
        </draw:connector>
        <draw:frame draw:style-name="gr5" draw:text-style-name="P3" draw:layer="layout" svg:width="0.951cm" svg:height="0.645cm" svg:x="5.703cm" svg:y="15.204cm">
          <draw:text-box>
            <text:p>No</text:p>
          </draw:text-box>
        </draw:frame>
        <draw:custom-shape draw:style-name="gr11" draw:text-style-name="P1" xml:id="id20" draw:id="id20" draw:layer="layout" svg:width="3.499cm" svg:height="0.998cm" svg:x="5.801cm" svg:y="19.602cm">
          <text:p text:style-name="P1">Set PARAMSOK flag</text:p>
          <text:p text:style-name="P1">Set ENDDATA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7.551cm" svg:y1="19.002cm" svg:x2="7.551cm" svg:y2="19.602cm" draw:start-shape="id19" draw:start-glue-point="8" draw:end-shape="id20" draw:end-glue-point="4" svg:d="M7551 19002v600" svg:viewBox="0 0 1 601">
          <text:p/>
        </draw:connector>
        <draw:custom-shape draw:style-name="gr8" draw:text-style-name="P1" xml:id="id21" draw:id="id21" draw:layer="layout" svg:width="2.7cm" svg:height="1cm" svg:x="10.302cm" svg:y="13.102cm">
          <text:p text:style-name="P1">Set No events</text:p>
          <text:p text:style-name="P1">were accepted</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1.654cm" svg:y1="12.404cm" svg:x2="11.652cm" svg:y2="13.102cm" draw:start-shape="id10" draw:start-glue-point="6" draw:end-shape="id21" draw:end-glue-point="4" svg:d="M11654 12404v350h-2v348" svg:viewBox="0 0 3 699">
          <text:p/>
        </draw:connector>
        <draw:frame draw:style-name="gr5" draw:text-style-name="P3" draw:layer="layout" svg:width="1.069cm" svg:height="0.645cm" svg:x="11.503cm" svg:y="12.203cm">
          <draw:text-box>
            <text:p>Yes</text:p>
          </draw:text-box>
        </draw:frame>
        <draw:custom-shape draw:style-name="gr8" draw:text-style-name="P1" xml:id="id22" draw:id="id22" draw:layer="layout" svg:width="2.7cm" svg:height="1cm" svg:x="13.803cm" svg:y="13.103cm">
          <text:p text:style-name="P1">Set No events</text:p>
          <text:p text:style-name="P1">were accepted</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2.804cm" svg:y1="11.454cm" svg:x2="15.153cm" svg:y2="13.103cm" draw:start-shape="id10" draw:start-glue-point="7" draw:end-shape="id22" draw:end-glue-point="4" svg:d="M12804 11454h2349v1649" svg:viewBox="0 0 2350 1650">
          <text:p/>
        </draw:connector>
        <draw:custom-shape draw:style-name="gr8" draw:text-style-name="P1" xml:id="id23" draw:id="id23" draw:layer="layout" svg:width="2.7cm" svg:height="1cm" svg:x="10.303cm" svg:y="14.803cm">
          <text:p text:style-name="P1">Retry sending</text:p>
          <text:p text:style-name="P1">last Data packet</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1.652cm" svg:y1="14.102cm" svg:x2="11.653cm" svg:y2="14.803cm" draw:start-shape="id21" draw:start-glue-point="6" draw:end-shape="id23" draw:end-glue-point="4" svg:d="M11652 14102v351h1v350" svg:viewBox="0 0 2 702">
          <text:p/>
        </draw:connector>
        <draw:custom-shape draw:style-name="gr3" draw:text-style-name="P1" xml:id="id24" draw:id="id24" draw:layer="layout" svg:width="2.3cm" svg:height="1.9cm" svg:x="10.5cm" svg:y="16.6cm">
          <text:p text:style-name="P1">Out of</text:p>
          <text:p text:style-name="P1">retries?</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11.653cm" svg:y1="15.803cm" svg:x2="11.65cm" svg:y2="16.6cm" draw:start-shape="id23" draw:start-glue-point="6" draw:end-shape="id24" draw:end-glue-point="4" svg:d="M11653 15803v399h-3v398" svg:viewBox="0 0 4 798">
          <text:p/>
        </draw:connector>
        <draw:custom-shape draw:style-name="gr12" draw:text-style-name="P1" xml:id="id25" draw:id="id25" draw:layer="layout" svg:width="3.499cm" svg:height="0.697cm" svg:x="9.901cm" svg:y="19.603cm">
          <text:p text:style-name="P1">Set ENDDATA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1.65cm" svg:y1="18.5cm" svg:x2="11.651cm" svg:y2="19.603cm" draw:start-shape="id24" draw:start-glue-point="6" draw:end-shape="id25" draw:end-glue-point="4" svg:d="M11650 18500v552h1v551" svg:viewBox="0 0 2 1104">
          <text:p/>
        </draw:connector>
        <draw:frame draw:style-name="gr5" draw:text-style-name="P3" draw:layer="layout" svg:width="1.069cm" svg:height="0.645cm" svg:x="11.503cm" svg:y="18.304cm">
          <draw:text-box>
            <text:p>Yes</text:p>
          </draw:text-box>
        </draw:frame>
        <draw:custom-shape draw:style-name="gr2" draw:text-style-name="P1" xml:id="id26" draw:id="id26" draw:layer="layout" svg:width="0.3cm" svg:height="0.3cm" svg:x="15.001cm" svg:y="17.4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12.8cm" svg:y1="17.55cm" svg:x2="15.001cm" svg:y2="17.551cm" draw:start-shape="id24" draw:start-glue-point="7" draw:end-shape="id26" draw:end-glue-point="6" svg:d="M12800 17550h1101v1h1100" svg:viewBox="0 0 2202 2">
          <text:p/>
        </draw:connector>
        <draw:connector draw:style-name="gr4" draw:text-style-name="P2" draw:layer="layout" svg:x1="15.153cm" svg:y1="14.103cm" svg:x2="15.151cm" svg:y2="17.401cm" draw:start-shape="id22" draw:start-glue-point="6" draw:end-shape="id26" draw:end-glue-point="4" svg:d="M15153 14103v1650h-2v1648" svg:viewBox="0 0 3 3299">
          <text:p/>
        </draw:connector>
        <draw:frame draw:style-name="gr5" draw:text-style-name="P3" draw:layer="layout" svg:width="0.951cm" svg:height="0.645cm" svg:x="12.605cm" svg:y="17.005cm">
          <draw:text-box>
            <text:p>No</text:p>
          </draw:text-box>
        </draw:frame>
        <draw:custom-shape draw:style-name="gr2" draw:text-style-name="P1" xml:id="id28" draw:id="id28" draw:layer="layout" svg:width="0.3cm" svg:height="0.3cm" svg:x="7.402cm" svg:y="21.1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27" draw:id="id27" draw:layer="layout" svg:width="0.3cm" svg:height="0.3cm" svg:x="11.503cm" svg:y="21.1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11.651cm" svg:y1="20.3cm" svg:x2="11.653cm" svg:y2="21.104cm" draw:start-shape="id25" draw:start-glue-point="6" draw:end-shape="id27" draw:end-glue-point="4" svg:d="M11651 20300v402h2v402" svg:viewBox="0 0 3 805">
          <text:p/>
        </draw:connector>
        <draw:connector draw:style-name="gr4" draw:text-style-name="P2" draw:layer="layout" svg:x1="15.151cm" svg:y1="17.701cm" svg:x2="11.803cm" svg:y2="21.254cm" draw:start-shape="id26" draw:start-glue-point="8" draw:end-shape="id27" draw:end-glue-point="10" svg:d="M15151 17701v3553h-3348" svg:viewBox="0 0 3349 3554">
          <text:p/>
        </draw:connector>
        <draw:connector draw:style-name="gr4" draw:text-style-name="P2" draw:layer="layout" svg:x1="3.351cm" svg:y1="20.301cm" svg:x2="7.402cm" svg:y2="21.253cm" draw:start-shape="id15" draw:start-glue-point="6" draw:end-shape="id28" draw:end-glue-point="6" svg:d="M3351 20301v952h4051" svg:viewBox="0 0 4052 953">
          <text:p/>
        </draw:connector>
        <draw:connector draw:style-name="gr4" draw:text-style-name="P2" draw:layer="layout" svg:x1="11.503cm" svg:y1="21.254cm" svg:x2="7.702cm" svg:y2="21.253cm" draw:start-shape="id27" draw:start-glue-point="6" draw:end-shape="id28" draw:end-glue-point="10" svg:d="M11503 21254h-1900v-1h-1901" svg:viewBox="0 0 3802 2">
          <text:p/>
        </draw:connector>
        <draw:connector draw:style-name="gr4" draw:text-style-name="P2" draw:layer="layout" svg:x1="7.551cm" svg:y1="20.6cm" svg:x2="7.552cm" svg:y2="21.103cm" draw:start-shape="id20" draw:start-glue-point="6" draw:end-shape="id28" draw:end-glue-point="4" svg:d="M7551 20600v252h1v251" svg:viewBox="0 0 2 504">
          <text:p/>
        </draw:connector>
        <draw:custom-shape draw:style-name="gr13" draw:text-style-name="P1" xml:id="id29" draw:id="id29" draw:layer="layout" svg:width="5.1cm" svg:height="0.9cm" svg:x="5cm" svg:y="22.1cm">
          <text:p text:style-name="P1">Remove accepted event</text:p>
          <text:p text:style-name="P1">timestamps from the queue</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7.552cm" svg:y1="21.403cm" svg:x2="7.55cm" svg:y2="22.1cm" draw:start-shape="id28" draw:start-glue-point="8" draw:end-shape="id29" draw:end-glue-point="4" svg:d="M7552 21403v349h-2v348" svg:viewBox="0 0 3 698">
          <text:p/>
        </draw:connector>
        <draw:custom-shape draw:style-name="gr3" draw:text-style-name="P1" xml:id="id30" draw:id="id30" draw:layer="layout" svg:width="2.3cm" svg:height="1.9cm" svg:x="2.205cm" svg:y="23.605cm">
          <text:p text:style-name="P1">More</text:p>
          <text:p text:style-name="P1">events to</text:p>
          <text:p text:style-name="P1">sen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5cm" svg:y1="22.55cm" svg:x2="3.355cm" svg:y2="23.605cm" draw:start-shape="id29" draw:start-glue-point="5" draw:end-shape="id30" draw:end-glue-point="4" svg:d="M5000 22550h-1645v1055" svg:viewBox="0 0 1646 1056">
          <text:p/>
        </draw:connector>
        <draw:custom-shape draw:style-name="gr3" draw:text-style-name="P1" xml:id="id33" draw:id="id33" draw:layer="layout" svg:width="2.3cm" svg:height="1.9cm" svg:x="6.406cm" svg:y="23.606cm">
          <text:p text:style-name="P1">RESET</text:p>
          <text:p text:style-name="P1">flag se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32" draw:id="id32" draw:layer="layout" svg:width="0.3cm" svg:height="0.3cm" svg:x="5.403cm" svg:y="24.4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1" xml:id="id34" draw:id="id34" draw:layer="layout" svg:width="3.1cm" svg:height="1.3cm" svg:x="6cm" svg:y="26.3cm">
          <text:p text:style-name="P1">TriggerReset(),</text:p>
          <text:p text:style-name="P1">Reset RESET flag,</text:p>
          <text:p text:style-name="P1">SendAckBack()</text:p>
          <draw:enhanced-geometry svg:viewBox="0 0 21600 21600" draw:glue-points="10800 0 0 10800 10800 21600 21600 10800" draw:type="flowchart-process" draw:enhanced-path="M 0 0 L 21600 0 21600 21600 0 21600 0 0 Z N"/>
        </draw:custom-shape>
        <draw:custom-shape draw:style-name="gr15" draw:text-style-name="P1" xml:id="id31" draw:id="id31" draw:layer="layout" svg:width="3.299cm" svg:height="0.599cm" svg:x="1.701cm" svg:y="26.301cm">
          <text:p text:style-name="P1">Set ENDDATA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3.355cm" svg:y1="25.505cm" svg:x2="3.351cm" svg:y2="26.301cm" draw:start-shape="id30" draw:start-glue-point="6" draw:end-shape="id31" draw:end-glue-point="4" svg:d="M3355 25505v398h-4v398" svg:viewBox="0 0 5 797">
          <text:p/>
        </draw:connector>
        <draw:connector draw:style-name="gr4" draw:text-style-name="P2" draw:layer="layout" svg:x1="4.505cm" svg:y1="24.555cm" svg:x2="5.403cm" svg:y2="24.554cm" draw:start-shape="id30" draw:start-glue-point="7" draw:end-shape="id32" draw:end-glue-point="6" svg:d="M4505 24555h450v-1h448" svg:viewBox="0 0 899 2">
          <text:p/>
        </draw:connector>
        <draw:connector draw:style-name="gr4" draw:text-style-name="P2" draw:layer="layout" svg:x1="5cm" svg:y1="26.601cm" svg:x2="5.553cm" svg:y2="24.704cm" draw:start-shape="id31" draw:start-glue-point="7" draw:end-shape="id32" draw:end-glue-point="8" svg:d="M5000 26601h553v-1897" svg:viewBox="0 0 554 1898">
          <text:p/>
        </draw:connector>
        <draw:frame draw:style-name="gr5" draw:text-style-name="P3" draw:layer="layout" svg:width="1.069cm" svg:height="0.645cm" svg:x="4.204cm" svg:y="24.005cm">
          <draw:text-box>
            <text:p>Yes</text:p>
          </draw:text-box>
        </draw:frame>
        <draw:connector draw:style-name="gr4" draw:text-style-name="P2" draw:layer="layout" svg:x1="5.703cm" svg:y1="24.554cm" svg:x2="6.406cm" svg:y2="24.556cm" draw:start-shape="id32" draw:start-glue-point="10" draw:end-shape="id33" draw:end-glue-point="5" svg:d="M5703 24554h352v2h351" svg:viewBox="0 0 704 3">
          <text:p/>
        </draw:connector>
        <draw:frame draw:style-name="gr5" draw:text-style-name="P3" draw:layer="layout" svg:width="0.951cm" svg:height="0.645cm" svg:x="3.204cm" svg:y="25.304cm">
          <draw:text-box>
            <text:p>No</text:p>
          </draw:text-box>
        </draw:frame>
        <draw:connector draw:style-name="gr4" draw:text-style-name="P2" draw:layer="layout" svg:x1="7.556cm" svg:y1="25.506cm" svg:x2="7.55cm" svg:y2="26.3cm" draw:start-shape="id33" draw:start-glue-point="6" draw:end-shape="id34" draw:end-glue-point="4" svg:d="M7556 25506v398h-6v396" svg:viewBox="0 0 7 795">
          <text:p/>
        </draw:connector>
        <draw:frame draw:style-name="gr5" draw:text-style-name="P3" draw:layer="layout" svg:width="0.951cm" svg:height="0.645cm" svg:x="7.405cm" svg:y="25.305cm">
          <draw:text-box>
            <text:p>No</text:p>
          </draw:text-box>
        </draw:frame>
        <draw:custom-shape draw:style-name="gr3" draw:text-style-name="P1" xml:id="id36" draw:id="id36" draw:layer="layout" svg:width="2.3cm" svg:height="1.9cm" svg:x="10.507cm" svg:y="23.607cm">
          <text:p text:style-name="P1">ENDDATA</text:p>
          <text:p text:style-name="P1">flag set?</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35" draw:id="id35" draw:layer="layout" svg:width="0.3cm" svg:height="0.3cm" svg:x="9.504cm" svg:y="24.4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9.1cm" svg:y1="26.95cm" svg:x2="9.654cm" svg:y2="24.705cm" draw:start-shape="id34" draw:start-glue-point="7" draw:end-shape="id35" draw:end-glue-point="8" svg:d="M9100 26950h554v-2245" svg:viewBox="0 0 555 2246">
          <text:p/>
        </draw:connector>
        <draw:connector draw:style-name="gr4" draw:text-style-name="P2" draw:layer="layout" svg:x1="8.706cm" svg:y1="24.556cm" svg:x2="9.504cm" svg:y2="24.555cm" draw:start-shape="id33" draw:start-glue-point="7" draw:end-shape="id35" draw:end-glue-point="6" svg:d="M8706 24556h400v-1h398" svg:viewBox="0 0 799 2">
          <text:p/>
        </draw:connector>
        <draw:connector draw:style-name="gr4" draw:text-style-name="P2" draw:layer="layout" svg:x1="9.804cm" svg:y1="24.555cm" svg:x2="10.507cm" svg:y2="24.557cm" draw:start-shape="id35" draw:start-glue-point="10" draw:end-shape="id36" draw:end-glue-point="5" svg:d="M9804 24555h352v2h351" svg:viewBox="0 0 704 3">
          <text:p/>
        </draw:connector>
        <draw:frame draw:style-name="gr5" draw:text-style-name="P3" draw:layer="layout" svg:width="1.069cm" svg:height="0.645cm" svg:x="8.405cm" svg:y="24.006cm">
          <draw:text-box>
            <text:p>Yes</text:p>
          </draw:text-box>
        </draw:frame>
        <draw:custom-shape draw:style-name="gr15" draw:text-style-name="P1" xml:id="id37" draw:id="id37" draw:layer="layout" svg:width="3.299cm" svg:height="0.599cm" svg:x="10.001cm" svg:y="26.301cm">
          <text:p text:style-name="P1">SendEvents(NEW)</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1.657cm" svg:y1="25.507cm" svg:x2="11.651cm" svg:y2="26.301cm" draw:start-shape="id36" draw:start-glue-point="6" draw:end-shape="id37" draw:end-glue-point="4" svg:d="M11657 25507v397h-6v397" svg:viewBox="0 0 7 795">
          <text:p/>
        </draw:connector>
        <draw:custom-shape draw:style-name="gr2" draw:text-style-name="P1" xml:id="id38" draw:id="id38" draw:layer="layout" svg:width="0.3cm" svg:height="0.3cm" svg:x="13.705cm" svg:y="24.4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13.3cm" svg:y1="26.601cm" svg:x2="13.855cm" svg:y2="24.706cm" draw:start-shape="id37" draw:start-glue-point="7" draw:end-shape="id38" draw:end-glue-point="8" svg:d="M13300 26601h555v-1895" svg:viewBox="0 0 556 1896">
          <text:p/>
        </draw:connector>
        <draw:connector draw:style-name="gr4" draw:text-style-name="P2" draw:layer="layout" svg:x1="12.807cm" svg:y1="24.557cm" svg:x2="13.705cm" svg:y2="24.556cm" draw:start-shape="id36" draw:start-glue-point="7" draw:end-shape="id38" draw:end-glue-point="6" svg:d="M12807 24557h450v-1h448" svg:viewBox="0 0 899 2">
          <text:p/>
        </draw:connector>
        <draw:frame draw:style-name="gr5" draw:text-style-name="P3" draw:layer="layout" svg:width="1.069cm" svg:height="0.645cm" svg:x="12.506cm" svg:y="24.007cm">
          <draw:text-box>
            <text:p>Yes</text:p>
          </draw:text-box>
        </draw:frame>
        <draw:frame draw:style-name="gr5" draw:text-style-name="P3" draw:layer="layout" svg:width="0.951cm" svg:height="0.645cm" svg:x="11.506cm" svg:y="25.306cm">
          <draw:text-box>
            <text:p>No</text:p>
          </draw:text-box>
        </draw:frame>
        <draw:custom-shape draw:style-name="gr16" draw:text-style-name="P1" xml:id="id39" draw:id="id39" draw:layer="layout" svg:width="2.9cm" svg:height="0.7cm" svg:x="14.8cm" svg:y="24.2cm">
          <text:p text:style-name="P1">TriggerAck(ACK)</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14.005cm" svg:y1="24.556cm" svg:x2="14.8cm" svg:y2="24.55cm" draw:start-shape="id38" draw:start-glue-point="10" draw:end-shape="id39" draw:end-glue-point="5" svg:d="M14005 24556h398v-6h397" svg:viewBox="0 0 796 7">
          <text:p/>
        </draw:connector>
        <draw:custom-shape draw:style-name="gr2" draw:text-style-name="P1" xml:id="id40" draw:id="id40" draw:layer="layout" svg:width="0.3cm" svg:height="0.3cm" svg:x="18.506cm" svg:y="24.4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17.7cm" svg:y1="24.55cm" svg:x2="18.506cm" svg:y2="24.557cm" draw:start-shape="id39" draw:start-glue-point="7" draw:end-shape="id40" draw:end-glue-point="6" svg:d="M17700 24550h404v7h402" svg:viewBox="0 0 807 8">
          <text:p/>
        </draw:connector>
        <draw:connector draw:style-name="gr4" draw:text-style-name="P2" draw:layer="layout" svg:x1="18.65cm" svg:y1="6.2cm" svg:x2="18.656cm" svg:y2="24.407cm" draw:start-shape="id4" draw:start-glue-point="8" draw:end-shape="id40" draw:end-glue-point="4" svg:d="M18650 6200v9104h6v9103" svg:viewBox="0 0 7 18208">
          <text:p/>
        </draw:connector>
        <draw:custom-shape draw:style-name="gr17" draw:text-style-name="P1" xml:id="id41" draw:id="id41" draw:layer="layout" svg:width="1.7cm" svg:height="0.6cm" svg:x="17.8cm" svg:y="26.1cm">
          <text:p text:style-name="P1">Exit</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2" draw:layer="layout" svg:x1="18.656cm" svg:y1="24.707cm" svg:x2="18.65cm" svg:y2="26.1cm" draw:start-shape="id40" draw:start-glue-point="8" draw:end-shape="id41" draw:end-glue-point="4" svg:d="M18656 24707v697h-6v696" svg:viewBox="0 0 7 1394">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174cm" fo:min-width="2.478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6cm" fo:min-width="0.45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objectwithoutfill">
      <style:graphic-properties draw:fill="none" draw:textarea-vertical-align="middle"/>
    </style:style>
    <style:style style:name="gr7" style:family="graphic" style:parent-style-name="standard">
      <style:graphic-properties draw:textarea-horizontal-align="justify" draw:textarea-vertical-align="middle" draw:auto-grow-height="false" fo:min-height="2.25cm" fo:min-width="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fo:min-height="0.35cm" fo:min-width="4.6cm"/>
    </style:style>
    <style:style style:name="gr10" style:family="graphic" style:parent-style-name="standard">
      <style:graphic-properties draw:textarea-horizontal-align="justify" draw:textarea-vertical-align="middle" draw:auto-grow-height="false" fo:min-height="0.7cm" fo:min-width="0.55cm"/>
    </style:style>
    <style:style style:name="gr11" style:family="graphic" style:parent-style-name="standard">
      <style:graphic-properties draw:textarea-horizontal-align="justify" draw:textarea-vertical-align="middle" draw:auto-grow-height="false" fo:min-height="0.65cm" fo:min-width="2.4cm"/>
    </style:style>
    <style:style style:name="gr12" style:family="graphic" style:parent-style-name="standard">
      <style:graphic-properties draw:textarea-horizontal-align="justify" draw:textarea-vertical-align="middle" draw:auto-grow-height="false" fo:min-height="0.174cm" fo:min-width="1.03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3cm" svg:height="0.6cm" svg:x="7.9cm" svg:y="1cm">
          <text:p text:style-name="P1">Info Processing</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5" draw:id="id5" draw:layer="layout" svg:width="0.3cm" svg:height="0.3cm" svg:x="5.2cm" svg:y="10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2" draw:id="id2" draw:layer="layout" svg:width="1.9cm" svg:height="1.7cm" svg:x="8.6cm" svg:y="2.2cm">
          <text:p text:style-name="P1">Valid</text:p>
          <text:p text:style-name="P1">INFO?</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9.55cm" svg:y1="1.6cm" svg:x2="9.55cm" svg:y2="2.2cm" draw:start-shape="id1" draw:start-glue-point="6" draw:end-shape="id2" draw:end-glue-point="4" svg:d="M9550 1600v600" svg:viewBox="0 0 1 601">
          <text:p/>
        </draw:connector>
        <draw:frame draw:style-name="gr5" draw:text-style-name="P3" xml:id="id3" draw:id="id3" draw:layer="layout" svg:width="3.448cm" svg:height="1.039cm" svg:x="11.5cm" svg:y="2.261cm">
          <draw:text-box>
            <text:p>INFOSEND = 1,</text:p>
            <text:p>TIMEOUTRUN = 1</text:p>
          </draw:text-box>
        </draw:frame>
        <draw:connector draw:style-name="gr6" draw:text-style-name="P2" draw:layer="layout" draw:type="line" svg:x1="10.5cm" svg:y1="3.05cm" svg:x2="11.5cm" svg:y2="2.78cm" draw:start-shape="id2" draw:start-glue-point="7" draw:end-shape="id3" draw:end-glue-point="3" svg:d="M10500 3050l1000-270" svg:viewBox="0 0 1001 271">
          <text:p/>
        </draw:connector>
        <draw:custom-shape draw:style-name="gr7" draw:text-style-name="P1" xml:id="id4" draw:id="id4" draw:layer="layout" svg:width="6.5cm" svg:height="2.5cm" svg:x="6.3cm" svg:y="4.7cm">
          <text:p text:style-name="P1">Stop RFTimeoutClk from counting,</text:p>
          <text:p text:style-name="P1">TriggerAck(INFO),</text:p>
          <text:p text:style-name="P1">Reset TIMEOUTRUN flag,</text:p>
          <text:p text:style-name="P1">Reset INFOSEND flag,</text:p>
          <text:p text:style-name="P1">Reset PARAMSREQ flag,</text:p>
          <text:p text:style-name="P1">Set PARAMSOK flag.</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9.55cm" svg:y1="3.9cm" svg:x2="9.55cm" svg:y2="4.7cm" draw:start-shape="id2" draw:start-glue-point="6" draw:end-shape="id4" draw:end-glue-point="4" svg:d="M9550 3900v800" svg:viewBox="0 0 1 801">
          <text:p/>
        </draw:connector>
        <draw:frame draw:style-name="gr5" draw:text-style-name="P3" draw:layer="layout" svg:width="1.069cm" svg:height="0.645cm" svg:x="9.431cm" svg:y="3.7cm">
          <draw:text-box>
            <text:p>Yes</text:p>
          </draw:text-box>
        </draw:frame>
        <draw:connector draw:style-name="gr4" draw:text-style-name="P2" draw:layer="layout" svg:x1="8.6cm" svg:y1="3.05cm" svg:x2="5.35cm" svg:y2="10cm" draw:start-shape="id2" draw:start-glue-point="5" draw:end-shape="id5" draw:end-glue-point="4" svg:d="M8600 3050h-3250v6950" svg:viewBox="0 0 3251 6951">
          <text:p/>
        </draw:connector>
        <draw:frame draw:style-name="gr8" draw:text-style-name="P3" draw:layer="layout" svg:width="0.951cm" svg:height="0.645cm" svg:x="7.9cm" svg:y="2.5cm">
          <draw:text-box>
            <text:p>No</text:p>
          </draw:text-box>
        </draw:frame>
        <draw:custom-shape draw:style-name="gr9" draw:text-style-name="P1" xml:id="id6" draw:id="id6" draw:layer="layout" svg:width="5.1cm" svg:height="0.6cm" svg:x="7cm" svg:y="7.9cm">
          <text:p text:style-name="P1">Get the RF Wake-up Interval</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9.55cm" svg:y1="7.2cm" svg:x2="9.55cm" svg:y2="7.9cm" draw:start-shape="id4" draw:start-glue-point="6" draw:end-shape="id6" draw:end-glue-point="4" svg:d="M9550 7200v700" svg:viewBox="0 0 1 701">
          <text:p/>
        </draw:connector>
        <draw:custom-shape draw:style-name="gr10" draw:text-style-name="P1" xml:id="id7" draw:id="id7" draw:layer="layout" svg:width="2.099cm" svg:height="1.899cm" svg:x="8.501cm" svg:y="9.201cm">
          <text:p text:style-name="P1">RESET</text:p>
          <text:p text:style-name="P1">parameter</text:p>
          <text:p text:style-name="P1">receive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9.55cm" svg:y1="8.5cm" svg:x2="9.551cm" svg:y2="9.201cm" draw:start-shape="id6" draw:start-glue-point="6" draw:end-shape="id7" draw:end-glue-point="4" svg:d="M9550 8500v351h1v350" svg:viewBox="0 0 2 702">
          <text:p/>
        </draw:connector>
        <draw:connector draw:style-name="gr4" draw:text-style-name="P2" draw:layer="layout" svg:x1="8.501cm" svg:y1="10.151cm" svg:x2="5.5cm" svg:y2="10.15cm" draw:start-shape="id7" draw:start-glue-point="5" draw:end-shape="id5" draw:end-glue-point="10" svg:d="M8501 10151h-1500v-1h-1501" svg:viewBox="0 0 3002 2">
          <text:p/>
        </draw:connector>
        <draw:frame draw:style-name="gr8" draw:text-style-name="P3" draw:layer="layout" svg:width="0.951cm" svg:height="0.645cm" svg:x="7.801cm" svg:y="9.601cm">
          <draw:text-box>
            <text:p>No</text:p>
          </draw:text-box>
        </draw:frame>
        <draw:custom-shape draw:style-name="gr11" draw:text-style-name="P1" xml:id="id8" draw:id="id8" draw:layer="layout" svg:width="2.9cm" svg:height="0.9cm" svg:x="8.1cm" svg:y="11.9cm">
          <text:p text:style-name="P1">TriggerReset(),</text:p>
          <text:p text:style-name="P1">SendAckBack()</text:p>
          <draw:enhanced-geometry svg:viewBox="0 0 21600 21600" draw:glue-points="10800 0 0 10800 10800 21600 21600 10800" draw:type="flowchart-process" draw:enhanced-path="M 0 0 L 21600 0 21600 21600 0 21600 0 0 Z N"/>
        </draw:custom-shape>
        <draw:connector draw:style-name="gr4" draw:text-style-name="P2" draw:layer="layout" svg:x1="9.551cm" svg:y1="11.1cm" svg:x2="9.55cm" svg:y2="11.9cm" draw:start-shape="id7" draw:start-glue-point="6" draw:end-shape="id8" draw:end-glue-point="4" svg:d="M9551 11100v400h-1v400" svg:viewBox="0 0 2 801">
          <text:p/>
        </draw:connector>
        <draw:frame draw:style-name="gr5" draw:text-style-name="P3" draw:layer="layout" svg:width="1.069cm" svg:height="0.645cm" svg:x="9.432cm" svg:y="10.901cm">
          <draw:text-box>
            <text:p>Yes</text:p>
          </draw:text-box>
        </draw:frame>
        <draw:custom-shape draw:style-name="gr2" draw:text-style-name="P1" xml:id="id9" draw:id="id9" draw:layer="layout" svg:width="0.3cm" svg:height="0.3cm" svg:x="9.401cm" svg:y="13.5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9.55cm" svg:y1="12.8cm" svg:x2="9.551cm" svg:y2="13.501cm" draw:start-shape="id8" draw:start-glue-point="6" draw:end-shape="id9" draw:end-glue-point="4" svg:d="M9550 12800v351h1v350" svg:viewBox="0 0 2 702">
          <text:p/>
        </draw:connector>
        <draw:connector draw:style-name="gr4" draw:text-style-name="P2" draw:layer="layout" svg:x1="5.35cm" svg:y1="10.3cm" svg:x2="9.401cm" svg:y2="13.651cm" draw:start-shape="id5" draw:start-glue-point="8" draw:end-shape="id9" draw:end-glue-point="6" svg:d="M5350 10300v3351h4051" svg:viewBox="0 0 4052 3352">
          <text:p/>
        </draw:connector>
        <draw:custom-shape draw:style-name="gr12" draw:text-style-name="P1" xml:id="id10" draw:id="id10" draw:layer="layout" svg:width="1.7cm" svg:height="0.6cm" svg:x="8.7cm" svg:y="14.5cm">
          <text:p text:style-name="P1">Exit</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2" draw:layer="layout" svg:x1="9.551cm" svg:y1="13.801cm" svg:x2="9.55cm" svg:y2="14.5cm" draw:start-shape="id9" draw:start-glue-point="8" draw:end-shape="id10" draw:end-glue-point="4" svg:d="M9551 13801v350h-1v349" svg:viewBox="0 0 2 700">
          <text:p/>
        </draw:connector>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316cm" fo:min-width="1.756cm"/>
    </style:style>
    <style:style style:name="gr2" style:family="graphic" style:parent-style-name="standard">
      <style:graphic-properties draw:textarea-horizontal-align="justify" draw:textarea-vertical-align="middle" draw:auto-grow-height="false" fo:min-height="0.751cm" fo:min-width="1.71cm"/>
    </style:style>
    <style:style style:name="gr3" style:family="graphic" style:parent-style-name="standard">
      <style:graphic-properties draw:textarea-horizontal-align="justify" draw:textarea-vertical-align="middle" draw:auto-grow-height="false" fo:min-height="1.15cm" fo:min-width="5.8cm"/>
    </style:style>
    <style:style style:name="gr4" style:family="graphic" style:parent-style-name="standard">
      <style:graphic-properties draw:textarea-horizontal-align="justify" draw:textarea-vertical-align="middle" draw:auto-grow-height="false" fo:min-height="1.048cm" fo:min-width="4.964cm"/>
    </style:style>
    <style:style style:name="gr5" style:family="graphic" style:parent-style-name="standard">
      <style:graphic-properties draw:textarea-horizontal-align="justify" draw:textarea-vertical-align="middle" draw:auto-grow-height="false" fo:min-height="1.15cm" fo:min-width="1.05cm"/>
    </style:style>
    <style:style style:name="gr6" style:family="graphic" style:parent-style-name="standard">
      <style:graphic-properties draw:textarea-horizontal-align="justify" draw:textarea-vertical-align="middle" draw:auto-grow-height="false" fo:min-height="1.048cm" fo:min-width="2.556cm"/>
    </style:style>
    <style:style style:name="gr7" style:family="graphic" style:parent-style-name="standard">
      <style:graphic-properties draw:textarea-horizontal-align="justify" draw:textarea-vertical-align="middle" draw:auto-grow-height="false" fo:min-height="1.14cm" fo:min-width="3.112cm"/>
    </style:style>
    <style:style style:name="gr8" style:family="graphic" style:parent-style-name="standard">
      <style:graphic-properties draw:textarea-horizontal-align="justify" draw:textarea-vertical-align="middle" draw:auto-grow-height="false" fo:min-height="1.35cm" fo:min-width="3.6cm"/>
    </style:style>
    <style:style style:name="gr9" style:family="graphic" style:parent-style-name="standard">
      <style:graphic-properties draw:textarea-horizontal-align="justify" draw:textarea-vertical-align="middle" draw:auto-grow-height="false" fo:min-height="0.316cm" fo:min-width="1.666cm"/>
    </style:style>
    <style:style style:name="gr10" style:family="graphic" style:parent-style-name="objectwithoutfill">
      <style:graphic-properties draw:marker-end="Symmetric_20_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3.153cm" fo:min-width="2.699cm"/>
    </style:style>
    <style:style style:name="gr12" style:family="graphic" style:parent-style-name="objectwithoutfill">
      <style:graphic-properties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0.569cm"/>
    </style:style>
    <style:style style:name="gr15"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3.153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89cm" fo:min-width="4.206cm"/>
    </style:style>
    <style:style style:name="gr20" style:family="graphic" style:parent-style-name="objectwithoutfill">
      <style:graphic-properties draw:stroke="dash" draw:stroke-dash="Fine_20_Dashed" draw:fill="none" draw:textarea-vertical-align="middle"/>
    </style:style>
    <style:style style:name="gr21" style:family="graphic" style:parent-style-name="objectwithoutfill">
      <style:graphic-properties draw:stroke="dash" draw:stroke-dash="Fine_20_Dashed" draw:marker-end="Symmetric_20_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352cm"/>
    </style:style>
    <style:style style:name="gr23" style:family="graphic" style:parent-style-name="objectwithoutfill">
      <style:graphic-properties draw:stroke="dash" draw:stroke-dash="Fine_20_Dashed"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none" draw:fill-color="#ffffff"/>
      <style:text-properties fo:font-size="10pt" fo:font-style="italic" style:font-size-asian="10pt" style:font-style-asian="italic" style:font-size-complex="10pt" style:font-style-complex="italic"/>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cm" svg:height="0.8cm" svg:x="9.599cm" svg:y="1.1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2" draw:id="id2" draw:layer="layout" svg:width="3.7cm" svg:height="1cm" svg:x="8.999cm" svg:y="2.9cm">
          <text:p text:style-name="P1">Initialize UART</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 draw:text-style-name="P1" xml:id="id3" draw:id="id3" draw:layer="layout" svg:width="6.3cm" svg:height="1.4cm" svg:x="7.699cm" svg:y="5.1cm">
          <text:p text:style-name="P1">Apply power to module</text:p>
          <text:p text:style-name="P1">Blue Led On</text:p>
          <text:p text:style-name="P1">Enable “Status” GSM Interrupt</text:p>
          <draw:enhanced-geometry svg:viewBox="0 0 21600 21600" draw:glue-points="10800 0 0 10800 10800 21600 21600 10800" draw:type="flowchart-process" draw:enhanced-path="M 0 0 L 21600 0 21600 21600 0 21600 0 0 Z N"/>
        </draw:custom-shape>
        <draw:custom-shape draw:style-name="gr4" draw:text-style-name="P1" xml:id="id4" draw:id="id4" draw:layer="layout" svg:width="5.9cm" svg:height="1.4cm" svg:x="7.899cm" svg:y="7.4cm">
          <text:p text:style-name="P1">Initialize GSM Modu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 draw:text-style-name="P2" xml:id="id8" draw:id="id8" draw:layer="layout" svg:width="3.1cm" svg:height="2.8cm" svg:x="9.299cm" svg:y="12.1cm">
          <text:p text:style-name="P1"><text:span text:style-name="T1">SMSRECEIVE</text:span></text:p>
          <text:p text:style-name="P1"><text:span text:style-name="T2">Even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10" draw:id="id10" draw:layer="layout" svg:width="3.3cm" svg:height="1.4cm" svg:x="4.499cm" svg:y="12.8cm">
          <text:p text:style-name="P1">SMS Handl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 xml:id="id14" draw:id="id14" draw:layer="layout" svg:width="3.9cm" svg:height="1.5cm" svg:x="13.4cm" svg:y="19.2cm">
          <text:p text:style-name="P1">GPRS Handl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draw:text-style-name="P1" xml:id="id16" draw:id="id16" draw:layer="layout" svg:width="4.1cm" svg:height="1.6cm" svg:x="4.1cm" svg:y="21.3cm">
          <text:p text:style-name="P1">Power Off</text:p>
          <draw:enhanced-geometry svg:viewBox="0 0 21600 21600" draw:glue-points="10800 0 0 10800 10800 21600 21600 10800" draw:type="flowchart-process" draw:enhanced-path="M 0 0 L 21600 0 21600 21600 0 21600 0 0 Z N"/>
        </draw:custom-shape>
        <draw:custom-shape draw:style-name="gr9" draw:text-style-name="P1" xml:id="id17" draw:id="id17" draw:layer="layout" svg:width="2.4cm" svg:height="0.8cm" svg:x="4.954cm" svg:y="24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0" draw:text-style-name="P3" draw:layer="layout" svg:x1="10.849cm" svg:y1="1.9cm" svg:x2="10.849cm" svg:y2="2.9cm" draw:start-shape="id1" draw:start-glue-point="6" draw:end-shape="id2" draw:end-glue-point="4" svg:d="M10849 1900v1000" svg:viewBox="0 0 1 1001">
          <text:p/>
        </draw:connector>
        <draw:connector draw:style-name="gr10" draw:text-style-name="P3" draw:layer="layout" svg:x1="10.849cm" svg:y1="3.9cm" svg:x2="10.849cm" svg:y2="5.1cm" draw:start-shape="id2" draw:start-glue-point="6" draw:end-shape="id3" draw:end-glue-point="4" svg:d="M10849 3900v1200" svg:viewBox="0 0 1 1201">
          <text:p/>
        </draw:connector>
        <draw:connector draw:style-name="gr10" draw:text-style-name="P3" draw:layer="layout" svg:x1="10.849cm" svg:y1="6.5cm" svg:x2="10.849cm" svg:y2="7.4cm" draw:start-shape="id3" draw:start-glue-point="6" draw:end-shape="id4" draw:end-glue-point="4" svg:d="M10849 6500v900" svg:viewBox="0 0 1 901">
          <text:p/>
        </draw:connector>
        <draw:frame draw:style-name="gr11" draw:text-style-name="P4" xml:id="id5" draw:id="id5" draw:layer="layout" svg:width="3.199cm" svg:height="3.403cm" svg:x="15.7cm" svg:y="5.8cm">
          <draw:text-box>
            <text:p><text:span text:style-name="T1">States involved:</text:span></text:p>
            <text:p><text:span text:style-name="T2">MODULEPWR</text:span></text:p>
            <text:p><text:span text:style-name="T2">PBPUSHED</text:span></text:p>
            <text:p><text:span text:style-name="T2">SEROK</text:span></text:p>
            <text:p><text:span text:style-name="T2">SETAT</text:span></text:p>
            <text:p><text:span text:style-name="T2">SETECHO</text:span></text:p>
            <text:p><text:span text:style-name="T2">FLOWCTL</text:span></text:p>
            <text:p><text:span text:style-name="T2">ASKIMEI</text:span></text:p>
          </draw:text-box>
        </draw:frame>
        <draw:connector draw:style-name="gr12" draw:text-style-name="P3" draw:layer="layout" svg:x1="13.799cm" svg:y1="8.1cm" svg:x2="15.7cm" svg:y2="7.501cm" draw:start-shape="id4" draw:start-glue-point="7" draw:end-shape="id5" draw:end-glue-point="3" svg:d="M13799 8100h952v-599h949" svg:viewBox="0 0 1902 600">
          <text:p/>
        </draw:connector>
        <draw:custom-shape draw:style-name="gr4" draw:text-style-name="P1" xml:id="id6" draw:id="id6" draw:layer="layout" svg:width="5.9cm" svg:height="1.4cm" svg:x="7.899cm" svg:y="9.6cm">
          <text:p text:style-name="P1">Connect To GSM Provid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 draw:text-style-name="P4" xml:id="id7" draw:id="id7" draw:layer="layout" svg:width="3.199cm" svg:height="1.6cm" svg:x="15.701cm" svg:y="9.5cm">
          <draw:text-box>
            <text:p><text:span text:style-name="T1">States involved:</text:span></text:p>
            <text:p><text:span text:style-name="T2">COMMOK</text:span></text:p>
            <text:p><text:span text:style-name="T2">GETRSSI</text:span></text:p>
          </draw:text-box>
        </draw:frame>
        <draw:connector draw:style-name="gr12" draw:text-style-name="P3" draw:layer="layout" svg:x1="13.799cm" svg:y1="10.3cm" svg:x2="15.701cm" svg:y2="10.3cm" draw:start-shape="id6" draw:start-glue-point="7" draw:end-shape="id7" draw:end-glue-point="3" svg:d="M13799 10300h1902" svg:viewBox="0 0 1903 1">
          <text:p/>
        </draw:connector>
        <draw:connector draw:style-name="gr10" draw:text-style-name="P3" draw:layer="layout" svg:x1="10.849cm" svg:y1="8.8cm" svg:x2="10.849cm" svg:y2="9.6cm" draw:start-shape="id4" draw:start-glue-point="6" draw:end-shape="id6" draw:end-glue-point="4" svg:d="M10849 8800v800" svg:viewBox="0 0 1 801">
          <text:p/>
        </draw:connector>
        <draw:connector draw:style-name="gr10" draw:text-style-name="P3" draw:layer="layout" svg:x1="10.849cm" svg:y1="11cm" svg:x2="10.849cm" svg:y2="12.1cm" draw:start-shape="id6" draw:start-glue-point="6" draw:end-shape="id8" draw:end-glue-point="4" svg:d="M10849 11000v1100" svg:viewBox="0 0 1 1101">
          <text:p/>
        </draw:connector>
        <draw:custom-shape draw:style-name="gr5" draw:text-style-name="P2" xml:id="id9" draw:id="id9" draw:layer="layout" svg:width="3.1cm" svg:height="2.8cm" svg:x="13.799cm" svg:y="12.1cm">
          <text:p text:style-name="P1"><text:span text:style-name="T1">HTTPSIG/</text:span></text:p>
          <text:p text:style-name="P1"><text:span text:style-name="T1">HTTPSETS</text:span></text:p>
          <text:p text:style-name="P1"><text:span text:style-name="T2">Even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3" draw:layer="layout" svg:x1="12.399cm" svg:y1="13.5cm" svg:x2="13.799cm" svg:y2="13.5cm" draw:start-shape="id8" draw:start-glue-point="7" draw:end-shape="id9" draw:end-glue-point="5" svg:d="M12399 13500h1400" svg:viewBox="0 0 1401 1">
          <text:p/>
        </draw:connector>
        <draw:connector draw:style-name="gr10" draw:text-style-name="P3" draw:layer="layout" svg:x1="9.299cm" svg:y1="13.5cm" svg:x2="7.799cm" svg:y2="13.5cm" draw:start-shape="id8" draw:start-glue-point="5" draw:end-shape="id10" draw:end-glue-point="7" svg:d="M9299 13500h-1500" svg:viewBox="0 0 1501 1">
          <text:p/>
        </draw:connector>
        <draw:frame draw:style-name="gr14" draw:text-style-name="P4" draw:layer="layout" svg:width="1.069cm" svg:height="0.645cm" svg:x="8.099cm" svg:y="12.9cm">
          <draw:text-box>
            <text:p><text:span text:style-name="T2">Yes</text:span></text:p>
          </draw:text-box>
        </draw:frame>
        <draw:frame draw:style-name="gr15" draw:text-style-name="P4" draw:layer="layout" svg:width="0.951cm" svg:height="0.645cm" svg:x="12.499cm" svg:y="12.9cm">
          <draw:text-box>
            <text:p><text:span text:style-name="T2">No</text:span></text:p>
          </draw:text-box>
        </draw:frame>
        <draw:frame draw:style-name="gr16" draw:text-style-name="P4" xml:id="id11" draw:id="id11" draw:layer="layout" svg:width="3.2cm" svg:height="3.403cm" svg:x="3.6cm" svg:y="8.9cm">
          <draw:text-box>
            <text:p><text:span text:style-name="T1">States involved:</text:span></text:p>
            <text:p><text:span text:style-name="T2">SETPDUSMS</text:span></text:p>
            <text:p><text:span text:style-name="T2">SETTXTSMS</text:span></text:p>
            <text:p><text:span text:style-name="T2">SMSLIST</text:span></text:p>
            <text:p><text:span text:style-name="T2">WAITNEXT</text:span></text:p>
            <text:p><text:span text:style-name="T2">READSMS</text:span></text:p>
            <text:p><text:span text:style-name="T2">DELSMS</text:span></text:p>
            <text:p><text:span text:style-name="T2">DELALLSMS</text:span></text:p>
          </draw:text-box>
        </draw:frame>
        <draw:connector draw:style-name="gr12" draw:text-style-name="P3" draw:layer="layout" svg:x1="6.149cm" svg:y1="12.8cm" svg:x2="5.2cm" svg:y2="12.303cm" draw:start-shape="id10" draw:start-glue-point="4" draw:end-shape="id11" draw:end-glue-point="2" svg:d="M6149 12800v-249h-949v-248" svg:viewBox="0 0 950 498">
          <text:p/>
        </draw:connector>
        <draw:custom-shape draw:style-name="gr5" draw:text-style-name="P2" xml:id="id12" draw:id="id12" draw:layer="layout" svg:width="3.1cm" svg:height="2.8cm" svg:x="4.6cm" svg:y="16.2cm">
          <text:p text:style-name="P1"><text:span text:style-name="T1">HTTPSIG/</text:span></text:p>
          <text:p text:style-name="P1"><text:span text:style-name="T1">HTTPSETS</text:span></text:p>
          <text:p text:style-name="P1"><text:span text:style-name="T2">Even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3" draw:layer="layout" svg:x1="6.149cm" svg:y1="14.2cm" svg:x2="6.15cm" svg:y2="16.2cm" draw:start-shape="id10" draw:start-glue-point="6" draw:end-shape="id12" draw:end-glue-point="4" svg:d="M6149 14200v1001h1v999" svg:viewBox="0 0 2 2001">
          <text:p/>
        </draw:connector>
        <draw:connector draw:style-name="gr10" draw:text-style-name="P3" draw:layer="layout" svg:x1="15.349cm" svg:y1="14.9cm" svg:x2="15.349cm" svg:y2="17.45cm" draw:start-shape="id9" draw:start-glue-point="6" draw:end-shape="id13" draw:end-glue-point="4" svg:d="M15349 14900v2550" svg:viewBox="0 0 1 2551">
          <text:p/>
        </draw:connector>
        <draw:connector draw:style-name="gr10" draw:text-style-name="P3" draw:layer="layout" svg:x1="7.7cm" svg:y1="17.6cm" svg:x2="15.199cm" svg:y2="17.6cm" draw:start-shape="id12" draw:start-glue-point="7" draw:end-shape="id13" draw:end-glue-point="6" svg:d="M7700 17600h7499" svg:viewBox="0 0 7500 1">
          <text:p/>
        </draw:connector>
        <draw:connector draw:style-name="gr10" draw:text-style-name="P3" draw:layer="layout" svg:x1="15.349cm" svg:y1="17.75cm" svg:x2="15.35cm" svg:y2="19.2cm" draw:start-shape="id13" draw:start-glue-point="8" draw:end-shape="id14" draw:end-glue-point="4" svg:d="M15349 17750v726h1v724" svg:viewBox="0 0 2 1451">
          <text:p/>
        </draw:connector>
        <draw:connector draw:style-name="gr10" draw:text-style-name="P3" draw:layer="layout" svg:x1="13.4cm" svg:y1="19.95cm" svg:x2="6.299cm" svg:y2="19.95cm" draw:start-shape="id14" draw:start-glue-point="5" svg:d="M13400 19950h-7101" svg:viewBox="0 0 7102 1">
          <text:p/>
        </draw:connector>
        <draw:frame draw:style-name="gr14" draw:text-style-name="P4" draw:layer="layout" svg:width="1.069cm" svg:height="0.645cm" svg:x="7.731cm" svg:y="17.055cm">
          <draw:text-box>
            <text:p><text:span text:style-name="T2">Yes</text:span></text:p>
          </draw:text-box>
        </draw:frame>
        <draw:frame draw:style-name="gr14" draw:text-style-name="P4" draw:layer="layout" svg:width="1.069cm" svg:height="0.645cm" svg:x="14.431cm" svg:y="14.855cm">
          <draw:text-box>
            <text:p><text:span text:style-name="T2">Yes</text:span></text:p>
          </draw:text-box>
        </draw:frame>
        <draw:frame draw:style-name="gr15" draw:text-style-name="P4" draw:layer="layout" svg:width="0.951cm" svg:height="0.645cm" svg:x="6cm" svg:y="18.955cm">
          <draw:text-box>
            <text:p><text:span text:style-name="T2">No</text:span></text:p>
          </draw:text-box>
        </draw:frame>
        <draw:frame draw:style-name="gr15" draw:text-style-name="P4" draw:layer="layout" svg:width="0.951cm" svg:height="0.645cm" svg:x="16.8cm" svg:y="12.855cm">
          <draw:text-box>
            <text:p><text:span text:style-name="T2">No</text:span></text:p>
          </draw:text-box>
        </draw:frame>
        <draw:connector draw:style-name="gr10" draw:text-style-name="P3" draw:layer="layout" svg:x1="6.15cm" svg:y1="19cm" svg:x2="6.149cm" svg:y2="19.8cm" draw:start-shape="id12" draw:start-glue-point="6" svg:d="M6150 19000v651h-1v149" svg:viewBox="0 0 2 801">
          <text:p/>
        </draw:connector>
        <draw:frame draw:style-name="gr16" draw:text-style-name="P4" xml:id="id15" draw:id="id15" draw:layer="layout" svg:width="5.5cm" svg:height="3.403cm" svg:x="13.4cm" svg:y="21.697cm">
          <draw:text-box>
            <text:p><text:span text:style-name="T1">States involved:</text:span></text:p>
            <text:p><text:span text:style-name="T2">ATTACH</text:span><text:span text:style-name="T2"><text:tab/></text:span><text:span text:style-name="T2">PREPDATA</text:span></text:p>
            <text:p><text:span text:style-name="T2">DEFPDP</text:span><text:span text:style-name="T2"><text:tab/></text:span><text:span text:style-name="T2">INSDATA</text:span></text:p>
            <text:p><text:span text:style-name="T2">STTASK</text:span><text:span text:style-name="T2"><text:tab/></text:span><text:span text:style-name="T2">FINDIPD</text:span></text:p>
            <text:p><text:span text:style-name="T2">CONNON</text:span><text:span text:style-name="T2"><text:tab/></text:span><text:span text:style-name="T2">GETLENGTH</text:span></text:p>
            <text:p><text:span text:style-name="T2">GETIP</text:span><text:span text:style-name="T2"><text:tab/></text:span><text:span text:style-name="T2"><text:tab/></text:span><text:span text:style-name="T2">GETDATA</text:span></text:p>
            <text:p><text:span text:style-name="T2">ADDIPHEAD</text:span><text:span text:style-name="T2"><text:tab/></text:span><text:span text:style-name="T2">PARSEDATA</text:span></text:p>
            <text:p><text:span text:style-name="T2">STARTTCP</text:span></text:p>
          </draw:text-box>
        </draw:frame>
        <draw:connector draw:style-name="gr12" draw:text-style-name="P3" draw:layer="layout" svg:x1="15.35cm" svg:y1="20.7cm" svg:x2="16.15cm" svg:y2="21.697cm" draw:start-shape="id14" draw:start-glue-point="6" draw:end-shape="id15" draw:end-glue-point="0" svg:d="M15350 20700v500h800v497" svg:viewBox="0 0 801 998">
          <text:p/>
        </draw:connector>
        <draw:connector draw:style-name="gr10" draw:text-style-name="P3" draw:layer="layout" svg:x1="6.149cm" svg:y1="20.1cm" svg:x2="6.15cm" svg:y2="21.3cm" draw:end-shape="id16" draw:end-glue-point="4" svg:d="M6149 20100v350h1v850" svg:viewBox="0 0 2 1201">
          <text:p/>
        </draw:connector>
        <draw:connector draw:style-name="gr10" draw:text-style-name="P3" draw:layer="layout" svg:x1="6.15cm" svg:y1="22.9cm" svg:x2="6.154cm" svg:y2="24cm" draw:start-shape="id16" draw:start-glue-point="6" draw:end-shape="id17" draw:end-glue-point="4" svg:d="M6150 22900v551h4v549" svg:viewBox="0 0 5 1101">
          <text:p/>
        </draw:connector>
        <draw:frame draw:style-name="gr17" draw:text-style-name="P4" xml:id="id18" draw:id="id18" draw:layer="layout" svg:width="3.199cm" svg:height="2.2cm" svg:x="9.101cm" svg:y="21cm">
          <draw:text-box>
            <text:p><text:span text:style-name="T1">States involved:</text:span></text:p>
            <text:p><text:span text:style-name="T2">POWEROFF</text:span></text:p>
            <text:p><text:span text:style-name="T2">POFFPUSH</text:span></text:p>
            <text:p><text:span text:style-name="T2">POFFREL</text:span></text:p>
          </draw:text-box>
        </draw:frame>
        <draw:connector draw:style-name="gr12" draw:text-style-name="P3" draw:layer="layout" svg:x1="8.2cm" svg:y1="22.1cm" svg:x2="9.101cm" svg:y2="22.1cm" draw:start-shape="id16" draw:start-glue-point="7" draw:end-shape="id18" draw:end-glue-point="3" svg:d="M8200 22100h901" svg:viewBox="0 0 902 1">
          <text:p/>
        </draw:connector>
        <draw:custom-shape draw:style-name="gr18" draw:text-style-name="P1" xml:id="id19" draw:id="id19" draw:layer="layout" svg:width="0.3cm" svg:height="0.3cm" svg:x="6cm" svg:y="1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1" xml:id="id13" draw:id="id13" draw:layer="layout" svg:width="0.3cm" svg:height="0.3cm" svg:x="15.199cm" svg:y="17.4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9" draw:text-style-name="P5" draw:layer="layout" svg:width="4.706cm" svg:height="1.039cm" svg:x="8.3cm" svg:y="23.861cm">
          <draw:text-box>
            <text:p><text:span text:style-name="T3">Post </text:span><text:span text:style-name="T4">ERROR</text:span><text:span text:style-name="T3"> or </text:span><text:span text:style-name="T4">COMMOK</text:span></text:p>
            <text:p><text:span text:style-name="T3">Event to Main Task</text:span></text:p>
          </draw:text-box>
        </draw:frame>
        <draw:line draw:style-name="gr20" draw:text-style-name="P3" draw:layer="layout" svg:x1="7.5cm" svg:y1="22.9cm" svg:x2="8.6cm" svg:y2="24cm">
          <text:p/>
        </draw:line>
        <draw:connector draw:style-name="gr21" draw:text-style-name="P3" draw:layer="layout" draw:line-skew="-2.199cm" svg:x1="7.899cm" svg:y1="8.1cm" svg:x2="6cm" svg:y2="19.95cm" draw:start-shape="id4" draw:start-glue-point="5" draw:end-shape="id19" draw:end-glue-point="6" svg:d="M7899 8100h-4599v11850h2700" svg:viewBox="0 0 4600 11851">
          <text:p/>
        </draw:connector>
        <draw:frame draw:style-name="gr22" draw:text-style-name="P4" xml:id="id20" draw:id="id20" draw:layer="layout" svg:width="1.852cm" svg:height="0.645cm" svg:x="5.848cm" svg:y="7.5cm">
          <draw:text-box>
            <text:p><text:span text:style-name="T2">On Error</text:span></text:p>
          </draw:text-box>
        </draw:frame>
        <draw:connector draw:style-name="gr23" draw:text-style-name="P3" draw:layer="layout" svg:x1="7.899cm" svg:y1="10.3cm" svg:x2="6.774cm" svg:y2="8.145cm" draw:start-shape="id6" draw:start-glue-point="5" draw:end-shape="id20" draw:end-glue-point="2" svg:d="M7899 10300h-1125v-2155" svg:viewBox="0 0 1126 2156">
          <text:p/>
        </draw:connector>
        <draw:frame draw:style-name="gr22" draw:text-style-name="P4" draw:layer="layout" svg:width="1.852cm" svg:height="0.645cm" svg:x="6.1cm" svg:y="10.155cm">
          <draw:text-box>
            <text:p><text:span text:style-name="T2">On Error</text:span></text:p>
          </draw:text-box>
        </draw:frame>
        <draw:connector draw:style-name="gr23" draw:text-style-name="P3" draw:layer="layout" svg:x1="16.899cm" svg:y1="13.5cm" svg:x2="3.294cm" svg:y2="15.794cm" draw:start-shape="id9" draw:start-glue-point="7" svg:d="M16899 13500h502v2294h-14107" svg:viewBox="0 0 14108 2295">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12cm" fo:min-width="0.562cm"/>
    </style:style>
    <style:style style:name="gr2" style:family="graphic" style:parent-style-name="standard">
      <style:graphic-properties draw:stroke="none" svg:stroke-color="#000000" draw:fill="none" draw:fill-color="#ffffff" draw:textarea-horizontal-align="left" draw:auto-grow-height="true" draw:auto-grow-width="true" fo:min-height="2.051cm" fo:min-width="5.234cm"/>
    </style:style>
    <style:style style:name="gr3" style:family="graphic" style:parent-style-name="standard">
      <style:graphic-properties draw:stroke="none" svg:stroke-color="#000000" draw:fill="none" draw:fill-color="#ffffff" draw:textarea-horizontal-align="left" draw:auto-grow-height="true" draw:auto-grow-width="false" fo:min-height="2.05cm" fo:min-width="0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objectwithoutfill">
      <style:graphic-properties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4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495cm" fo:min-width="0cm"/>
    </style:style>
    <style:style style:name="gr12" style:family="graphic" style:parent-style-name="objectwithoutfill">
      <style:graphic-properties draw:stroke="dash" draw:stroke-dash="Fine_20_Dashed" draw:marker-end="Symmetric_20_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16" style:family="graphic" style:parent-style-name="standard">
      <style:graphic-properties draw:textarea-horizontal-align="justify" draw:textarea-vertical-align="middle" draw:auto-grow-height="false" fo:min-height="0.7cm" fo:min-width="0.45cm"/>
    </style:style>
    <style:style style:name="gr17" style:family="graphic" style:parent-style-name="standard">
      <style:graphic-properties draw:stroke="none" svg:stroke-color="#000000" draw:fill="none" draw:fill-color="#ffffff" draw:textarea-horizontal-align="left" draw:auto-grow-height="true" draw:auto-grow-width="false" fo:min-height="2.859cm" fo:min-width="0cm"/>
    </style:style>
    <style:style style:name="gr18" style:family="graphic" style:parent-style-name="standard">
      <style:graphic-properties draw:textarea-horizontal-align="justify" draw:textarea-vertical-align="middle" draw:auto-grow-height="false" fo:min-height="0.703cm" fo:min-width="1.601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loext:graphic-properties draw:fill="none" draw:fill-color="#ffffff"/>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none"/>
      <style:paragraph-properties fo:text-align="center"/>
    </style:style>
    <style:style style:name="P6" style:family="paragraph">
      <loext:graphic-properties draw:fill="none" draw:fill-color="#ffffff"/>
      <style:text-properties fo:font-size="10pt" fo:font-weight="normal" style:font-size-asian="10pt" style:font-weight-asian="normal" style:font-size-complex="10pt" style:font-weight-complex="normal"/>
    </style:style>
    <style:style style:name="P7" style:family="paragraph">
      <style:paragraph-properties fo:margin-left="0.6cm" fo:margin-right="0cm" fo:text-indent="0cm"/>
    </style:style>
    <style:style style:name="P8" style:family="paragraph">
      <style:paragraph-properties fo:margin-left="0cm" fo:margin-right="0cm" fo:text-indent="0cm"/>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custom-shape draw:style-name="gr1" draw:text-style-name="P2" xml:id="id1" draw:id="id1" draw:layer="layout" svg:width="1.5cm" svg:height="1.5cm" svg:x="7.2cm" svg:y="3.8cm">
          <text:p text:style-name="P1"><text:span text:style-name="T1">O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 draw:id="id9" draw:layer="layout" svg:width="1.5cm" svg:height="1.5cm" svg:x="7.2cm" svg:y="13.5cm">
          <text:p text:style-name="P1"><text:span text:style-name="T1">Set</text:span></text:p>
          <text:p text:style-name="P1"><text:span text:style-name="T1">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1.5cm" svg:height="1.5cm" svg:x="7.2cm" svg:y="15.9cm">
          <text:p text:style-name="P1"><text:span text:style-name="T1">Set</text:span></text:p>
          <text:p text:style-name="P1"><text:span text:style-name="T1">Ech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5cm" svg:height="1.5cm" svg:x="7.2cm" svg:y="6.3cm">
          <text:p text:style-name="P1"><text:span text:style-name="T1">Module</text:span></text:p>
          <text:p text:style-name="P1"><text:span text:style-name="T1">Pw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7" draw:id="id7" draw:layer="layout" svg:width="1.5cm" svg:height="1.5cm" svg:x="7.2cm" svg:y="11.1cm">
          <text:p text:style-name="P1"><text:span text:style-name="T1">Ser</text:span></text:p>
          <text:p text:style-name="P1"><text:span text:style-name="T1">O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1.5cm" svg:height="1.5cm" svg:x="7.2cm" svg:y="8.6cm">
          <text:p text:style-name="P1"><text:span text:style-name="T1">PB</text:span></text:p>
          <text:p text:style-name="P1"><text:span text:style-name="T1">Pushe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5" draw:id="id15" draw:layer="layout" svg:width="1.5cm" svg:height="1.5cm" svg:x="7.218cm" svg:y="18.3cm">
          <text:p text:style-name="P1"><text:span text:style-name="T1">Flow</text:span></text:p>
          <text:p text:style-name="P1"><text:span text:style-name="T1">Cnt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1.5cm" svg:height="1.5cm" svg:x="7.2cm" svg:y="22.9cm">
          <text:p text:style-name="P1"><text:span text:style-name="T1">Ask</text:span></text:p>
          <text:p text:style-name="P1"><text:span text:style-name="T1">IME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5.734cm" svg:height="2.301cm" svg:x="7.866cm" svg:y="1.199cm">
          <draw:text-box>
            <text:p><text:span text:style-name="T2">Event that starts the FSM:</text:span></text:p>
            <text:p><text:span text:style-name="T3">GPRSFLG</text:span></text:p>
            <text:p><text:span text:style-name="T3">SMSRECEIVE</text:span></text:p>
            <text:p><text:span text:style-name="T3">HTTPSETS</text:span></text:p>
            <text:p><text:span text:style-name="T3">HTTPSIG</text:span></text:p>
          </draw:text-box>
        </draw:frame>
        <draw:frame draw:style-name="gr3" draw:text-style-name="P4" xml:id="id2" draw:id="id2" draw:layer="layout" svg:width="6.728cm" svg:height="2.3cm" svg:x="10.6cm" svg:y="3.4cm">
          <draw:text-box>
            <text:list text:style-name="L1">
              <text:list-item>
                <text:p><text:span text:style-name="T3">Init UART</text:span></text:p>
              </text:list-item>
              <text:list-item>
                <text:p><text:span text:style-name="T3">Apply power to module (GSM_VCC)</text:span></text:p>
              </text:list-item>
              <text:list-item>
                <text:p><text:span text:style-name="T3">Light-up Blue LED</text:span></text:p>
              </text:list-item>
              <text:list-item>
                <text:p><text:span text:style-name="T3">Enable “Status” interrupt</text:span></text:p>
              </text:list-item>
              <text:list-item>
                <text:p><text:span text:style-name="T3">Sleep for 50μS</text:span></text:p>
              </text:list-item>
            </text:list>
          </draw:text-box>
        </draw:frame>
        <draw:connector draw:style-name="gr4" draw:text-style-name="P5" draw:layer="layout" draw:type="line" svg:x1="7.965cm" svg:y1="1.364cm" svg:x2="7.95cm" svg:y2="3.8cm" draw:end-shape="id1" draw:end-glue-point="4" svg:d="M7965 1364l-15 2436" svg:viewBox="0 0 16 2437">
          <text:p/>
        </draw:connector>
        <draw:connector draw:style-name="gr5" draw:text-style-name="P5" draw:layer="layout" draw:type="line" svg:x1="8.7cm" svg:y1="4.55cm" svg:x2="10.6cm" svg:y2="4.55cm" draw:start-shape="id1" draw:start-glue-point="10" draw:end-shape="id2" draw:end-glue-point="3" svg:d="M8700 4550h1900" svg:viewBox="0 0 1901 1">
          <text:p/>
        </draw:connector>
        <draw:connector draw:style-name="gr4" draw:text-style-name="P5" draw:layer="layout" draw:type="line" svg:x1="7.95cm" svg:y1="5.3cm" svg:x2="7.95cm" svg:y2="6.3cm" draw:start-shape="id1" draw:start-glue-point="8" draw:end-shape="id3" draw:end-glue-point="4" svg:d="M7950 5300v1000" svg:viewBox="0 0 1 1001">
          <text:p/>
        </draw:connector>
        <draw:frame draw:style-name="gr6" draw:text-style-name="P4" xml:id="id4" draw:id="id4" draw:layer="layout" svg:width="6.728cm" svg:height="1.7cm" svg:x="10.6cm" svg:y="6.2cm">
          <draw:text-box>
            <text:list text:style-name="L1">
              <text:list-item>
                <text:p><text:span text:style-name="T3">“</text:span><text:span text:style-name="T3">Push” the power button of GSM module</text:span></text:p>
              </text:list-item>
              <text:list-item>
                <text:p><text:span text:style-name="T3">Sleep for 1 second</text:span></text:p>
              </text:list-item>
            </text:list>
          </draw:text-box>
        </draw:frame>
        <draw:connector draw:style-name="gr5" draw:text-style-name="P5" draw:layer="layout" draw:type="line" svg:x1="8.7cm" svg:y1="7.05cm" svg:x2="10.6cm" svg:y2="7.05cm" draw:start-shape="id3" draw:start-glue-point="10" draw:end-shape="id4" svg:d="M8700 7050h1900" svg:viewBox="0 0 1901 1">
          <text:p/>
        </draw:connector>
        <draw:connector draw:style-name="gr4" draw:text-style-name="P5" draw:layer="layout" draw:type="line" svg:x1="7.95cm" svg:y1="7.8cm" svg:x2="7.95cm" svg:y2="8.6cm" draw:start-shape="id3" draw:start-glue-point="8" draw:end-shape="id5" draw:end-glue-point="4" svg:d="M7950 7800v800" svg:viewBox="0 0 1 801">
          <text:p/>
        </draw:connector>
        <draw:frame draw:style-name="gr7" draw:text-style-name="P4" xml:id="id6" draw:id="id6" draw:layer="layout" svg:width="6.728cm" svg:height="1.1cm" svg:x="10.572cm" svg:y="8.8cm">
          <draw:text-box>
            <text:list text:style-name="L1">
              <text:list-item>
                <text:p><text:span text:style-name="T3">Release GSM Power Key</text:span></text:p>
              </text:list-item>
              <text:list-item>
                <text:p><text:span text:style-name="T3">Wait for “Status” pin interrupt</text:span></text:p>
              </text:list-item>
            </text:list>
          </draw:text-box>
        </draw:frame>
        <draw:connector draw:style-name="gr5" draw:text-style-name="P5" draw:layer="layout" draw:type="line" svg:x1="8.7cm" svg:y1="9.35cm" svg:x2="10.572cm" svg:y2="9.35cm" draw:start-shape="id5" draw:start-glue-point="10" draw:end-shape="id6" draw:end-glue-point="3" svg:d="M8700 9350h1872" svg:viewBox="0 0 1873 1">
          <text:p/>
        </draw:connector>
        <draw:connector draw:style-name="gr4" draw:text-style-name="P5" draw:layer="layout" draw:type="line" svg:x1="7.95cm" svg:y1="10.1cm" svg:x2="7.95cm" svg:y2="11.1cm" draw:start-shape="id5" draw:start-glue-point="8" draw:end-shape="id7" draw:end-glue-point="4" svg:d="M7950 10100v1000" svg:viewBox="0 0 1 1001">
          <text:p/>
        </draw:connector>
        <draw:frame draw:style-name="gr8" draw:text-style-name="P6" draw:layer="layout" svg:width="2.805cm" svg:height="1.039cm" svg:x="7.795cm" svg:y="10cm">
          <draw:text-box>
            <text:p><text:span text:style-name="T4">SEROK Event or Timeout</text:span></text:p>
          </draw:text-box>
        </draw:frame>
        <draw:custom-shape draw:style-name="gr9" draw:text-style-name="P1" xml:id="id10" draw:id="id10" draw:layer="layout" svg:width="0.3cm" svg:height="0.3cm" svg:x="5cm" svg:y="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 draw:text-style-name="P4" xml:id="id8" draw:id="id8" draw:layer="layout" svg:width="6.728cm" svg:height="0.7cm" svg:x="10.572cm" svg:y="11.5cm">
          <draw:text-box>
            <text:list text:style-name="L1">
              <text:list-item>
                <text:p><text:span text:style-name="T3">Check the event received</text:span></text:p>
              </text:list-item>
            </text:list>
          </draw:text-box>
        </draw:frame>
        <draw:connector draw:style-name="gr5" draw:text-style-name="P5" draw:layer="layout" draw:type="line" svg:x1="8.7cm" svg:y1="11.85cm" svg:x2="10.572cm" svg:y2="11.85cm" draw:start-shape="id7" draw:start-glue-point="10" draw:end-shape="id8" draw:end-glue-point="3" svg:d="M8700 11850h1872" svg:viewBox="0 0 1873 1">
          <text:p/>
        </draw:connector>
        <draw:connector draw:style-name="gr4" draw:text-style-name="P5" draw:layer="layout" draw:type="line" svg:x1="7.95cm" svg:y1="12.6cm" svg:x2="7.95cm" svg:y2="13.5cm" draw:start-shape="id7" draw:start-glue-point="8" draw:end-shape="id9" draw:end-glue-point="4" svg:d="M7950 12600v900" svg:viewBox="0 0 1 901">
          <text:p/>
        </draw:connector>
        <draw:frame draw:style-name="gr11" draw:text-style-name="P6" draw:layer="layout" svg:width="2.805cm" svg:height="0.745cm" svg:x="7.795cm" svg:y="12.561cm">
          <draw:text-box>
            <text:p><text:span text:style-name="T4">SEROK Event </text:span></text:p>
          </draw:text-box>
        </draw:frame>
        <draw:connector draw:style-name="gr12" draw:text-style-name="P5" draw:layer="layout" svg:x1="7.2cm" svg:y1="11.85cm" svg:x2="5.15cm" svg:y2="14.1cm" draw:start-shape="id7" draw:start-glue-point="6" draw:end-shape="id10" draw:end-glue-point="4" svg:d="M7200 11850h-2050v2250" svg:viewBox="0 0 2051 2251">
          <text:p/>
        </draw:connector>
        <draw:frame draw:style-name="gr11" draw:text-style-name="P6" draw:layer="layout" svg:width="1.805cm" svg:height="0.745cm" svg:x="5.395cm" svg:y="11.255cm">
          <draw:text-box>
            <text:p><text:span text:style-name="T4">Timeout</text:span></text:p>
          </draw:text-box>
        </draw:frame>
        <draw:frame draw:style-name="gr13" draw:text-style-name="P4" xml:id="id11" draw:id="id11" draw:layer="layout" svg:width="6.728cm" svg:height="2.5cm" svg:x="10.572cm" svg:y="13cm">
          <draw:text-box>
            <text:list text:style-name="L1">
              <text:list-item>
                <text:p><text:span text:style-name="T3">Send “AT” command to sync UART</text:span></text:p>
              </text:list-item>
              <text:list-item>
                <text:p><text:span text:style-name="T3">Expect two lines of response, within one second each:</text:span></text:p>
              </text:list-item>
              <text:list-item>
                <text:p text:style-name="P7"><text:span text:style-name="T3">First line is the “AT” echo</text:span></text:p>
              </text:list-item>
              <text:list-item>
                <text:p text:style-name="P7"><text:span text:style-name="T3">Second line is “OK”</text:span></text:p>
              </text:list-item>
            </text:list>
          </draw:text-box>
        </draw:frame>
        <draw:connector draw:style-name="gr5" draw:text-style-name="P5" draw:layer="layout" draw:type="line" svg:x1="8.7cm" svg:y1="14.25cm" svg:x2="10.572cm" svg:y2="14.25cm" draw:start-shape="id9" draw:start-glue-point="10" draw:end-shape="id11" draw:end-glue-point="3" svg:d="M8700 14250h1872" svg:viewBox="0 0 1873 1">
          <text:p/>
        </draw:connector>
        <draw:connector draw:style-name="gr12" draw:text-style-name="P5" draw:layer="layout" draw:type="line" svg:x1="7.2cm" svg:y1="14.25cm" svg:x2="5.3cm" svg:y2="14.25cm" draw:start-shape="id9" draw:start-glue-point="6" draw:end-shape="id10" draw:end-glue-point="10" svg:d="M7200 14250h-1900" svg:viewBox="0 0 1901 1">
          <text:p/>
        </draw:connector>
        <draw:frame draw:style-name="gr8" draw:text-style-name="P6" draw:layer="layout" svg:width="1.805cm" svg:height="1.039cm" svg:x="5.5cm" svg:y="13.3cm">
          <draw:text-box>
            <text:p><text:span text:style-name="T4">Timeout or Error</text:span></text:p>
          </draw:text-box>
        </draw:frame>
        <draw:connector draw:style-name="gr4" draw:text-style-name="P5" draw:layer="layout" draw:type="line" svg:x1="7.95cm" svg:y1="15cm" svg:x2="7.95cm" svg:y2="15.9cm" draw:start-shape="id9" draw:start-glue-point="8" draw:end-shape="id12" draw:end-glue-point="4" svg:d="M7950 15000v900" svg:viewBox="0 0 1 901">
          <text:p/>
        </draw:connector>
        <draw:custom-shape draw:style-name="gr9" draw:text-style-name="P1" xml:id="id13" draw:id="id13" draw:layer="layout" svg:width="0.3cm" svg:height="0.3cm" svg:x="5.001cm" svg:y="16.5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2" draw:text-style-name="P5" draw:layer="layout" draw:type="line" svg:x1="7.2cm" svg:y1="16.65cm" svg:x2="5.301cm" svg:y2="16.651cm" draw:start-shape="id12" draw:start-glue-point="6" draw:end-shape="id13" draw:end-glue-point="10" svg:d="M7200 16650l-1899 1" svg:viewBox="0 0 1900 2">
          <text:p/>
        </draw:connector>
        <draw:connector draw:style-name="gr12" draw:text-style-name="P5" draw:layer="layout" draw:type="line" svg:x1="5.15cm" svg:y1="14.4cm" svg:x2="5.151cm" svg:y2="16.501cm" draw:start-shape="id10" draw:start-glue-point="8" draw:end-shape="id13" draw:end-glue-point="4" svg:d="M5150 14400l1 2101" svg:viewBox="0 0 2 2102">
          <text:p/>
        </draw:connector>
        <draw:frame draw:style-name="gr8" draw:text-style-name="P6" draw:layer="layout" svg:width="1.805cm" svg:height="1.039cm" svg:x="5.501cm" svg:y="15.701cm">
          <draw:text-box>
            <text:p><text:span text:style-name="T4">Timeout or Error</text:span></text:p>
          </draw:text-box>
        </draw:frame>
        <draw:frame draw:style-name="gr14" draw:text-style-name="P4" xml:id="id14" draw:id="id14" draw:layer="layout" svg:width="6.728cm" svg:height="2.615cm" svg:x="10.572cm" svg:y="15.34cm">
          <draw:text-box>
            <text:list text:style-name="L1">
              <text:list-item>
                <text:p><text:span text:style-name="T3">Send “ATE0” command to stop echoing of commands</text:span></text:p>
              </text:list-item>
              <text:list-item>
                <text:p><text:span text:style-name="T3">Expect two lines of response, within one second each:</text:span></text:p>
              </text:list-item>
              <text:list-item>
                <text:p text:style-name="P7"><text:span text:style-name="T3">First line is the “ATE0” echo</text:span></text:p>
              </text:list-item>
              <text:list-item>
                <text:p text:style-name="P7"><text:span text:style-name="T3">Second line is “OK”</text:span></text:p>
              </text:list-item>
            </text:list>
          </draw:text-box>
        </draw:frame>
        <draw:connector draw:style-name="gr5" draw:text-style-name="P5" draw:layer="layout" draw:type="line" svg:x1="8.7cm" svg:y1="16.65cm" svg:x2="10.572cm" svg:y2="16.647cm" draw:start-shape="id12" draw:start-glue-point="10" draw:end-shape="id14" draw:end-glue-point="3" svg:d="M8700 16650l1872-3" svg:viewBox="0 0 1873 4">
          <text:p/>
        </draw:connector>
        <draw:connector draw:style-name="gr4" draw:text-style-name="P5" draw:layer="layout" draw:type="line" svg:x1="7.95cm" svg:y1="17.4cm" svg:x2="7.968cm" svg:y2="18.3cm" draw:start-shape="id12" draw:start-glue-point="8" draw:end-shape="id15" draw:end-glue-point="4" svg:d="M7950 17400l18 900" svg:viewBox="0 0 19 901">
          <text:p/>
        </draw:connector>
        <draw:custom-shape draw:style-name="gr9" draw:text-style-name="P1" xml:id="id17" draw:id="id17" draw:layer="layout" svg:width="0.3cm" svg:height="0.3cm" svg:x="5.002cm" svg:y="18.9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5" draw:text-style-name="P4" xml:id="id16" draw:id="id16" draw:layer="layout" svg:width="6.728cm" svg:height="1.9cm" svg:x="10.572cm" svg:y="18.1cm">
          <draw:text-box>
            <text:list text:style-name="L1">
              <text:list-item>
                <text:p><text:span text:style-name="T3">Send “AT+IFC=2,2” command to enable UART flow control</text:span></text:p>
              </text:list-item>
              <text:list-item>
                <text:p><text:span text:style-name="T3">Expect “OK” as response within 1 second</text:span></text:p>
              </text:list-item>
            </text:list>
          </draw:text-box>
        </draw:frame>
        <draw:connector draw:style-name="gr5" draw:text-style-name="P5" draw:layer="layout" draw:type="line" svg:x1="8.718cm" svg:y1="19.05cm" svg:x2="10.572cm" svg:y2="19.05cm" draw:start-shape="id15" draw:start-glue-point="10" draw:end-shape="id16" draw:end-glue-point="3" svg:d="M8718 19050h1854" svg:viewBox="0 0 1855 1">
          <text:p/>
        </draw:connector>
        <draw:connector draw:style-name="gr12" draw:text-style-name="P5" draw:layer="layout" draw:type="line" svg:x1="7.218cm" svg:y1="19.05cm" svg:x2="5.302cm" svg:y2="19.052cm" draw:start-shape="id15" draw:start-glue-point="6" draw:end-shape="id17" draw:end-glue-point="10" svg:d="M7218 19050l-1916 2" svg:viewBox="0 0 1917 3">
          <text:p/>
        </draw:connector>
        <draw:frame draw:style-name="gr8" draw:text-style-name="P6" draw:layer="layout" svg:width="1.805cm" svg:height="1.039cm" svg:x="5.502cm" svg:y="18.102cm">
          <draw:text-box>
            <text:p><text:span text:style-name="T4">Timeout or Error</text:span></text:p>
          </draw:text-box>
        </draw:frame>
        <draw:connector draw:style-name="gr12" draw:text-style-name="P5" draw:layer="layout" draw:type="line" svg:x1="5.151cm" svg:y1="16.801cm" svg:x2="5.152cm" svg:y2="18.902cm" draw:start-shape="id13" draw:start-glue-point="8" draw:end-shape="id17" draw:end-glue-point="4" svg:d="M5151 16801l1 2101" svg:viewBox="0 0 2 2102">
          <text:p/>
        </draw:connector>
        <draw:custom-shape draw:style-name="gr16" draw:text-style-name="P1" xml:id="id18" draw:id="id18" draw:layer="layout" svg:width="1.9cm" svg:height="1.9cm" svg:x="7cm" svg:y="20.4cm">
          <text:p text:style-name="P1">Known</text:p>
          <text:p text:style-name="P1">UID?</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draw:type="line" svg:x1="7.968cm" svg:y1="19.8cm" svg:x2="7.95cm" svg:y2="20.4cm" draw:start-shape="id15" draw:start-glue-point="8" draw:end-shape="id18" draw:end-glue-point="4" svg:d="M7968 19800l-18 600" svg:viewBox="0 0 19 601">
          <text:p/>
        </draw:connector>
        <draw:connector draw:style-name="gr4" draw:text-style-name="P5" draw:layer="layout" draw:type="line" svg:x1="7.95cm" svg:y1="22.3cm" svg:x2="7.95cm" svg:y2="22.9cm" draw:start-shape="id18" draw:start-glue-point="6" draw:end-shape="id19" draw:end-glue-point="4" svg:d="M7950 22300v600" svg:viewBox="0 0 1 601">
          <text:p/>
        </draw:connector>
        <draw:frame draw:style-name="gr11" draw:text-style-name="P6" draw:layer="layout" svg:width="1.004cm" svg:height="0.745cm" svg:x="7.796cm" svg:y="22.062cm">
          <draw:text-box>
            <text:p><text:span text:style-name="T4">No</text:span></text:p>
          </draw:text-box>
        </draw:frame>
        <draw:frame draw:style-name="gr17" draw:text-style-name="P4" xml:id="id20" draw:id="id20" draw:layer="layout" svg:width="7.928cm" svg:height="3.109cm" svg:x="10.572cm" svg:y="22.1cm">
          <draw:text-box>
            <text:list text:style-name="L1">
              <text:list-item>
                <text:p><text:span text:style-name="T3">Send “AT+GSN” command to get module’s IMEI</text:span></text:p>
              </text:list-item>
              <text:list-item>
                <text:p><text:span text:style-name="T3">Expect two lines of response, within one second each:</text:span></text:p>
              </text:list-item>
            </text:list>
            <text:list text:style-name="L2">
              <text:list-item>
                <text:p text:style-name="P7"><text:span text:style-name="T3">First line is the IMEI number</text:span></text:p>
              </text:list-item>
              <text:list-item>
                <text:p text:style-name="P7"><text:span text:style-name="T3">Second line is “OK”</text:span></text:p>
              </text:list-item>
              <text:list-item>
                <text:p text:style-name="P8"><text:span text:style-name="T3">Store the returned IMEI as system’s UID</text:span></text:p>
              </text:list-item>
            </text:list>
          </draw:text-box>
        </draw:frame>
        <draw:custom-shape draw:style-name="gr9" draw:text-style-name="P1" xml:id="id23" draw:id="id23" draw:layer="layout" svg:width="0.3cm" svg:height="0.3cm" svg:x="5.003cm" svg:y="23.5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5" draw:layer="layout" draw:type="line" svg:x1="8.7cm" svg:y1="23.65cm" svg:x2="10.572cm" svg:y2="23.654cm" draw:start-shape="id19" draw:start-glue-point="10" draw:end-shape="id20" draw:end-glue-point="3" svg:d="M8700 23650l1872 4" svg:viewBox="0 0 1873 5">
          <text:p/>
        </draw:connector>
        <draw:custom-shape draw:style-name="gr9" draw:text-style-name="P1" xml:id="id21" draw:id="id21" draw:layer="layout" svg:width="0.3cm" svg:height="0.3cm" svg:x="7.804cm" svg:y="25.1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5" draw:layer="layout" draw:type="line" svg:x1="7.95cm" svg:y1="24.4cm" svg:x2="7.954cm" svg:y2="25.104cm" draw:start-shape="id19" draw:start-glue-point="8" draw:end-shape="id21" draw:end-glue-point="4" svg:d="M7950 24400l4 704" svg:viewBox="0 0 5 705">
          <text:p/>
        </draw:connector>
        <draw:connector draw:style-name="gr4" draw:text-style-name="P5" draw:layer="layout" draw:line-skew="0.298cm" svg:x1="8.9cm" svg:y1="21.35cm" svg:x2="8.104cm" svg:y2="25.254cm" draw:start-shape="id18" draw:start-glue-point="7" draw:end-shape="id21" draw:end-glue-point="10" svg:d="M8900 21350h800v3904h-1596" svg:viewBox="0 0 1597 3905">
          <text:p/>
        </draw:connector>
        <draw:frame draw:style-name="gr8" draw:text-style-name="P6" draw:layer="layout" svg:width="1.204cm" svg:height="1.039cm" svg:x="8.696cm" svg:y="20.8cm">
          <draw:text-box>
            <text:p><text:span text:style-name="T4">Yes</text:span></text:p>
          </draw:text-box>
        </draw:frame>
        <draw:custom-shape draw:style-name="gr18" draw:text-style-name="P1" xml:id="id22" draw:id="id22" draw:layer="layout" svg:width="2.1cm" svg:height="1.2cm" svg:x="6.9cm" svg:y="26.2cm">
          <text:p text:style-name="P1">To</text:p>
          <text:p text:style-name="P1">CommOK</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4" draw:text-style-name="P5" draw:layer="layout" draw:type="line" svg:x1="7.954cm" svg:y1="25.404cm" svg:x2="7.95cm" svg:y2="26.2cm" draw:start-shape="id21" draw:start-glue-point="8" draw:end-shape="id22" draw:end-glue-point="4" svg:d="M7954 25404l-4 796" svg:viewBox="0 0 5 797">
          <text:p/>
        </draw:connector>
        <draw:connector draw:style-name="gr12" draw:text-style-name="P5" draw:layer="layout" draw:type="line" svg:x1="5.152cm" svg:y1="19.202cm" svg:x2="5.153cm" svg:y2="23.503cm" draw:start-shape="id17" draw:start-glue-point="8" draw:end-shape="id23" draw:end-glue-point="4" svg:d="M5152 19202l1 4301" svg:viewBox="0 0 2 4302">
          <text:p/>
        </draw:connector>
        <draw:connector draw:style-name="gr12" draw:text-style-name="P5" draw:layer="layout" draw:type="line" svg:x1="7.2cm" svg:y1="23.65cm" svg:x2="5.303cm" svg:y2="23.653cm" draw:start-shape="id19" draw:start-glue-point="6" draw:end-shape="id23" draw:end-glue-point="10" svg:d="M7200 23650l-1897 3" svg:viewBox="0 0 1898 4">
          <text:p/>
        </draw:connector>
        <draw:frame draw:style-name="gr8" draw:text-style-name="P6" draw:layer="layout" svg:width="1.805cm" svg:height="1.039cm" svg:x="5.503cm" svg:y="22.703cm">
          <draw:text-box>
            <text:p><text:span text:style-name="T4">Timeout or Error</text:span></text:p>
          </draw:text-box>
        </draw:frame>
        <draw:custom-shape draw:style-name="gr18" draw:text-style-name="P1" xml:id="id24" draw:id="id24" draw:layer="layout" svg:width="2.1cm" svg:height="1.2cm" svg:x="4.101cm" svg:y="26.201cm">
          <text:p text:style-name="P1">To</text:p>
          <text:p text:style-name="P1">PowerOff</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12" draw:text-style-name="P5" draw:layer="layout" draw:type="line" svg:x1="5.153cm" svg:y1="23.803cm" svg:x2="5.151cm" svg:y2="26.201cm" draw:start-shape="id23" draw:start-glue-point="8" draw:end-shape="id24" draw:end-glue-point="4" svg:d="M5153 23803l-2 2398" svg:viewBox="0 0 3 2399">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62cm" fo:min-width="1.801cm"/>
    </style:style>
    <style:style style:name="gr2" style:family="graphic" style:parent-style-name="standard">
      <style:graphic-properties draw:textarea-horizontal-align="justify" draw:textarea-vertical-align="middle" draw:auto-grow-height="false" fo:min-height="1.236cm" fo:min-width="0.986cm"/>
    </style:style>
    <style:style style:name="gr3" style:family="graphic" style:parent-style-name="standard">
      <style:graphic-properties svg:stroke-color="#000000" draw:marker-end="Symmetric_20_Arrow" draw:textarea-vertical-align="middl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fo:min-height="1.25cm" fo:min-width="3.2cm"/>
    </style:style>
    <style:style style:name="gr6" style:family="graphic" style:parent-style-name="objectwithoutfill">
      <style:graphic-properties draw:marker-end="Symmetric_20_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9cm" fo:min-width="0.65cm"/>
    </style:style>
    <style:style style:name="gr8"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draw:stroke="dash" draw:stroke-dash="Fine_20_Dashed" draw:marker-end="Symmetric_20_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textarea-horizontal-align="justify" draw:textarea-vertical-align="middle" draw:auto-grow-height="false" fo:min-height="1.25cm" fo:min-width="2.1cm"/>
    </style:style>
    <style:style style:name="gr14" style:family="graphic" style:parent-style-name="standard">
      <style:graphic-properties draw:textarea-horizontal-align="justify" draw:textarea-vertical-align="middle" draw:auto-grow-height="false" fo:min-height="1.25cm" fo:min-width="2.201cm"/>
    </style:style>
    <style:style style:name="gr15" style:family="graphic" style:parent-style-name="standard">
      <style:graphic-properties draw:stroke="none" svg:stroke-color="#000000" draw:fill="none" draw:fill-color="#ffffff" draw:textarea-horizontal-align="left" draw:auto-grow-height="true" draw:auto-grow-width="false" fo:min-height="5.215cm" fo:min-width="0cm"/>
    </style:style>
    <style:style style:name="gr16" style:family="graphic" style:parent-style-name="objectwithoutfill">
      <style:graphic-properties draw:marker-end=""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446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margin-left="0.6cm" fo:margin-right="0cm" fo:text-indent="0cm"/>
    </style:style>
    <style:style style:name="P5" style:family="paragraph">
      <style:paragraph-properties fo:margin-left="1.2cm" fo:margin-right="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1.4cm" svg:x="9.9cm" svg:y="1.2cm">
          <text:p text:style-name="P1">From GSM</text:p>
          <text:p text:style-name="P1">Init</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xml:id="id3" draw:id="id3" draw:layer="layout" svg:width="2.1cm" svg:height="2.1cm" svg:x="10cm" svg:y="5.8cm">
          <text:p text:style-name="P1">Comm</text:p>
          <text:p text:style-name="P1">OK</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1.05cm" svg:y1="2.6cm" svg:x2="11.05cm" svg:y2="3.8cm" draw:start-shape="id1" draw:start-glue-point="6" draw:end-shape="id2" draw:end-glue-point="4" svg:d="M11050 2600v1200" svg:viewBox="0 0 1 1201">
          <text:p/>
        </draw:connector>
        <draw:custom-shape draw:style-name="gr4" draw:text-style-name="P1" xml:id="id2" draw:id="id2" draw:layer="layout" svg:width="0.3cm" svg:height="0.3cm" svg:x="10.9cm" svg:y="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3" draw:text-style-name="P1" draw:layer="layout" svg:x1="11.05cm" svg:y1="4.1cm" svg:x2="11.05cm" svg:y2="5.8cm" draw:start-shape="id2" draw:start-glue-point="8" draw:end-shape="id3" draw:end-glue-point="4" svg:d="M11050 4100v1700" svg:viewBox="0 0 1 1701">
          <text:p/>
        </draw:connector>
        <draw:custom-shape draw:style-name="gr5" draw:text-style-name="P1" xml:id="id5" draw:id="id5" draw:layer="layout" svg:width="3.7cm" svg:height="1.5cm" svg:x="2.6cm" svg:y="6.1cm">
          <text:p text:style-name="P1">Repetition Counter</text:p>
          <text:p text:style-name="P1">Increment</text:p>
          <draw:enhanced-geometry svg:viewBox="0 0 21600 21600" draw:glue-points="10800 0 0 10800 10800 21600 21600 10800" draw:type="flowchart-process" draw:enhanced-path="M 0 0 L 21600 0 21600 21600 0 21600 0 0 Z N"/>
        </draw:custom-shape>
        <draw:custom-shape draw:style-name="gr4" draw:text-style-name="P1" xml:id="id4" draw:id="id4" draw:layer="layout" svg:width="0.3cm" svg:height="0.3cm" svg:x="7.201cm" svg:y="6.7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10cm" svg:y1="6.85cm" svg:x2="7.501cm" svg:y2="6.851cm" draw:start-shape="id3" draw:start-glue-point="6" draw:end-shape="id4" draw:end-glue-point="10" svg:d="M10000 6850h-1249v1h-1250" svg:viewBox="0 0 2500 2">
          <text:p/>
        </draw:connector>
        <draw:connector draw:style-name="gr6" draw:text-style-name="P2" draw:layer="layout" svg:x1="7.201cm" svg:y1="6.851cm" svg:x2="6.3cm" svg:y2="6.85cm" draw:start-shape="id4" draw:start-glue-point="6" draw:end-shape="id5" draw:end-glue-point="7" svg:d="M7201 6851h-450v-1h-451" svg:viewBox="0 0 902 2">
          <text:p/>
        </draw:connector>
        <draw:custom-shape draw:style-name="gr7" draw:text-style-name="P1" xml:id="id6" draw:id="id6" draw:layer="layout" svg:width="2.3cm" svg:height="2.3cm" svg:x="3.3cm" svg:y="2.8cm">
          <text:p text:style-name="P1"/>
          <text:p text:style-name="P1">Maximum</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2" draw:layer="layout" svg:x1="4.45cm" svg:y1="6.1cm" svg:x2="4.45cm" svg:y2="5.1cm" draw:start-shape="id5" draw:start-glue-point="4" draw:end-shape="id6" draw:end-glue-point="6" svg:d="M4450 6100v-1000" svg:viewBox="0 0 1 1001">
          <text:p/>
        </draw:connector>
        <draw:connector draw:style-name="gr6" draw:text-style-name="P2" draw:layer="layout" svg:x1="5.6cm" svg:y1="3.95cm" svg:x2="10.9cm" svg:y2="3.95cm" draw:start-shape="id6" draw:start-glue-point="7" draw:end-shape="id2" draw:end-glue-point="6" svg:d="M5600 3950h5300" svg:viewBox="0 0 5301 1">
          <text:p/>
        </draw:connector>
        <draw:frame draw:style-name="gr8" draw:text-style-name="P3" draw:layer="layout" svg:width="1.044cm" svg:height="0.8cm" svg:x="5.5cm" svg:y="3.3cm">
          <draw:text-box>
            <text:p>No</text:p>
          </draw:text-box>
        </draw:frame>
        <draw:frame draw:style-name="gr9" draw:text-style-name="P3" draw:layer="layout" svg:width="2.026cm" svg:height="0.725cm" svg:x="8.2cm" svg:y="6.1cm">
          <draw:text-box>
            <text:p>Timeout</text:p>
          </draw:text-box>
        </draw:frame>
        <draw:custom-shape draw:style-name="gr4" draw:text-style-name="P1" xml:id="id7" draw:id="id7" draw:layer="layout" svg:width="0.3cm" svg:height="0.3cm" svg:x="1.701cm" svg:y="9.0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2" draw:layer="layout" svg:x1="3.3cm" svg:y1="3.95cm" svg:x2="1.851cm" svg:y2="9.001cm" draw:start-shape="id6" draw:start-glue-point="5" draw:end-shape="id7" draw:end-glue-point="4" svg:d="M3300 3950h-1449v5051" svg:viewBox="0 0 1450 5052">
          <text:p/>
        </draw:connector>
        <draw:connector draw:style-name="gr10" draw:text-style-name="P2" draw:layer="layout" draw:type="lines" draw:line-skew="0.801cm 6.197cm" svg:x1="10.307cm" svg:y1="7.593cm" svg:x2="2.001cm" svg:y2="9.151cm" draw:start-shape="id3" draw:start-glue-point="7" draw:end-shape="id7" draw:end-glue-point="10" svg:d="M10307 7593h-7l-1600 1558h-6699" svg:viewBox="0 0 8307 1559">
          <text:p/>
        </draw:connector>
        <draw:frame draw:style-name="gr9" draw:text-style-name="P3" draw:layer="layout" svg:width="2.128cm" svg:height="0.725cm" draw:transform="rotate (0.785398163397448) translate (8.383cm 8.587cm)">
          <draw:text-box>
            <text:p>On Error</text:p>
          </draw:text-box>
        </draw:frame>
        <draw:frame draw:style-name="gr11" draw:text-style-name="P3" draw:layer="layout" svg:width="1.188cm" svg:height="0.725cm" svg:x="2.212cm" svg:y="3.275cm">
          <draw:text-box>
            <text:p>Yes</text:p>
          </draw:text-box>
        </draw:frame>
        <draw:custom-shape draw:style-name="gr7" draw:text-style-name="P1" xml:id="id8" draw:id="id8" draw:layer="layout" svg:width="2.3cm" svg:height="2.3cm" svg:x="9.9cm" svg:y="10.5cm">
          <text:p text:style-name="P1"/>
          <text:p text:style-name="P1">Scanning</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2" draw:layer="layout" svg:x1="11.05cm" svg:y1="7.9cm" svg:x2="11.05cm" svg:y2="10.5cm" draw:start-shape="id3" draw:start-glue-point="8" draw:end-shape="id8" draw:end-glue-point="4" svg:d="M11050 7900v2600" svg:viewBox="0 0 1 2601">
          <text:p/>
        </draw:connector>
        <draw:frame draw:style-name="gr12" draw:text-style-name="P3" draw:layer="layout" svg:width="2.551cm" svg:height="1.199cm" draw:transform="rotate (1.5707963267949) translate (9.901cm 10.3cm)">
          <draw:text-box>
            <text:p>Not</text:p>
            <text:p>Registered</text:p>
          </draw:text-box>
        </draw:frame>
        <draw:custom-shape draw:style-name="gr13" draw:text-style-name="P1" xml:id="id9" draw:id="id9" draw:layer="layout" svg:width="2.6cm" svg:height="1.5cm" svg:x="5.6cm" svg:y="10.9cm">
          <text:p text:style-name="P1">Sleep for</text:p>
          <text:p text:style-name="P1">1 second</text:p>
          <draw:enhanced-geometry svg:viewBox="0 0 21600 21600" draw:glue-points="10800 0 0 10800 10800 21600 21600 10800" draw:type="flowchart-process" draw:enhanced-path="M 0 0 L 21600 0 21600 21600 0 21600 0 0 Z N"/>
        </draw:custom-shape>
        <draw:custom-shape draw:style-name="gr14" draw:text-style-name="P1" xml:id="id10" draw:id="id10" draw:layer="layout" svg:width="2.701cm" svg:height="1.5cm" svg:x="5.5cm" svg:y="13.301cm">
          <text:p text:style-name="P1">Sleep for</text:p>
          <text:p text:style-name="P1">3 seconds</text:p>
          <draw:enhanced-geometry svg:viewBox="0 0 21600 21600" draw:glue-points="10800 0 0 10800 10800 21600 21600 10800" draw:type="flowchart-process" draw:enhanced-path="M 0 0 L 21600 0 21600 21600 0 21600 0 0 Z N"/>
        </draw:custom-shape>
        <draw:connector draw:style-name="gr6" draw:text-style-name="P2" draw:layer="layout" svg:x1="9.9cm" svg:y1="11.65cm" svg:x2="8.2cm" svg:y2="11.65cm" draw:start-shape="id8" draw:start-glue-point="5" draw:end-shape="id9" draw:end-glue-point="7" svg:d="M9900 11650h-1700" svg:viewBox="0 0 1701 1">
          <text:p/>
        </draw:connector>
        <draw:connector draw:style-name="gr6" draw:text-style-name="P2" draw:layer="layout" svg:x1="11.05cm" svg:y1="12.8cm" svg:x2="8.201cm" svg:y2="14.051cm" draw:start-shape="id8" draw:start-glue-point="6" draw:end-shape="id10" draw:end-glue-point="7" svg:d="M11050 12800v1251h-2849" svg:viewBox="0 0 2850 1252">
          <text:p/>
        </draw:connector>
        <draw:custom-shape draw:style-name="gr4" draw:text-style-name="P1" xml:id="id11" draw:id="id11" draw:layer="layout" svg:width="0.3cm" svg:height="0.3cm" svg:x="4.402cm" svg:y="11.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 draw:text-style-name="P2" draw:layer="layout" svg:x1="5.6cm" svg:y1="11.65cm" svg:x2="4.702cm" svg:y2="11.652cm" draw:start-shape="id9" draw:start-glue-point="5" draw:end-shape="id11" draw:end-glue-point="10" svg:d="M5600 11650h-448v2h-450" svg:viewBox="0 0 899 3">
          <text:p/>
        </draw:connector>
        <draw:connector draw:style-name="gr6" draw:text-style-name="P2" draw:layer="layout" svg:x1="5.5cm" svg:y1="14.051cm" svg:x2="4.552cm" svg:y2="11.802cm" draw:start-shape="id10" draw:start-glue-point="5" draw:end-shape="id11" draw:end-glue-point="8" svg:d="M5500 14051h-948v-2249" svg:viewBox="0 0 949 2250">
          <text:p/>
        </draw:connector>
        <draw:connector draw:style-name="gr6" draw:text-style-name="P2" draw:layer="layout" draw:line-skew="0.448cm" svg:x1="4.552cm" svg:y1="11.502cm" svg:x2="7.351cm" svg:y2="7.001cm" draw:start-shape="id11" draw:start-glue-point="4" draw:end-shape="id4" draw:end-glue-point="8" svg:d="M4552 11502v-1802h2799v-2699" svg:viewBox="0 0 2800 4502">
          <text:p/>
        </draw:connector>
        <draw:frame draw:style-name="gr11" draw:text-style-name="P3" draw:layer="layout" svg:width="1.188cm" svg:height="0.725cm" svg:x="8.812cm" svg:y="10.976cm">
          <draw:text-box>
            <text:p>Yes</text:p>
          </draw:text-box>
        </draw:frame>
        <draw:frame draw:style-name="gr8" draw:text-style-name="P3" draw:layer="layout" svg:width="1.044cm" svg:height="0.8cm" svg:x="10.2cm" svg:y="12.6cm">
          <draw:text-box>
            <text:p>No</text:p>
          </draw:text-box>
        </draw:frame>
        <draw:custom-shape draw:style-name="gr2" draw:text-style-name="P1" xml:id="id12" draw:id="id12" draw:layer="layout" svg:width="2.1cm" svg:height="2.1cm" svg:x="13.3cm" svg:y="10.6cm">
          <text:p text:style-name="P1">Get</text:p>
          <text:p text:style-name="P1">RSS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s" draw:line-skew="-0.802cm -0.099cm" svg:x1="11.793cm" svg:y1="7.593cm" svg:x2="14.35cm" svg:y2="10.6cm" draw:start-shape="id3" draw:start-glue-point="9" draw:end-shape="id12" draw:end-glue-point="4" svg:d="M11793 7593h7l2550 2407v600" svg:viewBox="0 0 2558 3008">
          <text:p/>
        </draw:connector>
        <draw:frame draw:style-name="gr9" draw:text-style-name="P3" draw:layer="layout" svg:width="2.551cm" svg:height="0.725cm" draw:transform="rotate (-0.785398163397449) translate (12.496cm 7.284cm)">
          <draw:text-box>
            <text:p>Registered</text:p>
          </draw:text-box>
        </draw:frame>
        <draw:custom-shape draw:style-name="gr4" draw:text-style-name="P1" xml:id="id13" draw:id="id13" draw:layer="layout" svg:width="0.3cm" svg:height="0.3cm" svg:x="1.702cm" svg:y="15.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0" draw:text-style-name="P2" draw:layer="layout" draw:type="lines" draw:line-skew="0.801cm 7.896cm" svg:x1="13.607cm" svg:y1="12.393cm" svg:x2="2.002cm" svg:y2="15.652cm" draw:start-shape="id12" draw:start-glue-point="7" draw:end-shape="id13" draw:end-glue-point="10" svg:d="M13607 12393h-7l-3200 3259h-8398" svg:viewBox="0 0 11606 3260">
          <text:p/>
        </draw:connector>
        <draw:frame draw:style-name="gr9" draw:text-style-name="P3" draw:layer="layout" svg:width="2.128cm" svg:height="0.725cm" draw:transform="rotate (0.785398163397448) translate (11.784cm 13.387cm)">
          <draw:text-box>
            <text:p>On Error</text:p>
          </draw:text-box>
        </draw:frame>
        <draw:connector draw:style-name="gr10" draw:text-style-name="P2" draw:layer="layout" svg:x1="1.851cm" svg:y1="9.301cm" svg:x2="1.852cm" svg:y2="15.502cm" draw:start-shape="id7" draw:start-glue-point="8" draw:end-shape="id13" draw:end-glue-point="4" svg:d="M1851 9301v3101h1v3100" svg:viewBox="0 0 2 6202">
          <text:p/>
        </draw:connector>
        <draw:custom-shape draw:style-name="gr1" draw:text-style-name="P1" xml:id="id14" draw:id="id14" draw:layer="layout" svg:width="2.3cm" svg:height="1.4cm" svg:x="0.7cm" svg:y="16.9cm">
          <text:p text:style-name="P1">To</text:p>
          <text:p text:style-name="P1">Power Off</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1" draw:text-style-name="P1" xml:id="id15" draw:id="id15" draw:layer="layout" svg:width="2.3cm" svg:height="1.4cm" svg:x="13.2cm" svg:y="16.9cm">
          <text:p text:style-name="P1">To Event</text:p>
          <text:p text:style-name="P1">Check</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10" draw:text-style-name="P2" draw:layer="layout" svg:x1="1.852cm" svg:y1="15.802cm" svg:x2="1.85cm" svg:y2="16.9cm" draw:start-shape="id13" draw:start-glue-point="8" draw:end-shape="id14" draw:end-glue-point="4" svg:d="M1852 15802v550h-2v548" svg:viewBox="0 0 3 1099">
          <text:p/>
        </draw:connector>
        <draw:connector draw:style-name="gr6" draw:text-style-name="P2" draw:layer="layout" svg:x1="14.35cm" svg:y1="12.7cm" svg:x2="14.35cm" svg:y2="16.9cm" draw:start-shape="id12" draw:start-glue-point="8" draw:end-shape="id15" draw:end-glue-point="4" svg:d="M14350 12700v4200" svg:viewBox="0 0 1 4201">
          <text:p/>
        </draw:connector>
        <draw:frame draw:style-name="gr15" draw:text-style-name="P3" xml:id="id16" draw:id="id16" draw:layer="layout" svg:width="6.744cm" svg:height="5.465cm" svg:x="13.556cm" svg:y="2.6cm">
          <draw:text-box>
            <text:list text:style-name="L1">
              <text:list-item>
                <text:p>Send “AT_CREG?” command to GSM Module</text:p>
              </text:list-item>
              <text:list-item>
                <text:p>Wait for a two line response within 2 seconds each</text:p>
              </text:list-item>
              <text:list-item>
                <text:p text:style-name="P4">First line is the registration status</text:p>
              </text:list-item>
              <text:list-item>
                <text:p text:style-name="P5">0 is “Not Searching”</text:p>
              </text:list-item>
              <text:list-item>
                <text:p text:style-name="P5">1 or 5 is “Registered”</text:p>
              </text:list-item>
              <text:list-item>
                <text:p text:style-name="P5">Other is “Still Scanning”</text:p>
              </text:list-item>
              <text:list-item>
                <text:p text:style-name="P4">Second line is the “OK”</text:p>
              </text:list-item>
            </text:list>
          </draw:text-box>
        </draw:frame>
        <draw:connector draw:style-name="gr16" draw:text-style-name="P2" draw:layer="layout" draw:type="lines" draw:line-skew="-0.802cm -0.456cm" svg:x1="11.793cm" svg:y1="6.107cm" svg:x2="13.556cm" svg:y2="5.332cm" draw:start-shape="id3" draw:start-glue-point="11" draw:end-shape="id16" draw:end-glue-point="3" svg:d="M11793 6107h7l800-775h956" svg:viewBox="0 0 1764 776">
          <text:p/>
        </draw:connector>
        <draw:frame draw:style-name="gr17" draw:text-style-name="P3" xml:id="id17" draw:id="id17" draw:layer="layout" svg:width="6.2cm" svg:height="2.696cm" svg:x="14.4cm" svg:y="13.204cm">
          <draw:text-box>
            <text:list text:style-name="L1">
              <text:list-item>
                <text:p>Send “AT+CSQ” command</text:p>
              </text:list-item>
              <text:list-item>
                <text:p>Expect two lines of response</text:p>
              </text:list-item>
              <text:list-item>
                <text:p text:style-name="P4">First line is the answer</text:p>
              </text:list-item>
              <text:list-item>
                <text:p text:style-name="P4">Second line is the “OK”</text:p>
              </text:list-item>
            </text:list>
          </draw:text-box>
        </draw:frame>
        <draw:connector draw:style-name="gr16" draw:text-style-name="P2" draw:layer="layout" draw:type="lines" draw:line-skew="0cm 0.496cm" svg:x1="15.4cm" svg:y1="11.65cm" svg:x2="17.5cm" svg:y2="13.204cm" draw:start-shape="id12" draw:start-glue-point="10" draw:end-shape="id17" draw:end-glue-point="0" svg:d="M15400 11650h502l1598 1550v4" svg:viewBox="0 0 2101 1555">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0.174cm" fo:min-width="0.674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81cm" fo:min-width="0.56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1.05cm" fo:min-width="2.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textarea-horizontal-align="justify" draw:textarea-vertical-align="middle" draw:auto-grow-height="false" fo:min-height="1.05cm" fo:min-width="1.401cm"/>
    </style:style>
    <style:style style:name="gr10" style:family="graphic" style:parent-style-name="standard">
      <style:graphic-properties draw:textarea-horizontal-align="justify" draw:textarea-vertical-align="middle" draw:auto-grow-height="false" fo:min-height="0.6cm" fo:min-width="0.35cm"/>
    </style:style>
    <style:style style:name="gr11" style:family="graphic" style:parent-style-name="objectwithoutfill">
      <style:graphic-properties draw:stroke="dash" draw:stroke-dash="Fine_20_Dashed" draw:marker-end="Symmetric_20_Arrow" draw:marker-end-width="0.3cm" draw:fill="none" draw:textarea-vertical-align="middle"/>
    </style:style>
    <style:style style:name="gr12" style:family="graphic" style:parent-style-name="standard">
      <style:graphic-properties draw:stroke="none" svg:stroke-color="#000000" draw:fill="none" draw:fill-color="#ffffff" fo:min-height="0.319cm"/>
    </style:style>
    <style:style style:name="gr13" style:family="graphic" style:parent-style-name="standard">
      <style:graphic-properties draw:textarea-horizontal-align="justify" draw:textarea-vertical-align="middle" draw:auto-grow-height="false" fo:min-height="1.449cm" fo:min-width="3.4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standard">
      <style:graphic-properties draw:textarea-horizontal-align="justify" draw:textarea-vertical-align="middle" draw:auto-grow-height="false" fo:min-height="0.174cm" fo:min-width="0.854cm"/>
    </style:style>
    <style:style style:name="gr16" style:family="graphic" style:parent-style-name="standard">
      <style:graphic-properties draw:textarea-horizontal-align="justify" draw:textarea-vertical-align="middle" draw:auto-grow-height="false" fo:min-height="0.544cm" fo:min-width="1.401cm"/>
    </style:style>
    <style:style style:name="gr17" style:family="graphic" style:parent-style-name="standard">
      <style:graphic-properties draw:stroke="none" svg:stroke-color="#000000" draw:fill="none" draw:fill-color="#ffffff" draw:textarea-horizontal-align="left" draw:auto-grow-height="true" draw:auto-grow-width="false" fo:min-height="2.049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9" style:family="graphic" style:parent-style-name="objectwithoutfill">
      <style:graphic-properties draw:marker-end="" draw:marker-end-width="0.3cm" draw:fill="none" draw:textarea-vertical-align="middle"/>
    </style:style>
    <style:style style:name="gr20" style:family="graphic" style:parent-style-name="objectwithoutfill">
      <style:graphic-properties draw:marker-start="" draw:marker-end=""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font-weight="bold" style:font-weight-asian="bold" style:font-weight-complex="bold"/>
    </style:style>
    <style:style style:name="P4" style:family="paragraph">
      <loext:graphic-properties draw:fill="none" draw:fill-color="#ffffff"/>
      <style:text-properties fo:font-size="8pt" fo:font-weight="bold" style:font-size-asian="8pt" style:font-weight-asian="bold" style:font-size-complex="8pt" style:font-weight-complex="bold"/>
    </style:style>
    <style:style style:name="P5" style:family="paragraph">
      <style:text-properties fo:font-style="italic" fo:font-weight="normal" style:font-style-asian="italic" style:font-weight-asian="normal" style:font-style-complex="italic" style:font-weight-complex="normal"/>
    </style:style>
    <style:style style:name="P6" style:family="paragraph">
      <loext:graphic-properties draw:fill="none" draw:fill-color="#ffffff"/>
      <style:text-properties fo:font-size="8pt" fo:font-style="italic" fo:font-weight="normal" style:font-size-asian="8pt" style:font-style-asian="italic" style:font-weight-asian="normal" style:font-size-complex="8pt" style:font-style-complex="italic" style:font-weight-complex="normal"/>
    </style:style>
    <style:style style:name="P7" style:family="paragraph">
      <loext:graphic-properties draw:fill="none" draw:fill-color="#ffffff"/>
      <style:text-properties fo:font-style="italic" style:font-style-asian="italic" style:font-style-complex="italic"/>
    </style:style>
    <style:style style:name="P8" style:family="paragraph">
      <style:text-properties fo:font-size="8pt" style:font-size-asian="8pt" style:font-size-complex="8pt"/>
    </style:style>
    <style:style style:name="P9" style:family="paragraph">
      <loext:graphic-properties draw:fill="none" draw:fill-color="#ffffff"/>
      <style:text-properties fo:font-size="8pt" style:font-size-asian="8pt" style:font-size-complex="8pt"/>
    </style:style>
    <style:style style:name="P10" style:family="paragraph">
      <style:text-properties fo:font-size="8pt"/>
    </style:style>
    <style:style style:name="P11" style:family="paragraph">
      <loext:graphic-properties draw:fill="none" draw:fill-color="#ffffff"/>
      <style:text-properties fo:font-size="8pt"/>
    </style:style>
    <style:style style:name="P12" style:family="paragraph">
      <loext:graphic-properties draw:fill="none" draw:fill-color="#ffffff"/>
    </style:style>
    <style:style style:name="P13" style:family="paragraph">
      <style:paragraph-properties fo:margin-left="0.6cm" fo:margin-right="0cm" fo:margin-top="0cm" fo:margin-bottom="0cm" fo:text-indent="0cm"/>
    </style:style>
    <style:style style:name="P14" style:family="paragraph">
      <style:paragraph-properties fo:margin-left="0.6cm" fo:margin-right="0cm" fo:text-indent="0cm"/>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xml:id="id26" draw:id="id26" draw:layer="layout" draw:type="line" svg:x1="10.119cm" svg:y1="8.481cm" svg:x2="11.516cm" svg:y2="6.614cm" draw:start-shape="id1" draw:start-glue-point="7" svg:d="M10119 8481l1397-1867" svg:viewBox="0 0 1398 1868">
          <text:p/>
        </draw:connector>
        <draw:custom-shape draw:style-name="gr2" draw:text-style-name="P2" xml:id="id2" draw:id="id2" draw:layer="layout" svg:width="1.3cm" svg:height="0.6cm" svg:x="10cm" svg:y="1.2cm">
          <text:p text:style-name="P2">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2" xml:id="id3" draw:id="id3" draw:layer="layout" svg:width="0.3cm" svg:height="0.3cm" svg:x="10.5cm" svg:y="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2" xml:id="id4" draw:id="id4" draw:layer="layout" svg:width="1.5cm" svg:height="1.5cm" svg:x="9.9cm" svg:y="3.571cm">
          <text:p text:style-name="P2">Set</text:p>
          <text:p text:style-name="P2">PDU</text:p>
          <text:p text:style-name="P2">SM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5" draw:id="id5" draw:layer="layout" svg:width="0.3cm" svg:height="0.3cm" svg:x="10.501cm" svg:y="6.0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0.65cm" svg:y1="1.8cm" svg:x2="10.65cm" svg:y2="2.5cm" draw:start-shape="id2" draw:start-glue-point="6" draw:end-shape="id3" draw:end-glue-point="4" svg:d="M10650 1800v700" svg:viewBox="0 0 1 701">
          <text:p/>
        </draw:connector>
        <draw:connector draw:style-name="gr5" draw:text-style-name="P1" draw:layer="layout" svg:x1="10.65cm" svg:y1="2.8cm" svg:x2="10.65cm" svg:y2="3.571cm" draw:start-shape="id3" draw:start-glue-point="8" draw:end-shape="id4" draw:end-glue-point="4" svg:d="M10650 2800v771" svg:viewBox="0 0 1 772">
          <text:p/>
        </draw:connector>
        <draw:connector draw:style-name="gr5" draw:text-style-name="P1" draw:layer="layout" svg:x1="10.65cm" svg:y1="5.071cm" svg:x2="10.651cm" svg:y2="6.001cm" draw:start-shape="id4" draw:start-glue-point="8" draw:end-shape="id5" draw:end-glue-point="4" svg:d="M10650 5071v466h1v464" svg:viewBox="0 0 2 931">
          <text:p/>
        </draw:connector>
        <draw:custom-shape draw:style-name="gr4" draw:text-style-name="P2" xml:id="id1" draw:id="id1" draw:layer="layout" svg:width="1.5cm" svg:height="1.5cm" svg:x="9.9cm" svg:y="7.2cm">
          <text:p text:style-name="P2">SMS</text:p>
          <text:p text:style-name="P2">List</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0.651cm" svg:y1="6.301cm" svg:x2="10.65cm" svg:y2="7.2cm" draw:start-shape="id5" draw:start-glue-point="8" draw:end-shape="id1" draw:end-glue-point="4" svg:d="M10651 6301v450h-1v449" svg:viewBox="0 0 2 900">
          <text:p/>
        </draw:connector>
        <draw:custom-shape draw:style-name="gr6" draw:text-style-name="P2" xml:id="id6" draw:id="id6" draw:layer="layout" svg:width="2.7cm" svg:height="1.3cm" svg:x="5.6cm" svg:y="7.3cm">
          <text:p text:style-name="P2">Store SMS index<text:line-break/>in SMSMem</text:p>
          <draw:enhanced-geometry svg:viewBox="0 0 21600 21600" draw:glue-points="10800 0 0 10800 10800 21600 21600 10800" draw:type="flowchart-process" draw:enhanced-path="M 0 0 L 21600 0 21600 21600 0 21600 0 0 Z N"/>
        </draw:custom-shape>
        <draw:custom-shape draw:style-name="gr6" draw:text-style-name="P2" xml:id="id7" draw:id="id7" draw:layer="layout" svg:width="2.7cm" svg:height="1.3cm" svg:x="5.6cm" svg:y="9.4cm">
          <text:p text:style-name="P2">Parse PDU,<text:line-break/>store Length in<text:line-break/>SMSMem</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9.9cm" svg:y1="7.95cm" svg:x2="8.3cm" svg:y2="7.95cm" draw:start-shape="id1" draw:start-glue-point="6" draw:end-shape="id6" draw:end-glue-point="7" svg:d="M9900 7950h-1600" svg:viewBox="0 0 1601 1">
          <text:p/>
        </draw:connector>
        <draw:connector draw:style-name="gr5" draw:text-style-name="P1" draw:layer="layout" svg:x1="6.95cm" svg:y1="8.6cm" svg:x2="6.95cm" svg:y2="9.4cm" draw:start-shape="id6" draw:start-glue-point="6" draw:end-shape="id7" draw:end-glue-point="4" svg:d="M6950 8600v800" svg:viewBox="0 0 1 801">
          <text:p/>
        </draw:connector>
        <draw:frame draw:style-name="gr7" draw:text-style-name="P4" draw:layer="layout" svg:width="1.717cm" svg:height="0.569cm" svg:x="8.457cm" svg:y="7.531cm">
          <draw:text-box>
            <text:p text:style-name="P3"><text:span text:style-name="T1">“</text:span><text:span text:style-name="T1">+</text:span><text:span text:style-name="T2">CMGL”</text:span></text:p>
          </draw:text-box>
        </draw:frame>
        <draw:connector draw:style-name="gr5" draw:text-style-name="P1" draw:layer="layout" draw:type="lines" draw:line-skew="-0.102cm 0.701cm" svg:x1="8.3cm" svg:y1="10.05cm" svg:x2="10.119cm" svg:y2="8.481cm" draw:start-shape="id7" draw:start-glue-point="7" draw:end-shape="id1" draw:end-glue-point="7" svg:d="M8300 10050h400l1400-1569h19" svg:viewBox="0 0 1820 1570">
          <text:p/>
        </draw:connector>
        <draw:frame draw:style-name="gr7" draw:text-style-name="P6" draw:layer="layout" svg:width="1.323cm" svg:height="0.645cm" draw:transform="rotate (0.785398163397448) translate (8.822cm 9.022cm)">
          <draw:text-box>
            <text:p text:style-name="P5"><text:span text:style-name="T3">Resp</text:span></text:p>
          </draw:text-box>
        </draw:frame>
        <draw:frame draw:style-name="gr8" draw:text-style-name="P7" draw:layer="layout" svg:width="1.243cm" svg:height="0.645cm" svg:x="9.6cm" svg:y="6.4cm">
          <draw:text-box>
            <text:p><text:span text:style-name="T4">Cmd</text:span></text:p>
          </draw:text-box>
        </draw:frame>
        <draw:frame draw:style-name="gr7" draw:text-style-name="P9" draw:layer="layout" svg:width="0.913cm" svg:height="0.569cm" svg:x="8.1cm" svg:y="9.6cm">
          <draw:text-box>
            <text:p text:style-name="P8"><text:span text:style-name="T5">OK</text:span></text:p>
          </draw:text-box>
        </draw:frame>
        <draw:custom-shape draw:style-name="gr9" draw:text-style-name="P2" xml:id="id8" draw:id="id8" draw:layer="layout" svg:width="1.901cm" svg:height="1.3cm" svg:x="2.9cm" svg:y="7.301cm">
          <text:p text:style-name="P2">CMGL<text:line-break/>Repetition</text:p>
          <text:p text:style-name="P2">Counter++</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5.6cm" svg:y1="10.05cm" svg:x2="3.851cm" svg:y2="8.601cm" draw:start-shape="id7" draw:start-glue-point="5" draw:end-shape="id8" draw:end-glue-point="6" svg:d="M5600 10050h-1749v-1449" svg:viewBox="0 0 1750 1450">
          <text:p/>
        </draw:connector>
        <draw:frame draw:style-name="gr7" draw:text-style-name="P9" draw:layer="layout" svg:width="1.129cm" svg:height="0.569cm" svg:x="4.6cm" svg:y="9.6cm">
          <draw:text-box>
            <text:p><text:span text:style-name="T5">Error</text:span></text:p>
          </draw:text-box>
        </draw:frame>
        <draw:custom-shape draw:style-name="gr10" draw:text-style-name="P2" xml:id="id9" draw:id="id9" draw:layer="layout" svg:width="1.7cm" svg:height="1.7cm" svg:x="3cm" svg:y="4.8cm">
          <text:p text:style-name="P2">Max</text:p>
          <text:p text:style-name="P2">?</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1" draw:layer="layout" svg:x1="3.851cm" svg:y1="7.301cm" svg:x2="3.85cm" svg:y2="6.5cm" draw:start-shape="id8" draw:start-glue-point="4" draw:end-shape="id9" draw:end-glue-point="6" svg:d="M3851 7301v-400h-1v-401" svg:viewBox="0 0 2 802">
          <text:p/>
        </draw:connector>
        <draw:connector draw:style-name="gr5" draw:text-style-name="P1" draw:layer="layout" svg:x1="4.7cm" svg:y1="5.65cm" svg:x2="10.501cm" svg:y2="6.151cm" draw:start-shape="id9" draw:start-glue-point="7" draw:end-shape="id5" draw:end-glue-point="6" svg:d="M4700 5650h2901v501h2900" svg:viewBox="0 0 5802 502">
          <text:p/>
        </draw:connector>
        <draw:frame draw:style-name="gr7" draw:text-style-name="P9" draw:layer="layout" svg:width="0.862cm" svg:height="0.569cm" svg:x="4.5cm" svg:y="5.2cm">
          <draw:text-box>
            <text:p text:style-name="P8"><text:span text:style-name="T5">No</text:span></text:p>
          </draw:text-box>
        </draw:frame>
        <draw:custom-shape draw:style-name="gr3" draw:text-style-name="P2" xml:id="id10" draw:id="id10" draw:layer="layout" svg:width="0.3cm" svg:height="0.3cm" svg:x="2.002cm" svg:y="5.5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 draw:text-style-name="P11" draw:layer="layout" svg:width="0.963cm" svg:height="0.569cm" svg:x="2.3cm" svg:y="5.2cm">
          <draw:text-box>
            <text:p text:style-name="P10">Yes</text:p>
          </draw:text-box>
        </draw:frame>
        <draw:connector draw:style-name="gr5" draw:text-style-name="P1" draw:layer="layout" draw:type="curve" draw:line-skew="0.92cm" svg:x1="11.4cm" svg:y1="7.95cm" svg:x2="11.181cm" svg:y2="7.419cm" draw:start-shape="id1" draw:start-glue-point="10" draw:end-shape="id1" draw:end-glue-point="11" svg:d="M11400 7950c2133 0 2242-531-219-531" svg:viewBox="0 0 1833 532">
          <text:p/>
        </draw:connector>
        <draw:frame draw:style-name="gr7" draw:text-style-name="P9" draw:layer="layout" svg:width="1.543cm" svg:height="0.887cm" svg:x="11.2cm" svg:y="7.9cm">
          <draw:text-box>
            <text:p text:style-name="P2"><text:span text:style-name="T5">“</text:span><text:span text:style-name="T5">+CMTI”</text:span><text:span text:style-name="T5"><text:line-break/></text:span><text:span text:style-name="T5">(Ignore)</text:span></text:p>
          </draw:text-box>
        </draw:frame>
        <draw:frame draw:style-name="gr7" draw:text-style-name="P6" draw:layer="layout" svg:width="1.323cm" svg:height="0.645cm" svg:x="11.455cm" svg:y="6.86cm">
          <draw:text-box>
            <text:p text:style-name="P5"><text:span text:style-name="T3">Resp</text:span></text:p>
          </draw:text-box>
        </draw:frame>
        <draw:connector draw:style-name="gr11" draw:text-style-name="P1" draw:layer="layout" svg:x1="9.9cm" svg:y1="4.321cm" svg:x2="2.152cm" svg:y2="5.502cm" draw:start-shape="id4" draw:start-glue-point="6" draw:end-shape="id10" draw:end-glue-point="4" svg:d="M9900 4321h-7748v1181" svg:viewBox="0 0 7749 1182">
          <text:p/>
        </draw:connector>
        <draw:connector draw:style-name="gr5" draw:text-style-name="P1" draw:layer="layout" svg:x1="3cm" svg:y1="5.65cm" svg:x2="2.302cm" svg:y2="5.652cm" draw:start-shape="id9" draw:start-glue-point="5" draw:end-shape="id10" draw:end-glue-point="10" svg:d="M3000 5650h-348v2h-350" svg:viewBox="0 0 699 3">
          <text:p/>
        </draw:connector>
        <draw:frame draw:style-name="gr7" draw:text-style-name="P9" draw:layer="layout" svg:width="1.586cm" svg:height="0.569cm" svg:x="8.5cm" svg:y="3.9cm">
          <draw:text-box>
            <text:p><text:span text:style-name="T5">On Error</text:span></text:p>
          </draw:text-box>
        </draw:frame>
        <draw:custom-shape draw:style-name="gr3" draw:text-style-name="P2" xml:id="id11" draw:id="id11" draw:layer="layout" svg:width="0.3cm" svg:height="0.3cm" svg:x="2.003cm" svg:y="6.8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1" draw:text-style-name="P1" draw:layer="layout" svg:x1="2.152cm" svg:y1="5.802cm" svg:x2="2.153cm" svg:y2="6.803cm" draw:start-shape="id10" draw:start-glue-point="8" draw:end-shape="id11" draw:end-glue-point="4" svg:d="M2152 5802v501h1v500" svg:viewBox="0 0 2 1002">
          <text:p/>
        </draw:connector>
        <draw:connector draw:style-name="gr11" draw:text-style-name="P1" draw:layer="layout" draw:type="lines" draw:line-skew="0.701cm 6.695cm" svg:x1="10.119cm" svg:y1="7.419cm" svg:x2="2.303cm" svg:y2="6.953cm" draw:start-shape="id1" draw:start-glue-point="5" draw:end-shape="id11" draw:end-glue-point="10" svg:d="M10119 7419h-19l-600-466h-7197" svg:viewBox="0 0 7817 467">
          <text:p/>
        </draw:connector>
        <draw:frame draw:style-name="gr7" draw:text-style-name="P9" draw:layer="layout" svg:width="1.586cm" svg:height="0.569cm" svg:x="8.2cm" svg:y="6.501cm">
          <draw:text-box>
            <text:p><text:span text:style-name="T5">On Error</text:span></text:p>
          </draw:text-box>
        </draw:frame>
        <draw:custom-shape draw:style-name="gr10" draw:text-style-name="P2" xml:id="id12" draw:id="id12" draw:layer="layout" svg:width="1.7cm" svg:height="1.7cm" svg:x="9.801cm" svg:y="9.401cm">
          <text:p text:style-name="P2">New</text:p>
          <text:p text:style-name="P2">SMS</text:p>
          <text:p text:style-name="P2">?</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1" draw:layer="layout" draw:type="lines" svg:x1="10.65cm" svg:y1="8.7cm" svg:x2="10.651cm" svg:y2="9.401cm" draw:start-shape="id1" draw:start-glue-point="8" draw:end-shape="id12" draw:end-glue-point="4" svg:d="M10650 8700v502l1-302v501" svg:viewBox="0 0 2 702">
          <text:p/>
        </draw:connector>
        <draw:frame draw:style-name="gr12" draw:text-style-name="P11" draw:layer="layout" svg:width="1.1cm" svg:height="0.569cm" svg:x="10.466cm" svg:y="8.631cm">
          <draw:text-box>
            <text:p text:style-name="P10">“OK”</text:p>
          </draw:text-box>
        </draw:frame>
        <draw:custom-shape draw:style-name="gr4" draw:text-style-name="P2" xml:id="id13" draw:id="id13" draw:layer="layout" svg:width="1.5cm" svg:height="1.5cm" svg:x="12.401cm" svg:y="9.501cm">
          <text:p text:style-name="P2">Wait</text:p>
          <text:p text:style-name="P2">Next</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1.501cm" svg:y1="10.251cm" svg:x2="12.401cm" svg:y2="10.251cm" draw:start-shape="id12" draw:start-glue-point="7" draw:end-shape="id13" draw:end-glue-point="6" svg:d="M11501 10251h900" svg:viewBox="0 0 901 1">
          <text:p/>
        </draw:connector>
        <draw:frame draw:style-name="gr7" draw:text-style-name="P9" draw:layer="layout" svg:width="0.862cm" svg:height="0.569cm" svg:x="11.3cm" svg:y="9.801cm">
          <draw:text-box>
            <text:p text:style-name="P8"><text:span text:style-name="T5">No</text:span></text:p>
          </draw:text-box>
        </draw:frame>
        <draw:connector draw:style-name="gr5" draw:text-style-name="P1" draw:layer="layout" svg:x1="13.151cm" svg:y1="9.501cm" svg:x2="10.801cm" svg:y2="6.151cm" draw:start-shape="id13" draw:start-glue-point="4" draw:end-shape="id5" draw:end-glue-point="10" svg:d="M13151 9501v-3350h-2350" svg:viewBox="0 0 2351 3351">
          <text:p/>
        </draw:connector>
        <draw:frame draw:style-name="gr7" draw:text-style-name="P9" draw:layer="layout" svg:width="1.543cm" svg:height="0.569cm" draw:transform="rotate (1.5707963267949) translate (13.047cm 9.755cm)">
          <draw:text-box>
            <text:p><text:span text:style-name="T5">“</text:span><text:span text:style-name="T5">+CMTI”</text:span></text:p>
          </draw:text-box>
        </draw:frame>
        <draw:custom-shape draw:style-name="gr4" draw:text-style-name="P2" xml:id="id14" draw:id="id14" draw:layer="layout" svg:width="1.5cm" svg:height="1.5cm" svg:x="9.9cm" svg:y="11.8cm">
          <text:p text:style-name="P2">Set</text:p>
          <text:p text:style-name="P2">TXT</text:p>
          <text:p text:style-name="P2">SM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0.651cm" svg:y1="11.101cm" svg:x2="10.65cm" svg:y2="11.8cm" draw:start-shape="id12" draw:start-glue-point="6" draw:end-shape="id14" draw:end-glue-point="4" svg:d="M10651 11101v350h-1v349" svg:viewBox="0 0 2 700">
          <text:p/>
        </draw:connector>
        <draw:frame draw:style-name="gr7" draw:text-style-name="P11" draw:layer="layout" svg:width="0.963cm" svg:height="0.569cm" svg:x="10.435cm" svg:y="10.957cm">
          <draw:text-box>
            <text:p text:style-name="P10">Yes</text:p>
          </draw:text-box>
        </draw:frame>
        <draw:custom-shape draw:style-name="gr3" draw:text-style-name="P2" xml:id="id15" draw:id="id15" draw:layer="layout" svg:width="0.3cm" svg:height="0.3cm" svg:x="2.004cm" svg:y="12.4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1" draw:text-style-name="P1" draw:layer="layout" svg:x1="9.9cm" svg:y1="12.55cm" svg:x2="2.304cm" svg:y2="12.554cm" draw:start-shape="id14" draw:start-glue-point="6" draw:end-shape="id15" draw:end-glue-point="10" svg:d="M9900 12550h-3797v4h-3799" svg:viewBox="0 0 7597 5">
          <text:p/>
        </draw:connector>
        <draw:connector draw:style-name="gr11" draw:text-style-name="P1" draw:layer="layout" svg:x1="2.153cm" svg:y1="7.103cm" svg:x2="2.154cm" svg:y2="12.404cm" draw:start-shape="id11" draw:start-glue-point="8" draw:end-shape="id15" draw:end-glue-point="4" svg:d="M2153 7103v2651h1v2650" svg:viewBox="0 0 2 5302">
          <text:p/>
        </draw:connector>
        <draw:custom-shape draw:style-name="gr3" draw:text-style-name="P2" xml:id="id16" draw:id="id16" draw:layer="layout" svg:width="0.3cm" svg:height="0.3cm" svg:x="10.505cm" svg:y="14.2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0.65cm" svg:y1="13.3cm" svg:x2="10.655cm" svg:y2="14.205cm" draw:start-shape="id14" draw:start-glue-point="8" draw:end-shape="id16" draw:end-glue-point="4" svg:d="M10650 13300v453h5v452" svg:viewBox="0 0 6 906">
          <text:p/>
        </draw:connector>
        <draw:custom-shape draw:style-name="gr4" draw:text-style-name="P2" xml:id="id17" draw:id="id17" draw:layer="layout" svg:width="1.5cm" svg:height="1.5cm" svg:x="9.901cm" svg:y="15.201cm">
          <text:p text:style-name="P2">Read</text:p>
          <text:p text:style-name="P2">SM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2" xml:id="id23" draw:id="id23" draw:layer="layout" svg:width="0.3cm" svg:height="0.3cm" svg:x="2.005cm" svg:y="18.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0.655cm" svg:y1="14.505cm" svg:x2="10.651cm" svg:y2="15.201cm" draw:start-shape="id16" draw:start-glue-point="8" draw:end-shape="id17" draw:end-glue-point="4" svg:d="M10655 14505v349h-4v347" svg:viewBox="0 0 5 697">
          <text:p/>
        </draw:connector>
        <draw:custom-shape draw:style-name="gr4" draw:text-style-name="P2" xml:id="id18" draw:id="id18" draw:layer="layout" svg:width="1.5cm" svg:height="1.5cm" svg:x="13.802cm" svg:y="15.202cm">
          <text:p text:style-name="P2">Del</text:p>
          <text:p text:style-name="P2">All</text:p>
          <text:p text:style-name="P2">SM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11.401cm" svg:y1="15.951cm" svg:x2="13.802cm" svg:y2="15.952cm" draw:start-shape="id17" draw:start-glue-point="10" draw:end-shape="id18" draw:end-glue-point="6" svg:d="M11401 15951h1201v1h1200" svg:viewBox="0 0 2402 2">
          <text:p/>
        </draw:connector>
        <draw:custom-shape draw:style-name="gr3" draw:text-style-name="P2" xml:id="id19" draw:id="id19" draw:layer="layout" svg:width="0.3cm" svg:height="0.3cm" svg:x="2cm" svg:y="1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1" draw:text-style-name="P1" draw:layer="layout" draw:type="lines" draw:line-skew="0.699cm 10.198cm" svg:x1="14.021cm" svg:y1="16.483cm" svg:x2="2.3cm" svg:y2="17.55cm" draw:start-shape="id18" draw:start-glue-point="7" draw:end-shape="id19" draw:end-glue-point="10" svg:d="M14021 16483h-21l-1000 1067h-10700" svg:viewBox="0 0 11722 1068">
          <text:p/>
        </draw:connector>
        <draw:connector draw:style-name="gr11" draw:text-style-name="P1" draw:layer="layout" svg:x1="2.154cm" svg:y1="12.704cm" svg:x2="2.15cm" svg:y2="17.4cm" draw:start-shape="id15" draw:start-glue-point="8" draw:end-shape="id19" draw:end-glue-point="4" svg:d="M2154 12704v2349h-4v2347" svg:viewBox="0 0 5 4697">
          <text:p/>
        </draw:connector>
        <draw:frame draw:style-name="gr7" draw:text-style-name="P9" draw:layer="layout" svg:width="1.586cm" svg:height="0.569cm" svg:x="8.5cm" svg:y="12.102cm">
          <draw:text-box>
            <text:p><text:span text:style-name="T5">On Error</text:span></text:p>
          </draw:text-box>
        </draw:frame>
        <draw:frame draw:style-name="gr7" draw:text-style-name="P9" draw:layer="layout" svg:width="1.586cm" svg:height="0.569cm" svg:x="8.4cm" svg:y="16.437cm">
          <draw:text-box>
            <text:p><text:span text:style-name="T5">On Error</text:span></text:p>
          </draw:text-box>
        </draw:frame>
        <draw:frame draw:style-name="gr7" draw:text-style-name="P9" draw:layer="layout" svg:width="1.586cm" svg:height="0.569cm" draw:transform="rotate (0.785398163397448) translate (12.998cm 17.365cm)">
          <draw:text-box>
            <text:p><text:span text:style-name="T5">On Error</text:span></text:p>
          </draw:text-box>
        </draw:frame>
        <draw:connector draw:style-name="gr5" draw:text-style-name="P1" draw:layer="layout" svg:x1="14.552cm" svg:y1="15.202cm" svg:x2="10.8cm" svg:y2="2.65cm" draw:start-shape="id18" draw:start-glue-point="4" draw:end-shape="id3" draw:end-glue-point="10" svg:d="M14552 15202v-12552h-3752" svg:viewBox="0 0 3753 12553">
          <text:p/>
        </draw:connector>
        <draw:frame draw:style-name="gr12" draw:text-style-name="P11" draw:layer="layout" svg:width="1.1cm" svg:height="0.569cm" svg:x="11.188cm" svg:y="15.532cm">
          <draw:text-box>
            <text:p text:style-name="P10">“OK”</text:p>
          </draw:text-box>
        </draw:frame>
        <draw:custom-shape draw:style-name="gr13" draw:text-style-name="P2" xml:id="id20" draw:id="id20" draw:layer="layout" svg:width="3.9cm" svg:height="1.699cm" svg:x="8.7cm" svg:y="18.101cm">
          <text:p text:style-name="P2">Parse SMS<text:line-break/><text:span text:style-name="T5">For every parameter found,</text:span></text:p>
          <text:p text:style-name="P2"><text:span text:style-name="T5">get its value and</text:span><text:span text:style-name="T5"><text:line-break/></text:span><text:span text:style-name="T5">set its associated resource</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0.651cm" svg:y1="16.701cm" svg:x2="10.65cm" svg:y2="18.101cm" draw:start-shape="id17" draw:start-glue-point="8" draw:end-shape="id20" draw:end-glue-point="4" svg:d="M10651 16701v700h-1v700" svg:viewBox="0 0 2 1401">
          <text:p/>
        </draw:connector>
        <draw:frame draw:style-name="gr7" draw:text-style-name="P4" draw:layer="layout" svg:width="1.764cm" svg:height="0.569cm" svg:x="10.458cm" svg:y="16.61cm">
          <draw:text-box>
            <text:p text:style-name="P3"><text:span text:style-name="T1">“</text:span><text:span text:style-name="T1">+</text:span><text:span text:style-name="T2">CMGR”</text:span></text:p>
          </draw:text-box>
        </draw:frame>
        <draw:connector draw:style-name="gr5" draw:text-style-name="P1" draw:layer="layout" draw:type="curve" draw:line-skew="-0.995cm" svg:x1="9.901cm" svg:y1="15.951cm" svg:x2="10.12cm" svg:y2="15.42cm" draw:start-shape="id17" draw:start-glue-point="6" draw:end-shape="id17" draw:end-glue-point="5" svg:d="M9901 15951c-2244 0-2353-531 219-531" svg:viewBox="0 0 1917 532">
          <text:p/>
        </draw:connector>
        <draw:frame draw:style-name="gr7" draw:text-style-name="P9" draw:layer="layout" svg:width="1.543cm" svg:height="0.887cm" svg:x="8.601cm" svg:y="15.523cm">
          <draw:text-box>
            <text:p text:style-name="P2"><text:span text:style-name="T5">“</text:span><text:span text:style-name="T5">+CMTI”</text:span><text:span text:style-name="T5"><text:line-break/></text:span><text:span text:style-name="T5">(Ignore)</text:span></text:p>
          </draw:text-box>
        </draw:frame>
        <draw:frame draw:style-name="gr7" draw:text-style-name="P6" draw:layer="layout" svg:width="1.323cm" svg:height="0.645cm" svg:x="8.756cm" svg:y="14.961cm">
          <draw:text-box>
            <text:p text:style-name="P5"><text:span text:style-name="T3">Resp</text:span></text:p>
          </draw:text-box>
        </draw:frame>
        <draw:frame draw:style-name="gr8" draw:text-style-name="P7" draw:layer="layout" svg:width="1.243cm" svg:height="0.645cm" svg:x="9.601cm" svg:y="14.501cm">
          <draw:text-box>
            <text:p><text:span text:style-name="T4">Cmd</text:span></text:p>
          </draw:text-box>
        </draw:frame>
        <draw:connector draw:style-name="gr14" draw:text-style-name="P1" xml:id="id21" draw:id="id21" draw:layer="layout" draw:type="line" svg:x1="10.12cm" svg:y1="16.482cm" svg:x2="9.746cm" svg:y2="16.84cm" draw:start-shape="id17" draw:start-glue-point="7" svg:d="M10120 16482l-374 358" svg:viewBox="0 0 375 359">
          <text:p/>
        </draw:connector>
        <draw:connector draw:style-name="gr11" draw:text-style-name="P1" draw:layer="layout" draw:type="lines" draw:line-skew="-6.445cm -0.502cm" svg:x1="9.746cm" svg:y1="16.84cm" svg:x2="2.256cm" svg:y2="17.444cm" draw:start-shape="id21" draw:start-glue-point="3" draw:end-shape="id19" draw:end-glue-point="11" svg:d="M9746 16840h-6946l-500 604h-44" svg:viewBox="0 0 7491 605">
          <text:p/>
        </draw:connector>
        <draw:custom-shape draw:style-name="gr4" draw:text-style-name="P2" xml:id="id22" draw:id="id22" draw:layer="layout" svg:width="1.5cm" svg:height="1.5cm" svg:x="5.303cm" svg:y="18.203cm">
          <text:p text:style-name="P2">Del</text:p>
          <text:p text:style-name="P2">SMS</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1" draw:layer="layout" svg:x1="8.7cm" svg:y1="18.951cm" svg:x2="6.803cm" svg:y2="18.953cm" draw:start-shape="id20" draw:start-glue-point="5" draw:end-shape="id22" draw:end-glue-point="10" svg:d="M8700 18951h-948v2h-949" svg:viewBox="0 0 1898 3">
          <text:p/>
        </draw:connector>
        <draw:connector draw:style-name="gr11" draw:text-style-name="P1" draw:layer="layout" svg:x1="5.303cm" svg:y1="18.953cm" svg:x2="2.305cm" svg:y2="18.955cm" draw:start-shape="id22" draw:start-glue-point="6" draw:end-shape="id23" draw:end-glue-point="10" svg:d="M5303 18953h-1498v2h-1500" svg:viewBox="0 0 2999 3">
          <text:p/>
        </draw:connector>
        <draw:frame draw:style-name="gr7" draw:text-style-name="P9" draw:layer="layout" svg:width="1.586cm" svg:height="0.569cm" svg:x="3.9cm" svg:y="18.538cm">
          <draw:text-box>
            <text:p><text:span text:style-name="T5">On Error</text:span></text:p>
          </draw:text-box>
        </draw:frame>
        <draw:connector draw:style-name="gr11" draw:text-style-name="P1" draw:layer="layout" svg:x1="2.15cm" svg:y1="17.7cm" svg:x2="2.155cm" svg:y2="18.805cm" draw:start-shape="id19" draw:start-glue-point="8" draw:end-shape="id23" draw:end-glue-point="4" svg:d="M2150 17700v553h5v552" svg:viewBox="0 0 6 1106">
          <text:p/>
        </draw:connector>
        <draw:connector draw:style-name="gr5" draw:text-style-name="P1" draw:layer="layout" svg:x1="6.053cm" svg:y1="18.203cm" svg:x2="10.505cm" svg:y2="14.355cm" draw:start-shape="id22" draw:start-glue-point="4" draw:end-shape="id16" draw:end-glue-point="6" svg:d="M6053 18203v-3848h4452" svg:viewBox="0 0 4453 3849">
          <text:p/>
        </draw:connector>
        <draw:custom-shape draw:style-name="gr15" draw:text-style-name="P2" xml:id="id24" draw:id="id24" draw:layer="layout" svg:width="1.5cm" svg:height="0.6cm" svg:x="12.4cm" svg:y="20.6cm">
          <text:p text:style-name="P2">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1" draw:layer="layout" svg:x1="13.151cm" svg:y1="11.001cm" svg:x2="13.15cm" svg:y2="20.6cm" draw:start-shape="id13" draw:start-glue-point="8" draw:end-shape="id24" draw:end-glue-point="4" svg:d="M13151 11001v4800h-1v4799" svg:viewBox="0 0 2 9600">
          <text:p/>
        </draw:connector>
        <draw:custom-shape draw:style-name="gr16" draw:text-style-name="P2" xml:id="id25" draw:id="id25" draw:layer="layout" svg:width="1.9cm" svg:height="1cm" svg:x="1.2cm" svg:y="20.3cm">
          <text:p text:style-name="P2">To</text:p>
          <text:p text:style-name="P2">Power Off</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11" draw:text-style-name="P1" draw:layer="layout" svg:x1="2.155cm" svg:y1="19.105cm" svg:x2="2.15cm" svg:y2="20.3cm" draw:start-shape="id23" draw:start-glue-point="8" draw:end-shape="id25" draw:end-glue-point="4" svg:d="M2155 19105v598h-5v597" svg:viewBox="0 0 6 1196">
          <text:p/>
        </draw:connector>
        <draw:frame draw:style-name="gr7" draw:text-style-name="P12" xml:id="id27" draw:id="id27" draw:layer="layout" svg:width="4.946cm" svg:height="1.039cm" svg:x="2.9cm" svg:y="1.961cm">
          <draw:text-box>
            <text:list text:style-name="L1">
              <text:list-item>
                <text:p>Send “AT+CMGF=0”</text:p>
              </text:list-item>
              <text:list-item>
                <text:p>Expect “OK” within 1 sec</text:p>
              </text:list-item>
            </text:list>
          </draw:text-box>
        </draw:frame>
        <draw:frame draw:style-name="gr7" draw:text-style-name="P12" draw:layer="layout" svg:width="6.156cm" svg:height="2.615cm" svg:x="14.614cm" svg:y="4.6cm">
          <draw:text-box>
            <text:list text:style-name="L1">
              <text:list-item>
                <text:p>Send “AT+CMGL=4,1”</text:p>
              </text:list-item>
              <text:list-item>
                <text:p>Expect:</text:p>
              </text:list-item>
              <text:list-item>
                <text:p text:style-name="P13">“OK”: Finish</text:p>
              </text:list-item>
              <text:list-item>
                <text:p text:style-name="P13">“+CMTI: New SMS received,<text:line-break/>Ignore</text:p>
              </text:list-item>
              <text:list-item>
                <text:p text:style-name="P13">“+CMGL”: Present SMS</text:p>
              </text:list-item>
            </text:list>
          </draw:text-box>
        </draw:frame>
        <draw:frame draw:style-name="gr17" draw:text-style-name="P12" draw:layer="layout" svg:width="5.6cm" svg:height="2.299cm" svg:x="14.6cm" svg:y="7.601cm">
          <draw:text-box>
            <text:list text:style-name="L1">
              <text:list-item>
                <text:p>Sleep for 30 seconds (First time) or 5 seconds (follwing times)</text:p>
              </text:list-item>
              <text:list-item>
                <text:p>Wait for “+CMTI” response during sleep</text:p>
              </text:list-item>
            </text:list>
          </draw:text-box>
        </draw:frame>
        <draw:connector draw:style-name="gr1" draw:text-style-name="P1" draw:layer="layout" draw:type="line" svg:x1="11.516cm" svg:y1="6.614cm" svg:x2="15.003cm" svg:y2="6.614cm" draw:start-shape="id26" draw:start-glue-point="3" svg:d="M11516 6614h3487" svg:viewBox="0 0 3488 1">
          <text:p/>
        </draw:connector>
        <draw:frame draw:style-name="gr7" draw:text-style-name="P12" xml:id="id28" draw:id="id28" draw:layer="layout" svg:width="4.946cm" svg:height="1.039cm" svg:x="3.554cm" svg:y="11.161cm">
          <draw:text-box>
            <text:list text:style-name="L1">
              <text:list-item>
                <text:p>Send “AT+CMGF=1”</text:p>
              </text:list-item>
              <text:list-item>
                <text:p>Expect “OK” within 1 sec</text:p>
              </text:list-item>
            </text:list>
          </draw:text-box>
        </draw:frame>
        <draw:frame draw:style-name="gr18" draw:text-style-name="P12" draw:layer="layout" svg:width="5.4cm" svg:height="3.797cm" svg:x="14.6cm" svg:y="10.602cm">
          <draw:text-box>
            <text:list text:style-name="L1">
              <text:list-item>
                <text:p>Send “AT+CMGR” on first available SMS index in SMSMem</text:p>
              </text:list-item>
              <text:list-item>
                <text:p>Expect:</text:p>
              </text:list-item>
              <text:list-item>
                <text:p text:style-name="P14">“OK”: Finish</text:p>
              </text:list-item>
              <text:list-item>
                <text:p text:style-name="P14">“+CMTI”: New SMS received, ignore</text:p>
              </text:list-item>
              <text:list-item>
                <text:p text:style-name="P14">“+CMGR”: present SMS</text:p>
              </text:list-item>
            </text:list>
          </draw:text-box>
        </draw:frame>
        <draw:connector draw:style-name="gr19" draw:text-style-name="P1" draw:layer="layout" draw:type="lines" draw:line-skew="0.73cm 0.454cm" svg:x1="10.119cm" svg:y1="3.79cm" svg:x2="7.846cm" svg:y2="2.48cm" draw:start-shape="id4" draw:start-glue-point="5" draw:end-shape="id27" draw:end-glue-point="1" svg:d="M10119 3790v10l-1319-1320h-954" svg:viewBox="0 0 2274 1321">
          <text:p/>
        </draw:connector>
        <draw:connector draw:style-name="gr19" draw:text-style-name="P1" draw:layer="layout" draw:type="lines" draw:line-skew="0.701cm 0.5cm" svg:x1="10.119cm" svg:y1="12.019cm" svg:x2="8.5cm" svg:y2="11.68cm" draw:start-shape="id14" draw:start-glue-point="5" draw:end-shape="id28" draw:end-glue-point="1" svg:d="M10119 12019h-19l-600-339h-1000" svg:viewBox="0 0 1620 340">
          <text:p/>
        </draw:connector>
        <draw:connector draw:style-name="gr20" draw:text-style-name="P1" draw:layer="layout" draw:type="lines" draw:line-skew="0cm -0.703cm" svg:x1="14.973cm" svg:y1="8.749cm" svg:x2="13.682cm" svg:y2="9.72cm" draw:end-shape="id13" draw:end-glue-point="11" svg:d="M14973 8749l-1273 971h-18" svg:viewBox="0 0 1292 972">
          <text:p/>
        </draw:connector>
        <draw:connector draw:style-name="gr19" draw:text-style-name="P1" draw:layer="layout" draw:type="lines" draw:line-skew="-0.703cm" svg:x1="11.182cm" svg:y1="15.42cm" svg:x2="15.093cm" svg:y2="12.357cm" draw:start-shape="id17" draw:start-glue-point="11" svg:d="M11182 15420h18l3893-3063" svg:viewBox="0 0 3912 3064">
          <text:p/>
        </draw:connector>
        <draw:frame draw:style-name="gr21" draw:text-style-name="P12" xml:id="id29" draw:id="id29" draw:layer="layout" svg:width="5.1cm" svg:height="1.039cm" svg:x="3.5cm" svg:y="20.162cm">
          <draw:text-box>
            <text:list text:style-name="L1">
              <text:list-item>
                <text:p>Send “AT+CMGD=idx”</text:p>
              </text:list-item>
              <text:list-item>
                <text:p>Expect “OK” within 1 sec</text:p>
              </text:list-item>
            </text:list>
          </draw:text-box>
        </draw:frame>
        <draw:connector draw:style-name="gr19" draw:text-style-name="P1" draw:layer="layout" svg:x1="6.053cm" svg:y1="19.703cm" svg:x2="6.05cm" svg:y2="20.162cm" draw:start-shape="id22" draw:start-glue-point="8" draw:end-shape="id29" draw:end-glue-point="0" svg:d="M6053 19703v231h-3v228" svg:viewBox="0 0 4 460">
          <text:p/>
        </draw:connector>
        <draw:frame draw:style-name="gr21" draw:text-style-name="P12" xml:id="id30" draw:id="id30" draw:layer="layout" svg:width="5.1cm" svg:height="1.039cm" svg:x="14cm" svg:y="18.163cm">
          <draw:text-box>
            <text:list text:style-name="L1">
              <text:list-item>
                <text:p>Send “AT+CMGD=0,3”</text:p>
              </text:list-item>
              <text:list-item>
                <text:p>Expect “OK” within 1 sec</text:p>
              </text:list-item>
            </text:list>
          </draw:text-box>
        </draw:frame>
        <draw:connector draw:style-name="gr19" draw:text-style-name="P1" draw:layer="layout" draw:type="lines" draw:line-skew="-0.704cm 0.037cm" svg:x1="15.083cm" svg:y1="16.483cm" svg:x2="16.55cm" svg:y2="18.163cm" draw:start-shape="id18" draw:start-glue-point="9" draw:end-shape="id30" draw:end-glue-point="0" svg:d="M15083 16483h17l1450 1217v463" svg:viewBox="0 0 1468 1681">
          <text:p/>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244cm" fo:min-width="1.214cm"/>
    </style:style>
    <style:style style:name="gr2" style:family="graphic" style:parent-style-name="standard">
      <style:graphic-properties draw:textarea-horizontal-align="justify" draw:textarea-vertical-align="middle" draw:auto-grow-height="false" fo:min-height="0.81cm" fo:min-width="0.56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6" style:family="graphic" style:parent-style-name="objectwithoutfill">
      <style:graphic-properties draw:marker-end="" draw:marker-end-width="0.3cm" draw:fill="none" draw:textarea-vertical-align="middle"/>
    </style:style>
    <style:style style:name="gr7" style:family="graphic" style:parent-style-name="objectwithoutfill">
      <style:graphic-properties draw:stroke="dash" draw:stroke-dash="Fine_20_Dashed" draw:marker-end="Symmetric_20_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1.352cm"/>
    </style:style>
    <style:style style:name="gr9"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11" style:family="graphic" style:parent-style-name="standard">
      <style:graphic-properties draw:textarea-horizontal-align="justify" draw:textarea-vertical-align="middle" draw:auto-grow-height="false" fo:min-height="0.624cm" fo:min-width="1.401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9cm" svg:height="0.7cm" svg:x="5.4cm" svg:y="1.3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2" draw:id="id2" draw:layer="layout" svg:width="1.5cm" svg:height="1.5cm" svg:x="5.6cm" svg:y="3.2cm">
          <text:p text:style-name="P1">Attach</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4" draw:id="id4" draw:layer="layout" svg:width="0.3cm" svg:height="0.3cm" svg:x="2.3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6.35cm" svg:y1="2cm" svg:x2="6.35cm" svg:y2="3.2cm" draw:start-shape="id1" draw:start-glue-point="6" draw:end-shape="id2" draw:end-glue-point="4" svg:d="M6350 2000v1200" svg:viewBox="0 0 1 1201">
          <text:p/>
        </draw:connector>
        <draw:frame draw:style-name="gr5" draw:text-style-name="P3" xml:id="id3" draw:id="id3" draw:layer="layout" svg:width="6.106cm" svg:height="1.1cm" svg:x="8.8cm" svg:y="3.4cm">
          <draw:text-box>
            <text:list text:style-name="L1">
              <text:list-item>
                <text:p>Send “AT+CGATT=1” command</text:p>
              </text:list-item>
              <text:list-item>
                <text:p>Expect “OK” within 10 seconds</text:p>
              </text:list-item>
            </text:list>
          </draw:text-box>
        </draw:frame>
        <draw:connector draw:style-name="gr6" draw:text-style-name="P2" draw:layer="layout" svg:x1="7.1cm" svg:y1="3.95cm" svg:x2="8.8cm" svg:y2="3.95cm" draw:start-shape="id2" draw:start-glue-point="10" draw:end-shape="id3" draw:end-glue-point="3" svg:d="M7100 3950h1700" svg:viewBox="0 0 1701 1">
          <text:p/>
        </draw:connector>
        <draw:connector draw:style-name="gr7" draw:text-style-name="P2" draw:layer="layout" svg:x1="5.6cm" svg:y1="3.95cm" svg:x2="2.45cm" svg:y2="6.2cm" draw:start-shape="id2" draw:start-glue-point="6" draw:end-shape="id4" draw:end-glue-point="4" svg:d="M5600 3950h-3150v2250" svg:viewBox="0 0 3151 2251">
          <text:p/>
        </draw:connector>
        <draw:custom-shape draw:style-name="gr2" draw:text-style-name="P1" xml:id="id5" draw:id="id5" draw:layer="layout" svg:width="1.5cm" svg:height="1.5cm" svg:x="5.601cm" svg:y="5.601cm">
          <text:p text:style-name="P1">Def</text:p>
          <text:p text:style-name="P1">PDP</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6" draw:id="id6" draw:layer="layout" svg:width="1.5cm" svg:height="1.5cm" svg:x="5.602cm" svg:y="8.002cm">
          <text:p text:style-name="P1">St</text:p>
          <text:p text:style-name="P1">Task</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7" draw:id="id7" draw:layer="layout" svg:width="1.5cm" svg:height="1.5cm" svg:x="5.603cm" svg:y="10.403cm">
          <text:p text:style-name="P1">Conn</text:p>
          <text:p text:style-name="P1">O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6.35cm" svg:y1="4.7cm" svg:x2="6.351cm" svg:y2="5.601cm" draw:start-shape="id2" draw:start-glue-point="8" draw:end-shape="id5" draw:end-glue-point="4" svg:d="M6350 4700v451h1v450" svg:viewBox="0 0 2 902">
          <text:p/>
        </draw:connector>
        <draw:connector draw:style-name="gr4" draw:text-style-name="P2" draw:layer="layout" svg:x1="6.351cm" svg:y1="7.101cm" svg:x2="6.352cm" svg:y2="8.002cm" draw:start-shape="id5" draw:start-glue-point="8" draw:end-shape="id6" draw:end-glue-point="4" svg:d="M6351 7101v451h1v450" svg:viewBox="0 0 2 902">
          <text:p/>
        </draw:connector>
        <draw:connector draw:style-name="gr4" draw:text-style-name="P2" draw:layer="layout" svg:x1="6.352cm" svg:y1="9.502cm" svg:x2="6.353cm" svg:y2="10.403cm" draw:start-shape="id6" draw:start-glue-point="8" draw:end-shape="id7" draw:end-glue-point="4" svg:d="M6352 9502v451h1v450" svg:viewBox="0 0 2 902">
          <text:p/>
        </draw:connector>
        <draw:custom-shape draw:style-name="gr2" draw:text-style-name="P1" xml:id="id8" draw:id="id8" draw:layer="layout" svg:width="1.5cm" svg:height="1.5cm" svg:x="5.602cm" svg:y="12.802cm">
          <text:p text:style-name="P1">Get</text:p>
          <text:p text:style-name="P1">IP</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9" draw:id="id9" draw:layer="layout" svg:width="1.5cm" svg:height="1.5cm" svg:x="5.603cm" svg:y="15.203cm">
          <text:p text:style-name="P1">Add IP</text:p>
          <text:p text:style-name="P1">Head</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10" draw:id="id10" draw:layer="layout" svg:width="1.5cm" svg:height="1.5cm" svg:x="5.604cm" svg:y="17.604cm">
          <text:p text:style-name="P1">Start</text:p>
          <text:p text:style-name="P1">TCP</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6.353cm" svg:y1="11.903cm" svg:x2="6.352cm" svg:y2="12.802cm" draw:start-shape="id7" draw:start-glue-point="8" draw:end-shape="id8" draw:end-glue-point="4" svg:d="M6353 11903v450h-1v449" svg:viewBox="0 0 2 900">
          <text:p/>
        </draw:connector>
        <draw:connector draw:style-name="gr4" draw:text-style-name="P2" draw:layer="layout" svg:x1="6.352cm" svg:y1="14.302cm" svg:x2="6.353cm" svg:y2="15.203cm" draw:start-shape="id8" draw:start-glue-point="8" draw:end-shape="id9" draw:end-glue-point="4" svg:d="M6352 14302v451h1v450" svg:viewBox="0 0 2 902">
          <text:p/>
        </draw:connector>
        <draw:connector draw:style-name="gr4" draw:text-style-name="P2" draw:layer="layout" svg:x1="6.353cm" svg:y1="16.703cm" svg:x2="6.354cm" svg:y2="17.604cm" draw:start-shape="id9" draw:start-glue-point="8" draw:end-shape="id10" draw:end-glue-point="4" svg:d="M6353 16703v451h1v450" svg:viewBox="0 0 2 902">
          <text:p/>
        </draw:connector>
        <draw:connector draw:style-name="gr7" draw:text-style-name="P2" draw:layer="layout" svg:x1="5.601cm" svg:y1="6.351cm" svg:x2="2.6cm" svg:y2="6.35cm" draw:start-shape="id5" draw:start-glue-point="6" draw:end-shape="id4" draw:end-glue-point="10" svg:d="M5601 6351h-1500v-1h-1501" svg:viewBox="0 0 3002 2">
          <text:p/>
        </draw:connector>
        <draw:custom-shape draw:style-name="gr3" draw:text-style-name="P1" xml:id="id11" draw:id="id11" draw:layer="layout" svg:width="0.3cm" svg:height="0.3cm" svg:x="2.301cm" svg:y="8.6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2" draw:layer="layout" svg:x1="5.602cm" svg:y1="8.752cm" svg:x2="2.601cm" svg:y2="8.751cm" draw:start-shape="id6" draw:start-glue-point="6" draw:end-shape="id11" draw:end-glue-point="10" svg:d="M5602 8752h-1500v-1h-1501" svg:viewBox="0 0 3002 2">
          <text:p/>
        </draw:connector>
        <draw:custom-shape draw:style-name="gr3" draw:text-style-name="P1" xml:id="id12" draw:id="id12" draw:layer="layout" svg:width="0.3cm" svg:height="0.3cm" svg:x="2.301cm" svg:y="11.0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2" draw:layer="layout" svg:x1="5.603cm" svg:y1="11.153cm" svg:x2="2.601cm" svg:y2="11.151cm" draw:start-shape="id7" draw:start-glue-point="6" draw:end-shape="id12" draw:end-glue-point="10" svg:d="M5603 11153h-1500v-2h-1502" svg:viewBox="0 0 3003 3">
          <text:p/>
        </draw:connector>
        <draw:custom-shape draw:style-name="gr3" draw:text-style-name="P1" xml:id="id13" draw:id="id13" draw:layer="layout" svg:width="0.3cm" svg:height="0.3cm" svg:x="2.302cm" svg:y="13.4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2" draw:layer="layout" svg:x1="5.602cm" svg:y1="13.552cm" svg:x2="2.602cm" svg:y2="13.552cm" draw:start-shape="id8" draw:start-glue-point="6" draw:end-shape="id13" draw:end-glue-point="10" svg:d="M5602 13552h-3000" svg:viewBox="0 0 3001 1">
          <text:p/>
        </draw:connector>
        <draw:custom-shape draw:style-name="gr3" draw:text-style-name="P1" xml:id="id14" draw:id="id14" draw:layer="layout" svg:width="0.3cm" svg:height="0.3cm" svg:x="2.303cm" svg:y="15.8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2" draw:layer="layout" svg:x1="5.603cm" svg:y1="15.953cm" svg:x2="2.603cm" svg:y2="15.953cm" draw:start-shape="id9" draw:start-glue-point="6" draw:end-shape="id14" draw:end-glue-point="10" svg:d="M5603 15953h-3000" svg:viewBox="0 0 3001 1">
          <text:p/>
        </draw:connector>
        <draw:custom-shape draw:style-name="gr3" draw:text-style-name="P1" xml:id="id15" draw:id="id15" draw:layer="layout" svg:width="0.3cm" svg:height="0.3cm" svg:x="2.304cm" svg:y="18.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7" draw:text-style-name="P2" draw:layer="layout" svg:x1="5.604cm" svg:y1="18.354cm" svg:x2="2.604cm" svg:y2="18.354cm" draw:start-shape="id10" draw:start-glue-point="6" draw:end-shape="id15" draw:end-glue-point="10" svg:d="M5604 18354h-3000" svg:viewBox="0 0 3001 1">
          <text:p/>
        </draw:connector>
        <draw:connector draw:style-name="gr7" draw:text-style-name="P2" draw:layer="layout" svg:x1="2.45cm" svg:y1="6.5cm" svg:x2="2.451cm" svg:y2="8.601cm" draw:start-shape="id4" draw:start-glue-point="8" draw:end-shape="id11" draw:end-glue-point="4" svg:d="M2450 6500v1051h1v1050" svg:viewBox="0 0 2 2102">
          <text:p/>
        </draw:connector>
        <draw:connector draw:style-name="gr7" draw:text-style-name="P2" draw:layer="layout" svg:x1="2.451cm" svg:y1="8.901cm" svg:x2="2.451cm" svg:y2="11.001cm" draw:start-shape="id11" draw:start-glue-point="8" draw:end-shape="id12" draw:end-glue-point="4" svg:d="M2451 8901v2100" svg:viewBox="0 0 1 2101">
          <text:p/>
        </draw:connector>
        <draw:connector draw:style-name="gr7" draw:text-style-name="P2" draw:layer="layout" svg:x1="2.451cm" svg:y1="11.301cm" svg:x2="2.452cm" svg:y2="13.402cm" draw:start-shape="id12" draw:start-glue-point="8" draw:end-shape="id13" draw:end-glue-point="4" svg:d="M2451 11301v1051h1v1050" svg:viewBox="0 0 2 2102">
          <text:p/>
        </draw:connector>
        <draw:connector draw:style-name="gr7" draw:text-style-name="P2" draw:layer="layout" svg:x1="2.452cm" svg:y1="13.702cm" svg:x2="2.453cm" svg:y2="15.803cm" draw:start-shape="id13" draw:start-glue-point="8" draw:end-shape="id14" draw:end-glue-point="4" svg:d="M2452 13702v1051h1v1050" svg:viewBox="0 0 2 2102">
          <text:p/>
        </draw:connector>
        <draw:connector draw:style-name="gr7" draw:text-style-name="P2" draw:layer="layout" svg:x1="2.453cm" svg:y1="16.103cm" svg:x2="2.454cm" svg:y2="18.204cm" draw:start-shape="id14" draw:start-glue-point="8" draw:end-shape="id15" draw:end-glue-point="4" svg:d="M2453 16103v1051h1v1050" svg:viewBox="0 0 2 2102">
          <text:p/>
        </draw:connector>
        <draw:frame draw:style-name="gr8" draw:text-style-name="P3" draw:layer="layout" svg:width="1.852cm" svg:height="0.645cm" svg:x="3.9cm" svg:y="3.4cm">
          <draw:text-box>
            <text:p>On Error</text:p>
          </draw:text-box>
        </draw:frame>
        <draw:frame draw:style-name="gr8" draw:text-style-name="P3" draw:layer="layout" svg:width="1.852cm" svg:height="0.645cm" svg:x="3.9cm" svg:y="5.801cm">
          <draw:text-box>
            <text:p>On Error</text:p>
          </draw:text-box>
        </draw:frame>
        <draw:frame draw:style-name="gr8" draw:text-style-name="P3" draw:layer="layout" svg:width="1.852cm" svg:height="0.645cm" svg:x="3.9cm" svg:y="8.201cm">
          <draw:text-box>
            <text:p>On Error</text:p>
          </draw:text-box>
        </draw:frame>
        <draw:frame draw:style-name="gr8" draw:text-style-name="P3" draw:layer="layout" svg:width="1.852cm" svg:height="0.645cm" svg:x="3.9cm" svg:y="10.602cm">
          <draw:text-box>
            <text:p>On Error</text:p>
          </draw:text-box>
        </draw:frame>
        <draw:frame draw:style-name="gr8" draw:text-style-name="P3" draw:layer="layout" svg:width="1.852cm" svg:height="0.645cm" svg:x="3.9cm" svg:y="13.003cm">
          <draw:text-box>
            <text:p>On Error</text:p>
          </draw:text-box>
        </draw:frame>
        <draw:frame draw:style-name="gr8" draw:text-style-name="P3" draw:layer="layout" svg:width="1.852cm" svg:height="0.645cm" svg:x="3.9cm" svg:y="15.404cm">
          <draw:text-box>
            <text:p>On Error</text:p>
          </draw:text-box>
        </draw:frame>
        <draw:frame draw:style-name="gr8" draw:text-style-name="P3" draw:layer="layout" svg:width="1.852cm" svg:height="0.645cm" svg:x="3.9cm" svg:y="17.805cm">
          <draw:text-box>
            <text:p>On Error</text:p>
          </draw:text-box>
        </draw:frame>
        <draw:frame draw:style-name="gr8" draw:text-style-name="P3" draw:layer="layout" svg:width="1.852cm" svg:height="0.645cm" svg:x="3.9cm" svg:y="15.405cm">
          <draw:text-box>
            <text:p>On Error</text:p>
          </draw:text-box>
        </draw:frame>
        <draw:frame draw:style-name="gr9" draw:text-style-name="P3" xml:id="id16" draw:id="id16" draw:layer="layout" svg:width="7.2cm" svg:height="1.5cm" svg:x="8.8cm" svg:y="5.6cm">
          <draw:text-box>
            <text:list text:style-name="L1">
              <text:list-item>
                <text:p>Send “AT+CGDCONT=1,”IP”,”<text:span text:style-name="T1">&lt;APN&gt;</text:span>”” command</text:p>
              </text:list-item>
              <text:list-item>
                <text:p>Expect “OK” within 10 seconds</text:p>
              </text:list-item>
            </text:list>
          </draw:text-box>
        </draw:frame>
        <draw:connector draw:style-name="gr6" draw:text-style-name="P2" draw:layer="layout" svg:x1="7.1cm" svg:y1="6.35cm" svg:x2="8.8cm" svg:y2="6.35cm" draw:end-shape="id16" draw:end-glue-point="3" svg:d="M7100 6350h1700" svg:viewBox="0 0 1701 1">
          <text:p/>
        </draw:connector>
        <draw:frame draw:style-name="gr10" draw:text-style-name="P3" xml:id="id17" draw:id="id17" draw:layer="layout" svg:width="6.8cm" svg:height="1.9cm" svg:x="8.8cm" svg:y="7.8cm">
          <draw:text-box>
            <text:list text:style-name="L1">
              <text:list-item>
                <text:p>Send “AT+CSTT<text:span text:style-name="T1">=”&lt;APN&gt;”,”&lt;Username&gt;”,”&lt;Password</text:span><text:span text:style-name="T2">&gt;””</text:span> command</text:p>
              </text:list-item>
              <text:list-item>
                <text:p>Expect “OK” within 10 seconds</text:p>
              </text:list-item>
            </text:list>
          </draw:text-box>
        </draw:frame>
        <draw:connector draw:style-name="gr6" draw:text-style-name="P2" draw:layer="layout" svg:x1="7.1cm" svg:y1="8.75cm" svg:x2="8.8cm" svg:y2="8.75cm" draw:end-shape="id17" draw:end-glue-point="3" svg:d="M7100 8750h1700" svg:viewBox="0 0 1701 1">
          <text:p/>
        </draw:connector>
        <draw:frame draw:style-name="gr5" draw:text-style-name="P3" xml:id="id18" draw:id="id18" draw:layer="layout" svg:width="6.106cm" svg:height="1.1cm" svg:x="8.8cm" svg:y="10.6cm">
          <draw:text-box>
            <text:list text:style-name="L1">
              <text:list-item>
                <text:p>Send “AT+CIICR” command</text:p>
              </text:list-item>
              <text:list-item>
                <text:p>Expect “OK” within 10 seconds</text:p>
              </text:list-item>
            </text:list>
          </draw:text-box>
        </draw:frame>
        <draw:connector draw:style-name="gr6" draw:text-style-name="P2" draw:layer="layout" svg:x1="7.1cm" svg:y1="11.15cm" svg:x2="8.8cm" svg:y2="11.15cm" draw:end-shape="id18" draw:end-glue-point="3" svg:d="M7100 11150h1700" svg:viewBox="0 0 1701 1">
          <text:p/>
        </draw:connector>
        <draw:frame draw:style-name="gr9" draw:text-style-name="P3" xml:id="id19" draw:id="id19" draw:layer="layout" svg:width="6.106cm" svg:height="1.5cm" svg:x="8.8cm" svg:y="12.8cm">
          <draw:text-box>
            <text:list text:style-name="L1">
              <text:list-item>
                <text:p>Send “AT+CIFSR” command</text:p>
              </text:list-item>
              <text:list-item>
                <text:p>Expect the IP address assigned by the network</text:p>
              </text:list-item>
            </text:list>
          </draw:text-box>
        </draw:frame>
        <draw:connector draw:style-name="gr6" draw:text-style-name="P2" draw:layer="layout" svg:x1="7.1cm" svg:y1="13.55cm" svg:x2="8.8cm" svg:y2="13.55cm" draw:end-shape="id19" draw:end-glue-point="3" svg:d="M7100 13550h1700" svg:viewBox="0 0 1701 1">
          <text:p/>
        </draw:connector>
        <draw:frame draw:style-name="gr5" draw:text-style-name="P3" xml:id="id20" draw:id="id20" draw:layer="layout" svg:width="6.5cm" svg:height="1.1cm" svg:x="8.8cm" svg:y="15.4cm">
          <draw:text-box>
            <text:list text:style-name="L1">
              <text:list-item>
                <text:p>Send “AT+CIPHEAD=1” command</text:p>
              </text:list-item>
              <text:list-item>
                <text:p>Expects “OK” within 10 seconds</text:p>
              </text:list-item>
            </text:list>
          </draw:text-box>
        </draw:frame>
        <draw:connector draw:style-name="gr6" draw:text-style-name="P2" draw:layer="layout" svg:x1="7.1cm" svg:y1="15.95cm" svg:x2="8.8cm" svg:y2="15.95cm" draw:end-shape="id20" draw:end-glue-point="3" svg:d="M7100 15950h1700" svg:viewBox="0 0 1701 1">
          <text:p/>
        </draw:connector>
        <draw:frame draw:style-name="gr10" draw:text-style-name="P3" xml:id="id21" draw:id="id21" draw:layer="layout" svg:width="6.2cm" svg:height="1.9cm" svg:x="8.8cm" svg:y="17.4cm">
          <draw:text-box>
            <text:list text:style-name="L1">
              <text:list-item>
                <text:p>Send “AT+CIPSTART=”TCP<text:span text:style-name="T1">”,”&lt;Port</text:span><text:span text:style-name="T2">&gt;””</text:span> command</text:p>
              </text:list-item>
              <text:list-item>
                <text:p>Expects “OK” within 10 seconds</text:p>
              </text:list-item>
            </text:list>
          </draw:text-box>
        </draw:frame>
        <draw:connector draw:style-name="gr6" draw:text-style-name="P2" draw:layer="layout" svg:x1="7.1cm" svg:y1="18.35cm" svg:x2="8.8cm" svg:y2="18.35cm" draw:end-shape="id21" draw:end-glue-point="3" svg:d="M7100 18350h1700" svg:viewBox="0 0 1701 1">
          <text:p/>
        </draw:connector>
        <draw:custom-shape draw:style-name="gr11" draw:text-style-name="P1" xml:id="id22" draw:id="id22" draw:layer="layout" svg:width="1.9cm" svg:height="1.1cm" svg:x="5.4cm" svg:y="20.5cm">
          <text:p text:style-name="P1">To</text:p>
          <text:p text:style-name="P1">PrepData</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4" draw:text-style-name="P2" draw:layer="layout" svg:x1="6.354cm" svg:y1="19.104cm" svg:x2="6.35cm" svg:y2="20.5cm" draw:start-shape="id10" draw:start-glue-point="8" draw:end-shape="id22" draw:end-glue-point="4" svg:d="M6354 19104v699h-4v697" svg:viewBox="0 0 5 1397">
          <text:p/>
        </draw:connector>
        <draw:custom-shape draw:style-name="gr11" draw:text-style-name="P1" xml:id="id23" draw:id="id23" draw:layer="layout" svg:width="1.9cm" svg:height="1.1cm" svg:x="1.501cm" svg:y="20.501cm">
          <text:p text:style-name="P1">To</text:p>
          <text:p text:style-name="P1">PrepData</text:p>
          <draw:enhanced-geometry svg:viewBox="0 0 21600 21600" draw:glue-points="10800 0 0 10800 10800 21600 21600 10800" draw:text-areas="0 0 21600 17150" draw:type="flowchart-off-page-connector" draw:enhanced-path="M 0 0 L 21600 0 21600 17150 10800 21600 0 17150 0 0 Z N"/>
        </draw:custom-shape>
        <draw:connector draw:style-name="gr7" draw:text-style-name="P2" draw:layer="layout" svg:x1="2.454cm" svg:y1="18.504cm" svg:x2="2.451cm" svg:y2="20.501cm" draw:start-shape="id15" draw:start-glue-point="8" draw:end-shape="id23" draw:end-glue-point="4" svg:d="M2454 18504v999h-3v998" svg:viewBox="0 0 4 1998">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1cm" fo:min-width="0.56cm"/>
    </style:style>
    <style:style style:name="gr2" style:family="graphic" style:parent-style-name="standard">
      <style:graphic-properties draw:textarea-horizontal-align="justify" draw:textarea-vertical-align="middle" draw:auto-grow-height="false" fo:min-height="0.624cm" fo:min-width="1.401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Symmetric_20_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0.8cm" fo:min-width="0.55cm"/>
    </style:style>
    <style:style style:name="gr6" style:family="graphic" style:parent-style-name="standard">
      <style:graphic-properties draw:textarea-horizontal-align="justify" draw:textarea-vertical-align="middle" draw:auto-grow-height="false" fo:min-height="0.85cm" fo:min-width="1.7cm"/>
    </style:style>
    <style:style style:name="gr7" style:family="graphic" style:parent-style-name="standard">
      <style:graphic-properties draw:textarea-horizontal-align="justify" draw:textarea-vertical-align="middle" draw:auto-grow-height="false" fo:min-height="0.244cm" fo:min-width="1.214cm"/>
    </style:style>
    <style:style style:name="gr8" style:family="graphic" style:parent-style-name="objectwithoutfill">
      <style:graphic-properties draw:stroke="dash" draw:stroke-dash="Fine_20_Dashed" draw:marker-end="Symmetric_20_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19cm" fo:min-width="1.319cm"/>
    </style:style>
    <style:style style:name="gr10" style:family="graphic" style:parent-style-name="objectwithoutfill">
      <style:graphic-properties draw:marker-end=""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31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1.348cm"/>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1.086cm"/>
    </style:style>
    <style:style style:name="gr14" style:family="graphic" style:parent-style-name="standard">
      <style:graphic-properties draw:stroke="none" svg:stroke-color="#000000" draw:fill="none" draw:fill-color="#ffffff" draw:textarea-horizontal-align="left" draw:auto-grow-height="true" draw:auto-grow-width="true" fo:min-height="0.319cm" fo:min-width="1.323cm"/>
    </style:style>
    <style:style style:name="gr15" style:family="graphic" style:parent-style-name="standard">
      <style:graphic-properties draw:stroke="none" svg:stroke-color="#000000" draw:fill="none" draw:fill-color="#ffffff" draw:textarea-horizontal-align="left" draw:auto-grow-height="true" draw:auto-grow-width="false" fo:min-height="0.35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5.593cm"/>
    </style:style>
    <style:style style:name="gr18"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5.044cm"/>
    </style:style>
    <style:style style:name="gr20"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2.4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2.057cm" fo:min-width="0cm"/>
    </style:style>
    <style:style style:name="gr2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8pt" style:font-size-asian="8pt" style:font-size-complex="8pt"/>
    </style:style>
    <style:style style:name="P4" style:family="paragraph">
      <loext:graphic-properties draw:fill="none" draw:fill-color="#ffffff"/>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1.5cm" svg:height="1.5cm" svg:x="7.9cm" svg:y="4.4cm">
          <text:p text:style-name="P1">Prep</text:p>
          <text:p text:style-name="P1">Dat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1" draw:id="id1" draw:layer="layout" svg:width="1.9cm" svg:height="1.1cm" svg:x="7.7cm" svg:y="1.4cm">
          <text:p text:style-name="P1">From</text:p>
          <text:p text:style-name="P1">StartTCP</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3" draw:text-style-name="P1" xml:id="id2" draw:id="id2" draw:layer="layout" svg:width="0.3cm" svg:height="0.3cm" svg:x="8.5cm" svg:y="3.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cm" svg:y1="2.5cm" svg:x2="8.65cm" svg:y2="3.3cm" draw:start-shape="id1" draw:start-glue-point="6" draw:end-shape="id2" draw:end-glue-point="4" svg:d="M8650 2500v800" svg:viewBox="0 0 1 801">
          <text:p/>
        </draw:connector>
        <draw:connector draw:style-name="gr4" draw:text-style-name="P2" draw:layer="layout" svg:x1="8.65cm" svg:y1="3.6cm" svg:x2="8.65cm" svg:y2="4.4cm" draw:start-shape="id2" draw:start-glue-point="8" draw:end-shape="id3" draw:end-glue-point="4" svg:d="M8650 3600v800" svg:viewBox="0 0 1 801">
          <text:p/>
        </draw:connector>
        <draw:custom-shape draw:style-name="gr1" draw:text-style-name="P1" xml:id="id4" draw:id="id4" draw:layer="layout" svg:width="1.5cm" svg:height="1.5cm" svg:x="7.901cm" svg:y="6.801cm">
          <text:p text:style-name="P1">Ins</text:p>
          <text:p text:style-name="P1">Dat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cm" svg:y1="5.9cm" svg:x2="8.651cm" svg:y2="6.801cm" draw:start-shape="id3" draw:start-glue-point="8" draw:end-shape="id4" draw:end-glue-point="4" svg:d="M8650 5900v451h1v450" svg:viewBox="0 0 2 902">
          <text:p/>
        </draw:connector>
        <draw:custom-shape draw:style-name="gr3" draw:text-style-name="P1" xml:id="id5" draw:id="id5" draw:layer="layout" svg:width="0.3cm" svg:height="0.3cm" svg:x="8.501cm" svg:y="9.2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1cm" svg:y1="8.301cm" svg:x2="8.651cm" svg:y2="9.201cm" draw:start-shape="id4" draw:start-glue-point="8" draw:end-shape="id5" draw:end-glue-point="4" svg:d="M8651 8301v900" svg:viewBox="0 0 1 901">
          <text:p/>
        </draw:connector>
        <draw:custom-shape draw:style-name="gr1" draw:text-style-name="P1" xml:id="id6" draw:id="id6" draw:layer="layout" svg:width="1.5cm" svg:height="1.5cm" svg:x="7.902cm" svg:y="10.402cm">
          <text:p text:style-name="P1">Find</text:p>
          <text:p text:style-name="P1">IPD</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1cm" svg:y1="9.501cm" svg:x2="8.652cm" svg:y2="10.402cm" draw:start-shape="id5" draw:start-glue-point="8" draw:end-shape="id6" draw:end-glue-point="4" svg:d="M8651 9501v451h1v450" svg:viewBox="0 0 2 902">
          <text:p/>
        </draw:connector>
        <draw:custom-shape draw:style-name="gr1" draw:text-style-name="P1" xml:id="id7" draw:id="id7" draw:layer="layout" svg:width="1.5cm" svg:height="1.5cm" svg:x="7.903cm" svg:y="12.803cm">
          <text:p text:style-name="P1">Get</text:p>
          <text:p text:style-name="P1">Length</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2cm" svg:y1="11.902cm" svg:x2="8.653cm" svg:y2="12.803cm" draw:start-shape="id6" draw:start-glue-point="8" draw:end-shape="id7" draw:end-glue-point="4" svg:d="M8652 11902v451h1v450" svg:viewBox="0 0 2 902">
          <text:p/>
        </draw:connector>
        <draw:custom-shape draw:style-name="gr1" draw:text-style-name="P1" xml:id="id8" draw:id="id8" draw:layer="layout" svg:width="1.5cm" svg:height="1.5cm" svg:x="7.904cm" svg:y="15.204cm">
          <text:p text:style-name="P1">Get</text:p>
          <text:p text:style-name="P1">Dat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3cm" svg:y1="14.303cm" svg:x2="8.654cm" svg:y2="15.204cm" draw:start-shape="id7" draw:start-glue-point="8" draw:end-shape="id8" draw:end-glue-point="4" svg:d="M8653 14303v451h1v450" svg:viewBox="0 0 2 902">
          <text:p/>
        </draw:connector>
        <draw:custom-shape draw:style-name="gr3" draw:text-style-name="P1" xml:id="id9" draw:id="id9" draw:layer="layout" svg:width="0.3cm" svg:height="0.3cm" svg:x="8.502cm" svg:y="17.6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4cm" svg:y1="16.704cm" svg:x2="8.652cm" svg:y2="17.602cm" draw:start-shape="id8" draw:start-glue-point="8" draw:end-shape="id9" draw:end-glue-point="4" svg:d="M8654 16704v450h-2v448" svg:viewBox="0 0 3 899">
          <text:p/>
        </draw:connector>
        <draw:custom-shape draw:style-name="gr1" draw:text-style-name="P1" xml:id="id10" draw:id="id10" draw:layer="layout" svg:width="1.5cm" svg:height="1.5cm" svg:x="7.905cm" svg:y="18.705cm">
          <text:p text:style-name="P1">Parse</text:p>
          <text:p text:style-name="P1">Dat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2cm" svg:y1="17.902cm" svg:x2="8.655cm" svg:y2="18.705cm" draw:start-shape="id9" draw:start-glue-point="8" draw:end-shape="id10" draw:end-glue-point="4" svg:d="M8652 17902v402h3v401" svg:viewBox="0 0 4 804">
          <text:p/>
        </draw:connector>
        <draw:custom-shape draw:style-name="gr3" draw:text-style-name="P1" xml:id="id11" draw:id="id11" draw:layer="layout" svg:width="0.3cm" svg:height="0.3cm" svg:x="8.503cm" svg:y="21.20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4" draw:text-style-name="P2" draw:layer="layout" svg:x1="8.655cm" svg:y1="20.205cm" svg:x2="8.653cm" svg:y2="21.203cm" draw:start-shape="id10" draw:start-glue-point="8" draw:end-shape="id11" draw:end-glue-point="4" svg:d="M8655 20205v500h-2v498" svg:viewBox="0 0 3 999">
          <text:p/>
        </draw:connector>
        <draw:custom-shape draw:style-name="gr5" draw:text-style-name="P1" xml:id="id12" draw:id="id12" draw:layer="layout" svg:width="2.1cm" svg:height="2.1cm" svg:x="7.6cm" svg:y="22.4cm">
          <text:p text:style-name="P1">Last</text:p>
          <text:p text:style-name="P1">Node</text:p>
          <text:p text:style-name="P1">?</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2" draw:layer="layout" svg:x1="8.653cm" svg:y1="21.503cm" svg:x2="8.65cm" svg:y2="22.4cm" draw:start-shape="id11" draw:start-glue-point="8" draw:end-shape="id12" draw:end-glue-point="4" svg:d="M8653 21503v449h-3v448" svg:viewBox="0 0 4 898">
          <text:p/>
        </draw:connector>
        <draw:connector draw:style-name="gr4" draw:text-style-name="P2" draw:layer="layout" svg:x1="8.65cm" svg:y1="24.5cm" svg:x2="8.65cm" svg:y2="25.5cm" draw:start-shape="id12" draw:start-glue-point="6" draw:end-shape="id13" draw:end-glue-point="4" svg:d="M8650 24500v1000" svg:viewBox="0 0 1 1001">
          <text:p/>
        </draw:connector>
        <draw:custom-shape draw:style-name="gr2" draw:text-style-name="P1" xml:id="id16" draw:id="id16" draw:layer="layout" svg:width="1.9cm" svg:height="1.1cm" svg:x="1.3cm" svg:y="25.4cm">
          <text:p text:style-name="P1">To</text:p>
          <text:p text:style-name="P1">Power Off</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6" draw:text-style-name="P1" xml:id="id17" draw:id="id17" draw:layer="layout" svg:width="2.2cm" svg:height="1.1cm" svg:x="3.9cm" svg:y="18.9cm">
          <text:p text:style-name="P1">Read More</text:p>
          <text:p text:style-name="P1">Data</text:p>
          <draw:enhanced-geometry svg:viewBox="0 0 21600 21600" draw:glue-points="10800 0 0 10800 10800 21600 21600 10800" draw:type="flowchart-process" draw:enhanced-path="M 0 0 L 21600 0 21600 21600 0 21600 0 0 Z N"/>
        </draw:custom-shape>
        <draw:custom-shape draw:style-name="gr6" draw:text-style-name="P1" xml:id="id20" draw:id="id20" draw:layer="layout" svg:width="2.2cm" svg:height="1.1cm" svg:x="3.9cm" svg:y="22.9cm">
          <text:p text:style-name="P1">Next Node</text:p>
          <draw:enhanced-geometry svg:viewBox="0 0 21600 21600" draw:glue-points="10800 0 0 10800 10800 21600 21600 10800" draw:type="flowchart-process" draw:enhanced-path="M 0 0 L 21600 0 21600 21600 0 21600 0 0 Z N"/>
        </draw:custom-shape>
        <draw:custom-shape draw:style-name="gr7" draw:text-style-name="P1" xml:id="id13" draw:id="id13" draw:layer="layout" svg:width="1.9cm" svg:height="0.7cm" svg:x="7.7cm" svg:y="25.5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 xml:id="id14" draw:id="id14" draw:layer="layout" svg:width="0.3cm" svg:height="0.3cm" svg:x="2.101cm" svg:y="7.4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1" xml:id="id15" draw:id="id15" draw:layer="layout" svg:width="0.3cm" svg:height="0.3cm" svg:x="2.102cm" svg:y="11.00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8" draw:text-style-name="P2" draw:layer="layout" svg:x1="7.9cm" svg:y1="5.15cm" svg:x2="2.251cm" svg:y2="7.401cm" draw:start-shape="id3" draw:start-glue-point="6" draw:end-shape="id14" draw:end-glue-point="4" svg:d="M7900 5150h-5649v2251" svg:viewBox="0 0 5650 2252">
          <text:p/>
        </draw:connector>
        <draw:connector draw:style-name="gr8" draw:text-style-name="P2" draw:layer="layout" svg:x1="7.901cm" svg:y1="7.551cm" svg:x2="2.401cm" svg:y2="7.551cm" draw:start-shape="id4" draw:start-glue-point="6" draw:end-shape="id14" draw:end-glue-point="10" svg:d="M7901 7551h-5500" svg:viewBox="0 0 5501 1">
          <text:p/>
        </draw:connector>
        <draw:connector draw:style-name="gr8" draw:text-style-name="P2" draw:layer="layout" svg:x1="2.251cm" svg:y1="7.701cm" svg:x2="2.252cm" svg:y2="11.002cm" draw:start-shape="id14" draw:start-glue-point="8" draw:end-shape="id15" draw:end-glue-point="4" svg:d="M2251 7701v1651h1v1650" svg:viewBox="0 0 2 3302">
          <text:p/>
        </draw:connector>
        <draw:connector draw:style-name="gr8" draw:text-style-name="P2" draw:layer="layout" svg:x1="7.902cm" svg:y1="11.152cm" svg:x2="2.402cm" svg:y2="11.152cm" draw:start-shape="id6" draw:start-glue-point="6" draw:end-shape="id15" draw:end-glue-point="10" svg:d="M7902 11152h-5500" svg:viewBox="0 0 5501 1">
          <text:p/>
        </draw:connector>
        <draw:connector draw:style-name="gr8" draw:text-style-name="P2" draw:layer="layout" svg:x1="2.252cm" svg:y1="11.302cm" svg:x2="2.25cm" svg:y2="25.4cm" draw:start-shape="id15" draw:start-glue-point="8" draw:end-shape="id16" draw:end-glue-point="4" svg:d="M2252 11302v7050h-2v7048" svg:viewBox="0 0 3 14099">
          <text:p/>
        </draw:connector>
        <draw:connector draw:style-name="gr4" draw:text-style-name="P2" draw:layer="layout" svg:x1="7.905cm" svg:y1="19.455cm" svg:x2="6.1cm" svg:y2="19.45cm" draw:start-shape="id10" draw:start-glue-point="6" draw:end-shape="id17" draw:end-glue-point="7" svg:d="M7905 19455h-902v-5h-903" svg:viewBox="0 0 1806 6">
          <text:p/>
        </draw:connector>
        <draw:connector draw:style-name="gr4" draw:text-style-name="P2" draw:layer="layout" svg:x1="5cm" svg:y1="18.9cm" svg:x2="8.502cm" svg:y2="17.752cm" draw:start-shape="id17" draw:start-glue-point="4" draw:end-shape="id9" draw:end-glue-point="6" svg:d="M5000 18900v-1148h3502" svg:viewBox="0 0 3503 1149">
          <text:p/>
        </draw:connector>
        <draw:frame draw:style-name="gr9" draw:text-style-name="P3" draw:layer="layout" svg:width="1.819cm" svg:height="0.569cm" svg:x="6.3cm" svg:y="19cm">
          <draw:text-box>
            <text:p><text:span text:style-name="T1">More Data</text:span></text:p>
          </draw:text-box>
        </draw:frame>
        <draw:connector draw:style-name="gr10" draw:text-style-name="P2" xml:id="id18" draw:id="id18" draw:layer="layout" draw:type="line" svg:x1="8.124cm" svg:y1="19.986cm" svg:x2="6.812cm" svg:y2="21.288cm" draw:start-shape="id10" draw:start-glue-point="7" svg:d="M8124 19986l-1312 1302" svg:viewBox="0 0 1313 1303">
          <text:p/>
        </draw:connector>
        <draw:connector draw:style-name="gr4" draw:text-style-name="P2" draw:layer="layout" draw:line-skew="-2.911cm" svg:x1="6.812cm" svg:y1="21.288cm" svg:x2="8.501cm" svg:y2="9.351cm" draw:start-shape="id18" draw:start-glue-point="3" draw:end-shape="id5" draw:end-glue-point="6" svg:d="M6812 21288h-3412v-11937h5101" svg:viewBox="0 0 5102 11938">
          <text:p/>
        </draw:connector>
        <draw:frame draw:style-name="gr11" draw:text-style-name="P3" draw:layer="layout" svg:width="1.222cm" svg:height="0.569cm" draw:transform="rotate (0.785398163397448) translate (6.934cm 20.498cm)">
          <draw:text-box>
            <text:p><text:span text:style-name="T1">+IPD,</text:span></text:p>
          </draw:text-box>
        </draw:frame>
        <draw:connector draw:style-name="gr10" draw:text-style-name="P2" xml:id="id19" draw:id="id19" draw:layer="layout" draw:type="line" svg:x1="9.184cm" svg:y1="14.084cm" svg:x2="10.644cm" svg:y2="15.54cm" draw:start-shape="id7" draw:start-glue-point="9" svg:d="M9184 14084l1460 1456" svg:viewBox="0 0 1461 1457">
          <text:p/>
        </draw:connector>
        <draw:connector draw:style-name="gr4" draw:text-style-name="P2" draw:layer="layout" svg:x1="10.644cm" svg:y1="15.54cm" svg:x2="8.803cm" svg:y2="21.353cm" draw:start-shape="id19" draw:start-glue-point="3" draw:end-shape="id11" draw:end-glue-point="10" svg:d="M10644 15540v5813h-1841" svg:viewBox="0 0 1842 5814">
          <text:p/>
        </draw:connector>
        <draw:frame draw:style-name="gr12" draw:text-style-name="P3" draw:layer="layout" svg:width="1.848cm" svg:height="0.569cm" draw:transform="rotate (-0.785398163397448) translate (9.502cm 13.691cm)">
          <draw:text-box>
            <text:p><text:span text:style-name="T1">Length = 0</text:span></text:p>
          </draw:text-box>
        </draw:frame>
        <draw:frame draw:style-name="gr13" draw:text-style-name="P3" draw:layer="layout" svg:width="1.586cm" svg:height="0.569cm" svg:x="6.4cm" svg:y="4.631cm">
          <draw:text-box>
            <text:p><text:span text:style-name="T1">On Error</text:span></text:p>
          </draw:text-box>
        </draw:frame>
        <draw:frame draw:style-name="gr13" draw:text-style-name="P3" draw:layer="layout" svg:width="1.586cm" svg:height="0.569cm" svg:x="6.4cm" svg:y="7.032cm">
          <draw:text-box>
            <text:p><text:span text:style-name="T1">On Error</text:span></text:p>
          </draw:text-box>
        </draw:frame>
        <draw:frame draw:style-name="gr14" draw:text-style-name="P3" draw:layer="layout" svg:width="1.823cm" svg:height="0.569cm" svg:x="6.3cm" svg:y="10.633cm">
          <draw:text-box>
            <text:p><text:span text:style-name="T1">Not Found</text:span></text:p>
          </draw:text-box>
        </draw:frame>
        <draw:frame draw:style-name="gr15" draw:text-style-name="P3" draw:layer="layout" svg:width="0.862cm" svg:height="0.6cm" svg:x="6.9cm" svg:y="22.9cm">
          <draw:text-box>
            <text:p><text:span text:style-name="T1">No</text:span></text:p>
          </draw:text-box>
        </draw:frame>
        <draw:frame draw:style-name="gr15" draw:text-style-name="P3" draw:layer="layout" svg:width="1.1cm" svg:height="0.6cm" svg:x="8.44cm" svg:y="24.43cm">
          <draw:text-box>
            <text:p><text:span text:style-name="T1">Yes</text:span></text:p>
          </draw:text-box>
        </draw:frame>
        <draw:connector draw:style-name="gr4" draw:text-style-name="P2" draw:layer="layout" svg:x1="7.6cm" svg:y1="23.45cm" svg:x2="6.1cm" svg:y2="23.45cm" draw:start-shape="id12" draw:start-glue-point="5" draw:end-shape="id20" draw:end-glue-point="7" svg:d="M7600 23450h-1500" svg:viewBox="0 0 1501 1">
          <text:p/>
        </draw:connector>
        <draw:connector draw:style-name="gr16" draw:text-style-name="P2" draw:layer="layout" draw:line-skew="-0.499cm" svg:x1="3.9cm" svg:y1="23.45cm" svg:x2="8.5cm" svg:y2="3.45cm" draw:start-shape="id20" draw:start-glue-point="5" draw:end-shape="id2" draw:end-glue-point="6" svg:d="M3900 23450h-1000v-20000h5600" svg:viewBox="0 0 5601 20001">
          <text:p/>
        </draw:connector>
        <draw:frame draw:style-name="gr17" draw:text-style-name="P4" draw:layer="layout" svg:width="6.093cm" svg:height="1.039cm" svg:x="10.4cm" svg:y="4.661cm">
          <draw:text-box>
            <text:list text:style-name="L1">
              <text:list-item>
                <text:p>Send “AT+CIPSEND” command</text:p>
              </text:list-item>
              <text:list-item>
                <text:p>Expect ‘&gt;’ within 20 seconds</text:p>
              </text:list-item>
            </text:list>
          </draw:text-box>
        </draw:frame>
        <draw:frame draw:style-name="gr18" draw:text-style-name="P4" draw:layer="layout" svg:width="5.899cm" svg:height="1.433cm" svg:x="10.401cm" svg:y="6.862cm">
          <draw:text-box>
            <text:list text:style-name="L1">
              <text:list-item>
                <text:p>Form and Send “Settings” or “Signal” request to server</text:p>
              </text:list-item>
              <text:list-item>
                <text:p>Expect server’s HTTP answer</text:p>
              </text:list-item>
            </text:list>
          </draw:text-box>
        </draw:frame>
        <draw:frame draw:style-name="gr19" draw:text-style-name="P4" xml:id="id21" draw:id="id21" draw:layer="layout" svg:width="5.544cm" svg:height="0.645cm" svg:x="10.4cm" svg:y="10.8cm">
          <draw:text-box>
            <text:p>Search for “+IPD,<text:span text:style-name="T2">&lt;length&gt;</text:span><text:span text:style-name="T3"> string</text:span></text:p>
          </draw:text-box>
        </draw:frame>
        <draw:frame draw:style-name="gr20" draw:text-style-name="P4" xml:id="id22" draw:id="id22" draw:layer="layout" svg:width="4.8cm" svg:height="1.039cm" svg:x="10.4cm" svg:y="13.001cm">
          <draw:text-box>
            <text:p>Parse the length parameter of the +IPD header</text:p>
          </draw:text-box>
        </draw:frame>
        <draw:frame draw:style-name="gr21" draw:text-style-name="P4" xml:id="id23" draw:id="id23" draw:layer="layout" svg:width="4.8cm" svg:height="2.7cm" svg:x="11.1cm" svg:y="14.6cm">
          <draw:text-box>
            <text:p>Prepare FSM to search for needed parameters in the server’s response and fill in the input buffer with as much of the response string as possible</text:p>
          </draw:text-box>
        </draw:frame>
        <draw:frame draw:style-name="gr22" draw:text-style-name="P4" xml:id="id24" draw:id="id24" draw:layer="layout" svg:width="4.8cm" svg:height="2.307cm" svg:x="11.1cm" svg:y="18.3cm">
          <draw:text-box>
            <text:p>Search for known and acceptable parameters and, when found, call their associated function to parse their values</text:p>
          </draw:text-box>
        </draw:frame>
        <draw:connector draw:style-name="gr23" draw:text-style-name="P2" draw:layer="layout" draw:type="line" svg:x1="9.4cm" svg:y1="5.15cm" svg:x2="10.857cm" svg:y2="5.17cm" draw:start-shape="id3" draw:start-glue-point="10" svg:d="M9400 5150l1457 20" svg:viewBox="0 0 1458 21">
          <text:p/>
        </draw:connector>
        <draw:connector draw:style-name="gr23" draw:text-style-name="P2" draw:layer="layout" draw:type="line" svg:x1="9.401cm" svg:y1="7.551cm" svg:x2="10.827cm" svg:y2="7.542cm" draw:start-shape="id4" draw:start-glue-point="10" svg:d="M9401 7551l1426-9" svg:viewBox="0 0 1427 10">
          <text:p/>
        </draw:connector>
        <draw:connector draw:style-name="gr23" draw:text-style-name="P2" draw:layer="layout" draw:type="line" svg:x1="9.402cm" svg:y1="11.152cm" svg:x2="10.4cm" svg:y2="11.122cm" draw:start-shape="id6" draw:start-glue-point="10" draw:end-shape="id21" draw:end-glue-point="3" svg:d="M9402 11152l998-30" svg:viewBox="0 0 999 31">
          <text:p/>
        </draw:connector>
        <draw:connector draw:style-name="gr23" draw:text-style-name="P2" draw:layer="layout" draw:type="line" svg:x1="9.403cm" svg:y1="13.553cm" svg:x2="10.4cm" svg:y2="13.52cm" draw:start-shape="id7" draw:start-glue-point="10" draw:end-shape="id22" draw:end-glue-point="3" svg:d="M9403 13553l997-33" svg:viewBox="0 0 998 34">
          <text:p/>
        </draw:connector>
        <draw:connector draw:style-name="gr23" draw:text-style-name="P2" draw:layer="layout" draw:type="line" svg:x1="9.404cm" svg:y1="15.954cm" svg:x2="11.1cm" svg:y2="15.95cm" draw:start-shape="id8" draw:start-glue-point="10" draw:end-shape="id23" draw:end-glue-point="3" svg:d="M9404 15954l1696-4" svg:viewBox="0 0 1697 5">
          <text:p/>
        </draw:connector>
        <draw:connector draw:style-name="gr23" draw:text-style-name="P2" draw:layer="layout" draw:type="line" svg:x1="9.405cm" svg:y1="19.455cm" svg:x2="11.1cm" svg:y2="19.453cm" draw:start-shape="id10" draw:start-glue-point="10" draw:end-shape="id24" draw:end-glue-point="3" svg:d="M9405 19455l1695-2" svg:viewBox="0 0 1696 3">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244cm" fo:min-width="1.214cm"/>
    </style:style>
    <style:style style:name="gr2" style:family="graphic" style:parent-style-name="standard">
      <style:graphic-properties draw:textarea-horizontal-align="justify" draw:textarea-vertical-align="middle" draw:auto-grow-height="false" fo:min-height="0.81cm" fo:min-width="0.56cm"/>
    </style:style>
    <style:style style:name="gr3" style:family="graphic" style:parent-style-name="standard">
      <style:graphic-properties draw:textarea-horizontal-align="justify" draw:textarea-vertical-align="middle" draw:auto-grow-height="false" fo:min-height="1.25cm" fo:min-width="2.6cm"/>
    </style:style>
    <style:style style:name="gr4" style:family="graphic" style:parent-style-name="standard">
      <style:graphic-properties draw:stroke="none" svg:stroke-color="#000000" draw:fill="none" draw:fill-color="#ffffff" draw:textarea-horizontal-align="left" draw:auto-grow-height="true" draw:auto-grow-width="false" fo:min-height="1.85cm" fo:min-width="0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objectwithoutfill">
      <style:graphic-properties draw:stroke="dash" draw:stroke-dash="Fine_20_Dashed" draw:marker-end="Symmetric_20_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3.05cm" fo:min-width="0cm"/>
    </style:style>
    <style:style style:name="gr10" style:family="graphic" style:parent-style-name="objectwithoutfill">
      <style:graphic-properties draw:marker-end="" draw:marker-end-width="0.3cm" draw:fill="none" draw:textarea-vertical-align="middle"/>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style:paragraph-properties fo:margin-left="0.6cm" fo:margin-right="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9cm" svg:height="0.7cm" svg:x="7.2cm" svg:y="1.6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5" draw:id="id5" draw:layer="layout" svg:width="1.5cm" svg:height="1.5cm" svg:x="7.4cm" svg:y="5.1cm">
          <text:p text:style-name="P1">Power</text:p>
          <text:p text:style-name="P1">Off</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6" draw:id="id6" draw:layer="layout" svg:width="1.5cm" svg:height="1.5cm" svg:x="7.4cm" svg:y="7.6cm">
          <text:p text:style-name="P1">Poff</text:p>
          <text:p text:style-name="P1">Push</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7" draw:id="id7" draw:layer="layout" svg:width="1.5cm" svg:height="1.5cm" svg:x="7.4cm" svg:y="10.1cm">
          <text:p text:style-name="P1">Poff</text:p>
          <text:p text:style-name="P1">Rel</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1" xml:id="id3" draw:id="id3" draw:layer="layout" svg:width="1.9cm" svg:height="0.7cm" svg:x="3.1cm" svg:y="1.6cm">
          <text:p text:style-name="P1">On Error</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 xml:id="id4" draw:id="id4" draw:layer="layout" svg:width="3.1cm" svg:height="1.5cm" svg:x="2.5cm" svg:y="3.5cm">
          <text:p text:style-name="P1">Light up Red Led</text:p>
          <text:p text:style-name="P1">to indicate the</text:p>
          <text:p text:style-name="P1">error condition</text:p>
          <draw:enhanced-geometry svg:viewBox="0 0 21600 21600" draw:glue-points="10800 0 0 10800 10800 21600 21600 10800" draw:type="flowchart-process" draw:enhanced-path="M 0 0 L 21600 0 21600 21600 0 21600 0 0 Z N"/>
        </draw:custom-shape>
        <draw:frame draw:style-name="gr4" draw:text-style-name="P2" xml:id="id9" draw:id="id9" draw:layer="layout" svg:width="5.268cm" svg:height="2.1cm" svg:x="10.4cm" svg:y="4.8cm">
          <draw:text-box>
            <text:list text:style-name="L1">
              <text:list-item>
                <text:p>Switch off Green Led</text:p>
              </text:list-item>
              <text:list-item>
                <text:p>Push the GSM Power Key</text:p>
              </text:list-item>
              <text:list-item>
                <text:p>Clear the serial port’s state</text:p>
              </text:list-item>
              <text:list-item>
                <text:p>Sleep for 1 second</text:p>
              </text:list-item>
            </text:list>
          </draw:text-box>
        </draw:frame>
        <draw:connector draw:style-name="gr5" draw:text-style-name="P3" draw:layer="layout" svg:x1="8.15cm" svg:y1="2.3cm" svg:x2="8.15cm" svg:y2="4.1cm" draw:start-shape="id1" draw:start-glue-point="6" draw:end-shape="id2" draw:end-glue-point="4" svg:d="M8150 2300v1800" svg:viewBox="0 0 1 1801">
          <text:p/>
        </draw:connector>
        <draw:connector draw:style-name="gr6" draw:text-style-name="P3" draw:layer="layout" svg:x1="4.05cm" svg:y1="2.3cm" svg:x2="4.05cm" svg:y2="3.5cm" draw:start-shape="id3" draw:start-glue-point="6" draw:end-shape="id4" draw:end-glue-point="4" svg:d="M4050 2300v1200" svg:viewBox="0 0 1 1201">
          <text:p/>
        </draw:connector>
        <draw:connector draw:style-name="gr6" draw:text-style-name="P3" draw:layer="layout" svg:x1="5.6cm" svg:y1="4.25cm" svg:x2="8cm" svg:y2="4.25cm" draw:start-shape="id4" draw:start-glue-point="7" draw:end-shape="id2" draw:end-glue-point="6" svg:d="M5600 4250h2400" svg:viewBox="0 0 2401 1">
          <text:p/>
        </draw:connector>
        <draw:custom-shape draw:style-name="gr7" draw:text-style-name="P1" xml:id="id2" draw:id="id2" draw:layer="layout" svg:width="0.3cm" svg:height="0.3cm" svg:x="8cm" svg:y="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5" draw:text-style-name="P3" draw:layer="layout" svg:x1="8.15cm" svg:y1="4.4cm" svg:x2="8.15cm" svg:y2="5.1cm" draw:start-shape="id2" draw:start-glue-point="8" draw:end-shape="id5" draw:end-glue-point="4" svg:d="M8150 4400v700" svg:viewBox="0 0 1 701">
          <text:p/>
        </draw:connector>
        <draw:connector draw:style-name="gr5" draw:text-style-name="P3" draw:layer="layout" svg:x1="8.15cm" svg:y1="6.6cm" svg:x2="8.15cm" svg:y2="7.6cm" draw:start-shape="id5" draw:start-glue-point="8" draw:end-shape="id6" draw:end-glue-point="4" svg:d="M8150 6600v1000" svg:viewBox="0 0 1 1001">
          <text:p/>
        </draw:connector>
        <draw:frame draw:style-name="gr8" draw:text-style-name="P2" xml:id="id10" draw:id="id10" draw:layer="layout" svg:width="5.649cm" svg:height="1.733cm" svg:x="10.4cm" svg:y="7.5cm">
          <draw:text-box>
            <text:list text:style-name="L1">
              <text:list-item>
                <text:p>Switch off Red Led</text:p>
              </text:list-item>
              <text:list-item>
                <text:p>Release the GSM Power Key</text:p>
              </text:list-item>
              <text:list-item>
                <text:p>Sleep for 1 second</text:p>
              </text:list-item>
            </text:list>
          </draw:text-box>
        </draw:frame>
        <draw:connector draw:style-name="gr5" draw:text-style-name="P3" draw:layer="layout" svg:x1="8.15cm" svg:y1="9.1cm" svg:x2="8.15cm" svg:y2="10.1cm" draw:start-shape="id6" draw:start-glue-point="8" draw:end-shape="id7" draw:end-glue-point="4" svg:d="M8150 9100v1000" svg:viewBox="0 0 1 1001">
          <text:p/>
        </draw:connector>
        <draw:frame draw:style-name="gr9" draw:text-style-name="P2" xml:id="id11" draw:id="id11" draw:layer="layout" svg:width="6.444cm" svg:height="3.3cm" svg:x="10.401cm" svg:y="9.2cm">
          <draw:text-box>
            <text:list text:style-name="L1">
              <text:list-item>
                <text:p>Close the UART port</text:p>
              </text:list-item>
              <text:list-item>
                <text:p>Disable GSM “Status” pin interrupt</text:p>
              </text:list-item>
              <text:list-item>
                <text:p>Switch off Blue Led</text:p>
              </text:list-item>
              <text:list-item>
                <text:p>Turn off GSM Module’s power</text:p>
              </text:list-item>
              <text:list-item>
                <text:p>Post event to Main task:</text:p>
              </text:list-item>
              <text:list-item>
                <text:p text:style-name="P4">COMMOK for success</text:p>
              </text:list-item>
              <text:list-item>
                <text:p text:style-name="P4">ERROR for error</text:p>
              </text:list-item>
            </text:list>
          </draw:text-box>
        </draw:frame>
        <draw:custom-shape draw:style-name="gr1" draw:text-style-name="P1" xml:id="id8" draw:id="id8" draw:layer="layout" svg:width="1.9cm" svg:height="0.7cm" svg:x="7.201cm" svg:y="12.601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3" draw:layer="layout" svg:x1="8.15cm" svg:y1="11.6cm" svg:x2="8.151cm" svg:y2="12.601cm" draw:start-shape="id7" draw:start-glue-point="8" draw:end-shape="id8" draw:end-glue-point="4" svg:d="M8150 11600v501h1v500" svg:viewBox="0 0 2 1002">
          <text:p/>
        </draw:connector>
        <draw:connector draw:style-name="gr10" draw:text-style-name="P3" draw:layer="layout" svg:x1="8.9cm" svg:y1="5.85cm" svg:x2="10.4cm" svg:y2="5.85cm" draw:start-shape="id5" draw:start-glue-point="10" draw:end-shape="id9" draw:end-glue-point="3" svg:d="M8900 5850h1500" svg:viewBox="0 0 1501 1">
          <text:p/>
        </draw:connector>
        <draw:connector draw:style-name="gr10" draw:text-style-name="P3" draw:layer="layout" svg:x1="8.9cm" svg:y1="8.35cm" svg:x2="10.4cm" svg:y2="8.366cm" draw:start-shape="id6" draw:start-glue-point="10" draw:end-shape="id10" draw:end-glue-point="3" svg:d="M8900 8350h751v16h749" svg:viewBox="0 0 1501 17">
          <text:p/>
        </draw:connector>
        <draw:connector draw:style-name="gr10" draw:text-style-name="P3" draw:layer="layout" svg:x1="8.9cm" svg:y1="10.85cm" svg:x2="10.401cm" svg:y2="10.85cm" draw:start-shape="id7" draw:start-glue-point="10" draw:end-shape="id11" draw:end-glue-point="3" svg:d="M8900 10850h1501" svg:viewBox="0 0 1502 1">
          <text:p/>
        </draw:connector>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